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9pt"/>
    </style:style>
    <style:style style:name="co2" style:family="table-column">
      <style:table-column-properties fo:break-before="auto" style:column-width="544.99pt"/>
    </style:style>
    <style:style style:name="co3" style:family="table-column">
      <style:table-column-properties fo:break-before="auto" style:column-width="199.16pt"/>
    </style:style>
    <style:style style:name="co4" style:family="table-column">
      <style:table-column-properties fo:break-before="auto" style:column-width="443.85pt"/>
    </style:style>
    <style:style style:name="co5" style:family="table-column">
      <style:table-column-properties fo:break-before="auto" style:column-width="63.3pt"/>
    </style:style>
    <style:style style:name="co6" style:family="table-column">
      <style:table-column-properties fo:break-before="auto" style:column-width="64.06pt"/>
    </style:style>
    <style:style style:name="co7" style:family="table-column">
      <style:table-column-properties fo:break-before="auto" style:column-width="65.59pt"/>
    </style:style>
    <style:style style:name="co8" style:family="table-column">
      <style:table-column-properties fo:break-before="auto" style:column-width="55.56pt"/>
    </style:style>
    <style:style style:name="co9" style:family="table-column">
      <style:table-column-properties fo:break-before="auto" style:column-width="60.21pt"/>
    </style:style>
    <style:style style:name="co10" style:family="table-column">
      <style:table-column-properties fo:break-before="auto" style:column-width="216pt"/>
    </style:style>
    <style:style style:name="ro1" style:family="table-row">
      <style:table-row-properties style:row-height="50.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9ae" style:text-align-source="fix" style:repeat-content="false" fo:wrap-option="wrap" style:vertical-align="middle"/>
      <style:paragraph-properties fo:text-align="center" fo:margin-left="0pt"/>
    </style:style>
    <style:style style:name="ce2" style:family="table-cell" style:parent-style-name="Default">
      <style:table-cell-properties style:text-align-source="fix" style:repeat-content="false" fo:wrap-option="wrap" style:vertical-align="middle"/>
      <style:paragraph-properties fo:text-align="center" fo:margin-left="0pt"/>
    </style:style>
    <style:style style:name="ce3" style:family="table-cell" style:parent-style-name="Default">
      <style:table-cell-properties fo:background-color="#fedcc6" style:text-align-source="fix" style:repeat-content="false" fo:wrap-option="wrap" style:vertical-align="middle"/>
      <style:paragraph-properties fo:text-align="center" fo:margin-left="0pt"/>
    </style:style>
    <style:style style:name="ce4" style:family="table-cell" style:parent-style-name="Default">
      <style:table-cell-properties fo:background-color="#8ccfb7" style:text-align-source="fix" style:repeat-content="false" fo:wrap-option="wrap" style:vertical-align="middle"/>
      <style:paragraph-properties fo:text-align="center" fo:margin-left="0pt"/>
    </style:style>
    <style:style style:name="ce5" style:family="table-cell" style:parent-style-name="Default">
      <style:table-cell-properties fo:background-color="#c7a0cb" style:text-align-source="fix" style:repeat-content="false" fo:wrap-option="wrap" style:vertical-align="middle"/>
      <style:paragraph-properties fo:text-align="center" fo:margin-left="0pt"/>
    </style:style>
  </office:automatic-styles>
  <office:body>
    <office:spreadsheet>
      <table:calculation-settings table:automatic-find-labels="false" table:use-regular-expressions="false" table:use-wildcards="true"/>
      <table:table table:name="BBB"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row table:style-name="ro1">
          <table:table-cell table:style-name="ce1"/>
          <table:table-cell table:style-name="ce1" office:value-type="string" calcext:value-type="string">
            <text:p>Input Sentence</text:p>
          </table:table-cell>
          <table:table-cell table:style-name="ce1" office:value-type="string" calcext:value-type="string">
            <text:p>Tokenizer</text:p>
          </table:table-cell>
          <table:table-cell table:style-name="ce1" office:value-type="string" calcext:value-type="string">
            <text:p>POS</text:p>
          </table:table-cell>
          <table:table-cell table:style-name="ce1" office:value-type="string" calcext:value-type="string">
            <text:p>Great Filter</text:p>
          </table:table-cell>
          <table:table-cell table:style-name="ce1" office:value-type="string" calcext:value-type="string">
            <text:p>POW</text:p>
          </table:table-cell>
          <table:table-cell table:style-name="ce1" office:value-type="string" calcext:value-type="string">
            <text:p>ACH</text:p>
          </table:table-cell>
          <table:table-cell office:value-type="string" calcext:value-type="string">
            <text:p>AFF</text:p>
          </table:table-cell>
          <table:table-cell office:value-type="string" calcext:value-type="string">
            <text:p>Unnamed</text:p>
          </table:table-cell>
          <table:table-cell table:number-columns-repeated="1015"/>
        </table:table-row>
        <table:table-row table:style-name="ro1">
          <table:table-cell office:value-type="float" office:value="0" calcext:value-type="float">
            <text:p>0</text:p>
          </table:table-cell>
          <table:table-cell office:value-type="string" calcext:value-type="string">
            <text:p>The ship's captain, Capt.</text:p>
            <text:p/>
          </table:table-cell>
          <table:table-cell office:value-type="string" calcext:value-type="string">
            <text:p>['The', 'ship', "'s", 'captain', ',', 'Capt', '.']</text:p>
          </table:table-cell>
          <table:table-cell office:value-type="string" calcext:value-type="string">
            <text:p>['DT', 'NN', 'POS', 'NN', ',',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 calcext:value-type="float">
            <text:p>1</text:p>
          </table:table-cell>
          <table:table-cell office:value-type="string" calcext:value-type="string">
            <text:p>J. D. Riley, is replying hotly to some of the accusations of a Mr. Joseph Morse, chief supervisor for the Trans-Atlantic Steamship Company.</text:p>
            <text:p/>
          </table:table-cell>
          <table:table-cell office:value-type="string" calcext:value-type="string">
            <text:p>['J.', 'D.', 'Riley', ',', 'is', 'replying', 'hotly', 'to', 'some', 'of', 'the', 'accusations', 'of', 'a', 'Mr.', 'Joseph', 'Morse', ',', 'chief', 'supervisor', 'for', 'the', 'Trans-Atlantic', 'Steamship', 'Company', '.']</text:p>
          </table:table-cell>
          <table:table-cell office:value-type="string" calcext:value-type="string">
            <text:p>['NNP', 'NNP', 'NNP', ',', 'VBZ', 'VBG', 'RB', 'TO', 'DT', 'IN', 'DT', 'NNS', 'IN', 'DT', 'NNP', 'NNP', 'NNP', ',', 'NN', 'NN', 'IN', 'DT', 'JJ', 'NNP', 'NN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 calcext:value-type="float">
            <text:p>2</text:p>
          </table:table-cell>
          <table:table-cell office:value-type="string" calcext:value-type="string">
            <text:p>There have been a great number of petty complaints about the service on the ship.</text:p>
            <text:p/>
          </table:table-cell>
          <table:table-cell office:value-type="string" calcext:value-type="string">
            <text:p>['There', 'have', 'been', 'a', 'great', 'number', 'of', 'petty', 'complaints', 'about', 'the', 'service', 'on', 'the', 'ship', '.']</text:p>
          </table:table-cell>
          <table:table-cell office:value-type="string" calcext:value-type="string">
            <text:p>['EX', 'VBP', 'VBN', 'DT', 'JJ', 'NN', 'IN', 'JJ', 'NNS', 'IN',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 calcext:value-type="float">
            <text:p>3</text:p>
          </table:table-cell>
          <table:table-cell office:value-type="string" calcext:value-type="string">
            <text:p>Of course, they were logged by wealthy, eccentric passengers who were not easily pleased.</text:p>
            <text:p/>
          </table:table-cell>
          <table:table-cell office:value-type="string" calcext:value-type="string">
            <text:p>['Of', 'course', ',', 'they', 'were', 'logged', 'by', 'wealthy', ',', 'eccentric', 'passengers', 'who', 'were', 'not', 'easily', 'pleased', '.']</text:p>
          </table:table-cell>
          <table:table-cell office:value-type="string" calcext:value-type="string">
            <text:p>['IN', 'NN', ',', 'PRP', 'VBD', 'VBN', 'IN', 'NN', ',', 'JJ', 'NNS', 'WP', 'VBD', 'RB', 'RB',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4" calcext:value-type="float">
            <text:p>4</text:p>
          </table:table-cell>
          <table:table-cell office:value-type="string" calcext:value-type="string">
            <text:p>The captain had just about had enough of the criticism directed at him by the company, and has told the  supervisor so.</text:p>
            <text:p/>
          </table:table-cell>
          <table:table-cell office:value-type="string" calcext:value-type="string">
            <text:p>['The', 'captain', 'had', 'just', 'about', 'had', 'enough', 'of', 'the', 'criticism', 'directed', 'at', 'him', 'by', 'the', 'company', ',', 'and', 'has', 'told', 'the', 'supervisor', 'so', '.']</text:p>
          </table:table-cell>
          <table:table-cell office:value-type="string" calcext:value-type="string">
            <text:p>['DT', 'NN', 'VBD', 'RB', 'RB', 'VBD', 'NN', 'IN', 'DT', 'NN', 'VBN', 'IN', 'PRP', 'IN', 'DT', 'NN', ',', 'CC', 'VBZ', 'VBN', 'DT', 'NN', 'RB',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 calcext:value-type="float">
            <text:p>5</text:p>
          </table:table-cell>
          <table:table-cell office:value-type="string" calcext:value-type="string">
            <text:p>The captain will be reprimanded for his outburst by being demoted to first mate.</text:p>
            <text:p/>
          </table:table-cell>
          <table:table-cell office:value-type="string" calcext:value-type="string">
            <text:p>['The', 'captain', 'will', 'be', 'reprimanded', 'for', 'his', 'outburst', 'by', 'being', 'demoted', 'to', 'first', 'mate', '.']</text:p>
          </table:table-cell>
          <table:table-cell office:value-type="string" calcext:value-type="string">
            <text:p>['DT', 'NN', 'MD', 'VB', 'VBN', 'IN', 'PRP$', 'NN', 'IN', 'VBG', 'VBN', 'TO',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6" calcext:value-type="float">
            <text:p>6</text:p>
          </table:table-cell>
          <table:table-cell office:value-type="string" calcext:value-type="string">
            <text:p>A smuggler is being apprehended.</text:p>
            <text:p/>
          </table:table-cell>
          <table:table-cell office:value-type="string" calcext:value-type="string">
            <text:p>['A', 'smuggler', 'is', 'being', 'apprehended', '.']</text:p>
          </table:table-cell>
          <table:table-cell office:value-type="string" calcext:value-type="string">
            <text:p>['DT', 'NN', 'VBZ', 'VBG', 'VB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 calcext:value-type="float">
            <text:p>7</text:p>
          </table:table-cell>
          <table:table-cell office:value-type="string" calcext:value-type="string">
            <text:p>The people are the smuggler, himself, and the captain of the ship, who has decided to handle the episode personally.</text:p>
            <text:p/>
          </table:table-cell>
          <table:table-cell office:value-type="string" calcext:value-type="string">
            <text:p>['The', 'people', 'are', 'the', 'smuggler', ',', 'himself', ',', 'and', 'the', 'captain', 'of', 'the', 'ship', ',', 'who', 'has', 'decided', 'to', 'handle', 'the', 'episode', 'personally', '.']</text:p>
          </table:table-cell>
          <table:table-cell office:value-type="string" calcext:value-type="string">
            <text:p>['DT', 'NNS', 'VBP', 'DT', 'NN', ',', 'PRP', ',', 'CC', 'DT', 'NN', 'IN', 'DT', 'NN', ',', 'WP', 'VBZ', 'VBN', 'TO', 'VB', 'DT', 'NN',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 calcext:value-type="float">
            <text:p>8</text:p>
          </table:table-cell>
          <table:table-cell office:value-type="string" calcext:value-type="string">
            <text:p>An international smuggler has tried to sneak a fortune in diamonds on to a ship from Paris to New York.</text:p>
            <text:p/>
          </table:table-cell>
          <table:table-cell office:value-type="string" calcext:value-type="string">
            <text:p>['An', 'international', 'smuggler', 'has', 'tried', 'to', 'sneak', 'a', 'fortune', 'in', 'diamonds', 'on', 'to', 'a', 'ship', 'from', 'Paris', 'to', 'New', 'York', '.']</text:p>
          </table:table-cell>
          <table:table-cell office:value-type="string" calcext:value-type="string">
            <text:p>['DT', 'JJ', 'NN', 'VBZ', 'VBN', 'TO', 'VB', 'DT', 'NN', 'IN', 'NNS', 'IN', 'TO', 'DT', 'NN', 'IN', 'NNP', 'TO', 'NNP',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 calcext:value-type="float">
            <text:p>9</text:p>
          </table:table-cell>
          <table:table-cell office:value-type="string" calcext:value-type="string">
            <text:p>Unfortunately for him, a steward overheard his bragging while drunk at the bar, and an investigation turned up the diamonds.</text:p>
            <text:p/>
          </table:table-cell>
          <table:table-cell office:value-type="string" calcext:value-type="string">
            <text:p>['Unfortunately', 'for', 'him', ',', 'a', 'steward', 'overheard', 'his', 'bragging', 'while', 'drunk', 'at', 'the', 'bar', ',', 'and', 'an', 'investigation', 'turned', 'up', 'the', 'diamonds', '.']</text:p>
          </table:table-cell>
          <table:table-cell office:value-type="string" calcext:value-type="string">
            <text:p>['RB', 'IN', 'PRP', ',', 'DT', 'NN', 'IN', 'PRP$', 'VBG', 'IN', 'NN', 'IN', 'DT', 'NN', ',', 'CC', 'DT', 'NN', 'VBD', 'RP', 'DT', 'NNS',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 calcext:value-type="float">
            <text:p>10</text:p>
          </table:table-cell>
          <table:table-cell office:value-type="string" calcext:value-type="string">
            <text:p>The captain is telling the smuggler he will have the book thrown at him, while the smuggler protests his innocence.</text:p>
            <text:p/>
          </table:table-cell>
          <table:table-cell office:value-type="string" calcext:value-type="string">
            <text:p>['The', 'captain', 'is', 'telling', 'the', 'smuggler', 'he', 'will', 'have', 'the', 'book', 'thrown', 'at', 'him', ',', 'while', 'the', 'smuggler', 'protests', 'his', 'innocence', '.']</text:p>
          </table:table-cell>
          <table:table-cell office:value-type="string" calcext:value-type="string">
            <text:p>['DT', 'NN', 'VBZ', 'VBG', 'DT', 'NN', 'PRP', 'MD', 'VB', 'DT', 'NN', 'VBN', 'IN', 'PRP', ',', 'IN', 'DT', 'NN', 'VBZ', 'PRP$',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 calcext:value-type="float">
            <text:p>11</text:p>
          </table:table-cell>
          <table:table-cell office:value-type="string" calcext:value-type="string">
            <text:p>Captain Jones of the U.S.S.</text:p>
            <text:p/>
          </table:table-cell>
          <table:table-cell office:value-type="string" calcext:value-type="string">
            <text:p>['Captain', 'Jones', 'of', 'the', 'U.S.S', '.']</text:p>
          </table:table-cell>
          <table:table-cell office:value-type="string" calcext:value-type="string">
            <text:p>['NNP', 'NNP', 'IN', 'DT',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 calcext:value-type="float">
            <text:p>12</text:p>
          </table:table-cell>
          <table:table-cell office:value-type="string" calcext:value-type="string">
            <text:p>United States is explaining ship procedures to Mr. J. W. Matthews, a businessman going to England.</text:p>
            <text:p/>
          </table:table-cell>
          <table:table-cell office:value-type="string" calcext:value-type="string">
            <text:p>['United', 'States', 'is', 'explaining', 'ship', 'procedures', 'to', 'Mr.', 'J.', 'W.', 'Matthews', ',', 'a', 'businessman', 'going', 'to', 'England', '.']</text:p>
          </table:table-cell>
          <table:table-cell office:value-type="string" calcext:value-type="string">
            <text:p>['NNP', 'NNPS', 'VBZ', 'VBG', 'NN', 'NNS', 'TO', 'NNP', 'NNP', 'NNP', 'NNP', ',', 'DT', 'NN', 'VBG', 'TO',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 calcext:value-type="float">
            <text:p>13</text:p>
          </table:table-cell>
          <table:table-cell office:value-type="string" calcext:value-type="string">
            <text:p>Mr. Matthews has no confidence in ships and in the past has refused to sail them.</text:p>
            <text:p/>
          </table:table-cell>
          <table:table-cell office:value-type="string" calcext:value-type="string">
            <text:p>['Mr.', 'Matthews', 'has', 'no', 'confidence', 'in', 'ships', 'and', 'in', 'the', 'past', 'has', 'refused', 'to', 'sail', 'them', '.']</text:p>
          </table:table-cell>
          <table:table-cell office:value-type="string" calcext:value-type="string">
            <text:p>['NNP', 'NNP', 'VBZ', 'DT', 'NN', 'IN', 'NNS', 'CC', 'IN', 'DT', 'NN', 'VBZ', 'VBN', 'TO', 'VB',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4" calcext:value-type="float">
            <text:p>14</text:p>
          </table:table-cell>
          <table:table-cell office:value-type="string" calcext:value-type="string">
            <text:p>So the captain's explaining the safety factors.</text:p>
            <text:p/>
          </table:table-cell>
          <table:table-cell office:value-type="string" calcext:value-type="string">
            <text:p>['So', 'the', 'captain', "'s", 'explaining', 'the', 'safety', 'factors', '.']</text:p>
          </table:table-cell>
          <table:table-cell office:value-type="string" calcext:value-type="string">
            <text:p>['IN', 'DT', 'NN', 'POS', 'VBG', 'DT', 'N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5" calcext:value-type="float">
            <text:p>15</text:p>
          </table:table-cell>
          <table:table-cell office:value-type="string" calcext:value-type="string">
            <text:p>Mr. Matthews is not too sure about the ship, and he wants to gain confidence in ships.</text:p>
            <text:p/>
          </table:table-cell>
          <table:table-cell office:value-type="string" calcext:value-type="string">
            <text:p>['Mr.', 'Matthews', 'is', 'not', 'too', 'sure', 'about', 'the', 'ship', ',', 'and', 'he', 'wants', 'to', 'gain', 'confidence', 'in', 'ships', '.']</text:p>
          </table:table-cell>
          <table:table-cell office:value-type="string" calcext:value-type="string">
            <text:p>['NNP', 'NNP', 'VBZ', 'RB', 'RB', 'JJ', 'IN', 'DT', 'NN', ',', 'CC', 'PRP', 'VBZ', 'TO', 'VB', 'NN', 'I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6" calcext:value-type="float">
            <text:p>16</text:p>
          </table:table-cell>
          <table:table-cell office:value-type="string" calcext:value-type="string">
            <text:p>Mr. Matthews has a safe trip and reaches England.</text:p>
            <text:p/>
          </table:table-cell>
          <table:table-cell office:value-type="string" calcext:value-type="string">
            <text:p>['Mr.', 'Matthews', 'has', 'a', 'safe', 'trip', 'and', 'reaches', 'England', '.']</text:p>
          </table:table-cell>
          <table:table-cell office:value-type="string" calcext:value-type="string">
            <text:p>['NNP', 'NNP', 'VBZ', 'DT', 'JJ', 'NN', 'CC', 'NNS',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7" calcext:value-type="float">
            <text:p>17</text:p>
          </table:table-cell>
          <table:table-cell office:value-type="string" calcext:value-type="string">
            <text:p>A famous European pianist is a passenger on the ship which has just docked in America from Europe.</text:p>
            <text:p/>
          </table:table-cell>
          <table:table-cell office:value-type="string" calcext:value-type="string">
            <text:p>['A', 'famous', 'European', 'pianist', 'is', 'a', 'passenger', 'on', 'the', 'ship', 'which', 'has', 'just', 'docked', 'in', 'America', 'from', 'Europe', '.']</text:p>
          </table:table-cell>
          <table:table-cell office:value-type="string" calcext:value-type="string">
            <text:p>['DT', 'JJ', 'JJ', 'NN', 'VBZ', 'DT', 'NN', 'IN', 'DT', 'NN', 'WDT', 'VBZ', 'RB', 'VBN', 'IN', 'NNP', 'IN', 'NN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8" calcext:value-type="float">
            <text:p>18</text:p>
          </table:table-cell>
          <table:table-cell office:value-type="string" calcext:value-type="string">
            <text:p>A passenger is trying to get an interview with him before visitors are legally admitted on the ship.</text:p>
            <text:p/>
          </table:table-cell>
          <table:table-cell office:value-type="string" calcext:value-type="string">
            <text:p>['A', 'passenger', 'is', 'trying', 'to', 'get', 'an', 'interview', 'with', 'him', 'before', 'visitors', 'are', 'legally', 'admitted', 'on', 'the', 'ship', '.']</text:p>
          </table:table-cell>
          <table:table-cell office:value-type="string" calcext:value-type="string">
            <text:p>['DT', 'NN', 'VBZ', 'VBG', 'TO', 'VB', 'DT', 'NN', 'IN', 'PRP', 'IN', 'NNS', 'VBP', 'RB', 'VB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9" calcext:value-type="float">
            <text:p>19</text:p>
          </table:table-cell>
          <table:table-cell office:value-type="string" calcext:value-type="string">
            <text:p>Therefore he is arguing with the captain.</text:p>
            <text:p/>
          </table:table-cell>
          <table:table-cell office:value-type="string" calcext:value-type="string">
            <text:p>['Therefore', 'he', 'is', 'arguing', 'with', 'the', 'captain', '.']</text:p>
          </table:table-cell>
          <table:table-cell office:value-type="string" calcext:value-type="string">
            <text:p>['RB', 'PRP', 'VBZ', 'VBG', 'IN',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0" calcext:value-type="float">
            <text:p>20</text:p>
          </table:table-cell>
          <table:table-cell office:value-type="string" calcext:value-type="string">
            <text:p>The reporter would like to scoop his rival papers.</text:p>
            <text:p/>
          </table:table-cell>
          <table:table-cell office:value-type="string" calcext:value-type="string">
            <text:p>['The', 'reporter', 'would', 'like', 'to', 'scoop', 'his', 'rival', 'papers', '.']</text:p>
          </table:table-cell>
          <table:table-cell office:value-type="string" calcext:value-type="string">
            <text:p>['DT', 'NN', 'MD', 'VB', 'TO', 'VB', 'PRP$', 'NN', 'NNS',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21" calcext:value-type="float">
            <text:p>21</text:p>
          </table:table-cell>
          <table:table-cell office:value-type="string" calcext:value-type="string">
            <text:p>The captain is hesitant since he has been instructed to allow no one on board.</text:p>
            <text:p/>
          </table:table-cell>
          <table:table-cell office:value-type="string" calcext:value-type="string">
            <text:p>['The', 'captain', 'is', 'hesitant', 'since', 'he', 'has', 'been', 'instructed', 'to', 'allow', 'no', 'one', 'on', 'board', '.']</text:p>
          </table:table-cell>
          <table:table-cell office:value-type="string" calcext:value-type="string">
            <text:p>['DT', 'NN', 'VBZ', 'JJ', 'IN', 'PRP', 'VBZ', 'VBN', 'VBN', 'TO', 'VB', 'DT', 'NN',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2" calcext:value-type="float">
            <text:p>22</text:p>
          </table:table-cell>
          <table:table-cell office:value-type="string" calcext:value-type="string">
            <text:p>The captain will finally accept a monetary bribe and the reporter will get his interview.</text:p>
            <text:p/>
          </table:table-cell>
          <table:table-cell office:value-type="string" calcext:value-type="string">
            <text:p>['The', 'captain', 'will', 'finally', 'accept', 'a', 'monetary', 'bribe', 'and', 'the', 'reporter', 'will', 'get', 'his', 'interview', '.']</text:p>
          </table:table-cell>
          <table:table-cell office:value-type="string" calcext:value-type="string">
            <text:p>['DT', 'NN', 'MD', 'RB', 'VB', 'DT', 'JJ', 'NN', 'CC', 'DT', 'NN', 'MD', 'VB', 'PRP$',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3" calcext:value-type="float">
            <text:p>23</text:p>
          </table:table-cell>
          <table:table-cell office:value-type="string" calcext:value-type="string">
            <text:p>The man in uniform is captain of the boat.</text:p>
            <text:p/>
          </table:table-cell>
          <table:table-cell office:value-type="string" calcext:value-type="string">
            <text:p>['The', 'man', 'in', 'uniform', 'is', 'captain', 'of', 'the', 'boat', '.']</text:p>
          </table:table-cell>
          <table:table-cell office:value-type="string" calcext:value-type="string">
            <text:p>['DT', 'NN', 'IN', 'NN', 'VBZ',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4" calcext:value-type="float">
            <text:p>24</text:p>
          </table:table-cell>
          <table:table-cell office:value-type="string" calcext:value-type="string">
            <text:p>He is greeting the other man who has just boarded the boat.</text:p>
            <text:p/>
          </table:table-cell>
          <table:table-cell office:value-type="string" calcext:value-type="string">
            <text:p>['He', 'is', 'greeting', 'the', 'other', 'man', 'who', 'has', 'just', 'boarded', 'the', 'boat', '.']</text:p>
          </table:table-cell>
          <table:table-cell office:value-type="string" calcext:value-type="string">
            <text:p>['PRP', 'VBZ', 'VBG', 'DT', 'JJ', 'NN', 'WP', 'VBZ', 'RB', 'VB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5" calcext:value-type="float">
            <text:p>25</text:p>
          </table:table-cell>
          <table:table-cell office:value-type="string" calcext:value-type="string">
            <text:p>The second man is a pilot to guide the boat into the harbor.</text:p>
            <text:p/>
          </table:table-cell>
          <table:table-cell office:value-type="string" calcext:value-type="string">
            <text:p>['The', 'second', 'man', 'is', 'a', 'pilot', 'to', 'guide', 'the', 'boat', 'into', 'the', 'harbor', '.']</text:p>
          </table:table-cell>
          <table:table-cell office:value-type="string" calcext:value-type="string">
            <text:p>['DT', 'JJ', 'NN', 'VBZ', 'DT', 'NN', 'TO', 'VB',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6" calcext:value-type="float">
            <text:p>26</text:p>
          </table:table-cell>
          <table:table-cell office:value-type="string" calcext:value-type="string">
            <text:p>The slightly anguished look on the captain's face is because he is late in arriving due to a severe hurricane which he encountered at sea.</text:p>
            <text:p/>
          </table:table-cell>
          <table:table-cell office:value-type="string" calcext:value-type="string">
            <text:p>['The', 'slightly', 'anguished', 'look', 'on', 'the', 'captain', "'s", 'face', 'is', 'because', 'he', 'is', 'late', 'in', 'arriving', 'due', 'to', 'a', 'severe', 'hurricane', 'which', 'he', 'encountered', 'at', 'sea', '.']</text:p>
          </table:table-cell>
          <table:table-cell office:value-type="string" calcext:value-type="string">
            <text:p>['DT', 'RB', 'VBN', 'NN', 'IN', 'DT', 'NN', 'POS', 'NN', 'VBZ', 'IN', 'PRP', 'VBZ', 'JJ', 'IN', 'VBG', 'JJ', 'TO', 'DT', 'JJ', 'NN', 'WDT', 'PRP', 'VBD',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7" calcext:value-type="float">
            <text:p>27</text:p>
          </table:table-cell>
          <table:table-cell office:value-type="string" calcext:value-type="string">
            <text:p>He has been up for two days straight guiding the boat trying to find the calmest waters.</text:p>
            <text:p/>
          </table:table-cell>
          <table:table-cell office:value-type="string" calcext:value-type="string">
            <text:p>['He', 'has', 'been', 'up', 'for', 'two', 'days', 'straight', 'guiding', 'the', 'boat', 'trying', 'to', 'find', 'the', 'calmest', 'waters', '.']</text:p>
          </table:table-cell>
          <table:table-cell office:value-type="string" calcext:value-type="string">
            <text:p>['PRP', 'VBZ', 'VBN', 'RP', 'IN', 'CD', 'NNS', 'VBD', 'VBG', 'DT', 'NN', 'VBG', 'TO', 'VB', 'DT', 'JJS',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8" calcext:value-type="float">
            <text:p>28</text:p>
          </table:table-cell>
          <table:table-cell office:value-type="string" calcext:value-type="string">
            <text:p>The captain is tired; he wants to leave the crowds.</text:p>
            <text:p/>
          </table:table-cell>
          <table:table-cell office:value-type="string" calcext:value-type="string">
            <text:p>['The', 'captain', 'is', 'tired', ';', 'he', 'wants', 'to', 'leave', 'the', 'crowds', '.']</text:p>
          </table:table-cell>
          <table:table-cell office:value-type="string" calcext:value-type="string">
            <text:p>['DT', 'NN', 'VBZ', 'VBN', ':', 'PRP', 'VBZ', 'TO', 'VB', 'DT', 'NN', '.']</text:p>
          </table:table-cell>
          <table:table-cell office:value-type="string" calcext:value-type="string">
            <text:p>Pass</text:p>
          </table:table-cell>
          <table:table-cell office:value-type="string" calcext:value-type="string">
            <text:p>he wants to leave the crowds.</text:p>
          </table:table-cell>
          <table:table-cell table:number-columns-repeated="3" office:value-type="string" calcext:value-type="string">
            <text:p>no</text:p>
          </table:table-cell>
          <table:table-cell table:number-columns-repeated="1015"/>
        </table:table-row>
        <table:table-row table:style-name="ro1">
          <table:table-cell office:value-type="float" office:value="29" calcext:value-type="float">
            <text:p>29</text:p>
          </table:table-cell>
          <table:table-cell office:value-type="string" calcext:value-type="string">
            <text:p>The pilot will come on and as soon as they dock the captain will retire and get some sleep.</text:p>
            <text:p/>
          </table:table-cell>
          <table:table-cell office:value-type="string" calcext:value-type="string">
            <text:p>['The', 'pilot', 'will', 'come', 'on', 'and', 'as', 'soon', 'as', 'they', 'dock', 'the', 'captain', 'will', 'retire', 'and', 'get', 'some', 'sleep', '.']</text:p>
          </table:table-cell>
          <table:table-cell office:value-type="string" calcext:value-type="string">
            <text:p>['DT', 'NN', 'MD', 'VB', 'IN', 'CC', 'RB', 'RB', 'IN', 'PRP', 'VBP', 'DT', 'NN', 'MD', 'VB', 'CC',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0" calcext:value-type="float">
            <text:p>30</text:p>
          </table:table-cell>
          <table:table-cell office:value-type="string" calcext:value-type="string">
            <text:p>One man is the captain of a large luxury vessel; the other is a businessman who frequently travels the route.</text:p>
            <text:p/>
          </table:table-cell>
          <table:table-cell office:value-type="string" calcext:value-type="string">
            <text:p>['One', 'man', 'is', 'the', 'captain', 'of', 'a', 'large', 'luxury', 'vessel', ';', 'the', 'other', 'is', 'a', 'businessman', 'who', 'frequently', 'travels', 'the', 'route', '.']</text:p>
          </table:table-cell>
          <table:table-cell office:value-type="string" calcext:value-type="string">
            <text:p>['CD', 'NN', 'VBZ', 'DT', 'NN', 'IN', 'DT', 'JJ', 'NN', 'NN', ':', 'DT', 'JJ', 'VBZ', 'DT', 'NN', 'WP', 'RB', 'VBZ', 'DT', 'NN', '.']</text:p>
          </table:table-cell>
          <table:table-cell office:value-type="string" calcext:value-type="string">
            <text:p>Pass</text:p>
          </table:table-cell>
          <table:table-cell office:value-type="string" calcext:value-type="string">
            <text:p>the other is a businessman who frequently travels the route.</text:p>
          </table:table-cell>
          <table:table-cell table:number-columns-repeated="3" office:value-type="string" calcext:value-type="string">
            <text:p>no</text:p>
          </table:table-cell>
          <table:table-cell table:number-columns-repeated="1015"/>
        </table:table-row>
        <table:table-row table:style-name="ro1">
          <table:table-cell office:value-type="float" office:value="31" calcext:value-type="float">
            <text:p>31</text:p>
          </table:table-cell>
          <table:table-cell office:value-type="string" calcext:value-type="string">
            <text:p>The two are old acquaintances.</text:p>
            <text:p/>
          </table:table-cell>
          <table:table-cell office:value-type="string" calcext:value-type="string">
            <text:p>['The', 'two', 'are', 'old', 'acquaintances', '.']</text:p>
          </table:table-cell>
          <table:table-cell office:value-type="string" calcext:value-type="string">
            <text:p>['DT', 'CD', 'VBP', 'JJ', 'NNS',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2" calcext:value-type="float">
            <text:p>32</text:p>
          </table:table-cell>
          <table:table-cell office:value-type="string" calcext:value-type="string">
            <text:p>When they met on the dock by chance a lively conversation began.</text:p>
            <text:p/>
          </table:table-cell>
          <table:table-cell office:value-type="string" calcext:value-type="string">
            <text:p>['When', 'they', 'met', 'on', 'the', 'dock', 'by', 'chance', 'a', 'lively', 'conversation', 'began', '.']</text:p>
          </table:table-cell>
          <table:table-cell office:value-type="string" calcext:value-type="string">
            <text:p>['WRB', 'PRP', 'VBD', 'IN', 'DT', 'NN', 'IN', 'NN', 'DT', 'JJ', 'NN', 'VBD',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3" calcext:value-type="float">
            <text:p>33</text:p>
          </table:table-cell>
          <table:table-cell office:value-type="string" calcext:value-type="string">
            <text:p>On past voyages the two struck up a friendship born out of common experience.</text:p>
            <text:p/>
          </table:table-cell>
          <table:table-cell office:value-type="string" calcext:value-type="string">
            <text:p>['On', 'past', 'voyages', 'the', 'two', 'struck', 'up', 'a', 'friendship', 'born', 'out', 'of', 'common', 'experience', '.']</text:p>
          </table:table-cell>
          <table:table-cell office:value-type="string" calcext:value-type="string">
            <text:p>['IN', 'JJ', 'NNS', 'DT', 'CD', 'VBD', 'RP', 'DT', 'NN', 'VBN', 'IN', 'IN', 'JJ',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4" calcext:value-type="float">
            <text:p>34</text:p>
          </table:table-cell>
          <table:table-cell office:value-type="string" calcext:value-type="string">
            <text:p>They philosophize and discuss the behavior of the tourists as observers, above the common crowd.</text:p>
            <text:p/>
          </table:table-cell>
          <table:table-cell office:value-type="string" calcext:value-type="string">
            <text:p>['They', 'philosophize', 'and', 'discuss', 'the', 'behavior', 'of', 'the', 'tourists', 'as', 'observers', ',', 'above', 'the', 'common', 'crowd', '.']</text:p>
          </table:table-cell>
          <table:table-cell office:value-type="string" calcext:value-type="string">
            <text:p>['PRP', 'VBP', 'CC', 'VBP', 'DT', 'NN', 'IN', 'DT', 'NNS', 'IN', 'NNS', ',',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5" calcext:value-type="float">
            <text:p>35</text:p>
          </table:table-cell>
          <table:table-cell office:value-type="string" calcext:value-type="string">
            <text:p>Both are happy to know they will have a close companion on the coming voyage.</text:p>
            <text:p/>
          </table:table-cell>
          <table:table-cell office:value-type="string" calcext:value-type="string">
            <text:p>['Both', 'are', 'happy', 'to', 'know', 'they', 'will', 'have', 'a', 'close', 'companion', 'on', 'the', 'coming', 'voyage', '.']</text:p>
          </table:table-cell>
          <table:table-cell office:value-type="string" calcext:value-type="string">
            <text:p>['DT', 'VBP', 'JJ', 'TO', 'VB', 'PRP', 'MD', 'VB', 'DT', 'JJ', 'NN', 'IN', 'DT', 'JJ',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6" calcext:value-type="float">
            <text:p>36</text:p>
          </table:table-cell>
          <table:table-cell office:value-type="string" calcext:value-type="string">
            <text:p>They will continue their close but sporadic friendship until an unforeseen calamity suddenly removes one.</text:p>
            <text:p/>
          </table:table-cell>
          <table:table-cell office:value-type="string" calcext:value-type="string">
            <text:p>['They', 'will', 'continue', 'their', 'close', 'but', 'sporadic', 'friendship', 'until', 'an', 'unforeseen', 'calamity', 'suddenly', 'removes', 'one', '.']</text:p>
          </table:table-cell>
          <table:table-cell office:value-type="string" calcext:value-type="string">
            <text:p>['PRP', 'MD', 'VB', 'PRP$', 'NN', 'CC', 'JJ', 'NN', 'IN', 'DT', 'JJ', 'NN', 'RB', 'VBZ', 'CD',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7" calcext:value-type="float">
            <text:p>37</text:p>
          </table:table-cell>
          <table:table-cell office:value-type="string" calcext:value-type="string">
            <text:p>Admiral Scrowlsy Gafoon is discussing with his personal bodyguard, Smugs McKingle, the plans of the coming night--the plot to sink the capitalist regime's flagship and largest destroyer by an accidental collision.</text:p>
            <text:p/>
          </table:table-cell>
          <table:table-cell office:value-type="string" calcext:value-type="string">
            <text:p>['Admiral', 'Scrowlsy', 'Gafoon', 'is', 'discussing', 'with', 'his', 'personal', 'bodyguard', ',', 'Smugs', 'McKingle', ',', 'the', 'plans', 'of', 'the', 'coming', 'night', '--', 'the', 'plot', 'to', 'sink', 'the', 'capitalist', 'regime', "'s", 'flagship', 'and', 'largest', 'destroyer', 'by', 'an', 'accidental', 'collision', '.']</text:p>
          </table:table-cell>
          <table:table-cell office:value-type="string" calcext:value-type="string">
            <text:p>['NNP', 'NNP', 'NNP', 'VBZ', 'VBG', 'IN', 'PRP$', 'JJ', 'NN', ',', 'NNP', 'NNP', ',', 'DT', 'NNS', 'IN', 'DT', 'VBG', 'NN', ':', 'DT', 'NN', 'TO', 'VB', 'DT', 'NN', 'NN', 'POS', 'NN', 'CC', 'JJS', 'NN', 'IN', 'DT',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8" calcext:value-type="float">
            <text:p>38</text:p>
          </table:table-cell>
          <table:table-cell office:value-type="string" calcext:value-type="string">
            <text:p>Scrowlsy Gafoon is a personal enemy of the capitalist Admiral Bones McKid and wants to get even with him for nothing at all.</text:p>
            <text:p/>
          </table:table-cell>
          <table:table-cell office:value-type="string" calcext:value-type="string">
            <text:p>['Scrowlsy', 'Gafoon', 'is', 'a', 'personal', 'enemy', 'of', 'the', 'capitalist', 'Admiral', 'Bones', 'McKid', 'and', 'wants', 'to', 'get', 'even', 'with', 'him', 'for', 'nothing', 'at', 'all', '.']</text:p>
          </table:table-cell>
          <table:table-cell office:value-type="string" calcext:value-type="string">
            <text:p>['NNP', 'NNP', 'VBZ', 'DT', 'JJ', 'NN', 'IN', 'DT', 'JJ', 'NNP', 'NNP', 'NNP', 'CC', 'VBZ', 'TO', 'VB', 'RB', 'IN', 'PRP', 'IN', 'NN', 'IN', 'DT',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9" calcext:value-type="float">
            <text:p>39</text:p>
          </table:table-cell>
          <table:table-cell office:value-type="string" calcext:value-type="string">
            <text:p>Gafoon wants a good job and wants to make sure no one in the crew squeals.</text:p>
            <text:p/>
          </table:table-cell>
          <table:table-cell office:value-type="string" calcext:value-type="string">
            <text:p>['Gafoon', 'wants', 'a', 'good', 'job', 'and', 'wants', 'to', 'make', 'sure', 'no', 'one', 'in', 'the', 'crew', 'squeals', '.']</text:p>
          </table:table-cell>
          <table:table-cell office:value-type="string" calcext:value-type="string">
            <text:p>['NN', 'VBZ', 'DT', 'JJ', 'NN', 'CC', 'VBZ', 'TO', 'VB', 'JJ', 'DT', 'NN', 'IN', 'DT', 'NN', 'NNS',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40" calcext:value-type="float">
            <text:p>40</text:p>
          </table:table-cell>
          <table:table-cell office:value-type="string" calcext:value-type="string">
            <text:p>Gafoon's ship will sink.</text:p>
            <text:p/>
          </table:table-cell>
          <table:table-cell office:value-type="string" calcext:value-type="string">
            <text:p>['Gafoon', "'s", 'ship', 'will', 'sink', '.']</text:p>
          </table:table-cell>
          <table:table-cell office:value-type="string" calcext:value-type="string">
            <text:p>['NNP', 'POS', 'NN', 'MD', 'V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41" calcext:value-type="float">
            <text:p>41</text:p>
          </table:table-cell>
          <table:table-cell office:value-type="string" calcext:value-type="string">
            <text:p>Jack the knife is being bawled out by the captain of the good ship Arkansas.</text:p>
            <text:p/>
          </table:table-cell>
          <table:table-cell office:value-type="string" calcext:value-type="string">
            <text:p>['Jack', 'the', 'knife', 'is', 'being', 'bawled', 'out', 'by', 'the', 'captain', 'of', 'the', 'good', 'ship', 'Arkansas', '.']</text:p>
          </table:table-cell>
          <table:table-cell office:value-type="string" calcext:value-type="string">
            <text:p>['NNP', 'DT', 'NN', 'VBZ', 'VBG', 'VBN', 'RP', 'IN', 'DT', 'NN', 'IN', 'DT', 'JJ', 'NN', 'NN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2" calcext:value-type="float">
            <text:p>42</text:p>
          </table:table-cell>
          <table:table-cell office:value-type="string" calcext:value-type="string">
            <text:p>The captain says, No, you bastard, I won't pay a cent!</text:p>
            <text:p/>
          </table:table-cell>
          <table:table-cell office:value-type="string" calcext:value-type="string">
            <text:p>['The', 'captain', 'says', ',', 'No', ',', 'you', 'bastard', ',', 'I', 'wo', "n't", 'pay', 'a', 'cent', '!']</text:p>
          </table:table-cell>
          <table:table-cell office:value-type="string" calcext:value-type="string">
            <text:p>['DT', 'NN', 'VBZ', ',', 'NNP', ',', 'PRP', 'VBP', ',', 'PRP', 'MD', 'RB',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3" calcext:value-type="float">
            <text:p>43</text:p>
          </table:table-cell>
          <table:table-cell office:value-type="string" calcext:value-type="string">
            <text:p>Jack (the knife) and his buddies have Irma, the captain's daughter, tied up in the cellar.</text:p>
            <text:p/>
          </table:table-cell>
          <table:table-cell office:value-type="string" calcext:value-type="string">
            <text:p>['Jack', '(', 'the', 'knife', ')', 'and', 'his', 'buddies', 'have', 'Irma', ',', 'the', 'captain', "'s", 'daughter', ',', 'tied', 'up', 'in', 'the', 'cellar', '.']</text:p>
          </table:table-cell>
          <table:table-cell office:value-type="string" calcext:value-type="string">
            <text:p>['NNP', '(', 'DT', 'NN', ')', 'CC', 'PRP$', 'NNS', 'VBP', 'NNP', ',', 'DT', 'NN', 'POS', 'NN', ',', 'VBD', 'RP', 'IN',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4" calcext:value-type="float">
            <text:p>44</text:p>
          </table:table-cell>
          <table:table-cell office:value-type="string" calcext:value-type="string">
            <text:p>Jack has asked for $20,000 from the captain for his daughter's release.</text:p>
            <text:p/>
          </table:table-cell>
          <table:table-cell office:value-type="string" calcext:value-type="string">
            <text:p>['Jack', 'has', 'asked', 'for', '$', '20,000', 'from', 'the', 'captain', 'for', 'his', 'daughter', "'s", 'release', '.']</text:p>
          </table:table-cell>
          <table:table-cell office:value-type="string" calcext:value-type="string">
            <text:p>['NNP', 'VBZ', 'VBN', 'IN', '$', 'CD', 'IN', 'DT', 'NN', 'IN', 'PRP$', 'NN', 'POS',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5" calcext:value-type="float">
            <text:p>45</text:p>
          </table:table-cell>
          <table:table-cell office:value-type="string" calcext:value-type="string">
            <text:p>Jack thinks the captain is foolish.</text:p>
            <text:p/>
          </table:table-cell>
          <table:table-cell office:value-type="string" calcext:value-type="string">
            <text:p>['Jack', 'thinks', 'the', 'captain', 'is', 'foolish', '.']</text:p>
          </table:table-cell>
          <table:table-cell office:value-type="string" calcext:value-type="string">
            <text:p>['NNP', 'VBZ', 'DT', 'NN', 'VBZ',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6" calcext:value-type="float">
            <text:p>46</text:p>
          </table:table-cell>
          <table:table-cell office:value-type="string" calcext:value-type="string">
            <text:p>The captain doesn't care.</text:p>
            <text:p/>
          </table:table-cell>
          <table:table-cell office:value-type="string" calcext:value-type="string">
            <text:p>['The', 'captain', 'does', "n't", 'care', '.']</text:p>
          </table:table-cell>
          <table:table-cell office:value-type="string" calcext:value-type="string">
            <text:p>['DT', 'NN', 'VBZ', 'RB',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7" calcext:value-type="float">
            <text:p>47</text:p>
          </table:table-cell>
          <table:table-cell office:value-type="string" calcext:value-type="string">
            <text:p>His daughter has run away with a musician from a side-show, and her father has formally disowned her.</text:p>
            <text:p/>
          </table:table-cell>
          <table:table-cell office:value-type="string" calcext:value-type="string">
            <text:p>['His', 'daughter', 'has', 'run', 'away', 'with', 'a', 'musician', 'from', 'a', 'side-show', ',', 'and', 'her', 'father', 'has', 'formally', 'disowned', 'her', '.']</text:p>
          </table:table-cell>
          <table:table-cell office:value-type="string" calcext:value-type="string">
            <text:p>['PRP$', 'NN', 'VBZ', 'VBN', 'RP', 'IN', 'DT', 'NN', 'IN', 'DT', 'NN', ',', 'CC', 'PRP$', 'NN', 'VBZ', 'RB', 'VBN', 'PR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8" calcext:value-type="float">
            <text:p>48</text:p>
          </table:table-cell>
          <table:table-cell office:value-type="string" calcext:value-type="string">
            <text:p>Irma will escape probably.</text:p>
            <text:p/>
          </table:table-cell>
          <table:table-cell office:value-type="string" calcext:value-type="string">
            <text:p>['Irma', 'will', 'escape', 'probably', '.']</text:p>
          </table:table-cell>
          <table:table-cell office:value-type="string" calcext:value-type="string">
            <text:p>['NNP', 'MD', 'VB',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49" calcext:value-type="float">
            <text:p>49</text:p>
          </table:table-cell>
          <table:table-cell office:value-type="string" calcext:value-type="string">
            <text:p>The people are as follows: a passenger on a passenger ship in Paris about to leave for the U.S., and a customs officer in Paris.</text:p>
            <text:p/>
          </table:table-cell>
          <table:table-cell office:value-type="string" calcext:value-type="string">
            <text:p>['The', 'people', 'are', 'as', 'follows', ':', 'a', 'passenger', 'on', 'a', 'passenger', 'ship', 'in', 'Paris', 'about', 'to', 'leave', 'for', 'the', 'U.S.', ',', 'and', 'a', 'customs', 'officer', 'in', 'Paris', '.']</text:p>
          </table:table-cell>
          <table:table-cell office:value-type="string" calcext:value-type="string">
            <text:p>['DT', 'NNS', 'VBP', 'IN', 'VBZ', ':', 'DT', 'NN', 'IN', 'DT', 'NN', 'NN', 'IN', 'NNP', 'IN', 'TO', 'VB', 'IN', 'DT', 'NNP', ',', 'CC', 'DT', 'NNS', 'NN',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0" calcext:value-type="float">
            <text:p>50</text:p>
          </table:table-cell>
          <table:table-cell office:value-type="string" calcext:value-type="string">
            <text:p>The passenger has just been told that he cannot take a suitcase full of bananas on board with him.</text:p>
            <text:p/>
          </table:table-cell>
          <table:table-cell office:value-type="string" calcext:value-type="string">
            <text:p>['The', 'passenger', 'has', 'just', 'been', 'told', 'that', 'he', 'can', 'not', 'take', 'a', 'suitcase', 'full', 'of', 'bananas', 'on', 'board', 'with', 'him', '.']</text:p>
          </table:table-cell>
          <table:table-cell office:value-type="string" calcext:value-type="string">
            <text:p>['DT', 'NN', 'VBZ', 'RB', 'VBN', 'VBD', 'IN', 'PRP', 'MD', 'RB', 'VB', 'DT', 'NN', 'JJ', 'IN', 'NNS', 'IN', 'NN',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1" calcext:value-type="float">
            <text:p>51</text:p>
          </table:table-cell>
          <table:table-cell office:value-type="string" calcext:value-type="string">
            <text:p>The passenger wants the bananas to take home to his pet chimpanzee, which is starving because it won't eat anything except bananas cooked in Charlie's Banana Shop in Paris.</text:p>
            <text:p/>
          </table:table-cell>
          <table:table-cell office:value-type="string" calcext:value-type="string">
            <text:p>['The', 'passenger', 'wants', 'the', 'bananas', 'to', 'take', 'home', 'to', 'his', 'pet', 'chimpanzee', ',', 'which', 'is', 'starving', 'because', 'it', 'wo', "n't", 'eat', 'anything', 'except', 'bananas', 'cooked', 'in', 'Charlie', "'s", 'Banana', 'Shop', 'in', 'Paris', '.']</text:p>
          </table:table-cell>
          <table:table-cell office:value-type="string" calcext:value-type="string">
            <text:p>['DT', 'NN', 'VBZ', 'DT', 'NN', 'TO', 'VB', 'NN', 'TO', 'PRP$', 'NN', 'NN', ',', 'WDT', 'VBZ', 'VBG', 'IN', 'PRP', 'MD', 'RB', 'VB', 'NN', 'IN', 'NNS', 'VBN', 'IN', 'NNP', 'POS', 'NNP', 'NNP',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2" calcext:value-type="float">
            <text:p>52</text:p>
          </table:table-cell>
          <table:table-cell office:value-type="string" calcext:value-type="string">
            <text:p>The man thinks he should be allowed to do it not for himself but to be humane.</text:p>
            <text:p/>
          </table:table-cell>
          <table:table-cell office:value-type="string" calcext:value-type="string">
            <text:p>['The', 'man', 'thinks', 'he', 'should', 'be', 'allowed', 'to', 'do', 'it', 'not', 'for', 'himself', 'but', 'to', 'be', 'humane', '.']</text:p>
          </table:table-cell>
          <table:table-cell office:value-type="string" calcext:value-type="string">
            <text:p>['DT', 'NN', 'VBZ', 'PRP', 'MD', 'VB', 'VBN', 'TO', 'VB', 'PRP', 'RB', 'IN', 'PRP', 'CC', 'TO', 'VB',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3" calcext:value-type="float">
            <text:p>53</text:p>
          </table:table-cell>
          <table:table-cell office:value-type="string" calcext:value-type="string">
            <text:p>The officer would like to help but can't.</text:p>
            <text:p/>
          </table:table-cell>
          <table:table-cell office:value-type="string" calcext:value-type="string">
            <text:p>['The', 'officer', 'would', 'like', 'to', 'help', 'but', 'ca', "n't", '.']</text:p>
          </table:table-cell>
          <table:table-cell office:value-type="string" calcext:value-type="string">
            <text:p>['DT', 'NN', 'MD', 'VB', 'TO', 'VB', 'CC', 'MD',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4" calcext:value-type="float">
            <text:p>54</text:p>
          </table:table-cell>
          <table:table-cell office:value-type="string" calcext:value-type="string">
            <text:p>This is a sea captain talking to the president of his line.</text:p>
            <text:p/>
          </table:table-cell>
          <table:table-cell office:value-type="string" calcext:value-type="string">
            <text:p>['This', 'is', 'a', 'sea', 'captain', 'talking', 'to', 'the', 'president', 'of', 'his', 'line', '.']</text:p>
          </table:table-cell>
          <table:table-cell office:value-type="string" calcext:value-type="string">
            <text:p>['DT', 'VBZ', 'DT', 'NN', 'NN', 'VBG', 'TO', 'DT', 'NN',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5" calcext:value-type="float">
            <text:p>55</text:p>
          </table:table-cell>
          <table:table-cell office:value-type="string" calcext:value-type="string">
            <text:p>He is angry for reasons described below.</text:p>
            <text:p/>
          </table:table-cell>
          <table:table-cell office:value-type="string" calcext:value-type="string">
            <text:p>['He', 'is', 'angry', 'for', 'reasons', 'described', 'below', '.']</text:p>
          </table:table-cell>
          <table:table-cell office:value-type="string" calcext:value-type="string">
            <text:p>['PRP', 'VBZ', 'JJ', 'IN', 'NNS', 'VBN', 'I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6" calcext:value-type="float">
            <text:p>56</text:p>
          </table:table-cell>
          <table:table-cell office:value-type="string" calcext:value-type="string">
            <text:p>The line president has forced the captain to bring his boat into port a day early.</text:p>
            <text:p/>
          </table:table-cell>
          <table:table-cell office:value-type="string" calcext:value-type="string">
            <text:p>['The', 'line', 'president', 'has', 'forced', 'the', 'captain', 'to', 'bring', 'his', 'boat', 'into', 'port', 'a', 'day', 'early', '.']</text:p>
          </table:table-cell>
          <table:table-cell office:value-type="string" calcext:value-type="string">
            <text:p>['DT', 'NN', 'NN', 'VBZ', 'VBN', 'DT', 'NN', 'TO', 'VB', 'PRP$', 'NN', 'IN', 'NN', 'DT', 'NN', 'RB',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7" calcext:value-type="float">
            <text:p>57</text:p>
          </table:table-cell>
          <table:table-cell office:value-type="string" calcext:value-type="string">
            <text:p>The captain is angry because he has just received a ticket for double-parking his boat and since there was no other available pier, the captain wants the president to pay the fine.</text:p>
            <text:p/>
          </table:table-cell>
          <table:table-cell office:value-type="string" calcext:value-type="string">
            <text:p>['The', 'captain', 'is', 'angry', 'because', 'he', 'has', 'just', 'received', 'a', 'ticket', 'for', 'double-parking', 'his', 'boat', 'and', 'since', 'there', 'was', 'no', 'other', 'available', 'pier', ',', 'the', 'captain', 'wants', 'the', 'president', 'to', 'pay', 'the', 'fine', '.']</text:p>
          </table:table-cell>
          <table:table-cell office:value-type="string" calcext:value-type="string">
            <text:p>['DT', 'NN', 'VBZ', 'JJ', 'IN', 'PRP', 'VBZ', 'RB', 'VBN', 'DT', 'NN', 'IN', 'VBG', 'PRP$', 'NN', 'CC', 'IN', 'EX', 'VBD', 'DT', 'JJ', 'JJ', 'NN', ',', 'DT', 'NN', 'VBZ', 'DT', 'NN', 'TO',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8" calcext:value-type="float">
            <text:p>58</text:p>
          </table:table-cell>
          <table:table-cell office:value-type="string" calcext:value-type="string">
            <text:p>The president wants to go home.</text:p>
            <text:p/>
          </table:table-cell>
          <table:table-cell office:value-type="string" calcext:value-type="string">
            <text:p>['The', 'president', 'wants', 'to', 'go', 'home', '.']</text:p>
          </table:table-cell>
          <table:table-cell office:value-type="string" calcext:value-type="string">
            <text:p>['DT', 'NN', 'VBZ', 'TO', 'VB',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9" calcext:value-type="float">
            <text:p>59</text:p>
          </table:table-cell>
          <table:table-cell office:value-type="string" calcext:value-type="string">
            <text:p>The president will go home, and pay the fine.</text:p>
            <text:p/>
          </table:table-cell>
          <table:table-cell office:value-type="string" calcext:value-type="string">
            <text:p>['The', 'president', 'will', 'go', 'home', ',', 'and', 'pay', 'the', 'fine', '.']</text:p>
          </table:table-cell>
          <table:table-cell office:value-type="string" calcext:value-type="string">
            <text:p>['DT', 'NN', 'MD', 'VB', 'NN', ',', 'CC',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0" calcext:value-type="float">
            <text:p>60</text:p>
          </table:table-cell>
          <table:table-cell office:value-type="string" calcext:value-type="string">
            <text:p>The boat will be moved.</text:p>
            <text:p/>
          </table:table-cell>
          <table:table-cell office:value-type="string" calcext:value-type="string">
            <text:p>['The', 'boat', 'will', 'be', 'moved', '.']</text:p>
          </table:table-cell>
          <table:table-cell office:value-type="string" calcext:value-type="string">
            <text:p>['DT', 'NN', 'MD', 'VB',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1" calcext:value-type="float">
            <text:p>61</text:p>
          </table:table-cell>
          <table:table-cell office:value-type="string" calcext:value-type="string">
            <text:p>A husband and wife have stopped during one of their Sunday promenades.</text:p>
            <text:p/>
          </table:table-cell>
          <table:table-cell office:value-type="string" calcext:value-type="string">
            <text:p>['A', 'husband', 'and', 'wife', 'have', 'stopped', 'during', 'one', 'of', 'their', 'Sunday', 'promenades', '.']</text:p>
          </table:table-cell>
          <table:table-cell office:value-type="string" calcext:value-type="string">
            <text:p>['DT', 'NN', 'CC', 'NN', 'VBP', 'VBN', 'IN', 'CD', 'IN', 'PRP$', 'NNP',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2" calcext:value-type="float">
            <text:p>62</text:p>
          </table:table-cell>
          <table:table-cell office:value-type="string" calcext:value-type="string">
            <text:p>The man, smiling so casually, obviously has a great deal of love for the woman whose back we can only see.</text:p>
            <text:p/>
          </table:table-cell>
          <table:table-cell office:value-type="string" calcext:value-type="string">
            <text:p>['The', 'man', ',', 'smiling', 'so', 'casually', ',', 'obviously', 'has', 'a', 'great', 'deal', 'of', 'love', 'for', 'the', 'woman', 'whose', 'back', 'we', 'can', 'only', 'see', '.']</text:p>
          </table:table-cell>
          <table:table-cell office:value-type="string" calcext:value-type="string">
            <text:p>['DT', 'NN', ',', 'VBG', 'RB', 'RB', ',', 'RB', 'VBZ', 'DT', 'JJ', 'NN', 'IN', 'NN', 'IN', 'DT', 'NN', 'WP$', 'IN', 'PRP', 'MD', 'RB', 'V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3" calcext:value-type="float">
            <text:p>63</text:p>
          </table:table-cell>
          <table:table-cell office:value-type="string" calcext:value-type="string">
            <text:p>But they have known each other for years, and are not like the other couples seen sitting by the edge of the Seine.</text:p>
            <text:p/>
          </table:table-cell>
          <table:table-cell office:value-type="string" calcext:value-type="string">
            <text:p>['But', 'they', 'have', 'known', 'each', 'other', 'for', 'years', ',', 'and', 'are', 'not', 'like', 'the', 'other', 'couples', 'seen', 'sitting', 'by', 'the', 'edge', 'of', 'the', 'Seine', '.']</text:p>
          </table:table-cell>
          <table:table-cell office:value-type="string" calcext:value-type="string">
            <text:p>['CC', 'PRP', 'VBP', 'VBN', 'DT', 'JJ', 'IN', 'NNS', ',', 'CC', 'VBP', 'RB', 'IN', 'DT', 'JJ', 'NNS', 'VBN', 'VBG', 'IN', 'DT', 'NN', 'IN', 'DT',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4" calcext:value-type="float">
            <text:p>64</text:p>
          </table:table-cell>
          <table:table-cell office:value-type="string" calcext:value-type="string">
            <text:p>They don't feel that overwhelming compulsion to touch that young lovers do.</text:p>
            <text:p/>
          </table:table-cell>
          <table:table-cell office:value-type="string" calcext:value-type="string">
            <text:p>['They', 'do', "n't", 'feel', 'that', 'overwhelming', 'compulsion', 'to', 'touch', 'that', 'young', 'lovers', 'do', '.']</text:p>
          </table:table-cell>
          <table:table-cell office:value-type="string" calcext:value-type="string">
            <text:p>['PRP', 'VBP', 'RB', 'VB', 'IN', 'VBG', 'NN', 'TO', 'VB', 'IN', 'JJ', 'NNS', 'VB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5" calcext:value-type="float">
            <text:p>65</text:p>
          </table:table-cell>
          <table:table-cell office:value-type="string" calcext:value-type="string">
            <text:p>It wasn't always like that though, as the man is now remembering.</text:p>
            <text:p/>
          </table:table-cell>
          <table:table-cell office:value-type="string" calcext:value-type="string">
            <text:p>['It', 'was', "n't", 'always', 'like', 'that', 'though', ',', 'as', 'the', 'man', 'is', 'now', 'remembering', '.']</text:p>
          </table:table-cell>
          <table:table-cell office:value-type="string" calcext:value-type="string">
            <text:p>['PRP', 'VBD', 'RB', 'RB', 'IN', 'DT', 'NN', ',', 'IN', 'DT', 'NN', 'VBZ', 'RB', 'VBG',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6" calcext:value-type="float">
            <text:p>66</text:p>
          </table:table-cell>
          <table:table-cell office:value-type="string" calcext:value-type="string">
            <text:p>Those winter days by the river, the spring days in the fields, The man and woman will continue in their life of contentment they have found.</text:p>
            <text:p/>
          </table:table-cell>
          <table:table-cell office:value-type="string" calcext:value-type="string">
            <text:p>['Those', 'winter', 'days', 'by', 'the', 'river', ',', 'the', 'spring', 'days', 'in', 'the', 'fields', ',', 'The', 'man', 'and', 'woman', 'will', 'continue', 'in', 'their', 'life', 'of', 'contentment', 'they', 'have', 'found', '.']</text:p>
          </table:table-cell>
          <table:table-cell office:value-type="string" calcext:value-type="string">
            <text:p>['DT', 'JJ', 'NNS', 'IN', 'DT', 'NN', ',', 'DT', 'NN', 'NNS', 'IN', 'DT', 'NNS', ',', 'DT', 'NN', 'CC', 'NN', 'MD', 'VB', 'IN', 'PRP$', 'NN', 'IN', 'NN', 'PRP', 'VBP', 'VB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7" calcext:value-type="float">
            <text:p>67</text:p>
          </table:table-cell>
          <table:table-cell office:value-type="string" calcext:value-type="string">
            <text:p>We sat bundled up on a wooden bench, talking to keep warm, and watching the immobile scene of deserted frozen water caught beneath ice and between the piers of a stone bridge.</text:p>
            <text:p/>
          </table:table-cell>
          <table:table-cell office:value-type="string" calcext:value-type="string">
            <text:p>['We', 'sat', 'bundled', 'up', 'on', 'a', 'wooden', 'bench', ',', 'talking', 'to', 'keep', 'warm', ',', 'and', 'watching', 'the', 'immobile', 'scene', 'of', 'deserted', 'frozen', 'water', 'caught', 'beneath', 'ice', 'and', 'between', 'the', 'piers', 'of', 'a', 'stone', 'bridge', '.']</text:p>
          </table:table-cell>
          <table:table-cell office:value-type="string" calcext:value-type="string">
            <text:p>['PRP', 'VBD', 'VBN', 'RP', 'IN', 'DT', 'JJ', 'NN', ',', 'VBG', 'TO', 'VB', 'NN', ',', 'CC', 'VBG', 'DT', 'JJ', 'NN', 'IN', 'JJ', 'JJ', 'NN', 'VBD', 'NN', 'NN', 'CC', 'IN', 'DT', 'NNS', 'IN',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8" calcext:value-type="float">
            <text:p>68</text:p>
          </table:table-cell>
          <table:table-cell office:value-type="string" calcext:value-type="string">
            <text:p>Paris was empty, as far as we were concerned.</text:p>
            <text:p/>
          </table:table-cell>
          <table:table-cell office:value-type="string" calcext:value-type="string">
            <text:p>['Paris', 'was', 'empty', ',', 'as', 'far', 'as', 'we', 'were', 'concerned', '.']</text:p>
          </table:table-cell>
          <table:table-cell office:value-type="string" calcext:value-type="string">
            <text:p>['NNP', 'VBD', 'JJ', ',', 'RB', 'RB', 'IN', 'PRP', 'VBD', 'VB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9" calcext:value-type="float">
            <text:p>69</text:p>
          </table:table-cell>
          <table:table-cell office:value-type="string" calcext:value-type="string">
            <text:p>Only John and I were left to take in the dead sights and talk and talk and talk endlessly.</text:p>
            <text:p/>
          </table:table-cell>
          <table:table-cell office:value-type="string" calcext:value-type="string">
            <text:p>['Only', 'John', 'and', 'I', 'were', 'left', 'to', 'take', 'in', 'the', 'dead', 'sights', 'and', 'talk', 'and', 'talk', 'and', 'talk', 'endlessly', '.']</text:p>
          </table:table-cell>
          <table:table-cell office:value-type="string" calcext:value-type="string">
            <text:p>['RB', 'NNP', 'CC', 'PRP', 'VBD', 'VBN', 'TO', 'VB', 'IN', 'DT', 'JJ', 'NNS', 'CC', 'NN', 'CC', 'NN', 'CC', 'NN', 'R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70" calcext:value-type="float">
            <text:p>70</text:p>
          </table:table-cell>
          <table:table-cell office:value-type="string" calcext:value-type="string">
            <text:p>We would never leave the bench.</text:p>
            <text:p/>
          </table:table-cell>
          <table:table-cell office:value-type="string" calcext:value-type="string">
            <text:p>['We', 'would', 'never', 'leave', 'the', 'bench', '.']</text:p>
          </table:table-cell>
          <table:table-cell office:value-type="string" calcext:value-type="string">
            <text:p>['PRP', 'MD', 'RB',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1" calcext:value-type="float">
            <text:p>71</text:p>
          </table:table-cell>
          <table:table-cell office:value-type="string" calcext:value-type="string">
            <text:p>We too would be frozen into the scene.</text:p>
            <text:p/>
          </table:table-cell>
          <table:table-cell office:value-type="string" calcext:value-type="string">
            <text:p>['We', 'too', 'would', 'be', 'frozen', 'into', 'the', 'scene', '.']</text:p>
          </table:table-cell>
          <table:table-cell office:value-type="string" calcext:value-type="string">
            <text:p>['PRP', 'RB', 'MD', 'VB', 'VB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2" calcext:value-type="float">
            <text:p>72</text:p>
          </table:table-cell>
          <table:table-cell office:value-type="string" calcext:value-type="string">
            <text:p>Sam and Martha are very good friends.</text:p>
            <text:p/>
          </table:table-cell>
          <table:table-cell office:value-type="string" calcext:value-type="string">
            <text:p>['Sam', 'and', 'Martha', 'are', 'very', 'good', 'friends', '.']</text:p>
          </table:table-cell>
          <table:table-cell office:value-type="string" calcext:value-type="string">
            <text:p>['NNP', 'CC', 'NNP', 'VBP', 'RB', 'JJ', 'NNS',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73" calcext:value-type="float">
            <text:p>73</text:p>
          </table:table-cell>
          <table:table-cell office:value-type="string" calcext:value-type="string">
            <text:p>They haven't seen each other for awhile because Sam was in jail for killing his wife.</text:p>
            <text:p/>
          </table:table-cell>
          <table:table-cell office:value-type="string" calcext:value-type="string">
            <text:p>['They', 'have', "n't", 'seen', 'each', 'other', 'for', 'awhile', 'because', 'Sam', 'was', 'in', 'jail', 'for', 'killing', 'his', 'wife', '.']</text:p>
          </table:table-cell>
          <table:table-cell office:value-type="string" calcext:value-type="string">
            <text:p>['PRP', 'VBP', 'RB', 'VBN', 'DT', 'JJ', 'IN', 'NN', 'IN', 'NNP', 'VBD', 'IN', 'NN', 'IN', 'VBG', 'PRP$',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4" calcext:value-type="float">
            <text:p>74</text:p>
          </table:table-cell>
          <table:table-cell office:value-type="string" calcext:value-type="string">
            <text:p>He just got out of prison yesterday and immediately went to see Martha, one of his best and closest friends.</text:p>
            <text:p/>
          </table:table-cell>
          <table:table-cell office:value-type="string" calcext:value-type="string">
            <text:p>['He', 'just', 'got', 'out', 'of', 'prison', 'yesterday', 'and', 'immediately', 'went', 'to', 'see', 'Martha', ',', 'one', 'of', 'his', 'best', 'and', 'closest', 'friends', '.']</text:p>
          </table:table-cell>
          <table:table-cell office:value-type="string" calcext:value-type="string">
            <text:p>['PRP', 'RB', 'VBD', 'IN', 'IN', 'NN', 'NN', 'CC', 'RB', 'VBD', 'TO', 'VB', 'NNP', ',', 'CD', 'IN', 'PRP$', 'JJS', 'CC', 'JJS', 'NNS',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75" calcext:value-type="float">
            <text:p>75</text:p>
          </table:table-cell>
          <table:table-cell office:value-type="string" calcext:value-type="string">
            <text:p>He stayed at her apartment last night, and they made love, since Martha felt obligated to, in a way, because Sam had been without companionship for such a long time.</text:p>
            <text:p/>
          </table:table-cell>
          <table:table-cell office:value-type="string" calcext:value-type="string">
            <text:p>['He', 'stayed', 'at', 'her', 'apartment', 'last', 'night', ',', 'and', 'they', 'made', 'love', ',', 'since', 'Martha', 'felt', 'obligated', 'to', ',', 'in', 'a', 'way', ',', 'because', 'Sam', 'had', 'been', 'without', 'companionship', 'for', 'such', 'a', 'long', 'time', '.']</text:p>
          </table:table-cell>
          <table:table-cell office:value-type="string" calcext:value-type="string">
            <text:p>['PRP', 'VBD', 'IN', 'PRP$', 'NN', 'JJ', 'NN', ',', 'CC', 'PRP', 'VBD', 'NN', ',', 'IN', 'NNP', 'VBD', 'VBN', 'TO', ',', 'IN', 'DT', 'NN', ',', 'IN', 'NNP', 'VBD', 'VBN', 'IN', 'NN', 'IN', 'PDT',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6" calcext:value-type="float">
            <text:p>76</text:p>
          </table:table-cell>
          <table:table-cell office:value-type="string" calcext:value-type="string">
            <text:p>Today they decided to go for a walk along the river.</text:p>
            <text:p/>
          </table:table-cell>
          <table:table-cell office:value-type="string" calcext:value-type="string">
            <text:p>['Today', 'they', 'decided', 'to', 'go', 'for', 'a', 'walk', 'along', 'the', 'river', '.']</text:p>
          </table:table-cell>
          <table:table-cell office:value-type="string" calcext:value-type="string">
            <text:p>['NN', 'PRP', 'VBD', 'TO', 'VB', 'IN',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7" calcext:value-type="float">
            <text:p>77</text:p>
          </table:table-cell>
          <table:table-cell office:value-type="string" calcext:value-type="string">
            <text:p>They thought it would be a good opportunity to get reacquainted.</text:p>
            <text:p/>
          </table:table-cell>
          <table:table-cell office:value-type="string" calcext:value-type="string">
            <text:p>['They', 'thought', 'it', 'would', 'be', 'a', 'good', 'opportunity', 'to', 'get', 'reacquainted', '.']</text:p>
          </table:table-cell>
          <table:table-cell office:value-type="string" calcext:value-type="string">
            <text:p>['PRP', 'VBD', 'PRP', 'MD', 'VB', 'DT', 'JJ', 'NN', 'TO', 'VB', 'VB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78" calcext:value-type="float">
            <text:p>78</text:p>
          </table:table-cell>
          <table:table-cell office:value-type="string" calcext:value-type="string">
            <text:p>They talked about old times and the future and just things in general.</text:p>
            <text:p/>
          </table:table-cell>
          <table:table-cell office:value-type="string" calcext:value-type="string">
            <text:p>['They', 'talked', 'about', 'old', 'times', 'and', 'the', 'future', 'and', 'just', 'things', 'in', 'general', '.']</text:p>
          </table:table-cell>
          <table:table-cell office:value-type="string" calcext:value-type="string">
            <text:p>['PRP', 'VBD', 'IN', 'JJ', 'NNS', 'CC', 'DT', 'NN', 'CC', 'RB', 'NNS', 'IN', 'JJ',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79" calcext:value-type="float">
            <text:p>79</text:p>
          </table:table-cell>
          <table:table-cell office:value-type="string" calcext:value-type="string">
            <text:p>Little did Martha suspect that Sam had deep psychological problems and was in the process of plotting his next murder--hers.</text:p>
            <text:p/>
          </table:table-cell>
          <table:table-cell office:value-type="string" calcext:value-type="string">
            <text:p>['Little', 'did', 'Martha', 'suspect', 'that', 'Sam', 'had', 'deep', 'psychological', 'problems', 'and', 'was', 'in', 'the', 'process', 'of', 'plotting', 'his', 'next', 'murder', '--', 'hers', '.']</text:p>
          </table:table-cell>
          <table:table-cell office:value-type="string" calcext:value-type="string">
            <text:p>['RB', 'VBD', 'NNP', 'VB', 'IN', 'NNP', 'VBD', 'JJ', 'JJ', 'NNS', 'CC', 'VBD', 'IN', 'DT', 'NN', 'IN', 'VBG', 'PRP$', 'JJ', 'NN', ':', 'NNS',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80" calcext:value-type="float">
            <text:p>80</text:p>
          </table:table-cell>
          <table:table-cell office:value-type="string" calcext:value-type="string">
            <text:p>Sam is a psychopathic killer, as well as a womanhater</text:p>
            <text:p/>
          </table:table-cell>
          <table:table-cell office:value-type="string" calcext:value-type="string">
            <text:p>['Sam', 'is', 'a', 'psychopathic', 'killer', ',', 'as', 'well', 'as', 'a', 'womanhater']</text:p>
          </table:table-cell>
          <table:table-cell office:value-type="string" calcext:value-type="string">
            <text:p>['NNP', 'VBZ', 'DT', 'JJ', 'NN', ',', 'RB', 'RB', 'IN', 'DT', 'NN']</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1" calcext:value-type="float">
            <text:p>81</text:p>
          </table:table-cell>
          <table:table-cell office:value-type="string" calcext:value-type="string">
            <text:p>What's the matter?</text:p>
            <text:p/>
          </table:table-cell>
          <table:table-cell office:value-type="string" calcext:value-type="string">
            <text:p>['What', "'s", 'the', 'matter', '?']</text:p>
          </table:table-cell>
          <table:table-cell office:value-type="string" calcext:value-type="string">
            <text:p>['WP',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2" calcext:value-type="float">
            <text:p>82</text:p>
          </table:table-cell>
          <table:table-cell office:value-type="string" calcext:value-type="string">
            <text:p>I don't know, I just don't think that you're the kind of person I want to spend all my time with, Richard.</text:p>
            <text:p/>
          </table:table-cell>
          <table:table-cell office:value-type="string" calcext:value-type="string">
            <text:p>['I', 'do', "n't", 'know', ',', 'I', 'just', 'do', "n't", 'think', 'that', 'you', "'re", 'the', 'kind', 'of', 'person', 'I', 'want', 'to', 'spend', 'all', 'my', 'time', 'with', ',', 'Richard', '.']</text:p>
          </table:table-cell>
          <table:table-cell office:value-type="string" calcext:value-type="string">
            <text:p>['PRP', 'VBP', 'RB', 'VB', ',', 'PRP', 'RB', 'VBP', 'RB', 'VB', 'IN', 'PRP', 'VBP', 'DT', 'NN', 'IN', 'NN', 'PRP', 'VBP', 'TO', 'VB', 'DT', 'PRP$', 'NN', 'IN', ',',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3" calcext:value-type="float">
            <text:p>83</text:p>
          </table:table-cell>
          <table:table-cell office:value-type="string" calcext:value-type="string">
            <text:p>Well, what did I do?</text:p>
            <text:p/>
          </table:table-cell>
          <table:table-cell office:value-type="string" calcext:value-type="string">
            <text:p>['Well', ',', 'what', 'did', 'I', 'do', '?']</text:p>
          </table:table-cell>
          <table:table-cell office:value-type="string" calcext:value-type="string">
            <text:p>['RB', ',', 'WP', 'VBD', 'PRP', 'V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4" calcext:value-type="float">
            <text:p>84</text:p>
          </table:table-cell>
          <table:table-cell office:value-type="string" calcext:value-type="string">
            <text:p>It didn't have anything to do with my getting too drunk the night before, did it?</text:p>
            <text:p/>
          </table:table-cell>
          <table:table-cell office:value-type="string" calcext:value-type="string">
            <text:p>['It', 'did', "n't", 'have', 'anything', 'to', 'do', 'with', 'my', 'getting', 'too', 'drunk', 'the', 'night', 'before', ',', 'did', 'it', '?']</text:p>
          </table:table-cell>
          <table:table-cell office:value-type="string" calcext:value-type="string">
            <text:p>['PRP', 'VBD', 'RB', 'VB', 'NN', 'TO', 'VB', 'IN', 'PRP$', 'VBG', 'RB', 'VBZ', 'DT', 'NN', 'IN', ',', 'VBD',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5" calcext:value-type="float">
            <text:p>85</text:p>
          </table:table-cell>
          <table:table-cell office:value-type="string" calcext:value-type="string">
            <text:p>No, it's just your personality.</text:p>
            <text:p/>
          </table:table-cell>
          <table:table-cell office:value-type="string" calcext:value-type="string">
            <text:p>['No', ',', 'it', "'s", 'just', 'your', 'personality', '.']</text:p>
          </table:table-cell>
          <table:table-cell office:value-type="string" calcext:value-type="string">
            <text:p>['DT', ',', 'PRP', 'VBZ', 'RB',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6" calcext:value-type="float">
            <text:p>86</text:p>
          </table:table-cell>
          <table:table-cell office:value-type="string" calcext:value-type="string">
            <text:p>You aren't ever relaxed and easygoing.</text:p>
            <text:p/>
          </table:table-cell>
          <table:table-cell office:value-type="string" calcext:value-type="string">
            <text:p>['You', 'are', "n't", 'ever', 'relaxed', 'and', 'easygoing', '.']</text:p>
          </table:table-cell>
          <table:table-cell office:value-type="string" calcext:value-type="string">
            <text:p>['PRP', 'VBP', 'RB', 'RB', 'VBN', 'CC', 'VBG',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7" calcext:value-type="float">
            <text:p>87</text:p>
          </table:table-cell>
          <table:table-cell office:value-type="string" calcext:value-type="string">
            <text:p>Just the fact that you immediately thought something was wrong just because I wasn't cheerful.</text:p>
            <text:p/>
          </table:table-cell>
          <table:table-cell office:value-type="string" calcext:value-type="string">
            <text:p>['Just', 'the', 'fact', 'that', 'you', 'immediately', 'thought', 'something', 'was', 'wrong', 'just', 'because', 'I', 'was', "n't", 'cheerful', '.']</text:p>
          </table:table-cell>
          <table:table-cell office:value-type="string" calcext:value-type="string">
            <text:p>['RB', 'DT', 'NN', 'IN', 'PRP', 'RB', 'VBD', 'NN', 'VBD', 'JJ', 'RB', 'IN', 'PRP', 'VBD', 'RB',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8" calcext:value-type="float">
            <text:p>88</text:p>
          </table:table-cell>
          <table:table-cell office:value-type="string" calcext:value-type="string">
            <text:p>How come you automatically assumed it had something to do with you?</text:p>
            <text:p/>
          </table:table-cell>
          <table:table-cell office:value-type="string" calcext:value-type="string">
            <text:p>['How', 'come', 'you', 'automatically', 'assumed', 'it', 'had', 'something', 'to', 'do', 'with', 'you', '?']</text:p>
          </table:table-cell>
          <table:table-cell office:value-type="string" calcext:value-type="string">
            <text:p>['WRB', 'VB', 'PRP', 'RB', 'VBD', 'PRP', 'VBD', 'NN', 'TO', 'VB',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9" calcext:value-type="float">
            <text:p>89</text:p>
          </table:table-cell>
          <table:table-cell office:value-type="string" calcext:value-type="string">
            <text:p>Well, I just thought that since you weren't glad to see me that there was something wrong.</text:p>
            <text:p/>
          </table:table-cell>
          <table:table-cell office:value-type="string" calcext:value-type="string">
            <text:p>['Well', ',', 'I', 'just', 'thought', 'that', 'since', 'you', 'were', "n't", 'glad', 'to', 'see', 'me', 'that', 'there', 'was', 'something', 'wrong', '.']</text:p>
          </table:table-cell>
          <table:table-cell office:value-type="string" calcext:value-type="string">
            <text:p>['RB', ',', 'PRP', 'RB', 'VBD', 'IN', 'IN', 'PRP', 'VBD', 'RB', 'JJ', 'TO', 'VB', 'PRP', 'IN', 'EX', 'VBD', 'NN',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0" calcext:value-type="float">
            <text:p>90</text:p>
          </table:table-cell>
          <table:table-cell office:value-type="string" calcext:value-type="string">
            <text:p>It was the first snow fall of winter.</text:p>
            <text:p/>
          </table:table-cell>
          <table:table-cell office:value-type="string" calcext:value-type="string">
            <text:p>['It', 'was', 'the', 'first', 'snow', 'fall', 'of', 'winter', '.']</text:p>
          </table:table-cell>
          <table:table-cell office:value-type="string" calcext:value-type="string">
            <text:p>['PRP', 'VBD', 'DT', 'JJ', 'JJ', 'NN',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1" calcext:value-type="float">
            <text:p>91</text:p>
          </table:table-cell>
          <table:table-cell office:value-type="string" calcext:value-type="string">
            <text:p>It was odd coming back to Cambridge after so many years away.</text:p>
            <text:p/>
          </table:table-cell>
          <table:table-cell office:value-type="string" calcext:value-type="string">
            <text:p>['It', 'was', 'odd', 'coming', 'back', 'to', 'Cambridge', 'after', 'so', 'many', 'years', 'away', '.']</text:p>
          </table:table-cell>
          <table:table-cell office:value-type="string" calcext:value-type="string">
            <text:p>['PRP', 'VBD', 'JJ', 'VBG', 'RB', 'TO', 'NNP', 'IN', 'RB', 'JJ', 'NNS',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2" calcext:value-type="float">
            <text:p>92</text:p>
          </table:table-cell>
          <table:table-cell office:value-type="string" calcext:value-type="string">
            <text:p>We sat there by the bridge, Mary and I, and reminisced about our now distant childhood.</text:p>
            <text:p/>
          </table:table-cell>
          <table:table-cell office:value-type="string" calcext:value-type="string">
            <text:p>['We', 'sat', 'there', 'by', 'the', 'bridge', ',', 'Mary', 'and', 'I', ',', 'and', 'reminisced', 'about', 'our', 'now', 'distant', 'childhood', '.']</text:p>
          </table:table-cell>
          <table:table-cell office:value-type="string" calcext:value-type="string">
            <text:p>['PRP', 'VBD', 'EX', 'IN', 'DT', 'NN', ',', 'NNP', 'CC', 'PRP', ',', 'CC', 'VBD', 'IN', 'PRP$', 'RB', 'JJ', 'NN', '.']</text:p>
          </table:table-cell>
          <table:table-cell office:value-type="string" calcext:value-type="string">
            <text:p>Pas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3" calcext:value-type="float">
            <text:p>93</text:p>
          </table:table-cell>
          <table:table-cell office:value-type="string" calcext:value-type="string">
            <text:p>The recollection of skating on the Charles, and the time she had pushed me through the ice, brought a laugh to the conversation; but it quickly faded in the murky waters of the river that could no longer freeze over.</text:p>
            <text:p/>
          </table:table-cell>
          <table:table-cell office:value-type="string" calcext:value-type="string">
            <text:p>['The', 'recollection', 'of', 'skating', 'on', 'the', 'Charles', ',', 'and', 'the', 'time', 'she', 'had', 'pushed', 'me', 'through', 'the', 'ice', ',', 'brought', 'a', 'laugh', 'to', 'the', 'conversation', ';', 'but', 'it', 'quickly', 'faded', 'in', 'the', 'murky', 'waters', 'of', 'the', 'river', 'that', 'could', 'no', 'longer', 'freeze', 'over', '.']</text:p>
          </table:table-cell>
          <table:table-cell office:value-type="string" calcext:value-type="string">
            <text:p>['DT', 'NN', 'IN', 'VBG', 'IN', 'DT', 'NNP', ',', 'CC', 'DT', 'NN', 'PRP', 'VBD', 'VBN', 'PRP', 'IN', 'DT', 'NN', ',', 'VBD', 'DT', 'NN', 'TO', 'DT', 'NN', ':', 'CC', 'PRP', 'RB', 'VBD', 'IN', 'DT', 'JJ', 'NNS', 'IN', 'DT', 'NN', 'WDT', 'MD', 'RB', 'RB', 'VB', 'RP',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4" calcext:value-type="float">
            <text:p>94</text:p>
          </table:table-cell>
          <table:table-cell office:value-type="string" calcext:value-type="string">
            <text:p>The town that had been an enormous playground for us years before was now a polluted city on the move.</text:p>
            <text:p/>
          </table:table-cell>
          <table:table-cell office:value-type="string" calcext:value-type="string">
            <text:p>['The', 'town', 'that', 'had', 'been', 'an', 'enormous', 'playground', 'for', 'us', 'years', 'before', 'was', 'now', 'a', 'polluted', 'city', 'on', 'the', 'move', '.']</text:p>
          </table:table-cell>
          <table:table-cell office:value-type="string" calcext:value-type="string">
            <text:p>['DT', 'NN', 'WDT', 'VBD', 'VBN', 'DT', 'JJ', 'NN', 'IN', 'PRP', 'NNS', 'IN', 'VBD', 'RB', 'DT', 'JJ',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5" calcext:value-type="float">
            <text:p>95</text:p>
          </table:table-cell>
          <table:table-cell office:value-type="string" calcext:value-type="string">
            <text:p>Being away had frozen Cambridge ....</text:p>
            <text:p/>
          </table:table-cell>
          <table:table-cell office:value-type="string" calcext:value-type="string">
            <text:p>['Being', 'away', 'had', 'frozen', 'Cambridge', '...', '.']</text:p>
          </table:table-cell>
          <table:table-cell office:value-type="string" calcext:value-type="string">
            <text:p>['VBG', 'RB', 'VBD', 'VBN', 'NNP', ':',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6" calcext:value-type="float">
            <text:p>96</text:p>
          </table:table-cell>
          <table:table-cell office:value-type="string" calcext:value-type="string">
            <text:p>The girl is very upset; she is on the verge of tears.</text:p>
            <text:p/>
          </table:table-cell>
          <table:table-cell office:value-type="string" calcext:value-type="string">
            <text:p>['The', 'girl', 'is', 'very', 'upset', ';', 'she', 'is', 'on', 'the', 'verge', 'of', 'tears', '.']</text:p>
          </table:table-cell>
          <table:table-cell office:value-type="string" calcext:value-type="string">
            <text:p>['DT', 'NN', 'VBZ', 'RB', 'JJ', ':', 'PRP', 'VBZ', 'IN', 'DT', 'NN', 'IN', 'NNS', '.']</text:p>
          </table:table-cell>
          <table:table-cell office:value-type="string" calcext:value-type="string">
            <text:p>Pass</text:p>
          </table:table-cell>
          <table:table-cell office:value-type="string" calcext:value-type="string">
            <text:p>she is on the verge of tears.</text:p>
          </table:table-cell>
          <table:table-cell table:number-columns-repeated="3" office:value-type="string" calcext:value-type="string">
            <text:p>no</text:p>
          </table:table-cell>
          <table:table-cell table:number-columns-repeated="1015"/>
        </table:table-row>
        <table:table-row table:style-name="ro1">
          <table:table-cell office:value-type="float" office:value="97" calcext:value-type="float">
            <text:p>97</text:p>
          </table:table-cell>
          <table:table-cell office:value-type="string" calcext:value-type="string">
            <text:p>He is quite cool, happy-go-lucky.</text:p>
            <text:p/>
          </table:table-cell>
          <table:table-cell office:value-type="string" calcext:value-type="string">
            <text:p>['He', 'is', 'quite', 'cool', ',', 'happy-go-lucky', '.']</text:p>
          </table:table-cell>
          <table:table-cell office:value-type="string" calcext:value-type="string">
            <text:p>['PRP', 'VBZ', 'RB', 'JJ', ',',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8" calcext:value-type="float">
            <text:p>98</text:p>
          </table:table-cell>
          <table:table-cell office:value-type="string" calcext:value-type="string">
            <text:p>He is detached, doesn't want to be involved.</text:p>
            <text:p/>
          </table:table-cell>
          <table:table-cell office:value-type="string" calcext:value-type="string">
            <text:p>['He', 'is', 'detached', ',', 'does', "n't", 'want', 'to', 'be', 'involved', '.']</text:p>
          </table:table-cell>
          <table:table-cell office:value-type="string" calcext:value-type="string">
            <text:p>['PRP', 'VBZ', 'VBN', ',', 'VBZ', 'RB', 'VB', 'TO', 'VB',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9" calcext:value-type="float">
            <text:p>99</text:p>
          </table:table-cell>
          <table:table-cell office:value-type="string" calcext:value-type="string">
            <text:p>He takes her hand, he listens to her problems and questions about life and their probable future relationship, but he doesn't really care.</text:p>
            <text:p/>
          </table:table-cell>
          <table:table-cell office:value-type="string" calcext:value-type="string">
            <text:p>['He', 'takes', 'her', 'hand', ',', 'he', 'listens', 'to', 'her', 'problems', 'and', 'questions', 'about', 'life', 'and', 'their', 'probable', 'future', 'relationship', ',', 'but', 'he', 'does', "n't", 'really', 'care', '.']</text:p>
          </table:table-cell>
          <table:table-cell office:value-type="string" calcext:value-type="string">
            <text:p>['PRP', 'VBZ', 'PRP', 'NN', ',', 'PRP', 'VBZ', 'TO', 'PRP$', 'NNS', 'CC', 'NNS', 'IN', 'NN', 'CC', 'PRP$', 'JJ', 'NN', 'NN', ',', 'CC', 'PRP', 'VBZ', 'RB', 'RB', 'V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0" calcext:value-type="float">
            <text:p>100</text:p>
          </table:table-cell>
          <table:table-cell office:value-type="string" calcext:value-type="string">
            <text:p>He is selfish and wants to keep things light.</text:p>
            <text:p/>
          </table:table-cell>
          <table:table-cell office:value-type="string" calcext:value-type="string">
            <text:p>['He', 'is', 'selfish', 'and', 'wants', 'to', 'keep', 'things', 'light', '.']</text:p>
          </table:table-cell>
          <table:table-cell office:value-type="string" calcext:value-type="string">
            <text:p>['PRP', 'VBZ', 'JJ', 'CC', 'VBZ', 'TO', 'VB', 'NNS',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1" calcext:value-type="float">
            <text:p>101</text:p>
          </table:table-cell>
          <table:table-cell office:value-type="string" calcext:value-type="string">
            <text:p>She feels foolish, wants to run away, but is in conflict over what to do.</text:p>
            <text:p/>
          </table:table-cell>
          <table:table-cell office:value-type="string" calcext:value-type="string">
            <text:p>['She', 'feels', 'foolish', ',', 'wants', 'to', 'run', 'away', ',', 'but', 'is', 'in', 'conflict', 'over', 'what', 'to', 'do', '.']</text:p>
          </table:table-cell>
          <table:table-cell office:value-type="string" calcext:value-type="string">
            <text:p>['PRP', 'VBZ', 'JJ', ',', 'VBZ', 'TO', 'VB', 'RB', ',', 'CC', 'VBZ', 'IN', 'NN', 'IN', 'WP', 'TO', 'V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2" calcext:value-type="float">
            <text:p>102</text:p>
          </table:table-cell>
          <table:table-cell office:value-type="string" calcext:value-type="string">
            <text:p>She gets no support from the creep.</text:p>
            <text:p/>
          </table:table-cell>
          <table:table-cell office:value-type="string" calcext:value-type="string">
            <text:p>['She', 'gets', 'no', 'support', 'from', 'the', 'creep', '.']</text:p>
          </table:table-cell>
          <table:table-cell office:value-type="string" calcext:value-type="string">
            <text:p>['PRP', 'VBZ',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3" calcext:value-type="float">
            <text:p>103</text:p>
          </table:table-cell>
          <table:table-cell office:value-type="string" calcext:value-type="string">
            <text:p>A woman walked down to the river side to be alone and get things straightened out in her mind.</text:p>
            <text:p/>
          </table:table-cell>
          <table:table-cell office:value-type="string" calcext:value-type="string">
            <text:p>['A', 'woman', 'walked', 'down', 'to', 'the', 'river', 'side', 'to', 'be', 'alone', 'and', 'get', 'things', 'straightened', 'out', 'in', 'her', 'mind', '.']</text:p>
          </table:table-cell>
          <table:table-cell office:value-type="string" calcext:value-type="string">
            <text:p>['DT', 'NN', 'VBD', 'RB', 'TO', 'DT', 'NN', 'NN', 'TO', 'VB', 'RB', 'CC', 'VB', 'NNS', 'VBN', 'RP',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4" calcext:value-type="float">
            <text:p>104</text:p>
          </table:table-cell>
          <table:table-cell office:value-type="string" calcext:value-type="string">
            <text:p>However, once she got there and was sitting watching the boats pass for awhile, her ex-boyfriend happened to come by.</text:p>
            <text:p/>
          </table:table-cell>
          <table:table-cell office:value-type="string" calcext:value-type="string">
            <text:p>['However', ',', 'once', 'she', 'got', 'there', 'and', 'was', 'sitting', 'watching', 'the', 'boats', 'pass', 'for', 'awhile', ',', 'her', 'ex-boyfriend', 'happened', 'to', 'come', 'by', '.']</text:p>
          </table:table-cell>
          <table:table-cell office:value-type="string" calcext:value-type="string">
            <text:p>['RB', ',', 'RB', 'PRP', 'VBD', 'RB', 'CC', 'VBD', 'VBG', 'VBG', 'DT', 'NNS', 'VBP', 'IN', 'NN', ',', 'PRP$', 'JJ', 'VBN', 'TO', 'VB', 'I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5" calcext:value-type="float">
            <text:p>105</text:p>
          </table:table-cell>
          <table:table-cell office:value-type="string" calcext:value-type="string">
            <text:p>He speaks to her with much feeling, animation, and sincerity.</text:p>
            <text:p/>
          </table:table-cell>
          <table:table-cell office:value-type="string" calcext:value-type="string">
            <text:p>['He', 'speaks', 'to', 'her', 'with', 'much', 'feeling', ',', 'animation', ',', 'and', 'sincerity', '.']</text:p>
          </table:table-cell>
          <table:table-cell office:value-type="string" calcext:value-type="string">
            <text:p>['PRP', 'VBZ', 'TO', 'PRP$', 'IN', 'JJ', 'NN', ',', 'NN', ',', 'CC',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6" calcext:value-type="float">
            <text:p>106</text:p>
          </table:table-cell>
          <table:table-cell office:value-type="string" calcext:value-type="string">
            <text:p>But no longer can she bear to hear his plans for the future together.</text:p>
            <text:p/>
          </table:table-cell>
          <table:table-cell office:value-type="string" calcext:value-type="string">
            <text:p>['But', 'no', 'longer', 'can', 'she', 'bear', 'to', 'hear', 'his', 'plans', 'for', 'the', 'future', 'together', '.']</text:p>
          </table:table-cell>
          <table:table-cell office:value-type="string" calcext:value-type="string">
            <text:p>['CC', 'DT', 'JJR', 'MD', 'PRP', 'VB', 'TO', 'VB', 'PRP$', 'NNS', 'IN', 'DT', 'NN',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107" calcext:value-type="float">
            <text:p>107</text:p>
          </table:table-cell>
          <table:table-cell table:style-name="ce3" office:value-type="string" calcext:value-type="string">
            <text:p>He persists in discussing it, their old memories together, and their plans, but she sits quietly, thinking only of how she wished he would leave so she could be alone again.</text:p>
            <text:p/>
          </table:table-cell>
          <table:table-cell table:style-name="ce3" office:value-type="string" calcext:value-type="string">
            <text:p>['He', 'persists', 'in', 'discussing', 'it', ',', 'their', 'old', 'memories', 'together', ',', 'and', 'their', 'plans', ',', 'but', 'she', 'sits', 'quietly', ',', 'thinking', 'only', 'of', 'how', 'she', 'wished', 'he', 'would', 'leave', 'so', 'she', 'could', 'be', 'alone', 'again', '.']</text:p>
          </table:table-cell>
          <table:table-cell table:style-name="ce3" office:value-type="string" calcext:value-type="string">
            <text:p>['PRP', 'VBZ', 'IN', 'VBG', 'PRP', ',', 'PRP$', 'JJ', 'NNS', 'RB', ',', 'CC', 'PRP$', 'NNS', ',', 'CC', 'PRP', 'VBZ', 'RB', ',', 'VBG', 'RB', 'IN', 'WRB', 'PRP', 'VBD', 'PRP', 'MD', 'VB', 'RB', 'PRP', 'MD', 'VB', 'RB', 'RB', '.']</text:p>
          </table:table-cell>
          <table:table-cell table:style-name="ce4" office:value-type="string" calcext:value-type="string">
            <text:p>Removed</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8" calcext:value-type="float">
            <text:p>108</text:p>
          </table:table-cell>
          <table:table-cell office:value-type="string" calcext:value-type="string">
            <text:p>Finally, realizing her disinterest, the ex-boyfriend walks away, down the river a bit, and jumps in.</text:p>
            <text:p/>
          </table:table-cell>
          <table:table-cell office:value-type="string" calcext:value-type="string">
            <text:p>['Finally', ',', 'realizing', 'her', 'disinterest', ',', 'the', 'ex-boyfriend', 'walks', 'away', ',', 'down', 'the', 'river', 'a', 'bit', ',', 'and', 'jumps', 'in', '.']</text:p>
          </table:table-cell>
          <table:table-cell office:value-type="string" calcext:value-type="string">
            <text:p>['RB', ',', 'VBG', 'PRP$', 'NN', ',', 'DT', 'JJ', 'NNS', 'RB', ',', 'IN', 'DT', 'NN', 'DT', 'NN', ',', 'CC', 'NNS', 'I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9" calcext:value-type="float">
            <text:p>109</text:p>
          </table:table-cell>
          <table:table-cell office:value-type="string" calcext:value-type="string">
            <text:p>Hearing the splash, she runs down to find him but it was too late--he was caught in seaweed under a tugboat, never to reappear.</text:p>
            <text:p/>
          </table:table-cell>
          <table:table-cell office:value-type="string" calcext:value-type="string">
            <text:p>['Hearing', 'the', 'splash', ',', 'she', 'runs', 'down', 'to', 'find', 'him', 'but', 'it', 'was', 'too', 'late', '--', 'he', 'was', 'caught', 'in', 'seaweed', 'under', 'a', 'tugboat', ',', 'never', 'to', 'reappear', '.']</text:p>
          </table:table-cell>
          <table:table-cell office:value-type="string" calcext:value-type="string">
            <text:p>['VBG', 'DT', 'NN', ',', 'PRP', 'VBZ', 'RB', 'TO', 'VB', 'PRP', 'CC', 'PRP', 'VBD', 'RB', 'JJ', ':', 'PRP', 'VBD', 'VBN', 'IN', 'NN', 'IN', 'DT', 'NN', ',', 'RB', 'TO',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0" calcext:value-type="float">
            <text:p>110</text:p>
          </table:table-cell>
          <table:table-cell office:value-type="string" calcext:value-type="string">
            <text:p>Along the scenic, but nice to look at, banks of the River Charles in homey, but quaint Cambridge Mass.</text:p>
            <text:p/>
          </table:table-cell>
          <table:table-cell office:value-type="string" calcext:value-type="string">
            <text:p>['Along', 'the', 'scenic', ',', 'but', 'nice', 'to', 'look', 'at', ',', 'banks', 'of', 'the', 'River', 'Charles', 'in', 'homey', ',', 'but', 'quaint', 'Cambridge', 'Mass', '.']</text:p>
          </table:table-cell>
          <table:table-cell office:value-type="string" calcext:value-type="string">
            <text:p>['IN', 'DT', 'JJ', ',', 'CC', 'JJ', 'TO', 'VB', 'IN', ',', 'NNS', 'IN', 'DT', 'NNP', 'NNP', 'IN', 'NN', ',', 'CC', 'NN', 'NNP',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1" calcext:value-type="float">
            <text:p>111</text:p>
          </table:table-cell>
          <table:table-cell office:value-type="string" calcext:value-type="string">
            <text:p>Cuthbert and Aldonza set on a bench counting the pollution fragments and bodies of drowned crew people from last year's regatta.</text:p>
            <text:p/>
          </table:table-cell>
          <table:table-cell office:value-type="string" calcext:value-type="string">
            <text:p>['Cuthbert', 'and', 'Aldonza', 'set', 'on', 'a', 'bench', 'counting', 'the', 'pollution', 'fragments', 'and', 'bodies', 'of', 'drowned', 'crew', 'people', 'from', 'last', 'year', "'s", 'regatta', '.']</text:p>
          </table:table-cell>
          <table:table-cell office:value-type="string" calcext:value-type="string">
            <text:p>['NNP', 'CC', 'NNP', 'VBD', 'IN', 'DT', 'NN', 'VBG', 'DT', 'NN', 'NNS', 'CC', 'NNS', 'IN', 'JJ', 'NN', 'NNS', 'IN', 'JJ', 'NN', 'POS',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2" calcext:value-type="float">
            <text:p>112</text:p>
          </table:table-cell>
          <table:table-cell office:value-type="string" calcext:value-type="string">
            <text:p>They are two youths from the university.</text:p>
            <text:p/>
          </table:table-cell>
          <table:table-cell office:value-type="string" calcext:value-type="string">
            <text:p>['They', 'are', 'two', 'youths', 'from', 'the', 'university', '.']</text:p>
          </table:table-cell>
          <table:table-cell office:value-type="string" calcext:value-type="string">
            <text:p>['PRP', 'VBP', 'CD',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3" calcext:value-type="float">
            <text:p>113</text:p>
          </table:table-cell>
          <table:table-cell office:value-type="string" calcext:value-type="string">
            <text:p>He is majoring in Egyptology and she is majoring in Hebrew.</text:p>
            <text:p/>
          </table:table-cell>
          <table:table-cell office:value-type="string" calcext:value-type="string">
            <text:p>['He', 'is', 'majoring', 'in', 'Egyptology', 'and', 'she', 'is', 'majoring', 'in', 'Hebrew', '.']</text:p>
          </table:table-cell>
          <table:table-cell office:value-type="string" calcext:value-type="string">
            <text:p>['PRP', 'VBZ', 'VBG', 'IN', 'NNP', 'CC', 'PRP', 'VBZ', 'VBG', 'IN',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4" calcext:value-type="float">
            <text:p>114</text:p>
          </table:table-cell>
          <table:table-cell office:value-type="string" calcext:value-type="string">
            <text:p>How can two people like this get along?</text:p>
            <text:p/>
          </table:table-cell>
          <table:table-cell office:value-type="string" calcext:value-type="string">
            <text:p>['How', 'can', 'two', 'people', 'like', 'this', 'get', 'along', '?']</text:p>
          </table:table-cell>
          <table:table-cell office:value-type="string" calcext:value-type="string">
            <text:p>['WRB', 'MD', 'CD', 'NNS', 'IN', 'DT', 'NN', 'I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5" calcext:value-type="float">
            <text:p>115</text:p>
          </table:table-cell>
          <table:table-cell office:value-type="string" calcext:value-type="string">
            <text:p>But they do.</text:p>
            <text:p/>
          </table:table-cell>
          <table:table-cell office:value-type="string" calcext:value-type="string">
            <text:p>['But', 'they', 'do', '.']</text:p>
          </table:table-cell>
          <table:table-cell office:value-type="string" calcext:value-type="string">
            <text:p>['CC', 'PRP', 'VB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6" calcext:value-type="float">
            <text:p>116</text:p>
          </table:table-cell>
          <table:table-cell office:value-type="string" calcext:value-type="string">
            <text:p>They spend their reckless times going to places like the Coop, the Wursthaus and the Brattle Theatre.</text:p>
            <text:p/>
          </table:table-cell>
          <table:table-cell office:value-type="string" calcext:value-type="string">
            <text:p>['They', 'spend', 'their', 'reckless', 'times', 'going', 'to', 'places', 'like', 'the', 'Coop', ',', 'the', 'Wursthaus', 'and', 'the', 'Brattle', 'Theatre', '.']</text:p>
          </table:table-cell>
          <table:table-cell office:value-type="string" calcext:value-type="string">
            <text:p>['PRP', 'VBP', 'PRP$', 'JJ', 'NNS', 'VBG', 'TO', 'NNS', 'IN', 'DT', 'NNP', ',', 'DT', 'NNP', 'CC', 'DT', 'NNP',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7" calcext:value-type="float">
            <text:p>117</text:p>
          </table:table-cell>
          <table:table-cell office:value-type="string" calcext:value-type="string">
            <text:p>On occasion, these people dare to go to Boston.</text:p>
            <text:p/>
          </table:table-cell>
          <table:table-cell office:value-type="string" calcext:value-type="string">
            <text:p>['On', 'occasion', ',', 'these', 'people', 'dare', 'to', 'go', 'to', 'Boston', '.']</text:p>
          </table:table-cell>
          <table:table-cell office:value-type="string" calcext:value-type="string">
            <text:p>['IN', 'NN', ',', 'DT', 'NNS', 'VBP', 'TO', 'VB', 'TO',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8" calcext:value-type="float">
            <text:p>118</text:p>
          </table:table-cell>
          <table:table-cell office:value-type="string" calcext:value-type="string">
            <text:p>As they sit they think how pointless their lives are since they missed the Mae West film festival.</text:p>
            <text:p/>
          </table:table-cell>
          <table:table-cell office:value-type="string" calcext:value-type="string">
            <text:p>['As', 'they', 'sit', 'they', 'think', 'how', 'pointless', 'their', 'lives', 'are', 'since', 'they', 'missed', 'the', 'Mae', 'West', 'film', 'festival', '.']</text:p>
          </table:table-cell>
          <table:table-cell office:value-type="string" calcext:value-type="string">
            <text:p>['IN', 'PRP', 'VBP', 'PRP', 'VBP', 'WRB', 'JJ', 'PRP$', 'NNS', 'VBP', 'IN', 'PRP', 'VBD', 'DT', 'NNP', 'NNP', 'N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9" calcext:value-type="float">
            <text:p>119</text:p>
          </table:table-cell>
          <table:table-cell office:value-type="string" calcext:value-type="string">
            <text:p>They die in the midst of a battle between Gov.</text:p>
            <text:p/>
          </table:table-cell>
          <table:table-cell office:value-type="string" calcext:value-type="string">
            <text:p>['They', 'die', 'in', 'the', 'midst', 'of', 'a', 'battle', 'between', 'Gov', '.']</text:p>
          </table:table-cell>
          <table:table-cell office:value-type="string" calcext:value-type="string">
            <text:p>['PRP', 'VBP', 'IN', 'DT', 'NN', 'IN', 'DT', 'NN', 'IN', 'NN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3" office:value-type="float" office:value="120" calcext:value-type="float">
            <text:p>120</text:p>
          </table:table-cell>
          <table:table-cell table:style-name="ce3" office:value-type="string" calcext:value-type="string">
            <text:p>Smith and his rival.</text:p>
            <text:p/>
          </table:table-cell>
          <table:table-cell table:style-name="ce3" office:value-type="string" calcext:value-type="string">
            <text:p>['Smith', 'and', 'his', 'rival', '.']</text:p>
          </table:table-cell>
          <table:table-cell table:style-name="ce3" office:value-type="string" calcext:value-type="string">
            <text:p>['NNP', 'CC', 'PRP$',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1" calcext:value-type="float">
            <text:p>121</text:p>
          </table:table-cell>
          <table:table-cell office:value-type="string" calcext:value-type="string">
            <text:p>The man is an FBI agent who is pretending to be a potential agent of the American Communist Party.</text:p>
            <text:p/>
          </table:table-cell>
          <table:table-cell office:value-type="string" calcext:value-type="string">
            <text:p>['The', 'man', 'is', 'an', 'FBI', 'agent', 'who', 'is', 'pretending', 'to', 'be', 'a', 'potential', 'agent', 'of', 'the', 'American', 'Communist', 'Party', '.']</text:p>
          </table:table-cell>
          <table:table-cell office:value-type="string" calcext:value-type="string">
            <text:p>['DT', 'NN', 'VBZ', 'DT', 'NNP', 'NN', 'WP', 'VBZ', 'VBG', 'TO', 'VB', 'DT', 'JJ', 'NN', 'IN', 'DT', 'NNP', 'NNP',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2" calcext:value-type="float">
            <text:p>122</text:p>
          </table:table-cell>
          <table:table-cell office:value-type="string" calcext:value-type="string">
            <text:p>The woman is an actual active member of the party.</text:p>
            <text:p/>
          </table:table-cell>
          <table:table-cell office:value-type="string" calcext:value-type="string">
            <text:p>['The', 'woman', 'is', 'an', 'actual', 'active', 'member', 'of', 'the', 'party', '.']</text:p>
          </table:table-cell>
          <table:table-cell office:value-type="string" calcext:value-type="string">
            <text:p>['DT', 'NN', 'VBZ', 'DT', 'JJ', 'JJ',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3" calcext:value-type="float">
            <text:p>123</text:p>
          </table:table-cell>
          <table:table-cell office:value-type="string" calcext:value-type="string">
            <text:p>She originally joined the party after her brother, who was a labor activist, was sent to jail for life after being framed by the government.</text:p>
            <text:p/>
          </table:table-cell>
          <table:table-cell office:value-type="string" calcext:value-type="string">
            <text:p>['She', 'originally', 'joined', 'the', 'party', 'after', 'her', 'brother', ',', 'who', 'was', 'a', 'labor', 'activist', ',', 'was', 'sent', 'to', 'jail', 'for', 'life', 'after', 'being', 'framed', 'by', 'the', 'government', '.']</text:p>
          </table:table-cell>
          <table:table-cell office:value-type="string" calcext:value-type="string">
            <text:p>['PRP', 'RB', 'VBD', 'DT', 'NN', 'IN', 'PRP$', 'NN', ',', 'WP', 'VBD', 'DT', 'NN', 'NN', ',', 'VBD', 'VBN', 'TO', 'VB', 'IN', 'NN', 'IN', 'VBG', 'VBN', 'IN',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4" calcext:value-type="float">
            <text:p>124</text:p>
          </table:table-cell>
          <table:table-cell office:value-type="string" calcext:value-type="string">
            <text:p>She wants to carry on his work.</text:p>
            <text:p/>
          </table:table-cell>
          <table:table-cell office:value-type="string" calcext:value-type="string">
            <text:p>['She', 'wants', 'to', 'carry', 'on', 'his', 'work', '.']</text:p>
          </table:table-cell>
          <table:table-cell office:value-type="string" calcext:value-type="string">
            <text:p>['PRP', 'VBZ', 'TO', 'VB', 'IN',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5" calcext:value-type="float">
            <text:p>125</text:p>
          </table:table-cell>
          <table:table-cell office:value-type="string" calcext:value-type="string">
            <text:p>Since then the FBI had been tailing for they suspected that she might become involved in some espionage activities.</text:p>
            <text:p/>
          </table:table-cell>
          <table:table-cell office:value-type="string" calcext:value-type="string">
            <text:p>['Since', 'then', 'the', 'FBI', 'had', 'been', 'tailing', 'for', 'they', 'suspected', 'that', 'she', 'might', 'become', 'involved', 'in', 'some', 'espionage', 'activities', '.']</text:p>
          </table:table-cell>
          <table:table-cell office:value-type="string" calcext:value-type="string">
            <text:p>['IN', 'RB', 'DT', 'NNP', 'VBD', 'VBN', 'VBG', 'IN', 'PRP', 'VBD', 'IN', 'PRP', 'MD', 'VB', 'VBN', 'IN', 'DT', 'NN', 'NNS',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6" calcext:value-type="float">
            <text:p>126</text:p>
          </table:table-cell>
          <table:table-cell office:value-type="string" calcext:value-type="string">
            <text:p>The FBI agent is pretending to be a man who wants to join the party.</text:p>
            <text:p/>
          </table:table-cell>
          <table:table-cell office:value-type="string" calcext:value-type="string">
            <text:p>['The', 'FBI', 'agent', 'is', 'pretending', 'to', 'be', 'a', 'man', 'who', 'wants', 'to', 'join', 'the', 'party', '.']</text:p>
          </table:table-cell>
          <table:table-cell office:value-type="string" calcext:value-type="string">
            <text:p>['DT', 'NNP', 'NN', 'VBZ', 'VBG', 'TO', 'VB', 'DT', 'NN', 'WP', 'VBZ', 'TO',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7" calcext:value-type="float">
            <text:p>127</text:p>
          </table:table-cell>
          <table:table-cell office:value-type="string" calcext:value-type="string">
            <text:p>Actually while she was unaware, he placed a bug on her.</text:p>
            <text:p/>
          </table:table-cell>
          <table:table-cell office:value-type="string" calcext:value-type="string">
            <text:p>['Actually', 'while', 'she', 'was', 'unaware', ',', 'he', 'placed', 'a', 'bug', 'on', 'her', '.']</text:p>
          </table:table-cell>
          <table:table-cell office:value-type="string" calcext:value-type="string">
            <text:p>['RB', 'IN', 'PRP', 'VBD', 'JJ', ',', 'PRP', 'VBD', 'DT', 'NN', 'IN', 'PR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8" calcext:value-type="float">
            <text:p>128</text:p>
          </table:table-cell>
          <table:table-cell office:value-type="string" calcext:value-type="string">
            <text:p>Mr. Parker has been worried.</text:p>
            <text:p/>
          </table:table-cell>
          <table:table-cell office:value-type="string" calcext:value-type="string">
            <text:p>['Mr.', 'Parker', 'has', 'been', 'worried', '.']</text:p>
          </table:table-cell>
          <table:table-cell office:value-type="string" calcext:value-type="string">
            <text:p>['NNP', 'NNP', 'VBZ', 'VBN', 'VB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9" calcext:value-type="float">
            <text:p>129</text:p>
          </table:table-cell>
          <table:table-cell office:value-type="string" calcext:value-type="string">
            <text:p>Worried about what?</text:p>
            <text:p/>
          </table:table-cell>
          <table:table-cell office:value-type="string" calcext:value-type="string">
            <text:p>['Worried', 'about', 'what', '?']</text:p>
          </table:table-cell>
          <table:table-cell office:value-type="string" calcext:value-type="string">
            <text:p>['VBN', 'IN', 'W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0" calcext:value-type="float">
            <text:p>130</text:p>
          </table:table-cell>
          <table:table-cell office:value-type="string" calcext:value-type="string">
            <text:p>Well, his daughter Sally is now 14 and she will soon be going out and exploring life on her own; college, marriage, etc.</text:p>
            <text:p/>
          </table:table-cell>
          <table:table-cell office:value-type="string" calcext:value-type="string">
            <text:p>['Well', ',', 'his', 'daughter', 'Sally', 'is', 'now', '14', 'and', 'she', 'will', 'soon', 'be', 'going', 'out', 'and', 'exploring', 'life', 'on', 'her', 'own', ';', 'college', ',', 'marriage', ',', 'etc', '.']</text:p>
          </table:table-cell>
          <table:table-cell office:value-type="string" calcext:value-type="string">
            <text:p>['RB', ',', 'PRP$', 'NN', 'NNP', 'VBZ', 'RB', 'CD', 'CC', 'PRP', 'MD', 'RB', 'VB', 'VBG', 'IN', 'CC', 'VBG', 'NN', 'IN', 'PRP$', 'JJ', ':', 'NN', ',', 'NN', ',', 'FW',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1" calcext:value-type="float">
            <text:p>131</text:p>
          </table:table-cell>
          <table:table-cell office:value-type="string" calcext:value-type="string">
            <text:p>Yes, she's 14 and the time is coming near.</text:p>
            <text:p/>
          </table:table-cell>
          <table:table-cell office:value-type="string" calcext:value-type="string">
            <text:p>['Yes', ',', 'she', "'s", '14', 'and', 'the', 'time', 'is', 'coming', 'near', '.']</text:p>
          </table:table-cell>
          <table:table-cell office:value-type="string" calcext:value-type="string">
            <text:p>['UH', ',', 'PRP', 'VBZ', 'CD', 'CC', 'DT', 'NN', 'VBZ', 'VBG',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2" calcext:value-type="float">
            <text:p>132</text:p>
          </table:table-cell>
          <table:table-cell office:value-type="string" calcext:value-type="string">
            <text:p>One day he pulls her away from her schoolwork and says, Let's take a walk.</text:p>
            <text:p/>
          </table:table-cell>
          <table:table-cell office:value-type="string" calcext:value-type="string">
            <text:p>['One', 'day', 'he', 'pulls', 'her', 'away', 'from', 'her', 'schoolwork', 'and', 'says', ',', 'Let', "'s", 'take', 'a', 'walk', '.']</text:p>
          </table:table-cell>
          <table:table-cell office:value-type="string" calcext:value-type="string">
            <text:p>['CD', 'NN', 'PRP', 'VBZ', 'PRP$', 'NN', 'IN', 'PRP$', 'NN', 'CC', 'VBZ', ',', 'NNP', 'POS', 'VB',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3" calcext:value-type="float">
            <text:p>133</text:p>
          </table:table-cell>
          <table:table-cell office:value-type="string" calcext:value-type="string">
            <text:p>She says, Why sure, father, I'd love to ....  It is a beautiful day so they take a walk by the Shooney River.</text:p>
            <text:p/>
          </table:table-cell>
          <table:table-cell office:value-type="string" calcext:value-type="string">
            <text:p>['She', 'says', ',', 'Why', 'sure', ',', 'father', ',', 'I', "'d", 'love', 'to', '...', '.', 'It', 'is', 'a', 'beautiful', 'day', 'so', 'they', 'take', 'a', 'walk', 'by', 'the', 'Shooney', 'River', '.']</text:p>
          </table:table-cell>
          <table:table-cell office:value-type="string" calcext:value-type="string">
            <text:p>['PRP', 'VBZ', ',', 'WRB', 'NN', ',', 'NN', ',', 'PRP', 'MD', 'VB', 'TO', ':', '.', 'PRP', 'VBZ', 'DT', 'JJ', 'NN', 'IN', 'PRP', 'VBP', 'DT', 'NN', 'IN', 'DT', 'NNP', 'NNP',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34" calcext:value-type="float">
            <text:p>134</text:p>
          </table:table-cell>
          <table:table-cell office:value-type="string" calcext:value-type="string">
            <text:p>The water is calm and the air is brisk.</text:p>
            <text:p/>
          </table:table-cell>
          <table:table-cell office:value-type="string" calcext:value-type="string">
            <text:p>['The', 'water', 'is', 'calm', 'and', 'the', 'air', 'is', 'brisk', '.']</text:p>
          </table:table-cell>
          <table:table-cell office:value-type="string" calcext:value-type="string">
            <text:p>['DT', 'NN', 'VBZ', 'JJ', 'CC', 'DT', 'NN', 'VBZ',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5" calcext:value-type="float">
            <text:p>135</text:p>
          </table:table-cell>
          <table:table-cell office:value-type="string" calcext:value-type="string">
            <text:p>Father and Sally sit down on the bench and talk.</text:p>
            <text:p/>
          </table:table-cell>
          <table:table-cell office:value-type="string" calcext:value-type="string">
            <text:p>['Father', 'and', 'Sally', 'sit', 'down', 'on', 'the', 'bench', 'and', 'talk', '.']</text:p>
          </table:table-cell>
          <table:table-cell office:value-type="string" calcext:value-type="string">
            <text:p>['NNP', 'CC', 'NNP', 'VBP', 'RP', 'IN', 'DT', 'NN', 'CC',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36" calcext:value-type="float">
            <text:p>136</text:p>
          </table:table-cell>
          <table:table-cell office:value-type="string" calcext:value-type="string">
            <text:p>He wants to explain life to her.</text:p>
            <text:p/>
          </table:table-cell>
          <table:table-cell office:value-type="string" calcext:value-type="string">
            <text:p>['He', 'wants', 'to', 'explain', 'life', 'to', 'her', '.']</text:p>
          </table:table-cell>
          <table:table-cell office:value-type="string" calcext:value-type="string">
            <text:p>['PRP', 'VBZ', 'TO', 'VB', 'NN', 'TO', 'P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137" calcext:value-type="float">
            <text:p>137</text:p>
          </table:table-cell>
          <table:table-cell table:style-name="ce3" office:value-type="string" calcext:value-type="string">
            <text:p>He wants to do so much for her.</text:p>
            <text:p/>
          </table:table-cell>
          <table:table-cell table:style-name="ce3" office:value-type="string" calcext:value-type="string">
            <text:p>['He', 'wants', 'to', 'do', 'so', 'much', 'for', 'her', '.']</text:p>
          </table:table-cell>
          <table:table-cell table:style-name="ce3" office:value-type="string" calcext:value-type="string">
            <text:p>['PRP', 'VBZ', 'TO', 'VB', 'RB', 'RB', 'IN', 'PRP$', '.']</text:p>
          </table:table-cell>
          <table:table-cell table:style-name="ce4" office:value-type="string" calcext:value-type="string">
            <text:p>Removed</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38" calcext:value-type="float">
            <text:p>138</text:p>
          </table:table-cell>
          <table:table-cell office:value-type="string" calcext:value-type="string">
            <text:p>But time is passing.</text:p>
            <text:p/>
          </table:table-cell>
          <table:table-cell office:value-type="string" calcext:value-type="string">
            <text:p>['But', 'time', 'is', 'passing', '.']</text:p>
          </table:table-cell>
          <table:table-cell office:value-type="string" calcext:value-type="string">
            <text:p>['CC', 'NN', 'VBZ', 'VBG',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9" calcext:value-type="float">
            <text:p>139</text:p>
          </table:table-cell>
          <table:table-cell office:value-type="string" calcext:value-type="string">
            <text:p>Where has the world gone?</text:p>
            <text:p/>
          </table:table-cell>
          <table:table-cell office:value-type="string" calcext:value-type="string">
            <text:p>['Where', 'has', 'the', 'world', 'gone', '?']</text:p>
          </table:table-cell>
          <table:table-cell office:value-type="string" calcext:value-type="string">
            <text:p>['WRB', 'VBZ', 'DT', 'NN',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40" calcext:value-type="float">
            <text:p>140</text:p>
          </table:table-cell>
          <table:table-cell office:value-type="string" calcext:value-type="string">
            <text:p>Two women the only persons in sight in a laboratory of science?</text:p>
            <text:p/>
          </table:table-cell>
          <table:table-cell office:value-type="string" calcext:value-type="string">
            <text:p>['Two', 'women', 'the', 'only', 'persons', 'in', 'sight', 'in', 'a', 'laboratory', 'of', 'science', '?']</text:p>
          </table:table-cell>
          <table:table-cell office:value-type="string" calcext:value-type="string">
            <text:p>['CD', 'NNS', 'DT', 'JJ', 'NNS', 'IN', 'NN', 'IN', 'DT', 'NN',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41" calcext:value-type="float">
            <text:p>141</text:p>
          </table:table-cell>
          <table:table-cell office:value-type="string" calcext:value-type="string">
            <text:p>What will be next?</text:p>
            <text:p/>
          </table:table-cell>
          <table:table-cell office:value-type="string" calcext:value-type="string">
            <text:p>['What', 'will', 'be', 'next', '?']</text:p>
          </table:table-cell>
          <table:table-cell office:value-type="string" calcext:value-type="string">
            <text:p>['WP', 'MD', 'VB',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42" calcext:value-type="float">
            <text:p>142</text:p>
          </table:table-cell>
          <table:table-cell office:value-type="string" calcext:value-type="string">
            <text:p>No matter that she is merely transferring one saline solution for another.</text:p>
            <text:p/>
          </table:table-cell>
          <table:table-cell office:value-type="string" calcext:value-type="string">
            <text:p>['No', 'matter', 'that', 'she', 'is', 'merely', 'transferring', 'one', 'saline', 'solution', 'for', 'another', '.']</text:p>
          </table:table-cell>
          <table:table-cell office:value-type="string" calcext:value-type="string">
            <text:p>['DT', 'NN', 'IN', 'PRP', 'VBZ', 'RB', 'VBG', 'CD', 'JJ', 'NN', 'IN', 'DT',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43" calcext:value-type="float">
            <text:p>143</text:p>
          </table:table-cell>
          <table:table-cell office:value-type="string" calcext:value-type="string">
            <text:p>These women obviously take a great deal of stock in what they are doing, and, no doubt, do it well.</text:p>
            <text:p/>
          </table:table-cell>
          <table:table-cell office:value-type="string" calcext:value-type="string">
            <text:p>['These', 'women', 'obviously', 'take', 'a', 'great', 'deal', 'of', 'stock', 'in', 'what', 'they', 'are', 'doing', ',', 'and', ',', 'no', 'doubt', ',', 'do', 'it', 'well', '.']</text:p>
          </table:table-cell>
          <table:table-cell office:value-type="string" calcext:value-type="string">
            <text:p>['DT', 'NNS', 'RB', 'VBP', 'DT', 'JJ', 'NN', 'IN', 'NN', 'IN', 'WP', 'PRP', 'VBP', 'VBG', ',', 'CC', ',', 'DT', 'NN', ',', 'VBP', 'PRP', 'RB',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44" calcext:value-type="float">
            <text:p>144</text:p>
          </table:table-cell>
          <table:table-cell office:value-type="string" calcext:value-type="string">
            <text:p>Engaged in research, it is most probably not of imminent importance, but may lay the groundwork for a new breakthrough.</text:p>
            <text:p/>
          </table:table-cell>
          <table:table-cell office:value-type="string" calcext:value-type="string">
            <text:p>['Engaged', 'in', 'research', ',', 'it', 'is', 'most', 'probably', 'not', 'of', 'imminent', 'importance', ',', 'but', 'may', 'lay', 'the', 'groundwork', 'for', 'a', 'new', 'breakthrough', '.']</text:p>
          </table:table-cell>
          <table:table-cell office:value-type="string" calcext:value-type="string">
            <text:p>['VBN', 'IN', 'NN', ',', 'PRP', 'VBZ', 'RBS', 'RB', 'RB', 'IN', 'JJ', 'NN', ',', 'CC', 'MD', 'VB', 'DT', 'NN', 'IN', 'DT',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45" calcext:value-type="float">
            <text:p>145</text:p>
          </table:table-cell>
          <table:table-cell office:value-type="string" calcext:value-type="string">
            <text:p>Whether isolating a virus, or merely repeating a text experiment, all must be done right or the results will be wrong.</text:p>
            <text:p/>
          </table:table-cell>
          <table:table-cell office:value-type="string" calcext:value-type="string">
            <text:p>['Whether', 'isolating', 'a', 'virus', ',', 'or', 'merely', 'repeating', 'a', 'text', 'experiment', ',', 'all', 'must', 'be', 'done', 'right', 'or', 'the', 'results', 'will', 'be', 'wrong', '.']</text:p>
          </table:table-cell>
          <table:table-cell office:value-type="string" calcext:value-type="string">
            <text:p>['NNP', 'VBG', 'DT', 'NN', ',', 'CC', 'RB', 'VBG', 'DT', 'JJ', 'NN', ',', 'DT', 'MD', 'VB', 'VBN', 'RB', 'CC', 'DT', 'NNS', 'MD', 'VB', 'JJ',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46" calcext:value-type="float">
            <text:p>146</text:p>
          </table:table-cell>
          <table:table-cell office:value-type="string" calcext:value-type="string">
            <text:p>Thus, the concentration.</text:p>
            <text:p/>
          </table:table-cell>
          <table:table-cell office:value-type="string" calcext:value-type="string">
            <text:p>['Thus', ',', 'the', 'concentration', '.']</text:p>
          </table:table-cell>
          <table:table-cell office:value-type="string" calcext:value-type="string">
            <text:p>['RB', ',',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47" calcext:value-type="float">
            <text:p>147</text:p>
          </table:table-cell>
          <table:table-cell office:value-type="string" calcext:value-type="string">
            <text:p>Mary and Alice are liberated women.</text:p>
            <text:p/>
          </table:table-cell>
          <table:table-cell office:value-type="string" calcext:value-type="string">
            <text:p>['Mary', 'and', 'Alice', 'are', 'liberated', 'women', '.']</text:p>
          </table:table-cell>
          <table:table-cell office:value-type="string" calcext:value-type="string">
            <text:p>['NNP', 'CC', 'NNP', 'VBP', 'JJ',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48" calcext:value-type="float">
            <text:p>148</text:p>
          </table:table-cell>
          <table:table-cell office:value-type="string" calcext:value-type="string">
            <text:p>They have been very active in the women's movement for a long time.</text:p>
            <text:p/>
          </table:table-cell>
          <table:table-cell office:value-type="string" calcext:value-type="string">
            <text:p>['They', 'have', 'been', 'very', 'active', 'in', 'the', 'women', "'s", 'movement', 'for', 'a', 'long', 'time', '.']</text:p>
          </table:table-cell>
          <table:table-cell office:value-type="string" calcext:value-type="string">
            <text:p>['PRP', 'VBP', 'VBN', 'RB', 'JJ', 'IN', 'DT', 'NNS', 'POS', 'NN',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49" calcext:value-type="float">
            <text:p>149</text:p>
          </table:table-cell>
          <table:table-cell office:value-type="string" calcext:value-type="string">
            <text:p>They are also well-known research scientists and are quite talented in this field.</text:p>
            <text:p/>
          </table:table-cell>
          <table:table-cell office:value-type="string" calcext:value-type="string">
            <text:p>['They', 'are', 'also', 'well-known', 'research', 'scientists', 'and', 'are', 'quite', 'talented', 'in', 'this', 'field', '.']</text:p>
          </table:table-cell>
          <table:table-cell office:value-type="string" calcext:value-type="string">
            <text:p>['PRP', 'VBP', 'RB', 'JJ', 'NN', 'NNS', 'CC', 'VBP', 'RB', 'VBN', 'IN', 'DT', 'NN',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50" calcext:value-type="float">
            <text:p>150</text:p>
          </table:table-cell>
          <table:table-cell office:value-type="string" calcext:value-type="string">
            <text:p>Being such active feminists, Mary and Alice have been concerned with birth control methods for women.</text:p>
            <text:p/>
          </table:table-cell>
          <table:table-cell office:value-type="string" calcext:value-type="string">
            <text:p>['Being', 'such', 'active', 'feminists', ',', 'Mary', 'and', 'Alice', 'have', 'been', 'concerned', 'with', 'birth', 'control', 'methods', 'for', 'women', '.']</text:p>
          </table:table-cell>
          <table:table-cell office:value-type="string" calcext:value-type="string">
            <text:p>['VBG', 'JJ', 'JJ', 'NNS', ',', 'NNP', 'CC', 'NNP', 'VBP', 'VBN', 'VBN', 'IN', 'NN', 'NN', 'NNS', 'IN',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51" calcext:value-type="float">
            <text:p>151</text:p>
          </table:table-cell>
          <table:table-cell office:value-type="string" calcext:value-type="string">
            <text:p>They decided to pool their resources and use their research knowledge to develop a new, more effective contraceptive for women that would be more convenient and fool-proof than any other form of birth control.</text:p>
            <text:p/>
          </table:table-cell>
          <table:table-cell office:value-type="string" calcext:value-type="string">
            <text:p>['They', 'decided', 'to', 'pool', 'their', 'resources', 'and', 'use', 'their', 'research', 'knowledge', 'to', 'develop', 'a', 'new', ',', 'more', 'effective', 'contraceptive', 'for', 'women', 'that', 'would', 'be', 'more', 'convenient', 'and', 'fool-proof', 'than', 'any', 'other', 'form', 'of', 'birth', 'control', '.']</text:p>
          </table:table-cell>
          <table:table-cell office:value-type="string" calcext:value-type="string">
            <text:p>['PRP', 'VBD', 'TO', 'VB', 'PRP$', 'NNS', 'CC', 'VB', 'PRP$', 'NN', 'NN', 'TO', 'VB', 'DT', 'JJ', ',', 'RBR', 'JJ', 'NN', 'IN', 'NNS', 'WDT', 'MD', 'VB', 'RBR', 'JJ', 'CC', 'JJ', 'IN', 'DT', 'JJ', 'NN', 'IN', 'NN',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52" calcext:value-type="float">
            <text:p>152</text:p>
          </table:table-cell>
          <table:table-cell office:value-type="string" calcext:value-type="string">
            <text:p>They have been working on the project for 1- 1/2 years now, and every day they are hoping that they will eventually come up with the right formula.</text:p>
            <text:p/>
          </table:table-cell>
          <table:table-cell office:value-type="string" calcext:value-type="string">
            <text:p>['They', 'have', 'been', 'working', 'on', 'the', 'project', 'for', '1-', '1/2', 'years', 'now', ',', 'and', 'every', 'day', 'they', 'are', 'hoping', 'that', 'they', 'will', 'eventually', 'come', 'up', 'with', 'the', 'right', 'formula', '.']</text:p>
          </table:table-cell>
          <table:table-cell office:value-type="string" calcext:value-type="string">
            <text:p>['PRP', 'VBP', 'VBN', 'VBG', 'IN', 'DT', 'NN', 'IN', 'JJ', 'CD', 'NNS', 'RB', ',', 'CC', 'DT', 'NN', 'PRP', 'VBP', 'VBG', 'IN', 'PRP', 'MD', 'RB', 'VB', 'RP',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53" calcext:value-type="float">
            <text:p>153</text:p>
          </table:table-cell>
          <table:table-cell office:value-type="string" calcext:value-type="string">
            <text:p>So far they've only come up with the answers that are not quite what they're looking for.</text:p>
            <text:p/>
          </table:table-cell>
          <table:table-cell office:value-type="string" calcext:value-type="string">
            <text:p>['So', 'far', 'they', "'ve", 'only', 'come', 'up', 'with', 'the', 'answers', 'that', 'are', 'not', 'quite', 'what', 'they', "'re", 'looking', 'for', '.']</text:p>
          </table:table-cell>
          <table:table-cell office:value-type="string" calcext:value-type="string">
            <text:p>['RB', 'RB', 'PRP', 'VBP', 'RB', 'VBN', 'RP', 'IN', 'DT', 'NNS', 'WDT', 'VBP', 'RB', 'RB', 'WP', 'PRP', 'VBP', 'VBG', 'I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54" calcext:value-type="float">
            <text:p>154</text:p>
          </table:table-cell>
          <table:table-cell office:value-type="string" calcext:value-type="string">
            <text:p>What was the mysterious disease that was ravaging the land?</text:p>
            <text:p/>
          </table:table-cell>
          <table:table-cell office:value-type="string" calcext:value-type="string">
            <text:p>['What', 'was', 'the', 'mysterious', 'disease', 'that', 'was', 'ravaging', 'the', 'land', '?']</text:p>
          </table:table-cell>
          <table:table-cell office:value-type="string" calcext:value-type="string">
            <text:p>['WP', 'VBD', 'DT', 'JJ', 'NN', 'WDT', 'VBD', 'VBG',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55" calcext:value-type="float">
            <text:p>155</text:p>
          </table:table-cell>
          <table:table-cell office:value-type="string" calcext:value-type="string">
            <text:p>Person after person was being infected, breath was growing short, obituary lists long.</text:p>
            <text:p/>
          </table:table-cell>
          <table:table-cell office:value-type="string" calcext:value-type="string">
            <text:p>['Person', 'after', 'person', 'was', 'being', 'infected', ',', 'breath', 'was', 'growing', 'short', ',', 'obituary', 'lists', 'long', '.']</text:p>
          </table:table-cell>
          <table:table-cell office:value-type="string" calcext:value-type="string">
            <text:p>['NNP', 'IN', 'NN', 'VBD', 'VBG', 'VBN', ',', 'NN', 'VBD', 'VBG', 'JJ', ',', 'JJ', 'NNS',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56" calcext:value-type="float">
            <text:p>156</text:p>
          </table:table-cell>
          <table:table-cell office:value-type="string" calcext:value-type="string">
            <text:p>The doctors were totally baffled, but could offer no cure to the frightened masses.</text:p>
            <text:p/>
          </table:table-cell>
          <table:table-cell office:value-type="string" calcext:value-type="string">
            <text:p>['The', 'doctors', 'were', 'totally', 'baffled', ',', 'but', 'could', 'offer', 'no', 'cure', 'to', 'the', 'frightened', 'masses', '.']</text:p>
          </table:table-cell>
          <table:table-cell office:value-type="string" calcext:value-type="string">
            <text:p>['DT', 'NNS', 'VBD', 'RB', 'VBN', ',', 'CC', 'MD', 'VB', 'DT', 'NN', 'TO', 'DT',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57" calcext:value-type="float">
            <text:p>157</text:p>
          </table:table-cell>
          <table:table-cell office:value-type="string" calcext:value-type="string">
            <text:p>Slow, careful isolation of the disease (was it bacteria or virus?)</text:p>
            <text:p/>
          </table:table-cell>
          <table:table-cell office:value-type="string" calcext:value-type="string">
            <text:p>['Slow', ',', 'careful', 'isolation', 'of', 'the', 'disease', '(', 'was', 'it', 'bacteria', 'or', 'virus', '?', ')']</text:p>
          </table:table-cell>
          <table:table-cell office:value-type="string" calcext:value-type="string">
            <text:p>['NNP', ',', 'JJ', 'NN', 'IN', 'DT', 'NN', '(', 'VBD', 'PRP', 'VBD', 'CC', 'VB', '.',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58" calcext:value-type="float">
            <text:p>158</text:p>
          </table:table-cell>
          <table:table-cell office:value-type="string" calcext:value-type="string">
            <text:p>was necessary ... control, patience.</text:p>
            <text:p/>
          </table:table-cell>
          <table:table-cell office:value-type="string" calcext:value-type="string">
            <text:p>['was', 'necessary', '...', 'control', ',', 'patience', '.']</text:p>
          </table:table-cell>
          <table:table-cell office:value-type="string" calcext:value-type="string">
            <text:p>['VBD', 'JJ', ':', 'NN', ',',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59" calcext:value-type="float">
            <text:p>159</text:p>
          </table:table-cell>
          <table:table-cell office:value-type="string" calcext:value-type="string">
            <text:p>It was hard to be calm, though, with all the rest of the world dying, dying, agonizingly dying.</text:p>
            <text:p/>
          </table:table-cell>
          <table:table-cell office:value-type="string" calcext:value-type="string">
            <text:p>['It', 'was', 'hard', 'to', 'be', 'calm', ',', 'though', ',', 'with', 'all', 'the', 'rest', 'of', 'the', 'world', 'dying', ',', 'dying', ',', 'agonizingly', 'dying', '.']</text:p>
          </table:table-cell>
          <table:table-cell office:value-type="string" calcext:value-type="string">
            <text:p>['PRP', 'VBD', 'JJ', 'TO', 'VB', 'JJ', ',', 'RB', ',', 'IN', 'PDT', 'DT', 'NN', 'IN', 'DT', 'NN', 'NN', ',', 'VBG', ',', 'RB', 'VBG',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60" calcext:value-type="float">
            <text:p>160</text:p>
          </table:table-cell>
          <table:table-cell office:value-type="string" calcext:value-type="string">
            <text:p>Families were wiped out, doctors could not even take the time to bury their own parents, their own children, their own lovers.</text:p>
            <text:p/>
          </table:table-cell>
          <table:table-cell office:value-type="string" calcext:value-type="string">
            <text:p>['Families', 'were', 'wiped', 'out', ',', 'doctors', 'could', 'not', 'even', 'take', 'the', 'time', 'to', 'bury', 'their', 'own', 'parents', ',', 'their', 'own', 'children', ',', 'their', 'own', 'lovers', '.']</text:p>
          </table:table-cell>
          <table:table-cell office:value-type="string" calcext:value-type="string">
            <text:p>['NNS', 'VBD', 'VBN', 'RP', ',', 'NNS', 'MD', 'RB', 'RB', 'VB', 'DT', 'NN', 'TO', 'VB', 'PRP$', 'JJ', 'NNS', ',', 'PRP$', 'JJ', 'NNS', ',', 'PRP$', 'JJ', 'NNS',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61" calcext:value-type="float">
            <text:p>161</text:p>
          </table:table-cell>
          <table:table-cell office:value-type="string" calcext:value-type="string">
            <text:p>Still the panic spread, time grew shorter and shorter, the infection more powerful, less resistant to any treatment.</text:p>
            <text:p/>
          </table:table-cell>
          <table:table-cell office:value-type="string" calcext:value-type="string">
            <text:p>['Still', 'the', 'panic', 'spread', ',', 'time', 'grew', 'shorter', 'and', 'shorter', ',', 'the', 'infection', 'more', 'powerful', ',', 'less', 'resistant', 'to', 'any', 'treatment', '.']</text:p>
          </table:table-cell>
          <table:table-cell office:value-type="string" calcext:value-type="string">
            <text:p>['RB', 'DT', 'JJ', 'NN', ',', 'NN', 'VBD', 'JJR', 'CC', 'JJR', ',', 'DT', 'NN', 'RBR', 'JJ', ',', 'RBR', 'JJ', 'TO',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62" calcext:value-type="float">
            <text:p>162</text:p>
          </table:table-cell>
          <table:table-cell office:value-type="string" calcext:value-type="string">
            <text:p>Doctors became infected, whole laboratories closed.</text:p>
            <text:p/>
          </table:table-cell>
          <table:table-cell office:value-type="string" calcext:value-type="string">
            <text:p>['Doctors', 'became', 'infected', ',', 'whole', 'laboratories', 'closed', '.']</text:p>
          </table:table-cell>
          <table:table-cell office:value-type="string" calcext:value-type="string">
            <text:p>['NNS', 'VBD', 'JJ', ',', 'JJ', 'NNS', 'VBD',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63" calcext:value-type="float">
            <text:p>163</text:p>
          </table:table-cell>
          <table:table-cell office:value-type="string" calcext:value-type="string">
            <text:p>There was no hope ... in the desperation of a dead end, the world died, conquered by a mysterious germ that was all-powerful, all-destructive.</text:p>
            <text:p/>
          </table:table-cell>
          <table:table-cell office:value-type="string" calcext:value-type="string">
            <text:p>['There', 'was', 'no', 'hope', '...', 'in', 'the', 'desperation', 'of', 'a', 'dead', 'end', ',', 'the', 'world', 'died', ',', 'conquered', 'by', 'a', 'mysterious', 'germ', 'that', 'was', 'all-powerful', ',', 'all-destructive', '.']</text:p>
          </table:table-cell>
          <table:table-cell office:value-type="string" calcext:value-type="string">
            <text:p>['EX', 'VBD', 'DT', 'NN', ':', 'IN', 'DT', 'NN', 'IN', 'DT', 'JJ', 'NN', ',', 'DT', 'NN', 'VBD', ',', 'VBN', 'IN', 'DT', 'JJ', 'NN', 'WDT', 'VBD', 'JJ', ',',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64" calcext:value-type="float">
            <text:p>164</text:p>
          </table:table-cell>
          <table:table-cell office:value-type="string" calcext:value-type="string">
            <text:p>The woman standing in the lab with her hands in her pockets is the same woman that was sitting on the bench.</text:p>
            <text:p/>
          </table:table-cell>
          <table:table-cell office:value-type="string" calcext:value-type="string">
            <text:p>['The', 'woman', 'standing', 'in', 'the', 'lab', 'with', 'her', 'hands', 'in', 'her', 'pockets', 'is', 'the', 'same', 'woman', 'that', 'was', 'sitting', 'on', 'the', 'bench', '.']</text:p>
          </table:table-cell>
          <table:table-cell office:value-type="string" calcext:value-type="string">
            <text:p>['DT', 'NN', 'VBG', 'IN', 'DT', 'NN', 'IN', 'PRP$', 'NNS', 'IN', 'PRP$', 'NNS', 'VBZ', 'DT', 'JJ', 'NN', 'WDT', 'VBD', 'VBG',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65" calcext:value-type="float">
            <text:p>165</text:p>
          </table:table-cell>
          <table:table-cell office:value-type="string" calcext:value-type="string">
            <text:p>As I have already said, she is a member of the American Communist Party.</text:p>
            <text:p/>
          </table:table-cell>
          <table:table-cell office:value-type="string" calcext:value-type="string">
            <text:p>['As', 'I', 'have', 'already', 'said', ',', 'she', 'is', 'a', 'member', 'of', 'the', 'American', 'Communist', 'Party', '.']</text:p>
          </table:table-cell>
          <table:table-cell office:value-type="string" calcext:value-type="string">
            <text:p>['IN', 'PRP', 'VBP', 'RB', 'VBD', ',', 'PRP', 'VBZ', 'DT', 'NN', 'IN', 'DT', 'NNP', 'NNP',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66" calcext:value-type="float">
            <text:p>166</text:p>
          </table:table-cell>
          <table:table-cell office:value-type="string" calcext:value-type="string">
            <text:p>The woman standing next to her is a Russian scientist who defected to America, but is actually a spy for the Communists.</text:p>
            <text:p/>
          </table:table-cell>
          <table:table-cell office:value-type="string" calcext:value-type="string">
            <text:p>['The', 'woman', 'standing', 'next', 'to', 'her', 'is', 'a', 'Russian', 'scientist', 'who', 'defected', 'to', 'America', ',', 'but', 'is', 'actually', 'a', 'spy', 'for', 'the', 'Communists', '.']</text:p>
          </table:table-cell>
          <table:table-cell office:value-type="string" calcext:value-type="string">
            <text:p>['DT', 'NN', 'VBG', 'JJ', 'TO', 'PRP$', 'VBZ', 'DT', 'JJ', 'NN', 'WP', 'VBD', 'TO', 'NNP', ',', 'CC', 'VBZ', 'RB', 'DT', 'NN', 'IN', 'DT', 'NNP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67" calcext:value-type="float">
            <text:p>167</text:p>
          </table:table-cell>
          <table:table-cell office:value-type="string" calcext:value-type="string">
            <text:p>They are working in their secret laboratory trying to develop a substance that they can use to poison the water supply in Washington.</text:p>
            <text:p/>
          </table:table-cell>
          <table:table-cell office:value-type="string" calcext:value-type="string">
            <text:p>['They', 'are', 'working', 'in', 'their', 'secret', 'laboratory', 'trying', 'to', 'develop', 'a', 'substance', 'that', 'they', 'can', 'use', 'to', 'poison', 'the', 'water', 'supply', 'in', 'Washington', '.']</text:p>
          </table:table-cell>
          <table:table-cell office:value-type="string" calcext:value-type="string">
            <text:p>['PRP', 'VBP', 'VBG', 'IN', 'PRP$', 'JJ', 'NN', 'VBG', 'TO', 'VB', 'DT', 'NN', 'IN', 'PRP', 'MD', 'VB', 'TO', 'VB', 'DT', 'NN', 'NN', 'IN', 'NN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68" calcext:value-type="float">
            <text:p>168</text:p>
          </table:table-cell>
          <table:table-cell office:value-type="string" calcext:value-type="string">
            <text:p>They hope that this will then cause chaos in the U.S. and thus, a good situation for a Communist takeover of the U.S.</text:p>
            <text:p/>
          </table:table-cell>
          <table:table-cell office:value-type="string" calcext:value-type="string">
            <text:p>['They', 'hope', 'that', 'this', 'will', 'then', 'cause', 'chaos', 'in', 'the', 'U.S.', 'and', 'thus', ',', 'a', 'good', 'situation', 'for', 'a', 'Communist', 'takeover', 'of', 'the', 'U.S', '.']</text:p>
          </table:table-cell>
          <table:table-cell office:value-type="string" calcext:value-type="string">
            <text:p>['PRP', 'VBP', 'IN', 'DT', 'MD', 'RB', 'VB', 'NN', 'IN', 'DT', 'NNP', 'CC', 'RB', ',', 'DT', 'JJ', 'NN', 'IN', 'DT', 'NNP', 'NN', 'IN', 'DT', 'NN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69" calcext:value-type="float">
            <text:p>169</text:p>
          </table:table-cell>
          <table:table-cell office:value-type="string" calcext:value-type="string">
            <text:p>In this scene, two women scientists, who are both highly intelligent and educated in their fields, are in some type of conflict.</text:p>
            <text:p/>
          </table:table-cell>
          <table:table-cell office:value-type="string" calcext:value-type="string">
            <text:p>['In', 'this', 'scene', ',', 'two', 'women', 'scientists', ',', 'who', 'are', 'both', 'highly', 'intelligent', 'and', 'educated', 'in', 'their', 'fields', ',', 'are', 'in', 'some', 'type', 'of', 'conflict', '.']</text:p>
          </table:table-cell>
          <table:table-cell office:value-type="string" calcext:value-type="string">
            <text:p>['IN', 'DT', 'NN', ',', 'CD', 'NNS', 'NNS', ',', 'WP', 'VBP', 'DT', 'RB', 'NN', 'CC', 'VBN', 'IN', 'PRP$', 'NNS', ',', 'VBP', 'IN', 'DT', 'NN', 'IN',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70" calcext:value-type="float">
            <text:p>170</text:p>
          </table:table-cell>
          <table:table-cell office:value-type="string" calcext:value-type="string">
            <text:p>The one on the left has a happy home and family, she is a leader among women and very independent.</text:p>
            <text:p/>
          </table:table-cell>
          <table:table-cell office:value-type="string" calcext:value-type="string">
            <text:p>['The', 'one', 'on', 'the', 'left', 'has', 'a', 'happy', 'home', 'and', 'family', ',', 'she', 'is', 'a', 'leader', 'among', 'women', 'and', 'very', 'independent', '.']</text:p>
          </table:table-cell>
          <table:table-cell office:value-type="string" calcext:value-type="string">
            <text:p>['DT', 'NN', 'IN', 'DT', 'NN', 'VBZ', 'DT', 'JJ', 'NN', 'CC', 'NN', ',', 'PRP', 'VBZ', 'DT', 'NN', 'IN', 'NNS', 'CC', 'RB', 'JJ',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71" calcext:value-type="float">
            <text:p>171</text:p>
          </table:table-cell>
          <table:table-cell office:value-type="string" calcext:value-type="string">
            <text:p>She has a higher position than the woman on the right.</text:p>
            <text:p/>
          </table:table-cell>
          <table:table-cell office:value-type="string" calcext:value-type="string">
            <text:p>['She', 'has', 'a', 'higher', 'position', 'than', 'the', 'woman', 'on', 'the', 'right', '.']</text:p>
          </table:table-cell>
          <table:table-cell office:value-type="string" calcext:value-type="string">
            <text:p>['PRP', 'VBZ', 'DT', 'JJR', 'NN', 'IN',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72" calcext:value-type="float">
            <text:p>172</text:p>
          </table:table-cell>
          <table:table-cell office:value-type="string" calcext:value-type="string">
            <text:p>The woman on the right is, due to her lower position (in the company, lab, etc.) somewhat bitter and has a type of grudge for the other.</text:p>
            <text:p/>
          </table:table-cell>
          <table:table-cell office:value-type="string" calcext:value-type="string">
            <text:p>['The', 'woman', 'on', 'the', 'right', 'is', ',', 'due', 'to', 'her', 'lower', 'position', '(', 'in', 'the', 'company', ',', 'lab', ',', 'etc', '.', ')', 'somewhat', 'bitter', 'and', 'has', 'a', 'type', 'of', 'grudge', 'for', 'the', 'other', '.']</text:p>
          </table:table-cell>
          <table:table-cell office:value-type="string" calcext:value-type="string">
            <text:p>['DT', 'NN', 'IN', 'DT', 'NN', 'VBZ', ',', 'JJ', 'TO', 'PRP$', 'JJR', 'NN', '(', 'IN', 'DT', 'NN', ',', 'NN', ',', 'FW', '.', ')', 'RB', 'JJ', 'CC', 'VBZ', 'DT', 'NN', 'IN', 'NN', 'IN', 'DT',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73" calcext:value-type="float">
            <text:p>173</text:p>
          </table:table-cell>
          <table:table-cell office:value-type="string" calcext:value-type="string">
            <text:p>This woman (on the right) is not happy with her life and envious of the other.</text:p>
            <text:p/>
          </table:table-cell>
          <table:table-cell office:value-type="string" calcext:value-type="string">
            <text:p>['This', 'woman', '(', 'on', 'the', 'right', ')', 'is', 'not', 'happy', 'with', 'her', 'life', 'and', 'envious', 'of', 'the', 'other', '.']</text:p>
          </table:table-cell>
          <table:table-cell office:value-type="string" calcext:value-type="string">
            <text:p>['DT', 'NN', '(', 'IN', 'DT', 'NN', ')', 'VBZ', 'RB', 'JJ', 'IN', 'PRP$', 'NN', 'CC', 'JJ', 'IN', 'DT',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74" calcext:value-type="float">
            <text:p>174</text:p>
          </table:table-cell>
          <table:table-cell office:value-type="string" calcext:value-type="string">
            <text:p>She has buried her time into science thus magnifying her feelings toward the other more well-rounded person.</text:p>
            <text:p/>
          </table:table-cell>
          <table:table-cell office:value-type="string" calcext:value-type="string">
            <text:p>['She', 'has', 'buried', 'her', 'time', 'into', 'science', 'thus', 'magnifying', 'her', 'feelings', 'toward', 'the', 'other', 'more', 'well-rounded', 'person', '.']</text:p>
          </table:table-cell>
          <table:table-cell office:value-type="string" calcext:value-type="string">
            <text:p>['PRP', 'VBZ', 'VBN', 'PRP$', 'NN', 'IN', 'NN', 'RB', 'VBG', 'PRP$', 'NNS', 'IN', 'DT', 'JJ', 'JJR',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75" calcext:value-type="float">
            <text:p>175</text:p>
          </table:table-cell>
          <table:table-cell office:value-type="string" calcext:value-type="string">
            <text:p>The two women are about to do something important for science and they do not know right now that the repressed conflict will rise up.</text:p>
            <text:p/>
          </table:table-cell>
          <table:table-cell office:value-type="string" calcext:value-type="string">
            <text:p>['The', 'two', 'women', 'are', 'about', 'to', 'do', 'something', 'important', 'for', 'science', 'and', 'they', 'do', 'not', 'know', 'right', 'now', 'that', 'the', 'repressed', 'conflict', 'will', 'rise', 'up', '.']</text:p>
          </table:table-cell>
          <table:table-cell office:value-type="string" calcext:value-type="string">
            <text:p>['DT', 'CD', 'NNS', 'VBP', 'IN', 'TO', 'VB', 'NN', 'JJ', 'IN', 'NN', 'CC', 'PRP', 'VBP', 'RB', 'VB', 'RB', 'RB', 'IN', 'DT', 'JJ', 'NN', 'MD', 'VB', '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76" calcext:value-type="float">
            <text:p>176</text:p>
          </table:table-cell>
          <table:table-cell office:value-type="string" calcext:value-type="string">
            <text:p>Two examples of perpetual students; they finished college ten years ago and are still puttering around in an academic manner.</text:p>
            <text:p/>
          </table:table-cell>
          <table:table-cell office:value-type="string" calcext:value-type="string">
            <text:p>['Two', 'examples', 'of', 'perpetual', 'students', ';', 'they', 'finished', 'college', 'ten', 'years', 'ago', 'and', 'are', 'still', 'puttering', 'around', 'in', 'an', 'academic', 'manner', '.']</text:p>
          </table:table-cell>
          <table:table-cell office:value-type="string" calcext:value-type="string">
            <text:p>['CD', 'NNS', 'IN', 'JJ', 'NNS', ':', 'PRP', 'VBD', 'NN', 'CD', 'NNS', 'RB', 'CC', 'VBP', 'RB', 'VBG', 'RB', 'IN', 'DT', 'JJ', 'NN', '.']</text:p>
          </table:table-cell>
          <table:table-cell office:value-type="string" calcext:value-type="string">
            <text:p>Pass</text:p>
          </table:table-cell>
          <table:table-cell office:value-type="string" calcext:value-type="string">
            <text:p>they finished college ten years ago and are still puttering around in an academic manner.</text:p>
          </table:table-cell>
          <table:table-cell table:number-columns-repeated="3" office:value-type="string" calcext:value-type="string">
            <text:p>no</text:p>
          </table:table-cell>
          <table:table-cell table:number-columns-repeated="1015"/>
        </table:table-row>
        <table:table-row table:style-name="ro1">
          <table:table-cell office:value-type="float" office:value="177" calcext:value-type="float">
            <text:p>177</text:p>
          </table:table-cell>
          <table:table-cell office:value-type="string" calcext:value-type="string">
            <text:p>Woman on left is an activist with no finesse and a lot more bitterness than convictions.</text:p>
            <text:p/>
          </table:table-cell>
          <table:table-cell office:value-type="string" calcext:value-type="string">
            <text:p>['Woman', 'on', 'left', 'is', 'an', 'activist', 'with', 'no', 'finesse', 'and', 'a', 'lot', 'more', 'bitterness', 'than', 'convictions', '.']</text:p>
          </table:table-cell>
          <table:table-cell office:value-type="string" calcext:value-type="string">
            <text:p>['NNP', 'IN', 'NN', 'VBZ', 'DT', 'NN', 'IN', 'DT', 'NN', 'CC', 'DT', 'NN', 'JJR', 'NN', 'I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78" calcext:value-type="float">
            <text:p>178</text:p>
          </table:table-cell>
          <table:table-cell office:value-type="string" calcext:value-type="string">
            <text:p>Other woman has no opinions (although she occasionally borrows one, just in case somebody should ask) and rarely does or says anything without realizing immediately that it was inappropriate.</text:p>
            <text:p/>
          </table:table-cell>
          <table:table-cell office:value-type="string" calcext:value-type="string">
            <text:p>['Other', 'woman', 'has', 'no', 'opinions', '(', 'although', 'she', 'occasionally', 'borrows', 'one', ',', 'just', 'in', 'case', 'somebody', 'should', 'ask', ')', 'and', 'rarely', 'does', 'or', 'says', 'anything', 'without', 'realizing', 'immediately', 'that', 'it', 'was', 'inappropriate', '.']</text:p>
          </table:table-cell>
          <table:table-cell office:value-type="string" calcext:value-type="string">
            <text:p>['JJ', 'NN', 'VBZ', 'DT', 'NNS', '(', 'IN', 'PRP', 'RB', 'VBZ', 'CD', ',', 'RB', 'IN', 'NN', 'NN', 'MD', 'VB', ')', 'CC', 'RB', 'VBZ', 'CC', 'VBZ', 'NN', 'IN', 'VBG', 'RB', 'IN', 'PRP', 'VBD',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79" calcext:value-type="float">
            <text:p>179</text:p>
          </table:table-cell>
          <table:table-cell office:value-type="string" calcext:value-type="string">
            <text:p>The two share an apartment.</text:p>
            <text:p/>
          </table:table-cell>
          <table:table-cell office:value-type="string" calcext:value-type="string">
            <text:p>['The', 'two', 'share', 'an', 'apartment', '.']</text:p>
          </table:table-cell>
          <table:table-cell office:value-type="string" calcext:value-type="string">
            <text:p>['DT', 'CD', 'N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80" calcext:value-type="float">
            <text:p>180</text:p>
          </table:table-cell>
          <table:table-cell office:value-type="string" calcext:value-type="string">
            <text:p>She had always wanted to be a chemist.</text:p>
            <text:p/>
          </table:table-cell>
          <table:table-cell office:value-type="string" calcext:value-type="string">
            <text:p>['She', 'had', 'always', 'wanted', 'to', 'be', 'a', 'chemist', '.']</text:p>
          </table:table-cell>
          <table:table-cell office:value-type="string" calcext:value-type="string">
            <text:p>['PRP', 'VBD', 'RB', 'VBN', 'TO',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81" calcext:value-type="float">
            <text:p>181</text:p>
          </table:table-cell>
          <table:table-cell office:value-type="string" calcext:value-type="string">
            <text:p>Her parents had told her to get married, have children, and just be a housewife--but she wanted something more.</text:p>
            <text:p/>
          </table:table-cell>
          <table:table-cell office:value-type="string" calcext:value-type="string">
            <text:p>['Her', 'parents', 'had', 'told', 'her', 'to', 'get', 'married', ',', 'have', 'children', ',', 'and', 'just', 'be', 'a', 'housewife', '--', 'but', 'she', 'wanted', 'something', 'more', '.']</text:p>
          </table:table-cell>
          <table:table-cell office:value-type="string" calcext:value-type="string">
            <text:p>['PRP$', 'NNS', 'VBD', 'VBN', 'PRP$', 'TO', 'VB', 'VBN', ',', 'VBP', 'NNS', ',', 'CC', 'RB', 'VB', 'DT', 'NN', ':', 'CC', 'PRP', 'VBD', 'NN', 'RBR',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82" calcext:value-type="float">
            <text:p>182</text:p>
          </table:table-cell>
          <table:table-cell office:value-type="string" calcext:value-type="string">
            <text:p>She went to college and graduated magna cum laude, and then on to grad school.</text:p>
            <text:p/>
          </table:table-cell>
          <table:table-cell office:value-type="string" calcext:value-type="string">
            <text:p>['She', 'went', 'to', 'college', 'and', 'graduated', 'magna', 'cum', 'laude', ',', 'and', 'then', 'on', 'to', 'grad', 'school', '.']</text:p>
          </table:table-cell>
          <table:table-cell office:value-type="string" calcext:value-type="string">
            <text:p>['PRP', 'VBD', 'TO', 'NN', 'CC', 'VBD', 'NNS', 'JJ', 'NN', ',', 'CC', 'RB', 'IN', 'TO', 'VB', 'NN',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83" calcext:value-type="float">
            <text:p>183</text:p>
          </table:table-cell>
          <table:table-cell office:value-type="string" calcext:value-type="string">
            <text:p>In the 1950's attitudes towards the liberated woman were not as free and open as today.</text:p>
            <text:p/>
          </table:table-cell>
          <table:table-cell office:value-type="string" calcext:value-type="string">
            <text:p>['In', 'the', '1950', "'s", 'attitudes', 'towards', 'the', 'liberated', 'woman', 'were', 'not', 'as', 'free', 'and', 'open', 'as', 'today', '.']</text:p>
          </table:table-cell>
          <table:table-cell office:value-type="string" calcext:value-type="string">
            <text:p>['IN', 'DT', 'CD', 'POS', 'NNS', 'IN', 'DT', 'JJ', 'NN', 'VBD', 'RB', 'IN', 'JJ', 'CC', 'JJ',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84" calcext:value-type="float">
            <text:p>184</text:p>
          </table:table-cell>
          <table:table-cell office:value-type="string" calcext:value-type="string">
            <text:p>She met with much opposition and ridicule, and for years remained a lonely woman against society.</text:p>
            <text:p/>
          </table:table-cell>
          <table:table-cell office:value-type="string" calcext:value-type="string">
            <text:p>['She', 'met', 'with', 'much', 'opposition', 'and', 'ridicule', ',', 'and', 'for', 'years', 'remained', 'a', 'lonely', 'woman', 'against', 'society', '.']</text:p>
          </table:table-cell>
          <table:table-cell office:value-type="string" calcext:value-type="string">
            <text:p>['PRP', 'VBD', 'IN', 'JJ', 'NN', 'CC', 'NN', ',', 'CC', 'IN', 'NNS', 'VBD', 'DT', 'JJ', 'NN', 'IN', 'NN',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85" calcext:value-type="float">
            <text:p>185</text:p>
          </table:table-cell>
          <table:table-cell office:value-type="string" calcext:value-type="string">
            <text:p>Today, she is completely accepted.</text:p>
            <text:p/>
          </table:table-cell>
          <table:table-cell office:value-type="string" calcext:value-type="string">
            <text:p>['Today', ',', 'she', 'is', 'completely', 'accepted', '.']</text:p>
          </table:table-cell>
          <table:table-cell office:value-type="string" calcext:value-type="string">
            <text:p>['NN', ',', 'PRP', 'VBZ', 'RB', 'VB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86" calcext:value-type="float">
            <text:p>186</text:p>
          </table:table-cell>
          <table:table-cell office:value-type="string" calcext:value-type="string">
            <text:p>The two women are scientists.</text:p>
            <text:p/>
          </table:table-cell>
          <table:table-cell office:value-type="string" calcext:value-type="string">
            <text:p>['The', 'two', 'women', 'are', 'scientists', '.']</text:p>
          </table:table-cell>
          <table:table-cell office:value-type="string" calcext:value-type="string">
            <text:p>['DT', 'CD', 'NNS', 'VBP',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87" calcext:value-type="float">
            <text:p>187</text:p>
          </table:table-cell>
          <table:table-cell office:value-type="string" calcext:value-type="string">
            <text:p>It appears that they are conducting an experiment.</text:p>
            <text:p/>
          </table:table-cell>
          <table:table-cell office:value-type="string" calcext:value-type="string">
            <text:p>['It', 'appears', 'that', 'they', 'are', 'conducting', 'an', 'experiment', '.']</text:p>
          </table:table-cell>
          <table:table-cell office:value-type="string" calcext:value-type="string">
            <text:p>['PRP', 'VBZ', 'IN', 'PRP', 'VBP', 'VBG',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88" calcext:value-type="float">
            <text:p>188</text:p>
          </table:table-cell>
          <table:table-cell office:value-type="string" calcext:value-type="string">
            <text:p>By their facial expressions it is clear that neither has held fulfilling lives.</text:p>
            <text:p/>
          </table:table-cell>
          <table:table-cell office:value-type="string" calcext:value-type="string">
            <text:p>['By', 'their', 'facial', 'expressions', 'it', 'is', 'clear', 'that', 'neither', 'has', 'held', 'fulfilling', 'lives', '.']</text:p>
          </table:table-cell>
          <table:table-cell office:value-type="string" calcext:value-type="string">
            <text:p>['IN', 'PRP$', 'JJ', 'NNS', 'PRP', 'VBZ', 'JJ', 'IN', 'DT', 'VBZ', 'VBN', 'VBG',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89" calcext:value-type="float">
            <text:p>189</text:p>
          </table:table-cell>
          <table:table-cell office:value-type="string" calcext:value-type="string">
            <text:p>Their work appears to be monotonous now.</text:p>
            <text:p/>
          </table:table-cell>
          <table:table-cell office:value-type="string" calcext:value-type="string">
            <text:p>['Their', 'work', 'appears', 'to', 'be', 'monotonous', 'now', '.']</text:p>
          </table:table-cell>
          <table:table-cell office:value-type="string" calcext:value-type="string">
            <text:p>['PRP$', 'NN', 'VBZ', 'TO', 'VB', 'JJ',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90" calcext:value-type="float">
            <text:p>190</text:p>
          </table:table-cell>
          <table:table-cell office:value-type="string" calcext:value-type="string">
            <text:p>Neither smiles.</text:p>
            <text:p/>
          </table:table-cell>
          <table:table-cell office:value-type="string" calcext:value-type="string">
            <text:p>['Neither', 'smiles', '.']</text:p>
          </table:table-cell>
          <table:table-cell office:value-type="string" calcext:value-type="string">
            <text:p>['DT',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91" calcext:value-type="float">
            <text:p>191</text:p>
          </table:table-cell>
          <table:table-cell office:value-type="string" calcext:value-type="string">
            <text:p>Perhaps their total dedication to science has left them unacceptable to all the chauvinists.</text:p>
            <text:p/>
          </table:table-cell>
          <table:table-cell office:value-type="string" calcext:value-type="string">
            <text:p>['Perhaps', 'their', 'total', 'dedication', 'to', 'science', 'has', 'left', 'them', 'unacceptable', 'to', 'all', 'the', 'chauvinists', '.']</text:p>
          </table:table-cell>
          <table:table-cell office:value-type="string" calcext:value-type="string">
            <text:p>['RB', 'PRP$', 'JJ', 'NN', 'TO', 'NN', 'VBZ', 'VBN', 'PRP', 'JJ', 'TO', 'PDT', 'DT',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92" calcext:value-type="float">
            <text:p>192</text:p>
          </table:table-cell>
          <table:table-cell office:value-type="string" calcext:value-type="string">
            <text:p>Each will continue working because of a lack of anything else.</text:p>
            <text:p/>
          </table:table-cell>
          <table:table-cell office:value-type="string" calcext:value-type="string">
            <text:p>['Each', 'will', 'continue', 'working', 'because', 'of', 'a', 'lack', 'of', 'anything', 'else', '.']</text:p>
          </table:table-cell>
          <table:table-cell office:value-type="string" calcext:value-type="string">
            <text:p>['DT', 'MD', 'VB', 'VBG', 'IN', 'IN', 'DT', 'NN', 'IN', 'NN',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93" calcext:value-type="float">
            <text:p>193</text:p>
          </table:table-cell>
          <table:table-cell office:value-type="string" calcext:value-type="string">
            <text:p>Not that their work isn't important, but they should have had time to live.</text:p>
            <text:p/>
          </table:table-cell>
          <table:table-cell office:value-type="string" calcext:value-type="string">
            <text:p>['Not', 'that', 'their', 'work', 'is', "n't", 'important', ',', 'but', 'they', 'should', 'have', 'had', 'time', 'to', 'live', '.']</text:p>
          </table:table-cell>
          <table:table-cell office:value-type="string" calcext:value-type="string">
            <text:p>['RB', 'IN', 'PRP$', 'NN', 'VBZ', 'RB', 'JJ', ',', 'CC', 'PRP', 'MD', 'VB', 'VBD', 'NN', 'TO',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94" calcext:value-type="float">
            <text:p>194</text:p>
          </table:table-cell>
          <table:table-cell office:value-type="string" calcext:value-type="string">
            <text:p>Marie Lillsten began her life contained in a N. Y.</text:p>
            <text:p/>
          </table:table-cell>
          <table:table-cell office:value-type="string" calcext:value-type="string">
            <text:p>['Marie', 'Lillsten', 'began', 'her', 'life', 'contained', 'in', 'a', 'N.', 'Y', '.']</text:p>
          </table:table-cell>
          <table:table-cell office:value-type="string" calcext:value-type="string">
            <text:p>['NNP', 'NNP', 'VBD', 'PRP$', 'NN', 'VBN', 'IN', 'DT', 'NNP',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95" calcext:value-type="float">
            <text:p>195</text:p>
          </table:table-cell>
          <table:table-cell office:value-type="string" calcext:value-type="string">
            <text:p>City ghetto.</text:p>
            <text:p/>
          </table:table-cell>
          <table:table-cell office:value-type="string" calcext:value-type="string">
            <text:p>['City', 'ghetto', '.']</text:p>
          </table:table-cell>
          <table:table-cell office:value-type="string" calcext:value-type="string">
            <text:p>['NN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96" calcext:value-type="float">
            <text:p>196</text:p>
          </table:table-cell>
          <table:table-cell office:value-type="string" calcext:value-type="string">
            <text:p>Only out of the generosity of her aunt could she receive proper high school education in Syracuse, N. Y. where she breathed every scent of fresh clean air.</text:p>
            <text:p/>
          </table:table-cell>
          <table:table-cell office:value-type="string" calcext:value-type="string">
            <text:p>['Only', 'out', 'of', 'the', 'generosity', 'of', 'her', 'aunt', 'could', 'she', 'receive', 'proper', 'high', 'school', 'education', 'in', 'Syracuse', ',', 'N.', 'Y.', 'where', 'she', 'breathed', 'every', 'scent', 'of', 'fresh', 'clean', 'air', '.']</text:p>
          </table:table-cell>
          <table:table-cell office:value-type="string" calcext:value-type="string">
            <text:p>['RB', 'IN', 'IN', 'DT', 'NN', 'IN', 'PRP$', 'NN', 'MD', 'PRP', 'VB', 'JJ', 'JJ', 'NN', 'NN', 'IN', 'NNP', ',', 'NNP', 'NNP', 'WRB', 'PRP', 'VBD', 'DT', 'NN', 'IN', 'JJ', 'JJ', 'NN',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97" calcext:value-type="float">
            <text:p>197</text:p>
          </table:table-cell>
          <table:table-cell office:value-type="string" calcext:value-type="string">
            <text:p>Hard work resulted in success, but Marie's days were packed with academic studies and financial endeavors.</text:p>
            <text:p/>
          </table:table-cell>
          <table:table-cell office:value-type="string" calcext:value-type="string">
            <text:p>['Hard', 'work', 'resulted', 'in', 'success', ',', 'but', 'Marie', "'s", 'days', 'were', 'packed', 'with', 'academic', 'studies', 'and', 'financial', 'endeavors', '.']</text:p>
          </table:table-cell>
          <table:table-cell office:value-type="string" calcext:value-type="string">
            <text:p>['NNP', 'NN', 'VBD', 'IN', 'NN', ',', 'CC', 'NNP', 'POS', 'NNS', 'VBD', 'VBN', 'IN', 'JJ', 'NNS', 'CC', 'JJ', 'NNS',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98" calcext:value-type="float">
            <text:p>198</text:p>
          </table:table-cell>
          <table:table-cell office:value-type="string" calcext:value-type="string">
            <text:p>Her goal was to become a biological researcher for her mom had died at 38 of cancer, leaving 6 children younger than Marie's mere 14 years.</text:p>
            <text:p/>
          </table:table-cell>
          <table:table-cell office:value-type="string" calcext:value-type="string">
            <text:p>['Her', 'goal', 'was', 'to', 'become', 'a', 'biological', 'researcher', 'for', 'her', 'mom', 'had', 'died', 'at', '38', 'of', 'cancer', ',', 'leaving', '6', 'children', 'younger', 'than', 'Marie', "'s", 'mere', '14', 'years', '.']</text:p>
          </table:table-cell>
          <table:table-cell office:value-type="string" calcext:value-type="string">
            <text:p>['PRP$', 'NN', 'VBD', 'TO', 'VB', 'DT', 'JJ', 'NN', 'IN', 'PRP$', 'NN', 'VBD', 'VBN', 'IN', 'CD', 'IN', 'NN', ',', 'VBG', 'CD', 'NNS', 'JJR', 'IN', 'NNP', 'POS', 'JJ', 'CD',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99" calcext:value-type="float">
            <text:p>199</text:p>
          </table:table-cell>
          <table:table-cell office:value-type="string" calcext:value-type="string">
            <text:p>An absence from school was necessary for six months in 1971 while Marie worked 10 hours daily waitressing and studying at night.</text:p>
            <text:p/>
          </table:table-cell>
          <table:table-cell office:value-type="string" calcext:value-type="string">
            <text:p>['An', 'absence', 'from', 'school', 'was', 'necessary', 'for', 'six', 'months', 'in', '1971', 'while', 'Marie', 'worked', '10', 'hours', 'daily', 'waitressing', 'and', 'studying', 'at', 'night', '.']</text:p>
          </table:table-cell>
          <table:table-cell office:value-type="string" calcext:value-type="string">
            <text:p>['DT', 'NN', 'IN', 'NN', 'VBD', 'JJ', 'IN', 'CD', 'NNS', 'IN', 'CD', 'IN', 'NNP', 'VBD', 'CD', 'NNS', 'JJ', 'VBG', 'CC', 'VBG',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00" calcext:value-type="float">
            <text:p>200</text:p>
          </table:table-cell>
          <table:table-cell office:value-type="string" calcext:value-type="string">
            <text:p>She returned home too, to assist in raising the other children.</text:p>
            <text:p/>
          </table:table-cell>
          <table:table-cell office:value-type="string" calcext:value-type="string">
            <text:p>['She', 'returned', 'home', 'too', ',', 'to', 'assist', 'in', 'raising', 'the', 'other', 'children', '.']</text:p>
          </table:table-cell>
          <table:table-cell office:value-type="string" calcext:value-type="string">
            <text:p>['PRP', 'VBD', 'RB', 'RB', ',', 'TO', 'VB', 'IN', 'VBG', 'DT', 'JJ', 'NNS',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01" calcext:value-type="float">
            <text:p>201</text:p>
          </table:table-cell>
          <table:table-cell office:value-type="string" calcext:value-type="string">
            <text:p>And finally now, the epitome of her efforts culminated in an opportunity to receive the highest form of education available, a chance Marie cherished and many tossed away.</text:p>
            <text:p/>
          </table:table-cell>
          <table:table-cell office:value-type="string" calcext:value-type="string">
            <text:p>['And', 'finally', 'now', ',', 'the', 'epitome', 'of', 'her', 'efforts', 'culminated', 'in', 'an', 'opportunity', 'to', 'receive', 'the', 'highest', 'form', 'of', 'education', 'available', ',', 'a', 'chance', 'Marie', 'cherished', 'and', 'many', 'tossed', 'away', '.']</text:p>
          </table:table-cell>
          <table:table-cell office:value-type="string" calcext:value-type="string">
            <text:p>['CC', 'RB', 'RB', ',', 'DT', 'NN', 'IN', 'PRP$', 'NNS', 'VBN', 'IN', 'DT', 'NN', 'TO', 'VB', 'DT', 'JJS', 'NN', 'IN', 'NN', 'JJ', ',', 'DT', 'NN', 'NNP', 'VBD', 'CC', 'JJ', 'VBD', 'RB',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table:style-name="ce3" office:value-type="float" office:value="202" calcext:value-type="float">
            <text:p>202</text:p>
          </table:table-cell>
          <table:table-cell table:style-name="ce3" office:value-type="string" calcext:value-type="string">
            <text:p>Marie would succeed and Aunt Bertha helped and assisted always.</text:p>
            <text:p/>
          </table:table-cell>
          <table:table-cell table:style-name="ce3" office:value-type="string" calcext:value-type="string">
            <text:p>['Marie', 'would', 'succeed', 'and', 'Aunt', 'Bertha', 'helped', 'and', 'assisted', 'always', '.']</text:p>
          </table:table-cell>
          <table:table-cell table:style-name="ce3" office:value-type="string" calcext:value-type="string">
            <text:p>['NNP', 'MD', 'VB', 'CC', 'NNP', 'NNP', 'VBD', 'CC', 'VBD', 'RB', '.']</text:p>
          </table:table-cell>
          <table:table-cell table:style-name="ce4" office:value-type="string" calcext:value-type="string">
            <text:p>Removed</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203" calcext:value-type="float">
            <text:p>203</text:p>
          </table:table-cell>
          <table:table-cell office:value-type="string" calcext:value-type="string">
            <text:p>Someone really cared and that was great to know.</text:p>
            <text:p/>
          </table:table-cell>
          <table:table-cell office:value-type="string" calcext:value-type="string">
            <text:p>['Someone', 'really', 'cared', 'and', 'that', 'was', 'great', 'to', 'know', '.']</text:p>
          </table:table-cell>
          <table:table-cell office:value-type="string" calcext:value-type="string">
            <text:p>['NNP', 'RB', 'VBD', 'CC', 'DT', 'VBD', 'JJ', 'TO', 'VB',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204" calcext:value-type="float">
            <text:p>204</text:p>
          </table:table-cell>
          <table:table-cell office:value-type="string" calcext:value-type="string">
            <text:p>There are two women in this picture--in a laboratory doing research.</text:p>
            <text:p/>
          </table:table-cell>
          <table:table-cell office:value-type="string" calcext:value-type="string">
            <text:p>['There', 'are', 'two', 'women', 'in', 'this', 'picture', '--', 'in', 'a', 'laboratory', 'doing', 'research', '.']</text:p>
          </table:table-cell>
          <table:table-cell office:value-type="string" calcext:value-type="string">
            <text:p>['EX', 'VBP', 'CD', 'NNS', 'IN', 'DT', 'NN', ':', 'IN', 'DT', 'NN', 'VBG',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05" calcext:value-type="float">
            <text:p>205</text:p>
          </table:table-cell>
          <table:table-cell office:value-type="string" calcext:value-type="string">
            <text:p>One is performing an experiment--teaching the other, who is merely looking on at this point, how to do this particular experiment.</text:p>
            <text:p/>
          </table:table-cell>
          <table:table-cell office:value-type="string" calcext:value-type="string">
            <text:p>['One', 'is', 'performing', 'an', 'experiment', '--', 'teaching', 'the', 'other', ',', 'who', 'is', 'merely', 'looking', 'on', 'at', 'this', 'point', ',', 'how', 'to', 'do', 'this', 'particular', 'experiment', '.']</text:p>
          </table:table-cell>
          <table:table-cell office:value-type="string" calcext:value-type="string">
            <text:p>['CD', 'VBZ', 'VBG', 'DT', 'NN', ':', 'VBG', 'DT', 'JJ', ',', 'WP', 'VBZ', 'RB', 'VBG', 'IN', 'IN', 'DT', 'NN', ',', 'WRB', 'TO', 'VB',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06" calcext:value-type="float">
            <text:p>206</text:p>
          </table:table-cell>
          <table:table-cell office:value-type="string" calcext:value-type="string">
            <text:p>It looks like an old picture--something out of a Russian text book--one can imagine the description below it.</text:p>
            <text:p/>
          </table:table-cell>
          <table:table-cell office:value-type="string" calcext:value-type="string">
            <text:p>['It', 'looks', 'like', 'an', 'old', 'picture', '--', 'something', 'out', 'of', 'a', 'Russian', 'text', 'book', '--', 'one', 'can', 'imagine', 'the', 'description', 'below', 'it', '.']</text:p>
          </table:table-cell>
          <table:table-cell office:value-type="string" calcext:value-type="string">
            <text:p>['PRP', 'VBZ', 'IN', 'DT', 'JJ', 'NN', ':', 'NN', 'IN', 'IN', 'DT', 'JJ', 'NN', 'NN', ':', 'CD', 'MD', 'VB', 'DT', 'NN',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07" calcext:value-type="float">
            <text:p>207</text:p>
          </table:table-cell>
          <table:table-cell office:value-type="string" calcext:value-type="string">
            <text:p>Women are treated as equals--the women's liberation movement is a thing of the past in their country.</text:p>
            <text:p/>
          </table:table-cell>
          <table:table-cell office:value-type="string" calcext:value-type="string">
            <text:p>['Women', 'are', 'treated', 'as', 'equals', '--', 'the', 'women', "'s", 'liberation', 'movement', 'is', 'a', 'thing', 'of', 'the', 'past', 'in', 'their', 'country', '.']</text:p>
          </table:table-cell>
          <table:table-cell office:value-type="string" calcext:value-type="string">
            <text:p>['NNS', 'VBP', 'VBN', 'IN', 'NNS', ':', 'DT', 'NNS', 'POS', 'NN', 'NN', 'VBZ', 'DT', 'NN', 'IN', 'DT', 'NN',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08" calcext:value-type="float">
            <text:p>208</text:p>
          </table:table-cell>
          <table:table-cell office:value-type="string" calcext:value-type="string">
            <text:p>The experiment they are doing is very important and the results will have influence on the lives of many people.</text:p>
            <text:p/>
          </table:table-cell>
          <table:table-cell office:value-type="string" calcext:value-type="string">
            <text:p>['The', 'experiment', 'they', 'are', 'doing', 'is', 'very', 'important', 'and', 'the', 'results', 'will', 'have', 'influence', 'on', 'the', 'lives', 'of', 'many', 'people', '.']</text:p>
          </table:table-cell>
          <table:table-cell office:value-type="string" calcext:value-type="string">
            <text:p>['DT', 'NN', 'PRP', 'VBP', 'VBG', 'VBZ', 'RB', 'JJ', 'CC', 'DT', 'NNS', 'MD', 'VB', 'NN', 'IN', 'DT', 'NNS', 'IN', 'JJ', 'NNS',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09" calcext:value-type="float">
            <text:p>209</text:p>
          </table:table-cell>
          <table:table-cell office:value-type="string" calcext:value-type="string">
            <text:p>It is a tedious chore, but must be done.</text:p>
            <text:p/>
          </table:table-cell>
          <table:table-cell office:value-type="string" calcext:value-type="string">
            <text:p>['It', 'is', 'a', 'tedious', 'chore', ',', 'but', 'must', 'be', 'done', '.']</text:p>
          </table:table-cell>
          <table:table-cell office:value-type="string" calcext:value-type="string">
            <text:p>['PRP', 'VBZ', 'DT', 'JJ', 'NN', ',', 'CC', 'MD', 'VB',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10" calcext:value-type="float">
            <text:p>210</text:p>
          </table:table-cell>
          <table:table-cell office:value-type="string" calcext:value-type="string">
            <text:p>The woman who is looking on has great respect for the woman working.</text:p>
            <text:p/>
          </table:table-cell>
          <table:table-cell office:value-type="string" calcext:value-type="string">
            <text:p>['The', 'woman', 'who', 'is', 'looking', 'on', 'has', 'great', 'respect', 'for', 'the', 'woman', 'working', '.']</text:p>
          </table:table-cell>
          <table:table-cell office:value-type="string" calcext:value-type="string">
            <text:p>['DT', 'NN', 'WP', 'VBZ', 'VBG', 'IN', 'VBZ', 'JJ', 'NN', 'IN', 'DT', 'NN', 'VBG',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11" calcext:value-type="float">
            <text:p>211</text:p>
          </table:table-cell>
          <table:table-cell office:value-type="string" calcext:value-type="string">
            <text:p>She is thinking that there is so much to learn--not only from the experiment, but from people--from life, itself.</text:p>
            <text:p/>
          </table:table-cell>
          <table:table-cell office:value-type="string" calcext:value-type="string">
            <text:p>['She', 'is', 'thinking', 'that', 'there', 'is', 'so', 'much', 'to', 'learn', '--', 'not', 'only', 'from', 'the', 'experiment', ',', 'but', 'from', 'people', '--', 'from', 'life', ',', 'itself', '.']</text:p>
          </table:table-cell>
          <table:table-cell office:value-type="string" calcext:value-type="string">
            <text:p>['PRP', 'VBZ', 'VBG', 'IN', 'EX', 'VBZ', 'RB', 'JJ', 'TO', 'VB', ':', 'RB', 'RB', 'IN', 'DT', 'NN', ',', 'CC', 'IN', 'NNS', ':', 'IN', 'NN', ',',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12" calcext:value-type="float">
            <text:p>212</text:p>
          </table:table-cell>
          <table:table-cell office:value-type="string" calcext:value-type="string">
            <text:p>She perhaps regrets that she is not younger.</text:p>
            <text:p/>
          </table:table-cell>
          <table:table-cell office:value-type="string" calcext:value-type="string">
            <text:p>['She', 'perhaps', 'regrets', 'that', 'she', 'is', 'not', 'younger', '.']</text:p>
          </table:table-cell>
          <table:table-cell office:value-type="string" calcext:value-type="string">
            <text:p>['PRP', 'RB', 'VBZ', 'IN', 'PRP', 'VBZ', 'RB', 'JJR',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213" calcext:value-type="float">
            <text:p>213</text:p>
          </table:table-cell>
          <table:table-cell office:value-type="string" calcext:value-type="string">
            <text:p>The people are the captain of a ship suspected of carrying drugs into this country and the local chief of police.</text:p>
            <text:p/>
          </table:table-cell>
          <table:table-cell office:value-type="string" calcext:value-type="string">
            <text:p>['The', 'people', 'are', 'the', 'captain', 'of', 'a', 'ship', 'suspected', 'of', 'carrying', 'drugs', 'into', 'this', 'country', 'and', 'the', 'local', 'chief', 'of', 'police', '.']</text:p>
          </table:table-cell>
          <table:table-cell office:value-type="string" calcext:value-type="string">
            <text:p>['DT', 'NNS', 'VBP', 'DT', 'NN', 'IN', 'DT', 'NN', 'VBN', 'IN', 'VBG', 'NNS', 'IN', 'DT', 'NN', 'CC', 'DT', 'JJ', 'NN',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14" calcext:value-type="float">
            <text:p>214</text:p>
          </table:table-cell>
          <table:table-cell office:value-type="string" calcext:value-type="string">
            <text:p>The police chief is questioning the captain and is getting rather forceful.</text:p>
            <text:p/>
          </table:table-cell>
          <table:table-cell office:value-type="string" calcext:value-type="string">
            <text:p>['The', 'police', 'chief', 'is', 'questioning', 'the', 'captain', 'and', 'is', 'getting', 'rather', 'forceful', '.']</text:p>
          </table:table-cell>
          <table:table-cell office:value-type="string" calcext:value-type="string">
            <text:p>['DT', 'NN', 'NN', 'VBZ', 'VBG', 'DT', 'NN', 'CC', 'VBZ', 'VBG', 'RB',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15" calcext:value-type="float">
            <text:p>215</text:p>
          </table:table-cell>
          <table:table-cell office:value-type="string" calcext:value-type="string">
            <text:p>The captain tells the police chief in no uncertain terms what's what.</text:p>
            <text:p/>
          </table:table-cell>
          <table:table-cell office:value-type="string" calcext:value-type="string">
            <text:p>['The', 'captain', 'tells', 'the', 'police', 'chief', 'in', 'no', 'uncertain', 'terms', 'what', "'s", 'what', '.']</text:p>
          </table:table-cell>
          <table:table-cell office:value-type="string" calcext:value-type="string">
            <text:p>['DT', 'NN', 'VBZ', 'DT', 'NN', 'NN', 'IN', 'DT', 'JJ', 'NNS', 'WP', 'VBZ', 'W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16" calcext:value-type="float">
            <text:p>216</text:p>
          </table:table-cell>
          <table:table-cell office:value-type="string" calcext:value-type="string">
            <text:p>There was an anonymous phone call and several rumors that this ship was bringing drugs into this country.</text:p>
            <text:p/>
          </table:table-cell>
          <table:table-cell office:value-type="string" calcext:value-type="string">
            <text:p>['There', 'was', 'an', 'anonymous', 'phone', 'call', 'and', 'several', 'rumors', 'that', 'this', 'ship', 'was', 'bringing', 'drugs', 'into', 'this', 'country', '.']</text:p>
          </table:table-cell>
          <table:table-cell office:value-type="string" calcext:value-type="string">
            <text:p>['EX', 'VBD', 'DT', 'JJ', 'NN', 'NN', 'CC', 'JJ', 'NNS', 'IN', 'DT', 'NN', 'VBD', 'VBG',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17" calcext:value-type="float">
            <text:p>217</text:p>
          </table:table-cell>
          <table:table-cell office:value-type="string" calcext:value-type="string">
            <text:p>The captain thinks the police chief is trying to be a little Caesar in his questioning and resents this.</text:p>
            <text:p/>
          </table:table-cell>
          <table:table-cell office:value-type="string" calcext:value-type="string">
            <text:p>['The', 'captain', 'thinks', 'the', 'police', 'chief', 'is', 'trying', 'to', 'be', 'a', 'little', 'Caesar', 'in', 'his', 'questioning', 'and', 'resents', 'this', '.']</text:p>
          </table:table-cell>
          <table:table-cell office:value-type="string" calcext:value-type="string">
            <text:p>['DT', 'NN', 'VBZ', 'DT', 'NN', 'NN', 'VBZ', 'VBG', 'TO', 'VB', 'DT', 'JJ', 'NNP', 'IN', 'PRP$', 'NN', 'CC', 'NNS', 'DT',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18" calcext:value-type="float">
            <text:p>218</text:p>
          </table:table-cell>
          <table:table-cell office:value-type="string" calcext:value-type="string">
            <text:p>The captain will be fairly uncooperative and the chief will question others.</text:p>
            <text:p/>
          </table:table-cell>
          <table:table-cell office:value-type="string" calcext:value-type="string">
            <text:p>['The', 'captain', 'will', 'be', 'fairly', 'uncooperative', 'and', 'the', 'chief', 'will', 'question', 'others', '.']</text:p>
          </table:table-cell>
          <table:table-cell office:value-type="string" calcext:value-type="string">
            <text:p>['DT', 'NN', 'MD', 'VB', 'RB', 'JJ', 'CC', 'DT', 'NN', 'MD', 'VB',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19" calcext:value-type="float">
            <text:p>219</text:p>
          </table:table-cell>
          <table:table-cell office:value-type="string" calcext:value-type="string">
            <text:p>It will touch off enmity between the two.</text:p>
            <text:p/>
          </table:table-cell>
          <table:table-cell office:value-type="string" calcext:value-type="string">
            <text:p>['It', 'will', 'touch', 'off', 'enmity', 'between', 'the', 'two', '.']</text:p>
          </table:table-cell>
          <table:table-cell office:value-type="string" calcext:value-type="string">
            <text:p>['PRP', 'MD', 'VB', 'RP', 'NN', 'IN', 'DT', 'CD',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220" calcext:value-type="float">
            <text:p>220</text:p>
          </table:table-cell>
          <table:table-cell office:value-type="string" calcext:value-type="string">
            <text:p>A businessman whose son is an ensign in the Navy is boarding his son's ship to visit with his son and to have his son show him about.</text:p>
            <text:p/>
          </table:table-cell>
          <table:table-cell office:value-type="string" calcext:value-type="string">
            <text:p>['A', 'businessman', 'whose', 'son', 'is', 'an', 'ensign', 'in', 'the', 'Navy', 'is', 'boarding', 'his', 'son', "'s", 'ship', 'to', 'visit', 'with', 'his', 'son', 'and', 'to', 'have', 'his', 'son', 'show', 'him', 'about', '.']</text:p>
          </table:table-cell>
          <table:table-cell office:value-type="string" calcext:value-type="string">
            <text:p>['DT', 'NN', 'WP$', 'NN', 'VBZ', 'DT', 'NN', 'IN', 'DT', 'NNP', 'VBZ', 'VBG', 'PRP$', 'NN', 'POS', 'NN', 'TO', 'VB', 'IN', 'PRP$', 'NN', 'CC', 'TO', 'VB', 'PRP$', 'NN', 'NN', 'PRP', 'I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221" calcext:value-type="float">
            <text:p>221</text:p>
          </table:table-cell>
          <table:table-cell office:value-type="string" calcext:value-type="string">
            <text:p>The father very sincerely hoped that the son would go into his business.</text:p>
            <text:p/>
          </table:table-cell>
          <table:table-cell office:value-type="string" calcext:value-type="string">
            <text:p>['The', 'father', 'very', 'sincerely', 'hoped', 'that', 'the', 'son', 'would', 'go', 'into', 'his', 'business', '.']</text:p>
          </table:table-cell>
          <table:table-cell office:value-type="string" calcext:value-type="string">
            <text:p>['DT', 'NN', 'RB', 'RB', 'VBD', 'IN', 'DT', 'NN', 'MD', 'VB',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222" calcext:value-type="float">
            <text:p>222</text:p>
          </table:table-cell>
          <table:table-cell table:style-name="ce3" office:value-type="string" calcext:value-type="string">
            <text:p>He was deeply disappointed when his son chose a Naval career.</text:p>
            <text:p/>
          </table:table-cell>
          <table:table-cell table:style-name="ce3" office:value-type="string" calcext:value-type="string">
            <text:p>['He', 'was', 'deeply', 'disappointed', 'when', 'his', 'son', 'chose', 'a', 'Naval', 'career', '.']</text:p>
          </table:table-cell>
          <table:table-cell table:style-name="ce3" office:value-type="string" calcext:value-type="string">
            <text:p>['PRP', 'VBD', 'RB', 'JJ', 'WRB', 'PRP$', 'NN', 'VBD', 'DT', 'NNP',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23" calcext:value-type="float">
            <text:p>223</text:p>
          </table:table-cell>
          <table:table-cell office:value-type="string" calcext:value-type="string">
            <text:p>Encouraged by his son's pride, yet still skeptical, he visits the ship.</text:p>
            <text:p/>
          </table:table-cell>
          <table:table-cell office:value-type="string" calcext:value-type="string">
            <text:p>['Encouraged', 'by', 'his', 'son', "'s", 'pride', ',', 'yet', 'still', 'skeptical', ',', 'he', 'visits', 'the', 'ship', '.']</text:p>
          </table:table-cell>
          <table:table-cell office:value-type="string" calcext:value-type="string">
            <text:p>['VBN', 'IN', 'PRP$', 'NN', 'POS', 'NN', ',', 'RB', 'RB', 'JJ', ',', 'PRP',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24" calcext:value-type="float">
            <text:p>224</text:p>
          </table:table-cell>
          <table:table-cell office:value-type="string" calcext:value-type="string">
            <text:p>The father, very skeptical about the Navy, is talking to the skipper, who praises his son as an excellent man with a promising future.</text:p>
            <text:p/>
          </table:table-cell>
          <table:table-cell office:value-type="string" calcext:value-type="string">
            <text:p>['The', 'father', ',', 'very', 'skeptical', 'about', 'the', 'Navy', ',', 'is', 'talking', 'to', 'the', 'skipper', ',', 'who', 'praises', 'his', 'son', 'as', 'an', 'excellent', 'man', 'with', 'a', 'promising', 'future', '.']</text:p>
          </table:table-cell>
          <table:table-cell office:value-type="string" calcext:value-type="string">
            <text:p>['DT', 'NN', ',', 'RB', 'JJ', 'IN', 'DT', 'NNP', ',', 'VBZ', 'VBG', 'TO', 'DT', 'NN', ',', 'WP', 'VBZ', 'PRP$', 'NN', 'IN', 'DT', 'JJ', 'NN', 'IN', 'DT',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225" calcext:value-type="float">
            <text:p>225</text:p>
          </table:table-cell>
          <table:table-cell office:value-type="string" calcext:value-type="string">
            <text:p>The father sees the son and, after seeing the ship, changes his attitude from skepticism to pride.</text:p>
            <text:p/>
          </table:table-cell>
          <table:table-cell office:value-type="string" calcext:value-type="string">
            <text:p>['The', 'father', 'sees', 'the', 'son', 'and', ',', 'after', 'seeing', 'the', 'ship', ',', 'changes', 'his', 'attitude', 'from', 'skepticism', 'to', 'pride', '.']</text:p>
          </table:table-cell>
          <table:table-cell office:value-type="string" calcext:value-type="string">
            <text:p>['DT', 'NN', 'VBZ', 'DT', 'NN', 'CC', ',', 'IN', 'VBG', 'DT', 'NN', ',', 'VBZ', 'PRP$', 'NN', 'IN', 'NN', 'TO',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26" calcext:value-type="float">
            <text:p>226</text:p>
          </table:table-cell>
          <table:table-cell office:value-type="string" calcext:value-type="string">
            <text:p>Mr. X has unfortunately been unable to locate a friend of his departing for Europe aboard the S. S. Potter.</text:p>
            <text:p/>
          </table:table-cell>
          <table:table-cell office:value-type="string" calcext:value-type="string">
            <text:p>['Mr.', 'X', 'has', 'unfortunately', 'been', 'unable', 'to', 'locate', 'a', 'friend', 'of', 'his', 'departing', 'for', 'Europe', 'aboard', 'the', 'S.', 'S.', 'Potter', '.']</text:p>
          </table:table-cell>
          <table:table-cell office:value-type="string" calcext:value-type="string">
            <text:p>['NNP', 'NNP', 'VBZ', 'RB', 'VBN', 'JJ', 'TO', 'VB', 'DT', 'NN', 'IN', 'PRP$', 'VBG', 'IN', 'NNP', 'IN', 'DT', 'NNP', 'NNP', 'NNP',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227" calcext:value-type="float">
            <text:p>227</text:p>
          </table:table-cell>
          <table:table-cell office:value-type="string" calcext:value-type="string">
            <text:p>The boat's purser is on hand for some advice.</text:p>
            <text:p/>
          </table:table-cell>
          <table:table-cell office:value-type="string" calcext:value-type="string">
            <text:p>['The', 'boat', "'s", 'purser', 'is', 'on', 'hand', 'for', 'some', 'advice', '.']</text:p>
          </table:table-cell>
          <table:table-cell office:value-type="string" calcext:value-type="string">
            <text:p>['DT', 'NN', 'POS', 'NN', 'VBZ', 'IN',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28" calcext:value-type="float">
            <text:p>228</text:p>
          </table:table-cell>
          <table:table-cell office:value-type="string" calcext:value-type="string">
            <text:p>Mr. X has wandered through all decks of the ship in a vain effort to find his friend.</text:p>
            <text:p/>
          </table:table-cell>
          <table:table-cell office:value-type="string" calcext:value-type="string">
            <text:p>['Mr.', 'X', 'has', 'wandered', 'through', 'all', 'decks', 'of', 'the', 'ship', 'in', 'a', 'vain', 'effort', 'to', 'find', 'his', 'friend', '.']</text:p>
          </table:table-cell>
          <table:table-cell office:value-type="string" calcext:value-type="string">
            <text:p>['NNP', 'NNP', 'VBZ', 'VBN', 'IN', 'DT', 'NNS', 'IN', 'DT', 'NN', 'IN', 'DT', 'NN', 'NN', 'TO', 'VB', 'PRP$',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229" calcext:value-type="float">
            <text:p>229</text:p>
          </table:table-cell>
          <table:table-cell office:value-type="string" calcext:value-type="string">
            <text:p>Exasperated, he has sought help.</text:p>
            <text:p/>
          </table:table-cell>
          <table:table-cell office:value-type="string" calcext:value-type="string">
            <text:p>['Exasperated', ',', 'he', 'has', 'sought', 'help', '.']</text:p>
          </table:table-cell>
          <table:table-cell office:value-type="string" calcext:value-type="string">
            <text:p>['VBN', ',', 'PRP', 'VBZ', 'VB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230" calcext:value-type="float">
            <text:p>230</text:p>
          </table:table-cell>
          <table:table-cell office:value-type="string" calcext:value-type="string">
            <text:p>Mr. Xis concerned lest he not find his acquaintance in time, for not seeing him off would be an unfortunate faux pas.</text:p>
            <text:p/>
          </table:table-cell>
          <table:table-cell office:value-type="string" calcext:value-type="string">
            <text:p>['Mr.', 'Xis', 'concerned', 'lest', 'he', 'not', 'find', 'his', 'acquaintance', 'in', 'time', ',', 'for', 'not', 'seeing', 'him', 'off', 'would', 'be', 'an', 'unfortunate', 'faux', 'pas', '.']</text:p>
          </table:table-cell>
          <table:table-cell office:value-type="string" calcext:value-type="string">
            <text:p>['NNP', 'NNP', 'VBD', 'JJS', 'PRP', 'RB', 'VB', 'PRP$', 'NN', 'IN', 'NN', ',', 'IN', 'RB', 'VBG', 'PRP', 'RP', 'MD', 'VB', 'DT', 'JJ', 'NN',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231" calcext:value-type="float">
            <text:p>231</text:p>
          </table:table-cell>
          <table:table-cell office:value-type="string" calcext:value-type="string">
            <text:p>The purser will check the records and undoubtedly find the friend.</text:p>
            <text:p/>
          </table:table-cell>
          <table:table-cell office:value-type="string" calcext:value-type="string">
            <text:p>['The', 'purser', 'will', 'check', 'the', 'records', 'and', 'undoubtedly', 'find', 'the', 'friend', '.']</text:p>
          </table:table-cell>
          <table:table-cell office:value-type="string" calcext:value-type="string">
            <text:p>['DT', 'NN', 'MD', 'VB', 'DT', 'NNS', 'CC', 'RB',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32" calcext:value-type="float">
            <text:p>232</text:p>
          </table:table-cell>
          <table:table-cell office:value-type="string" calcext:value-type="string">
            <text:p>The captain of the Queen Mary is explaining to a passenger that he cannot leave the ship.</text:p>
            <text:p/>
          </table:table-cell>
          <table:table-cell office:value-type="string" calcext:value-type="string">
            <text:p>['The', 'captain', 'of', 'the', 'Queen', 'Mary', 'is', 'explaining', 'to', 'a', 'passenger', 'that', 'he', 'can', 'not', 'leave', 'the', 'ship', '.']</text:p>
          </table:table-cell>
          <table:table-cell office:value-type="string" calcext:value-type="string">
            <text:p>['DT', 'NN', 'IN', 'DT', 'NNP', 'NNP', 'VBZ', 'VBG', 'TO', 'DT', 'NN', 'IN', 'PRP', 'MD', 'RB',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33" calcext:value-type="float">
            <text:p>233</text:p>
          </table:table-cell>
          <table:table-cell office:value-type="string" calcext:value-type="string">
            <text:p>The fellow is insisting upon doing so, but the captain is, after all, the master.</text:p>
            <text:p/>
          </table:table-cell>
          <table:table-cell office:value-type="string" calcext:value-type="string">
            <text:p>['The', 'fellow', 'is', 'insisting', 'upon', 'doing', 'so', ',', 'but', 'the', 'captain', 'is', ',', 'after', 'all', ',', 'the', 'master', '.']</text:p>
          </table:table-cell>
          <table:table-cell office:value-type="string" calcext:value-type="string">
            <text:p>['DT', 'NN', 'VBZ', 'VBG', 'IN', 'VBG', 'RB', ',', 'CC', 'DT', 'NN', 'VBZ', ',', 'IN', 'DT', ',',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34" calcext:value-type="float">
            <text:p>234</text:p>
          </table:table-cell>
          <table:table-cell office:value-type="string" calcext:value-type="string">
            <text:p>The passenger has left his wallet at home in Greenwich, Connecticut with his passport and, of course, his money.</text:p>
            <text:p/>
          </table:table-cell>
          <table:table-cell office:value-type="string" calcext:value-type="string">
            <text:p>['The', 'passenger', 'has', 'left', 'his', 'wallet', 'at', 'home', 'in', 'Greenwich', ',', 'Connecticut', 'with', 'his', 'passport', 'and', ',', 'of', 'course', ',', 'his', 'money', '.']</text:p>
          </table:table-cell>
          <table:table-cell office:value-type="string" calcext:value-type="string">
            <text:p>['DT', 'NN', 'VBZ', 'VBN', 'PRP$', 'NN', 'IN', 'NN', 'IN', 'NNP', ',', 'NNP', 'IN', 'PRP$', 'NN', 'CC', ',', 'IN', 'NN', ',',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35" calcext:value-type="float">
            <text:p>235</text:p>
          </table:table-cell>
          <table:table-cell office:value-type="string" calcext:value-type="string">
            <text:p>Therefore he naturally desires to disembark from the ship.</text:p>
            <text:p/>
          </table:table-cell>
          <table:table-cell office:value-type="string" calcext:value-type="string">
            <text:p>['Therefore', 'he', 'naturally', 'desires', 'to', 'disembark', 'from', 'the', 'ship', '.']</text:p>
          </table:table-cell>
          <table:table-cell office:value-type="string" calcext:value-type="string">
            <text:p>['RB', 'PRP', 'RB', 'VBZ', 'TO', 'VB',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36" calcext:value-type="float">
            <text:p>236</text:p>
          </table:table-cell>
          <table:table-cell office:value-type="string" calcext:value-type="string">
            <text:p>The captain thinks he is crazy.</text:p>
            <text:p/>
          </table:table-cell>
          <table:table-cell office:value-type="string" calcext:value-type="string">
            <text:p>['The', 'captain', 'thinks', 'he', 'is', 'crazy', '.']</text:p>
          </table:table-cell>
          <table:table-cell office:value-type="string" calcext:value-type="string">
            <text:p>['DT', 'NN', 'VBZ', 'PRP', 'VBZ',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37" calcext:value-type="float">
            <text:p>237</text:p>
          </table:table-cell>
          <table:table-cell office:value-type="string" calcext:value-type="string">
            <text:p>The passenger thinks the captain is a lunatic.</text:p>
            <text:p/>
          </table:table-cell>
          <table:table-cell office:value-type="string" calcext:value-type="string">
            <text:p>['The', 'passenger', 'thinks', 'the', 'captain', 'is', 'a', 'lunatic', '.']</text:p>
          </table:table-cell>
          <table:table-cell office:value-type="string" calcext:value-type="string">
            <text:p>['DT', 'NN', 'VBZ', 'DT', 'NN', 'VBZ', 'DT',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38" calcext:value-type="float">
            <text:p>238</text:p>
          </table:table-cell>
          <table:table-cell office:value-type="string" calcext:value-type="string">
            <text:p>However, the ship is ten miles out from shore.</text:p>
            <text:p/>
          </table:table-cell>
          <table:table-cell office:value-type="string" calcext:value-type="string">
            <text:p>['However', ',', 'the', 'ship', 'is', 'ten', 'miles', 'out', 'from', 'shore', '.']</text:p>
          </table:table-cell>
          <table:table-cell office:value-type="string" calcext:value-type="string">
            <text:p>['RB', ',', 'DT', 'NN', 'VBZ', 'JJ', 'NNS', 'RP',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39" calcext:value-type="float">
            <text:p>239</text:p>
          </table:table-cell>
          <table:table-cell office:value-type="string" calcext:value-type="string">
            <text:p>The passenger is, therefore, out of his mind.</text:p>
            <text:p/>
          </table:table-cell>
          <table:table-cell office:value-type="string" calcext:value-type="string">
            <text:p>['The', 'passenger', 'is', ',', 'therefore', ',', 'out', 'of', 'his', 'mind', '.']</text:p>
          </table:table-cell>
          <table:table-cell office:value-type="string" calcext:value-type="string">
            <text:p>['DT', 'NN', 'VBZ', ',', 'RB', ',', 'IN',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40" calcext:value-type="float">
            <text:p>240</text:p>
          </table:table-cell>
          <table:table-cell office:value-type="string" calcext:value-type="string">
            <text:p>A tourist is asking directions of a ship's officer before embarking on a tour of the port.</text:p>
            <text:p/>
          </table:table-cell>
          <table:table-cell office:value-type="string" calcext:value-type="string">
            <text:p>['A', 'tourist', 'is', 'asking', 'directions', 'of', 'a', 'ship', "'s", 'officer', 'before', 'embarking', 'on', 'a', 'tour', 'of', 'the', 'port', '.']</text:p>
          </table:table-cell>
          <table:table-cell office:value-type="string" calcext:value-type="string">
            <text:p>['DT', 'NN', 'VBZ', 'VBG', 'NNS', 'IN', 'DT', 'NN', 'POS', 'NN', 'IN', 'VBG', 'IN',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41" calcext:value-type="float">
            <text:p>241</text:p>
          </table:table-cell>
          <table:table-cell office:value-type="string" calcext:value-type="string">
            <text:p>The boat has sailed from the home port of the tourist, arrived at the visited port and after a night's sleep (the ship arrived in the evening), the tourist is curious to explore the port.</text:p>
            <text:p/>
          </table:table-cell>
          <table:table-cell office:value-type="string" calcext:value-type="string">
            <text:p>['The', 'boat', 'has', 'sailed', 'from', 'the', 'home', 'port', 'of', 'the', 'tourist', ',', 'arrived', 'at', 'the', 'visited', 'port', 'and', 'after', 'a', 'night', "'s", 'sleep', '(', 'the', 'ship', 'arrived', 'in', 'the', 'evening', ')', ',', 'the', 'tourist', 'is', 'curious', 'to', 'explore', 'the', 'port', '.']</text:p>
          </table:table-cell>
          <table:table-cell office:value-type="string" calcext:value-type="string">
            <text:p>['DT', 'NN', 'VBZ', 'VBN', 'IN', 'DT', 'NN', 'NN', 'IN', 'DT', 'NN', ',', 'VBN', 'IN', 'DT', 'JJ', 'NN', 'CC', 'IN', 'DT', 'NN', 'POS', 'NN', '(', 'DT', 'NN', 'VBD', 'IN', 'DT', 'NN', ')', ',', 'DT', 'NN', 'VBZ', 'JJ', 'TO',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42" calcext:value-type="float">
            <text:p>242</text:p>
          </table:table-cell>
          <table:table-cell office:value-type="string" calcext:value-type="string">
            <text:p>Instructions as to interesting sights, places, etc.</text:p>
            <text:p/>
          </table:table-cell>
          <table:table-cell office:value-type="string" calcext:value-type="string">
            <text:p>['Instructions', 'as', 'to', 'interesting', 'sights', ',', 'places', ',', 'etc', '.']</text:p>
          </table:table-cell>
          <table:table-cell office:value-type="string" calcext:value-type="string">
            <text:p>['NNS', 'IN', 'TO', 'VBG', 'NNS', ',', 'NNS', ',', 'FW',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243" calcext:value-type="float">
            <text:p>243</text:p>
          </table:table-cell>
          <table:table-cell office:value-type="string" calcext:value-type="string">
            <text:p>are desired of the officer.</text:p>
            <text:p/>
          </table:table-cell>
          <table:table-cell office:value-type="string" calcext:value-type="string">
            <text:p>['are', 'desired', 'of', 'the', 'officer', '.']</text:p>
          </table:table-cell>
          <table:table-cell office:value-type="string" calcext:value-type="string">
            <text:p>['VBP', 'VB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44" calcext:value-type="float">
            <text:p>244</text:p>
          </table:table-cell>
          <table:table-cell office:value-type="string" calcext:value-type="string">
            <text:p>The tourist will receive what he wants and embark on his exploration.</text:p>
            <text:p/>
          </table:table-cell>
          <table:table-cell office:value-type="string" calcext:value-type="string">
            <text:p>['The', 'tourist', 'will', 'receive', 'what', 'he', 'wants', 'and', 'embark', 'on', 'his', 'exploration', '.']</text:p>
          </table:table-cell>
          <table:table-cell office:value-type="string" calcext:value-type="string">
            <text:p>['DT', 'NN', 'MD', 'VB', 'WP', 'PRP', 'VBZ', 'CC', 'NN',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45" calcext:value-type="float">
            <text:p>245</text:p>
          </table:table-cell>
          <table:table-cell office:value-type="string" calcext:value-type="string">
            <text:p>The captain has discovered a stowaway and is in the process of severely reprimanding him.</text:p>
            <text:p/>
          </table:table-cell>
          <table:table-cell office:value-type="string" calcext:value-type="string">
            <text:p>['The', 'captain', 'has', 'discovered', 'a', 'stowaway', 'and', 'is', 'in', 'the', 'process', 'of', 'severely', 'reprimanding', 'him', '.']</text:p>
          </table:table-cell>
          <table:table-cell office:value-type="string" calcext:value-type="string">
            <text:p>['DT', 'NN', 'VBZ', 'VBN', 'DT', 'NN', 'CC', 'VBZ', 'IN', 'DT', 'NN', 'IN', 'RB', 'VBG', 'PR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46" calcext:value-type="float">
            <text:p>246</text:p>
          </table:table-cell>
          <table:table-cell office:value-type="string" calcext:value-type="string">
            <text:p>The stowaway is an unhappy gentleman who wishes to return to the fatherland.</text:p>
            <text:p/>
          </table:table-cell>
          <table:table-cell office:value-type="string" calcext:value-type="string">
            <text:p>['The', 'stowaway', 'is', 'an', 'unhappy', 'gentleman', 'who', 'wishes', 'to', 'return', 'to', 'the', 'fatherland', '.']</text:p>
          </table:table-cell>
          <table:table-cell office:value-type="string" calcext:value-type="string">
            <text:p>['DT', 'NN', 'VBZ', 'DT', 'JJ', 'NN', 'WP', 'VBZ', 'TO', 'VB', 'TO',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47" calcext:value-type="float">
            <text:p>247</text:p>
          </table:table-cell>
          <table:table-cell office:value-type="string" calcext:value-type="string">
            <text:p>He has been disillusioned by life in America.</text:p>
            <text:p/>
          </table:table-cell>
          <table:table-cell office:value-type="string" calcext:value-type="string">
            <text:p>['He', 'has', 'been', 'disillusioned', 'by', 'life', 'in', 'America', '.']</text:p>
          </table:table-cell>
          <table:table-cell office:value-type="string" calcext:value-type="string">
            <text:p>['PRP', 'VBZ', 'VBN', 'VBN', 'IN', 'NN', 'IN',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248" calcext:value-type="float">
            <text:p>248</text:p>
          </table:table-cell>
          <table:table-cell office:value-type="string" calcext:value-type="string">
            <text:p>The captain is also a skeptical liberal thinker lacking the courage to do the same thing.</text:p>
            <text:p/>
          </table:table-cell>
          <table:table-cell office:value-type="string" calcext:value-type="string">
            <text:p>['The', 'captain', 'is', 'also', 'a', 'skeptical', 'liberal', 'thinker', 'lacking', 'the', 'courage', 'to', 'do', 'the', 'same', 'thing', '.']</text:p>
          </table:table-cell>
          <table:table-cell office:value-type="string" calcext:value-type="string">
            <text:p>['DT', 'NN', 'VBZ', 'RB', 'DT', 'JJ', 'JJ', 'NN', 'VBG', 'DT', 'NN', 'TO', 'VB',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49" calcext:value-type="float">
            <text:p>249</text:p>
          </table:table-cell>
          <table:table-cell office:value-type="string" calcext:value-type="string">
            <text:p>The captain is doubtful in his own beliefs but admires the fortitude of the gentleman who wants to stow away.</text:p>
            <text:p/>
          </table:table-cell>
          <table:table-cell office:value-type="string" calcext:value-type="string">
            <text:p>['The', 'captain', 'is', 'doubtful', 'in', 'his', 'own', 'beliefs', 'but', 'admires', 'the', 'fortitude', 'of', 'the', 'gentleman', 'who', 'wants', 'to', 'stow', 'away', '.']</text:p>
          </table:table-cell>
          <table:table-cell office:value-type="string" calcext:value-type="string">
            <text:p>['DT', 'NN', 'VBZ', 'JJ', 'IN', 'PRP$', 'JJ', 'NNS', 'CC', 'VBZ', 'DT', 'NN', 'IN', 'DT', 'NN', 'WP', 'VBZ', 'TO', 'VB',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50" calcext:value-type="float">
            <text:p>250</text:p>
          </table:table-cell>
          <table:table-cell office:value-type="string" calcext:value-type="string">
            <text:p>The captain will reluctantly turn the stowaway in to the police.</text:p>
            <text:p/>
          </table:table-cell>
          <table:table-cell office:value-type="string" calcext:value-type="string">
            <text:p>['The', 'captain', 'will', 'reluctantly', 'turn', 'the', 'stowaway', 'in', 'to', 'the', 'police', '.']</text:p>
          </table:table-cell>
          <table:table-cell office:value-type="string" calcext:value-type="string">
            <text:p>['DT', 'NN', 'MD', 'RB', 'VB', 'DT', 'NN', 'IN', 'TO',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51" calcext:value-type="float">
            <text:p>251</text:p>
          </table:table-cell>
          <table:table-cell office:value-type="string" calcext:value-type="string">
            <text:p>His faith in the political system is shaken but not destroyed.</text:p>
            <text:p/>
          </table:table-cell>
          <table:table-cell office:value-type="string" calcext:value-type="string">
            <text:p>['His', 'faith', 'in', 'the', 'political', 'system', 'is', 'shaken', 'but', 'not', 'destroyed', '.']</text:p>
          </table:table-cell>
          <table:table-cell office:value-type="string" calcext:value-type="string">
            <text:p>['PRP$', 'NN', 'IN', 'DT', 'JJ', 'NN', 'VBZ', 'VBN', 'CC', 'RB',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52" calcext:value-type="float">
            <text:p>252</text:p>
          </table:table-cell>
          <table:table-cell office:value-type="string" calcext:value-type="string">
            <text:p>The captain of a ship is talking to a businessman, who is the owner of the ship.</text:p>
            <text:p/>
          </table:table-cell>
          <table:table-cell office:value-type="string" calcext:value-type="string">
            <text:p>['The', 'captain', 'of', 'a', 'ship', 'is', 'talking', 'to', 'a', 'businessman', ',', 'who', 'is', 'the', 'owner', 'of', 'the', 'ship', '.']</text:p>
          </table:table-cell>
          <table:table-cell office:value-type="string" calcext:value-type="string">
            <text:p>['DT', 'NN', 'IN', 'DT', 'NN', 'VBZ', 'VBG', 'TO', 'DT', 'NN', ',', 'WP', 'VBZ',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53" calcext:value-type="float">
            <text:p>253</text:p>
          </table:table-cell>
          <table:table-cell office:value-type="string" calcext:value-type="string">
            <text:p>The captain is attempting to explain why the ship, whose funnels are shown in the background, reached port in such bad condition, having twice run into other ships.</text:p>
            <text:p/>
          </table:table-cell>
          <table:table-cell office:value-type="string" calcext:value-type="string">
            <text:p>['The', 'captain', 'is', 'attempting', 'to', 'explain', 'why', 'the', 'ship', ',', 'whose', 'funnels', 'are', 'shown', 'in', 'the', 'background', ',', 'reached', 'port', 'in', 'such', 'bad', 'condition', ',', 'having', 'twice', 'run', 'into', 'other', 'ships', '.']</text:p>
          </table:table-cell>
          <table:table-cell office:value-type="string" calcext:value-type="string">
            <text:p>['DT', 'NN', 'VBZ', 'VBG', 'TO', 'VB', 'WRB', 'DT', 'NN', ',', 'WP$', 'NNS', 'VBP', 'VBN', 'IN', 'DT', 'NN', ',', 'VBN', 'NN', 'IN', 'JJ', 'JJ', 'NN', ',', 'VBG', 'RB', 'VBN', 'IN',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54" calcext:value-type="float">
            <text:p>254</text:p>
          </table:table-cell>
          <table:table-cell office:value-type="string" calcext:value-type="string">
            <text:p>The owner has accused the captain of poor knowledge of sailing and of negligence.</text:p>
            <text:p/>
          </table:table-cell>
          <table:table-cell office:value-type="string" calcext:value-type="string">
            <text:p>['The', 'owner', 'has', 'accused', 'the', 'captain', 'of', 'poor', 'knowledge', 'of', 'sailing', 'and', 'of', 'negligence', '.']</text:p>
          </table:table-cell>
          <table:table-cell office:value-type="string" calcext:value-type="string">
            <text:p>['DT', 'NN', 'VBZ', 'VBN', 'DT', 'NN', 'IN', 'JJ', 'NN', 'IN', 'VBG', 'CC', 'IN',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55" calcext:value-type="float">
            <text:p>255</text:p>
          </table:table-cell>
          <table:table-cell office:value-type="string" calcext:value-type="string">
            <text:p>The captain is sure he is not at fault; he is proud of his abilities.</text:p>
            <text:p/>
          </table:table-cell>
          <table:table-cell office:value-type="string" calcext:value-type="string">
            <text:p>['The', 'captain', 'is', 'sure', 'he', 'is', 'not', 'at', 'fault', ';', 'he', 'is', 'proud', 'of', 'his', 'abilities', '.']</text:p>
          </table:table-cell>
          <table:table-cell office:value-type="string" calcext:value-type="string">
            <text:p>['DT', 'NN', 'VBZ', 'JJ', 'PRP', 'VBZ', 'RB', 'IN', 'NN', ':', 'PRP', 'VBZ', 'JJ', 'IN', 'PRP$', 'NNS', '.']</text:p>
          </table:table-cell>
          <table:table-cell office:value-type="string" calcext:value-type="string">
            <text:p>Pass</text:p>
          </table:table-cell>
          <table:table-cell office:value-type="string" calcext:value-type="string">
            <text:p>he is proud of his abiliti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5"/>
        </table:table-row>
        <table:table-row table:style-name="ro1">
          <table:table-cell office:value-type="float" office:value="256" calcext:value-type="float">
            <text:p>256</text:p>
          </table:table-cell>
          <table:table-cell office:value-type="string" calcext:value-type="string">
            <text:p>He despises the owner for his lack of knowledge of the sea.</text:p>
            <text:p/>
          </table:table-cell>
          <table:table-cell office:value-type="string" calcext:value-type="string">
            <text:p>['He', 'despises', 'the', 'owner', 'for', 'his', 'lack', 'of', 'knowledge', 'of', 'the', 'sea', '.']</text:p>
          </table:table-cell>
          <table:table-cell office:value-type="string" calcext:value-type="string">
            <text:p>['PRP', 'VBZ', 'DT', 'NN', 'IN', 'PRP$', 'NN', 'IN',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57" calcext:value-type="float">
            <text:p>257</text:p>
          </table:table-cell>
          <table:table-cell office:value-type="string" calcext:value-type="string">
            <text:p>The captain rather than give up the ship, will sink it in port.</text:p>
            <text:p/>
          </table:table-cell>
          <table:table-cell office:value-type="string" calcext:value-type="string">
            <text:p>['The', 'captain', 'rather', 'than', 'give', 'up', 'the', 'ship', ',', 'will', 'sink', 'it', 'in', 'port', '.']</text:p>
          </table:table-cell>
          <table:table-cell office:value-type="string" calcext:value-type="string">
            <text:p>['DT', 'NN', 'RB', 'IN', 'VB', 'RP', 'DT', 'NN', ',', 'MD', 'VB', 'PRP', 'IN',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58" calcext:value-type="float">
            <text:p>258</text:p>
          </table:table-cell>
          <table:table-cell office:value-type="string" calcext:value-type="string">
            <text:p>An officious father is talking to the captain of the ship the former is about to sail on.</text:p>
            <text:p/>
          </table:table-cell>
          <table:table-cell office:value-type="string" calcext:value-type="string">
            <text:p>['An', 'officious', 'father', 'is', 'talking', 'to', 'the', 'captain', 'of', 'the', 'ship', 'the', 'former', 'is', 'about', 'to', 'sail', 'on', '.']</text:p>
          </table:table-cell>
          <table:table-cell office:value-type="string" calcext:value-type="string">
            <text:p>['DT', 'JJ', 'NN', 'VBZ', 'VBG', 'TO', 'DT', 'NN', 'IN', 'DT', 'NN', 'DT', 'JJ', 'VBZ', 'RB', 'TO', 'VB', 'I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59" calcext:value-type="float">
            <text:p>259</text:p>
          </table:table-cell>
          <table:table-cell office:value-type="string" calcext:value-type="string">
            <text:p>The father thinks he has handled every part of the planning of this trip in a unique way.</text:p>
            <text:p/>
          </table:table-cell>
          <table:table-cell office:value-type="string" calcext:value-type="string">
            <text:p>['The', 'father', 'thinks', 'he', 'has', 'handled', 'every', 'part', 'of', 'the', 'planning', 'of', 'this', 'trip', 'in', 'a', 'unique', 'way', '.']</text:p>
          </table:table-cell>
          <table:table-cell office:value-type="string" calcext:value-type="string">
            <text:p>['DT', 'NN', 'VBZ', 'PRP', 'VBZ', 'VBN', 'DT', 'NN', 'IN', 'DT', 'NN', 'IN', 'DT', 'NN', 'IN', 'DT',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260" calcext:value-type="float">
            <text:p>260</text:p>
          </table:table-cell>
          <table:table-cell office:value-type="string" calcext:value-type="string">
            <text:p>He is talking to the captain because he feels the captain will be as pleased with his presence as he is himself; the father thinking he is being very enlightening in saying nothing and the captain is bearing with him.</text:p>
            <text:p/>
          </table:table-cell>
          <table:table-cell office:value-type="string" calcext:value-type="string">
            <text:p>['He', 'is', 'talking', 'to', 'the', 'captain', 'because', 'he', 'feels', 'the', 'captain', 'will', 'be', 'as', 'pleased', 'with', 'his', 'presence', 'as', 'he', 'is', 'himself', ';', 'the', 'father', 'thinking', 'he', 'is', 'being', 'very', 'enlightening', 'in', 'saying', 'nothing', 'and', 'the', 'captain', 'is', 'bearing', 'with', 'him', '.']</text:p>
          </table:table-cell>
          <table:table-cell office:value-type="string" calcext:value-type="string">
            <text:p>['PRP', 'VBZ', 'VBG', 'TO', 'DT', 'NN', 'IN', 'PRP', 'VBZ', 'DT', 'NN', 'MD', 'VB', 'IN', 'JJ', 'IN', 'PRP$', 'NN', 'IN', 'PRP', 'VBZ', 'PRP', ':', 'DT', 'NN', 'NN', 'PRP', 'VBZ', 'VBG', 'RB', 'VBG', 'IN', 'VBG', 'NN', 'CC', 'DT', 'NN', 'VBZ', 'VBG', 'IN', 'PRP', '.']</text:p>
          </table:table-cell>
          <table:table-cell office:value-type="string" calcext:value-type="string">
            <text:p>Pass</text:p>
          </table:table-cell>
          <table:table-cell office:value-type="string" calcext:value-type="string">
            <text:p>the father thinking he is being very enlightening in saying nothing and the captain is bearing with him.</text:p>
          </table:table-cell>
          <table:table-cell office:value-type="string" calcext:value-type="string">
            <text:p>yes</text:p>
          </table:table-cell>
          <table:table-cell table:number-columns-repeated="2" office:value-type="string" calcext:value-type="string">
            <text:p>no</text:p>
          </table:table-cell>
          <table:table-cell table:number-columns-repeated="1015"/>
        </table:table-row>
        <table:table-row table:style-name="ro1">
          <table:table-cell office:value-type="float" office:value="261" calcext:value-type="float">
            <text:p>261</text:p>
          </table:table-cell>
          <table:table-cell office:value-type="string" calcext:value-type="string">
            <text:p>Nothing will come of the discussion.</text:p>
            <text:p/>
          </table:table-cell>
          <table:table-cell office:value-type="string" calcext:value-type="string">
            <text:p>['Nothing', 'will', 'come', 'of', 'the', 'discussion', '.']</text:p>
          </table:table-cell>
          <table:table-cell office:value-type="string" calcext:value-type="string">
            <text:p>['NN', 'MD', 'VB',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62" calcext:value-type="float">
            <text:p>262</text:p>
          </table:table-cell>
          <table:table-cell office:value-type="string" calcext:value-type="string">
            <text:p>The father will return to face his patient wife and impatient children.</text:p>
            <text:p/>
          </table:table-cell>
          <table:table-cell office:value-type="string" calcext:value-type="string">
            <text:p>['The', 'father', 'will', 'return', 'to', 'face', 'his', 'patient', 'wife', 'and', 'impatient', 'children', '.']</text:p>
          </table:table-cell>
          <table:table-cell office:value-type="string" calcext:value-type="string">
            <text:p>['DT', 'NN', 'MD', 'VB', 'TO', 'VB', 'PRP$', 'JJ', 'NN', 'CC',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63" calcext:value-type="float">
            <text:p>263</text:p>
          </table:table-cell>
          <table:table-cell office:value-type="string" calcext:value-type="string">
            <text:p>The man in the uniform is a captain on a commercial liner.</text:p>
            <text:p/>
          </table:table-cell>
          <table:table-cell office:value-type="string" calcext:value-type="string">
            <text:p>['The', 'man', 'in', 'the', 'uniform', 'is', 'a', 'captain', 'on', 'a', 'commercial', 'liner', '.']</text:p>
          </table:table-cell>
          <table:table-cell office:value-type="string" calcext:value-type="string">
            <text:p>['DT', 'NN', 'IN', 'DT', 'NN', 'VBZ', 'DT', 'NN',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64" calcext:value-type="float">
            <text:p>264</text:p>
          </table:table-cell>
          <table:table-cell office:value-type="string" calcext:value-type="string">
            <text:p>He is at present in conversation with a salesman from a shoe polish company.</text:p>
            <text:p/>
          </table:table-cell>
          <table:table-cell office:value-type="string" calcext:value-type="string">
            <text:p>['He', 'is', 'at', 'present', 'in', 'conversation', 'with', 'a', 'salesman', 'from', 'a', 'shoe', 'polish', 'company', '.']</text:p>
          </table:table-cell>
          <table:table-cell office:value-type="string" calcext:value-type="string">
            <text:p>['PRP', 'VBZ', 'IN', 'JJ', 'IN', 'NN', 'IN', 'DT', 'NN', 'IN', 'DT', 'NN',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65" calcext:value-type="float">
            <text:p>265</text:p>
          </table:table-cell>
          <table:table-cell office:value-type="string" calcext:value-type="string">
            <text:p>The captain consented to be advertised in a nation-wide magazine as a patron of the particular shoe polish.</text:p>
            <text:p/>
          </table:table-cell>
          <table:table-cell office:value-type="string" calcext:value-type="string">
            <text:p>['The', 'captain', 'consented', 'to', 'be', 'advertised', 'in', 'a', 'nation-wide', 'magazine', 'as', 'a', 'patron', 'of', 'the', 'particular', 'shoe', 'polish', '.']</text:p>
          </table:table-cell>
          <table:table-cell office:value-type="string" calcext:value-type="string">
            <text:p>['DT', 'NN', 'VBD', 'TO', 'VB', 'VBN', 'IN', 'DT', 'JJ', 'NN', 'IN', 'DT', 'NN', 'IN', 'DT', 'JJ',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66" calcext:value-type="float">
            <text:p>266</text:p>
          </table:table-cell>
          <table:table-cell office:value-type="string" calcext:value-type="string">
            <text:p>he did this at the expense of his personal pride, as he was broke.</text:p>
            <text:p/>
          </table:table-cell>
          <table:table-cell office:value-type="string" calcext:value-type="string">
            <text:p>['he', 'did', 'this', 'at', 'the', 'expense', 'of', 'his', 'personal', 'pride', ',', 'as', 'he', 'was', 'broke', '.']</text:p>
          </table:table-cell>
          <table:table-cell office:value-type="string" calcext:value-type="string">
            <text:p>['PRP', 'VBD', 'DT', 'IN', 'DT', 'NN', 'IN', 'PRP$', 'JJ', 'NN', ',', 'IN', 'PRP', 'VBD',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67" calcext:value-type="float">
            <text:p>267</text:p>
          </table:table-cell>
          <table:table-cell office:value-type="string" calcext:value-type="string">
            <text:p>The captain is complaining he was underpaid for the humiliation he encountered.</text:p>
            <text:p/>
          </table:table-cell>
          <table:table-cell office:value-type="string" calcext:value-type="string">
            <text:p>['The', 'captain', 'is', 'complaining', 'he', 'was', 'underpaid', 'for', 'the', 'humiliation', 'he', 'encountered', '.']</text:p>
          </table:table-cell>
          <table:table-cell office:value-type="string" calcext:value-type="string">
            <text:p>['DT', 'NN', 'VBZ', 'VBG', 'PRP', 'VBD', 'VBN', 'IN', 'DT', 'NN', 'PRP', 'VBD',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68" calcext:value-type="float">
            <text:p>268</text:p>
          </table:table-cell>
          <table:table-cell office:value-type="string" calcext:value-type="string">
            <text:p>He wants more money or at least some reasonable compensation.</text:p>
            <text:p/>
          </table:table-cell>
          <table:table-cell office:value-type="string" calcext:value-type="string">
            <text:p>['He', 'wants', 'more', 'money', 'or', 'at', 'least', 'some', 'reasonable', 'compensation', '.']</text:p>
          </table:table-cell>
          <table:table-cell office:value-type="string" calcext:value-type="string">
            <text:p>['PRP', 'VBZ', 'JJR', 'NN', 'CC', 'IN', 'JJS',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69" calcext:value-type="float">
            <text:p>269</text:p>
          </table:table-cell>
          <table:table-cell office:value-type="string" calcext:value-type="string">
            <text:p>He divulges his like for the shoe polish.</text:p>
            <text:p/>
          </table:table-cell>
          <table:table-cell office:value-type="string" calcext:value-type="string">
            <text:p>['He', 'divulges', 'his', 'like', 'for', 'the', 'shoe', 'polish', '.']</text:p>
          </table:table-cell>
          <table:table-cell office:value-type="string" calcext:value-type="string">
            <text:p>['PRP', 'VBZ', 'PRP$', 'NN', 'IN',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70" calcext:value-type="float">
            <text:p>270</text:p>
          </table:table-cell>
          <table:table-cell office:value-type="string" calcext:value-type="string">
            <text:p>The captain will get a free case of shoe polish but to save any possible embarrassment, will illicitly grant the merchant a free trip to the shoe polish factories.</text:p>
            <text:p/>
          </table:table-cell>
          <table:table-cell office:value-type="string" calcext:value-type="string">
            <text:p>['The', 'captain', 'will', 'get', 'a', 'free', 'case', 'of', 'shoe', 'polish', 'but', 'to', 'save', 'any', 'possible', 'embarrassment', ',', 'will', 'illicitly', 'grant', 'the', 'merchant', 'a', 'free', 'trip', 'to', 'the', 'shoe', 'polish', 'factories', '.']</text:p>
          </table:table-cell>
          <table:table-cell office:value-type="string" calcext:value-type="string">
            <text:p>['DT', 'NN', 'MD', 'VB', 'DT', 'JJ', 'NN', 'IN', 'NN', 'JJ', 'CC', 'TO', 'VB', 'DT', 'JJ', 'NN', ',', 'MD', 'RB', 'VB', 'DT', 'NN', 'DT', 'JJ', 'NN', 'TO', 'DT', 'JJ',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71" calcext:value-type="float">
            <text:p>271</text:p>
          </table:table-cell>
          <table:table-cell office:value-type="string" calcext:value-type="string">
            <text:p>Mr. Smith's having an argument with Captain Pright over his accommodation aboard ship.</text:p>
            <text:p/>
          </table:table-cell>
          <table:table-cell office:value-type="string" calcext:value-type="string">
            <text:p>['Mr.', 'Smith', "'s", 'having', 'an', 'argument', 'with', 'Captain', 'Pright', 'over', 'his', 'accommodation', 'aboard', 'ship', '.']</text:p>
          </table:table-cell>
          <table:table-cell office:value-type="string" calcext:value-type="string">
            <text:p>['NNP', 'NNP', 'POS', 'VBG', 'DT', 'NN', 'IN', 'NNP', 'NNP', 'IN', 'PRP$', 'NN', 'IN',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72" calcext:value-type="float">
            <text:p>272</text:p>
          </table:table-cell>
          <table:table-cell office:value-type="string" calcext:value-type="string">
            <text:p>Mr. Smith was supposed to get Class A passage, but had to be given Class B due to a clerical error.</text:p>
            <text:p/>
          </table:table-cell>
          <table:table-cell office:value-type="string" calcext:value-type="string">
            <text:p>['Mr.', 'Smith', 'was', 'supposed', 'to', 'get', 'Class', 'A', 'passage', ',', 'but', 'had', 'to', 'be', 'given', 'Class', 'B', 'due', 'to', 'a', 'clerical', 'error', '.']</text:p>
          </table:table-cell>
          <table:table-cell office:value-type="string" calcext:value-type="string">
            <text:p>['NNP', 'NNP', 'VBD', 'VBN', 'TO', 'VB', 'NNP', 'NNP', 'NN', ',', 'CC', 'VBD', 'TO', 'VB', 'VBN', 'NNP', 'NNP', 'JJ', 'TO',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73" calcext:value-type="float">
            <text:p>273</text:p>
          </table:table-cell>
          <table:table-cell office:value-type="string" calcext:value-type="string">
            <text:p>The captain can not see why Mr. Smith can't understand the mistake, and he is mad.</text:p>
            <text:p/>
          </table:table-cell>
          <table:table-cell office:value-type="string" calcext:value-type="string">
            <text:p>['The', 'captain', 'can', 'not', 'see', 'why', 'Mr.', 'Smith', 'ca', "n't", 'understand', 'the', 'mistake', ',', 'and', 'he', 'is', 'mad', '.']</text:p>
          </table:table-cell>
          <table:table-cell office:value-type="string" calcext:value-type="string">
            <text:p>['DT', 'NN', 'MD', 'RB', 'VB', 'WRB', 'NNP', 'NNP', 'MD', 'RB', 'VB', 'DT', 'NN', ',', 'CC', 'PRP', 'VBZ',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74" calcext:value-type="float">
            <text:p>274</text:p>
          </table:table-cell>
          <table:table-cell office:value-type="string" calcext:value-type="string">
            <text:p>He wishes that Mr. Smith would just take Class Band clam up.</text:p>
            <text:p/>
          </table:table-cell>
          <table:table-cell office:value-type="string" calcext:value-type="string">
            <text:p>['He', 'wishes', 'that', 'Mr.', 'Smith', 'would', 'just', 'take', 'Class', 'Band', 'clam', 'up', '.']</text:p>
          </table:table-cell>
          <table:table-cell office:value-type="string" calcext:value-type="string">
            <text:p>['PRP', 'VBZ', 'IN', 'NNP', 'NNP', 'MD', 'RB', 'VB', 'NN', 'NNP', 'VBZ', '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275" calcext:value-type="float">
            <text:p>275</text:p>
          </table:table-cell>
          <table:table-cell office:value-type="string" calcext:value-type="string">
            <text:p>Mr. Smith on the other hand is giving the captain a hard time to get a Class A cabin.</text:p>
            <text:p/>
          </table:table-cell>
          <table:table-cell office:value-type="string" calcext:value-type="string">
            <text:p>['Mr.', 'Smith', 'on', 'the', 'other', 'hand', 'is', 'giving', 'the', 'captain', 'a', 'hard', 'time', 'to', 'get', 'a', 'Class', 'A', 'cabin', '.']</text:p>
          </table:table-cell>
          <table:table-cell office:value-type="string" calcext:value-type="string">
            <text:p>['NNP', 'NNP', 'IN', 'DT', 'JJ', 'NN', 'VBZ', 'VBG', 'DT', 'NN', 'DT', 'JJ', 'NN', 'TO', 'VB', 'DT', 'NN', 'NNP',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76" calcext:value-type="float">
            <text:p>276</text:p>
          </table:table-cell>
          <table:table-cell office:value-type="string" calcext:value-type="string">
            <text:p>Mr. Smith will wind up not going because he is stubborn and obstinate and will not take a Class B cabin.</text:p>
            <text:p/>
          </table:table-cell>
          <table:table-cell office:value-type="string" calcext:value-type="string">
            <text:p>['Mr.', 'Smith', 'will', 'wind', 'up', 'not', 'going', 'because', 'he', 'is', 'stubborn', 'and', 'obstinate', 'and', 'will', 'not', 'take', 'a', 'Class', 'B', 'cabin', '.']</text:p>
          </table:table-cell>
          <table:table-cell office:value-type="string" calcext:value-type="string">
            <text:p>['NNP', 'NNP', 'MD', 'VB', 'RP', 'RB', 'VBG', 'IN', 'PRP', 'VBZ', 'JJ', 'CC', 'JJ', 'CC', 'MD', 'RB', 'VB', 'DT', 'NN', 'NN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77" calcext:value-type="float">
            <text:p>277</text:p>
          </table:table-cell>
          <table:table-cell office:value-type="string" calcext:value-type="string">
            <text:p>Two connectionless men in Paris by the Seine lying to each other about their eventless pasts.</text:p>
            <text:p/>
          </table:table-cell>
          <table:table-cell office:value-type="string" calcext:value-type="string">
            <text:p>['Two', 'connectionless', 'men', 'in', 'Paris', 'by', 'the', 'Seine', 'lying', 'to', 'each', 'other', 'about', 'their', 'eventless', 'pasts', '.']</text:p>
          </table:table-cell>
          <table:table-cell office:value-type="string" calcext:value-type="string">
            <text:p>['CD', 'JJ', 'NNS', 'IN', 'NNP', 'IN', 'DT', 'NNP', 'NN', 'TO', 'DT', 'JJ', 'IN', 'PRP$', 'N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78" calcext:value-type="float">
            <text:p>278</text:p>
          </table:table-cell>
          <table:table-cell office:value-type="string" calcext:value-type="string">
            <text:p>They are both probably aware that everything being said is fictitious but this is immaterial.</text:p>
            <text:p/>
          </table:table-cell>
          <table:table-cell office:value-type="string" calcext:value-type="string">
            <text:p>['They', 'are', 'both', 'probably', 'aware', 'that', 'everything', 'being', 'said', 'is', 'fictitious', 'but', 'this', 'is', 'immaterial', '.']</text:p>
          </table:table-cell>
          <table:table-cell office:value-type="string" calcext:value-type="string">
            <text:p>['PRP', 'VBP', 'DT', 'RB', 'JJ', 'IN', 'NN', 'VBG', 'VBD', 'VBZ', 'JJ', 'CC', 'DT', 'VBZ',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279" calcext:value-type="float">
            <text:p>279</text:p>
          </table:table-cell>
          <table:table-cell office:value-type="string" calcext:value-type="string">
            <text:p>The specialty of the man on the left is stories of his former influence in important circles; he is fond of stories about maitre-d's in swank restaurants calling him by name and waiving the reservation requirement.</text:p>
            <text:p/>
          </table:table-cell>
          <table:table-cell office:value-type="string" calcext:value-type="string">
            <text:p>['The', 'specialty', 'of', 'the', 'man', 'on', 'the', 'left', 'is', 'stories', 'of', 'his', 'former', 'influence', 'in', 'important', 'circles', ';', 'he', 'is', 'fond', 'of', 'stories', 'about', 'maitre-d', "'s", 'in', 'swank', 'restaurants', 'calling', 'him', 'by', 'name', 'and', 'waiving', 'the', 'reservation', 'requirement', '.']</text:p>
          </table:table-cell>
          <table:table-cell office:value-type="string" calcext:value-type="string">
            <text:p>['DT', 'NN', 'IN', 'DT', 'NN', 'IN', 'DT', 'NN', 'VBZ', 'NNS', 'IN', 'PRP$', 'JJ', 'NN', 'IN', 'JJ', 'NNS', ':', 'PRP', 'VBZ', 'NN', 'IN', 'NNS', 'IN', 'NN', 'POS', 'IN', 'JJ', 'NNS', 'VBG', 'PRP', 'IN', 'NN', 'CC', 'VBG', 'DT', 'NN', 'NN', '.']</text:p>
          </table:table-cell>
          <table:table-cell office:value-type="string" calcext:value-type="string">
            <text:p>Pass</text:p>
          </table:table-cell>
          <table:table-cell office:value-type="string" calcext:value-type="string">
            <text:p>he is fond of stories about maitre-d's in swank restaurants calling him by name and waiving the reservation requirement.</text:p>
          </table:table-cell>
          <table:table-cell office:value-type="string" calcext:value-type="string">
            <text:p>yes</text:p>
          </table:table-cell>
          <table:table-cell table:number-columns-repeated="2" office:value-type="string" calcext:value-type="string">
            <text:p>no</text:p>
          </table:table-cell>
          <table:table-cell table:number-columns-repeated="1015"/>
        </table:table-row>
        <table:table-row table:style-name="ro1">
          <table:table-cell office:value-type="float" office:value="280" calcext:value-type="float">
            <text:p>280</text:p>
          </table:table-cell>
          <table:table-cell office:value-type="string" calcext:value-type="string">
            <text:p>He's also big on phone calls from far-away places.</text:p>
            <text:p/>
          </table:table-cell>
          <table:table-cell office:value-type="string" calcext:value-type="string">
            <text:p>['He', "'s", 'also', 'big', 'on', 'phone', 'calls', 'from', 'far-away', 'places', '.']</text:p>
          </table:table-cell>
          <table:table-cell office:value-type="string" calcext:value-type="string">
            <text:p>['PRP', 'VBZ', 'RB', 'JJ', 'IN', 'NN', 'NNS', 'IN', 'JJ',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281" calcext:value-type="float">
            <text:p>281</text:p>
          </table:table-cell>
          <table:table-cell office:value-type="string" calcext:value-type="string">
            <text:p>Other man has gadded about with some of the world's most exotic women and (reportedly) left a trail of bastards of all races all over the world.</text:p>
            <text:p/>
          </table:table-cell>
          <table:table-cell office:value-type="string" calcext:value-type="string">
            <text:p>['Other', 'man', 'has', 'gadded', 'about', 'with', 'some', 'of', 'the', 'world', "'s", 'most', 'exotic', 'women', 'and', '(', 'reportedly', ')', 'left', 'a', 'trail', 'of', 'bastards', 'of', 'all', 'races', 'all', 'over', 'the', 'world', '.']</text:p>
          </table:table-cell>
          <table:table-cell office:value-type="string" calcext:value-type="string">
            <text:p>['JJ', 'NN', 'VBZ', 'VBN', 'IN', 'IN', 'DT', 'IN', 'DT', 'NN', 'POS', 'RBS', 'JJ', 'NNS', 'CC', '(', 'RB', ')', 'VBD', 'DT', 'NN', 'IN', 'NNS', 'IN', 'DT', 'NNS', 'DT',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82" calcext:value-type="float">
            <text:p>282</text:p>
          </table:table-cell>
          <table:table-cell office:value-type="string" calcext:value-type="string">
            <text:p>It was a bitter morning in January; the water in the river was hardening to almost solid ice, and the winds searched every crack and corner in its powerful sweep across the ice.</text:p>
            <text:p/>
          </table:table-cell>
          <table:table-cell office:value-type="string" calcext:value-type="string">
            <text:p>['It', 'was', 'a', 'bitter', 'morning', 'in', 'January', ';', 'the', 'water', 'in', 'the', 'river', 'was', 'hardening', 'to', 'almost', 'solid', 'ice', ',', 'and', 'the', 'winds', 'searched', 'every', 'crack', 'and', 'corner', 'in', 'its', 'powerful', 'sweep', 'across', 'the', 'ice', '.']</text:p>
          </table:table-cell>
          <table:table-cell office:value-type="string" calcext:value-type="string">
            <text:p>['PRP', 'VBD', 'DT', 'JJ', 'NN', 'IN', 'NNP', ':', 'DT', 'NN', 'IN', 'DT', 'NN', 'VBD', 'VBG', 'TO', 'RB', 'JJ', 'NN', ',', 'CC', 'DT', 'NNS', 'VBD', 'DT', 'NN', 'CC', 'NN', 'IN', 'PRP$', 'JJ', 'JJ',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83" calcext:value-type="float">
            <text:p>283</text:p>
          </table:table-cell>
          <table:table-cell office:value-type="string" calcext:value-type="string">
            <text:p>The man and girl sit quietly on the cold solitary bench and talk of just ordinary things, trying to avoid discussing the real pertinent issue of which they were afraid.</text:p>
            <text:p/>
          </table:table-cell>
          <table:table-cell office:value-type="string" calcext:value-type="string">
            <text:p>['The', 'man', 'and', 'girl', 'sit', 'quietly', 'on', 'the', 'cold', 'solitary', 'bench', 'and', 'talk', 'of', 'just', 'ordinary', 'things', ',', 'trying', 'to', 'avoid', 'discussing', 'the', 'real', 'pertinent', 'issue', 'of', 'which', 'they', 'were', 'afraid', '.']</text:p>
          </table:table-cell>
          <table:table-cell office:value-type="string" calcext:value-type="string">
            <text:p>['DT', 'NN', 'CC', 'JJ', 'NN', 'RB', 'IN', 'DT', 'JJ', 'JJ', 'NN', 'CC', 'NN', 'IN', 'RB', 'JJ', 'NNS', ',', 'VBG', 'TO', 'VB', 'VBG', 'DT', 'JJ', 'JJ', 'NN', 'IN', 'WDT', 'PRP', 'VBD', 'JJ',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284" calcext:value-type="float">
            <text:p>284</text:p>
          </table:table-cell>
          <table:table-cell office:value-type="string" calcext:value-type="string">
            <text:p>He laughed nervously, but then suddenly quieted.</text:p>
            <text:p/>
          </table:table-cell>
          <table:table-cell office:value-type="string" calcext:value-type="string">
            <text:p>['He', 'laughed', 'nervously', ',', 'but', 'then', 'suddenly', 'quieted', '.']</text:p>
          </table:table-cell>
          <table:table-cell office:value-type="string" calcext:value-type="string">
            <text:p>['PRP', 'VBD', 'RB', ',', 'CC', 'RB', 'RB', 'VB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285" calcext:value-type="float">
            <text:p>285</text:p>
          </table:table-cell>
          <table:table-cell office:value-type="string" calcext:value-type="string">
            <text:p>The time was through--nothing could be said about their parting; nothing remained to fill out the blank minutes.</text:p>
            <text:p/>
          </table:table-cell>
          <table:table-cell office:value-type="string" calcext:value-type="string">
            <text:p>['The', 'time', 'was', 'through', '--', 'nothing', 'could', 'be', 'said', 'about', 'their', 'parting', ';', 'nothing', 'remained', 'to', 'fill', 'out', 'the', 'blank', 'minutes', '.']</text:p>
          </table:table-cell>
          <table:table-cell office:value-type="string" calcext:value-type="string">
            <text:p>['DT', 'NN', 'VBD', 'IN', ':', 'NN', 'MD', 'VB', 'VBD', 'IN', 'PRP$', 'NN', ':', 'NN', 'VBD', 'TO', 'VB', 'RP', 'DT', 'NN', 'NNS', '.']</text:p>
          </table:table-cell>
          <table:table-cell office:value-type="string" calcext:value-type="string">
            <text:p>Pass</text:p>
          </table:table-cell>
          <table:table-cell office:value-type="string" calcext:value-type="string">
            <text:p>nothing remained to fill out the blank minutes.</text:p>
          </table:table-cell>
          <table:table-cell table:number-columns-repeated="3" office:value-type="string" calcext:value-type="string">
            <text:p>no</text:p>
          </table:table-cell>
          <table:table-cell table:number-columns-repeated="1015"/>
        </table:table-row>
        <table:table-row table:style-name="ro1">
          <table:table-cell office:value-type="float" office:value="286" calcext:value-type="float">
            <text:p>286</text:p>
          </table:table-cell>
          <table:table-cell office:value-type="string" calcext:value-type="string">
            <text:p>Where do I begin?</text:p>
            <text:p/>
          </table:table-cell>
          <table:table-cell office:value-type="string" calcext:value-type="string">
            <text:p>['Where', 'do', 'I', 'begin', '?']</text:p>
          </table:table-cell>
          <table:table-cell office:value-type="string" calcext:value-type="string">
            <text:p>['WRB', 'VBP', 'PRP', 'V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287" calcext:value-type="float">
            <text:p>287</text:p>
          </table:table-cell>
          <table:table-cell office:value-type="string" calcext:value-type="string">
            <text:p>With the spring?</text:p>
            <text:p/>
          </table:table-cell>
          <table:table-cell office:value-type="string" calcext:value-type="string">
            <text:p>['With', 'the', 'spring', '?']</text:p>
          </table:table-cell>
          <table:table-cell office:value-type="string" calcext:value-type="string">
            <text:p>['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88" calcext:value-type="float">
            <text:p>288</text:p>
          </table:table-cell>
          <table:table-cell office:value-type="string" calcext:value-type="string">
            <text:p>Perchance the fall?</text:p>
            <text:p/>
          </table:table-cell>
          <table:table-cell office:value-type="string" calcext:value-type="string">
            <text:p>['Perchance', 'the', 'fall', '?']</text:p>
          </table:table-cell>
          <table:table-cell office:value-type="string" calcext:value-type="string">
            <text:p>['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89" calcext:value-type="float">
            <text:p>289</text:p>
          </table:table-cell>
          <table:table-cell office:value-type="string" calcext:value-type="string">
            <text:p>Ah yes, it was a blustery day and I had my long johns on to prevent freezing and had gone out for my morning constitutional.</text:p>
            <text:p/>
          </table:table-cell>
          <table:table-cell office:value-type="string" calcext:value-type="string">
            <text:p>['Ah', 'yes', ',', 'it', 'was', 'a', 'blustery', 'day', 'and', 'I', 'had', 'my', 'long', 'johns', 'on', 'to', 'prevent', 'freezing', 'and', 'had', 'gone', 'out', 'for', 'my', 'morning', 'constitutional', '.']</text:p>
          </table:table-cell>
          <table:table-cell office:value-type="string" calcext:value-type="string">
            <text:p>['NNP', 'UH', ',', 'PRP', 'VBD', 'DT', 'JJ', 'NN', 'CC', 'PRP', 'VBD', 'PRP$', 'JJ', 'NN', 'IN', 'TO', 'VB', 'NN', 'CC', 'VBD', 'VBN', 'RP', 'IN', 'PRP$', 'NN',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90" calcext:value-type="float">
            <text:p>290</text:p>
          </table:table-cell>
          <table:table-cell office:value-type="string" calcext:value-type="string">
            <text:p>The air was corn flakes and the Goodyear blimp was over my head humming--!</text:p>
            <text:p/>
          </table:table-cell>
          <table:table-cell office:value-type="string" calcext:value-type="string">
            <text:p>['The', 'air', 'was', 'corn', 'flakes', 'and', 'the', 'Goodyear', 'blimp', 'was', 'over', 'my', 'head', 'humming', '--', '!']</text:p>
          </table:table-cell>
          <table:table-cell office:value-type="string" calcext:value-type="string">
            <text:p>['DT', 'NN', 'VBD', 'NN', 'NNS', 'CC', 'DT', 'NNP', 'NN', 'VBD', 'IN', 'PRP$', 'NN', 'NN', ':',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91" calcext:value-type="float">
            <text:p>291</text:p>
          </table:table-cell>
          <table:table-cell office:value-type="string" calcext:value-type="string">
            <text:p>was humming too.</text:p>
            <text:p/>
          </table:table-cell>
          <table:table-cell office:value-type="string" calcext:value-type="string">
            <text:p>['was', 'humming', 'too', '.']</text:p>
          </table:table-cell>
          <table:table-cell office:value-type="string" calcext:value-type="string">
            <text:p>['VBD', 'VBG',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292" calcext:value-type="float">
            <text:p>292</text:p>
          </table:table-cell>
          <table:table-cell office:value-type="string" calcext:value-type="string">
            <text:p>So out I went in my fair youth to work off my excess weight and I met Alice, ah Alice.</text:p>
            <text:p/>
          </table:table-cell>
          <table:table-cell office:value-type="string" calcext:value-type="string">
            <text:p>['So', 'out', 'I', 'went', 'in', 'my', 'fair', 'youth', 'to', 'work', 'off', 'my', 'excess', 'weight', 'and', 'I', 'met', 'Alice', ',', 'ah', 'Alice', '.']</text:p>
          </table:table-cell>
          <table:table-cell office:value-type="string" calcext:value-type="string">
            <text:p>['IN', 'RP', 'PRP', 'VBD', 'IN', 'PRP$', 'JJ', 'NN', 'TO', 'VB', 'RP', 'PRP$', 'JJ', 'NN', 'CC', 'PRP', 'VBD', 'NNP', ',', 'JJ',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93" calcext:value-type="float">
            <text:p>293</text:p>
          </table:table-cell>
          <table:table-cell office:value-type="string" calcext:value-type="string">
            <text:p>She was real disappointment so I kept walking--walking down distorted streets strewn with my next door neighbor's dog manure.</text:p>
            <text:p/>
          </table:table-cell>
          <table:table-cell office:value-type="string" calcext:value-type="string">
            <text:p>['She', 'was', 'real', 'disappointment', 'so', 'I', 'kept', 'walking', '--', 'walking', 'down', 'distorted', 'streets', 'strewn', 'with', 'my', 'next', 'door', 'neighbor', "'s", 'dog', 'manure', '.']</text:p>
          </table:table-cell>
          <table:table-cell office:value-type="string" calcext:value-type="string">
            <text:p>['PRP', 'VBD', 'JJ', 'NN', 'RB', 'PRP', 'VBP', 'VBG', ':', 'VBG', 'RP', 'VBN', 'NNS', 'VBP', 'IN', 'PRP$', 'JJ', 'NN', 'NN', 'POS', 'N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294" calcext:value-type="float">
            <text:p>294</text:p>
          </table:table-cell>
          <table:table-cell office:value-type="string" calcext:value-type="string">
            <text:p>All through my mind was flowing some strange vision I had seen one day many years ago--some people, as usual, sitting, as usual, in the quiet by the river never saying anything and never having anything to say anyway.</text:p>
            <text:p/>
          </table:table-cell>
          <table:table-cell office:value-type="string" calcext:value-type="string">
            <text:p>['All', 'through', 'my', 'mind', 'was', 'flowing', 'some', 'strange', 'vision', 'I', 'had', 'seen', 'one', 'day', 'many', 'years', 'ago', '--', 'some', 'people', ',', 'as', 'usual', ',', 'sitting', ',', 'as', 'usual', ',', 'in', 'the', 'quiet', 'by', 'the', 'river', 'never', 'saying', 'anything', 'and', 'never', 'having', 'anything', 'to', 'say', 'anyway', '.']</text:p>
          </table:table-cell>
          <table:table-cell office:value-type="string" calcext:value-type="string">
            <text:p>['DT', 'IN', 'PRP$', 'NN', 'VBD', 'VBG', 'DT', 'JJ', 'NN', 'PRP', 'VBD', 'VBN', 'CD', 'NN', 'JJ', 'NNS', 'RB', ':', 'DT', 'NNS', ',', 'IN', 'JJ', ',', 'VBG', ',', 'IN', 'JJ', ',', 'IN', 'DT', 'JJ', 'IN', 'DT', 'NN', 'RB', 'VBG', 'NN', 'CC', 'RB', 'VBG', 'NN', 'TO', 'VB',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95" calcext:value-type="float">
            <text:p>295</text:p>
          </table:table-cell>
          <table:table-cell office:value-type="string" calcext:value-type="string">
            <text:p>In this scene two people, recently acquainted, have been talking by a river.</text:p>
            <text:p/>
          </table:table-cell>
          <table:table-cell office:value-type="string" calcext:value-type="string">
            <text:p>['In', 'this', 'scene', 'two', 'people', ',', 'recently', 'acquainted', ',', 'have', 'been', 'talking', 'by', 'a', 'river', '.']</text:p>
          </table:table-cell>
          <table:table-cell office:value-type="string" calcext:value-type="string">
            <text:p>['IN', 'DT', 'NN', 'CD', 'NNS', ',', 'RB', 'VBN', ',', 'VBP', 'VBN', 'VBG', 'IN', 'DT',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296" calcext:value-type="float">
            <text:p>296</text:p>
          </table:table-cell>
          <table:table-cell office:value-type="string" calcext:value-type="string">
            <text:p>They have gone through a routine day consisting of classes and rushing to things on time.</text:p>
            <text:p/>
          </table:table-cell>
          <table:table-cell office:value-type="string" calcext:value-type="string">
            <text:p>['They', 'have', 'gone', 'through', 'a', 'routine', 'day', 'consisting', 'of', 'classes', 'and', 'rushing', 'to', 'things', 'on', 'time', '.']</text:p>
          </table:table-cell>
          <table:table-cell office:value-type="string" calcext:value-type="string">
            <text:p>['PRP', 'VBP', 'VBN', 'IN', 'DT', 'JJ', 'NN', 'VBG', 'IN', 'NNS', 'CC', 'VBG', 'TO', 'NNS',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297" calcext:value-type="float">
            <text:p>297</text:p>
          </table:table-cell>
          <table:table-cell office:value-type="string" calcext:value-type="string">
            <text:p>It is late afternoon and the occasion is rare; however they will be doing more activities along this line later.</text:p>
            <text:p/>
          </table:table-cell>
          <table:table-cell office:value-type="string" calcext:value-type="string">
            <text:p>['It', 'is', 'late', 'afternoon', 'and', 'the', 'occasion', 'is', 'rare', ';', 'however', 'they', 'will', 'be', 'doing', 'more', 'activities', 'along', 'this', 'line', 'later', '.']</text:p>
          </table:table-cell>
          <table:table-cell office:value-type="string" calcext:value-type="string">
            <text:p>['PRP', 'VBZ', 'JJ', 'NN', 'CC', 'DT', 'NN', 'VBZ', 'JJ', ':', 'RB', 'PRP', 'MD', 'VB', 'VBG', 'JJR', 'NNS', 'IN', 'DT', 'NN', 'RB', '.']</text:p>
          </table:table-cell>
          <table:table-cell office:value-type="string" calcext:value-type="string">
            <text:p>Pass</text:p>
          </table:table-cell>
          <table:table-cell office:value-type="string" calcext:value-type="string">
            <text:p>however they will be doing more activities along this line later.</text:p>
          </table:table-cell>
          <table:table-cell table:number-columns-repeated="2" office:value-type="string" calcext:value-type="string">
            <text:p>no</text:p>
          </table:table-cell>
          <table:table-cell office:value-type="string" calcext:value-type="string">
            <text:p>yes</text:p>
          </table:table-cell>
          <table:table-cell table:number-columns-repeated="1015"/>
        </table:table-row>
        <table:table-row table:style-name="ro1">
          <table:table-cell office:value-type="float" office:value="298" calcext:value-type="float">
            <text:p>298</text:p>
          </table:table-cell>
          <table:table-cell office:value-type="string" calcext:value-type="string">
            <text:p>They are only getting to know each other now and though each is portraying themselves in a friendly manner--beneath this they are imagining a further relationship.</text:p>
            <text:p/>
          </table:table-cell>
          <table:table-cell office:value-type="string" calcext:value-type="string">
            <text:p>['They', 'are', 'only', 'getting', 'to', 'know', 'each', 'other', 'now', 'and', 'though', 'each', 'is', 'portraying', 'themselves', 'in', 'a', 'friendly', 'manner', '--', 'beneath', 'this', 'they', 'are', 'imagining', 'a', 'further', 'relationship', '.']</text:p>
          </table:table-cell>
          <table:table-cell office:value-type="string" calcext:value-type="string">
            <text:p>['PRP', 'VBP', 'RB', 'VBG', 'TO', 'VB', 'DT', 'JJ', 'RB', 'CC', 'IN', 'DT', 'VBZ', 'VBG', 'PRP', 'IN', 'DT', 'JJ', 'NN', ':', 'IN', 'DT', 'PRP', 'VBP', 'VBG', 'DT', 'JJ',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299" calcext:value-type="float">
            <text:p>299</text:p>
          </table:table-cell>
          <table:table-cell office:value-type="string" calcext:value-type="string">
            <text:p>In the past they have seen each other around; however, this.</text:p>
            <text:p/>
          </table:table-cell>
          <table:table-cell office:value-type="string" calcext:value-type="string">
            <text:p>['In', 'the', 'past', 'they', 'have', 'seen', 'each', 'other', 'around', ';', 'however', ',', 'this', '.']</text:p>
          </table:table-cell>
          <table:table-cell office:value-type="string" calcext:value-type="string">
            <text:p>['IN', 'DT', 'NN', 'PRP', 'VBP', 'VBN', 'DT', 'JJ', 'IN', ':', 'RB', ',', 'DT',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00" calcext:value-type="float">
            <text:p>300</text:p>
          </table:table-cell>
          <table:table-cell office:value-type="string" calcext:value-type="string">
            <text:p>is their first time alone to get to understand each other.</text:p>
            <text:p/>
          </table:table-cell>
          <table:table-cell office:value-type="string" calcext:value-type="string">
            <text:p>['is', 'their', 'first', 'time', 'alone', 'to', 'get', 'to', 'understand', 'each', 'other', '.']</text:p>
          </table:table-cell>
          <table:table-cell office:value-type="string" calcext:value-type="string">
            <text:p>['VBZ', 'PRP$', 'JJ', 'NN', 'RB', 'TO', 'VB', 'TO', 'VB', 'DT', 'JJ',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01" calcext:value-type="float">
            <text:p>301</text:p>
          </table:table-cell>
          <table:table-cell office:value-type="string" calcext:value-type="string">
            <text:p>The scene is impersonal except to themselves.</text:p>
            <text:p/>
          </table:table-cell>
          <table:table-cell office:value-type="string" calcext:value-type="string">
            <text:p>['The', 'scene', 'is', 'impersonal', 'except', 'to', 'themselves', '.']</text:p>
          </table:table-cell>
          <table:table-cell office:value-type="string" calcext:value-type="string">
            <text:p>['DT', 'NN', 'VBZ', 'JJ', 'IN', 'TO',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02" calcext:value-type="float">
            <text:p>302</text:p>
          </table:table-cell>
          <table:table-cell office:value-type="string" calcext:value-type="string">
            <text:p>The couple is in Paris.</text:p>
            <text:p/>
          </table:table-cell>
          <table:table-cell office:value-type="string" calcext:value-type="string">
            <text:p>['The', 'couple', 'is', 'in', 'Paris', '.']</text:p>
          </table:table-cell>
          <table:table-cell office:value-type="string" calcext:value-type="string">
            <text:p>['DT', 'NN', 'VBZ',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03" calcext:value-type="float">
            <text:p>303</text:p>
          </table:table-cell>
          <table:table-cell office:value-type="string" calcext:value-type="string">
            <text:p>The guy is trying to resolve a conflict with his girl, but she is being very stubborn and self-possessed.</text:p>
            <text:p/>
          </table:table-cell>
          <table:table-cell office:value-type="string" calcext:value-type="string">
            <text:p>['The', 'guy', 'is', 'trying', 'to', 'resolve', 'a', 'conflict', 'with', 'his', 'girl', ',', 'but', 'she', 'is', 'being', 'very', 'stubborn', 'and', 'self-possessed', '.']</text:p>
          </table:table-cell>
          <table:table-cell office:value-type="string" calcext:value-type="string">
            <text:p>['DT', 'NN', 'VBZ', 'VBG', 'TO', 'VB', 'DT', 'NN', 'IN', 'PRP$', 'NN', ',', 'CC', 'PRP', 'VBZ', 'VBG', 'RB', 'JJ', 'CC',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304" calcext:value-type="float">
            <text:p>304</text:p>
          </table:table-cell>
          <table:table-cell table:style-name="ce3" office:value-type="string" calcext:value-type="string">
            <text:p>She has already drawn her conclusions and is now concentrating on remaining firm in her convictions against his persuasion.</text:p>
            <text:p/>
          </table:table-cell>
          <table:table-cell table:style-name="ce3" office:value-type="string" calcext:value-type="string">
            <text:p>['She', 'has', 'already', 'drawn', 'her', 'conclusions', 'and', 'is', 'now', 'concentrating', 'on', 'remaining', 'firm', 'in', 'her', 'convictions', 'against', 'his', 'persuasion', '.']</text:p>
          </table:table-cell>
          <table:table-cell table:style-name="ce3" office:value-type="string" calcext:value-type="string">
            <text:p>['PRP', 'VBZ', 'RB', 'VBN', 'PRP$', 'NNS', 'CC', 'VBZ', 'RB', 'VBG', 'IN', 'VBG', 'NN', 'IN', 'PRP$', 'NNS', 'IN', 'PRP$',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05" calcext:value-type="float">
            <text:p>305</text:p>
          </table:table-cell>
          <table:table-cell office:value-type="string" calcext:value-type="string">
            <text:p>The day is in fall; it's beginning to get cold and when the wind blows she pulls her coat collar tighter around her neck.</text:p>
            <text:p/>
          </table:table-cell>
          <table:table-cell office:value-type="string" calcext:value-type="string">
            <text:p>['The', 'day', 'is', 'in', 'fall', ';', 'it', "'s", 'beginning', 'to', 'get', 'cold', 'and', 'when', 'the', 'wind', 'blows', 'she', 'pulls', 'her', 'coat', 'collar', 'tighter', 'around', 'her', 'neck', '.']</text:p>
          </table:table-cell>
          <table:table-cell office:value-type="string" calcext:value-type="string">
            <text:p>['DT', 'NN', 'VBZ', 'IN', 'NN', ':', 'PRP', 'VBZ', 'VBG', 'TO', 'VB', 'JJ', 'CC', 'WRB', 'DT', 'NN', 'VBZ', 'PRP', 'VBZ', 'PRP$', 'NN', 'NN', 'NN', 'IN', 'PRP$', 'NN', '.']</text:p>
          </table:table-cell>
          <table:table-cell office:value-type="string" calcext:value-type="string">
            <text:p>Pass</text:p>
          </table:table-cell>
          <table:table-cell office:value-type="string" calcext:value-type="string">
            <text:p>it's beginning to get cold and when the wind blows she pulls her coat collar tighter around her neck.</text:p>
          </table:table-cell>
          <table:table-cell table:number-columns-repeated="3" office:value-type="string" calcext:value-type="string">
            <text:p>no</text:p>
          </table:table-cell>
          <table:table-cell table:number-columns-repeated="1015"/>
        </table:table-row>
        <table:table-row table:style-name="ro1">
          <table:table-cell office:value-type="float" office:value="306" calcext:value-type="float">
            <text:p>306</text:p>
          </table:table-cell>
          <table:table-cell office:value-type="string" calcext:value-type="string">
            <text:p>In the earnestness of his argument, the young man does not feel it and leaves his open jacket flapping.</text:p>
            <text:p/>
          </table:table-cell>
          <table:table-cell office:value-type="string" calcext:value-type="string">
            <text:p>['In', 'the', 'earnestness', 'of', 'his', 'argument', ',', 'the', 'young', 'man', 'does', 'not', 'feel', 'it', 'and', 'leaves', 'his', 'open', 'jacket', 'flapping', '.']</text:p>
          </table:table-cell>
          <table:table-cell office:value-type="string" calcext:value-type="string">
            <text:p>['IN', 'DT', 'NN', 'IN', 'PRP$', 'NN', ',', 'DT', 'JJ', 'NN', 'VBZ', 'RB', 'VB', 'PRP', 'CC', 'VBZ', 'PRP$', 'JJ',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07" calcext:value-type="float">
            <text:p>307</text:p>
          </table:table-cell>
          <table:table-cell office:value-type="string" calcext:value-type="string">
            <text:p>His attempts to convince her are becoming more and more distasteful to her and though she will not do it, she would like to leave.</text:p>
            <text:p/>
          </table:table-cell>
          <table:table-cell office:value-type="string" calcext:value-type="string">
            <text:p>['His', 'attempts', 'to', 'convince', 'her', 'are', 'becoming', 'more', 'and', 'more', 'distasteful', 'to', 'her', 'and', 'though', 'she', 'will', 'not', 'do', 'it', ',', 'she', 'would', 'like', 'to', 'leave', '.']</text:p>
          </table:table-cell>
          <table:table-cell office:value-type="string" calcext:value-type="string">
            <text:p>['PRP$', 'NNS', 'TO', 'VB', 'PRP$', 'VBP', 'VBG', 'JJR', 'CC', 'RBR', 'JJ', 'TO', 'PRP$', 'CC', 'IN', 'PRP', 'MD', 'RB', 'VB', 'PRP', ',', 'PRP', 'MD', 'VB', 'TO', 'VB',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08" calcext:value-type="float">
            <text:p>308</text:p>
          </table:table-cell>
          <table:table-cell office:value-type="string" calcext:value-type="string">
            <text:p>The picture indicates a man and his wife sitting on a bench at the beach.</text:p>
            <text:p/>
          </table:table-cell>
          <table:table-cell office:value-type="string" calcext:value-type="string">
            <text:p>['The', 'picture', 'indicates', 'a', 'man', 'and', 'his', 'wife', 'sitting', 'on', 'a', 'bench', 'at', 'the', 'beach', '.']</text:p>
          </table:table-cell>
          <table:table-cell office:value-type="string" calcext:value-type="string">
            <text:p>['DT', 'NN', 'VBZ', 'DT', 'NN', 'CC', 'PRP$', 'NN', 'VBG', 'IN',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09" calcext:value-type="float">
            <text:p>309</text:p>
          </table:table-cell>
          <table:table-cell office:value-type="string" calcext:value-type="string">
            <text:p>The wife, head bent, was sad or in distress and the husband had taken her here for a walk on the beach and then a talk to cheer her up.</text:p>
            <text:p/>
          </table:table-cell>
          <table:table-cell office:value-type="string" calcext:value-type="string">
            <text:p>['The', 'wife', ',', 'head', 'bent', ',', 'was', 'sad', 'or', 'in', 'distress', 'and', 'the', 'husband', 'had', 'taken', 'her', 'here', 'for', 'a', 'walk', 'on', 'the', 'beach', 'and', 'then', 'a', 'talk', 'to', 'cheer', 'her', 'up', '.']</text:p>
          </table:table-cell>
          <table:table-cell office:value-type="string" calcext:value-type="string">
            <text:p>['DT', 'NN', ',', 'NN', 'NN', ',', 'VBD', 'JJ', 'CC', 'IN', 'NN', 'CC', 'DT', 'NN', 'VBD', 'VBN', 'PRP$', 'RB', 'IN', 'DT', 'NN', 'IN', 'DT', 'NN', 'CC', 'RB', 'DT', 'NN', 'TO', 'VB', 'PRP$', 'R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10" calcext:value-type="float">
            <text:p>310</text:p>
          </table:table-cell>
          <table:table-cell office:value-type="string" calcext:value-type="string">
            <text:p>The scene will end happily as the two will walk off arm in arm back down the beach.</text:p>
            <text:p/>
          </table:table-cell>
          <table:table-cell office:value-type="string" calcext:value-type="string">
            <text:p>['The', 'scene', 'will', 'end', 'happily', 'as', 'the', 'two', 'will', 'walk', 'off', 'arm', 'in', 'arm', 'back', 'down', 'the', 'beach', '.']</text:p>
          </table:table-cell>
          <table:table-cell office:value-type="string" calcext:value-type="string">
            <text:p>['DT', 'NN', 'MD', 'VB', 'RB', 'IN', 'DT', 'CD', 'MD', 'VB', 'RP', 'NN', 'IN', 'NN', 'RB', 'RP', 'DT',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11" calcext:value-type="float">
            <text:p>311</text:p>
          </table:table-cell>
          <table:table-cell office:value-type="string" calcext:value-type="string">
            <text:p>A man is talking.</text:p>
            <text:p/>
          </table:table-cell>
          <table:table-cell office:value-type="string" calcext:value-type="string">
            <text:p>['A', 'man', 'is', 'talking', '.']</text:p>
          </table:table-cell>
          <table:table-cell office:value-type="string" calcext:value-type="string">
            <text:p>['DT', 'NN', 'VBZ', 'VBG',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12" calcext:value-type="float">
            <text:p>312</text:p>
          </table:table-cell>
          <table:table-cell office:value-type="string" calcext:value-type="string">
            <text:p>He is describing his job.</text:p>
            <text:p/>
          </table:table-cell>
          <table:table-cell office:value-type="string" calcext:value-type="string">
            <text:p>['He', 'is', 'describing', 'his', 'job', '.']</text:p>
          </table:table-cell>
          <table:table-cell office:value-type="string" calcext:value-type="string">
            <text:p>['PRP', 'VBZ', 'VBG',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13" calcext:value-type="float">
            <text:p>313</text:p>
          </table:table-cell>
          <table:table-cell office:value-type="string" calcext:value-type="string">
            <text:p>He says he's a lab technician for Kodak.</text:p>
            <text:p/>
          </table:table-cell>
          <table:table-cell office:value-type="string" calcext:value-type="string">
            <text:p>['He', 'says', 'he', "'s", 'a', 'lab', 'technician', 'for', 'Kodak', '.']</text:p>
          </table:table-cell>
          <table:table-cell office:value-type="string" calcext:value-type="string">
            <text:p>['PRP', 'VBZ', 'PRP', 'VBZ', 'DT', 'NN', 'NN',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14" calcext:value-type="float">
            <text:p>314</text:p>
          </table:table-cell>
          <table:table-cell office:value-type="string" calcext:value-type="string">
            <text:p>He works with all the chemical processes that have made possible the picture we have seen.</text:p>
            <text:p/>
          </table:table-cell>
          <table:table-cell office:value-type="string" calcext:value-type="string">
            <text:p>['He', 'works', 'with', 'all', 'the', 'chemical', 'processes', 'that', 'have', 'made', 'possible', 'the', 'picture', 'we', 'have', 'seen', '.']</text:p>
          </table:table-cell>
          <table:table-cell office:value-type="string" calcext:value-type="string">
            <text:p>['PRP', 'VBZ', 'IN', 'PDT', 'DT', 'NN', 'VBZ', 'WDT', 'VBP', 'VBN', 'JJ', 'DT', 'NN', 'PRP', 'VBP',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15" calcext:value-type="float">
            <text:p>315</text:p>
          </table:table-cell>
          <table:table-cell office:value-type="string" calcext:value-type="string">
            <text:p>He says to the other man, this is a good image that we are a part of.</text:p>
            <text:p/>
          </table:table-cell>
          <table:table-cell office:value-type="string" calcext:value-type="string">
            <text:p>['He', 'says', 'to', 'the', 'other', 'man', ',', 'this', 'is', 'a', 'good', 'image', 'that', 'we', 'are', 'a', 'part', 'of', '.']</text:p>
          </table:table-cell>
          <table:table-cell office:value-type="string" calcext:value-type="string">
            <text:p>['PRP', 'VBZ', 'TO', 'DT', 'JJ', 'NN', ',', 'DT', 'VBZ', 'DT', 'JJ', 'NN', 'IN', 'PRP', 'VBP', 'DT', 'NN', 'I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316" calcext:value-type="float">
            <text:p>316</text:p>
          </table:table-cell>
          <table:table-cell office:value-type="string" calcext:value-type="string">
            <text:p>The other man says nothing.</text:p>
            <text:p/>
          </table:table-cell>
          <table:table-cell office:value-type="string" calcext:value-type="string">
            <text:p>['The', 'other', 'man', 'says', 'nothing', '.']</text:p>
          </table:table-cell>
          <table:table-cell office:value-type="string" calcext:value-type="string">
            <text:p>['DT', 'JJ', 'NN', 'VBZ',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17" calcext:value-type="float">
            <text:p>317</text:p>
          </table:table-cell>
          <table:table-cell office:value-type="string" calcext:value-type="string">
            <text:p>He had been staring at a grey bridge--then, after awhile, he closed his eyes and forgot all snow.</text:p>
            <text:p/>
          </table:table-cell>
          <table:table-cell office:value-type="string" calcext:value-type="string">
            <text:p>['He', 'had', 'been', 'staring', 'at', 'a', 'grey', 'bridge', '--', 'then', ',', 'after', 'awhile', ',', 'he', 'closed', 'his', 'eyes', 'and', 'forgot', 'all', 'snow', '.']</text:p>
          </table:table-cell>
          <table:table-cell office:value-type="string" calcext:value-type="string">
            <text:p>['PRP', 'VBD', 'VBN', 'VBG', 'IN', 'DT', 'NN', 'NN', ':', 'RB', ',', 'IN', 'NN', ',', 'PRP', 'VBD', 'PRP$', 'NNS', 'CC', 'VBD',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18" calcext:value-type="float">
            <text:p>318</text:p>
          </table:table-cell>
          <table:table-cell office:value-type="string" calcext:value-type="string">
            <text:p>He is thinking that it is necessary for the room to be dark in order to distinguish all the details of the image.</text:p>
            <text:p/>
          </table:table-cell>
          <table:table-cell office:value-type="string" calcext:value-type="string">
            <text:p>['He', 'is', 'thinking', 'that', 'it', 'is', 'necessary', 'for', 'the', 'room', 'to', 'be', 'dark', 'in', 'order', 'to', 'distinguish', 'all', 'the', 'details', 'of', 'the', 'image', '.']</text:p>
          </table:table-cell>
          <table:table-cell office:value-type="string" calcext:value-type="string">
            <text:p>['PRP', 'VBZ', 'VBG', 'IN', 'PRP', 'VBZ', 'JJ', 'IN', 'DT', 'NN', 'TO', 'VB', 'VBN', 'IN', 'NN', 'TO', 'VB', 'PDT', 'DT',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19" calcext:value-type="float">
            <text:p>319</text:p>
          </table:table-cell>
          <table:table-cell office:value-type="string" calcext:value-type="string">
            <text:p>They were young and in love.</text:p>
            <text:p/>
          </table:table-cell>
          <table:table-cell office:value-type="string" calcext:value-type="string">
            <text:p>['They', 'were', 'young', 'and', 'in', 'love', '.']</text:p>
          </table:table-cell>
          <table:table-cell office:value-type="string" calcext:value-type="string">
            <text:p>['PRP', 'VBD', 'JJ', 'CC', 'IN', 'NN',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20" calcext:value-type="float">
            <text:p>320</text:p>
          </table:table-cell>
          <table:table-cell office:value-type="string" calcext:value-type="string">
            <text:p>Winter offered no harsh coldness to them, but a warmth that was unexplainable except in terms of their inner beings.</text:p>
            <text:p/>
          </table:table-cell>
          <table:table-cell office:value-type="string" calcext:value-type="string">
            <text:p>['Winter', 'offered', 'no', 'harsh', 'coldness', 'to', 'them', ',', 'but', 'a', 'warmth', 'that', 'was', 'unexplainable', 'except', 'in', 'terms', 'of', 'their', 'inner', 'beings', '.']</text:p>
          </table:table-cell>
          <table:table-cell office:value-type="string" calcext:value-type="string">
            <text:p>['NN', 'VBD', 'DT', 'JJ', 'NN', 'TO', 'PRP', ',', 'CC', 'DT', 'NN', 'WDT', 'VBD', 'JJ', 'IN', 'IN', 'NNS', 'IN', 'PRP$',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21" calcext:value-type="float">
            <text:p>321</text:p>
          </table:table-cell>
          <table:table-cell office:value-type="string" calcext:value-type="string">
            <text:p>Hours would they sit, sucking in the beauty of the winter ice, talking softly, planning.</text:p>
            <text:p/>
          </table:table-cell>
          <table:table-cell office:value-type="string" calcext:value-type="string">
            <text:p>['Hours', 'would', 'they', 'sit', ',', 'sucking', 'in', 'the', 'beauty', 'of', 'the', 'winter', 'ice', ',', 'talking', 'softly', ',', 'planning', '.']</text:p>
          </table:table-cell>
          <table:table-cell office:value-type="string" calcext:value-type="string">
            <text:p>['NNS', 'MD', 'PRP', 'VB', ',', 'VBG', 'IN', 'DT', 'NN', 'IN', 'DT', 'NN', 'NN', ',', 'VBG', 'RB', ',',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22" calcext:value-type="float">
            <text:p>322</text:p>
          </table:table-cell>
          <table:table-cell office:value-type="string" calcext:value-type="string">
            <text:p>Anyone could tell they were in love by the contentment that shone from their faces.</text:p>
            <text:p/>
          </table:table-cell>
          <table:table-cell office:value-type="string" calcext:value-type="string">
            <text:p>['Anyone', 'could', 'tell', 'they', 'were', 'in', 'love', 'by', 'the', 'contentment', 'that', 'shone', 'from', 'their', 'faces', '.']</text:p>
          </table:table-cell>
          <table:table-cell office:value-type="string" calcext:value-type="string">
            <text:p>['NN', 'MD', 'VB', 'PRP', 'VBD', 'IN', 'NN', 'IN', 'DT', 'NN', 'WDT', 'NN', 'IN', 'PRP$', 'VBZ',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23" calcext:value-type="float">
            <text:p>323</text:p>
          </table:table-cell>
          <table:table-cell office:value-type="string" calcext:value-type="string">
            <text:p>Their eyes shone, they smiled secret smiles, exchanged understanding glances, and planned.</text:p>
            <text:p/>
          </table:table-cell>
          <table:table-cell office:value-type="string" calcext:value-type="string">
            <text:p>['Their', 'eyes', 'shone', ',', 'they', 'smiled', 'secret', 'smiles', ',', 'exchanged', 'understanding', 'glances', ',', 'and', 'planned', '.']</text:p>
          </table:table-cell>
          <table:table-cell office:value-type="string" calcext:value-type="string">
            <text:p>['PRP$', 'NNS', 'NN', ',', 'PRP', 'VBD', 'JJ', 'NNS', ',', 'VBD', 'JJ', 'NNS', ',', 'CC', 'VBD',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24" calcext:value-type="float">
            <text:p>324</text:p>
          </table:table-cell>
          <table:table-cell office:value-type="string" calcext:value-type="string">
            <text:p>Yet their future was not the security they would have wished.</text:p>
            <text:p/>
          </table:table-cell>
          <table:table-cell office:value-type="string" calcext:value-type="string">
            <text:p>['Yet', 'their', 'future', 'was', 'not', 'the', 'security', 'they', 'would', 'have', 'wished', '.']</text:p>
          </table:table-cell>
          <table:table-cell office:value-type="string" calcext:value-type="string">
            <text:p>['CC', 'PRP$', 'NN', 'VBD', 'RB', 'DT', 'NN', 'PRP', 'MD', 'VB',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25" calcext:value-type="float">
            <text:p>325</text:p>
          </table:table-cell>
          <table:table-cell office:value-type="string" calcext:value-type="string">
            <text:p>The air was full of the tensions of war, they knew not if they would even see the beginning of another winter.</text:p>
            <text:p/>
          </table:table-cell>
          <table:table-cell office:value-type="string" calcext:value-type="string">
            <text:p>['The', 'air', 'was', 'full', 'of', 'the', 'tensions', 'of', 'war', ',', 'they', 'knew', 'not', 'if', 'they', 'would', 'even', 'see', 'the', 'beginning', 'of', 'another', 'winter', '.']</text:p>
          </table:table-cell>
          <table:table-cell office:value-type="string" calcext:value-type="string">
            <text:p>['DT', 'NN', 'VBD', 'JJ', 'IN', 'DT', 'NNS', 'IN', 'NN', ',', 'PRP', 'VBD', 'RB', 'IN', 'PRP', 'MD', 'RB', 'VB',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26" calcext:value-type="float">
            <text:p>326</text:p>
          </table:table-cell>
          <table:table-cell office:value-type="string" calcext:value-type="string">
            <text:p>So they retreated into their world, where no one could come, where they could dream and plan, feel safe and protected, and hope.</text:p>
            <text:p/>
          </table:table-cell>
          <table:table-cell office:value-type="string" calcext:value-type="string">
            <text:p>['So', 'they', 'retreated', 'into', 'their', 'world', ',', 'where', 'no', 'one', 'could', 'come', ',', 'where', 'they', 'could', 'dream', 'and', 'plan', ',', 'feel', 'safe', 'and', 'protected', ',', 'and', 'hope', '.']</text:p>
          </table:table-cell>
          <table:table-cell office:value-type="string" calcext:value-type="string">
            <text:p>['IN', 'PRP', 'VBD', 'IN', 'PRP$', 'NN', ',', 'WRB', 'DT', 'NN', 'MD', 'VB', ',', 'WRB', 'PRP', 'MD', 'VB', 'CC', 'NN', ',', 'VB', 'JJ', 'CC', 'VBN', ',', 'CC',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27" calcext:value-type="float">
            <text:p>327</text:p>
          </table:table-cell>
          <table:table-cell office:value-type="string" calcext:value-type="string">
            <text:p>Naomi and Daniel, brother and sister (not in that order, of course) decided to stop the foolishness and take a breather.</text:p>
            <text:p/>
          </table:table-cell>
          <table:table-cell office:value-type="string" calcext:value-type="string">
            <text:p>['Naomi', 'and', 'Daniel', ',', 'brother', 'and', 'sister', '(', 'not', 'in', 'that', 'order', ',', 'of', 'course', ')', 'decided', 'to', 'stop', 'the', 'foolishness', 'and', 'take', 'a', 'breather', '.']</text:p>
          </table:table-cell>
          <table:table-cell office:value-type="string" calcext:value-type="string">
            <text:p>['NNP', 'CC', 'NNP', ',', 'NN', 'CC', 'NN', '(', 'RB', 'IN', 'DT', 'NN', ',', 'IN', 'NN', ')', 'VBD', 'TO', 'VB', 'DT', 'NN', 'CC',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28" calcext:value-type="float">
            <text:p>328</text:p>
          </table:table-cell>
          <table:table-cell office:value-type="string" calcext:value-type="string">
            <text:p>Perhaps an unsuspecting passerby would interpret the whole thing as an affair, but then, an unsuspecting passerby would be wrong.</text:p>
            <text:p/>
          </table:table-cell>
          <table:table-cell office:value-type="string" calcext:value-type="string">
            <text:p>['Perhaps', 'an', 'unsuspecting', 'passerby', 'would', 'interpret', 'the', 'whole', 'thing', 'as', 'an', 'affair', ',', 'but', 'then', ',', 'an', 'unsuspecting', 'passerby', 'would', 'be', 'wrong', '.']</text:p>
          </table:table-cell>
          <table:table-cell office:value-type="string" calcext:value-type="string">
            <text:p>['RB', 'DT', 'JJ', 'NN', 'MD', 'VB', 'DT', 'JJ', 'NN', 'IN', 'DT', 'NN', ',', 'CC', 'RB', ',', 'DT', 'JJ', 'NN', 'MD', 'VB',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29" calcext:value-type="float">
            <text:p>329</text:p>
          </table:table-cell>
          <table:table-cell office:value-type="string" calcext:value-type="string">
            <text:p>Funny thing about the bridge, Naomi began.</text:p>
            <text:p/>
          </table:table-cell>
          <table:table-cell office:value-type="string" calcext:value-type="string">
            <text:p>['Funny', 'thing', 'about', 'the', 'bridge', ',', 'Naomi', 'began', '.']</text:p>
          </table:table-cell>
          <table:table-cell office:value-type="string" calcext:value-type="string">
            <text:p>['JJ', 'NN', 'IN', 'DT', 'NN', ',', 'NNP', 'VBD',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30" calcext:value-type="float">
            <text:p>330</text:p>
          </table:table-cell>
          <table:table-cell office:value-type="string" calcext:value-type="string">
            <text:p>What bridge?</text:p>
            <text:p/>
          </table:table-cell>
          <table:table-cell office:value-type="string" calcext:value-type="string">
            <text:p>['What', 'bridge', '?']</text:p>
          </table:table-cell>
          <table:table-cell office:value-type="string" calcext:value-type="string">
            <text:p>['W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31" calcext:value-type="float">
            <text:p>331</text:p>
          </table:table-cell>
          <table:table-cell office:value-type="string" calcext:value-type="string">
            <text:p>interrupted Danny boy.</text:p>
            <text:p/>
          </table:table-cell>
          <table:table-cell office:value-type="string" calcext:value-type="string">
            <text:p>['interrupted', 'Danny', 'boy', '.']</text:p>
          </table:table-cell>
          <table:table-cell office:value-type="string" calcext:value-type="string">
            <text:p>['VBN', 'NN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32" calcext:value-type="float">
            <text:p>332</text:p>
          </table:table-cell>
          <table:table-cell office:value-type="string" calcext:value-type="string">
            <text:p>London Bridge, continued Naomi.</text:p>
            <text:p/>
          </table:table-cell>
          <table:table-cell office:value-type="string" calcext:value-type="string">
            <text:p>['London', 'Bridge', ',', 'continued', 'Naomi', '.']</text:p>
          </table:table-cell>
          <table:table-cell office:value-type="string" calcext:value-type="string">
            <text:p>['NNP', 'NNP', ',', 'VBD',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33" calcext:value-type="float">
            <text:p>333</text:p>
          </table:table-cell>
          <table:table-cell office:value-type="string" calcext:value-type="string">
            <text:p>The river.</text:p>
            <text:p/>
          </table:table-cell>
          <table:table-cell office:value-type="string" calcext:value-type="string">
            <text:p>['The', 'river', '.']</text:p>
          </table:table-cell>
          <table:table-cell office:value-type="string" calcext:value-type="string">
            <text:p>['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34" calcext:value-type="float">
            <text:p>334</text:p>
          </table:table-cell>
          <table:table-cell office:value-type="string" calcext:value-type="string">
            <text:p>They sold the river too.</text:p>
            <text:p/>
          </table:table-cell>
          <table:table-cell office:value-type="string" calcext:value-type="string">
            <text:p>['They', 'sold', 'the', 'river', 'too', '.']</text:p>
          </table:table-cell>
          <table:table-cell office:value-type="string" calcext:value-type="string">
            <text:p>['PRP', 'VBD', 'DT', 'NN',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35" calcext:value-type="float">
            <text:p>335</text:p>
          </table:table-cell>
          <table:table-cell office:value-type="string" calcext:value-type="string">
            <text:p>It is winter by the Seine river in Paris.</text:p>
            <text:p/>
          </table:table-cell>
          <table:table-cell office:value-type="string" calcext:value-type="string">
            <text:p>['It', 'is', 'winter', 'by', 'the', 'Seine', 'river', 'in', 'Paris', '.']</text:p>
          </table:table-cell>
          <table:table-cell office:value-type="string" calcext:value-type="string">
            <text:p>['PRP', 'VBZ', 'JJ', 'IN', 'DT', 'NNP', 'NN', 'IN',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36" calcext:value-type="float">
            <text:p>336</text:p>
          </table:table-cell>
          <table:table-cell office:value-type="string" calcext:value-type="string">
            <text:p>A young Frenchman is sitting with his long time girl friend on a bench overlooking the river.</text:p>
            <text:p/>
          </table:table-cell>
          <table:table-cell office:value-type="string" calcext:value-type="string">
            <text:p>['A', 'young', 'Frenchman', 'is', 'sitting', 'with', 'his', 'long', 'time', 'girl', 'friend', 'on', 'a', 'bench', 'overlooking', 'the', 'river', '.']</text:p>
          </table:table-cell>
          <table:table-cell office:value-type="string" calcext:value-type="string">
            <text:p>['DT', 'JJ', 'NNP', 'VBZ', 'VBG', 'IN', 'PRP$', 'JJ', 'NN', 'NN', 'NN', 'IN', 'DT', 'NN', 'VBG', 'DT',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37" calcext:value-type="float">
            <text:p>337</text:p>
          </table:table-cell>
          <table:table-cell office:value-type="string" calcext:value-type="string">
            <text:p>He has a contented look on his face as he smiles at her.</text:p>
            <text:p/>
          </table:table-cell>
          <table:table-cell office:value-type="string" calcext:value-type="string">
            <text:p>['He', 'has', 'a', 'contented', 'look', 'on', 'his', 'face', 'as', 'he', 'smiles', 'at', 'her', '.']</text:p>
          </table:table-cell>
          <table:table-cell office:value-type="string" calcext:value-type="string">
            <text:p>['PRP', 'VBZ', 'DT', 'VBN', 'NN', 'IN', 'PRP$', 'NN', 'IN', 'PRP', 'VBZ', 'IN', 'PRP',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38" calcext:value-type="float">
            <text:p>338</text:p>
          </table:table-cell>
          <table:table-cell office:value-type="string" calcext:value-type="string">
            <text:p>The couple have just come from morning coffee at a cafe where they went for breakfast after he picked her up from her apartment.</text:p>
            <text:p/>
          </table:table-cell>
          <table:table-cell office:value-type="string" calcext:value-type="string">
            <text:p>['The', 'couple', 'have', 'just', 'come', 'from', 'morning', 'coffee', 'at', 'a', 'cafe', 'where', 'they', 'went', 'for', 'breakfast', 'after', 'he', 'picked', 'her', 'up', 'from', 'her', 'apartment', '.']</text:p>
          </table:table-cell>
          <table:table-cell office:value-type="string" calcext:value-type="string">
            <text:p>['DT', 'NN', 'VBP', 'RB', 'VBN', 'IN', 'NN', 'NN', 'IN', 'DT', 'NN', 'WRB', 'PRP', 'VBD', 'IN', 'NN', 'IN', 'PRP', 'VBD', 'PRP', 'RP',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39" calcext:value-type="float">
            <text:p>339</text:p>
          </table:table-cell>
          <table:table-cell office:value-type="string" calcext:value-type="string">
            <text:p>The couple now have that content warm feeling about each other sitting by the water on the cold day.</text:p>
            <text:p/>
          </table:table-cell>
          <table:table-cell office:value-type="string" calcext:value-type="string">
            <text:p>['The', 'couple', 'now', 'have', 'that', 'content', 'warm', 'feeling', 'about', 'each', 'other', 'sitting', 'by', 'the', 'water', 'on', 'the', 'cold', 'day', '.']</text:p>
          </table:table-cell>
          <table:table-cell office:value-type="string" calcext:value-type="string">
            <text:p>['DT', 'NN', 'RB', 'VBP', 'DT', 'JJ', 'NN', 'NN', 'IN', 'DT', 'JJ', 'NN', 'IN', 'DT', 'NN', 'IN', 'DT', 'JJ',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40" calcext:value-type="float">
            <text:p>340</text:p>
          </table:table-cell>
          <table:table-cell office:value-type="string" calcext:value-type="string">
            <text:p>Finally after a silence the boy is ready to ask the girl the question he has been waiting to ask for a long time.</text:p>
            <text:p/>
          </table:table-cell>
          <table:table-cell office:value-type="string" calcext:value-type="string">
            <text:p>['Finally', 'after', 'a', 'silence', 'the', 'boy', 'is', 'ready', 'to', 'ask', 'the', 'girl', 'the', 'question', 'he', 'has', 'been', 'waiting', 'to', 'ask', 'for', 'a', 'long', 'time', '.']</text:p>
          </table:table-cell>
          <table:table-cell office:value-type="string" calcext:value-type="string">
            <text:p>['RB', 'IN', 'DT', 'NN', 'DT', 'NN', 'VBZ', 'JJ', 'TO', 'VB', 'DT', 'NN', 'DT', 'NN', 'PRP', 'VBZ', 'VBN', 'VBG', 'TO', 'VB',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41" calcext:value-type="float">
            <text:p>341</text:p>
          </table:table-cell>
          <table:table-cell office:value-type="string" calcext:value-type="string">
            <text:p>He will propose marriage to her.</text:p>
            <text:p/>
          </table:table-cell>
          <table:table-cell office:value-type="string" calcext:value-type="string">
            <text:p>['He', 'will', 'propose', 'marriage', 'to', 'her', '.']</text:p>
          </table:table-cell>
          <table:table-cell office:value-type="string" calcext:value-type="string">
            <text:p>['PRP', 'MD', 'VB', 'NN', 'TO', 'PRP$',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42" calcext:value-type="float">
            <text:p>342</text:p>
          </table:table-cell>
          <table:table-cell office:value-type="string" calcext:value-type="string">
            <text:p>The girl is content and happy almost knowing what is coming, and will probably jump into his arms and agree when he finally asks her the question.</text:p>
            <text:p/>
          </table:table-cell>
          <table:table-cell office:value-type="string" calcext:value-type="string">
            <text:p>['The', 'girl', 'is', 'content', 'and', 'happy', 'almost', 'knowing', 'what', 'is', 'coming', ',', 'and', 'will', 'probably', 'jump', 'into', 'his', 'arms', 'and', 'agree', 'when', 'he', 'finally', 'asks', 'her', 'the', 'question', '.']</text:p>
          </table:table-cell>
          <table:table-cell office:value-type="string" calcext:value-type="string">
            <text:p>['DT', 'NN', 'VBZ', 'JJ', 'CC', 'JJ', 'RB', 'VBG', 'WP', 'VBZ', 'VBG', ',', 'CC', 'MD', 'RB', 'VB', 'IN', 'PRP$', 'NNS', 'CC', 'NN', 'WRB', 'PRP', 'RB', 'VBZ', 'PRP',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43" calcext:value-type="float">
            <text:p>343</text:p>
          </table:table-cell>
          <table:table-cell office:value-type="string" calcext:value-type="string">
            <text:p>Here we are in a chemistry laboratory of some research complex.</text:p>
            <text:p/>
          </table:table-cell>
          <table:table-cell office:value-type="string" calcext:value-type="string">
            <text:p>['Here', 'we', 'are', 'in', 'a', 'chemistry', 'laboratory', 'of', 'some', 'research', 'complex', '.']</text:p>
          </table:table-cell>
          <table:table-cell office:value-type="string" calcext:value-type="string">
            <text:p>['RB', 'PRP', 'VBP', 'IN', 'DT', 'NN', 'NN', 'IN',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44" calcext:value-type="float">
            <text:p>344</text:p>
          </table:table-cell>
          <table:table-cell office:value-type="string" calcext:value-type="string">
            <text:p>The women are two researchers who have been doing such work practically all their lives, since they finished school.</text:p>
            <text:p/>
          </table:table-cell>
          <table:table-cell office:value-type="string" calcext:value-type="string">
            <text:p>['The', 'women', 'are', 'two', 'researchers', 'who', 'have', 'been', 'doing', 'such', 'work', 'practically', 'all', 'their', 'lives', ',', 'since', 'they', 'finished', 'school', '.']</text:p>
          </table:table-cell>
          <table:table-cell office:value-type="string" calcext:value-type="string">
            <text:p>['DT', 'NNS', 'VBP', 'CD', 'NNS', 'WP', 'VBP', 'VBN', 'VBG', 'JJ', 'NN', 'RB', 'DT', 'PRP$', 'NNS', ',', 'IN', 'PRP', 'VBD',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45" calcext:value-type="float">
            <text:p>345</text:p>
          </table:table-cell>
          <table:table-cell office:value-type="string" calcext:value-type="string">
            <text:p>They are partners on a research project of no small importance and here they are nearly at the close, perhaps even the climax, of the experiment.</text:p>
            <text:p/>
          </table:table-cell>
          <table:table-cell office:value-type="string" calcext:value-type="string">
            <text:p>['They', 'are', 'partners', 'on', 'a', 'research', 'project', 'of', 'no', 'small', 'importance', 'and', 'here', 'they', 'are', 'nearly', 'at', 'the', 'close', ',', 'perhaps', 'even', 'the', 'climax', ',', 'of', 'the', 'experiment', '.']</text:p>
          </table:table-cell>
          <table:table-cell office:value-type="string" calcext:value-type="string">
            <text:p>['PRP', 'VBP', 'NNS', 'IN', 'DT', 'NN', 'NN', 'IN', 'DT', 'JJ', 'NN', 'CC', 'RB', 'PRP', 'VBP', 'RB', 'IN', 'DT', 'NN', ',', 'RB', 'RB', 'DT', 'NN', ',',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46" calcext:value-type="float">
            <text:p>346</text:p>
          </table:table-cell>
          <table:table-cell office:value-type="string" calcext:value-type="string">
            <text:p>Within a few days they will have the results.</text:p>
            <text:p/>
          </table:table-cell>
          <table:table-cell office:value-type="string" calcext:value-type="string">
            <text:p>['Within', 'a', 'few', 'days', 'they', 'will', 'have', 'the', 'results', '.']</text:p>
          </table:table-cell>
          <table:table-cell office:value-type="string" calcext:value-type="string">
            <text:p>['IN', 'DT', 'JJ', 'NNS', 'PRP', 'MD', 'VB', 'DT',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47" calcext:value-type="float">
            <text:p>347</text:p>
          </table:table-cell>
          <table:table-cell office:value-type="string" calcext:value-type="string">
            <text:p>They are both excited anticipating a great discovery, yet trying to hold some composure.</text:p>
            <text:p/>
          </table:table-cell>
          <table:table-cell office:value-type="string" calcext:value-type="string">
            <text:p>['They', 'are', 'both', 'excited', 'anticipating', 'a', 'great', 'discovery', ',', 'yet', 'trying', 'to', 'hold', 'some', 'composure', '.']</text:p>
          </table:table-cell>
          <table:table-cell office:value-type="string" calcext:value-type="string">
            <text:p>['PRP', 'VBP', 'DT', 'JJ', 'VBG', 'DT', 'JJ', 'NN', ',', 'RB', 'VBG', 'TO', 'VB', 'DT',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348" calcext:value-type="float">
            <text:p>348</text:p>
          </table:table-cell>
          <table:table-cell office:value-type="string" calcext:value-type="string">
            <text:p>The two women scientists, Ms. Gray and Ms. Smith, were the closest to discovering the cure for cancer that anyone had ever been.</text:p>
            <text:p/>
          </table:table-cell>
          <table:table-cell office:value-type="string" calcext:value-type="string">
            <text:p>['The', 'two', 'women', 'scientists', ',', 'Ms.', 'Gray', 'and', 'Ms.', 'Smith', ',', 'were', 'the', 'closest', 'to', 'discovering', 'the', 'cure', 'for', 'cancer', 'that', 'anyone', 'had', 'ever', 'been', '.']</text:p>
          </table:table-cell>
          <table:table-cell office:value-type="string" calcext:value-type="string">
            <text:p>['DT', 'CD', 'NNS', 'NNS', ',', 'NNP', 'NNP', 'CC', 'NNP', 'NNP', ',', 'VBD', 'DT', 'JJS', 'TO', 'VBG', 'DT', 'NN', 'IN', 'NN', 'WDT', 'NN', 'VBD', 'RB', 'VB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349" calcext:value-type="float">
            <text:p>349</text:p>
          </table:table-cell>
          <table:table-cell office:value-type="string" calcext:value-type="string">
            <text:p>Ms. Smith, standing in the background, watching her associate put the last culture of virus into the test tube began to have doubts about the experiment.</text:p>
            <text:p/>
          </table:table-cell>
          <table:table-cell office:value-type="string" calcext:value-type="string">
            <text:p>['Ms.', 'Smith', ',', 'standing', 'in', 'the', 'background', ',', 'watching', 'her', 'associate', 'put', 'the', 'last', 'culture', 'of', 'virus', 'into', 'the', 'test', 'tube', 'began', 'to', 'have', 'doubts', 'about', 'the', 'experiment', '.']</text:p>
          </table:table-cell>
          <table:table-cell office:value-type="string" calcext:value-type="string">
            <text:p>['NNP', 'NNP', ',', 'VBG', 'IN', 'DT', 'NN', ',', 'VBG', 'PRP$', 'NN', 'VBD', 'DT', 'JJ', 'NN', 'IN', 'NN', 'IN', 'DT', 'NN', 'NN', 'VBD', 'TO', 'VB',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50" calcext:value-type="float">
            <text:p>350</text:p>
          </table:table-cell>
          <table:table-cell office:value-type="string" calcext:value-type="string">
            <text:p>What if it didn't work?</text:p>
            <text:p/>
          </table:table-cell>
          <table:table-cell office:value-type="string" calcext:value-type="string">
            <text:p>['What', 'if', 'it', 'did', "n't", 'work', '?']</text:p>
          </table:table-cell>
          <table:table-cell office:value-type="string" calcext:value-type="string">
            <text:p>['WP', 'IN', 'PRP', 'VBD', 'RB', 'V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51" calcext:value-type="float">
            <text:p>351</text:p>
          </table:table-cell>
          <table:table-cell office:value-type="string" calcext:value-type="string">
            <text:p>Ten years of work for nothing.</text:p>
            <text:p/>
          </table:table-cell>
          <table:table-cell office:value-type="string" calcext:value-type="string">
            <text:p>['Ten', 'years', 'of', 'work', 'for', 'nothing', '.']</text:p>
          </table:table-cell>
          <table:table-cell office:value-type="string" calcext:value-type="string">
            <text:p>['CD', 'NNS', 'IN', 'NN', 'I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52" calcext:value-type="float">
            <text:p>352</text:p>
          </table:table-cell>
          <table:table-cell office:value-type="string" calcext:value-type="string">
            <text:p>But what if it did prove valid?</text:p>
            <text:p/>
          </table:table-cell>
          <table:table-cell office:value-type="string" calcext:value-type="string">
            <text:p>['But', 'what', 'if', 'it', 'did', 'prove', 'valid', '?']</text:p>
          </table:table-cell>
          <table:table-cell office:value-type="string" calcext:value-type="string">
            <text:p>['CC', 'WP', 'IN', 'PRP', 'VBD', 'VB',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53" calcext:value-type="float">
            <text:p>353</text:p>
          </table:table-cell>
          <table:table-cell office:value-type="string" calcext:value-type="string">
            <text:p>Think of the credit she would get.</text:p>
            <text:p/>
          </table:table-cell>
          <table:table-cell office:value-type="string" calcext:value-type="string">
            <text:p>['Think', 'of', 'the', 'credit', 'she', 'would', 'get', '.']</text:p>
          </table:table-cell>
          <table:table-cell office:value-type="string" calcext:value-type="string">
            <text:p>['NN', 'IN', 'DT', 'NN', 'PRP', 'MD', 'VB',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54" calcext:value-type="float">
            <text:p>354</text:p>
          </table:table-cell>
          <table:table-cell office:value-type="string" calcext:value-type="string">
            <text:p>But would she get enough?</text:p>
            <text:p/>
          </table:table-cell>
          <table:table-cell office:value-type="string" calcext:value-type="string">
            <text:p>['But', 'would', 'she', 'get', 'enough', '?']</text:p>
          </table:table-cell>
          <table:table-cell office:value-type="string" calcext:value-type="string">
            <text:p>['CC', 'MD', 'PRP', 'VB',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55" calcext:value-type="float">
            <text:p>355</text:p>
          </table:table-cell>
          <table:table-cell office:value-type="string" calcext:value-type="string">
            <text:p>She felt the desire to grab the culture from her associate so she could say that she found the answer.</text:p>
            <text:p/>
          </table:table-cell>
          <table:table-cell office:value-type="string" calcext:value-type="string">
            <text:p>['She', 'felt', 'the', 'desire', 'to', 'grab', 'the', 'culture', 'from', 'her', 'associate', 'so', 'she', 'could', 'say', 'that', 'she', 'found', 'the', 'answer', '.']</text:p>
          </table:table-cell>
          <table:table-cell office:value-type="string" calcext:value-type="string">
            <text:p>['PRP', 'VBD', 'DT', 'NN', 'TO', 'VB', 'DT', 'NN', 'IN', 'PRP$', 'NN', 'IN', 'PRP', 'MD', 'VB', 'IN', 'PRP', 'VBD',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56" calcext:value-type="float">
            <text:p>356</text:p>
          </table:table-cell>
          <table:table-cell office:value-type="string" calcext:value-type="string">
            <text:p>The liquid in the test tubes turned out dark green, and the lab assistant turned to the woman waiting apprehensively behind her.</text:p>
            <text:p/>
          </table:table-cell>
          <table:table-cell office:value-type="string" calcext:value-type="string">
            <text:p>['The', 'liquid', 'in', 'the', 'test', 'tubes', 'turned', 'out', 'dark', 'green', ',', 'and', 'the', 'lab', 'assistant', 'turned', 'to', 'the', 'woman', 'waiting', 'apprehensively', 'behind', 'her', '.']</text:p>
          </table:table-cell>
          <table:table-cell office:value-type="string" calcext:value-type="string">
            <text:p>['DT', 'NN', 'IN', 'DT', 'NN', 'NNS', 'VBD', 'RP', 'JJ', 'JJ', ',', 'CC', 'DT', 'NN', 'NN', 'VBD', 'TO', 'DT', 'NN', 'VBG', 'RB',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57" calcext:value-type="float">
            <text:p>357</text:p>
          </table:table-cell>
          <table:table-cell office:value-type="string" calcext:value-type="string">
            <text:p>Everything is completely OK, she said, and watched the tension on the face opposite her release itself in a quick movement.</text:p>
            <text:p/>
          </table:table-cell>
          <table:table-cell office:value-type="string" calcext:value-type="string">
            <text:p>['Everything', 'is', 'completely', 'OK', ',', 'she', 'said', ',', 'and', 'watched', 'the', 'tension', 'on', 'the', 'face', 'opposite', 'her', 'release', 'itself', 'in', 'a', 'quick', 'movement', '.']</text:p>
          </table:table-cell>
          <table:table-cell office:value-type="string" calcext:value-type="string">
            <text:p>['NN', 'VBZ', 'RB', 'JJ', ',', 'PRP', 'VBD', ',', 'CC', 'VBD', 'DT', 'NN', 'IN', 'DT', 'NN', 'IN', 'PRP$', 'NN', 'PRP', 'IN', 'DT',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58" calcext:value-type="float">
            <text:p>358</text:p>
          </table:table-cell>
          <table:table-cell office:value-type="string" calcext:value-type="string">
            <text:p>Her child would not be seriously ill then, and the substance he had eaten was not poisonous.</text:p>
            <text:p/>
          </table:table-cell>
          <table:table-cell office:value-type="string" calcext:value-type="string">
            <text:p>['Her', 'child', 'would', 'not', 'be', 'seriously', 'ill', 'then', ',', 'and', 'the', 'substance', 'he', 'had', 'eaten', 'was', 'not', 'poisonous', '.']</text:p>
          </table:table-cell>
          <table:table-cell office:value-type="string" calcext:value-type="string">
            <text:p>['PRP$', 'NN', 'MD', 'RB', 'VB', 'RB', 'JJ', 'RB', ',', 'CC', 'DT', 'NN', 'PRP', 'VBD', 'VBN', 'VBD', 'RB',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59" calcext:value-type="float">
            <text:p>359</text:p>
          </table:table-cell>
          <table:table-cell office:value-type="string" calcext:value-type="string">
            <text:p>They are both sisters working in a private, almost secret laboratory off in Switzerland.</text:p>
            <text:p/>
          </table:table-cell>
          <table:table-cell office:value-type="string" calcext:value-type="string">
            <text:p>['They', 'are', 'both', 'sisters', 'working', 'in', 'a', 'private', ',', 'almost', 'secret', 'laboratory', 'off', 'in', 'Switzerland', '.']</text:p>
          </table:table-cell>
          <table:table-cell office:value-type="string" calcext:value-type="string">
            <text:p>['PRP', 'VBP', 'DT', 'NNS', 'VBG', 'IN', 'DT', 'JJ', ',', 'RB', 'JJ', 'NN', 'IN',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60" calcext:value-type="float">
            <text:p>360</text:p>
          </table:table-cell>
          <table:table-cell office:value-type="string" calcext:value-type="string">
            <text:p>They are well trained chemists, but are not acknowledged by the great medical chemistry associations of the world.</text:p>
            <text:p/>
          </table:table-cell>
          <table:table-cell office:value-type="string" calcext:value-type="string">
            <text:p>['They', 'are', 'well', 'trained', 'chemists', ',', 'but', 'are', 'not', 'acknowledged', 'by', 'the', 'great', 'medical', 'chemistry', 'associations', 'of', 'the', 'world', '.']</text:p>
          </table:table-cell>
          <table:table-cell office:value-type="string" calcext:value-type="string">
            <text:p>['PRP', 'VBP', 'RB', 'JJ', 'NNS', ',', 'CC', 'VBP', 'RB', 'VBN', 'IN', 'DT', 'JJ', 'JJ', 'NN', 'NNS', 'IN', 'DT',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361" calcext:value-type="float">
            <text:p>361</text:p>
          </table:table-cell>
          <table:table-cell office:value-type="string" calcext:value-type="string">
            <text:p>Their experiments are almost finished.</text:p>
            <text:p/>
          </table:table-cell>
          <table:table-cell office:value-type="string" calcext:value-type="string">
            <text:p>['Their', 'experiments', 'are', 'almost', 'finished', '.']</text:p>
          </table:table-cell>
          <table:table-cell office:value-type="string" calcext:value-type="string">
            <text:p>['PRP$', 'NNS', 'VBP', 'RB', 'VB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62" calcext:value-type="float">
            <text:p>362</text:p>
          </table:table-cell>
          <table:table-cell office:value-type="string" calcext:value-type="string">
            <text:p>They are trying to work on the composition on some hitherto unknown chemical, and recreate a synthetic for it.</text:p>
            <text:p/>
          </table:table-cell>
          <table:table-cell office:value-type="string" calcext:value-type="string">
            <text:p>['They', 'are', 'trying', 'to', 'work', 'on', 'the', 'composition', 'on', 'some', 'hitherto', 'unknown', 'chemical', ',', 'and', 'recreate', 'a', 'synthetic', 'for', 'it', '.']</text:p>
          </table:table-cell>
          <table:table-cell office:value-type="string" calcext:value-type="string">
            <text:p>['PRP', 'VBP', 'VBG', 'TO', 'VB', 'IN', 'DT', 'NN', 'IN', 'DT', 'NN', 'JJ', 'NN', ',', 'CC', 'VB', 'DT', 'JJ', 'IN', 'PRP',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363" calcext:value-type="float">
            <text:p>363</text:p>
          </table:table-cell>
          <table:table-cell office:value-type="string" calcext:value-type="string">
            <text:p>The woman watching is the younger sister but is very helpful.</text:p>
            <text:p/>
          </table:table-cell>
          <table:table-cell office:value-type="string" calcext:value-type="string">
            <text:p>['The', 'woman', 'watching', 'is', 'the', 'younger', 'sister', 'but', 'is', 'very', 'helpful', '.']</text:p>
          </table:table-cell>
          <table:table-cell office:value-type="string" calcext:value-type="string">
            <text:p>['DT', 'NN', 'NN', 'VBZ', 'DT', 'JJR', 'NN', 'CC', 'VBZ', 'RB',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64" calcext:value-type="float">
            <text:p>364</text:p>
          </table:table-cell>
          <table:table-cell office:value-type="string" calcext:value-type="string">
            <text:p>They are very compatible and work well together.</text:p>
            <text:p/>
          </table:table-cell>
          <table:table-cell office:value-type="string" calcext:value-type="string">
            <text:p>['They', 'are', 'very', 'compatible', 'and', 'work', 'well', 'together', '.']</text:p>
          </table:table-cell>
          <table:table-cell office:value-type="string" calcext:value-type="string">
            <text:p>['PRP', 'VBP', 'RB', 'JJ', 'CC', 'NN', 'RB', 'RB',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65" calcext:value-type="float">
            <text:p>365</text:p>
          </table:table-cell>
          <table:table-cell office:value-type="string" calcext:value-type="string">
            <text:p>They love each other--their parents have died, but they have remained together.</text:p>
            <text:p/>
          </table:table-cell>
          <table:table-cell office:value-type="string" calcext:value-type="string">
            <text:p>['They', 'love', 'each', 'other', '--', 'their', 'parents', 'have', 'died', ',', 'but', 'they', 'have', 'remained', 'together', '.']</text:p>
          </table:table-cell>
          <table:table-cell office:value-type="string" calcext:value-type="string">
            <text:p>['PRP', 'VBP', 'DT', 'JJ', ':', 'PRP$', 'NNS', 'VBP', 'VBN', ',', 'CC', 'PRP', 'VBP', 'VBN', 'R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66" calcext:value-type="float">
            <text:p>366</text:p>
          </table:table-cell>
          <table:table-cell office:value-type="string" calcext:value-type="string">
            <text:p>They aren't married.</text:p>
            <text:p/>
          </table:table-cell>
          <table:table-cell office:value-type="string" calcext:value-type="string">
            <text:p>['They', 'are', "n't", 'married', '.']</text:p>
          </table:table-cell>
          <table:table-cell office:value-type="string" calcext:value-type="string">
            <text:p>['PRP', 'VBP', 'RB', 'VB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67" calcext:value-type="float">
            <text:p>367</text:p>
          </table:table-cell>
          <table:table-cell office:value-type="string" calcext:value-type="string">
            <text:p>Hmmm, thought Josephine.</text:p>
            <text:p/>
          </table:table-cell>
          <table:table-cell office:value-type="string" calcext:value-type="string">
            <text:p>['Hmmm', ',', 'thought', 'Josephine', '.']</text:p>
          </table:table-cell>
          <table:table-cell office:value-type="string" calcext:value-type="string">
            <text:p>['NNP', ',', 'VBD',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68" calcext:value-type="float">
            <text:p>368</text:p>
          </table:table-cell>
          <table:table-cell office:value-type="string" calcext:value-type="string">
            <text:p>If I can just get this bazooka out of my pocket before Madame finishes her experiment, I can kill her and the glory will be mine.</text:p>
            <text:p/>
          </table:table-cell>
          <table:table-cell office:value-type="string" calcext:value-type="string">
            <text:p>['If', 'I', 'can', 'just', 'get', 'this', 'bazooka', 'out', 'of', 'my', 'pocket', 'before', 'Madame', 'finishes', 'her', 'experiment', ',', 'I', 'can', 'kill', 'her', 'and', 'the', 'glory', 'will', 'be', 'mine', '.']</text:p>
          </table:table-cell>
          <table:table-cell office:value-type="string" calcext:value-type="string">
            <text:p>['IN', 'PRP', 'MD', 'RB', 'VB', 'DT', 'NN', 'IN', 'IN', 'PRP$', 'NN', 'IN', 'NNP', 'VBZ', 'PRP$', 'NN', ',', 'PRP', 'MD', 'VB', 'PRP', 'CC', 'DT', 'NN', 'MD', 'VB',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69" calcext:value-type="float">
            <text:p>369</text:p>
          </table:table-cell>
          <table:table-cell office:value-type="string" calcext:value-type="string">
            <text:p>But poor Josephine.</text:p>
            <text:p/>
          </table:table-cell>
          <table:table-cell office:value-type="string" calcext:value-type="string">
            <text:p>['But', 'poor', 'Josephine', '.']</text:p>
          </table:table-cell>
          <table:table-cell office:value-type="string" calcext:value-type="string">
            <text:p>['CC', 'JJ',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70" calcext:value-type="float">
            <text:p>370</text:p>
          </table:table-cell>
          <table:table-cell office:value-type="string" calcext:value-type="string">
            <text:p>Madame was also carrying a bazooka and being so possessive, she didn't want anyone else to get the credit.</text:p>
            <text:p/>
          </table:table-cell>
          <table:table-cell office:value-type="string" calcext:value-type="string">
            <text:p>['Madame', 'was', 'also', 'carrying', 'a', 'bazooka', 'and', 'being', 'so', 'possessive', ',', 'she', 'did', "n't", 'want', 'anyone', 'else', 'to', 'get', 'the', 'credit', '.']</text:p>
          </table:table-cell>
          <table:table-cell office:value-type="string" calcext:value-type="string">
            <text:p>['NN', 'VBD', 'RB', 'VBG', 'DT', 'NN', 'CC', 'VBG', 'RB', 'JJ', ',', 'PRP', 'VBD', 'RB', 'VB', 'NN', 'RB', 'TO', 'VB',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71" calcext:value-type="float">
            <text:p>371</text:p>
          </table:table-cell>
          <table:table-cell office:value-type="string" calcext:value-type="string">
            <text:p>Yes, she has invented fuschia food dye--non-toxic, non-alcoholic and not dangerous to your health.</text:p>
            <text:p/>
          </table:table-cell>
          <table:table-cell office:value-type="string" calcext:value-type="string">
            <text:p>['Yes', ',', 'she', 'has', 'invented', 'fuschia', 'food', 'dye', '--', 'non-toxic', ',', 'non-alcoholic', 'and', 'not', 'dangerous', 'to', 'your', 'health', '.']</text:p>
          </table:table-cell>
          <table:table-cell office:value-type="string" calcext:value-type="string">
            <text:p>['UH', ',', 'PRP', 'VBZ', 'VBN', 'RB', 'NN', 'NN', ':', 'JJ', ',', 'JJ', 'CC', 'RB', 'JJ', 'TO', 'PRP$', 'NN',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table:style-name="ce3" office:value-type="float" office:value="372" calcext:value-type="float">
            <text:p>372</text:p>
          </table:table-cell>
          <table:table-cell table:style-name="ce3" office:value-type="string" calcext:value-type="string">
            <text:p>So the Madame whipped out her bazooka and let Josephine have it.</text:p>
            <text:p/>
          </table:table-cell>
          <table:table-cell table:style-name="ce3" office:value-type="string" calcext:value-type="string">
            <text:p>['So', 'the', 'Madame', 'whipped', 'out', 'her', 'bazooka', 'and', 'let', 'Josephine', 'have', 'it', '.']</text:p>
          </table:table-cell>
          <table:table-cell table:style-name="ce3" office:value-type="string" calcext:value-type="string">
            <text:p>['IN', 'DT', 'NNP', 'VBD', 'RP', 'PRP$', 'NN', 'CC', 'VB', 'NNP', 'VB', 'PRP',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73" calcext:value-type="float">
            <text:p>373</text:p>
          </table:table-cell>
          <table:table-cell office:value-type="string" calcext:value-type="string">
            <text:p>Just at that moment in burst the national guard riding big white horses with rings in their noses (the horses).</text:p>
            <text:p/>
          </table:table-cell>
          <table:table-cell office:value-type="string" calcext:value-type="string">
            <text:p>['Just', 'at', 'that', 'moment', 'in', 'burst', 'the', 'national', 'guard', 'riding', 'big', 'white', 'horses', 'with', 'rings', 'in', 'their', 'noses', '(', 'the', 'horses', ')', '.']</text:p>
          </table:table-cell>
          <table:table-cell office:value-type="string" calcext:value-type="string">
            <text:p>['RB', 'IN', 'DT', 'NN', 'IN', 'CC', 'DT', 'JJ', 'NN', 'VBG', 'JJ', 'JJ', 'NNS', 'IN', 'NNS', 'IN', 'PRP$', 'NNS', '(', 'DT', 'NNS', ')',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74" calcext:value-type="float">
            <text:p>374</text:p>
          </table:table-cell>
          <table:table-cell office:value-type="string" calcext:value-type="string">
            <text:p>Not only was Madame crushed by the thundering hooves but Josephine (the lieutenant's who led the charge fiancée) was mutilated beyond repair.</text:p>
            <text:p/>
          </table:table-cell>
          <table:table-cell office:value-type="string" calcext:value-type="string">
            <text:p>['Not', 'only', 'was', 'Madame', 'crushed', 'by', 'the', 'thundering', 'hooves', 'but', 'Josephine', '(', 'the', 'lieutenant', "'s", 'who', 'led', 'the', 'charge', 'fiancée', ')', 'was', 'mutilated', 'beyond', 'repair', '.']</text:p>
          </table:table-cell>
          <table:table-cell office:value-type="string" calcext:value-type="string">
            <text:p>['RB', 'RB', 'VBD', 'NNP', 'VBN', 'IN', 'DT', 'VBG', 'NNS', 'CC', 'NNP', '(', 'DT', 'NN', 'POS', 'WP', 'VBD', 'DT', 'NN', 'NN', ')', 'VBD', 'VBN', 'IN',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75" calcext:value-type="float">
            <text:p>375</text:p>
          </table:table-cell>
          <table:table-cell office:value-type="string" calcext:value-type="string">
            <text:p>And to make things worse than imaginable ....</text:p>
            <text:p/>
          </table:table-cell>
          <table:table-cell office:value-type="string" calcext:value-type="string">
            <text:p>['And', 'to', 'make', 'things', 'worse', 'than', 'imaginable', '...', '.']</text:p>
          </table:table-cell>
          <table:table-cell office:value-type="string" calcext:value-type="string">
            <text:p>['CC', 'TO', 'VB', 'NNS', 'JJR', 'IN', 'JJ', ':',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76" calcext:value-type="float">
            <text:p>376</text:p>
          </table:table-cell>
          <table:table-cell office:value-type="string" calcext:value-type="string">
            <text:p>The worshipping student in the background is watching her mentor very closely.</text:p>
            <text:p/>
          </table:table-cell>
          <table:table-cell office:value-type="string" calcext:value-type="string">
            <text:p>['The', 'worshipping', 'student', 'in', 'the', 'background', 'is', 'watching', 'her', 'mentor', 'very', 'closely', '.']</text:p>
          </table:table-cell>
          <table:table-cell office:value-type="string" calcext:value-type="string">
            <text:p>['DT', 'VBG', 'NN', 'IN', 'DT', 'NN', 'VBZ', 'VBG', 'PRP$', 'NN', 'RB',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77" calcext:value-type="float">
            <text:p>377</text:p>
          </table:table-cell>
          <table:table-cell office:value-type="string" calcext:value-type="string">
            <text:p>She is contemplating far more than the experiment--her hands behind her back are an accidental indication of the plans she is formulating to take over the position of her colleague only slightly her senior.</text:p>
            <text:p/>
          </table:table-cell>
          <table:table-cell office:value-type="string" calcext:value-type="string">
            <text:p>['She', 'is', 'contemplating', 'far', 'more', 'than', 'the', 'experiment', '--', 'her', 'hands', 'behind', 'her', 'back', 'are', 'an', 'accidental', 'indication', 'of', 'the', 'plans', 'she', 'is', 'formulating', 'to', 'take', 'over', 'the', 'position', 'of', 'her', 'colleague', 'only', 'slightly', 'her', 'senior', '.']</text:p>
          </table:table-cell>
          <table:table-cell office:value-type="string" calcext:value-type="string">
            <text:p>['PRP', 'VBZ', 'VBG', 'RB', 'JJR', 'IN', 'DT', 'NN', ':', 'PRP$', 'NNS', 'IN', 'PRP', 'RB', 'VBP', 'DT', 'JJ', 'NN', 'IN', 'DT', 'NNS', 'PRP', 'VBZ', 'VBG', 'TO', 'VB', 'RP', 'DT', 'NN', 'IN', 'PRP$', 'NN', 'RB', 'RB', 'PRP$',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78" calcext:value-type="float">
            <text:p>378</text:p>
          </table:table-cell>
          <table:table-cell office:value-type="string" calcext:value-type="string">
            <text:p>The older woman is really aware of these motives, but having personally taken a great, almost sisterly, interest in her pupil, she is reluctant to confront them--much less admit her tacit knowledge to herself.</text:p>
            <text:p/>
          </table:table-cell>
          <table:table-cell office:value-type="string" calcext:value-type="string">
            <text:p>['The', 'older', 'woman', 'is', 'really', 'aware', 'of', 'these', 'motives', ',', 'but', 'having', 'personally', 'taken', 'a', 'great', ',', 'almost', 'sisterly', ',', 'interest', 'in', 'her', 'pupil', ',', 'she', 'is', 'reluctant', 'to', 'confront', 'them', '--', 'much', 'less', 'admit', 'her', 'tacit', 'knowledge', 'to', 'herself', '.']</text:p>
          </table:table-cell>
          <table:table-cell office:value-type="string" calcext:value-type="string">
            <text:p>['DT', 'JJR', 'NN', 'VBZ', 'RB', 'JJ', 'IN', 'DT', 'NNS', ',', 'CC', 'VBG', 'RB', 'VBN', 'DT', 'JJ', ',', 'RB', 'RB', ',', 'NN', 'IN', 'PRP$', 'NN', ',', 'PRP', 'VBZ', 'JJ', 'TO', 'VB', 'PRP', ':', 'RB', 'JJR', 'IN', 'PRP$', 'NN', 'NN', 'TO', 'V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79" calcext:value-type="float">
            <text:p>379</text:p>
          </table:table-cell>
          <table:table-cell office:value-type="string" calcext:value-type="string">
            <text:p>Unless she learns to fight for her life she will slowly but surely be eased from her hard-earned position at the facility.</text:p>
            <text:p/>
          </table:table-cell>
          <table:table-cell office:value-type="string" calcext:value-type="string">
            <text:p>['Unless', 'she', 'learns', 'to', 'fight', 'for', 'her', 'life', 'she', 'will', 'slowly', 'but', 'surely', 'be', 'eased', 'from', 'her', 'hard-earned', 'position', 'at', 'the', 'facility', '.']</text:p>
          </table:table-cell>
          <table:table-cell office:value-type="string" calcext:value-type="string">
            <text:p>['IN', 'PRP', 'VBZ', 'TO', 'VB', 'IN', 'PRP$', 'NN', 'PRP', 'MD', 'RB', 'CC', 'RB', 'VB', 'VBN', 'IN', 'PRP$', 'JJ', 'NN', 'IN',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80" calcext:value-type="float">
            <text:p>380</text:p>
          </table:table-cell>
          <table:table-cell office:value-type="string" calcext:value-type="string">
            <text:p>It will require a great deal of bitter reconsideration of her friendship before she can accept the necessity of such a fight.</text:p>
            <text:p/>
          </table:table-cell>
          <table:table-cell office:value-type="string" calcext:value-type="string">
            <text:p>['It', 'will', 'require', 'a', 'great', 'deal', 'of', 'bitter', 'reconsideration', 'of', 'her', 'friendship', 'before', 'she', 'can', 'accept', 'the', 'necessity', 'of', 'such', 'a', 'fight', '.']</text:p>
          </table:table-cell>
          <table:table-cell office:value-type="string" calcext:value-type="string">
            <text:p>['PRP', 'MD', 'VB', 'DT', 'JJ', 'NN', 'IN', 'JJ', 'NN', 'IN', 'PRP$', 'NN', 'IN', 'PRP', 'MD', 'VB', 'DT', 'NN', 'IN', 'JJ', 'DT', 'NN',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381" calcext:value-type="float">
            <text:p>381</text:p>
          </table:table-cell>
          <table:table-cell office:value-type="string" calcext:value-type="string">
            <text:p>Two lab technicians are working on an experiment.</text:p>
            <text:p/>
          </table:table-cell>
          <table:table-cell office:value-type="string" calcext:value-type="string">
            <text:p>['Two', 'lab', 'technicians', 'are', 'working', 'on', 'an', 'experiment', '.']</text:p>
          </table:table-cell>
          <table:table-cell office:value-type="string" calcext:value-type="string">
            <text:p>['CD', 'NN', 'NNS', 'VBP', 'VBG',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82" calcext:value-type="float">
            <text:p>382</text:p>
          </table:table-cell>
          <table:table-cell office:value-type="string" calcext:value-type="string">
            <text:p>The elder is looking on grimly while the younger measures out a certain chemical.</text:p>
            <text:p/>
          </table:table-cell>
          <table:table-cell office:value-type="string" calcext:value-type="string">
            <text:p>['The', 'elder', 'is', 'looking', 'on', 'grimly', 'while', 'the', 'younger', 'measures', 'out', 'a', 'certain', 'chemical', '.']</text:p>
          </table:table-cell>
          <table:table-cell office:value-type="string" calcext:value-type="string">
            <text:p>['DT', 'NN', 'VBZ', 'VBG', 'IN', 'NNS', 'IN', 'DT', 'JJR', 'VBZ', 'RP',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83" calcext:value-type="float">
            <text:p>383</text:p>
          </table:table-cell>
          <table:table-cell office:value-type="string" calcext:value-type="string">
            <text:p>Perchance she doesn't trust her?</text:p>
            <text:p/>
          </table:table-cell>
          <table:table-cell office:value-type="string" calcext:value-type="string">
            <text:p>['Perchance', 'she', 'does', "n't", 'trust', 'her', '?']</text:p>
          </table:table-cell>
          <table:table-cell office:value-type="string" calcext:value-type="string">
            <text:p>['NN', 'PRP', 'VBZ', 'RB', 'VB', 'P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84" calcext:value-type="float">
            <text:p>384</text:p>
          </table:table-cell>
          <table:table-cell office:value-type="string" calcext:value-type="string">
            <text:p>There's tension and anticipation between them, for the results of this experiment are crucial to a study they're doing.</text:p>
            <text:p/>
          </table:table-cell>
          <table:table-cell office:value-type="string" calcext:value-type="string">
            <text:p>['There', "'s", 'tension', 'and', 'anticipation', 'between', 'them', ',', 'for', 'the', 'results', 'of', 'this', 'experiment', 'are', 'crucial', 'to', 'a', 'study', 'they', "'re", 'doing', '.']</text:p>
          </table:table-cell>
          <table:table-cell office:value-type="string" calcext:value-type="string">
            <text:p>['EX', 'POS', 'NN', 'CC', 'NN', 'IN', 'PRP', ',', 'IN', 'DT', 'NNS', 'IN', 'DT', 'NN', 'VBP', 'JJ', 'TO', 'DT', 'NN', 'PRP', 'VBP', 'VBG',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85" calcext:value-type="float">
            <text:p>385</text:p>
          </table:table-cell>
          <table:table-cell office:value-type="string" calcext:value-type="string">
            <text:p>The lady drops the chemical into the tube, drop by drop, and nothing happens--one more drop, and still another, and still no results.</text:p>
            <text:p/>
          </table:table-cell>
          <table:table-cell office:value-type="string" calcext:value-type="string">
            <text:p>['The', 'lady', 'drops', 'the', 'chemical', 'into', 'the', 'tube', ',', 'drop', 'by', 'drop', ',', 'and', 'nothing', 'happens', '--', 'one', 'more', 'drop', ',', 'and', 'still', 'another', ',', 'and', 'still', 'no', 'results', '.']</text:p>
          </table:table-cell>
          <table:table-cell office:value-type="string" calcext:value-type="string">
            <text:p>['DT', 'NN', 'VBZ', 'DT', 'NN', 'IN', 'DT', 'NN', ',', 'NN', 'IN', 'NN', ',', 'CC', 'NN', 'NNS', ':', 'CD', 'JJR', 'NN', ',', 'CC', 'RB', 'DT', ',', 'CC', 'RB', 'DT',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86" calcext:value-type="float">
            <text:p>386</text:p>
          </table:table-cell>
          <table:table-cell office:value-type="string" calcext:value-type="string">
            <text:p>Could they have failed--have done something wrong?</text:p>
            <text:p/>
          </table:table-cell>
          <table:table-cell office:value-type="string" calcext:value-type="string">
            <text:p>['Could', 'they', 'have', 'failed', '--', 'have', 'done', 'something', 'wrong', '?']</text:p>
          </table:table-cell>
          <table:table-cell office:value-type="string" calcext:value-type="string">
            <text:p>['MD', 'PRP', 'VBP', 'VBN', ':', 'VBP', 'VBN', 'NN', 'JJ',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387" calcext:value-type="float">
            <text:p>387</text:p>
          </table:table-cell>
          <table:table-cell office:value-type="string" calcext:value-type="string">
            <text:p>Still, they don't give up.</text:p>
            <text:p/>
          </table:table-cell>
          <table:table-cell office:value-type="string" calcext:value-type="string">
            <text:p>['Still', ',', 'they', 'do', "n't", 'give', 'up', '.']</text:p>
          </table:table-cell>
          <table:table-cell office:value-type="string" calcext:value-type="string">
            <text:p>['RB', ',', 'PRP', 'VBP', 'RB', 'VB', 'RP',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388" calcext:value-type="float">
            <text:p>388</text:p>
          </table:table-cell>
          <table:table-cell office:value-type="string" calcext:value-type="string">
            <text:p>The one holding the pipette is tense, her lips closed together, eyes set on the tube, the other lady's gaze is on the first lady, watching her, testing her, challenging her to prove herself.</text:p>
            <text:p/>
          </table:table-cell>
          <table:table-cell office:value-type="string" calcext:value-type="string">
            <text:p>['The', 'one', 'holding', 'the', 'pipette', 'is', 'tense', ',', 'her', 'lips', 'closed', 'together', ',', 'eyes', 'set', 'on', 'the', 'tube', ',', 'the', 'other', 'lady', "'s", 'gaze', 'is', 'on', 'the', 'first', 'lady', ',', 'watching', 'her', ',', 'testing', 'her', ',', 'challenging', 'her', 'to', 'prove', 'herself', '.']</text:p>
          </table:table-cell>
          <table:table-cell office:value-type="string" calcext:value-type="string">
            <text:p>['DT', 'CD', 'VBG', 'DT', 'NN', 'VBZ', 'JJ', ',', 'PRP$', 'NNS', 'VBD', 'RB', ',', 'NNS', 'VBP', 'IN', 'DT', 'NN', ',', 'DT', 'JJ', 'NN', 'POS', 'NN', 'VBZ', 'IN', 'DT', 'JJ', 'NN', ',', 'VBG', 'PRP', ',', 'VBG', 'PRP', ',', 'VBG', 'PRP$', 'TO', 'VB',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89" calcext:value-type="float">
            <text:p>389</text:p>
          </table:table-cell>
          <table:table-cell office:value-type="string" calcext:value-type="string">
            <text:p>In a present-day Russian medical lab, two women researchers are working on a mutual investigation.</text:p>
            <text:p/>
          </table:table-cell>
          <table:table-cell office:value-type="string" calcext:value-type="string">
            <text:p>['In', 'a', 'present-day', 'Russian', 'medical', 'lab', ',', 'two', 'women', 'researchers', 'are', 'working', 'on', 'a', 'mutual', 'investigation', '.']</text:p>
          </table:table-cell>
          <table:table-cell office:value-type="string" calcext:value-type="string">
            <text:p>['IN', 'DT', 'JJ', 'NNP', 'JJ', 'NN', ',', 'CD', 'NNS', 'NNS', 'VBP', 'VBG',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90" calcext:value-type="float">
            <text:p>390</text:p>
          </table:table-cell>
          <table:table-cell office:value-type="string" calcext:value-type="string">
            <text:p>In the Soviet Union, much of the medical profession is occupied by women and this picture depicts the confidence and expectancy of two women doctors working without a male colleague.</text:p>
            <text:p/>
          </table:table-cell>
          <table:table-cell office:value-type="string" calcext:value-type="string">
            <text:p>['In', 'the', 'Soviet', 'Union', ',', 'much', 'of', 'the', 'medical', 'profession', 'is', 'occupied', 'by', 'women', 'and', 'this', 'picture', 'depicts', 'the', 'confidence', 'and', 'expectancy', 'of', 'two', 'women', 'doctors', 'working', 'without', 'a', 'male', 'colleague', '.']</text:p>
          </table:table-cell>
          <table:table-cell office:value-type="string" calcext:value-type="string">
            <text:p>['IN', 'DT', 'NNP', 'NNP', ',', 'RB', 'IN', 'DT', 'JJ', 'NN', 'VBZ', 'VBN', 'IN', 'NNS', 'CC', 'DT', 'NN', 'VBZ', 'DT', 'NN', 'CC', 'NN', 'IN', 'CD', 'NNS', 'NNS', 'VBG', 'IN',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91" calcext:value-type="float">
            <text:p>391</text:p>
          </table:table-cell>
          <table:table-cell office:value-type="string" calcext:value-type="string">
            <text:p>The discovery that they seemed intent upon making is probably concerned with cancer, the disease most plaguing the Western world today.</text:p>
            <text:p/>
          </table:table-cell>
          <table:table-cell office:value-type="string" calcext:value-type="string">
            <text:p>['The', 'discovery', 'that', 'they', 'seemed', 'intent', 'upon', 'making', 'is', 'probably', 'concerned', 'with', 'cancer', ',', 'the', 'disease', 'most', 'plaguing', 'the', 'Western', 'world', 'today', '.']</text:p>
          </table:table-cell>
          <table:table-cell office:value-type="string" calcext:value-type="string">
            <text:p>['DT', 'NN', 'IN', 'PRP', 'VBD', 'JJ', 'IN', 'VBG', 'VBZ', 'RB', 'VBN', 'IN', 'NN', ',', 'DT', 'NN', 'RBS', 'VBG', 'DT', 'JJ', 'NN',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392" calcext:value-type="float">
            <text:p>392</text:p>
          </table:table-cell>
          <table:table-cell office:value-type="string" calcext:value-type="string">
            <text:p>The routine is a normal one, most likely characteristic of the everyday life of these two researchers.</text:p>
            <text:p/>
          </table:table-cell>
          <table:table-cell office:value-type="string" calcext:value-type="string">
            <text:p>['The', 'routine', 'is', 'a', 'normal', 'one', ',', 'most', 'likely', 'characteristic', 'of', 'the', 'everyday', 'life', 'of', 'these', 'two', 'researchers', '.']</text:p>
          </table:table-cell>
          <table:table-cell office:value-type="string" calcext:value-type="string">
            <text:p>['DT', 'NN', 'VBZ', 'DT', 'JJ', 'CD', ',', 'RBS', 'JJ', 'NN', 'IN', 'DT', 'JJ', 'NN', 'IN', 'DT', 'CD',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93" calcext:value-type="float">
            <text:p>393</text:p>
          </table:table-cell>
          <table:table-cell office:value-type="string" calcext:value-type="string">
            <text:p>The two colleagues have been doing research together for a few months.</text:p>
            <text:p/>
          </table:table-cell>
          <table:table-cell office:value-type="string" calcext:value-type="string">
            <text:p>['The', 'two', 'colleagues', 'have', 'been', 'doing', 'research', 'together', 'for', 'a', 'few', 'months', '.']</text:p>
          </table:table-cell>
          <table:table-cell office:value-type="string" calcext:value-type="string">
            <text:p>['DT', 'CD', 'NNS', 'VBP', 'VBN', 'VBG', 'NN', 'RB', 'IN', 'DT',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94" calcext:value-type="float">
            <text:p>394</text:p>
          </table:table-cell>
          <table:table-cell office:value-type="string" calcext:value-type="string">
            <text:p>Both are unmarried-unattached.</text:p>
            <text:p/>
          </table:table-cell>
          <table:table-cell office:value-type="string" calcext:value-type="string">
            <text:p>['Both', 'are', 'unmarried-unattached', '.']</text:p>
          </table:table-cell>
          <table:table-cell office:value-type="string" calcext:value-type="string">
            <text:p>['DT', 'VBP',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95" calcext:value-type="float">
            <text:p>395</text:p>
          </table:table-cell>
          <table:table-cell office:value-type="string" calcext:value-type="string">
            <text:p>There is a difference between the two, however.</text:p>
            <text:p/>
          </table:table-cell>
          <table:table-cell office:value-type="string" calcext:value-type="string">
            <text:p>['There', 'is', 'a', 'difference', 'between', 'the', 'two', ',', 'however', '.']</text:p>
          </table:table-cell>
          <table:table-cell office:value-type="string" calcext:value-type="string">
            <text:p>['EX', 'VBZ', 'DT', 'NN', 'IN', 'DT', 'CD', ',',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96" calcext:value-type="float">
            <text:p>396</text:p>
          </table:table-cell>
          <table:table-cell office:value-type="string" calcext:value-type="string">
            <text:p>The woman in the foreground has decided that interests outside her work are unimportant.</text:p>
            <text:p/>
          </table:table-cell>
          <table:table-cell office:value-type="string" calcext:value-type="string">
            <text:p>['The', 'woman', 'in', 'the', 'foreground', 'has', 'decided', 'that', 'interests', 'outside', 'her', 'work', 'are', 'unimportant', '.']</text:p>
          </table:table-cell>
          <table:table-cell office:value-type="string" calcext:value-type="string">
            <text:p>['DT', 'NN', 'IN', 'DT', 'NN', 'VBZ', 'VBN', 'IN', 'NNS', 'IN', 'PRP$', 'NN', 'VBP',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97" calcext:value-type="float">
            <text:p>397</text:p>
          </table:table-cell>
          <table:table-cell office:value-type="string" calcext:value-type="string">
            <text:p>She wishes to concentrate all of her energies upon her work.</text:p>
            <text:p/>
          </table:table-cell>
          <table:table-cell office:value-type="string" calcext:value-type="string">
            <text:p>['She', 'wishes', 'to', 'concentrate', 'all', 'of', 'her', 'energies', 'upon', 'her', 'work', '.']</text:p>
          </table:table-cell>
          <table:table-cell office:value-type="string" calcext:value-type="string">
            <text:p>['PRP', 'VBZ', 'TO', 'VB', 'DT', 'IN', 'PRP$', 'NNS', 'IN',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398" calcext:value-type="float">
            <text:p>398</text:p>
          </table:table-cell>
          <table:table-cell office:value-type="string" calcext:value-type="string">
            <text:p>The other woman makes a similar claim--complete dedication to her work.</text:p>
            <text:p/>
          </table:table-cell>
          <table:table-cell office:value-type="string" calcext:value-type="string">
            <text:p>['The', 'other', 'woman', 'makes', 'a', 'similar', 'claim', '--', 'complete', 'dedication', 'to', 'her', 'work', '.']</text:p>
          </table:table-cell>
          <table:table-cell office:value-type="string" calcext:value-type="string">
            <text:p>['DT', 'JJ', 'NN', 'VBZ', 'DT', 'JJ', 'NN', ':', 'JJ', 'NN', 'TO',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399" calcext:value-type="float">
            <text:p>399</text:p>
          </table:table-cell>
          <table:table-cell office:value-type="string" calcext:value-type="string">
            <text:p>She does not really possess such dedication, however.</text:p>
            <text:p/>
          </table:table-cell>
          <table:table-cell office:value-type="string" calcext:value-type="string">
            <text:p>['She', 'does', 'not', 'really', 'possess', 'such', 'dedication', ',', 'however', '.']</text:p>
          </table:table-cell>
          <table:table-cell office:value-type="string" calcext:value-type="string">
            <text:p>['PRP', 'VBZ', 'RB', 'RB', 'VB', 'JJ', 'NN', ',',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400" calcext:value-type="float">
            <text:p>400</text:p>
          </table:table-cell>
          <table:table-cell office:value-type="string" calcext:value-type="string">
            <text:p>She is actually interested in her co-worker.</text:p>
            <text:p/>
          </table:table-cell>
          <table:table-cell office:value-type="string" calcext:value-type="string">
            <text:p>['She', 'is', 'actually', 'interested', 'in', 'her', 'co-worker', '.']</text:p>
          </table:table-cell>
          <table:table-cell office:value-type="string" calcext:value-type="string">
            <text:p>['PRP', 'VBZ', 'RB', 'JJ', 'IN',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401" calcext:value-type="float">
            <text:p>401</text:p>
          </table:table-cell>
          <table:table-cell office:value-type="string" calcext:value-type="string">
            <text:p>The woman standing at the test tubes is a biochemist who graduated from college fifteen years ago and despite her professor's dire predictions is not a failure.</text:p>
            <text:p/>
          </table:table-cell>
          <table:table-cell office:value-type="string" calcext:value-type="string">
            <text:p>['The', 'woman', 'standing', 'at', 'the', 'test', 'tubes', 'is', 'a', 'biochemist', 'who', 'graduated', 'from', 'college', 'fifteen', 'years', 'ago', 'and', 'despite', 'her', 'professor', "'s", 'dire', 'predictions', 'is', 'not', 'a', 'failure', '.']</text:p>
          </table:table-cell>
          <table:table-cell office:value-type="string" calcext:value-type="string">
            <text:p>['DT', 'NN', 'VBG', 'IN', 'DT', 'NN', 'NN', 'VBZ', 'DT', 'NN', 'WP', 'VBD', 'IN', 'NN', 'CD', 'NNS', 'RB', 'CC', 'IN', 'PRP$', 'NN', 'POS', 'JJ', 'NNS', 'VBZ', 'R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02" calcext:value-type="float">
            <text:p>402</text:p>
          </table:table-cell>
          <table:table-cell office:value-type="string" calcext:value-type="string">
            <text:p>Instead she is on the brink of discovering a cure for cancer and becoming not only world famous but also feeling fulfilled as a woman and a biochemist.</text:p>
            <text:p/>
          </table:table-cell>
          <table:table-cell office:value-type="string" calcext:value-type="string">
            <text:p>['Instead', 'she', 'is', 'on', 'the', 'brink', 'of', 'discovering', 'a', 'cure', 'for', 'cancer', 'and', 'becoming', 'not', 'only', 'world', 'famous', 'but', 'also', 'feeling', 'fulfilled', 'as', 'a', 'woman', 'and', 'a', 'biochemist', '.']</text:p>
          </table:table-cell>
          <table:table-cell office:value-type="string" calcext:value-type="string">
            <text:p>['RB', 'PRP', 'VBZ', 'IN', 'DT', 'NN', 'IN', 'VBG', 'DT', 'NN', 'IN', 'NN', 'CC', 'VBG', 'RB', 'RB', 'NN', 'JJ', 'CC', 'RB', 'VBG', 'VBN', 'IN', 'DT', 'NN', 'CC', 'DT', 'NN',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403" calcext:value-type="float">
            <text:p>403</text:p>
          </table:table-cell>
          <table:table-cell office:value-type="string" calcext:value-type="string">
            <text:p>The woman on looking is her able assistant, a graduate of another excellent college, who is somewhat younger but will in her own time also be successful in her research (and of course, in her personal life).</text:p>
            <text:p/>
          </table:table-cell>
          <table:table-cell office:value-type="string" calcext:value-type="string">
            <text:p>['The', 'woman', 'on', 'looking', 'is', 'her', 'able', 'assistant', ',', 'a', 'graduate', 'of', 'another', 'excellent', 'college', ',', 'who', 'is', 'somewhat', 'younger', 'but', 'will', 'in', 'her', 'own', 'time', 'also', 'be', 'successful', 'in', 'her', 'research', '(', 'and', 'of', 'course', ',', 'in', 'her', 'personal', 'life', ')', '.']</text:p>
          </table:table-cell>
          <table:table-cell office:value-type="string" calcext:value-type="string">
            <text:p>['DT', 'NN', 'IN', 'VBG', 'VBZ', 'PRP$', 'JJ', 'NN', ',', 'DT', 'NN', 'IN', 'DT', 'JJ', 'NN', ',', 'WP', 'VBZ', 'RB', 'JJR', 'CC', 'MD', 'IN', 'PRP$', 'JJ', 'NN', 'RB', 'VB', 'JJ', 'IN', 'PRP$', 'NN', '(', 'CC', 'IN', 'NN', ',', 'IN', 'PRP$', 'JJ', 'NN', ')',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404" calcext:value-type="float">
            <text:p>404</text:p>
          </table:table-cell>
          <table:table-cell office:value-type="string" calcext:value-type="string">
            <text:p>The captain of the ocean liner Spartacus is about to embark on the ship's maiden voyage.</text:p>
            <text:p/>
          </table:table-cell>
          <table:table-cell office:value-type="string" calcext:value-type="string">
            <text:p>['The', 'captain', 'of', 'the', 'ocean', 'liner', 'Spartacus', 'is', 'about', 'to', 'embark', 'on', 'the', 'ship', "'s", 'maiden', 'voyage', '.']</text:p>
          </table:table-cell>
          <table:table-cell office:value-type="string" calcext:value-type="string">
            <text:p>['DT', 'NN', 'IN', 'DT', 'NN', 'NN', 'NNP', 'VBZ', 'IN', 'TO', 'VB', 'IN', 'DT', 'NN', 'POS',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05" calcext:value-type="float">
            <text:p>405</text:p>
          </table:table-cell>
          <table:table-cell office:value-type="string" calcext:value-type="string">
            <text:p>He is quite proud of his being chosen to skipper for this first voyage and is doing his best to attract attention to this honor.</text:p>
            <text:p/>
          </table:table-cell>
          <table:table-cell office:value-type="string" calcext:value-type="string">
            <text:p>['He', 'is', 'quite', 'proud', 'of', 'his', 'being', 'chosen', 'to', 'skipper', 'for', 'this', 'first', 'voyage', 'and', 'is', 'doing', 'his', 'best', 'to', 'attract', 'attention', 'to', 'this', 'honor', '.']</text:p>
          </table:table-cell>
          <table:table-cell office:value-type="string" calcext:value-type="string">
            <text:p>['PRP', 'VBZ', 'RB', 'JJ', 'IN', 'PRP$', 'VBG', 'VBN', 'TO', 'VB', 'IN', 'DT', 'JJ', 'NN', 'CC', 'VBZ', 'VBG', 'PRP$', 'JJS', 'TO', 'VB', 'NN', 'TO',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06" calcext:value-type="float">
            <text:p>406</text:p>
          </table:table-cell>
          <table:table-cell office:value-type="string" calcext:value-type="string">
            <text:p>As he sees the owner of the ship company, he calls him over and ....</text:p>
            <text:p/>
          </table:table-cell>
          <table:table-cell office:value-type="string" calcext:value-type="string">
            <text:p>['As', 'he', 'sees', 'the', 'owner', 'of', 'the', 'ship', 'company', ',', 'he', 'calls', 'him', 'over', 'and', '...', '.']</text:p>
          </table:table-cell>
          <table:table-cell office:value-type="string" calcext:value-type="string">
            <text:p>['IN', 'PRP', 'VBZ', 'DT', 'NN', 'IN', 'DT', 'NN', 'NN', ',', 'PRP', 'VBZ', 'PRP', 'IN', 'CC', ':',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07" calcext:value-type="float">
            <text:p>407</text:p>
          </table:table-cell>
          <table:table-cell office:value-type="string" calcext:value-type="string">
            <text:p>A ship's officer is talking to an important looking civilian.</text:p>
            <text:p/>
          </table:table-cell>
          <table:table-cell office:value-type="string" calcext:value-type="string">
            <text:p>['A', 'ship', "'s", 'officer', 'is', 'talking', 'to', 'an', 'important', 'looking', 'civilian', '.']</text:p>
          </table:table-cell>
          <table:table-cell office:value-type="string" calcext:value-type="string">
            <text:p>['DT', 'NN', 'POS', 'NN', 'VBZ', 'VBG', 'TO', 'DT', 'JJ', 'VBG',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08" calcext:value-type="float">
            <text:p>408</text:p>
          </table:table-cell>
          <table:table-cell office:value-type="string" calcext:value-type="string">
            <text:p>In the background is a freighter.</text:p>
            <text:p/>
          </table:table-cell>
          <table:table-cell office:value-type="string" calcext:value-type="string">
            <text:p>['In', 'the', 'background', 'is', 'a', 'freighter', '.']</text:p>
          </table:table-cell>
          <table:table-cell office:value-type="string" calcext:value-type="string">
            <text:p>['IN', 'DT', 'NN',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09" calcext:value-type="float">
            <text:p>409</text:p>
          </table:table-cell>
          <table:table-cell office:value-type="string" calcext:value-type="string">
            <text:p>The men are talking on a dock.</text:p>
            <text:p/>
          </table:table-cell>
          <table:table-cell office:value-type="string" calcext:value-type="string">
            <text:p>['The', 'men', 'are', 'talking', 'on', 'a', 'dock', '.']</text:p>
          </table:table-cell>
          <table:table-cell office:value-type="string" calcext:value-type="string">
            <text:p>['DT', 'NNS', 'VBP', 'VBG',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10" calcext:value-type="float">
            <text:p>410</text:p>
          </table:table-cell>
          <table:table-cell office:value-type="string" calcext:value-type="string">
            <text:p>The officer is trying to convince the civilian, an officer from the shipping line, that a new design for this type of ship would be beneficial.</text:p>
            <text:p/>
          </table:table-cell>
          <table:table-cell office:value-type="string" calcext:value-type="string">
            <text:p>['The', 'officer', 'is', 'trying', 'to', 'convince', 'the', 'civilian', ',', 'an', 'officer', 'from', 'the', 'shipping', 'line', ',', 'that', 'a', 'new', 'design', 'for', 'this', 'type', 'of', 'ship', 'would', 'be', 'beneficial', '.']</text:p>
          </table:table-cell>
          <table:table-cell office:value-type="string" calcext:value-type="string">
            <text:p>['DT', 'NN', 'VBZ', 'VBG', 'TO', 'VB', 'DT', 'NN', ',', 'DT', 'NN', 'IN', 'DT', 'NN', 'NN', ',', 'IN', 'DT', 'JJ', 'NN', 'IN', 'DT', 'NN', 'IN', 'NN', 'MD', 'VB', 'JJ',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411" calcext:value-type="float">
            <text:p>411</text:p>
          </table:table-cell>
          <table:table-cell office:value-type="string" calcext:value-type="string">
            <text:p>The company has been hesitant about spending the necessary money.</text:p>
            <text:p/>
          </table:table-cell>
          <table:table-cell office:value-type="string" calcext:value-type="string">
            <text:p>['The', 'company', 'has', 'been', 'hesitant', 'about', 'spending', 'the', 'necessary', 'money', '.']</text:p>
          </table:table-cell>
          <table:table-cell office:value-type="string" calcext:value-type="string">
            <text:p>['DT', 'NN', 'VBZ', 'VBN', 'JJ', 'IN', 'VBG',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12" calcext:value-type="float">
            <text:p>412</text:p>
          </table:table-cell>
          <table:table-cell office:value-type="string" calcext:value-type="string">
            <text:p>The official has been sent to inspect the ship seen in the background to inspect prototype improvements.</text:p>
            <text:p/>
          </table:table-cell>
          <table:table-cell office:value-type="string" calcext:value-type="string">
            <text:p>['The', 'official', 'has', 'been', 'sent', 'to', 'inspect', 'the', 'ship', 'seen', 'in', 'the', 'background', 'to', 'inspect', 'prototype', 'improvements', '.']</text:p>
          </table:table-cell>
          <table:table-cell office:value-type="string" calcext:value-type="string">
            <text:p>['DT', 'NN', 'VBZ', 'VBN', 'VBN', 'TO', 'VB', 'DT', 'NN', 'VBN', 'IN', 'DT', 'NN', 'TO', 'VB', 'NN', 'NNS',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413" calcext:value-type="float">
            <text:p>413</text:p>
          </table:table-cell>
          <table:table-cell office:value-type="string" calcext:value-type="string">
            <text:p>This is certainly not a philosophical controversy on a minor point of ethics.</text:p>
            <text:p/>
          </table:table-cell>
          <table:table-cell office:value-type="string" calcext:value-type="string">
            <text:p>['This', 'is', 'certainly', 'not', 'a', 'philosophical', 'controversy', 'on', 'a', 'minor', 'point', 'of', 'ethics', '.']</text:p>
          </table:table-cell>
          <table:table-cell office:value-type="string" calcext:value-type="string">
            <text:p>['DT', 'VBZ', 'RB', 'RB', 'DT', 'JJ', 'NN', 'IN', 'DT', 'JJ', 'NN', 'I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14" calcext:value-type="float">
            <text:p>414</text:p>
          </table:table-cell>
          <table:table-cell office:value-type="string" calcext:value-type="string">
            <text:p>The two men described in the picture are the captain of a ship and the port director.</text:p>
            <text:p/>
          </table:table-cell>
          <table:table-cell office:value-type="string" calcext:value-type="string">
            <text:p>['The', 'two', 'men', 'described', 'in', 'the', 'picture', 'are', 'the', 'captain', 'of', 'a', 'ship', 'and', 'the', 'port', 'director', '.']</text:p>
          </table:table-cell>
          <table:table-cell office:value-type="string" calcext:value-type="string">
            <text:p>['DT', 'CD', 'NNS', 'VBN', 'IN', 'DT', 'NN', 'VBP', 'DT', 'NN', 'IN', 'DT', 'NN', 'CC',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15" calcext:value-type="float">
            <text:p>415</text:p>
          </table:table-cell>
          <table:table-cell office:value-type="string" calcext:value-type="string">
            <text:p>The ship has just arrived from South America with some 40,000 bunches of bananas aboard.</text:p>
            <text:p/>
          </table:table-cell>
          <table:table-cell office:value-type="string" calcext:value-type="string">
            <text:p>['The', 'ship', 'has', 'just', 'arrived', 'from', 'South', 'America', 'with', 'some', '40,000', 'bunches', 'of', 'bananas', 'aboard', '.']</text:p>
          </table:table-cell>
          <table:table-cell office:value-type="string" calcext:value-type="string">
            <text:p>['DT', 'NN', 'VBZ', 'RB', 'VBN', 'IN', 'NNP', 'NNP', 'IN', 'DT', 'CD', 'NNS', 'IN', 'NNS', 'I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16" calcext:value-type="float">
            <text:p>416</text:p>
          </table:table-cell>
          <table:table-cell office:value-type="string" calcext:value-type="string">
            <text:p>The port director is skeptical about the threat of tarantulas and will not let the cargo be moved until the ship is cleared.</text:p>
            <text:p/>
          </table:table-cell>
          <table:table-cell office:value-type="string" calcext:value-type="string">
            <text:p>['The', 'port', 'director', 'is', 'skeptical', 'about', 'the', 'threat', 'of', 'tarantulas', 'and', 'will', 'not', 'let', 'the', 'cargo', 'be', 'moved', 'until', 'the', 'ship', 'is', 'cleared', '.']</text:p>
          </table:table-cell>
          <table:table-cell office:value-type="string" calcext:value-type="string">
            <text:p>['DT', 'NN', 'NN', 'VBZ', 'JJ', 'IN', 'DT', 'NN', 'IN', 'NN', 'CC', 'MD', 'RB', 'VB', 'DT', 'NN', 'VB', 'VBN', 'IN', 'DT', 'NN', 'VBZ',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417" calcext:value-type="float">
            <text:p>417</text:p>
          </table:table-cell>
          <table:table-cell table:style-name="ce3" office:value-type="string" calcext:value-type="string">
            <text:p>They are debating.</text:p>
            <text:p/>
          </table:table-cell>
          <table:table-cell table:style-name="ce3" office:value-type="string" calcext:value-type="string">
            <text:p>['They', 'are', 'debating', '.']</text:p>
          </table:table-cell>
          <table:table-cell table:style-name="ce3" office:value-type="string" calcext:value-type="string">
            <text:p>['PRP', 'VBP', 'VBG',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18" calcext:value-type="float">
            <text:p>418</text:p>
          </table:table-cell>
          <table:table-cell office:value-type="string" calcext:value-type="string">
            <text:p>The port director will win.</text:p>
            <text:p/>
          </table:table-cell>
          <table:table-cell office:value-type="string" calcext:value-type="string">
            <text:p>['The', 'port', 'director', 'will', 'win', '.']</text:p>
          </table:table-cell>
          <table:table-cell office:value-type="string" calcext:value-type="string">
            <text:p>['DT', 'NN', 'NN', 'MD',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19" calcext:value-type="float">
            <text:p>419</text:p>
          </table:table-cell>
          <table:table-cell office:value-type="string" calcext:value-type="string">
            <text:p>The captain of the vessel has been approached by a civilian during wartime, who is trying to book on passage on the ship.</text:p>
            <text:p/>
          </table:table-cell>
          <table:table-cell office:value-type="string" calcext:value-type="string">
            <text:p>['The', 'captain', 'of', 'the', 'vessel', 'has', 'been', 'approached', 'by', 'a', 'civilian', 'during', 'wartime', ',', 'who', 'is', 'trying', 'to', 'book', 'on', 'passage', 'on', 'the', 'ship', '.']</text:p>
          </table:table-cell>
          <table:table-cell office:value-type="string" calcext:value-type="string">
            <text:p>['DT', 'NN', 'IN', 'DT', 'NN', 'VBZ', 'VBN', 'VBN', 'IN', 'DT', 'JJ', 'IN', 'NN', ',', 'WP', 'VBZ', 'VBG', 'TO', 'NN', 'IN',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20" calcext:value-type="float">
            <text:p>420</text:p>
          </table:table-cell>
          <table:table-cell office:value-type="string" calcext:value-type="string">
            <text:p>He is most irate, because he wants no responsibility for the safety of his passengers, and is sailing strictly a naval cargo ship.</text:p>
            <text:p/>
          </table:table-cell>
          <table:table-cell office:value-type="string" calcext:value-type="string">
            <text:p>['He', 'is', 'most', 'irate', ',', 'because', 'he', 'wants', 'no', 'responsibility', 'for', 'the', 'safety', 'of', 'his', 'passengers', ',', 'and', 'is', 'sailing', 'strictly', 'a', 'naval', 'cargo', 'ship', '.']</text:p>
          </table:table-cell>
          <table:table-cell office:value-type="string" calcext:value-type="string">
            <text:p>['PRP', 'VBZ', 'JJS', 'JJ', ',', 'IN', 'PRP', 'VBZ', 'DT', 'NN', 'IN', 'DT', 'NN', 'IN', 'PRP$', 'NNS', ',', 'CC', 'VBZ', 'VBG', 'RB', 'DT', 'JJ', 'NN',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21" calcext:value-type="float">
            <text:p>421</text:p>
          </table:table-cell>
          <table:table-cell office:value-type="string" calcext:value-type="string">
            <text:p>The man is trying desperately to find his family in France, before all of the country falls to the Germans--he wishes to cross the English Channel and bring them to England.</text:p>
            <text:p/>
          </table:table-cell>
          <table:table-cell office:value-type="string" calcext:value-type="string">
            <text:p>['The', 'man', 'is', 'trying', 'desperately', 'to', 'find', 'his', 'family', 'in', 'France', ',', 'before', 'all', 'of', 'the', 'country', 'falls', 'to', 'the', 'Germans', '--', 'he', 'wishes', 'to', 'cross', 'the', 'English', 'Channel', 'and', 'bring', 'them', 'to', 'England', '.']</text:p>
          </table:table-cell>
          <table:table-cell office:value-type="string" calcext:value-type="string">
            <text:p>['DT', 'NN', 'VBZ', 'VBG', 'RB', 'TO', 'VB', 'PRP$', 'NN', 'IN', 'NNP', ',', 'IN', 'DT', 'IN', 'DT', 'NN', 'VBZ', 'TO', 'DT', 'NNPS', ':', 'PRP', 'VBZ', 'TO', 'VB', 'DT', 'NNP', 'NNP', 'CC', 'VB', 'PRP', 'TO', 'NNP',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422" calcext:value-type="float">
            <text:p>422</text:p>
          </table:table-cell>
          <table:table-cell office:value-type="string" calcext:value-type="string">
            <text:p>The man is desperate, considering becoming a stowaway; the captain sympathetic but stubborn, becoming increasingly angry.</text:p>
            <text:p/>
          </table:table-cell>
          <table:table-cell office:value-type="string" calcext:value-type="string">
            <text:p>['The', 'man', 'is', 'desperate', ',', 'considering', 'becoming', 'a', 'stowaway', ';', 'the', 'captain', 'sympathetic', 'but', 'stubborn', ',', 'becoming', 'increasingly', 'angry', '.']</text:p>
          </table:table-cell>
          <table:table-cell office:value-type="string" calcext:value-type="string">
            <text:p>['DT', 'NN', 'VBZ', 'JJ', ',', 'VBG', 'VBG', 'DT', 'NN', ':', 'DT', 'NN', 'JJ', 'CC', 'JJ', ',', 'VBG', 'RB',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23" calcext:value-type="float">
            <text:p>423</text:p>
          </table:table-cell>
          <table:table-cell office:value-type="string" calcext:value-type="string">
            <text:p>The captain will not give in, causing the man to try to stow away aboard the ship--he is successful, in that he gets to France and goes through many adventures with the underground, etc., in trying to rescue his family.</text:p>
            <text:p/>
          </table:table-cell>
          <table:table-cell office:value-type="string" calcext:value-type="string">
            <text:p>['The', 'captain', 'will', 'not', 'give', 'in', ',', 'causing', 'the', 'man', 'to', 'try', 'to', 'stow', 'away', 'aboard', 'the', 'ship', '--', 'he', 'is', 'successful', ',', 'in', 'that', 'he', 'gets', 'to', 'France', 'and', 'goes', 'through', 'many', 'adventures', 'with', 'the', 'underground', ',', 'etc.', ',', 'in', 'trying', 'to', 'rescue', 'his', 'family', '.']</text:p>
          </table:table-cell>
          <table:table-cell office:value-type="string" calcext:value-type="string">
            <text:p>['DT', 'NN', 'MD', 'RB', 'VB', 'IN', ',', 'VBG', 'DT', 'NN', 'TO', 'VB', 'TO', 'VB', 'RB', 'IN', 'DT', 'NN', ':', 'PRP', 'VBZ', 'JJ', ',', 'IN', 'DT', 'PRP', 'VBZ', 'TO', 'NNP', 'CC', 'VBZ', 'IN', 'JJ', 'NNS', 'IN', 'DT', 'NN', ',', 'FW', ',', 'IN', 'VBG', 'TO', 'VB', 'PRP$',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424" calcext:value-type="float">
            <text:p>424</text:p>
          </table:table-cell>
          <table:table-cell office:value-type="string" calcext:value-type="string">
            <text:p>The people are the captain of a large ocean liner and a tourist on his ship, the two are arguing about the high prices aboard ocean going vessels.</text:p>
            <text:p/>
          </table:table-cell>
          <table:table-cell office:value-type="string" calcext:value-type="string">
            <text:p>['The', 'people', 'are', 'the', 'captain', 'of', 'a', 'large', 'ocean', 'liner', 'and', 'a', 'tourist', 'on', 'his', 'ship', ',', 'the', 'two', 'are', 'arguing', 'about', 'the', 'high', 'prices', 'aboard', 'ocean', 'going', 'vessels', '.']</text:p>
          </table:table-cell>
          <table:table-cell office:value-type="string" calcext:value-type="string">
            <text:p>['DT', 'NNS', 'VBP', 'DT', 'NN', 'IN', 'DT', 'JJ', 'JJ', 'NN', 'CC', 'DT', 'NN', 'IN', 'PRP$', 'NN', ',', 'DT', 'CD', 'VBP', 'VBG', 'IN', 'DT', 'JJ', 'NNS', 'IN', 'NN', 'VBG',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25" calcext:value-type="float">
            <text:p>425</text:p>
          </table:table-cell>
          <table:table-cell office:value-type="string" calcext:value-type="string">
            <text:p>The passenger has been, he says, overcharged for meals, and articles which he necessarily has to buy on board.</text:p>
            <text:p/>
          </table:table-cell>
          <table:table-cell office:value-type="string" calcext:value-type="string">
            <text:p>['The', 'passenger', 'has', 'been', ',', 'he', 'says', ',', 'overcharged', 'for', 'meals', ',', 'and', 'articles', 'which', 'he', 'necessarily', 'has', 'to', 'buy', 'on', 'board', '.']</text:p>
          </table:table-cell>
          <table:table-cell office:value-type="string" calcext:value-type="string">
            <text:p>['DT', 'NN', 'VBZ', 'VBN', ',', 'PRP', 'VBZ', ',', 'VBD', 'IN', 'NNS', ',', 'CC', 'NNS', 'WDT', 'PRP', 'RB', 'VBZ', 'TO', 'VB',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26" calcext:value-type="float">
            <text:p>426</text:p>
          </table:table-cell>
          <table:table-cell office:value-type="string" calcext:value-type="string">
            <text:p>The passenger does not want his money back, but thinks nevertheless that the prices are outrageous.</text:p>
            <text:p/>
          </table:table-cell>
          <table:table-cell office:value-type="string" calcext:value-type="string">
            <text:p>['The', 'passenger', 'does', 'not', 'want', 'his', 'money', 'back', ',', 'but', 'thinks', 'nevertheless', 'that', 'the', 'prices', 'are', 'outrageous', '.']</text:p>
          </table:table-cell>
          <table:table-cell office:value-type="string" calcext:value-type="string">
            <text:p>['DT', 'NN', 'VBZ', 'RB', 'VB', 'PRP$', 'NN', 'RB', ',', 'CC', 'VBZ', 'RB', 'IN', 'DT', 'NNS', 'VBP',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27" calcext:value-type="float">
            <text:p>427</text:p>
          </table:table-cell>
          <table:table-cell office:value-type="string" calcext:value-type="string">
            <text:p>The captain disagrees.</text:p>
            <text:p/>
          </table:table-cell>
          <table:table-cell office:value-type="string" calcext:value-type="string">
            <text:p>['The', 'captain', 'disagrees', '.']</text:p>
          </table:table-cell>
          <table:table-cell office:value-type="string" calcext:value-type="string">
            <text:p>['DT', 'N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28" calcext:value-type="float">
            <text:p>428</text:p>
          </table:table-cell>
          <table:table-cell office:value-type="string" calcext:value-type="string">
            <text:p>The admiral, or whatever, is bawling out the reporter for some expose magazine for trying to foment trouble in the ranks by bringing out one of the crewmen's unpleasant past.</text:p>
            <text:p/>
          </table:table-cell>
          <table:table-cell office:value-type="string" calcext:value-type="string">
            <text:p>['The', 'admiral', ',', 'or', 'whatever', ',', 'is', 'bawling', 'out', 'the', 'reporter', 'for', 'some', 'expose', 'magazine', 'for', 'trying', 'to', 'foment', 'trouble', 'in', 'the', 'ranks', 'by', 'bringing', 'out', 'one', 'of', 'the', 'crewmen', "'s", 'unpleasant', 'past', '.']</text:p>
          </table:table-cell>
          <table:table-cell office:value-type="string" calcext:value-type="string">
            <text:p>['DT', 'JJ', ',', 'CC', 'NN', ',', 'VBZ', 'VBG', 'RP', 'DT', 'NN', 'IN', 'DT', 'JJ', 'NN', 'IN', 'VBG', 'TO', 'VB', 'NN', 'IN', 'DT', 'NNS', 'IN', 'VBG', 'RP', 'CD', 'IN', 'DT', 'NNS', 'POS',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29" calcext:value-type="float">
            <text:p>429</text:p>
          </table:table-cell>
          <table:table-cell office:value-type="string" calcext:value-type="string">
            <text:p>The reporter has been stirring up unrest among the crew and dislike toward the crewmen in particular.</text:p>
            <text:p/>
          </table:table-cell>
          <table:table-cell office:value-type="string" calcext:value-type="string">
            <text:p>['The', 'reporter', 'has', 'been', 'stirring', 'up', 'unrest', 'among', 'the', 'crew', 'and', 'dislike', 'toward', 'the', 'crewmen', 'in', 'particular', '.']</text:p>
          </table:table-cell>
          <table:table-cell office:value-type="string" calcext:value-type="string">
            <text:p>['DT', 'NN', 'VBZ', 'VBN', 'VBG', 'RP', 'JJS', 'IN', 'DT', 'NN', 'CC', 'VB', 'IN', 'DT', 'NNS', 'IN',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30" calcext:value-type="float">
            <text:p>430</text:p>
          </table:table-cell>
          <table:table-cell office:value-type="string" calcext:value-type="string">
            <text:p>What the navy officer is thinking is unprintable.</text:p>
            <text:p/>
          </table:table-cell>
          <table:table-cell office:value-type="string" calcext:value-type="string">
            <text:p>['What', 'the', 'navy', 'officer', 'is', 'thinking', 'is', 'unprintable', '.']</text:p>
          </table:table-cell>
          <table:table-cell office:value-type="string" calcext:value-type="string">
            <text:p>['WP', 'DT', 'JJ', 'NN', 'VBZ', 'VBG', 'VBZ',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31" calcext:value-type="float">
            <text:p>431</text:p>
          </table:table-cell>
          <table:table-cell office:value-type="string" calcext:value-type="string">
            <text:p>The reporter is figuring out how to get even.</text:p>
            <text:p/>
          </table:table-cell>
          <table:table-cell office:value-type="string" calcext:value-type="string">
            <text:p>['The', 'reporter', 'is', 'figuring', 'out', 'how', 'to', 'get', 'even', '.']</text:p>
          </table:table-cell>
          <table:table-cell office:value-type="string" calcext:value-type="string">
            <text:p>['DT', 'NN', 'VBZ', 'VBG', 'RP', 'WRB', 'TO', 'VB',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32" calcext:value-type="float">
            <text:p>432</text:p>
          </table:table-cell>
          <table:table-cell office:value-type="string" calcext:value-type="string">
            <text:p>The officer will throw the reporter off the ship bodily and the reporter will find a skeleton in the officer's closet to embarrass him and cause him public disgrace.</text:p>
            <text:p/>
          </table:table-cell>
          <table:table-cell office:value-type="string" calcext:value-type="string">
            <text:p>['The', 'officer', 'will', 'throw', 'the', 'reporter', 'off', 'the', 'ship', 'bodily', 'and', 'the', 'reporter', 'will', 'find', 'a', 'skeleton', 'in', 'the', 'officer', "'s", 'closet', 'to', 'embarrass', 'him', 'and', 'cause', 'him', 'public', 'disgrace', '.']</text:p>
          </table:table-cell>
          <table:table-cell office:value-type="string" calcext:value-type="string">
            <text:p>['DT', 'NN', 'MD', 'VB', 'DT', 'NN', 'IN', 'DT', 'NN', 'RB', 'CC', 'DT', 'NN', 'MD', 'VB', 'DT', 'NN', 'IN', 'DT', 'NN', 'POS', 'NN', 'TO', 'VB', 'PRP', 'CC', 'VB', 'PRP',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33" calcext:value-type="float">
            <text:p>433</text:p>
          </table:table-cell>
          <table:table-cell office:value-type="string" calcext:value-type="string">
            <text:p>The man is trying to see a friend on board, but the officer will not let him go as the whistle for all ashore who are not going has already blown.</text:p>
            <text:p/>
          </table:table-cell>
          <table:table-cell office:value-type="string" calcext:value-type="string">
            <text:p>['The', 'man', 'is', 'trying', 'to', 'see', 'a', 'friend', 'on', 'board', ',', 'but', 'the', 'officer', 'will', 'not', 'let', 'him', 'go', 'as', 'the', 'whistle', 'for', 'all', 'ashore', 'who', 'are', 'not', 'going', 'has', 'already', 'blown', '.']</text:p>
          </table:table-cell>
          <table:table-cell office:value-type="string" calcext:value-type="string">
            <text:p>['DT', 'NN', 'VBZ', 'VBG', 'TO', 'VB', 'DT', 'NN', 'IN', 'NN', ',', 'CC', 'DT', 'NN', 'MD', 'RB', 'VB', 'PRP', 'VB', 'IN', 'DT', 'NN', 'IN', 'DT', 'NN', 'WP', 'VBP', 'RB', 'VBG', 'VBZ', 'RB', 'VB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434" calcext:value-type="float">
            <text:p>434</text:p>
          </table:table-cell>
          <table:table-cell office:value-type="string" calcext:value-type="string">
            <text:p>The officer is the captain because he obviously feels high up enough so he does not have to smile all the time at a man who wants to disobey his previous regulations --which have gotten him his high post and self-satisfied position.</text:p>
            <text:p/>
          </table:table-cell>
          <table:table-cell office:value-type="string" calcext:value-type="string">
            <text:p>['The', 'officer', 'is', 'the', 'captain', 'because', 'he', 'obviously', 'feels', 'high', 'up', 'enough', 'so', 'he', 'does', 'not', 'have', 'to', 'smile', 'all', 'the', 'time', 'at', 'a', 'man', 'who', 'wants', 'to', 'disobey', 'his', 'previous', 'regulations', '--', 'which', 'have', 'gotten', 'him', 'his', 'high', 'post', 'and', 'self-satisfied', 'position', '.']</text:p>
          </table:table-cell>
          <table:table-cell office:value-type="string" calcext:value-type="string">
            <text:p>['DT', 'NN', 'VBZ', 'DT', 'NN', 'IN', 'PRP', 'RB', 'VBZ', 'JJ', 'RB', 'RB', 'IN', 'PRP', 'VBZ', 'RB', 'VB', 'TO', 'VB', 'PDT', 'DT', 'NN', 'IN', 'DT', 'NN', 'WP', 'VBZ', 'TO', 'VB', 'PRP$', 'JJ', 'NNS', ':', 'WDT', 'VBP', 'VBN', 'PRP', 'PRP$', 'JJ', 'NN', 'CC',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35" calcext:value-type="float">
            <text:p>435</text:p>
          </table:table-cell>
          <table:table-cell office:value-type="string" calcext:value-type="string">
            <text:p>The man who wants to say goodbye is an old man.</text:p>
            <text:p/>
          </table:table-cell>
          <table:table-cell office:value-type="string" calcext:value-type="string">
            <text:p>['The', 'man', 'who', 'wants', 'to', 'say', 'goodbye', 'is', 'an', 'old', 'man', '.']</text:p>
          </table:table-cell>
          <table:table-cell office:value-type="string" calcext:value-type="string">
            <text:p>['DT', 'NN', 'WP', 'VBZ', 'TO', 'VB', 'NN', 'VBZ',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36" calcext:value-type="float">
            <text:p>436</text:p>
          </table:table-cell>
          <table:table-cell office:value-type="string" calcext:value-type="string">
            <text:p>The old man wants a last word with a client.</text:p>
            <text:p/>
          </table:table-cell>
          <table:table-cell office:value-type="string" calcext:value-type="string">
            <text:p>['The', 'old', 'man', 'wants', 'a', 'last', 'word', 'with', 'a', 'client', '.']</text:p>
          </table:table-cell>
          <table:table-cell office:value-type="string" calcext:value-type="string">
            <text:p>['DT', 'JJ', 'NN', 'VBZ', 'DT', 'JJ',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37" calcext:value-type="float">
            <text:p>437</text:p>
          </table:table-cell>
          <table:table-cell office:value-type="string" calcext:value-type="string">
            <text:p>The old man and the captain are both indignant a little.</text:p>
            <text:p/>
          </table:table-cell>
          <table:table-cell office:value-type="string" calcext:value-type="string">
            <text:p>['The', 'old', 'man', 'and', 'the', 'captain', 'are', 'both', 'indignant', 'a', 'little', '.']</text:p>
          </table:table-cell>
          <table:table-cell office:value-type="string" calcext:value-type="string">
            <text:p>['DT', 'JJ', 'NN', 'CC', 'DT', 'NN', 'VBP', 'DT', 'VBP', 'DT',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38" calcext:value-type="float">
            <text:p>438</text:p>
          </table:table-cell>
          <table:table-cell office:value-type="string" calcext:value-type="string">
            <text:p>The captain of the S. S. United States is engaged in a furious discussion with the representative of the French Board of Quarantine.</text:p>
            <text:p/>
          </table:table-cell>
          <table:table-cell office:value-type="string" calcext:value-type="string">
            <text:p>['The', 'captain', 'of', 'the', 'S.', 'S.', 'United', 'States', 'is', 'engaged', 'in', 'a', 'furious', 'discussion', 'with', 'the', 'representative', 'of', 'the', 'French', 'Board', 'of', 'Quarantine', '.']</text:p>
          </table:table-cell>
          <table:table-cell office:value-type="string" calcext:value-type="string">
            <text:p>['DT', 'NN', 'IN', 'DT', 'NNP', 'NNP', 'NNP', 'NNPS', 'VBZ', 'VBN', 'IN', 'DT', 'JJ', 'NN', 'IN', 'DT', 'NN', 'IN', 'DT', 'NNP', 'NNP', 'IN', 'NN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39" calcext:value-type="float">
            <text:p>439</text:p>
          </table:table-cell>
          <table:table-cell office:value-type="string" calcext:value-type="string">
            <text:p>A few days before, the ship's doctor was called to a stateroom, there he found a man doubled with pain.</text:p>
            <text:p/>
          </table:table-cell>
          <table:table-cell office:value-type="string" calcext:value-type="string">
            <text:p>['A', 'few', 'days', 'before', ',', 'the', 'ship', "'s", 'doctor', 'was', 'called', 'to', 'a', 'stateroom', ',', 'there', 'he', 'found', 'a', 'man', 'doubled', 'with', 'pain', '.']</text:p>
          </table:table-cell>
          <table:table-cell office:value-type="string" calcext:value-type="string">
            <text:p>['DT', 'JJ', 'NNS', 'IN', ',', 'DT', 'NN', 'POS', 'NN', 'VBD', 'VBN', 'TO', 'DT', 'NN', ',', 'EX', 'PRP', 'VBD', 'DT', 'NN', 'VBD',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40" calcext:value-type="float">
            <text:p>440</text:p>
          </table:table-cell>
          <table:table-cell office:value-type="string" calcext:value-type="string">
            <text:p>The disease was diagnosed as the plague.</text:p>
            <text:p/>
          </table:table-cell>
          <table:table-cell office:value-type="string" calcext:value-type="string">
            <text:p>['The', 'disease', 'was', 'diagnosed', 'as', 'the', 'plague', '.']</text:p>
          </table:table-cell>
          <table:table-cell office:value-type="string" calcext:value-type="string">
            <text:p>['DT', 'NN', 'VBD', 'VB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41" calcext:value-type="float">
            <text:p>441</text:p>
          </table:table-cell>
          <table:table-cell office:value-type="string" calcext:value-type="string">
            <text:p>The French official has informed the captain that the ship will not be allowed to put in.</text:p>
            <text:p/>
          </table:table-cell>
          <table:table-cell office:value-type="string" calcext:value-type="string">
            <text:p>['The', 'French', 'official', 'has', 'informed', 'the', 'captain', 'that', 'the', 'ship', 'will', 'not', 'be', 'allowed', 'to', 'put', 'in', '.']</text:p>
          </table:table-cell>
          <table:table-cell office:value-type="string" calcext:value-type="string">
            <text:p>['DT', 'JJ', 'NN', 'VBZ', 'VBN', 'DT', 'NN', 'IN', 'DT', 'NN', 'MD', 'RB', 'VB', 'VBN', 'TO', 'VB', 'I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42" calcext:value-type="float">
            <text:p>442</text:p>
          </table:table-cell>
          <table:table-cell office:value-type="string" calcext:value-type="string">
            <text:p>The captain of course is trying desperately to convince him to allow the ship to land.</text:p>
            <text:p/>
          </table:table-cell>
          <table:table-cell office:value-type="string" calcext:value-type="string">
            <text:p>['The', 'captain', 'of', 'course', 'is', 'trying', 'desperately', 'to', 'convince', 'him', 'to', 'allow', 'the', 'ship', 'to', 'land', '.']</text:p>
          </table:table-cell>
          <table:table-cell office:value-type="string" calcext:value-type="string">
            <text:p>['DT', 'NN', 'IN', 'NN', 'VBZ', 'VBG', 'RB', 'TO', 'VB', 'PRP', 'TO', 'VB', 'DT', 'NN', 'TO',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43" calcext:value-type="float">
            <text:p>443</text:p>
          </table:table-cell>
          <table:table-cell office:value-type="string" calcext:value-type="string">
            <text:p>The ship will have to.</text:p>
            <text:p/>
          </table:table-cell>
          <table:table-cell office:value-type="string" calcext:value-type="string">
            <text:p>['The', 'ship', 'will', 'have', 'to', '.']</text:p>
          </table:table-cell>
          <table:table-cell office:value-type="string" calcext:value-type="string">
            <text:p>['DT', 'NN', 'MD', 'VB', 'TO',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44" calcext:value-type="float">
            <text:p>444</text:p>
          </table:table-cell>
          <table:table-cell office:value-type="string" calcext:value-type="string">
            <text:p>The businessman is interested in finding out whether it would be practical to ship grain to Antarctica for storage.</text:p>
            <text:p/>
          </table:table-cell>
          <table:table-cell office:value-type="string" calcext:value-type="string">
            <text:p>['The', 'businessman', 'is', 'interested', 'in', 'finding', 'out', 'whether', 'it', 'would', 'be', 'practical', 'to', 'ship', 'grain', 'to', 'Antarctica', 'for', 'storage', '.']</text:p>
          </table:table-cell>
          <table:table-cell office:value-type="string" calcext:value-type="string">
            <text:p>['DT', 'NN', 'VBZ', 'JJ', 'IN', 'VBG', 'RP', 'IN', 'PRP', 'MD', 'VB', 'JJ', 'TO', 'VB', 'NN', 'TO', 'NNP',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45" calcext:value-type="float">
            <text:p>445</text:p>
          </table:table-cell>
          <table:table-cell office:value-type="string" calcext:value-type="string">
            <text:p>The ship captain is explaining that it is extremely dangerous to maneuver his Japanese super-tanker in Antarctic waters.</text:p>
            <text:p/>
          </table:table-cell>
          <table:table-cell office:value-type="string" calcext:value-type="string">
            <text:p>['The', 'ship', 'captain', 'is', 'explaining', 'that', 'it', 'is', 'extremely', 'dangerous', 'to', 'maneuver', 'his', 'Japanese', 'super-tanker', 'in', 'Antarctic', 'waters', '.']</text:p>
          </table:table-cell>
          <table:table-cell office:value-type="string" calcext:value-type="string">
            <text:p>['DT', 'NN', 'NN', 'VBZ', 'VBG', 'IN', 'PRP', 'VBZ', 'RB', 'JJ', 'TO', 'VB', 'PRP$', 'JJ', 'NN', 'IN',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46" calcext:value-type="float">
            <text:p>446</text:p>
          </table:table-cell>
          <table:table-cell office:value-type="string" calcext:value-type="string">
            <text:p>The businessman read that grain storage is an expensive undertaking and devised a system to store grain inexpensively in cold climates.</text:p>
            <text:p/>
          </table:table-cell>
          <table:table-cell office:value-type="string" calcext:value-type="string">
            <text:p>['The', 'businessman', 'read', 'that', 'grain', 'storage', 'is', 'an', 'expensive', 'undertaking', 'and', 'devised', 'a', 'system', 'to', 'store', 'grain', 'inexpensively', 'in', 'cold', 'climates', '.']</text:p>
          </table:table-cell>
          <table:table-cell office:value-type="string" calcext:value-type="string">
            <text:p>['DT', 'NN', 'VBD', 'IN', 'NN', 'NN', 'VBZ', 'DT', 'JJ', 'NN', 'CC', 'VBD', 'DT', 'NN', 'TO', 'VB', 'NN', 'RB', 'IN', 'JJ', 'NNS',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447" calcext:value-type="float">
            <text:p>447</text:p>
          </table:table-cell>
          <table:table-cell office:value-type="string" calcext:value-type="string">
            <text:p>The businessman wants to be realistic about his plan and yet he is anxious to put it into effect.</text:p>
            <text:p/>
          </table:table-cell>
          <table:table-cell office:value-type="string" calcext:value-type="string">
            <text:p>['The', 'businessman', 'wants', 'to', 'be', 'realistic', 'about', 'his', 'plan', 'and', 'yet', 'he', 'is', 'anxious', 'to', 'put', 'it', 'into', 'effect', '.']</text:p>
          </table:table-cell>
          <table:table-cell office:value-type="string" calcext:value-type="string">
            <text:p>['DT', 'NN', 'VBZ', 'TO', 'VB', 'JJ', 'IN', 'PRP$', 'NN', 'CC', 'RB', 'PRP', 'VBZ', 'JJ', 'TO', 'VB', 'PRP',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48" calcext:value-type="float">
            <text:p>448</text:p>
          </table:table-cell>
          <table:table-cell office:value-type="string" calcext:value-type="string">
            <text:p>The captain is concerned with the safety of his ship and he wants to get as large a rate as possible.</text:p>
            <text:p/>
          </table:table-cell>
          <table:table-cell office:value-type="string" calcext:value-type="string">
            <text:p>['The', 'captain', 'is', 'concerned', 'with', 'the', 'safety', 'of', 'his', 'ship', 'and', 'he', 'wants', 'to', 'get', 'as', 'large', 'a', 'rate', 'as', 'possible', '.']</text:p>
          </table:table-cell>
          <table:table-cell office:value-type="string" calcext:value-type="string">
            <text:p>['DT', 'NN', 'VBZ', 'VBN', 'IN', 'DT', 'NN', 'IN', 'PRP$', 'NN', 'CC', 'PRP', 'VBZ', 'TO', 'VB', 'IN', 'JJ', 'DT', 'NN', 'IN',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49" calcext:value-type="float">
            <text:p>449</text:p>
          </table:table-cell>
          <table:table-cell office:value-type="string" calcext:value-type="string">
            <text:p>The businessman will send the grain to Alaska instead.</text:p>
            <text:p/>
          </table:table-cell>
          <table:table-cell office:value-type="string" calcext:value-type="string">
            <text:p>['The', 'businessman', 'will', 'send', 'the', 'grain', 'to', 'Alaska', 'instead', '.']</text:p>
          </table:table-cell>
          <table:table-cell office:value-type="string" calcext:value-type="string">
            <text:p>['DT', 'NN', 'MD', 'VB', 'DT', 'NN', 'TO', 'NNP',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50" calcext:value-type="float">
            <text:p>450</text:p>
          </table:table-cell>
          <table:table-cell office:value-type="string" calcext:value-type="string">
            <text:p>The man with the uniform is obviously the captain of the ship.</text:p>
            <text:p/>
          </table:table-cell>
          <table:table-cell office:value-type="string" calcext:value-type="string">
            <text:p>['The', 'man', 'with', 'the', 'uniform', 'is', 'obviously', 'the', 'captain', 'of', 'the', 'ship', '.']</text:p>
          </table:table-cell>
          <table:table-cell office:value-type="string" calcext:value-type="string">
            <text:p>['DT', 'NN', 'IN', 'DT', 'NN', 'VBZ', 'RB',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51" calcext:value-type="float">
            <text:p>451</text:p>
          </table:table-cell>
          <table:table-cell office:value-type="string" calcext:value-type="string">
            <text:p>The other man is a fire inspector.</text:p>
            <text:p/>
          </table:table-cell>
          <table:table-cell office:value-type="string" calcext:value-type="string">
            <text:p>['The', 'other', 'man', 'is', 'a', 'fire', 'inspector', '.']</text:p>
          </table:table-cell>
          <table:table-cell office:value-type="string" calcext:value-type="string">
            <text:p>['DT', 'JJ', 'NN', 'VBZ',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52" calcext:value-type="float">
            <text:p>452</text:p>
          </table:table-cell>
          <table:table-cell office:value-type="string" calcext:value-type="string">
            <text:p>The captain is trying to convince the inspector that the ship is safe.</text:p>
            <text:p/>
          </table:table-cell>
          <table:table-cell office:value-type="string" calcext:value-type="string">
            <text:p>['The', 'captain', 'is', 'trying', 'to', 'convince', 'the', 'inspector', 'that', 'the', 'ship', 'is', 'safe', '.']</text:p>
          </table:table-cell>
          <table:table-cell office:value-type="string" calcext:value-type="string">
            <text:p>['DT', 'NN', 'VBZ', 'VBG', 'TO', 'VB', 'DT', 'NN', 'IN', 'DT', 'NN', 'VBZ',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53" calcext:value-type="float">
            <text:p>453</text:p>
          </table:table-cell>
          <table:table-cell office:value-type="string" calcext:value-type="string">
            <text:p>The inspector found that the ship was not only unsafe but that there was a fire in the captain's cabin because he was smoking in bed.</text:p>
            <text:p/>
          </table:table-cell>
          <table:table-cell office:value-type="string" calcext:value-type="string">
            <text:p>['The', 'inspector', 'found', 'that', 'the', 'ship', 'was', 'not', 'only', 'unsafe', 'but', 'that', 'there', 'was', 'a', 'fire', 'in', 'the', 'captain', "'s", 'cabin', 'because', 'he', 'was', 'smoking', 'in', 'bed', '.']</text:p>
          </table:table-cell>
          <table:table-cell office:value-type="string" calcext:value-type="string">
            <text:p>['DT', 'NN', 'VBD', 'IN', 'DT', 'NN', 'VBD', 'RB', 'RB', 'JJ', 'CC', 'IN', 'EX', 'VBD', 'DT', 'NN', 'IN', 'DT', 'NN', 'POS', 'NN', 'IN', 'PRP', 'VBD', 'VBG',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54" calcext:value-type="float">
            <text:p>454</text:p>
          </table:table-cell>
          <table:table-cell office:value-type="string" calcext:value-type="string">
            <text:p>The captain is trying to get him to keep it quiet.</text:p>
            <text:p/>
          </table:table-cell>
          <table:table-cell office:value-type="string" calcext:value-type="string">
            <text:p>['The', 'captain', 'is', 'trying', 'to', 'get', 'him', 'to', 'keep', 'it', 'quiet', '.']</text:p>
          </table:table-cell>
          <table:table-cell office:value-type="string" calcext:value-type="string">
            <text:p>['DT', 'NN', 'VBZ', 'VBG', 'TO', 'VB', 'PRP', 'TO', 'VB', 'PRP',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55" calcext:value-type="float">
            <text:p>455</text:p>
          </table:table-cell>
          <table:table-cell office:value-type="string" calcext:value-type="string">
            <text:p>The captain bribes the inspector.</text:p>
            <text:p/>
          </table:table-cell>
          <table:table-cell office:value-type="string" calcext:value-type="string">
            <text:p>['The', 'captain', 'bribes', 'the', 'inspector', '.']</text:p>
          </table:table-cell>
          <table:table-cell office:value-type="string" calcext:value-type="string">
            <text:p>['DT', 'NN', 'IN',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56" calcext:value-type="float">
            <text:p>456</text:p>
          </table:table-cell>
          <table:table-cell office:value-type="string" calcext:value-type="string">
            <text:p>Jack and Laurie have been on the edge of divorce for the past six months.</text:p>
            <text:p/>
          </table:table-cell>
          <table:table-cell office:value-type="string" calcext:value-type="string">
            <text:p>['Jack', 'and', 'Laurie', 'have', 'been', 'on', 'the', 'edge', 'of', 'divorce', 'for', 'the', 'past', 'six', 'months', '.']</text:p>
          </table:table-cell>
          <table:table-cell office:value-type="string" calcext:value-type="string">
            <text:p>['NNP', 'CC', 'NNP', 'VBP', 'VBN', 'IN', 'DT', 'NN', 'IN', 'NN', 'IN', 'DT', 'JJ', 'CD',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57" calcext:value-type="float">
            <text:p>457</text:p>
          </table:table-cell>
          <table:table-cell office:value-type="string" calcext:value-type="string">
            <text:p>The binding love between them has dwindled to mere friendship.</text:p>
            <text:p/>
          </table:table-cell>
          <table:table-cell office:value-type="string" calcext:value-type="string">
            <text:p>['The', 'binding', 'love', 'between', 'them', 'has', 'dwindled', 'to', 'mere', 'friendship', '.']</text:p>
          </table:table-cell>
          <table:table-cell office:value-type="string" calcext:value-type="string">
            <text:p>['DT', 'VBG', 'NN', 'IN', 'PRP', 'VBZ', 'VBN', 'TO', 'VB', 'NN',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458" calcext:value-type="float">
            <text:p>458</text:p>
          </table:table-cell>
          <table:table-cell office:value-type="string" calcext:value-type="string">
            <text:p>Jack's job has been a constant source of quibbling.</text:p>
            <text:p/>
          </table:table-cell>
          <table:table-cell office:value-type="string" calcext:value-type="string">
            <text:p>['Jack', "'s", 'job', 'has', 'been', 'a', 'constant', 'source', 'of', 'quibbling', '.']</text:p>
          </table:table-cell>
          <table:table-cell office:value-type="string" calcext:value-type="string">
            <text:p>['NNP', 'POS', 'NN', 'VBZ', 'VBN', 'DT', 'JJ', 'NN', 'IN', 'VBG',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59" calcext:value-type="float">
            <text:p>459</text:p>
          </table:table-cell>
          <table:table-cell office:value-type="string" calcext:value-type="string">
            <text:p>His late hours and low pay have caused Laurie to get quite hostile on occasions.</text:p>
            <text:p/>
          </table:table-cell>
          <table:table-cell office:value-type="string" calcext:value-type="string">
            <text:p>['His', 'late', 'hours', 'and', 'low', 'pay', 'have', 'caused', 'Laurie', 'to', 'get', 'quite', 'hostile', 'on', 'occasions', '.']</text:p>
          </table:table-cell>
          <table:table-cell office:value-type="string" calcext:value-type="string">
            <text:p>['PRP$', 'JJ', 'NNS', 'CC', 'JJ', 'NN', 'VBP', 'VBN', 'NNP', 'TO', 'VB', 'RB', 'JJ', 'IN',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460" calcext:value-type="float">
            <text:p>460</text:p>
          </table:table-cell>
          <table:table-cell office:value-type="string" calcext:value-type="string">
            <text:p>Jack refuses to try to get another job because he feels his training is inadequate.</text:p>
            <text:p/>
          </table:table-cell>
          <table:table-cell office:value-type="string" calcext:value-type="string">
            <text:p>['Jack', 'refuses', 'to', 'try', 'to', 'get', 'another', 'job', 'because', 'he', 'feels', 'his', 'training', 'is', 'inadequate', '.']</text:p>
          </table:table-cell>
          <table:table-cell office:value-type="string" calcext:value-type="string">
            <text:p>['NNP', 'VBZ', 'TO', 'VB', 'TO', 'VB', 'DT', 'NN', 'IN', 'PRP', 'VBZ', 'PRP$', 'NN', 'VBZ',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461" calcext:value-type="float">
            <text:p>461</text:p>
          </table:table-cell>
          <table:table-cell table:style-name="ce3" office:value-type="string" calcext:value-type="string">
            <text:p>Laurie's attempts to bring him confidence have failed.</text:p>
            <text:p/>
          </table:table-cell>
          <table:table-cell table:style-name="ce3" office:value-type="string" calcext:value-type="string">
            <text:p>['Laurie', "'s", 'attempts', 'to', 'bring', 'him', 'confidence', 'have', 'failed', '.']</text:p>
          </table:table-cell>
          <table:table-cell table:style-name="ce3" office:value-type="string" calcext:value-type="string">
            <text:p>['NNP', 'POS', 'NNS', 'TO', 'VB', 'PRP', 'NN', 'VBP', 'VB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62" calcext:value-type="float">
            <text:p>462</text:p>
          </table:table-cell>
          <table:table-cell office:value-type="string" calcext:value-type="string">
            <text:p>So, today they sit on the bank of the river trying to patch up their differences.</text:p>
            <text:p/>
          </table:table-cell>
          <table:table-cell office:value-type="string" calcext:value-type="string">
            <text:p>['So', ',', 'today', 'they', 'sit', 'on', 'the', 'bank', 'of', 'the', 'river', 'trying', 'to', 'patch', 'up', 'their', 'differences', '.']</text:p>
          </table:table-cell>
          <table:table-cell office:value-type="string" calcext:value-type="string">
            <text:p>['RB', ',', 'NN', 'PRP', 'VBP', 'IN', 'DT', 'NN', 'IN', 'DT', 'NN', 'VBG', 'TO', 'VB', 'RP', 'PRP$', 'NNS',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463" calcext:value-type="float">
            <text:p>463</text:p>
          </table:table-cell>
          <table:table-cell office:value-type="string" calcext:value-type="string">
            <text:p>It is a day in early spring, as the snow has disappeared and life has yet to be reborn for another year.</text:p>
            <text:p/>
          </table:table-cell>
          <table:table-cell office:value-type="string" calcext:value-type="string">
            <text:p>['It', 'is', 'a', 'day', 'in', 'early', 'spring', ',', 'as', 'the', 'snow', 'has', 'disappeared', 'and', 'life', 'has', 'yet', 'to', 'be', 'reborn', 'for', 'another', 'year', '.']</text:p>
          </table:table-cell>
          <table:table-cell office:value-type="string" calcext:value-type="string">
            <text:p>['PRP', 'VBZ', 'DT', 'NN', 'IN', 'JJ', 'NN', ',', 'IN', 'DT', 'NN', 'VBZ', 'VBN', 'CC', 'NN', 'VBZ', 'RB', 'TO', 'VB', 'VB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64" calcext:value-type="float">
            <text:p>464</text:p>
          </table:table-cell>
          <table:table-cell office:value-type="string" calcext:value-type="string">
            <text:p>The bridge is a historical landmark spanning the famous Charles River in Cambridge where the foundations of the nation were initially born.</text:p>
            <text:p/>
          </table:table-cell>
          <table:table-cell office:value-type="string" calcext:value-type="string">
            <text:p>['The', 'bridge', 'is', 'a', 'historical', 'landmark', 'spanning', 'the', 'famous', 'Charles', 'River', 'in', 'Cambridge', 'where', 'the', 'foundations', 'of', 'the', 'nation', 'were', 'initially', 'born', '.']</text:p>
          </table:table-cell>
          <table:table-cell office:value-type="string" calcext:value-type="string">
            <text:p>['DT', 'NN', 'VBZ', 'DT', 'JJ', 'NN', 'VBG', 'DT', 'JJ', 'NNP', 'NNP', 'IN', 'NNP', 'WRB', 'DT', 'NNS', 'IN', 'DT', 'NN', 'VBD', 'RB',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65" calcext:value-type="float">
            <text:p>465</text:p>
          </table:table-cell>
          <table:table-cell office:value-type="string" calcext:value-type="string">
            <text:p>The people are reflecting upon this overwhelming implication and feeling much a part of the heritage that they both share.</text:p>
            <text:p/>
          </table:table-cell>
          <table:table-cell office:value-type="string" calcext:value-type="string">
            <text:p>['The', 'people', 'are', 'reflecting', 'upon', 'this', 'overwhelming', 'implication', 'and', 'feeling', 'much', 'a', 'part', 'of', 'the', 'heritage', 'that', 'they', 'both', 'share', '.']</text:p>
          </table:table-cell>
          <table:table-cell office:value-type="string" calcext:value-type="string">
            <text:p>['DT', 'NNS', 'VBP', 'VBG', 'IN', 'DT', 'JJ', 'NN', 'CC', 'NN', 'RB', 'DT', 'NN', 'IN', 'DT', 'NN', 'IN', 'PRP',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66" calcext:value-type="float">
            <text:p>466</text:p>
          </table:table-cell>
          <table:table-cell office:value-type="string" calcext:value-type="string">
            <text:p>As spring is reborn, so is the next generation of trend-setters and idea legislators.</text:p>
            <text:p/>
          </table:table-cell>
          <table:table-cell office:value-type="string" calcext:value-type="string">
            <text:p>['As', 'spring', 'is', 'reborn', ',', 'so', 'is', 'the', 'next', 'generation', 'of', 'trend-setters', 'and', 'idea', 'legislators', '.']</text:p>
          </table:table-cell>
          <table:table-cell office:value-type="string" calcext:value-type="string">
            <text:p>['IN', 'NN', 'VBZ', 'VBN', ',', 'RB', 'VBZ', 'DT', 'JJ', 'NN', 'IN', 'NNS', 'CC', 'N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67" calcext:value-type="float">
            <text:p>467</text:p>
          </table:table-cell>
          <table:table-cell office:value-type="string" calcext:value-type="string">
            <text:p>Each year a new group faces the world and its problems with the promise of employing its resources and to make it a better place to live.</text:p>
            <text:p/>
          </table:table-cell>
          <table:table-cell office:value-type="string" calcext:value-type="string">
            <text:p>['Each', 'year', 'a', 'new', 'group', 'faces', 'the', 'world', 'and', 'its', 'problems', 'with', 'the', 'promise', 'of', 'employing', 'its', 'resources', 'and', 'to', 'make', 'it', 'a', 'better', 'place', 'to', 'live', '.']</text:p>
          </table:table-cell>
          <table:table-cell office:value-type="string" calcext:value-type="string">
            <text:p>['DT', 'NN', 'DT', 'JJ', 'NN', 'VBZ', 'DT', 'NN', 'CC', 'PRP$', 'NNS', 'IN', 'DT', 'NN', 'IN', 'VBG', 'PRP$', 'NNS', 'CC', 'TO', 'VB', 'PRP', 'DT', 'RBR', 'NN', 'TO', 'VB',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468" calcext:value-type="float">
            <text:p>468</text:p>
          </table:table-cell>
          <table:table-cell office:value-type="string" calcext:value-type="string">
            <text:p>The slate is somewhat blank for winter has just left and wiped out all the dirt that was there.</text:p>
            <text:p/>
          </table:table-cell>
          <table:table-cell office:value-type="string" calcext:value-type="string">
            <text:p>['The', 'slate', 'is', 'somewhat', 'blank', 'for', 'winter', 'has', 'just', 'left', 'and', 'wiped', 'out', 'all', 'the', 'dirt', 'that', 'was', 'there', '.']</text:p>
          </table:table-cell>
          <table:table-cell office:value-type="string" calcext:value-type="string">
            <text:p>['DT', 'NN', 'VBZ', 'RB', 'JJ', 'IN', 'NN', 'VBZ', 'RB', 'VBN', 'CC', 'VBN', 'RP', 'PDT', 'DT', 'NN', 'WDT', 'VBD',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69" calcext:value-type="float">
            <text:p>469</text:p>
          </table:table-cell>
          <table:table-cell office:value-type="string" calcext:value-type="string">
            <text:p>The man was sitting on the bench alone until the woman in the picture sat down with him.</text:p>
            <text:p/>
          </table:table-cell>
          <table:table-cell office:value-type="string" calcext:value-type="string">
            <text:p>['The', 'man', 'was', 'sitting', 'on', 'the', 'bench', 'alone', 'until', 'the', 'woman', 'in', 'the', 'picture', 'sat', 'down', 'with', 'him', '.']</text:p>
          </table:table-cell>
          <table:table-cell office:value-type="string" calcext:value-type="string">
            <text:p>['DT', 'NN', 'VBD', 'VBG', 'IN', 'DT', 'NN', 'RB', 'IN', 'DT', 'NN', 'IN', 'DT', 'NN', 'VBD', 'RB',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70" calcext:value-type="float">
            <text:p>470</text:p>
          </table:table-cell>
          <table:table-cell office:value-type="string" calcext:value-type="string">
            <text:p>The man was not thinking about much and was probably daydreaming while his eyes were fixed on the icy river.</text:p>
            <text:p/>
          </table:table-cell>
          <table:table-cell office:value-type="string" calcext:value-type="string">
            <text:p>['The', 'man', 'was', 'not', 'thinking', 'about', 'much', 'and', 'was', 'probably', 'daydreaming', 'while', 'his', 'eyes', 'were', 'fixed', 'on', 'the', 'icy', 'river', '.']</text:p>
          </table:table-cell>
          <table:table-cell office:value-type="string" calcext:value-type="string">
            <text:p>['DT', 'NN', 'VBD', 'RB', 'VBG', 'RB', 'JJ', 'CC', 'VBD', 'RB', 'VBG', 'IN', 'PRP$', 'NNS', 'VBD', 'VBN', 'IN',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71" calcext:value-type="float">
            <text:p>471</text:p>
          </table:table-cell>
          <table:table-cell office:value-type="string" calcext:value-type="string">
            <text:p>The lady in the picture is probably not married and was taking one of her usual day-to-day walks, that lonely people take along icy rivers.</text:p>
            <text:p/>
          </table:table-cell>
          <table:table-cell office:value-type="string" calcext:value-type="string">
            <text:p>['The', 'lady', 'in', 'the', 'picture', 'is', 'probably', 'not', 'married', 'and', 'was', 'taking', 'one', 'of', 'her', 'usual', 'day-to-day', 'walks', ',', 'that', 'lonely', 'people', 'take', 'along', 'icy', 'rivers', '.']</text:p>
          </table:table-cell>
          <table:table-cell office:value-type="string" calcext:value-type="string">
            <text:p>['DT', 'NN', 'IN', 'DT', 'NN', 'VBZ', 'RB', 'RB', 'JJ', 'CC', 'VBD', 'VBG', 'CD', 'IN', 'PRP', 'JJ', 'JJ', 'NNS', ',', 'WDT', 'RB', 'NNS', 'VBP', 'JJ', 'NN', 'NNS',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472" calcext:value-type="float">
            <text:p>472</text:p>
          </table:table-cell>
          <table:table-cell office:value-type="string" calcext:value-type="string">
            <text:p>This might not have been the first time these people met but they didn't come together.</text:p>
            <text:p/>
          </table:table-cell>
          <table:table-cell office:value-type="string" calcext:value-type="string">
            <text:p>['This', 'might', 'not', 'have', 'been', 'the', 'first', 'time', 'these', 'people', 'met', 'but', 'they', 'did', "n't", 'come', 'together', '.']</text:p>
          </table:table-cell>
          <table:table-cell office:value-type="string" calcext:value-type="string">
            <text:p>['DT', 'MD', 'RB', 'VB', 'VBN', 'DT', 'JJ', 'NN', 'DT', 'NNS', 'VBD', 'CC', 'PRP', 'VBD', 'RB', 'VB',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73" calcext:value-type="float">
            <text:p>473</text:p>
          </table:table-cell>
          <table:table-cell office:value-type="string" calcext:value-type="string">
            <text:p>They are casually discussing the weather, nothing much important.</text:p>
            <text:p/>
          </table:table-cell>
          <table:table-cell office:value-type="string" calcext:value-type="string">
            <text:p>['They', 'are', 'casually', 'discussing', 'the', 'weather', ',', 'nothing', 'much', 'important', '.']</text:p>
          </table:table-cell>
          <table:table-cell office:value-type="string" calcext:value-type="string">
            <text:p>['PRP', 'VBP', 'RB', 'VBG', 'DT', 'NN', ',', 'NN', 'JJ', 'JJ',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474" calcext:value-type="float">
            <text:p>474</text:p>
          </table:table-cell>
          <table:table-cell office:value-type="string" calcext:value-type="string">
            <text:p>They both want to discuss more important things but don't know how.</text:p>
            <text:p/>
          </table:table-cell>
          <table:table-cell office:value-type="string" calcext:value-type="string">
            <text:p>['They', 'both', 'want', 'to', 'discuss', 'more', 'important', 'things', 'but', 'do', "n't", 'know', 'how', '.']</text:p>
          </table:table-cell>
          <table:table-cell office:value-type="string" calcext:value-type="string">
            <text:p>['PRP', 'DT', 'VBP', 'TO', 'VB', 'RBR', 'JJ', 'NNS', 'CC', 'VBP', 'RB', 'VB', 'WRB',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475" calcext:value-type="float">
            <text:p>475</text:p>
          </table:table-cell>
          <table:table-cell office:value-type="string" calcext:value-type="string">
            <text:p>These two people are in love, they sit passively by the river and discuss their problem--How can they convince their parents that they want to get married?</text:p>
            <text:p/>
          </table:table-cell>
          <table:table-cell office:value-type="string" calcext:value-type="string">
            <text:p>['These', 'two', 'people', 'are', 'in', 'love', ',', 'they', 'sit', 'passively', 'by', 'the', 'river', 'and', 'discuss', 'their', 'problem', '--', 'How', 'can', 'they', 'convince', 'their', 'parents', 'that', 'they', 'want', 'to', 'get', 'married', '?']</text:p>
          </table:table-cell>
          <table:table-cell office:value-type="string" calcext:value-type="string">
            <text:p>['DT', 'CD', 'NNS', 'VBP', 'IN', 'NN', ',', 'PRP', 'VBP', 'RB', 'IN', 'DT', 'NN', 'CC', 'VB', 'PRP$', 'NN', ':', 'WRB', 'MD', 'PRP', 'VB', 'PRP$', 'NNS', 'IN', 'PRP', 'VBP', 'TO', 'VB', 'VBN',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table:style-name="ce3" office:value-type="float" office:value="476" calcext:value-type="float">
            <text:p>476</text:p>
          </table:table-cell>
          <table:table-cell table:style-name="ce3" office:value-type="string" calcext:value-type="string">
            <text:p>There has been violent opposition in both families.</text:p>
            <text:p/>
          </table:table-cell>
          <table:table-cell table:style-name="ce3" office:value-type="string" calcext:value-type="string">
            <text:p>['There', 'has', 'been', 'violent', 'opposition', 'in', 'both', 'families', '.']</text:p>
          </table:table-cell>
          <table:table-cell table:style-name="ce3" office:value-type="string" calcext:value-type="string">
            <text:p>['EX', 'VBZ', 'VBN', 'JJ', 'NN', 'IN', 'DT', 'NNS',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77" calcext:value-type="float">
            <text:p>477</text:p>
          </table:table-cell>
          <table:table-cell office:value-type="string" calcext:value-type="string">
            <text:p>They discuss alternatives.</text:p>
            <text:p/>
          </table:table-cell>
          <table:table-cell office:value-type="string" calcext:value-type="string">
            <text:p>['They', 'discuss', 'alternatives', '.']</text:p>
          </table:table-cell>
          <table:table-cell office:value-type="string" calcext:value-type="string">
            <text:p>['PRP', 'VBP',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478" calcext:value-type="float">
            <text:p>478</text:p>
          </table:table-cell>
          <table:table-cell office:value-type="string" calcext:value-type="string">
            <text:p>Shall we elope?</text:p>
            <text:p/>
          </table:table-cell>
          <table:table-cell office:value-type="string" calcext:value-type="string">
            <text:p>['Shall', 'we', 'elope', '?']</text:p>
          </table:table-cell>
          <table:table-cell office:value-type="string" calcext:value-type="string">
            <text:p>['NN', 'PRP', 'VB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479" calcext:value-type="float">
            <text:p>479</text:p>
          </table:table-cell>
          <table:table-cell table:style-name="ce3" office:value-type="string" calcext:value-type="string">
            <text:p>Shall we wait and let our parents fight it out?</text:p>
            <text:p/>
          </table:table-cell>
          <table:table-cell table:style-name="ce3" office:value-type="string" calcext:value-type="string">
            <text:p>['Shall', 'we', 'wait', 'and', 'let', 'our', 'parents', 'fight', 'it', 'out', '?']</text:p>
          </table:table-cell>
          <table:table-cell table:style-name="ce3" office:value-type="string" calcext:value-type="string">
            <text:p>['NN', 'PRP', 'VBP', 'CC', 'VB', 'PRP$', 'NNS', 'VB', 'PRP', 'RP',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80" calcext:value-type="float">
            <text:p>480</text:p>
          </table:table-cell>
          <table:table-cell office:value-type="string" calcext:value-type="string">
            <text:p>Shall we move away?</text:p>
            <text:p/>
          </table:table-cell>
          <table:table-cell office:value-type="string" calcext:value-type="string">
            <text:p>['Shall', 'we', 'move', 'away', '?']</text:p>
          </table:table-cell>
          <table:table-cell office:value-type="string" calcext:value-type="string">
            <text:p>['NN', 'PRP', 'VBP',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481" calcext:value-type="float">
            <text:p>481</text:p>
          </table:table-cell>
          <table:table-cell office:value-type="string" calcext:value-type="string">
            <text:p>Or shall we jump into the river and end it all?</text:p>
            <text:p/>
          </table:table-cell>
          <table:table-cell office:value-type="string" calcext:value-type="string">
            <text:p>['Or', 'shall', 'we', 'jump', 'into', 'the', 'river', 'and', 'end', 'it', 'all', '?']</text:p>
          </table:table-cell>
          <table:table-cell office:value-type="string" calcext:value-type="string">
            <text:p>['CC', 'MD', 'PRP', 'VB', 'IN', 'DT', 'NN', 'CC', 'VB', 'PRP', 'DT',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82" calcext:value-type="float">
            <text:p>482</text:p>
          </table:table-cell>
          <table:table-cell office:value-type="string" calcext:value-type="string">
            <text:p>The last suggestion seems radical but is discussed anyway as they are very much in love.</text:p>
            <text:p/>
          </table:table-cell>
          <table:table-cell office:value-type="string" calcext:value-type="string">
            <text:p>['The', 'last', 'suggestion', 'seems', 'radical', 'but', 'is', 'discussed', 'anyway', 'as', 'they', 'are', 'very', 'much', 'in', 'love', '.']</text:p>
          </table:table-cell>
          <table:table-cell office:value-type="string" calcext:value-type="string">
            <text:p>['DT', 'JJ', 'NN', 'VBZ', 'JJ', 'CC', 'VBZ', 'VBN', 'RB', 'IN', 'PRP', 'VBP', 'RB', 'RB', 'IN',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483" calcext:value-type="float">
            <text:p>483</text:p>
          </table:table-cell>
          <table:table-cell office:value-type="string" calcext:value-type="string">
            <text:p>They decide however to yield to their parents' desires and wait.</text:p>
            <text:p/>
          </table:table-cell>
          <table:table-cell office:value-type="string" calcext:value-type="string">
            <text:p>['They', 'decide', 'however', 'to', 'yield', 'to', 'their', 'parents', "'", 'desires', 'and', 'wait', '.']</text:p>
          </table:table-cell>
          <table:table-cell office:value-type="string" calcext:value-type="string">
            <text:p>['PRP', 'VBP', 'RB', 'TO', 'VB', 'TO', 'PRP$', 'NNS', 'POS', 'NNS', 'CC',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484" calcext:value-type="float">
            <text:p>484</text:p>
          </table:table-cell>
          <table:table-cell office:value-type="string" calcext:value-type="string">
            <text:p>Although disappointed they will survive on love of each other.</text:p>
            <text:p/>
          </table:table-cell>
          <table:table-cell office:value-type="string" calcext:value-type="string">
            <text:p>['Although', 'disappointed', 'they', 'will', 'survive', 'on', 'love', 'of', 'each', 'other', '.']</text:p>
          </table:table-cell>
          <table:table-cell office:value-type="string" calcext:value-type="string">
            <text:p>['IN', 'VBN', 'PRP', 'MD', 'VB', 'IN', 'NN', 'IN', 'DT', 'JJ',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485" calcext:value-type="float">
            <text:p>485</text:p>
          </table:table-cell>
          <table:table-cell office:value-type="string" calcext:value-type="string">
            <text:p>Linda had been walking.</text:p>
            <text:p/>
          </table:table-cell>
          <table:table-cell office:value-type="string" calcext:value-type="string">
            <text:p>['Linda', 'had', 'been', 'walking', '.']</text:p>
          </table:table-cell>
          <table:table-cell office:value-type="string" calcext:value-type="string">
            <text:p>['NNP', 'VBD', 'VBN', 'VBG',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486" calcext:value-type="float">
            <text:p>486</text:p>
          </table:table-cell>
          <table:table-cell office:value-type="string" calcext:value-type="string">
            <text:p>She had needed to get out so she came down to the paths and walked.</text:p>
            <text:p/>
          </table:table-cell>
          <table:table-cell office:value-type="string" calcext:value-type="string">
            <text:p>['She', 'had', 'needed', 'to', 'get', 'out', 'so', 'she', 'came', 'down', 'to', 'the', 'paths', 'and', 'walked', '.']</text:p>
          </table:table-cell>
          <table:table-cell office:value-type="string" calcext:value-type="string">
            <text:p>['PRP', 'VBD', 'VBN', 'TO', 'VB', 'RP', 'RB', 'PRP', 'VBD', 'RB', 'TO', 'DT', 'NNS', 'CC', 'VBD',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487" calcext:value-type="float">
            <text:p>487</text:p>
          </table:table-cell>
          <table:table-cell office:value-type="string" calcext:value-type="string">
            <text:p>Life was beginning to become a grind, all the days were blending into one another.</text:p>
            <text:p/>
          </table:table-cell>
          <table:table-cell office:value-type="string" calcext:value-type="string">
            <text:p>['Life', 'was', 'beginning', 'to', 'become', 'a', 'grind', ',', 'all', 'the', 'days', 'were', 'blending', 'into', 'one', 'another', '.']</text:p>
          </table:table-cell>
          <table:table-cell office:value-type="string" calcext:value-type="string">
            <text:p>['NNP', 'VBD', 'VBG', 'TO', 'VB', 'DT', 'NN', ',', 'PDT', 'DT', 'NNS', 'VBD', 'VBG', 'IN', 'CD', 'DT',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88" calcext:value-type="float">
            <text:p>488</text:p>
          </table:table-cell>
          <table:table-cell office:value-type="string" calcext:value-type="string">
            <text:p>Cal has been walking around just looking.</text:p>
            <text:p/>
          </table:table-cell>
          <table:table-cell office:value-type="string" calcext:value-type="string">
            <text:p>['Cal', 'has', 'been', 'walking', 'around', 'just', 'looking', '.']</text:p>
          </table:table-cell>
          <table:table-cell office:value-type="string" calcext:value-type="string">
            <text:p>['NNP', 'VBZ', 'VBN', 'VBG', 'RB', 'RB', 'VBG',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489" calcext:value-type="float">
            <text:p>489</text:p>
          </table:table-cell>
          <table:table-cell office:value-type="string" calcext:value-type="string">
            <text:p>He is a painter.</text:p>
            <text:p/>
          </table:table-cell>
          <table:table-cell office:value-type="string" calcext:value-type="string">
            <text:p>['He', 'is', 'a', 'painter', '.']</text:p>
          </table:table-cell>
          <table:table-cell office:value-type="string" calcext:value-type="string">
            <text:p>['PRP',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90" calcext:value-type="float">
            <text:p>490</text:p>
          </table:table-cell>
          <table:table-cell office:value-type="string" calcext:value-type="string">
            <text:p>He is working on some new stuff and was looking for ideas.</text:p>
            <text:p/>
          </table:table-cell>
          <table:table-cell office:value-type="string" calcext:value-type="string">
            <text:p>['He', 'is', 'working', 'on', 'some', 'new', 'stuff', 'and', 'was', 'looking', 'for', 'ideas', '.']</text:p>
          </table:table-cell>
          <table:table-cell office:value-type="string" calcext:value-type="string">
            <text:p>['PRP', 'VBZ', 'VBG', 'IN', 'DT', 'JJ', 'NN', 'CC', 'VBD', 'VBG', 'I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91" calcext:value-type="float">
            <text:p>491</text:p>
          </table:table-cell>
          <table:table-cell office:value-type="string" calcext:value-type="string">
            <text:p>Linda had sat down on the bench for a rest and Cal had sat down with her.</text:p>
            <text:p/>
          </table:table-cell>
          <table:table-cell office:value-type="string" calcext:value-type="string">
            <text:p>['Linda', 'had', 'sat', 'down', 'on', 'the', 'bench', 'for', 'a', 'rest', 'and', 'Cal', 'had', 'sat', 'down', 'with', 'her', '.']</text:p>
          </table:table-cell>
          <table:table-cell office:value-type="string" calcext:value-type="string">
            <text:p>['NNP', 'VBD', 'VBN', 'RP', 'IN', 'DT', 'NN', 'IN', 'DT', 'NN', 'CC', 'NNP', 'VBD', 'VBN', 'RP',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92" calcext:value-type="float">
            <text:p>492</text:p>
          </table:table-cell>
          <table:table-cell office:value-type="string" calcext:value-type="string">
            <text:p>This occurs during the Russian Revolution by a frozen river near St. Petersburg.</text:p>
            <text:p/>
          </table:table-cell>
          <table:table-cell office:value-type="string" calcext:value-type="string">
            <text:p>['This', 'occurs', 'during', 'the', 'Russian', 'Revolution', 'by', 'a', 'frozen', 'river', 'near', 'St.', 'Petersburg', '.']</text:p>
          </table:table-cell>
          <table:table-cell office:value-type="string" calcext:value-type="string">
            <text:p>['DT', 'VBZ', 'IN', 'DT', 'JJ', 'NNP', 'IN', 'DT', 'JJ', 'NN', 'IN', 'NNP',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93" calcext:value-type="float">
            <text:p>493</text:p>
          </table:table-cell>
          <table:table-cell office:value-type="string" calcext:value-type="string">
            <text:p>Lenin is taking time out from his revolutionary movement to spend some time with his favorite lady.</text:p>
            <text:p/>
          </table:table-cell>
          <table:table-cell office:value-type="string" calcext:value-type="string">
            <text:p>['Lenin', 'is', 'taking', 'time', 'out', 'from', 'his', 'revolutionary', 'movement', 'to', 'spend', 'some', 'time', 'with', 'his', 'favorite', 'lady', '.']</text:p>
          </table:table-cell>
          <table:table-cell office:value-type="string" calcext:value-type="string">
            <text:p>['NNP', 'VBZ', 'VBG', 'NN', 'RP', 'IN', 'PRP$', 'JJ', 'NN', 'TO', 'VB', 'DT', 'NN', 'IN', 'PRP$',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94" calcext:value-type="float">
            <text:p>494</text:p>
          </table:table-cell>
          <table:table-cell office:value-type="string" calcext:value-type="string">
            <text:p>It is probably a Sunday afternoon, and what better place to proposition a lady than a park bench on a beautiful day.</text:p>
            <text:p/>
          </table:table-cell>
          <table:table-cell office:value-type="string" calcext:value-type="string">
            <text:p>['It', 'is', 'probably', 'a', 'Sunday', 'afternoon', ',', 'and', 'what', 'better', 'place', 'to', 'proposition', 'a', 'lady', 'than', 'a', 'park', 'bench', 'on', 'a', 'beautiful', 'day', '.']</text:p>
          </table:table-cell>
          <table:table-cell office:value-type="string" calcext:value-type="string">
            <text:p>['PRP', 'VBZ', 'RB', 'DT', 'NNP', 'NN', ',', 'CC', 'WP', 'JJR', 'NN', 'TO', 'VB', 'DT', 'NN', 'IN', 'DT', 'NN', 'NN', 'IN', 'DT',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95" calcext:value-type="float">
            <text:p>495</text:p>
          </table:table-cell>
          <table:table-cell office:value-type="string" calcext:value-type="string">
            <text:p>He is probably impressing her with his tales of gore and revolutionary abilities before he pops the big question.</text:p>
            <text:p/>
          </table:table-cell>
          <table:table-cell office:value-type="string" calcext:value-type="string">
            <text:p>['He', 'is', 'probably', 'impressing', 'her', 'with', 'his', 'tales', 'of', 'gore', 'and', 'revolutionary', 'abilities', 'before', 'he', 'pops', 'the', 'big', 'question', '.']</text:p>
          </table:table-cell>
          <table:table-cell office:value-type="string" calcext:value-type="string">
            <text:p>['PRP', 'VBZ', 'RB', 'VBG', 'PRP', 'IN', 'PRP$', 'NNS', 'IN', 'NN', 'CC', 'JJ', 'NNS', 'IN', 'PRP', 'VBZ', 'DT',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96" calcext:value-type="float">
            <text:p>496</text:p>
          </table:table-cell>
          <table:table-cell office:value-type="string" calcext:value-type="string">
            <text:p>The lady, dressed in peasant dress, appeals to Lenin's proletarian instincts.</text:p>
            <text:p/>
          </table:table-cell>
          <table:table-cell office:value-type="string" calcext:value-type="string">
            <text:p>['The', 'lady', ',', 'dressed', 'in', 'peasant', 'dress', ',', 'appeals', 'to', 'Lenin', "'s", 'proletarian', 'instincts', '.']</text:p>
          </table:table-cell>
          <table:table-cell office:value-type="string" calcext:value-type="string">
            <text:p>['DT', 'NN', ',', 'VBN', 'IN', 'JJ', 'NN', ',', 'NNS', 'TO', 'NNP', 'POS',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97" calcext:value-type="float">
            <text:p>497</text:p>
          </table:table-cell>
          <table:table-cell office:value-type="string" calcext:value-type="string">
            <text:p>It is wintertime in Moscow and the two people seated on the bench are discussing their plans to get married.</text:p>
            <text:p/>
          </table:table-cell>
          <table:table-cell office:value-type="string" calcext:value-type="string">
            <text:p>['It', 'is', 'wintertime', 'in', 'Moscow', 'and', 'the', 'two', 'people', 'seated', 'on', 'the', 'bench', 'are', 'discussing', 'their', 'plans', 'to', 'get', 'married', '.']</text:p>
          </table:table-cell>
          <table:table-cell office:value-type="string" calcext:value-type="string">
            <text:p>['PRP', 'VBZ', 'JJ', 'IN', 'NNP', 'CC', 'DT', 'CD', 'NNS', 'VBN', 'IN', 'DT', 'NN', 'VBP', 'VBG', 'PRP$', 'NNS', 'TO', 'VB', 'VB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498" calcext:value-type="float">
            <text:p>498</text:p>
          </table:table-cell>
          <table:table-cell office:value-type="string" calcext:value-type="string">
            <text:p>The lovers have been together for many months but could not wed because he was working on a secret project in the tundra and could not get away.</text:p>
            <text:p/>
          </table:table-cell>
          <table:table-cell office:value-type="string" calcext:value-type="string">
            <text:p>['The', 'lovers', 'have', 'been', 'together', 'for', 'many', 'months', 'but', 'could', 'not', 'wed', 'because', 'he', 'was', 'working', 'on', 'a', 'secret', 'project', 'in', 'the', 'tundra', 'and', 'could', 'not', 'get', 'away', '.']</text:p>
          </table:table-cell>
          <table:table-cell office:value-type="string" calcext:value-type="string">
            <text:p>['DT', 'NNS', 'VBP', 'VBN', 'RB', 'IN', 'JJ', 'NNS', 'CC', 'MD', 'RB', 'VB', 'IN', 'PRP', 'VBD', 'VBG', 'IN', 'DT', 'JJ', 'NN', 'IN', 'DT', 'NN', 'CC', 'MD', 'RB', 'VB',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499" calcext:value-type="float">
            <text:p>499</text:p>
          </table:table-cell>
          <table:table-cell office:value-type="string" calcext:value-type="string">
            <text:p>The couple discuss their future in an idealistic manner--fantasizing about their happiness and wealth.</text:p>
            <text:p/>
          </table:table-cell>
          <table:table-cell office:value-type="string" calcext:value-type="string">
            <text:p>['The', 'couple', 'discuss', 'their', 'future', 'in', 'an', 'idealistic', 'manner', '--', 'fantasizing', 'about', 'their', 'happiness', 'and', 'wealth', '.']</text:p>
          </table:table-cell>
          <table:table-cell office:value-type="string" calcext:value-type="string">
            <text:p>['DT', 'NN', 'VBP', 'PRP$', 'NN', 'IN', 'DT', 'JJ', 'NN', ':', 'VBG', 'IN', 'PRP$', 'NN', 'CC',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500" calcext:value-type="float">
            <text:p>500</text:p>
          </table:table-cell>
          <table:table-cell office:value-type="string" calcext:value-type="string">
            <text:p>He has a good job with the government and she works for a small store.</text:p>
            <text:p/>
          </table:table-cell>
          <table:table-cell office:value-type="string" calcext:value-type="string">
            <text:p>['He', 'has', 'a', 'good', 'job', 'with', 'the', 'government', 'and', 'she', 'works', 'for', 'a', 'small', 'store', '.']</text:p>
          </table:table-cell>
          <table:table-cell office:value-type="string" calcext:value-type="string">
            <text:p>['PRP', 'VBZ', 'DT', 'JJ', 'NN', 'IN', 'DT', 'NN', 'CC', 'PRP', 'VBZ', 'IN', 'DT',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table:style-name="ce3" office:value-type="float" office:value="501" calcext:value-type="float">
            <text:p>501</text:p>
          </table:table-cell>
          <table:table-cell table:style-name="ce3" office:value-type="string" calcext:value-type="string">
            <text:p>They will be married and live happily together until he is discovered engaging in illegal activities and arrested by the KGB.</text:p>
            <text:p/>
          </table:table-cell>
          <table:table-cell table:style-name="ce3" office:value-type="string" calcext:value-type="string">
            <text:p>['They', 'will', 'be', 'married', 'and', 'live', 'happily', 'together', 'until', 'he', 'is', 'discovered', 'engaging', 'in', 'illegal', 'activities', 'and', 'arrested', 'by', 'the', 'KGB', '.']</text:p>
          </table:table-cell>
          <table:table-cell table:style-name="ce3" office:value-type="string" calcext:value-type="string">
            <text:p>['PRP', 'MD', 'VB', 'VBN', 'CC', 'JJ', 'RB', 'RB', 'IN', 'PRP', 'VBZ', 'VBN', 'VBG', 'IN', 'JJ', 'NNS', 'CC', 'VBN', 'IN', 'DT', 'NNP', '.']</text:p>
          </table:table-cell>
          <table:table-cell table:style-name="ce4" office:value-type="string" calcext:value-type="string">
            <text:p>Removed</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502" calcext:value-type="float">
            <text:p>502</text:p>
          </table:table-cell>
          <table:table-cell office:value-type="string" calcext:value-type="string">
            <text:p>Both the people (at least the man) are crazy which is why they don't seem to care that there is a massive bridge hanging over their heads like a sword of Damocles.</text:p>
            <text:p/>
          </table:table-cell>
          <table:table-cell office:value-type="string" calcext:value-type="string">
            <text:p>['Both', 'the', 'people', '(', 'at', 'least', 'the', 'man', ')', 'are', 'crazy', 'which', 'is', 'why', 'they', 'do', "n't", 'seem', 'to', 'care', 'that', 'there', 'is', 'a', 'massive', 'bridge', 'hanging', 'over', 'their', 'heads', 'like', 'a', 'sword', 'of', 'Damocles', '.']</text:p>
          </table:table-cell>
          <table:table-cell office:value-type="string" calcext:value-type="string">
            <text:p>['DT', 'DT', 'NNS', '(', 'IN', 'JJS', 'DT', 'NN', ')', 'VBP', 'JJ', 'WDT', 'VBZ', 'WRB', 'PRP', 'VBP', 'RB', 'VB', 'TO', 'VB', 'IN', 'EX', 'VBZ', 'DT', 'JJ', 'NN', 'NN', 'IN', 'PRP$', 'NNS', 'IN', 'DT', 'NN',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Actually, it may be just a mural with a bridge on it, and the woman to the left may be a prisoner of the hatchet-faced character, but why he puts her there is unknown.</text:p>
            <text:p/>
          </table:table-cell>
          <table:table-cell office:value-type="string" calcext:value-type="string">
            <text:p>['Actually', ',', 'it', 'may', 'be', 'just', 'a', 'mural', 'with', 'a', 'bridge', 'on', 'it', ',', 'and', 'the', 'woman', 'to', 'the', 'left', 'may', 'be', 'a', 'prisoner', 'of', 'the', 'hatchet-faced', 'character', ',', 'but', 'why', 'he', 'puts', 'her', 'there', 'is', 'unknown', '.']</text:p>
          </table:table-cell>
          <table:table-cell office:value-type="string" calcext:value-type="string">
            <text:p>['RB', ',', 'PRP', 'MD', 'VB', 'RB', 'DT', 'JJ', 'IN', 'DT', 'NN', 'IN', 'PRP', ',', 'CC', 'DT', 'NN', 'TO', 'DT', 'NN', 'MD', 'VB', 'DT', 'NN', 'IN', 'DT', 'JJ', 'NN', ',', 'CC', 'WRB', 'PRP', 'VBZ', 'PRP$', 'EX', 'VBZ',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04" calcext:value-type="float">
            <text:p>504</text:p>
          </table:table-cell>
          <table:table-cell office:value-type="string" calcext:value-type="string">
            <text:p>The man is so crazy, that what he thinks is a little confused.</text:p>
            <text:p/>
          </table:table-cell>
          <table:table-cell office:value-type="string" calcext:value-type="string">
            <text:p>['The', 'man', 'is', 'so', 'crazy', ',', 'that', 'what', 'he', 'thinks', 'is', 'a', 'little', 'confused', '.']</text:p>
          </table:table-cell>
          <table:table-cell office:value-type="string" calcext:value-type="string">
            <text:p>['DT', 'NN', 'VBZ', 'RB', 'JJ', ',', 'IN', 'WP', 'PRP', 'VBZ', 'VBZ', 'DT', 'JJ',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05" calcext:value-type="float">
            <text:p>505</text:p>
          </table:table-cell>
          <table:table-cell office:value-type="string" calcext:value-type="string">
            <text:p>He is delighted that the woman seems uneasy about sitting under the bridge and probably thinks he knows that it won't fall on top of them.</text:p>
            <text:p/>
          </table:table-cell>
          <table:table-cell office:value-type="string" calcext:value-type="string">
            <text:p>['He', 'is', 'delighted', 'that', 'the', 'woman', 'seems', 'uneasy', 'about', 'sitting', 'under', 'the', 'bridge', 'and', 'probably', 'thinks', 'he', 'knows', 'that', 'it', 'wo', "n't", 'fall', 'on', 'top', 'of', 'them', '.']</text:p>
          </table:table-cell>
          <table:table-cell office:value-type="string" calcext:value-type="string">
            <text:p>['PRP', 'VBZ', 'VBN', 'IN', 'DT', 'NN', 'VBZ', 'JJ', 'IN', 'VBG', 'IN', 'DT', 'NN', 'CC', 'RB', 'VBZ', 'PRP', 'VBZ', 'IN', 'PRP', 'MD', 'RB', 'VB', 'IN', 'NN', 'IN', 'PR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06" calcext:value-type="float">
            <text:p>506</text:p>
          </table:table-cell>
          <table:table-cell office:value-type="string" calcext:value-type="string">
            <text:p>He enjoys showing his fearlessness to her by sitting in such a dangerous place, and she, in turn, stays because she is afraid to leave.</text:p>
            <text:p/>
          </table:table-cell>
          <table:table-cell office:value-type="string" calcext:value-type="string">
            <text:p>['He', 'enjoys', 'showing', 'his', 'fearlessness', 'to', 'her', 'by', 'sitting', 'in', 'such', 'a', 'dangerous', 'place', ',', 'and', 'she', ',', 'in', 'turn', ',', 'stays', 'because', 'she', 'is', 'afraid', 'to', 'leave', '.']</text:p>
          </table:table-cell>
          <table:table-cell office:value-type="string" calcext:value-type="string">
            <text:p>['PRP', 'VBZ', 'VBG', 'PRP$', 'NN', 'TO', 'PRP$', 'IN', 'VBG', 'IN', 'JJ', 'DT', 'JJ', 'NN', ',', 'CC', 'PRP', ',', 'IN', 'NN', ',', 'NNS', 'IN', 'PRP', 'VBZ', 'JJ', 'TO', 'VB',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07" calcext:value-type="float">
            <text:p>507</text:p>
          </table:table-cell>
          <table:table-cell office:value-type="string" calcext:value-type="string">
            <text:p>The bridge may very well fall in on them, especially if it's leaning (on canvas) against a wall!</text:p>
            <text:p/>
          </table:table-cell>
          <table:table-cell office:value-type="string" calcext:value-type="string">
            <text:p>['The', 'bridge', 'may', 'very', 'well', 'fall', 'in', 'on', 'them', ',', 'especially', 'if', 'it', "'s", 'leaning', '(', 'on', 'canvas', ')', 'against', 'a', 'wall', '!']</text:p>
          </table:table-cell>
          <table:table-cell office:value-type="string" calcext:value-type="string">
            <text:p>['DT', 'NN', 'MD', 'RB', 'RB', 'VB', 'IN', 'IN', 'PRP', ',', 'RB', 'IN', 'PRP', 'VBZ', 'VBG', '(', 'IN', 'NN', ')',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08" calcext:value-type="float">
            <text:p>508</text:p>
          </table:table-cell>
          <table:table-cell office:value-type="string" calcext:value-type="string">
            <text:p>The two people are Evel Knieval and his manager.</text:p>
            <text:p/>
          </table:table-cell>
          <table:table-cell office:value-type="string" calcext:value-type="string">
            <text:p>['The', 'two', 'people', 'are', 'Evel', 'Knieval', 'and', 'his', 'manager', '.']</text:p>
          </table:table-cell>
          <table:table-cell office:value-type="string" calcext:value-type="string">
            <text:p>['DT', 'CD', 'NNS', 'VBP', 'NNP', 'NNP', 'CC',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09" calcext:value-type="float">
            <text:p>509</text:p>
          </table:table-cell>
          <table:table-cell office:value-type="string" calcext:value-type="string">
            <text:p>They are discussing Evel's newest idea, which is to jump over a frozen river in the winter.</text:p>
            <text:p/>
          </table:table-cell>
          <table:table-cell office:value-type="string" calcext:value-type="string">
            <text:p>['They', 'are', 'discussing', 'Evel', "'s", 'newest', 'idea', ',', 'which', 'is', 'to', 'jump', 'over', 'a', 'frozen', 'river', 'in', 'the', 'winter', '.']</text:p>
          </table:table-cell>
          <table:table-cell office:value-type="string" calcext:value-type="string">
            <text:p>['PRP', 'VBP', 'VBG', 'NNP', 'POS', 'JJS', 'NN', ',', 'WDT', 'VBZ', 'TO', 'VB', 'RP', 'DT', 'JJ',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10" calcext:value-type="float">
            <text:p>510</text:p>
          </table:table-cell>
          <table:table-cell office:value-type="string" calcext:value-type="string">
            <text:p>For this feat, Evel will collect approximately $7 million.</text:p>
            <text:p/>
          </table:table-cell>
          <table:table-cell office:value-type="string" calcext:value-type="string">
            <text:p>['For', 'this', 'feat', ',', 'Evel', 'will', 'collect', 'approximately', '$', '7', 'million', '.']</text:p>
          </table:table-cell>
          <table:table-cell office:value-type="string" calcext:value-type="string">
            <text:p>['IN', 'DT', 'NN', ',', 'NNP', 'MD', 'VB', 'RB', '$', 'CD', 'CD',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511" calcext:value-type="float">
            <text:p>511</text:p>
          </table:table-cell>
          <table:table-cell office:value-type="string" calcext:value-type="string">
            <text:p>At the spot where the bench is the jumping ramp will be set up and just across the river the landing ramp will be placed.</text:p>
            <text:p/>
          </table:table-cell>
          <table:table-cell office:value-type="string" calcext:value-type="string">
            <text:p>['At', 'the', 'spot', 'where', 'the', 'bench', 'is', 'the', 'jumping', 'ramp', 'will', 'be', 'set', 'up', 'and', 'just', 'across', 'the', 'river', 'the', 'landing', 'ramp', 'will', 'be', 'placed', '.']</text:p>
          </table:table-cell>
          <table:table-cell office:value-type="string" calcext:value-type="string">
            <text:p>['IN', 'DT', 'NN', 'WRB', 'DT', 'NN', 'VBZ', 'DT', 'NN', 'NN', 'MD', 'VB', 'VBN', 'RP', 'CC', 'RB', 'IN', 'DT', 'NN', 'DT', 'NN', 'NN', 'MD', 'VB',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12" calcext:value-type="float">
            <text:p>512</text:p>
          </table:table-cell>
          <table:table-cell office:value-type="string" calcext:value-type="string">
            <text:p>Evel is talking about the motorcycle he will use, which will be equipped with a toboggan instead of a parachute.</text:p>
            <text:p/>
          </table:table-cell>
          <table:table-cell office:value-type="string" calcext:value-type="string">
            <text:p>['Evel', 'is', 'talking', 'about', 'the', 'motorcycle', 'he', 'will', 'use', ',', 'which', 'will', 'be', 'equipped', 'with', 'a', 'toboggan', 'instead', 'of', 'a', 'parachute', '.']</text:p>
          </table:table-cell>
          <table:table-cell office:value-type="string" calcext:value-type="string">
            <text:p>['NNP', 'VBZ', 'VBG', 'IN', 'DT', 'NN', 'PRP', 'MD', 'VB', ',', 'WDT', 'MD', 'VB', 'VBN', 'IN', 'DT', 'JJ', 'RB',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13" calcext:value-type="float">
            <text:p>513</text:p>
          </table:table-cell>
          <table:table-cell office:value-type="string" calcext:value-type="string">
            <text:p>If he crashes, he can slide across the ice.</text:p>
            <text:p/>
          </table:table-cell>
          <table:table-cell office:value-type="string" calcext:value-type="string">
            <text:p>['If', 'he', 'crashes', ',', 'he', 'can', 'slide', 'across', 'the', 'ice', '.']</text:p>
          </table:table-cell>
          <table:table-cell office:value-type="string" calcext:value-type="string">
            <text:p>['IN', 'PRP', 'VBZ', ',', 'PRP', 'MD', 'VB',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14" calcext:value-type="float">
            <text:p>514</text:p>
          </table:table-cell>
          <table:table-cell office:value-type="string" calcext:value-type="string">
            <text:p>The manager is talking about closed-circuit TV rights because millions will want to see the great event.</text:p>
            <text:p/>
          </table:table-cell>
          <table:table-cell office:value-type="string" calcext:value-type="string">
            <text:p>['The', 'manager', 'is', 'talking', 'about', 'closed-circuit', 'TV', 'rights', 'because', 'millions', 'will', 'want', 'to', 'see', 'the', 'great', 'event', '.']</text:p>
          </table:table-cell>
          <table:table-cell office:value-type="string" calcext:value-type="string">
            <text:p>['DT', 'NN', 'VBZ', 'VBG', 'IN', 'JJ', 'NN', 'NNS', 'IN', 'NNS', 'MD', 'VB', 'TO', 'VB', 'DT',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15" calcext:value-type="float">
            <text:p>515</text:p>
          </table:table-cell>
          <table:table-cell office:value-type="string" calcext:value-type="string">
            <text:p>It was a cold winter day in Paris.</text:p>
            <text:p/>
          </table:table-cell>
          <table:table-cell office:value-type="string" calcext:value-type="string">
            <text:p>['It', 'was', 'a', 'cold', 'winter', 'day', 'in', 'Paris', '.']</text:p>
          </table:table-cell>
          <table:table-cell office:value-type="string" calcext:value-type="string">
            <text:p>['PRP', 'VBD', 'DT', 'JJ', 'NN', 'NN',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16" calcext:value-type="float">
            <text:p>516</text:p>
          </table:table-cell>
          <table:table-cell office:value-type="string" calcext:value-type="string">
            <text:p>Jean Pierre had been waiting on the bench on the bank of the Seine for over an hour.</text:p>
            <text:p/>
          </table:table-cell>
          <table:table-cell office:value-type="string" calcext:value-type="string">
            <text:p>['Jean', 'Pierre', 'had', 'been', 'waiting', 'on', 'the', 'bench', 'on', 'the', 'bank', 'of', 'the', 'Seine', 'for', 'over', 'an', 'hour', '.']</text:p>
          </table:table-cell>
          <table:table-cell office:value-type="string" calcext:value-type="string">
            <text:p>['NNP', 'NNP', 'VBD', 'VBN', 'VBG', 'IN', 'DT', 'NN', 'IN', 'DT', 'NN', 'IN', 'DT', 'NNP', 'I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17" calcext:value-type="float">
            <text:p>517</text:p>
          </table:table-cell>
          <table:table-cell office:value-type="string" calcext:value-type="string">
            <text:p>He had been worried that he had written down the wrong time or place of the meeting.</text:p>
            <text:p/>
          </table:table-cell>
          <table:table-cell office:value-type="string" calcext:value-type="string">
            <text:p>['He', 'had', 'been', 'worried', 'that', 'he', 'had', 'written', 'down', 'the', 'wrong', 'time', 'or', 'place', 'of', 'the', 'meeting', '.']</text:p>
          </table:table-cell>
          <table:table-cell office:value-type="string" calcext:value-type="string">
            <text:p>['PRP', 'VBD', 'VBN', 'VBN', 'IN', 'PRP', 'VBD', 'VBN', 'RP', 'DT', 'JJ', 'NN', 'CC',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18" calcext:value-type="float">
            <text:p>518</text:p>
          </table:table-cell>
          <table:table-cell office:value-type="string" calcext:value-type="string">
            <text:p>But, finally his contact, known to him only as X, arrived.</text:p>
            <text:p/>
          </table:table-cell>
          <table:table-cell office:value-type="string" calcext:value-type="string">
            <text:p>['But', ',', 'finally', 'his', 'contact', ',', 'known', 'to', 'him', 'only', 'as', 'X', ',', 'arrived', '.']</text:p>
          </table:table-cell>
          <table:table-cell office:value-type="string" calcext:value-type="string">
            <text:p>['CC', ',', 'RB', 'PRP$', 'NN', ',', 'VBN', 'TO', 'PRP', 'RB', 'IN', 'NNP', ',', 'VBD',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19" calcext:value-type="float">
            <text:p>519</text:p>
          </table:table-cell>
          <table:table-cell office:value-type="string" calcext:value-type="string">
            <text:p>They greeted each other, sat down, and proceeded to talk business.</text:p>
            <text:p/>
          </table:table-cell>
          <table:table-cell office:value-type="string" calcext:value-type="string">
            <text:p>['They', 'greeted', 'each', 'other', ',', 'sat', 'down', ',', 'and', 'proceeded', 'to', 'talk', 'business', '.']</text:p>
          </table:table-cell>
          <table:table-cell office:value-type="string" calcext:value-type="string">
            <text:p>['PRP', 'VBD', 'DT', 'JJ', ',', 'VBD', 'RB', ',', 'CC', 'VBD', 'TO', 'VB',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20" calcext:value-type="float">
            <text:p>520</text:p>
          </table:table-cell>
          <table:table-cell office:value-type="string" calcext:value-type="string">
            <text:p>Jean Pierre found out the point of departure which the man (unknown to him) would be taking.</text:p>
            <text:p/>
          </table:table-cell>
          <table:table-cell office:value-type="string" calcext:value-type="string">
            <text:p>['Jean', 'Pierre', 'found', 'out', 'the', 'point', 'of', 'departure', 'which', 'the', 'man', '(', 'unknown', 'to', 'him', ')', 'would', 'be', 'taking', '.']</text:p>
          </table:table-cell>
          <table:table-cell office:value-type="string" calcext:value-type="string">
            <text:p>['NNP', 'NNP', 'VBD', 'RP', 'DT', 'NN', 'IN', 'NN', 'WDT', 'DT', 'NN', '(', 'JJ', 'TO', 'PRP', ')', 'MD', 'VB', 'VBG',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21" calcext:value-type="float">
            <text:p>521</text:p>
          </table:table-cell>
          <table:table-cell office:value-type="string" calcext:value-type="string">
            <text:p>X gave Jean Pierre the man's description.</text:p>
            <text:p/>
          </table:table-cell>
          <table:table-cell office:value-type="string" calcext:value-type="string">
            <text:p>['X', 'gave', 'Jean', 'Pierre', 'the', 'man', "'s", 'description', '.']</text:p>
          </table:table-cell>
          <table:table-cell office:value-type="string" calcext:value-type="string">
            <text:p>['NNS', 'VBD', 'NNP', 'NNP', 'DT', 'NN', 'POS',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22" calcext:value-type="float">
            <text:p>522</text:p>
          </table:table-cell>
          <table:table-cell office:value-type="string" calcext:value-type="string">
            <text:p>Afterwards X said, Au revoir, bon chance, and left.</text:p>
            <text:p/>
          </table:table-cell>
          <table:table-cell office:value-type="string" calcext:value-type="string">
            <text:p>['Afterwards', 'X', 'said', ',', 'Au', 'revoir', ',', 'bon', 'chance', ',', 'and', 'left', '.']</text:p>
          </table:table-cell>
          <table:table-cell office:value-type="string" calcext:value-type="string">
            <text:p>['NNS', 'NNP', 'VBD', ',', 'NNP', 'NN', ',', 'NN', 'NN', ',', 'CC', 'VBD',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23" calcext:value-type="float">
            <text:p>523</text:p>
          </table:table-cell>
          <table:table-cell office:value-type="string" calcext:value-type="string">
            <text:p>In the laboratory.</text:p>
            <text:p/>
          </table:table-cell>
          <table:table-cell office:value-type="string" calcext:value-type="string">
            <text:p>['In', 'the', 'laboratory', '.']</text:p>
          </table:table-cell>
          <table:table-cell office:value-type="string" calcext:value-type="string">
            <text:p>['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24" calcext:value-type="float">
            <text:p>524</text:p>
          </table:table-cell>
          <table:table-cell office:value-type="string" calcext:value-type="string">
            <text:p>A girl is performing some kind of chemical operation, doing some kind of research.</text:p>
            <text:p/>
          </table:table-cell>
          <table:table-cell office:value-type="string" calcext:value-type="string">
            <text:p>['A', 'girl', 'is', 'performing', 'some', 'kind', 'of', 'chemical', 'operation', ',', 'doing', 'some', 'kind', 'of', 'research', '.']</text:p>
          </table:table-cell>
          <table:table-cell office:value-type="string" calcext:value-type="string">
            <text:p>['DT', 'NN', 'VBZ', 'VBG', 'DT', 'NN', 'IN', 'NN', 'NN', ',', 'VBG', 'DT', 'NN',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25" calcext:value-type="float">
            <text:p>525</text:p>
          </table:table-cell>
          <table:table-cell office:value-type="string" calcext:value-type="string">
            <text:p>She's running a test on someone's blood to see what kind of germs may be present.</text:p>
            <text:p/>
          </table:table-cell>
          <table:table-cell office:value-type="string" calcext:value-type="string">
            <text:p>['She', "'s", 'running', 'a', 'test', 'on', 'someone', "'s", 'blood', 'to', 'see', 'what', 'kind', 'of', 'germs', 'may', 'be', 'present', '.']</text:p>
          </table:table-cell>
          <table:table-cell office:value-type="string" calcext:value-type="string">
            <text:p>['PRP', 'VBZ', 'VBG', 'DT', 'NN', 'IN', 'NN', 'POS', 'NN', 'TO', 'VB', 'WP', 'NN', 'IN', 'NNS', 'MD', 'VB',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26" calcext:value-type="float">
            <text:p>526</text:p>
          </table:table-cell>
          <table:table-cell office:value-type="string" calcext:value-type="string">
            <text:p>Her head nurse is watching her, supervising, as the girl is kind of new at this sort of thing.</text:p>
            <text:p/>
          </table:table-cell>
          <table:table-cell office:value-type="string" calcext:value-type="string">
            <text:p>['Her', 'head', 'nurse', 'is', 'watching', 'her', ',', 'supervising', ',', 'as', 'the', 'girl', 'is', 'kind', 'of', 'new', 'at', 'this', 'sort', 'of', 'thing', '.']</text:p>
          </table:table-cell>
          <table:table-cell office:value-type="string" calcext:value-type="string">
            <text:p>['PRP$', 'NN', 'NN', 'VBZ', 'VBG', 'PRP', ',', 'VBG', ',', 'IN', 'DT', 'NN', 'VBZ', 'NN', 'IN', 'JJ', 'IN', 'DT', 'NN',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27" calcext:value-type="float">
            <text:p>527</text:p>
          </table:table-cell>
          <table:table-cell office:value-type="string" calcext:value-type="string">
            <text:p>The girl cocks her head, trying to get a better view of what is inside.</text:p>
            <text:p/>
          </table:table-cell>
          <table:table-cell office:value-type="string" calcext:value-type="string">
            <text:p>['The', 'girl', 'cocks', 'her', 'head', ',', 'trying', 'to', 'get', 'a', 'better', 'view', 'of', 'what', 'is', 'inside', '.']</text:p>
          </table:table-cell>
          <table:table-cell office:value-type="string" calcext:value-type="string">
            <text:p>['DT', 'NN', 'VBZ', 'PRP$', 'NN', ',', 'VBG', 'TO', 'VB', 'DT', 'JJR', 'NN', 'IN', 'WP', 'VBZ',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28" calcext:value-type="float">
            <text:p>528</text:p>
          </table:table-cell>
          <table:table-cell office:value-type="string" calcext:value-type="string">
            <text:p>She shakes it a little, mixing up the contents of the test tube, hoping some amazing new discovery can be made.</text:p>
            <text:p/>
          </table:table-cell>
          <table:table-cell office:value-type="string" calcext:value-type="string">
            <text:p>['She', 'shakes', 'it', 'a', 'little', ',', 'mixing', 'up', 'the', 'contents', 'of', 'the', 'test', 'tube', ',', 'hoping', 'some', 'amazing', 'new', 'discovery', 'can', 'be', 'made', '.']</text:p>
          </table:table-cell>
          <table:table-cell office:value-type="string" calcext:value-type="string">
            <text:p>['PRP', 'VBZ', 'PRP', 'DT', 'JJ', ',', 'VBG', 'RP', 'DT', 'NNS', 'IN', 'DT', 'NN', 'NN', ',', 'VBG', 'DT', 'JJ', 'JJ', 'NN', 'MD', 'VB', 'VB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529" calcext:value-type="float">
            <text:p>529</text:p>
          </table:table-cell>
          <table:table-cell office:value-type="string" calcext:value-type="string">
            <text:p>Nothing new shows up.</text:p>
            <text:p/>
          </table:table-cell>
          <table:table-cell office:value-type="string" calcext:value-type="string">
            <text:p>['Nothing', 'new', 'shows', 'up', '.']</text:p>
          </table:table-cell>
          <table:table-cell office:value-type="string" calcext:value-type="string">
            <text:p>['VBG', 'JJ', 'NNS', '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30" calcext:value-type="float">
            <text:p>530</text:p>
          </table:table-cell>
          <table:table-cell office:value-type="string" calcext:value-type="string">
            <text:p>The head nurse watches her curiously, wondering why she is going through so much trouble.</text:p>
            <text:p/>
          </table:table-cell>
          <table:table-cell office:value-type="string" calcext:value-type="string">
            <text:p>['The', 'head', 'nurse', 'watches', 'her', 'curiously', ',', 'wondering', 'why', 'she', 'is', 'going', 'through', 'so', 'much', 'trouble', '.']</text:p>
          </table:table-cell>
          <table:table-cell office:value-type="string" calcext:value-type="string">
            <text:p>['DT', 'NN', 'NN', 'VBZ', 'PRP$', 'NN', ',', 'VBG', 'WRB', 'PRP', 'VBZ', 'VBG', 'IN', 'RB',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31" calcext:value-type="float">
            <text:p>531</text:p>
          </table:table-cell>
          <table:table-cell office:value-type="string" calcext:value-type="string">
            <text:p>The girl shakes the tube again, becoming angrier and angrier.</text:p>
            <text:p/>
          </table:table-cell>
          <table:table-cell office:value-type="string" calcext:value-type="string">
            <text:p>['The', 'girl', 'shakes', 'the', 'tube', 'again', ',', 'becoming', 'angrier', 'and', 'angrier', '.']</text:p>
          </table:table-cell>
          <table:table-cell office:value-type="string" calcext:value-type="string">
            <text:p>['DT', 'NN', 'VBZ', 'DT', 'NN', 'RB', ',', 'VBG', 'NN', 'CC',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32" calcext:value-type="float">
            <text:p>532</text:p>
          </table:table-cell>
          <table:table-cell office:value-type="string" calcext:value-type="string">
            <text:p>Finally, she shakes so hard that a little blood spills over the side, runs down the tube and onto her fingers.</text:p>
            <text:p/>
          </table:table-cell>
          <table:table-cell office:value-type="string" calcext:value-type="string">
            <text:p>['Finally', ',', 'she', 'shakes', 'so', 'hard', 'that', 'a', 'little', 'blood', 'spills', 'over', 'the', 'side', ',', 'runs', 'down', 'the', 'tube', 'and', 'onto', 'her', 'fingers', '.']</text:p>
          </table:table-cell>
          <table:table-cell office:value-type="string" calcext:value-type="string">
            <text:p>['RB', ',', 'PRP', 'VBZ', 'RB', 'JJ', 'IN', 'DT', 'JJ', 'NN', 'NNS', 'IN', 'DT', 'NN', ',', 'VBZ', 'IN', 'DT', 'NN', 'CC', 'IN', 'PRP$',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33" calcext:value-type="float">
            <text:p>533</text:p>
          </table:table-cell>
          <table:table-cell office:value-type="string" calcext:value-type="string">
            <text:p>She pulls her hand back in fright, and drops the test tube on the table.</text:p>
            <text:p/>
          </table:table-cell>
          <table:table-cell office:value-type="string" calcext:value-type="string">
            <text:p>['She', 'pulls', 'her', 'hand', 'back', 'in', 'fright', ',', 'and', 'drops', 'the', 'test', 'tube', 'on', 'the', 'table', '.']</text:p>
          </table:table-cell>
          <table:table-cell office:value-type="string" calcext:value-type="string">
            <text:p>['PRP', 'VBZ', 'PRP$', 'NN', 'RB', 'IN', 'NN', ',', 'CC', 'VBZ', 'DT', 'NN',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34" calcext:value-type="float">
            <text:p>534</text:p>
          </table:table-cell>
          <table:table-cell office:value-type="string" calcext:value-type="string">
            <text:p>Whereupon, the test tube breaks into many little pieces, and blood runs all over the table.</text:p>
            <text:p/>
          </table:table-cell>
          <table:table-cell office:value-type="string" calcext:value-type="string">
            <text:p>['Whereupon', ',', 'the', 'test', 'tube', 'breaks', 'into', 'many', 'little', 'pieces', ',', 'and', 'blood', 'runs', 'all', 'over', 'the', 'table', '.']</text:p>
          </table:table-cell>
          <table:table-cell office:value-type="string" calcext:value-type="string">
            <text:p>['NNP', ',', 'DT', 'NN', 'NN', 'NNS', 'IN', 'JJ', 'JJ', 'NNS', ',', 'CC', 'NN', 'NNS', 'DT',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35" calcext:value-type="float">
            <text:p>535</text:p>
          </table:table-cell>
          <table:table-cell office:value-type="string" calcext:value-type="string">
            <text:p>It's her big demonstration of the year.</text:p>
            <text:p/>
          </table:table-cell>
          <table:table-cell office:value-type="string" calcext:value-type="string">
            <text:p>['It', "'s", 'her', 'big', 'demonstration', 'of', 'the', 'year', '.']</text:p>
          </table:table-cell>
          <table:table-cell office:value-type="string" calcext:value-type="string">
            <text:p>['PRP', 'VBZ', 'PRP', 'JJ',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36" calcext:value-type="float">
            <text:p>536</text:p>
          </table:table-cell>
          <table:table-cell office:value-type="string" calcext:value-type="string">
            <text:p>Miss Knowles has had to prepare a chemistry experiment to show to the whole class.</text:p>
            <text:p/>
          </table:table-cell>
          <table:table-cell office:value-type="string" calcext:value-type="string">
            <text:p>['Miss', 'Knowles', 'has', 'had', 'to', 'prepare', 'a', 'chemistry', 'experiment', 'to', 'show', 'to', 'the', 'whole', 'class', '.']</text:p>
          </table:table-cell>
          <table:table-cell office:value-type="string" calcext:value-type="string">
            <text:p>['NNP', 'NNP', 'VBZ', 'VBN', 'TO', 'VB', 'DT', 'NN', 'NN', 'TO', 'VB', 'TO',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37" calcext:value-type="float">
            <text:p>537</text:p>
          </table:table-cell>
          <table:table-cell office:value-type="string" calcext:value-type="string">
            <text:p>It took her so long to think of one.</text:p>
            <text:p/>
          </table:table-cell>
          <table:table-cell office:value-type="string" calcext:value-type="string">
            <text:p>['It', 'took', 'her', 'so', 'long', 'to', 'think', 'of', 'one', '.']</text:p>
          </table:table-cell>
          <table:table-cell office:value-type="string" calcext:value-type="string">
            <text:p>['PRP', 'VBD', 'PRP', 'RB', 'RB', 'TO', 'VB', 'IN', 'CD',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538" calcext:value-type="float">
            <text:p>538</text:p>
          </table:table-cell>
          <table:table-cell table:style-name="ce3" office:value-type="string" calcext:value-type="string">
            <text:p>She was sure that whatever she did, her teacher--Mrs. White--would think it too elementary or the students, too, would laugh at her ignorance of chemistry.</text:p>
            <text:p/>
          </table:table-cell>
          <table:table-cell table:style-name="ce3" office:value-type="string" calcext:value-type="string">
            <text:p>['She', 'was', 'sure', 'that', 'whatever', 'she', 'did', ',', 'her', 'teacher', '--', 'Mrs.', 'White', '--', 'would', 'think', 'it', 'too', 'elementary', 'or', 'the', 'students', ',', 'too', ',', 'would', 'laugh', 'at', 'her', 'ignorance', 'of', 'chemistry', '.']</text:p>
          </table:table-cell>
          <table:table-cell table:style-name="ce3" office:value-type="string" calcext:value-type="string">
            <text:p>['PRP', 'VBD', 'JJ', 'IN', 'WDT', 'PRP', 'VBD', ',', 'PRP$', 'NN', ':', 'NNP', 'NNP', ':', 'MD', 'VB', 'PRP', 'RB', 'JJ', 'CC', 'DT', 'NNS', ',', 'RB', ',', 'MD', 'VB', 'IN', 'PRP$', 'NN', 'IN',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39" calcext:value-type="float">
            <text:p>539</text:p>
          </table:table-cell>
          <table:table-cell office:value-type="string" calcext:value-type="string">
            <text:p>Finally she had what she thought was the perfect experiment.</text:p>
            <text:p/>
          </table:table-cell>
          <table:table-cell office:value-type="string" calcext:value-type="string">
            <text:p>['Finally', 'she', 'had', 'what', 'she', 'thought', 'was', 'the', 'perfect', 'experiment', '.']</text:p>
          </table:table-cell>
          <table:table-cell office:value-type="string" calcext:value-type="string">
            <text:p>['RB', 'PRP', 'VBD', 'WP', 'PRP', 'VBD', 'VBD', 'DT',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540" calcext:value-type="float">
            <text:p>540</text:p>
          </table:table-cell>
          <table:table-cell office:value-type="string" calcext:value-type="string">
            <text:p>She was so nervous when she performed it.</text:p>
            <text:p/>
          </table:table-cell>
          <table:table-cell office:value-type="string" calcext:value-type="string">
            <text:p>['She', 'was', 'so', 'nervous', 'when', 'she', 'performed', 'it', '.']</text:p>
          </table:table-cell>
          <table:table-cell office:value-type="string" calcext:value-type="string">
            <text:p>['PRP', 'VBD', 'RB', 'JJ', 'WRB', 'PRP', 'VBD', 'P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41" calcext:value-type="float">
            <text:p>541</text:p>
          </table:table-cell>
          <table:table-cell office:value-type="string" calcext:value-type="string">
            <text:p>Her teacher stood off to the side, watching exactly what she did as if trying to find fault while Miss Knowles nervously pipetted the solutions--about to choke ....</text:p>
            <text:p/>
          </table:table-cell>
          <table:table-cell office:value-type="string" calcext:value-type="string">
            <text:p>['Her', 'teacher', 'stood', 'off', 'to', 'the', 'side', ',', 'watching', 'exactly', 'what', 'she', 'did', 'as', 'if', 'trying', 'to', 'find', 'fault', 'while', 'Miss', 'Knowles', 'nervously', 'pipetted', 'the', 'solutions', '--', 'about', 'to', 'choke', '...', '.']</text:p>
          </table:table-cell>
          <table:table-cell office:value-type="string" calcext:value-type="string">
            <text:p>['PRP$', 'NN', 'VBD', 'RB', 'TO', 'DT', 'NN', ',', 'VBG', 'RB', 'WP', 'PRP', 'VBD', 'IN', 'IN', 'VBG', 'TO', 'VB', 'NN', 'IN', 'NNP', 'NNP', 'RB', 'VBD', 'DT', 'NNS', ':', 'IN', 'TO', 'VB', ':',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42" calcext:value-type="float">
            <text:p>542</text:p>
          </table:table-cell>
          <table:table-cell office:value-type="string" calcext:value-type="string">
            <text:p>It all came off all right though--but Miss Knowles knows that chemistry is not her subject.</text:p>
            <text:p/>
          </table:table-cell>
          <table:table-cell office:value-type="string" calcext:value-type="string">
            <text:p>['It', 'all', 'came', 'off', 'all', 'right', 'though', '--', 'but', 'Miss', 'Knowles', 'knows', 'that', 'chemistry', 'is', 'not', 'her', 'subject', '.']</text:p>
          </table:table-cell>
          <table:table-cell office:value-type="string" calcext:value-type="string">
            <text:p>['PRP', 'DT', 'VBD', 'RP', 'DT', 'JJ', 'NN', ':', 'CC', 'NNP', 'NNP', 'VBZ', 'IN', 'NN', 'VBZ', 'RB',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43" calcext:value-type="float">
            <text:p>543</text:p>
          </table:table-cell>
          <table:table-cell office:value-type="string" calcext:value-type="string">
            <text:p>The woman before the test tubes is a brilliant scientist at a well-known medical sanatorium.</text:p>
            <text:p/>
          </table:table-cell>
          <table:table-cell office:value-type="string" calcext:value-type="string">
            <text:p>['The', 'woman', 'before', 'the', 'test', 'tubes', 'is', 'a', 'brilliant', 'scientist', 'at', 'a', 'well-known', 'medical', 'sanatorium', '.']</text:p>
          </table:table-cell>
          <table:table-cell office:value-type="string" calcext:value-type="string">
            <text:p>['DT', 'NN', 'IN', 'DT', 'NN', 'NN', 'VBZ', 'DT', 'JJ', 'NN', 'IN', 'DT', 'JJ', 'JJ', 'NN',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544" calcext:value-type="float">
            <text:p>544</text:p>
          </table:table-cell>
          <table:table-cell office:value-type="string" calcext:value-type="string">
            <text:p>The woman next to her is a friend and colleague for many years.</text:p>
            <text:p/>
          </table:table-cell>
          <table:table-cell office:value-type="string" calcext:value-type="string">
            <text:p>['The', 'woman', 'next', 'to', 'her', 'is', 'a', 'friend', 'and', 'colleague', 'for', 'many', 'years', '.']</text:p>
          </table:table-cell>
          <table:table-cell office:value-type="string" calcext:value-type="string">
            <text:p>['DT', 'NN', 'JJ', 'TO', 'PRP$', 'VBZ', 'DT', 'NN', 'CC', 'NN', 'IN', 'JJ', 'NNS',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545" calcext:value-type="float">
            <text:p>545</text:p>
          </table:table-cell>
          <table:table-cell office:value-type="string" calcext:value-type="string">
            <text:p>The doctor (first woman) is an expert in curing cancer and has treated many people--except for one rare form which has been unconquerable.</text:p>
            <text:p/>
          </table:table-cell>
          <table:table-cell office:value-type="string" calcext:value-type="string">
            <text:p>['The', 'doctor', '(', 'first', 'woman', ')', 'is', 'an', 'expert', 'in', 'curing', 'cancer', 'and', 'has', 'treated', 'many', 'people', '--', 'except', 'for', 'one', 'rare', 'form', 'which', 'has', 'been', 'unconquerable', '.']</text:p>
          </table:table-cell>
          <table:table-cell office:value-type="string" calcext:value-type="string">
            <text:p>['DT', 'NN', '(', 'JJ', 'NN', ')', 'VBZ', 'DT', 'NN', 'IN', 'VBG', 'NN', 'CC', 'VBZ', 'VBN', 'JJ', 'NNS', ':', 'IN', 'IN', 'CD', 'JJ', 'NN', 'WDT', 'VBZ', 'VBN', 'JJ',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546" calcext:value-type="float">
            <text:p>546</text:p>
          </table:table-cell>
          <table:table-cell office:value-type="string" calcext:value-type="string">
            <text:p>She is discovering in the test tube this one form.</text:p>
            <text:p/>
          </table:table-cell>
          <table:table-cell office:value-type="string" calcext:value-type="string">
            <text:p>['She', 'is', 'discovering', 'in', 'the', 'test', 'tube', 'this', 'one', 'form', '.']</text:p>
          </table:table-cell>
          <table:table-cell office:value-type="string" calcext:value-type="string">
            <text:p>['PRP', 'VBZ', 'VBG', 'IN', 'DT', 'NN', 'NN', 'DT', 'CD',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47" calcext:value-type="float">
            <text:p>547</text:p>
          </table:table-cell>
          <table:table-cell office:value-type="string" calcext:value-type="string">
            <text:p>Little does she know that it is her own sample and that she too is dying of cancer.</text:p>
            <text:p/>
          </table:table-cell>
          <table:table-cell office:value-type="string" calcext:value-type="string">
            <text:p>['Little', 'does', 'she', 'know', 'that', 'it', 'is', 'her', 'own', 'sample', 'and', 'that', 'she', 'too', 'is', 'dying', 'of', 'cancer', '.']</text:p>
          </table:table-cell>
          <table:table-cell office:value-type="string" calcext:value-type="string">
            <text:p>['JJ', 'VBZ', 'PRP', 'VB', 'IN', 'PRP', 'VBZ', 'PRP$', 'JJ', 'NN', 'CC', 'IN', 'PRP', 'RB', 'VBZ', 'VBG', 'I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48" calcext:value-type="float">
            <text:p>548</text:p>
          </table:table-cell>
          <table:table-cell office:value-type="string" calcext:value-type="string">
            <text:p>The friend is about to break the news to her and give her moral support.</text:p>
            <text:p/>
          </table:table-cell>
          <table:table-cell office:value-type="string" calcext:value-type="string">
            <text:p>['The', 'friend', 'is', 'about', 'to', 'break', 'the', 'news', 'to', 'her', 'and', 'give', 'her', 'moral', 'support', '.']</text:p>
          </table:table-cell>
          <table:table-cell office:value-type="string" calcext:value-type="string">
            <text:p>['DT', 'NN', 'VBZ', 'IN', 'TO', 'VB', 'DT', 'NN', 'TO', 'PRP$', 'CC', 'VB', 'PRP$', 'JJ', 'NN',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549" calcext:value-type="float">
            <text:p>549</text:p>
          </table:table-cell>
          <table:table-cell office:value-type="string" calcext:value-type="string">
            <text:p>The doctor will continue looking for a cure, but find it just too late to save herself.</text:p>
            <text:p/>
          </table:table-cell>
          <table:table-cell office:value-type="string" calcext:value-type="string">
            <text:p>['The', 'doctor', 'will', 'continue', 'looking', 'for', 'a', 'cure', ',', 'but', 'find', 'it', 'just', 'too', 'late', 'to', 'save', 'herself', '.']</text:p>
          </table:table-cell>
          <table:table-cell office:value-type="string" calcext:value-type="string">
            <text:p>['DT', 'NN', 'MD', 'VB', 'VBG', 'IN', 'DT', 'NN', ',', 'CC', 'VB', 'PRP', 'RB', 'RB', 'JJ', 'TO', 'VB', 'PRP',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550" calcext:value-type="float">
            <text:p>550</text:p>
          </table:table-cell>
          <table:table-cell office:value-type="string" calcext:value-type="string">
            <text:p>She will go down in history as a savior.</text:p>
            <text:p/>
          </table:table-cell>
          <table:table-cell office:value-type="string" calcext:value-type="string">
            <text:p>['She', 'will', 'go', 'down', 'in', 'history', 'as', 'a', 'savior', '.']</text:p>
          </table:table-cell>
          <table:table-cell office:value-type="string" calcext:value-type="string">
            <text:p>['PRP', 'MD', 'VB', 'RP', 'IN', 'NN', 'IN',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51" calcext:value-type="float">
            <text:p>551</text:p>
          </table:table-cell>
          <table:table-cell office:value-type="string" calcext:value-type="string">
            <text:p>Madame LaDean has been making the rounds of her domain, her chemistry lab, critically noting the progress made by her advanced students.</text:p>
            <text:p/>
          </table:table-cell>
          <table:table-cell office:value-type="string" calcext:value-type="string">
            <text:p>['Madame', 'LaDean', 'has', 'been', 'making', 'the', 'rounds', 'of', 'her', 'domain', ',', 'her', 'chemistry', 'lab', ',', 'critically', 'noting', 'the', 'progress', 'made', 'by', 'her', 'advanced', 'students', '.']</text:p>
          </table:table-cell>
          <table:table-cell office:value-type="string" calcext:value-type="string">
            <text:p>['JJ', 'NNP', 'VBZ', 'VBN', 'VBG', 'DT', 'NNS', 'IN', 'PRP$', 'NN', ',', 'PRP$', 'NN', 'NN', ',', 'RB', 'VBG', 'DT', 'NN', 'VBN', 'IN', 'PRP$',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52" calcext:value-type="float">
            <text:p>552</text:p>
          </table:table-cell>
          <table:table-cell office:value-type="string" calcext:value-type="string">
            <text:p>Having noted a general lack of understanding of the concept under study, she hopefully goes to her best student, Anna, who, if she's working as well as usual, will have grasped the situation.</text:p>
            <text:p/>
          </table:table-cell>
          <table:table-cell office:value-type="string" calcext:value-type="string">
            <text:p>['Having', 'noted', 'a', 'general', 'lack', 'of', 'understanding', 'of', 'the', 'concept', 'under', 'study', ',', 'she', 'hopefully', 'goes', 'to', 'her', 'best', 'student', ',', 'Anna', ',', 'who', ',', 'if', 'she', "'s", 'working', 'as', 'well', 'as', 'usual', ',', 'will', 'have', 'grasped', 'the', 'situation', '.']</text:p>
          </table:table-cell>
          <table:table-cell office:value-type="string" calcext:value-type="string">
            <text:p>['VBG', 'VBN', 'DT', 'JJ', 'NN', 'IN', 'NN', 'IN', 'DT', 'NN', 'IN', 'NN', ',', 'PRP', 'RB', 'VBZ', 'TO', 'PRP$', 'JJS', 'NN', ',', 'NNP', ',', 'WP', ',', 'IN', 'PRP', 'VBZ', 'VBG', 'RB', 'RB', 'IN', 'JJ', ',', 'MD', 'VB', 'VBN', 'DT',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553" calcext:value-type="float">
            <text:p>553</text:p>
          </table:table-cell>
          <table:table-cell office:value-type="string" calcext:value-type="string">
            <text:p>Instead, Anna, too, is having trouble.</text:p>
            <text:p/>
          </table:table-cell>
          <table:table-cell office:value-type="string" calcext:value-type="string">
            <text:p>['Instead', ',', 'Anna', ',', 'too', ',', 'is', 'having', 'trouble', '.']</text:p>
          </table:table-cell>
          <table:table-cell office:value-type="string" calcext:value-type="string">
            <text:p>['RB', ',', 'NNP', ',', 'RB', ',', 'VBZ', 'VBG',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54" calcext:value-type="float">
            <text:p>554</text:p>
          </table:table-cell>
          <table:table-cell office:value-type="string" calcext:value-type="string">
            <text:p>She didn't understand Madame LaDean's lecture, and now she is having even more trouble with this incomprehensible lab.</text:p>
            <text:p/>
          </table:table-cell>
          <table:table-cell office:value-type="string" calcext:value-type="string">
            <text:p>['She', 'did', "n't", 'understand', 'Madame', 'LaDean', "'s", 'lecture', ',', 'and', 'now', 'she', 'is', 'having', 'even', 'more', 'trouble', 'with', 'this', 'incomprehensible', 'lab', '.']</text:p>
          </table:table-cell>
          <table:table-cell office:value-type="string" calcext:value-type="string">
            <text:p>['PRP', 'VBD', 'RB', 'VB', 'NNP', 'NNP', 'POS', 'NN', ',', 'CC', 'RB', 'PRP', 'VBZ', 'VBG', 'RB', 'RBR', 'NN',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55" calcext:value-type="float">
            <text:p>555</text:p>
          </table:table-cell>
          <table:table-cell office:value-type="string" calcext:value-type="string">
            <text:p>Not even simple measurements will come out right.</text:p>
            <text:p/>
          </table:table-cell>
          <table:table-cell office:value-type="string" calcext:value-type="string">
            <text:p>['Not', 'even', 'simple', 'measurements', 'will', 'come', 'out', 'right', '.']</text:p>
          </table:table-cell>
          <table:table-cell office:value-type="string" calcext:value-type="string">
            <text:p>['RB', 'RB', 'JJ', 'NNS', 'MD', 'VB', '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56" calcext:value-type="float">
            <text:p>556</text:p>
          </table:table-cell>
          <table:table-cell office:value-type="string" calcext:value-type="string">
            <text:p>Madame LaDean has a sense of futility, of despair.</text:p>
            <text:p/>
          </table:table-cell>
          <table:table-cell office:value-type="string" calcext:value-type="string">
            <text:p>['Madame', 'LaDean', 'has', 'a', 'sense', 'of', 'futility', ',', 'of', 'despair', '.']</text:p>
          </table:table-cell>
          <table:table-cell office:value-type="string" calcext:value-type="string">
            <text:p>['JJ', 'NNP', 'VBZ', 'DT', 'NN', 'IN', 'NN', ',',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57" calcext:value-type="float">
            <text:p>557</text:p>
          </table:table-cell>
          <table:table-cell office:value-type="string" calcext:value-type="string">
            <text:p>Both women are obviously technicians of some sort.</text:p>
            <text:p/>
          </table:table-cell>
          <table:table-cell office:value-type="string" calcext:value-type="string">
            <text:p>['Both', 'women', 'are', 'obviously', 'technicians', 'of', 'some', 'sort', '.']</text:p>
          </table:table-cell>
          <table:table-cell office:value-type="string" calcext:value-type="string">
            <text:p>['DT', 'NNS', 'VBP', 'RB',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58" calcext:value-type="float">
            <text:p>558</text:p>
          </table:table-cell>
          <table:table-cell office:value-type="string" calcext:value-type="string">
            <text:p>Yet, the graphics of the picture (gray tones) add an eerie and science fiction quality to the overall presentation.</text:p>
            <text:p/>
          </table:table-cell>
          <table:table-cell office:value-type="string" calcext:value-type="string">
            <text:p>['Yet', ',', 'the', 'graphics', 'of', 'the', 'picture', '(', 'gray', 'tones', ')', 'add', 'an', 'eerie', 'and', 'science', 'fiction', 'quality', 'to', 'the', 'overall', 'presentation', '.']</text:p>
          </table:table-cell>
          <table:table-cell office:value-type="string" calcext:value-type="string">
            <text:p>['RB', ',', 'DT', 'NNS', 'IN', 'DT', 'NN', '(', 'JJ', 'NNS', ')', 'VBP', 'DT', 'NN', 'CC', 'NN', 'NN', 'NN', 'TO',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59" calcext:value-type="float">
            <text:p>559</text:p>
          </table:table-cell>
          <table:table-cell office:value-type="string" calcext:value-type="string">
            <text:p>One woman is stirring some formula, while the other diabolically watches over her.</text:p>
            <text:p/>
          </table:table-cell>
          <table:table-cell office:value-type="string" calcext:value-type="string">
            <text:p>['One', 'woman', 'is', 'stirring', 'some', 'formula', ',', 'while', 'the', 'other', 'diabolically', 'watches', 'over', 'her', '.']</text:p>
          </table:table-cell>
          <table:table-cell office:value-type="string" calcext:value-type="string">
            <text:p>['CD', 'NN', 'VBZ', 'VBG', 'DT', 'NN', ',', 'IN', 'DT', 'JJ', 'RB', 'VBZ',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60" calcext:value-type="float">
            <text:p>560</text:p>
          </table:table-cell>
          <table:table-cell office:value-type="string" calcext:value-type="string">
            <text:p>Neither of them are married and involvement in the world of science seems to be their world.</text:p>
            <text:p/>
          </table:table-cell>
          <table:table-cell office:value-type="string" calcext:value-type="string">
            <text:p>['Neither', 'of', 'them', 'are', 'married', 'and', 'involvement', 'in', 'the', 'world', 'of', 'science', 'seems', 'to', 'be', 'their', 'world', '.']</text:p>
          </table:table-cell>
          <table:table-cell office:value-type="string" calcext:value-type="string">
            <text:p>['DT', 'IN', 'PRP', 'VBP', 'JJ', 'CC', 'NN', 'IN', 'DT', 'NN', 'IN', 'NN', 'VBZ', 'TO', 'VB',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61" calcext:value-type="float">
            <text:p>561</text:p>
          </table:table-cell>
          <table:table-cell office:value-type="string" calcext:value-type="string">
            <text:p>They are proud and stern, yet, devoted to their work.</text:p>
            <text:p/>
          </table:table-cell>
          <table:table-cell office:value-type="string" calcext:value-type="string">
            <text:p>['They', 'are', 'proud', 'and', 'stern', ',', 'yet', ',', 'devoted', 'to', 'their', 'work', '.']</text:p>
          </table:table-cell>
          <table:table-cell office:value-type="string" calcext:value-type="string">
            <text:p>['PRP', 'VBP', 'JJ', 'CC', 'JJ', ',', 'RB', ',', 'VBN', 'TO',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62" calcext:value-type="float">
            <text:p>562</text:p>
          </table:table-cell>
          <table:table-cell office:value-type="string" calcext:value-type="string">
            <text:p>They want to be successful and recognized as qualified and efficient women lab technicians.</text:p>
            <text:p/>
          </table:table-cell>
          <table:table-cell office:value-type="string" calcext:value-type="string">
            <text:p>['They', 'want', 'to', 'be', 'successful', 'and', 'recognized', 'as', 'qualified', 'and', 'efficient', 'women', 'lab', 'technicians', '.']</text:p>
          </table:table-cell>
          <table:table-cell office:value-type="string" calcext:value-type="string">
            <text:p>['PRP', 'VBP', 'TO', 'VB', 'JJ', 'CC', 'VBN', 'IN', 'JJ', 'CC', 'JJ', 'NNS', 'VBP', 'NNS',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563" calcext:value-type="float">
            <text:p>563</text:p>
          </table:table-cell>
          <table:table-cell office:value-type="string" calcext:value-type="string">
            <text:p>It's a laboratory in a country where obviously women play a greater role in medical or scientific research.</text:p>
            <text:p/>
          </table:table-cell>
          <table:table-cell office:value-type="string" calcext:value-type="string">
            <text:p>['It', "'s", 'a', 'laboratory', 'in', 'a', 'country', 'where', 'obviously', 'women', 'play', 'a', 'greater', 'role', 'in', 'medical', 'or', 'scientific', 'research', '.']</text:p>
          </table:table-cell>
          <table:table-cell office:value-type="string" calcext:value-type="string">
            <text:p>['PRP', 'VBZ', 'DT', 'NN', 'IN', 'DT', 'NN', 'WRB', 'RB', 'NNS', 'VBP', 'DT', 'JJR', 'NN', 'IN', 'JJ', 'CC',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64" calcext:value-type="float">
            <text:p>564</text:p>
          </table:table-cell>
          <table:table-cell office:value-type="string" calcext:value-type="string">
            <text:p>One of the women is checking for coagulation or maybe precipitates while the other watches.</text:p>
            <text:p/>
          </table:table-cell>
          <table:table-cell office:value-type="string" calcext:value-type="string">
            <text:p>['One', 'of', 'the', 'women', 'is', 'checking', 'for', 'coagulation', 'or', 'maybe', 'precipitates', 'while', 'the', 'other', 'watches', '.']</text:p>
          </table:table-cell>
          <table:table-cell office:value-type="string" calcext:value-type="string">
            <text:p>['CD', 'IN', 'DT', 'NNS', 'VBZ', 'VBG', 'IN', 'NN', 'CC', 'RB', 'NNS', 'IN', 'DT',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65" calcext:value-type="float">
            <text:p>565</text:p>
          </table:table-cell>
          <table:table-cell office:value-type="string" calcext:value-type="string">
            <text:p>They are serious women with a serious task ahead of them.</text:p>
            <text:p/>
          </table:table-cell>
          <table:table-cell office:value-type="string" calcext:value-type="string">
            <text:p>['They', 'are', 'serious', 'women', 'with', 'a', 'serious', 'task', 'ahead', 'of', 'them', '.']</text:p>
          </table:table-cell>
          <table:table-cell office:value-type="string" calcext:value-type="string">
            <text:p>['PRP', 'VBP', 'JJ', 'NNS', 'IN', 'DT', 'JJ', 'NN', 'RB',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66" calcext:value-type="float">
            <text:p>566</text:p>
          </table:table-cell>
          <table:table-cell office:value-type="string" calcext:value-type="string">
            <text:p>Their country's population is starving and along with the conditions of hunger of course comes disease, plague.</text:p>
            <text:p/>
          </table:table-cell>
          <table:table-cell office:value-type="string" calcext:value-type="string">
            <text:p>['Their', 'country', "'s", 'population', 'is', 'starving', 'and', 'along', 'with', 'the', 'conditions', 'of', 'hunger', 'of', 'course', 'comes', 'disease', ',', 'plague', '.']</text:p>
          </table:table-cell>
          <table:table-cell office:value-type="string" calcext:value-type="string">
            <text:p>['PRP$', 'NN', 'POS', 'NN', 'VBZ', 'VBG', 'CC', 'IN', 'IN', 'DT', 'NNS', 'IN', 'NN', 'IN', 'NN', 'VBZ', 'NN', ',',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67" calcext:value-type="float">
            <text:p>567</text:p>
          </table:table-cell>
          <table:table-cell office:value-type="string" calcext:value-type="string">
            <text:p>They are working in some way to stem the disease's epidemic proportions, or are checking a patient's blood to see if disease has begun or are developing a vaccine to inoculate the population with.</text:p>
            <text:p/>
          </table:table-cell>
          <table:table-cell office:value-type="string" calcext:value-type="string">
            <text:p>['They', 'are', 'working', 'in', 'some', 'way', 'to', 'stem', 'the', 'disease', "'s", 'epidemic', 'proportions', ',', 'or', 'are', 'checking', 'a', 'patient', "'s", 'blood', 'to', 'see', 'if', 'disease', 'has', 'begun', 'or', 'are', 'developing', 'a', 'vaccine', 'to', 'inoculate', 'the', 'population', 'with', '.']</text:p>
          </table:table-cell>
          <table:table-cell office:value-type="string" calcext:value-type="string">
            <text:p>['PRP', 'VBP', 'VBG', 'IN', 'DT', 'NN', 'TO', 'VB', 'DT', 'NN', 'POS', 'JJ', 'NNS', ',', 'CC', 'VBP', 'VBG', 'DT', 'NN', 'POS', 'NN', 'TO', 'VB', 'IN', 'NN', 'VBZ', 'VBN', 'CC', 'VBP', 'VBG', 'DT', 'NN', 'TO', 'VB', 'DT', 'NN', 'I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568" calcext:value-type="float">
            <text:p>568</text:p>
          </table:table-cell>
          <table:table-cell office:value-type="string" calcext:value-type="string">
            <text:p>Two of the leading women scientists in the nation have been working on developing test-tube babies for the past 20 years.</text:p>
            <text:p/>
          </table:table-cell>
          <table:table-cell office:value-type="string" calcext:value-type="string">
            <text:p>['Two', 'of', 'the', 'leading', 'women', 'scientists', 'in', 'the', 'nation', 'have', 'been', 'working', 'on', 'developing', 'test-tube', 'babies', 'for', 'the', 'past', '20', 'years', '.']</text:p>
          </table:table-cell>
          <table:table-cell office:value-type="string" calcext:value-type="string">
            <text:p>['CD', 'IN', 'DT', 'VBG', 'NNS', 'NNS', 'IN', 'DT', 'NN', 'VBP', 'VBN', 'VBG', 'IN', 'VBG', 'JJ', 'NNS', 'IN', 'DT', 'JJ', 'CD', 'NNS',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569" calcext:value-type="float">
            <text:p>569</text:p>
          </table:table-cell>
          <table:table-cell office:value-type="string" calcext:value-type="string">
            <text:p>However, this particular experiment is the most important one.</text:p>
            <text:p/>
          </table:table-cell>
          <table:table-cell office:value-type="string" calcext:value-type="string">
            <text:p>['However', ',', 'this', 'particular', 'experiment', 'is', 'the', 'most', 'important', 'one', '.']</text:p>
          </table:table-cell>
          <table:table-cell office:value-type="string" calcext:value-type="string">
            <text:p>['RB', ',', 'DT', 'JJ', 'NN', 'VBZ', 'DT', 'RBS', 'JJ', 'CD',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70" calcext:value-type="float">
            <text:p>570</text:p>
          </table:table-cell>
          <table:table-cell office:value-type="string" calcext:value-type="string">
            <text:p>If the egg becomes fertilized and begins to grow--those 20 years will have been worth it.</text:p>
            <text:p/>
          </table:table-cell>
          <table:table-cell office:value-type="string" calcext:value-type="string">
            <text:p>['If', 'the', 'egg', 'becomes', 'fertilized', 'and', 'begins', 'to', 'grow', '--', 'those', '20', 'years', 'will', 'have', 'been', 'worth', 'it', '.']</text:p>
          </table:table-cell>
          <table:table-cell office:value-type="string" calcext:value-type="string">
            <text:p>['IN', 'DT', 'NN', 'VBZ', 'VBN', 'CC', 'VBZ', 'TO', 'VB', ':', 'DT', 'CD', 'NNS', 'MD', 'VB', 'VBN', 'JJ',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71" calcext:value-type="float">
            <text:p>571</text:p>
          </table:table-cell>
          <table:table-cell office:value-type="string" calcext:value-type="string">
            <text:p>If nothing happens, 20 years will have been practically wasted.</text:p>
            <text:p/>
          </table:table-cell>
          <table:table-cell office:value-type="string" calcext:value-type="string">
            <text:p>['If', 'nothing', 'happens', ',', '20', 'years', 'will', 'have', 'been', 'practically', 'wasted', '.']</text:p>
          </table:table-cell>
          <table:table-cell office:value-type="string" calcext:value-type="string">
            <text:p>['IN', 'NN', 'VBZ', ',', 'CD', 'NNS', 'MD', 'VB', 'VBN', 'RB', 'VB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72" calcext:value-type="float">
            <text:p>572</text:p>
          </table:table-cell>
          <table:table-cell office:value-type="string" calcext:value-type="string">
            <text:p>Everything hinges on this fraction of a second ....</text:p>
            <text:p/>
          </table:table-cell>
          <table:table-cell office:value-type="string" calcext:value-type="string">
            <text:p>['Everything', 'hinges', 'on', 'this', 'fraction', 'of', 'a', 'second', '...', '.']</text:p>
          </table:table-cell>
          <table:table-cell office:value-type="string" calcext:value-type="string">
            <text:p>['NN', 'NNS', 'IN', 'DT', 'NN', 'IN', 'DT', 'JJ', ':',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73" calcext:value-type="float">
            <text:p>573</text:p>
          </table:table-cell>
          <table:table-cell office:value-type="string" calcext:value-type="string">
            <text:p>The two scientists pictured here are having a heated argument about the experiments which the one of the left is performing.</text:p>
            <text:p/>
          </table:table-cell>
          <table:table-cell office:value-type="string" calcext:value-type="string">
            <text:p>['The', 'two', 'scientists', 'pictured', 'here', 'are', 'having', 'a', 'heated', 'argument', 'about', 'the', 'experiments', 'which', 'the', 'one', 'of', 'the', 'left', 'is', 'performing', '.']</text:p>
          </table:table-cell>
          <table:table-cell office:value-type="string" calcext:value-type="string">
            <text:p>['DT', 'CD', 'NNS', 'VBD', 'RB', 'VBP', 'VBG', 'DT', 'VBN', 'NN', 'IN', 'DT', 'NNS', 'WDT', 'DT', 'CD', 'IN', 'DT', 'NN', 'VBZ', 'VBG',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74" calcext:value-type="float">
            <text:p>574</text:p>
          </table:table-cell>
          <table:table-cell office:value-type="string" calcext:value-type="string">
            <text:p>She plans to inject human subjects with a serum that will make them lose their intelligence, their ability to think.</text:p>
            <text:p/>
          </table:table-cell>
          <table:table-cell office:value-type="string" calcext:value-type="string">
            <text:p>['She', 'plans', 'to', 'inject', 'human', 'subjects', 'with', 'a', 'serum', 'that', 'will', 'make', 'them', 'lose', 'their', 'intelligence', ',', 'their', 'ability', 'to', 'think', '.']</text:p>
          </table:table-cell>
          <table:table-cell office:value-type="string" calcext:value-type="string">
            <text:p>['PRP', 'VBZ', 'TO', 'VB', 'JJ', 'NNS', 'IN', 'DT', 'NN', 'WDT', 'MD', 'VB', 'PRP', 'VB', 'PRP$', 'NN', ',', 'PRP$', 'NN', 'TO', 'VB',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75" calcext:value-type="float">
            <text:p>575</text:p>
          </table:table-cell>
          <table:table-cell office:value-type="string" calcext:value-type="string">
            <text:p>The scientist on the right is arguing that this is cruel and inhumane and she won't stand by and watch this take place.</text:p>
            <text:p/>
          </table:table-cell>
          <table:table-cell office:value-type="string" calcext:value-type="string">
            <text:p>['The', 'scientist', 'on', 'the', 'right', 'is', 'arguing', 'that', 'this', 'is', 'cruel', 'and', 'inhumane', 'and', 'she', 'wo', "n't", 'stand', 'by', 'and', 'watch', 'this', 'take', 'place', '.']</text:p>
          </table:table-cell>
          <table:table-cell office:value-type="string" calcext:value-type="string">
            <text:p>['DT', 'NN', 'IN', 'DT', 'NN', 'VBZ', 'VBG', 'IN', 'DT', 'VBZ', 'JJ', 'CC', 'NN', 'CC', 'PRP', 'MD', 'RB', 'VB', 'IN', 'CC', 'VB', 'DT',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76" calcext:value-type="float">
            <text:p>576</text:p>
          </table:table-cell>
          <table:table-cell office:value-type="string" calcext:value-type="string">
            <text:p>The two have a fight and in the process the one on the right injects the serum into the other scientist.</text:p>
            <text:p/>
          </table:table-cell>
          <table:table-cell office:value-type="string" calcext:value-type="string">
            <text:p>['The', 'two', 'have', 'a', 'fight', 'and', 'in', 'the', 'process', 'the', 'one', 'on', 'the', 'right', 'injects', 'the', 'serum', 'into', 'the', 'other', 'scientist', '.']</text:p>
          </table:table-cell>
          <table:table-cell office:value-type="string" calcext:value-type="string">
            <text:p>['DT', 'CD', 'VBP', 'DT', 'NN', 'CC', 'IN', 'DT', 'NN', 'DT', 'NN', 'IN', 'DT', 'JJ', 'VBZ', 'DT', 'NN', 'IN', 'DT',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77" calcext:value-type="float">
            <text:p>577</text:p>
          </table:table-cell>
          <table:table-cell office:value-type="string" calcext:value-type="string">
            <text:p>It apparently is an effective serum as the scientist does lose all ability for rational thought and stabs and kills her adversary with a broken test tube.</text:p>
            <text:p/>
          </table:table-cell>
          <table:table-cell office:value-type="string" calcext:value-type="string">
            <text:p>['It', 'apparently', 'is', 'an', 'effective', 'serum', 'as', 'the', 'scientist', 'does', 'lose', 'all', 'ability', 'for', 'rational', 'thought', 'and', 'stabs', 'and', 'kills', 'her', 'adversary', 'with', 'a', 'broken', 'test', 'tube', '.']</text:p>
          </table:table-cell>
          <table:table-cell office:value-type="string" calcext:value-type="string">
            <text:p>['PRP', 'RB', 'VBZ', 'DT', 'JJ', 'NN', 'IN', 'DT', 'NN', 'VBZ', 'VB', 'DT', 'NN', 'IN', 'JJ', 'NN', 'CC', 'NN', 'CC', 'VBZ', 'PRP$', 'JJ', 'IN', 'DT', 'JJ', 'NN',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78" calcext:value-type="float">
            <text:p>578</text:p>
          </table:table-cell>
          <table:table-cell office:value-type="string" calcext:value-type="string">
            <text:p>Mme.</text:p>
            <text:p/>
          </table:table-cell>
          <table:table-cell office:value-type="string" calcext:value-type="string">
            <text:p>['Mme', '.']</text:p>
          </table:table-cell>
          <table:table-cell office:value-type="string" calcext:value-type="string">
            <text:p>['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79" calcext:value-type="float">
            <text:p>579</text:p>
          </table:table-cell>
          <table:table-cell office:value-type="string" calcext:value-type="string">
            <text:p>C. came rushing in--she had had some unusual results from the experiment and before making any conclusions she wanted to repeat it to make sure that it wasn't due to an error in laboratory procedures.</text:p>
            <text:p/>
          </table:table-cell>
          <table:table-cell office:value-type="string" calcext:value-type="string">
            <text:p>['C.', 'came', 'rushing', 'in', '--', 'she', 'had', 'had', 'some', 'unusual', 'results', 'from', 'the', 'experiment', 'and', 'before', 'making', 'any', 'conclusions', 'she', 'wanted', 'to', 'repeat', 'it', 'to', 'make', 'sure', 'that', 'it', 'was', "n't", 'due', 'to', 'an', 'error', 'in', 'laboratory', 'procedures', '.']</text:p>
          </table:table-cell>
          <table:table-cell office:value-type="string" calcext:value-type="string">
            <text:p>['NNP', 'VBD', 'VBG', 'IN', ':', 'PRP', 'VBD', 'VBN', 'DT', 'JJ', 'NNS', 'IN', 'DT', 'NN', 'CC', 'IN', 'VBG', 'DT', 'NNS', 'PRP', 'VBD', 'TO', 'VB', 'PRP', 'TO', 'VB', 'JJ', 'IN', 'PRP', 'VBD', 'RB', 'JJ', 'TO', 'DT', 'NN', 'IN', 'N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80" calcext:value-type="float">
            <text:p>580</text:p>
          </table:table-cell>
          <table:table-cell office:value-type="string" calcext:value-type="string">
            <text:p>She asked me to come to her lab and preform the experiment while she instructed me--it was a simple short one to perform and if her results had been valid they should occur when I did the same thing.</text:p>
            <text:p/>
          </table:table-cell>
          <table:table-cell office:value-type="string" calcext:value-type="string">
            <text:p>['She', 'asked', 'me', 'to', 'come', 'to', 'her', 'lab', 'and', 'preform', 'the', 'experiment', 'while', 'she', 'instructed', 'me', '--', 'it', 'was', 'a', 'simple', 'short', 'one', 'to', 'perform', 'and', 'if', 'her', 'results', 'had', 'been', 'valid', 'they', 'should', 'occur', 'when', 'I', 'did', 'the', 'same', 'thing', '.']</text:p>
          </table:table-cell>
          <table:table-cell office:value-type="string" calcext:value-type="string">
            <text:p>['PRP', 'VBD', 'PRP', 'TO', 'VB', 'TO', 'PRP$', 'NN', 'CC', 'VB', 'DT', 'NN', 'IN', 'PRP', 'VBD', 'PRP', ':', 'PRP', 'VBD', 'DT', 'JJ', 'JJ', 'CD', 'TO', 'VB', 'CC', 'IN', 'PRP$', 'NNS', 'VBD', 'VBN', 'JJ', 'PRP', 'MD', 'VB', 'WRB', 'PRP', 'VBD',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81" calcext:value-type="float">
            <text:p>581</text:p>
          </table:table-cell>
          <table:table-cell office:value-type="string" calcext:value-type="string">
            <text:p>I submitted, eager to see what could have made Mme.</text:p>
            <text:p/>
          </table:table-cell>
          <table:table-cell office:value-type="string" calcext:value-type="string">
            <text:p>['I', 'submitted', ',', 'eager', 'to', 'see', 'what', 'could', 'have', 'made', 'Mme', '.']</text:p>
          </table:table-cell>
          <table:table-cell office:value-type="string" calcext:value-type="string">
            <text:p>['PRP', 'VBD', ',', 'JJ', 'TO', 'VB', 'WP', 'MD', 'VB', 'VBN',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82" calcext:value-type="float">
            <text:p>582</text:p>
          </table:table-cell>
          <table:table-cell office:value-type="string" calcext:value-type="string">
            <text:p>C feel such a sense of urgency about following up immediately on a rather commonplace experiment.</text:p>
            <text:p/>
          </table:table-cell>
          <table:table-cell office:value-type="string" calcext:value-type="string">
            <text:p>['C', 'feel', 'such', 'a', 'sense', 'of', 'urgency', 'about', 'following', 'up', 'immediately', 'on', 'a', 'rather', 'commonplace', 'experiment', '.']</text:p>
          </table:table-cell>
          <table:table-cell office:value-type="string" calcext:value-type="string">
            <text:p>['NNP', 'NN', 'JJ', 'DT', 'NN', 'IN', 'NN', 'IN', 'VBG', 'RP', 'RB', 'IN', 'DT', 'RB',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83" calcext:value-type="float">
            <text:p>583</text:p>
          </table:table-cell>
          <table:table-cell office:value-type="string" calcext:value-type="string">
            <text:p>She stood by tense, dictating the materials and steps and I followed her commands.</text:p>
            <text:p/>
          </table:table-cell>
          <table:table-cell office:value-type="string" calcext:value-type="string">
            <text:p>['She', 'stood', 'by', 'tense', ',', 'dictating', 'the', 'materials', 'and', 'steps', 'and', 'I', 'followed', 'her', 'commands', '.']</text:p>
          </table:table-cell>
          <table:table-cell office:value-type="string" calcext:value-type="string">
            <text:p>['PRP', 'VBD', 'IN', 'NN', ',', 'VBG', 'DT', 'NNS', 'CC', 'NNS', 'CC', 'PRP', 'VBD', 'PRP',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84" calcext:value-type="float">
            <text:p>584</text:p>
          </table:table-cell>
          <table:table-cell office:value-type="string" calcext:value-type="string">
            <text:p>A student chemist is performing an experiment over the watchful eye of her teacher.</text:p>
            <text:p/>
          </table:table-cell>
          <table:table-cell office:value-type="string" calcext:value-type="string">
            <text:p>['A', 'student', 'chemist', 'is', 'performing', 'an', 'experiment', 'over', 'the', 'watchful', 'eye', 'of', 'her', 'teacher', '.']</text:p>
          </table:table-cell>
          <table:table-cell office:value-type="string" calcext:value-type="string">
            <text:p>['DT', 'NN', 'NN', 'VBZ', 'VBG', 'DT', 'NN', 'IN', 'DT', 'JJ', 'NN',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85" calcext:value-type="float">
            <text:p>585</text:p>
          </table:table-cell>
          <table:table-cell office:value-type="string" calcext:value-type="string">
            <text:p>She's not the best student, she's made a few mistakes already.</text:p>
            <text:p/>
          </table:table-cell>
          <table:table-cell office:value-type="string" calcext:value-type="string">
            <text:p>['She', "'s", 'not', 'the', 'best', 'student', ',', 'she', "'s", 'made', 'a', 'few', 'mistakes', 'already', '.']</text:p>
          </table:table-cell>
          <table:table-cell office:value-type="string" calcext:value-type="string">
            <text:p>['PRP', 'VBZ', 'RB', 'DT', 'JJS', 'NN', ',', 'PRP', 'VBZ', 'VBN', 'DT', 'JJ', 'NNS',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86" calcext:value-type="float">
            <text:p>586</text:p>
          </table:table-cell>
          <table:table-cell office:value-type="string" calcext:value-type="string">
            <text:p>But now she's on her way to completing the experiment satisfactorily.</text:p>
            <text:p/>
          </table:table-cell>
          <table:table-cell office:value-type="string" calcext:value-type="string">
            <text:p>['But', 'now', 'she', "'s", 'on', 'her', 'way', 'to', 'completing', 'the', 'experiment', 'satisfactorily', '.']</text:p>
          </table:table-cell>
          <table:table-cell office:value-type="string" calcext:value-type="string">
            <text:p>['CC', 'RB', 'PRP', 'VBZ', 'IN', 'PRP$', 'NN', 'TO', 'VBG', 'DT', 'JJ',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87" calcext:value-type="float">
            <text:p>587</text:p>
          </table:table-cell>
          <table:table-cell office:value-type="string" calcext:value-type="string">
            <text:p>The teacher isn't married and is a bit jealous of the younger student who is.</text:p>
            <text:p/>
          </table:table-cell>
          <table:table-cell office:value-type="string" calcext:value-type="string">
            <text:p>['The', 'teacher', 'is', "n't", 'married', 'and', 'is', 'a', 'bit', 'jealous', 'of', 'the', 'younger', 'student', 'who', 'is', '.']</text:p>
          </table:table-cell>
          <table:table-cell office:value-type="string" calcext:value-type="string">
            <text:p>['DT', 'NN', 'VBZ', 'RB', 'JJ', 'CC', 'VBZ', 'DT', 'RB', 'JJ', 'IN', 'DT', 'JJR', 'NN', 'WP', 'VBZ',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88" calcext:value-type="float">
            <text:p>588</text:p>
          </table:table-cell>
          <table:table-cell office:value-type="string" calcext:value-type="string">
            <text:p>This envy shows itself in the extremely picky way in which the teacher is guiding her pupil.</text:p>
            <text:p/>
          </table:table-cell>
          <table:table-cell office:value-type="string" calcext:value-type="string">
            <text:p>['This', 'envy', 'shows', 'itself', 'in', 'the', 'extremely', 'picky', 'way', 'in', 'which', 'the', 'teacher', 'is', 'guiding', 'her', 'pupil', '.']</text:p>
          </table:table-cell>
          <table:table-cell office:value-type="string" calcext:value-type="string">
            <text:p>['DT', 'NN', 'VBZ', 'PRP', 'IN', 'DT', 'RB', 'JJ', 'NN', 'IN', 'WDT', 'DT', 'NN', 'VBZ', 'VBG', 'PRP$',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89" calcext:value-type="float">
            <text:p>589</text:p>
          </table:table-cell>
          <table:table-cell office:value-type="string" calcext:value-type="string">
            <text:p>She might be a bit upset if the experiment comes our correctly.</text:p>
            <text:p/>
          </table:table-cell>
          <table:table-cell office:value-type="string" calcext:value-type="string">
            <text:p>['She', 'might', 'be', 'a', 'bit', 'upset', 'if', 'the', 'experiment', 'comes', 'our', 'correctly', '.']</text:p>
          </table:table-cell>
          <table:table-cell office:value-type="string" calcext:value-type="string">
            <text:p>['PRP', 'MD', 'VB', 'DT', 'NN', 'JJ', 'IN', 'DT', 'NN', 'VBZ',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90" calcext:value-type="float">
            <text:p>590</text:p>
          </table:table-cell>
          <table:table-cell office:value-type="string" calcext:value-type="string">
            <text:p>The captain of a ship belonging to the gentleman in the picture is explaining why he hasn't met the owners expectations.</text:p>
            <text:p/>
          </table:table-cell>
          <table:table-cell office:value-type="string" calcext:value-type="string">
            <text:p>['The', 'captain', 'of', 'a', 'ship', 'belonging', 'to', 'the', 'gentleman', 'in', 'the', 'picture', 'is', 'explaining', 'why', 'he', 'has', "n't", 'met', 'the', 'owners', 'expectations', '.']</text:p>
          </table:table-cell>
          <table:table-cell office:value-type="string" calcext:value-type="string">
            <text:p>['DT', 'NN', 'IN', 'DT', 'NN', 'NN', 'TO', 'DT', 'NN', 'IN', 'DT', 'NN', 'VBZ', 'VBG', 'WRB', 'PRP', 'VBZ', 'RB', 'VBN', 'DT', 'NNS',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91" calcext:value-type="float">
            <text:p>591</text:p>
          </table:table-cell>
          <table:table-cell office:value-type="string" calcext:value-type="string">
            <text:p>The ship is a passenger cruise ship which has gotten a poor reputation for service to passengers.</text:p>
            <text:p/>
          </table:table-cell>
          <table:table-cell office:value-type="string" calcext:value-type="string">
            <text:p>['The', 'ship', 'is', 'a', 'passenger', 'cruise', 'ship', 'which', 'has', 'gotten', 'a', 'poor', 'reputation', 'for', 'service', 'to', 'passengers', '.']</text:p>
          </table:table-cell>
          <table:table-cell office:value-type="string" calcext:value-type="string">
            <text:p>['DT', 'NN', 'VBZ', 'DT', 'NN', 'NN', 'NN', 'WDT', 'VBZ', 'VBN', 'DT', 'JJ', 'NN', 'IN', 'NN', 'TO', 'NNS',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92" calcext:value-type="float">
            <text:p>592</text:p>
          </table:table-cell>
          <table:table-cell office:value-type="string" calcext:value-type="string">
            <text:p>The captain is explaining what he'll need from the owner in order to provide better service in the future.</text:p>
            <text:p/>
          </table:table-cell>
          <table:table-cell office:value-type="string" calcext:value-type="string">
            <text:p>['The', 'captain', 'is', 'explaining', 'what', 'he', "'ll", 'need', 'from', 'the', 'owner', 'in', 'order', 'to', 'provide', 'better', 'service', 'in', 'the', 'future', '.']</text:p>
          </table:table-cell>
          <table:table-cell office:value-type="string" calcext:value-type="string">
            <text:p>['DT', 'NN', 'VBZ', 'VBG', 'WP', 'PRP', 'MD', 'VB', 'IN', 'DT', 'NN', 'IN', 'NN', 'TO', 'VB', 'JJR', 'NN', 'IN', 'DT',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593" calcext:value-type="float">
            <text:p>593</text:p>
          </table:table-cell>
          <table:table-cell office:value-type="string" calcext:value-type="string">
            <text:p>He needs more competent help, better quality of food and better support from office staff.</text:p>
            <text:p/>
          </table:table-cell>
          <table:table-cell office:value-type="string" calcext:value-type="string">
            <text:p>['He', 'needs', 'more', 'competent', 'help', ',', 'better', 'quality', 'of', 'food', 'and', 'better', 'support', 'from', 'office', 'staff', '.']</text:p>
          </table:table-cell>
          <table:table-cell office:value-type="string" calcext:value-type="string">
            <text:p>['PRP', 'VBZ', 'RBR', 'NN', 'NN', ',', 'JJR', 'NN', 'IN', 'NN', 'CC', 'JJR', 'NN', 'IN', 'NN', 'NN',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594" calcext:value-type="float">
            <text:p>594</text:p>
          </table:table-cell>
          <table:table-cell office:value-type="string" calcext:value-type="string">
            <text:p>This is the real Capt.</text:p>
            <text:p/>
          </table:table-cell>
          <table:table-cell office:value-type="string" calcext:value-type="string">
            <text:p>['This', 'is', 'the', 'real', 'Capt', '.']</text:p>
          </table:table-cell>
          <table:table-cell office:value-type="string" calcext:value-type="string">
            <text:p>['DT', 'VBZ', 'DT', 'JJ',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95" calcext:value-type="float">
            <text:p>595</text:p>
          </table:table-cell>
          <table:table-cell office:value-type="string" calcext:value-type="string">
            <text:p>Queeg telling Humphrey Bogart how to roll ball bearings between his fingers.</text:p>
            <text:p/>
          </table:table-cell>
          <table:table-cell office:value-type="string" calcext:value-type="string">
            <text:p>['Queeg', 'telling', 'Humphrey', 'Bogart', 'how', 'to', 'roll', 'ball', 'bearings', 'between', 'his', 'fingers', '.']</text:p>
          </table:table-cell>
          <table:table-cell office:value-type="string" calcext:value-type="string">
            <text:p>['NNP', 'VBG', 'NNP', 'NNP', 'WRB', 'TO', 'VB', 'JJ', 'NNS', 'IN', 'PRP$',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96" calcext:value-type="float">
            <text:p>596</text:p>
          </table:table-cell>
          <table:table-cell office:value-type="string" calcext:value-type="string">
            <text:p>Humphrey is blocking his dexterity with the bearings because of the blatant sexual imagery.</text:p>
            <text:p/>
          </table:table-cell>
          <table:table-cell office:value-type="string" calcext:value-type="string">
            <text:p>['Humphrey', 'is', 'blocking', 'his', 'dexterity', 'with', 'the', 'bearings', 'because', 'of', 'the', 'blatant', 'sexual', 'imagery', '.']</text:p>
          </table:table-cell>
          <table:table-cell office:value-type="string" calcext:value-type="string">
            <text:p>['NNP', 'VBZ', 'VBG', 'PRP$', 'NN', 'IN', 'DT', 'NNS', 'IN', 'IN', 'DT', 'JJ',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97" calcext:value-type="float">
            <text:p>597</text:p>
          </table:table-cell>
          <table:table-cell office:value-type="string" calcext:value-type="string">
            <text:p>Queeg has just explained that a bearing is a bearing is a bearing.</text:p>
            <text:p/>
          </table:table-cell>
          <table:table-cell office:value-type="string" calcext:value-type="string">
            <text:p>['Queeg', 'has', 'just', 'explained', 'that', 'a', 'bearing', 'is', 'a', 'bearing', 'is', 'a', 'bearing', '.']</text:p>
          </table:table-cell>
          <table:table-cell office:value-type="string" calcext:value-type="string">
            <text:p>['NNP', 'VBZ', 'RB', 'VBN', 'IN', 'DT', 'NN', 'VBZ', 'DT', 'NN',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598" calcext:value-type="float">
            <text:p>598</text:p>
          </table:table-cell>
          <table:table-cell office:value-type="string" calcext:value-type="string">
            <text:p>The Captain is explaining to George that his luggage will be found.</text:p>
            <text:p/>
          </table:table-cell>
          <table:table-cell office:value-type="string" calcext:value-type="string">
            <text:p>['The', 'Captain', 'is', 'explaining', 'to', 'George', 'that', 'his', 'luggage', 'will', 'be', 'found', '.']</text:p>
          </table:table-cell>
          <table:table-cell office:value-type="string" calcext:value-type="string">
            <text:p>['DT', 'NNP', 'VBZ', 'VBG', 'TO', 'NNP', 'IN', 'PRP$', 'NN', 'MD', 'VB', 'VB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599" calcext:value-type="float">
            <text:p>599</text:p>
          </table:table-cell>
          <table:table-cell office:value-type="string" calcext:value-type="string">
            <text:p>It is not unusual for passengers to get to their room before the luggage arrives.</text:p>
            <text:p/>
          </table:table-cell>
          <table:table-cell office:value-type="string" calcext:value-type="string">
            <text:p>['It', 'is', 'not', 'unusual', 'for', 'passengers', 'to', 'get', 'to', 'their', 'room', 'before', 'the', 'luggage', 'arrives', '.']</text:p>
          </table:table-cell>
          <table:table-cell office:value-type="string" calcext:value-type="string">
            <text:p>['PRP', 'VBZ', 'RB', 'JJ', 'IN', 'NNS', 'TO', 'VB', 'TO', 'PRP$', 'NN', 'IN', 'DT', 'NN', 'VBZ',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00" calcext:value-type="float">
            <text:p>600</text:p>
          </table:table-cell>
          <table:table-cell office:value-type="string" calcext:value-type="string">
            <text:p>Although George does feel frustration, he will wait as suggested by the Captain.</text:p>
            <text:p/>
          </table:table-cell>
          <table:table-cell office:value-type="string" calcext:value-type="string">
            <text:p>['Although', 'George', 'does', 'feel', 'frustration', ',', 'he', 'will', 'wait', 'as', 'suggested', 'by', 'the', 'Captain', '.']</text:p>
          </table:table-cell>
          <table:table-cell office:value-type="string" calcext:value-type="string">
            <text:p>['IN', 'NNP', 'VBZ', 'VB', 'NN', ',', 'PRP', 'MD', 'VB', 'IN', 'VBN', 'IN', 'DT',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01" calcext:value-type="float">
            <text:p>601</text:p>
          </table:table-cell>
          <table:table-cell office:value-type="string" calcext:value-type="string">
            <text:p>The Captain will be available for George if the luggage does not arrive shortly.</text:p>
            <text:p/>
          </table:table-cell>
          <table:table-cell office:value-type="string" calcext:value-type="string">
            <text:p>['The', 'Captain', 'will', 'be', 'available', 'for', 'George', 'if', 'the', 'luggage', 'does', 'not', 'arrive', 'shortly', '.']</text:p>
          </table:table-cell>
          <table:table-cell office:value-type="string" calcext:value-type="string">
            <text:p>['DT', 'NNP', 'MD', 'VB', 'JJ', 'IN', 'NNP', 'IN', 'DT', 'NN', 'VBZ', 'RB', 'VB',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02" calcext:value-type="float">
            <text:p>602</text:p>
          </table:table-cell>
          <table:table-cell office:value-type="string" calcext:value-type="string">
            <text:p>It looks as if there is a senior officer talking with a person of lower rank.</text:p>
            <text:p/>
          </table:table-cell>
          <table:table-cell office:value-type="string" calcext:value-type="string">
            <text:p>['It', 'looks', 'as', 'if', 'there', 'is', 'a', 'senior', 'officer', 'talking', 'with', 'a', 'person', 'of', 'lower', 'rank', '.']</text:p>
          </table:table-cell>
          <table:table-cell office:value-type="string" calcext:value-type="string">
            <text:p>['PRP', 'VBZ', 'IN', 'IN', 'EX', 'VBZ', 'DT', 'JJ', 'NN', 'VBG', 'IN', 'DT', 'NN', 'IN', 'JJR',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03" calcext:value-type="float">
            <text:p>603</text:p>
          </table:table-cell>
          <table:table-cell office:value-type="string" calcext:value-type="string">
            <text:p>There is a conversation going on and judging by the face of the senior officer, who has a smile, it is a friendly conversation.</text:p>
            <text:p/>
          </table:table-cell>
          <table:table-cell office:value-type="string" calcext:value-type="string">
            <text:p>['There', 'is', 'a', 'conversation', 'going', 'on', 'and', 'judging', 'by', 'the', 'face', 'of', 'the', 'senior', 'officer', ',', 'who', 'has', 'a', 'smile', ',', 'it', 'is', 'a', 'friendly', 'conversation', '.']</text:p>
          </table:table-cell>
          <table:table-cell office:value-type="string" calcext:value-type="string">
            <text:p>['EX', 'VBZ', 'DT', 'NN', 'VBG', 'IN', 'CC', 'NN', 'IN', 'DT', 'NN', 'IN', 'DT', 'JJ', 'NN', ',', 'WP', 'VBZ', 'DT', 'NN', ',', 'PRP', 'VBZ', 'DT', 'JJ',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04" calcext:value-type="float">
            <text:p>604</text:p>
          </table:table-cell>
          <table:table-cell office:value-type="string" calcext:value-type="string">
            <text:p>They probably met in passing on the deck of a ship and perhaps where discussing something they had done the evening before.</text:p>
            <text:p/>
          </table:table-cell>
          <table:table-cell office:value-type="string" calcext:value-type="string">
            <text:p>['They', 'probably', 'met', 'in', 'passing', 'on', 'the', 'deck', 'of', 'a', 'ship', 'and', 'perhaps', 'where', 'discussing', 'something', 'they', 'had', 'done', 'the', 'evening', 'before', '.']</text:p>
          </table:table-cell>
          <table:table-cell office:value-type="string" calcext:value-type="string">
            <text:p>['PRP', 'RB', 'VBD', 'IN', 'VBG', 'IN', 'DT', 'NN', 'IN', 'DT', 'NN', 'CC', 'RB', 'WRB', 'VBG', 'NN', 'PRP', 'VBD', 'VBN', 'DT', 'NN', 'I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05" calcext:value-type="float">
            <text:p>605</text:p>
          </table:table-cell>
          <table:table-cell office:value-type="string" calcext:value-type="string">
            <text:p>They will probably both continue on their separate ways--getting down to the day's business.</text:p>
            <text:p/>
          </table:table-cell>
          <table:table-cell office:value-type="string" calcext:value-type="string">
            <text:p>['They', 'will', 'probably', 'both', 'continue', 'on', 'their', 'separate', 'ways', '--', 'getting', 'down', 'to', 'the', 'day', "'s", 'business', '.']</text:p>
          </table:table-cell>
          <table:table-cell office:value-type="string" calcext:value-type="string">
            <text:p>['PRP', 'MD', 'RB', 'DT', 'VBP', 'IN', 'PRP$', 'JJ', 'NNS', ':', 'VBG', 'RB', 'TO', 'DT', 'NN', 'POS',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06" calcext:value-type="float">
            <text:p>606</text:p>
          </table:table-cell>
          <table:table-cell office:value-type="string" calcext:value-type="string">
            <text:p>The captain of the ship is asking for a payoff for smuggling some items on his ship.</text:p>
            <text:p/>
          </table:table-cell>
          <table:table-cell office:value-type="string" calcext:value-type="string">
            <text:p>['The', 'captain', 'of', 'the', 'ship', 'is', 'asking', 'for', 'a', 'payoff', 'for', 'smuggling', 'some', 'items', 'on', 'his', 'ship', '.']</text:p>
          </table:table-cell>
          <table:table-cell office:value-type="string" calcext:value-type="string">
            <text:p>['DT', 'NN', 'IN', 'DT', 'NN', 'VBZ', 'VBG', 'IN', 'DT', 'NN', 'IN', 'VBG', 'DT', 'NNS',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07" calcext:value-type="float">
            <text:p>607</text:p>
          </table:table-cell>
          <table:table-cell office:value-type="string" calcext:value-type="string">
            <text:p>The other man asked for the smuggling, and is now meeting with the captain to iron out details about how the items will be loaded off the ship.</text:p>
            <text:p/>
          </table:table-cell>
          <table:table-cell office:value-type="string" calcext:value-type="string">
            <text:p>['The', 'other', 'man', 'asked', 'for', 'the', 'smuggling', ',', 'and', 'is', 'now', 'meeting', 'with', 'the', 'captain', 'to', 'iron', 'out', 'details', 'about', 'how', 'the', 'items', 'will', 'be', 'loaded', 'off', 'the', 'ship', '.']</text:p>
          </table:table-cell>
          <table:table-cell office:value-type="string" calcext:value-type="string">
            <text:p>['DT', 'JJ', 'NN', 'VBD', 'IN', 'DT', 'NN', ',', 'CC', 'VBZ', 'RB', 'VBG', 'IN', 'DT', 'NN', 'TO', 'VB', 'RP', 'NNS', 'IN', 'WRB', 'DT', 'NNS', 'MD', 'VB', 'VBN', 'RP',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08" calcext:value-type="float">
            <text:p>608</text:p>
          </table:table-cell>
          <table:table-cell office:value-type="string" calcext:value-type="string">
            <text:p>They have done this before, but the captain knows that the smuggler is slow in paying for the favor and the captain is demanding payment now.</text:p>
            <text:p/>
          </table:table-cell>
          <table:table-cell office:value-type="string" calcext:value-type="string">
            <text:p>['They', 'have', 'done', 'this', 'before', ',', 'but', 'the', 'captain', 'knows', 'that', 'the', 'smuggler', 'is', 'slow', 'in', 'paying', 'for', 'the', 'favor', 'and', 'the', 'captain', 'is', 'demanding', 'payment', 'now', '.']</text:p>
          </table:table-cell>
          <table:table-cell office:value-type="string" calcext:value-type="string">
            <text:p>['PRP', 'VBP', 'VBN', 'DT', 'IN', ',', 'CC', 'DT', 'NN', 'VBZ', 'IN', 'DT', 'NN', 'VBZ', 'JJ', 'IN', 'VBG', 'IN', 'DT', 'NN', 'CC', 'DT', 'NN', 'VBZ', 'VBG', 'NN', 'RB',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609" calcext:value-type="float">
            <text:p>609</text:p>
          </table:table-cell>
          <table:table-cell office:value-type="string" calcext:value-type="string">
            <text:p>The man will pay him at the end of the meeting, or else no items will be released to the shore.</text:p>
            <text:p/>
          </table:table-cell>
          <table:table-cell office:value-type="string" calcext:value-type="string">
            <text:p>['The', 'man', 'will', 'pay', 'him', 'at', 'the', 'end', 'of', 'the', 'meeting', ',', 'or', 'else', 'no', 'items', 'will', 'be', 'released', 'to', 'the', 'shore', '.']</text:p>
          </table:table-cell>
          <table:table-cell office:value-type="string" calcext:value-type="string">
            <text:p>['DT', 'NN', 'MD', 'VB', 'PRP', 'IN', 'DT', 'NN', 'IN', 'DT', 'NN', ',', 'CC', 'RB', 'DT', 'NNS', 'MD', 'VB', 'VBN', 'TO',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10" calcext:value-type="float">
            <text:p>610</text:p>
          </table:table-cell>
          <table:table-cell office:value-type="string" calcext:value-type="string">
            <text:p>An engineer working on an important project is in his office.</text:p>
            <text:p/>
          </table:table-cell>
          <table:table-cell office:value-type="string" calcext:value-type="string">
            <text:p>['An', 'engineer', 'working', 'on', 'an', 'important', 'project', 'is', 'in', 'his', 'office', '.']</text:p>
          </table:table-cell>
          <table:table-cell office:value-type="string" calcext:value-type="string">
            <text:p>['DT', 'NN', 'VBG', 'IN', 'DT', 'JJ', 'NN', 'VBZ',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11" calcext:value-type="float">
            <text:p>611</text:p>
          </table:table-cell>
          <table:table-cell office:value-type="string" calcext:value-type="string">
            <text:p>He has  topped for a moment to look at the picture he has on his desk of his family.</text:p>
            <text:p/>
          </table:table-cell>
          <table:table-cell office:value-type="string" calcext:value-type="string">
            <text:p>['He', 'has', 'topped', 'for', 'a', 'moment', 'to', 'look', 'at', 'the', 'picture', 'he', 'has', 'on', 'his', 'desk', 'of', 'his', 'family', '.']</text:p>
          </table:table-cell>
          <table:table-cell office:value-type="string" calcext:value-type="string">
            <text:p>['PRP', 'VBZ', 'VBN', 'IN', 'DT', 'NN', 'TO', 'VB', 'IN', 'DT', 'NN', 'PRP', 'VBZ', 'IN', 'PRP$', 'NN',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12" calcext:value-type="float">
            <text:p>612</text:p>
          </table:table-cell>
          <table:table-cell office:value-type="string" calcext:value-type="string">
            <text:p>He realizes that he has not been able to spend the time he would like to with them.</text:p>
            <text:p/>
          </table:table-cell>
          <table:table-cell office:value-type="string" calcext:value-type="string">
            <text:p>['He', 'realizes', 'that', 'he', 'has', 'not', 'been', 'able', 'to', 'spend', 'the', 'time', 'he', 'would', 'like', 'to', 'with', 'them', '.']</text:p>
          </table:table-cell>
          <table:table-cell office:value-type="string" calcext:value-type="string">
            <text:p>['PRP', 'VBZ', 'IN', 'PRP', 'VBZ', 'RB', 'VBN', 'JJ', 'TO', 'VB', 'DT', 'NN', 'PRP', 'MD', 'VB', 'TO', 'IN', 'PRP',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13" calcext:value-type="float">
            <text:p>613</text:p>
          </table:table-cell>
          <table:table-cell office:value-type="string" calcext:value-type="string">
            <text:p>His work has taken up too much of his life and he would like to change that.</text:p>
            <text:p/>
          </table:table-cell>
          <table:table-cell office:value-type="string" calcext:value-type="string">
            <text:p>['His', 'work', 'has', 'taken', 'up', 'too', 'much', 'of', 'his', 'life', 'and', 'he', 'would', 'like', 'to', 'change', 'that', '.']</text:p>
          </table:table-cell>
          <table:table-cell office:value-type="string" calcext:value-type="string">
            <text:p>['PRP$', 'NN', 'VBZ', 'VBN', 'RP', 'RB', 'JJ', 'IN', 'PRP$', 'NN', 'CC', 'PRP', 'MD', 'VB', 'TO', 'VB', 'DT',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14" calcext:value-type="float">
            <text:p>614</text:p>
          </table:table-cell>
          <table:table-cell office:value-type="string" calcext:value-type="string">
            <text:p>He resolves to reassess his priorities and put his family in a higher spot.</text:p>
            <text:p/>
          </table:table-cell>
          <table:table-cell office:value-type="string" calcext:value-type="string">
            <text:p>['He', 'resolves', 'to', 'reassess', 'his', 'priorities', 'and', 'put', 'his', 'family', 'in', 'a', 'higher', 'spot', '.']</text:p>
          </table:table-cell>
          <table:table-cell office:value-type="string" calcext:value-type="string">
            <text:p>['PRP', 'VBZ', 'TO', 'VB', 'PRP$', 'NNS', 'CC', 'VB', 'PRP$', 'NN', 'IN', 'DT', 'JJR', 'NN',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15" calcext:value-type="float">
            <text:p>615</text:p>
          </table:table-cell>
          <table:table-cell office:value-type="string" calcext:value-type="string">
            <text:p>This is a designer working on a concept called Stepford Wives.</text:p>
            <text:p/>
          </table:table-cell>
          <table:table-cell office:value-type="string" calcext:value-type="string">
            <text:p>['This', 'is', 'a', 'designer', 'working', 'on', 'a', 'concept', 'called', 'Stepford', 'Wives', '.']</text:p>
          </table:table-cell>
          <table:table-cell office:value-type="string" calcext:value-type="string">
            <text:p>['DT', 'VBZ', 'DT', 'NN', 'VBG', 'IN', 'DT', 'NN', 'VBN', 'NNP',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16" calcext:value-type="float">
            <text:p>616</text:p>
          </table:table-cell>
          <table:table-cell office:value-type="string" calcext:value-type="string">
            <text:p>He is wondering if he should start with a modular frame that could produce an entire nuclear family or perhaps just one unit at a time.</text:p>
            <text:p/>
          </table:table-cell>
          <table:table-cell office:value-type="string" calcext:value-type="string">
            <text:p>['He', 'is', 'wondering', 'if', 'he', 'should', 'start', 'with', 'a', 'modular', 'frame', 'that', 'could', 'produce', 'an', 'entire', 'nuclear', 'family', 'or', 'perhaps', 'just', 'one', 'unit', 'at', 'a', 'time', '.']</text:p>
          </table:table-cell>
          <table:table-cell office:value-type="string" calcext:value-type="string">
            <text:p>['PRP', 'VBZ', 'VBG', 'IN', 'PRP', 'MD', 'VB', 'IN', 'DT', 'JJ', 'NN', 'WDT', 'MD', 'VB', 'DT', 'JJ', 'JJ', 'NN', 'CC', 'RB', 'RB', 'CD',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17" calcext:value-type="float">
            <text:p>617</text:p>
          </table:table-cell>
          <table:table-cell office:value-type="string" calcext:value-type="string">
            <text:p>His doubt concerns an earlier career choice about working for Kenner products designing toys.</text:p>
            <text:p/>
          </table:table-cell>
          <table:table-cell office:value-type="string" calcext:value-type="string">
            <text:p>['His', 'doubt', 'concerns', 'an', 'earlier', 'career', 'choice', 'about', 'working', 'for', 'Kenner', 'products', 'designing', 'toys', '.']</text:p>
          </table:table-cell>
          <table:table-cell office:value-type="string" calcext:value-type="string">
            <text:p>['PRP$', 'NN', 'NNS', 'DT', 'JJR', 'NN', 'NN', 'IN', 'VBG', 'IN', 'NNP', 'NNS', 'VBG',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18" calcext:value-type="float">
            <text:p>618</text:p>
          </table:table-cell>
          <table:table-cell office:value-type="string" calcext:value-type="string">
            <text:p>In that capacity one of his models was elected President of the United States.</text:p>
            <text:p/>
          </table:table-cell>
          <table:table-cell office:value-type="string" calcext:value-type="string">
            <text:p>['In', 'that', 'capacity', 'one', 'of', 'his', 'models', 'was', 'elected', 'President', 'of', 'the', 'United', 'States', '.']</text:p>
          </table:table-cell>
          <table:table-cell office:value-type="string" calcext:value-type="string">
            <text:p>['IN', 'DT', 'NN', 'CD', 'IN', 'PRP$', 'NNS', 'VBD', 'VBN', 'NNP', 'IN', 'DT', 'NNP', 'NNP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19" calcext:value-type="float">
            <text:p>619</text:p>
          </table:table-cell>
          <table:table-cell office:value-type="string" calcext:value-type="string">
            <text:p>Ultimately his Stepford model fails due to microwave exposure in the kitchen.</text:p>
            <text:p/>
          </table:table-cell>
          <table:table-cell office:value-type="string" calcext:value-type="string">
            <text:p>['Ultimately', 'his', 'Stepford', 'model', 'fails', 'due', 'to', 'microwave', 'exposure', 'in', 'the', 'kitchen', '.']</text:p>
          </table:table-cell>
          <table:table-cell office:value-type="string" calcext:value-type="string">
            <text:p>['RB', 'PRP$', 'NNP', 'NN', 'NNS', 'JJ', 'TO', 'VB',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20" calcext:value-type="float">
            <text:p>620</text:p>
          </table:table-cell>
          <table:table-cell office:value-type="string" calcext:value-type="string">
            <text:p>Lewis seems to always work late.</text:p>
            <text:p/>
          </table:table-cell>
          <table:table-cell office:value-type="string" calcext:value-type="string">
            <text:p>['Lewis', 'seems', 'to', 'always', 'work', 'late', '.']</text:p>
          </table:table-cell>
          <table:table-cell office:value-type="string" calcext:value-type="string">
            <text:p>['NNP', 'VBZ', 'TO', 'RB', 'VB',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21" calcext:value-type="float">
            <text:p>621</text:p>
          </table:table-cell>
          <table:table-cell office:value-type="string" calcext:value-type="string">
            <text:p>It seems he never has enough time to be with his family.</text:p>
            <text:p/>
          </table:table-cell>
          <table:table-cell office:value-type="string" calcext:value-type="string">
            <text:p>['It', 'seems', 'he', 'never', 'has', 'enough', 'time', 'to', 'be', 'with', 'his', 'family', '.']</text:p>
          </table:table-cell>
          <table:table-cell office:value-type="string" calcext:value-type="string">
            <text:p>['PRP', 'VBZ', 'PRP', 'RB', 'VBZ', 'JJ', 'NN', 'TO', 'VB', 'IN', 'PRP$',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22" calcext:value-type="float">
            <text:p>622</text:p>
          </table:table-cell>
          <table:table-cell office:value-type="string" calcext:value-type="string">
            <text:p>During these late hours his work quality suffers as his thoughts are with his family.</text:p>
            <text:p/>
          </table:table-cell>
          <table:table-cell office:value-type="string" calcext:value-type="string">
            <text:p>['During', 'these', 'late', 'hours', 'his', 'work', 'quality', 'suffers', 'as', 'his', 'thoughts', 'are', 'with', 'his', 'family', '.']</text:p>
          </table:table-cell>
          <table:table-cell office:value-type="string" calcext:value-type="string">
            <text:p>['IN', 'DT', 'JJ', 'NNS', 'PRP$', 'NN', 'NN', 'NNS', 'IN', 'PRP$', 'NNS', 'VBP', 'IN', 'PRP$',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23" calcext:value-type="float">
            <text:p>623</text:p>
          </table:table-cell>
          <table:table-cell office:value-type="string" calcext:value-type="string">
            <text:p>Lewis will soon go home, leaving his work unfinished, to be with his family.</text:p>
            <text:p/>
          </table:table-cell>
          <table:table-cell office:value-type="string" calcext:value-type="string">
            <text:p>['Lewis', 'will', 'soon', 'go', 'home', ',', 'leaving', 'his', 'work', 'unfinished', ',', 'to', 'be', 'with', 'his', 'family', '.']</text:p>
          </table:table-cell>
          <table:table-cell office:value-type="string" calcext:value-type="string">
            <text:p>['NNP', 'MD', 'RB', 'VB', 'NN', ',', 'VBG', 'PRP$', 'NN', 'RB', ',', 'TO', 'VB', 'IN', 'PRP$', 'NN',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24" calcext:value-type="float">
            <text:p>624</text:p>
          </table:table-cell>
          <table:table-cell office:value-type="string" calcext:value-type="string">
            <text:p>Tomorrow is another day.</text:p>
            <text:p/>
          </table:table-cell>
          <table:table-cell office:value-type="string" calcext:value-type="string">
            <text:p>['Tomorrow', 'is', 'another', 'day', '.']</text:p>
          </table:table-cell>
          <table:table-cell office:value-type="string" calcext:value-type="string">
            <text:p>['NN',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25" calcext:value-type="float">
            <text:p>625</text:p>
          </table:table-cell>
          <table:table-cell office:value-type="string" calcext:value-type="string">
            <text:p>This man is at work.</text:p>
            <text:p/>
          </table:table-cell>
          <table:table-cell office:value-type="string" calcext:value-type="string">
            <text:p>['This', 'man', 'is', 'at', 'work', '.']</text:p>
          </table:table-cell>
          <table:table-cell office:value-type="string" calcext:value-type="string">
            <text:p>['DT', 'NN', 'VBZ',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26" calcext:value-type="float">
            <text:p>626</text:p>
          </table:table-cell>
          <table:table-cell office:value-type="string" calcext:value-type="string">
            <text:p>He looks as if he is looking at a picture of his family.</text:p>
            <text:p/>
          </table:table-cell>
          <table:table-cell office:value-type="string" calcext:value-type="string">
            <text:p>['He', 'looks', 'as', 'if', 'he', 'is', 'looking', 'at', 'a', 'picture', 'of', 'his', 'family', '.']</text:p>
          </table:table-cell>
          <table:table-cell office:value-type="string" calcext:value-type="string">
            <text:p>['PRP', 'VBZ', 'IN', 'IN', 'PRP', 'VBZ', 'VBG', 'IN', 'DT', 'NN',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27" calcext:value-type="float">
            <text:p>627</text:p>
          </table:table-cell>
          <table:table-cell office:value-type="string" calcext:value-type="string">
            <text:p>He may be working on a project far from home and thinking of his family that he is missing.</text:p>
            <text:p/>
          </table:table-cell>
          <table:table-cell office:value-type="string" calcext:value-type="string">
            <text:p>['He', 'may', 'be', 'working', 'on', 'a', 'project', 'far', 'from', 'home', 'and', 'thinking', 'of', 'his', 'family', 'that', 'he', 'is', 'missing', '.']</text:p>
          </table:table-cell>
          <table:table-cell office:value-type="string" calcext:value-type="string">
            <text:p>['PRP', 'MD', 'VB', 'VBG', 'IN', 'DT', 'NN', 'RB', 'IN', 'NN', 'CC', 'NN', 'IN', 'PRP$', 'NN', 'IN', 'PRP', 'VBZ', 'VBG',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28" calcext:value-type="float">
            <text:p>628</text:p>
          </table:table-cell>
          <table:table-cell office:value-type="string" calcext:value-type="string">
            <text:p>He may wish that he was back at home with them.</text:p>
            <text:p/>
          </table:table-cell>
          <table:table-cell office:value-type="string" calcext:value-type="string">
            <text:p>['He', 'may', 'wish', 'that', 'he', 'was', 'back', 'at', 'home', 'with', 'them', '.']</text:p>
          </table:table-cell>
          <table:table-cell office:value-type="string" calcext:value-type="string">
            <text:p>['PRP', 'MD', 'VB', 'IN', 'PRP', 'VBD', 'RB', 'IN', 'NN', 'IN', 'PRP',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29" calcext:value-type="float">
            <text:p>629</text:p>
          </table:table-cell>
          <table:table-cell office:value-type="string" calcext:value-type="string">
            <text:p>He'll remember some of the happy things that have occurred when they are together.</text:p>
            <text:p/>
          </table:table-cell>
          <table:table-cell office:value-type="string" calcext:value-type="string">
            <text:p>['He', "'ll", 'remember', 'some', 'of', 'the', 'happy', 'things', 'that', 'have', 'occurred', 'when', 'they', 'are', 'together', '.']</text:p>
          </table:table-cell>
          <table:table-cell office:value-type="string" calcext:value-type="string">
            <text:p>['PRP', 'MD', 'VB', 'DT', 'IN', 'DT', 'JJ', 'NNS', 'WDT', 'VBP', 'VBN', 'WRB', 'PRP', 'VBP', 'R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30" calcext:value-type="float">
            <text:p>630</text:p>
          </table:table-cell>
          <table:table-cell office:value-type="string" calcext:value-type="string">
            <text:p>After a bit of daydreaming, he'll get back to work knowing that his family waits for him when he finishes.</text:p>
            <text:p/>
          </table:table-cell>
          <table:table-cell office:value-type="string" calcext:value-type="string">
            <text:p>['After', 'a', 'bit', 'of', 'daydreaming', ',', 'he', "'ll", 'get', 'back', 'to', 'work', 'knowing', 'that', 'his', 'family', 'waits', 'for', 'him', 'when', 'he', 'finishes', '.']</text:p>
          </table:table-cell>
          <table:table-cell office:value-type="string" calcext:value-type="string">
            <text:p>['IN', 'DT', 'NN', 'IN', 'NN', ',', 'PRP', 'MD', 'VB', 'RB', 'TO', 'VB', 'VBG', 'IN', 'PRP$', 'NN', 'NNS', 'IN', 'PRP', 'WRB', 'PRP', 'VBZ',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31" calcext:value-type="float">
            <text:p>631</text:p>
          </table:table-cell>
          <table:table-cell office:value-type="string" calcext:value-type="string">
            <text:p>A father/husband trying to do his job, but keeps thinking about his family.</text:p>
            <text:p/>
          </table:table-cell>
          <table:table-cell office:value-type="string" calcext:value-type="string">
            <text:p>['A', 'father/husband', 'trying', 'to', 'do', 'his', 'job', ',', 'but', 'keeps', 'thinking', 'about', 'his', 'family', '.']</text:p>
          </table:table-cell>
          <table:table-cell office:value-type="string" calcext:value-type="string">
            <text:p>['DT', 'NN', 'VBG', 'TO', 'VB', 'PRP$', 'NN', ',', 'CC', 'VBZ', 'VBG',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32" calcext:value-type="float">
            <text:p>632</text:p>
          </table:table-cell>
          <table:table-cell office:value-type="string" calcext:value-type="string">
            <text:p>He seems to be daydreaming.</text:p>
            <text:p/>
          </table:table-cell>
          <table:table-cell office:value-type="string" calcext:value-type="string">
            <text:p>['He', 'seems', 'to', 'be', 'daydreaming', '.']</text:p>
          </table:table-cell>
          <table:table-cell office:value-type="string" calcext:value-type="string">
            <text:p>['PRP', 'VBZ', 'TO', 'VB', 'VBG',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33" calcext:value-type="float">
            <text:p>633</text:p>
          </table:table-cell>
          <table:table-cell office:value-type="string" calcext:value-type="string">
            <text:p>He may feel that he has chosen the wrong profession and wishes he could change.</text:p>
            <text:p/>
          </table:table-cell>
          <table:table-cell office:value-type="string" calcext:value-type="string">
            <text:p>['He', 'may', 'feel', 'that', 'he', 'has', 'chosen', 'the', 'wrong', 'profession', 'and', 'wishes', 'he', 'could', 'change', '.']</text:p>
          </table:table-cell>
          <table:table-cell office:value-type="string" calcext:value-type="string">
            <text:p>['PRP', 'MD', 'VB', 'IN', 'PRP', 'VBZ', 'VBN', 'DT', 'JJ', 'NN', 'CC', 'NNS', 'PRP', 'MD',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34" calcext:value-type="float">
            <text:p>634</text:p>
          </table:table-cell>
          <table:table-cell office:value-type="string" calcext:value-type="string">
            <text:p>He has a lot of responsibilities raising a family and at work.</text:p>
            <text:p/>
          </table:table-cell>
          <table:table-cell office:value-type="string" calcext:value-type="string">
            <text:p>['He', 'has', 'a', 'lot', 'of', 'responsibilities', 'raising', 'a', 'family', 'and', 'at', 'work', '.']</text:p>
          </table:table-cell>
          <table:table-cell office:value-type="string" calcext:value-type="string">
            <text:p>['PRP', 'VBZ', 'DT', 'NN', 'IN', 'NNS', 'VBG', 'DT', 'NN', 'CC',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35" calcext:value-type="float">
            <text:p>635</text:p>
          </table:table-cell>
          <table:table-cell office:value-type="string" calcext:value-type="string">
            <text:p>He cannot just quit and leave.</text:p>
            <text:p/>
          </table:table-cell>
          <table:table-cell office:value-type="string" calcext:value-type="string">
            <text:p>['He', 'can', 'not', 'just', 'quit', 'and', 'leave', '.']</text:p>
          </table:table-cell>
          <table:table-cell office:value-type="string" calcext:value-type="string">
            <text:p>['PRP', 'MD', 'RB', 'RB', 'NN', 'CC',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36" calcext:value-type="float">
            <text:p>636</text:p>
          </table:table-cell>
          <table:table-cell office:value-type="string" calcext:value-type="string">
            <text:p>So he stays and continues as always.</text:p>
            <text:p/>
          </table:table-cell>
          <table:table-cell office:value-type="string" calcext:value-type="string">
            <text:p>['So', 'he', 'stays', 'and', 'continues', 'as', 'always', '.']</text:p>
          </table:table-cell>
          <table:table-cell office:value-type="string" calcext:value-type="string">
            <text:p>['RB', 'PRP', 'VBZ', 'CC', 'VBZ', 'IN',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37" calcext:value-type="float">
            <text:p>637</text:p>
          </table:table-cell>
          <table:table-cell office:value-type="string" calcext:value-type="string">
            <text:p>It's winter in Boston, a couple in love are sitting together watching the ice form on the Charles.</text:p>
            <text:p/>
          </table:table-cell>
          <table:table-cell office:value-type="string" calcext:value-type="string">
            <text:p>['It', "'s", 'winter', 'in', 'Boston', ',', 'a', 'couple', 'in', 'love', 'are', 'sitting', 'together', 'watching', 'the', 'ice', 'form', 'on', 'the', 'Charles', '.']</text:p>
          </table:table-cell>
          <table:table-cell office:value-type="string" calcext:value-type="string">
            <text:p>['PRP', 'VBZ', 'NN', 'IN', 'NNP', ',', 'DT', 'NN', 'IN', 'NN', 'VBP', 'VBG', 'RB', 'VBG', 'DT', 'NN', 'NN', 'IN', 'DT', 'NNP',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38" calcext:value-type="float">
            <text:p>638</text:p>
          </table:table-cell>
          <table:table-cell office:value-type="string" calcext:value-type="string">
            <text:p>They have both taken the afternoon off from their jobs with intent of spending the rest of the day together.</text:p>
            <text:p/>
          </table:table-cell>
          <table:table-cell office:value-type="string" calcext:value-type="string">
            <text:p>['They', 'have', 'both', 'taken', 'the', 'afternoon', 'off', 'from', 'their', 'jobs', 'with', 'intent', 'of', 'spending', 'the', 'rest', 'of', 'the', 'day', 'together', '.']</text:p>
          </table:table-cell>
          <table:table-cell office:value-type="string" calcext:value-type="string">
            <text:p>['PRP', 'VBP', 'DT', 'VBN', 'DT', 'NN', 'IN', 'IN', 'PRP$', 'NNS', 'IN', 'NN', 'IN', 'VBG', 'DT', 'NN', 'IN', 'DT', 'NN', 'R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39" calcext:value-type="float">
            <text:p>639</text:p>
          </table:table-cell>
          <table:table-cell office:value-type="string" calcext:value-type="string">
            <text:p>They have been planning to get married as soon as George wins the lottery.</text:p>
            <text:p/>
          </table:table-cell>
          <table:table-cell office:value-type="string" calcext:value-type="string">
            <text:p>['They', 'have', 'been', 'planning', 'to', 'get', 'married', 'as', 'soon', 'as', 'George', 'wins', 'the', 'lottery', '.']</text:p>
          </table:table-cell>
          <table:table-cell office:value-type="string" calcext:value-type="string">
            <text:p>['PRP', 'VBP', 'VBN', 'VBG', 'TO', 'VB', 'VBN', 'RB', 'RB', 'IN', 'NNP', 'VBZ', 'DT',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table:style-name="ce3" office:value-type="float" office:value="640" calcext:value-type="float">
            <text:p>640</text:p>
          </table:table-cell>
          <table:table-cell table:style-name="ce3" office:value-type="string" calcext:value-type="string">
            <text:p>He has been purchasing tickets for 4 years now and is trying to convince Zelda that his lucky number is coming up soon!</text:p>
            <text:p/>
          </table:table-cell>
          <table:table-cell table:style-name="ce3" office:value-type="string" calcext:value-type="string">
            <text:p>['He', 'has', 'been', 'purchasing', 'tickets', 'for', '4', 'years', 'now', 'and', 'is', 'trying', 'to', 'convince', 'Zelda', 'that', 'his', 'lucky', 'number', 'is', 'coming', 'up', 'soon', '!']</text:p>
          </table:table-cell>
          <table:table-cell table:style-name="ce3" office:value-type="string" calcext:value-type="string">
            <text:p>['PRP', 'VBZ', 'VBN', 'VBG', 'NNS', 'IN', 'CD', 'NNS', 'RB', 'CC', 'VBZ', 'VBG', 'TO', 'VB', 'NNP', 'IN', 'PRP$', 'JJ', 'NN', 'VBZ', 'VBG', 'RP', 'RB',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641" calcext:value-type="float">
            <text:p>641</text:p>
          </table:table-cell>
          <table:table-cell office:value-type="string" calcext:value-type="string">
            <text:p>This is the bank of the Charles River where this young con artist is explaining to an innocent college student how he has become the youngest full professor at M.I.T.</text:p>
            <text:p/>
          </table:table-cell>
          <table:table-cell office:value-type="string" calcext:value-type="string">
            <text:p>['This', 'is', 'the', 'bank', 'of', 'the', 'Charles', 'River', 'where', 'this', 'young', 'con', 'artist', 'is', 'explaining', 'to', 'an', 'innocent', 'college', 'student', 'how', 'he', 'has', 'become', 'the', 'youngest', 'full', 'professor', 'at', 'M.I.T', '.']</text:p>
          </table:table-cell>
          <table:table-cell office:value-type="string" calcext:value-type="string">
            <text:p>['DT', 'VBZ', 'DT', 'NN', 'IN', 'DT', 'NNP', 'NNP', 'WRB', 'DT', 'JJ', 'NN', 'NN', 'VBZ', 'VBG', 'TO', 'DT', 'JJ', 'NN', 'NN', 'WRB', 'PRP', 'VBZ', 'VBN', 'DT', 'JJS', 'JJ', 'NN', 'IN', 'NNP',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642" calcext:value-type="float">
            <text:p>642</text:p>
          </table:table-cell>
          <table:table-cell office:value-type="string" calcext:value-type="string">
            <text:p>She is unconvinced but enjoys the attention knowing he is oblivious to her highly infectious fatal disease.</text:p>
            <text:p/>
          </table:table-cell>
          <table:table-cell office:value-type="string" calcext:value-type="string">
            <text:p>['She', 'is', 'unconvinced', 'but', 'enjoys', 'the', 'attention', 'knowing', 'he', 'is', 'oblivious', 'to', 'her', 'highly', 'infectious', 'fatal', 'disease', '.']</text:p>
          </table:table-cell>
          <table:table-cell office:value-type="string" calcext:value-type="string">
            <text:p>['PRP', 'VBZ', 'JJ', 'CC', 'VBZ', 'DT', 'NN', 'NN', 'PRP', 'VBZ', 'JJ', 'TO', 'PRP$', 'RB', 'JJ',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643" calcext:value-type="float">
            <text:p>643</text:p>
          </table:table-cell>
          <table:table-cell office:value-type="string" calcext:value-type="string">
            <text:p>Shortly she will reject his advances and move on to another unsuspecting hustler.</text:p>
            <text:p/>
          </table:table-cell>
          <table:table-cell office:value-type="string" calcext:value-type="string">
            <text:p>['Shortly', 'she', 'will', 'reject', 'his', 'advances', 'and', 'move', 'on', 'to', 'another', 'unsuspecting', 'hustler', '.']</text:p>
          </table:table-cell>
          <table:table-cell office:value-type="string" calcext:value-type="string">
            <text:p>['RB', 'PRP', 'MD', 'VB', 'PRP$', 'NNS', 'CC', 'VB', 'IN', 'TO',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44" calcext:value-type="float">
            <text:p>644</text:p>
          </table:table-cell>
          <table:table-cell office:value-type="string" calcext:value-type="string">
            <text:p>Stephen is leaving.</text:p>
            <text:p/>
          </table:table-cell>
          <table:table-cell office:value-type="string" calcext:value-type="string">
            <text:p>['Stephen', 'is', 'leaving', '.']</text:p>
          </table:table-cell>
          <table:table-cell office:value-type="string" calcext:value-type="string">
            <text:p>['NNP', 'VBZ', 'VBG',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45" calcext:value-type="float">
            <text:p>645</text:p>
          </table:table-cell>
          <table:table-cell office:value-type="string" calcext:value-type="string">
            <text:p>He does not know how to explain it to Sarah, his significant other for these past three years.</text:p>
            <text:p/>
          </table:table-cell>
          <table:table-cell office:value-type="string" calcext:value-type="string">
            <text:p>['He', 'does', 'not', 'know', 'how', 'to', 'explain', 'it', 'to', 'Sarah', ',', 'his', 'significant', 'other', 'for', 'these', 'past', 'three', 'years', '.']</text:p>
          </table:table-cell>
          <table:table-cell office:value-type="string" calcext:value-type="string">
            <text:p>['PRP', 'VBZ', 'RB', 'VB', 'WRB', 'TO', 'VB', 'PRP', 'TO', 'NNP', ',', 'PRP$', 'JJ', 'JJ', 'IN', 'DT', 'JJ', 'CD', 'NNS',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46" calcext:value-type="float">
            <text:p>646</text:p>
          </table:table-cell>
          <table:table-cell office:value-type="string" calcext:value-type="string">
            <text:p>It's a cold day in Boston and the frozen Charles River does not make parting any easier.</text:p>
            <text:p/>
          </table:table-cell>
          <table:table-cell office:value-type="string" calcext:value-type="string">
            <text:p>['It', "'s", 'a', 'cold', 'day', 'in', 'Boston', 'and', 'the', 'frozen', 'Charles', 'River', 'does', 'not', 'make', 'parting', 'any', 'easier', '.']</text:p>
          </table:table-cell>
          <table:table-cell office:value-type="string" calcext:value-type="string">
            <text:p>['PRP', 'VBZ', 'DT', 'JJ', 'NN', 'IN', 'NNP', 'CC', 'DT', 'JJ', 'NNP', 'NNP', 'VBZ', 'RB', 'VB', 'VBG', 'DT', 'JJR',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47" calcext:value-type="float">
            <text:p>647</text:p>
          </table:table-cell>
          <table:table-cell office:value-type="string" calcext:value-type="string">
            <text:p>In both their hearts, their love is still strong and they know they will never see each other again.</text:p>
            <text:p/>
          </table:table-cell>
          <table:table-cell office:value-type="string" calcext:value-type="string">
            <text:p>['In', 'both', 'their', 'hearts', ',', 'their', 'love', 'is', 'still', 'strong', 'and', 'they', 'know', 'they', 'will', 'never', 'see', 'each', 'other', 'again', '.']</text:p>
          </table:table-cell>
          <table:table-cell office:value-type="string" calcext:value-type="string">
            <text:p>['IN', 'DT', 'PRP$', 'NNS', ',', 'PRP$', 'NN', 'VBZ', 'RB', 'JJ', 'CC', 'PRP', 'VBP', 'PRP', 'MD', 'RB', 'VB', 'DT', 'JJ', 'R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48" calcext:value-type="float">
            <text:p>648</text:p>
          </table:table-cell>
          <table:table-cell office:value-type="string" calcext:value-type="string">
            <text:p>There is a man and a woman sitting on the banks of a river.</text:p>
            <text:p/>
          </table:table-cell>
          <table:table-cell office:value-type="string" calcext:value-type="string">
            <text:p>['There', 'is', 'a', 'man', 'and', 'a', 'woman', 'sitting', 'on', 'the', 'banks', 'of', 'a', 'river', '.']</text:p>
          </table:table-cell>
          <table:table-cell office:value-type="string" calcext:value-type="string">
            <text:p>['EX', 'VBZ', 'DT', 'NN', 'CC', 'DT', 'NN', 'VBG', 'IN', 'DT',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49" calcext:value-type="float">
            <text:p>649</text:p>
          </table:table-cell>
          <table:table-cell office:value-type="string" calcext:value-type="string">
            <text:p>They have some quiet time to just talk.</text:p>
            <text:p/>
          </table:table-cell>
          <table:table-cell office:value-type="string" calcext:value-type="string">
            <text:p>['They', 'have', 'some', 'quiet', 'time', 'to', 'just', 'talk', '.']</text:p>
          </table:table-cell>
          <table:table-cell office:value-type="string" calcext:value-type="string">
            <text:p>['PRP', 'VBP', 'DT', 'JJ', 'NN', 'TO', 'RB', 'V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50" calcext:value-type="float">
            <text:p>650</text:p>
          </table:table-cell>
          <table:table-cell office:value-type="string" calcext:value-type="string">
            <text:p>They are enjoying the out of doors and the scenery.</text:p>
            <text:p/>
          </table:table-cell>
          <table:table-cell office:value-type="string" calcext:value-type="string">
            <text:p>['They', 'are', 'enjoying', 'the', 'out', 'of', 'doors', 'and', 'the', 'scenery', '.']</text:p>
          </table:table-cell>
          <table:table-cell office:value-type="string" calcext:value-type="string">
            <text:p>['PRP', 'VBP', 'VBG', 'DT', 'NN', 'IN', 'NNS', 'CC',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51" calcext:value-type="float">
            <text:p>651</text:p>
          </table:table-cell>
          <table:table-cell office:value-type="string" calcext:value-type="string">
            <text:p>Talking together lets them know more about each other's feelings.</text:p>
            <text:p/>
          </table:table-cell>
          <table:table-cell office:value-type="string" calcext:value-type="string">
            <text:p>['Talking', 'together', 'lets', 'them', 'know', 'more', 'about', 'each', 'other', "'s", 'feelings', '.']</text:p>
          </table:table-cell>
          <table:table-cell office:value-type="string" calcext:value-type="string">
            <text:p>['VBG', 'RB', 'VBZ', 'PRP', 'VB', 'JJR', 'IN', 'DT', 'JJ', 'POS', 'NNS',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52" calcext:value-type="float">
            <text:p>652</text:p>
          </table:table-cell>
          <table:table-cell office:value-type="string" calcext:value-type="string">
            <text:p>Two people in love just taking a stroll and decided to sit and relax on the park bench.</text:p>
            <text:p/>
          </table:table-cell>
          <table:table-cell office:value-type="string" calcext:value-type="string">
            <text:p>['Two', 'people', 'in', 'love', 'just', 'taking', 'a', 'stroll', 'and', 'decided', 'to', 'sit', 'and', 'relax', 'on', 'the', 'park', 'bench', '.']</text:p>
          </table:table-cell>
          <table:table-cell office:value-type="string" calcext:value-type="string">
            <text:p>['CD', 'NNS', 'IN', 'NN', 'RB', 'VBG', 'DT', 'NN', 'CC', 'VBD', 'TO', 'VB', 'CC', 'VB', 'IN', 'DT', 'NN',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53" calcext:value-type="float">
            <text:p>653</text:p>
          </table:table-cell>
          <table:table-cell office:value-type="string" calcext:value-type="string">
            <text:p>Just light easy conversation.</text:p>
            <text:p/>
          </table:table-cell>
          <table:table-cell office:value-type="string" calcext:value-type="string">
            <text:p>['Just', 'light', 'easy', 'conversation', '.']</text:p>
          </table:table-cell>
          <table:table-cell office:value-type="string" calcext:value-type="string">
            <text:p>['RB', 'JJ', 'JJ',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54" calcext:value-type="float">
            <text:p>654</text:p>
          </table:table-cell>
          <table:table-cell office:value-type="string" calcext:value-type="string">
            <text:p>No hassles.</text:p>
            <text:p/>
          </table:table-cell>
          <table:table-cell office:value-type="string" calcext:value-type="string">
            <text:p>['No', 'hassles', '.']</text:p>
          </table:table-cell>
          <table:table-cell office:value-type="string" calcext:value-type="string">
            <text:p>['DT',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55" calcext:value-type="float">
            <text:p>655</text:p>
          </table:table-cell>
          <table:table-cell office:value-type="string" calcext:value-type="string">
            <text:p>A day off to relax and enjoy each other's company.</text:p>
            <text:p/>
          </table:table-cell>
          <table:table-cell office:value-type="string" calcext:value-type="string">
            <text:p>['A', 'day', 'off', 'to', 'relax', 'and', 'enjoy', 'each', 'other', "'s", 'company', '.']</text:p>
          </table:table-cell>
          <table:table-cell office:value-type="string" calcext:value-type="string">
            <text:p>['DT', 'NN', 'IN', 'TO', 'VB', 'CC', 'VB', 'DT', 'JJ', 'POS',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56" calcext:value-type="float">
            <text:p>656</text:p>
          </table:table-cell>
          <table:table-cell office:value-type="string" calcext:value-type="string">
            <text:p>They will leave and have a nice quiet dinner outside in a restaurant.</text:p>
            <text:p/>
          </table:table-cell>
          <table:table-cell office:value-type="string" calcext:value-type="string">
            <text:p>['They', 'will', 'leave', 'and', 'have', 'a', 'nice', 'quiet', 'dinner', 'outside', 'in', 'a', 'restaurant', '.']</text:p>
          </table:table-cell>
          <table:table-cell office:value-type="string" calcext:value-type="string">
            <text:p>['PRP', 'MD', 'VB', 'CC', 'VB', 'DT', 'JJ', 'JJ', 'NN', 'I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57" calcext:value-type="float">
            <text:p>657</text:p>
          </table:table-cell>
          <table:table-cell office:value-type="string" calcext:value-type="string">
            <text:p>Two employees of a medical test center are awaiting the results of an important test sample from the president.</text:p>
            <text:p/>
          </table:table-cell>
          <table:table-cell office:value-type="string" calcext:value-type="string">
            <text:p>['Two', 'employees', 'of', 'a', 'medical', 'test', 'center', 'are', 'awaiting', 'the', 'results', 'of', 'an', 'important', 'test', 'sample', 'from', 'the', 'president', '.']</text:p>
          </table:table-cell>
          <table:table-cell office:value-type="string" calcext:value-type="string">
            <text:p>['CD', 'NNS', 'IN', 'DT', 'JJ', 'NN', 'NN', 'VBP', 'VBG', 'DT', 'NNS', 'IN', 'DT', 'JJ', 'NN',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58" calcext:value-type="float">
            <text:p>658</text:p>
          </table:table-cell>
          <table:table-cell office:value-type="string" calcext:value-type="string">
            <text:p>The boss, standing on the right is checking that all necessary steps are followed.</text:p>
            <text:p/>
          </table:table-cell>
          <table:table-cell office:value-type="string" calcext:value-type="string">
            <text:p>['The', 'boss', ',', 'standing', 'on', 'the', 'right', 'is', 'checking', 'that', 'all', 'necessary', 'steps', 'are', 'followed', '.']</text:p>
          </table:table-cell>
          <table:table-cell office:value-type="string" calcext:value-type="string">
            <text:p>['DT', 'NN', ',', 'VBG', 'IN', 'DT', 'NN', 'VBZ', 'VBG', 'IN', 'DT', 'JJ', 'NNS', 'VBP',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59" calcext:value-type="float">
            <text:p>659</text:p>
          </table:table-cell>
          <table:table-cell office:value-type="string" calcext:value-type="string">
            <text:p>The whole country's future could be in jeopardy if the test shows positive.</text:p>
            <text:p/>
          </table:table-cell>
          <table:table-cell office:value-type="string" calcext:value-type="string">
            <text:p>['The', 'whole', 'country', "'s", 'future', 'could', 'be', 'in', 'jeopardy', 'if', 'the', 'test', 'shows', 'positive', '.']</text:p>
          </table:table-cell>
          <table:table-cell office:value-type="string" calcext:value-type="string">
            <text:p>['DT', 'JJ', 'NN', 'POS', 'NN', 'MD', 'VB', 'IN', 'NN', 'IN', 'DT', 'NN', 'VBZ',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60" calcext:value-type="float">
            <text:p>660</text:p>
          </table:table-cell>
          <table:table-cell office:value-type="string" calcext:value-type="string">
            <text:p>The president had been bitten earlier that day by a rabid dog.</text:p>
            <text:p/>
          </table:table-cell>
          <table:table-cell office:value-type="string" calcext:value-type="string">
            <text:p>['The', 'president', 'had', 'been', 'bitten', 'earlier', 'that', 'day', 'by', 'a', 'rabid', 'dog', '.']</text:p>
          </table:table-cell>
          <table:table-cell office:value-type="string" calcext:value-type="string">
            <text:p>['DT', 'NN', 'VBD', 'VBN', 'VBN', 'RBR', 'DT', 'NN', 'IN', 'DT', 'NN',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661" calcext:value-type="float">
            <text:p>661</text:p>
          </table:table-cell>
          <table:table-cell office:value-type="string" calcext:value-type="string">
            <text:p>Madame Curie is concocting a elixir made of high grade radium which gives one a glowing sense of well being.</text:p>
            <text:p/>
          </table:table-cell>
          <table:table-cell office:value-type="string" calcext:value-type="string">
            <text:p>['Madame', 'Curie', 'is', 'concocting', 'a', 'elixir', 'made', 'of', 'high', 'grade', 'radium', 'which', 'gives', 'one', 'a', 'glowing', 'sense', 'of', 'well', 'being', '.']</text:p>
          </table:table-cell>
          <table:table-cell office:value-type="string" calcext:value-type="string">
            <text:p>['NNP', 'NNP', 'VBZ', 'VBG', 'DT', 'NN', 'VBN', 'IN', 'JJ', 'NN', 'NN', 'WDT', 'VBZ', 'CD', 'DT', 'NN', 'NN', 'IN', 'RB', 'VBG',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62" calcext:value-type="float">
            <text:p>662</text:p>
          </table:table-cell>
          <table:table-cell office:value-type="string" calcext:value-type="string">
            <text:p>The young assistant is curious about who will be the first human to test this wonder drug.</text:p>
            <text:p/>
          </table:table-cell>
          <table:table-cell office:value-type="string" calcext:value-type="string">
            <text:p>['The', 'young', 'assistant', 'is', 'curious', 'about', 'who', 'will', 'be', 'the', 'first', 'human', 'to', 'test', 'this', 'wonder', 'drug', '.']</text:p>
          </table:table-cell>
          <table:table-cell office:value-type="string" calcext:value-type="string">
            <text:p>['DT', 'JJ', 'NN', 'VBZ', 'JJ', 'IN', 'WP', 'MD', 'VB', 'DT', 'JJ', 'NN', 'TO', 'VB', 'DT', 'JJR',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663" calcext:value-type="float">
            <text:p>663</text:p>
          </table:table-cell>
          <table:table-cell office:value-type="string" calcext:value-type="string">
            <text:p>Perhaps she will volunteer her bashful boyfriend who has been seeking illumination with Madame Blavatsky.</text:p>
            <text:p/>
          </table:table-cell>
          <table:table-cell office:value-type="string" calcext:value-type="string">
            <text:p>['Perhaps', 'she', 'will', 'volunteer', 'her', 'bashful', 'boyfriend', 'who', 'has', 'been', 'seeking', 'illumination', 'with', 'Madame', 'Blavatsky', '.']</text:p>
          </table:table-cell>
          <table:table-cell office:value-type="string" calcext:value-type="string">
            <text:p>['RB', 'PRP', 'MD', 'VB', 'PRP$', 'JJ', 'NN', 'WP', 'VBZ', 'VBN', 'VBG', 'NN', 'IN', 'NNP',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64" calcext:value-type="float">
            <text:p>664</text:p>
          </table:table-cell>
          <table:table-cell office:value-type="string" calcext:value-type="string">
            <text:p>Gwen has been working for a cure to the disease ever since it started affecting most people in the city.</text:p>
            <text:p/>
          </table:table-cell>
          <table:table-cell office:value-type="string" calcext:value-type="string">
            <text:p>['Gwen', 'has', 'been', 'working', 'for', 'a', 'cure', 'to', 'the', 'disease', 'ever', 'since', 'it', 'started', 'affecting', 'most', 'people', 'in', 'the', 'city', '.']</text:p>
          </table:table-cell>
          <table:table-cell office:value-type="string" calcext:value-type="string">
            <text:p>['NNP', 'VBZ', 'VBN', 'VBG', 'IN', 'DT', 'NN', 'TO', 'DT', 'NN', 'RB', 'IN', 'PRP', 'VBD', 'VBG', 'JJS', 'NNS', 'IN', 'DT',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665" calcext:value-type="float">
            <text:p>665</text:p>
          </table:table-cell>
          <table:table-cell office:value-type="string" calcext:value-type="string">
            <text:p>She has been working day and night with her assistant Gail.</text:p>
            <text:p/>
          </table:table-cell>
          <table:table-cell office:value-type="string" calcext:value-type="string">
            <text:p>['She', 'has', 'been', 'working', 'day', 'and', 'night', 'with', 'her', 'assistant', 'Gail', '.']</text:p>
          </table:table-cell>
          <table:table-cell office:value-type="string" calcext:value-type="string">
            <text:p>['PRP', 'VBZ', 'VBN', 'VBG', 'NN', 'CC', 'NN', 'IN', 'PRP$', 'JJ',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66" calcext:value-type="float">
            <text:p>666</text:p>
          </table:table-cell>
          <table:table-cell office:value-type="string" calcext:value-type="string">
            <text:p>It is a race against time with no clear winner in sight.</text:p>
            <text:p/>
          </table:table-cell>
          <table:table-cell office:value-type="string" calcext:value-type="string">
            <text:p>['It', 'is', 'a', 'race', 'against', 'time', 'with', 'no', 'clear', 'winner', 'in', 'sight', '.']</text:p>
          </table:table-cell>
          <table:table-cell office:value-type="string" calcext:value-type="string">
            <text:p>['PRP', 'VBZ', 'DT', 'NN', 'IN', 'NN', 'IN', 'DT', 'JJ', 'NN', 'IN',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667" calcext:value-type="float">
            <text:p>667</text:p>
          </table:table-cell>
          <table:table-cell office:value-type="string" calcext:value-type="string">
            <text:p>She must go on.</text:p>
            <text:p/>
          </table:table-cell>
          <table:table-cell office:value-type="string" calcext:value-type="string">
            <text:p>['She', 'must', 'go', 'on', '.']</text:p>
          </table:table-cell>
          <table:table-cell office:value-type="string" calcext:value-type="string">
            <text:p>['PRP', 'MD', 'VB', 'I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68" calcext:value-type="float">
            <text:p>668</text:p>
          </table:table-cell>
          <table:table-cell office:value-type="string" calcext:value-type="string">
            <text:p>A doctor and her assistant are doing some lab work.</text:p>
            <text:p/>
          </table:table-cell>
          <table:table-cell office:value-type="string" calcext:value-type="string">
            <text:p>['A', 'doctor', 'and', 'her', 'assistant', 'are', 'doing', 'some', 'lab', 'work', '.']</text:p>
          </table:table-cell>
          <table:table-cell office:value-type="string" calcext:value-type="string">
            <text:p>['DT', 'NN', 'CC', 'PRP$', 'NN', 'VBP', 'VBG',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69" calcext:value-type="float">
            <text:p>669</text:p>
          </table:table-cell>
          <table:table-cell office:value-type="string" calcext:value-type="string">
            <text:p>They may be analyzing specimens from a patient that has come in for test.</text:p>
            <text:p/>
          </table:table-cell>
          <table:table-cell office:value-type="string" calcext:value-type="string">
            <text:p>['They', 'may', 'be', 'analyzing', 'specimens', 'from', 'a', 'patient', 'that', 'has', 'come', 'in', 'for', 'test', '.']</text:p>
          </table:table-cell>
          <table:table-cell office:value-type="string" calcext:value-type="string">
            <text:p>['PRP', 'MD', 'VB', 'VBG', 'NNS', 'IN', 'DT', 'NN', 'WDT', 'VBZ', 'VBN', 'IN',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70" calcext:value-type="float">
            <text:p>670</text:p>
          </table:table-cell>
          <table:table-cell office:value-type="string" calcext:value-type="string">
            <text:p>They will get results and let the patient know their diagnosis.</text:p>
            <text:p/>
          </table:table-cell>
          <table:table-cell office:value-type="string" calcext:value-type="string">
            <text:p>['They', 'will', 'get', 'results', 'and', 'let', 'the', 'patient', 'know', 'their', 'diagnosis', '.']</text:p>
          </table:table-cell>
          <table:table-cell office:value-type="string" calcext:value-type="string">
            <text:p>['PRP', 'MD', 'VB', 'NNS', 'CC', 'VB', 'DT', 'NN', 'VBP',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71" calcext:value-type="float">
            <text:p>671</text:p>
          </table:table-cell>
          <table:table-cell office:value-type="string" calcext:value-type="string">
            <text:p>If there is a problem, they will offer remedies to help alleviate it.</text:p>
            <text:p/>
          </table:table-cell>
          <table:table-cell office:value-type="string" calcext:value-type="string">
            <text:p>['If', 'there', 'is', 'a', 'problem', ',', 'they', 'will', 'offer', 'remedies', 'to', 'help', 'alleviate', 'it', '.']</text:p>
          </table:table-cell>
          <table:table-cell office:value-type="string" calcext:value-type="string">
            <text:p>['IN', 'EX', 'VBZ', 'DT', 'NN', ',', 'PRP', 'MD', 'VB', 'NNS', 'TO', 'VB', 'VB',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72" calcext:value-type="float">
            <text:p>672</text:p>
          </table:table-cell>
          <table:table-cell office:value-type="string" calcext:value-type="string">
            <text:p>Two female research scientists working in a lab.</text:p>
            <text:p/>
          </table:table-cell>
          <table:table-cell office:value-type="string" calcext:value-type="string">
            <text:p>['Two', 'female', 'research', 'scientists', 'working', 'in', 'a', 'lab', '.']</text:p>
          </table:table-cell>
          <table:table-cell office:value-type="string" calcext:value-type="string">
            <text:p>['CD', 'JJ', 'NN', 'NNS', 'VBG',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73" calcext:value-type="float">
            <text:p>673</text:p>
          </table:table-cell>
          <table:table-cell office:value-type="string" calcext:value-type="string">
            <text:p>They are trying to help find a cure for some disease.</text:p>
            <text:p/>
          </table:table-cell>
          <table:table-cell office:value-type="string" calcext:value-type="string">
            <text:p>['They', 'are', 'trying', 'to', 'help', 'find', 'a', 'cure', 'for', 'some', 'disease', '.']</text:p>
          </table:table-cell>
          <table:table-cell office:value-type="string" calcext:value-type="string">
            <text:p>['PRP', 'VBP', 'VBG', 'TO', 'VB', 'VB', 'DT', 'NN', 'IN', 'DT',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674" calcext:value-type="float">
            <text:p>674</text:p>
          </table:table-cell>
          <table:table-cell office:value-type="string" calcext:value-type="string">
            <text:p>Both always wanted to do this type of work and are very intense and serious about their profession.</text:p>
            <text:p/>
          </table:table-cell>
          <table:table-cell office:value-type="string" calcext:value-type="string">
            <text:p>['Both', 'always', 'wanted', 'to', 'do', 'this', 'type', 'of', 'work', 'and', 'are', 'very', 'intense', 'and', 'serious', 'about', 'their', 'profession', '.']</text:p>
          </table:table-cell>
          <table:table-cell office:value-type="string" calcext:value-type="string">
            <text:p>['DT', 'RB', 'VBN', 'TO', 'VB', 'DT', 'NN', 'IN', 'NN', 'CC', 'VBP', 'RB', 'JJ', 'CC', 'JJ',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75" calcext:value-type="float">
            <text:p>675</text:p>
          </table:table-cell>
          <table:table-cell office:value-type="string" calcext:value-type="string">
            <text:p>They have a feeling of accomplishment and self-fulfillment and will continue to work in this field.</text:p>
            <text:p/>
          </table:table-cell>
          <table:table-cell office:value-type="string" calcext:value-type="string">
            <text:p>['They', 'have', 'a', 'feeling', 'of', 'accomplishment', 'and', 'self-fulfillment', 'and', 'will', 'continue', 'to', 'work', 'in', 'this', 'field', '.']</text:p>
          </table:table-cell>
          <table:table-cell office:value-type="string" calcext:value-type="string">
            <text:p>['PRP', 'VBP', 'DT', 'NN', 'IN', 'NN', 'CC', 'NN', 'CC', 'MD', 'VB', 'TO', 'VB', 'IN', 'DT',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676" calcext:value-type="float">
            <text:p>676</text:p>
          </table:table-cell>
          <table:table-cell office:value-type="string" calcext:value-type="string">
            <text:p>A circus act is underway.</text:p>
            <text:p/>
          </table:table-cell>
          <table:table-cell office:value-type="string" calcext:value-type="string">
            <text:p>['A', 'circus', 'act', 'is', 'underway', '.']</text:p>
          </table:table-cell>
          <table:table-cell office:value-type="string" calcext:value-type="string">
            <text:p>['DT', 'NN', 'NN', 'VBZ',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77" calcext:value-type="float">
            <text:p>677</text:p>
          </table:table-cell>
          <table:table-cell office:value-type="string" calcext:value-type="string">
            <text:p>The two star performers are nearing the end of their performance.</text:p>
            <text:p/>
          </table:table-cell>
          <table:table-cell office:value-type="string" calcext:value-type="string">
            <text:p>['The', 'two', 'star', 'performers', 'are', 'nearing', 'the', 'end', 'of', 'their', 'performance', '.']</text:p>
          </table:table-cell>
          <table:table-cell office:value-type="string" calcext:value-type="string">
            <text:p>['DT', 'CD', 'NN', 'NNS', 'VBP', 'VBG', 'DT', 'NN', 'IN', 'PRP$',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678" calcext:value-type="float">
            <text:p>678</text:p>
          </table:table-cell>
          <table:table-cell office:value-type="string" calcext:value-type="string">
            <text:p>Just before the start of the act Wayne had found out that Sheila had been unfaithful to him.</text:p>
            <text:p/>
          </table:table-cell>
          <table:table-cell office:value-type="string" calcext:value-type="string">
            <text:p>['Just', 'before', 'the', 'start', 'of', 'the', 'act', 'Wayne', 'had', 'found', 'out', 'that', 'Sheila', 'had', 'been', 'unfaithful', 'to', 'him', '.']</text:p>
          </table:table-cell>
          <table:table-cell office:value-type="string" calcext:value-type="string">
            <text:p>['RB', 'IN', 'DT', 'NN', 'IN', 'DT', 'NN', 'NNP', 'VBD', 'VBN', 'RP', 'IN', 'NNP', 'VBD', 'VBN', 'JJ', 'TO',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79" calcext:value-type="float">
            <text:p>679</text:p>
          </table:table-cell>
          <table:table-cell office:value-type="string" calcext:value-type="string">
            <text:p>He wants to forget about the incident but can't.</text:p>
            <text:p/>
          </table:table-cell>
          <table:table-cell office:value-type="string" calcext:value-type="string">
            <text:p>['He', 'wants', 'to', 'forget', 'about', 'the', 'incident', 'but', 'ca', "n't", '.']</text:p>
          </table:table-cell>
          <table:table-cell office:value-type="string" calcext:value-type="string">
            <text:p>['PRP', 'VBZ', 'TO', 'VB', 'IN', 'DT', 'NN', 'CC', 'MD',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80" calcext:value-type="float">
            <text:p>680</text:p>
          </table:table-cell>
          <table:table-cell office:value-type="string" calcext:value-type="string">
            <text:p>He's decided to tell her he knows and that he forgives her if she'll never do it again.</text:p>
            <text:p/>
          </table:table-cell>
          <table:table-cell office:value-type="string" calcext:value-type="string">
            <text:p>['He', "'s", 'decided', 'to', 'tell', 'her', 'he', 'knows', 'and', 'that', 'he', 'forgives', 'her', 'if', 'she', "'ll", 'never', 'do', 'it', 'again', '.']</text:p>
          </table:table-cell>
          <table:table-cell office:value-type="string" calcext:value-type="string">
            <text:p>['PRP', 'VBZ', 'VBN', 'TO', 'VB', 'PRP$', 'PRP', 'VBZ', 'CC', 'IN', 'PRP', 'VBZ', 'PRP$', 'IN', 'PRP', 'MD', 'RB', 'VB', 'PRP',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81" calcext:value-type="float">
            <text:p>681</text:p>
          </table:table-cell>
          <table:table-cell office:value-type="string" calcext:value-type="string">
            <text:p>However, just as he is about to catch her on the last swing he misses, she falls and breaks her neck.</text:p>
            <text:p/>
          </table:table-cell>
          <table:table-cell office:value-type="string" calcext:value-type="string">
            <text:p>['However', ',', 'just', 'as', 'he', 'is', 'about', 'to', 'catch', 'her', 'on', 'the', 'last', 'swing', 'he', 'misses', ',', 'she', 'falls', 'and', 'breaks', 'her', 'neck', '.']</text:p>
          </table:table-cell>
          <table:table-cell office:value-type="string" calcext:value-type="string">
            <text:p>['RB', ',', 'RB', 'IN', 'PRP', 'VBZ', 'IN', 'TO', 'VB', 'PRP', 'IN', 'DT', 'JJ', 'NN', 'PRP', 'VBZ', ',', 'PRP', 'VBZ', 'CC', 'VBZ',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82" calcext:value-type="float">
            <text:p>682</text:p>
          </table:table-cell>
          <table:table-cell office:value-type="string" calcext:value-type="string">
            <text:p>This photo is one of the rare surviving candid shots of my wife and I during our early married life.</text:p>
            <text:p/>
          </table:table-cell>
          <table:table-cell office:value-type="string" calcext:value-type="string">
            <text:p>['This', 'photo', 'is', 'one', 'of', 'the', 'rare', 'surviving', 'candid', 'shots', 'of', 'my', 'wife', 'and', 'I', 'during', 'our', 'early', 'married', 'life', '.']</text:p>
          </table:table-cell>
          <table:table-cell office:value-type="string" calcext:value-type="string">
            <text:p>['DT', 'NN', 'VBZ', 'CD', 'IN', 'DT', 'JJ', 'VBG', 'JJ', 'NNS', 'IN', 'PRP$', 'NN', 'CC', 'PRP', 'IN', 'PRP$', 'JJ',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83" calcext:value-type="float">
            <text:p>683</text:p>
          </table:table-cell>
          <table:table-cell office:value-type="string" calcext:value-type="string">
            <text:p>Often after dinner we would retire upstairs to our spacious bedroom for some stimulating foreplay.</text:p>
            <text:p/>
          </table:table-cell>
          <table:table-cell office:value-type="string" calcext:value-type="string">
            <text:p>['Often', 'after', 'dinner', 'we', 'would', 'retire', 'upstairs', 'to', 'our', 'spacious', 'bedroom', 'for', 'some', 'stimulating', 'foreplay', '.']</text:p>
          </table:table-cell>
          <table:table-cell office:value-type="string" calcext:value-type="string">
            <text:p>['RB', 'IN', 'NN', 'PRP', 'MD', 'VB', 'NNS', 'TO', 'PRP$', 'JJ', 'NN',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84" calcext:value-type="float">
            <text:p>684</text:p>
          </table:table-cell>
          <table:table-cell office:value-type="string" calcext:value-type="string">
            <text:p>The photo captures the completion of a triple jump which was the highlight of our acrobatic fantasy phase.</text:p>
            <text:p/>
          </table:table-cell>
          <table:table-cell office:value-type="string" calcext:value-type="string">
            <text:p>['The', 'photo', 'captures', 'the', 'completion', 'of', 'a', 'triple', 'jump', 'which', 'was', 'the', 'highlight', 'of', 'our', 'acrobatic', 'fantasy', 'phase', '.']</text:p>
          </table:table-cell>
          <table:table-cell office:value-type="string" calcext:value-type="string">
            <text:p>['DT', 'NN', 'VBZ', 'DT', 'NN', 'IN', 'DT', 'JJ', 'NN', 'WDT', 'VBD', 'DT', 'NN', 'IN', 'PRP$', 'JJ',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85" calcext:value-type="float">
            <text:p>685</text:p>
          </table:table-cell>
          <table:table-cell office:value-type="string" calcext:value-type="string">
            <text:p>We might have been better off staying with the acrobatics since the high diving into a sponge was disastrous for our marriage.</text:p>
            <text:p/>
          </table:table-cell>
          <table:table-cell office:value-type="string" calcext:value-type="string">
            <text:p>['We', 'might', 'have', 'been', 'better', 'off', 'staying', 'with', 'the', 'acrobatics', 'since', 'the', 'high', 'diving', 'into', 'a', 'sponge', 'was', 'disastrous', 'for', 'our', 'marriage', '.']</text:p>
          </table:table-cell>
          <table:table-cell office:value-type="string" calcext:value-type="string">
            <text:p>['PRP', 'MD', 'VB', 'VBN', 'JJR', 'RP', 'VBG', 'IN', 'DT', 'NNS', 'IN', 'DT', 'JJ', 'NN', 'IN', 'DT', 'NN', 'VBD', 'JJ',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86" calcext:value-type="float">
            <text:p>686</text:p>
          </table:table-cell>
          <table:table-cell office:value-type="string" calcext:value-type="string">
            <text:p>Jane and Harry have been together, performing the same routine for 10 years.</text:p>
            <text:p/>
          </table:table-cell>
          <table:table-cell office:value-type="string" calcext:value-type="string">
            <text:p>['Jane', 'and', 'Harry', 'have', 'been', 'together', ',', 'performing', 'the', 'same', 'routine', 'for', '10', 'years', '.']</text:p>
          </table:table-cell>
          <table:table-cell office:value-type="string" calcext:value-type="string">
            <text:p>['NNP', 'CC', 'NNP', 'VBP', 'VBN', 'RB', ',', 'VBG', 'DT', 'JJ', 'NN', 'IN', 'CD',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87" calcext:value-type="float">
            <text:p>687</text:p>
          </table:table-cell>
          <table:table-cell office:value-type="string" calcext:value-type="string">
            <text:p>At first the excitement of show business and the traveling kept them together and happy.</text:p>
            <text:p/>
          </table:table-cell>
          <table:table-cell office:value-type="string" calcext:value-type="string">
            <text:p>['At', 'first', 'the', 'excitement', 'of', 'show', 'business', 'and', 'the', 'traveling', 'kept', 'them', 'together', 'and', 'happy', '.']</text:p>
          </table:table-cell>
          <table:table-cell office:value-type="string" calcext:value-type="string">
            <text:p>['IN', 'RB', 'DT', 'NN', 'IN', 'NN', 'NN', 'CC', 'DT', 'VBG', 'VBD', 'PRP', 'RB', 'CC', 'JJ',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688" calcext:value-type="float">
            <text:p>688</text:p>
          </table:table-cell>
          <table:table-cell office:value-type="string" calcext:value-type="string">
            <text:p>Now it is just a job.</text:p>
            <text:p/>
          </table:table-cell>
          <table:table-cell office:value-type="string" calcext:value-type="string">
            <text:p>['Now', 'it', 'is', 'just', 'a', 'job', '.']</text:p>
          </table:table-cell>
          <table:table-cell office:value-type="string" calcext:value-type="string">
            <text:p>['RB', 'PRP', 'VBZ', 'R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89" calcext:value-type="float">
            <text:p>689</text:p>
          </table:table-cell>
          <table:table-cell office:value-type="string" calcext:value-type="string">
            <text:p>They have no other skills and are trapped in this existence.</text:p>
            <text:p/>
          </table:table-cell>
          <table:table-cell office:value-type="string" calcext:value-type="string">
            <text:p>['They', 'have', 'no', 'other', 'skills', 'and', 'are', 'trapped', 'in', 'this', 'existence', '.']</text:p>
          </table:table-cell>
          <table:table-cell office:value-type="string" calcext:value-type="string">
            <text:p>['PRP', 'VBP', 'DT', 'JJ', 'NNS', 'CC', 'VBP', 'VB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90" calcext:value-type="float">
            <text:p>690</text:p>
          </table:table-cell>
          <table:table-cell office:value-type="string" calcext:value-type="string">
            <text:p>The strenuous physical requirements are becoming harder and harder.</text:p>
            <text:p/>
          </table:table-cell>
          <table:table-cell office:value-type="string" calcext:value-type="string">
            <text:p>['The', 'strenuous', 'physical', 'requirements', 'are', 'becoming', 'harder', 'and', 'harder', '.']</text:p>
          </table:table-cell>
          <table:table-cell office:value-type="string" calcext:value-type="string">
            <text:p>['DT', 'JJ', 'JJ', 'NNS', 'VBP', 'VBG', 'RBR', 'CC', 'RBR',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91" calcext:value-type="float">
            <text:p>691</text:p>
          </table:table-cell>
          <table:table-cell office:value-type="string" calcext:value-type="string">
            <text:p>One day they will miss their connection and a new life will begin.</text:p>
            <text:p/>
          </table:table-cell>
          <table:table-cell office:value-type="string" calcext:value-type="string">
            <text:p>['One', 'day', 'they', 'will', 'miss', 'their', 'connection', 'and', 'a', 'new', 'life', 'will', 'begin', '.']</text:p>
          </table:table-cell>
          <table:table-cell office:value-type="string" calcext:value-type="string">
            <text:p>['CD', 'NN', 'PRP', 'MD', 'VB', 'PRP$', 'NN', 'CC', 'DT', 'JJ', 'NN', 'MD',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92" calcext:value-type="float">
            <text:p>692</text:p>
          </table:table-cell>
          <table:table-cell office:value-type="string" calcext:value-type="string">
            <text:p>The couple are practicing for a circus performance.</text:p>
            <text:p/>
          </table:table-cell>
          <table:table-cell office:value-type="string" calcext:value-type="string">
            <text:p>['The', 'couple', 'are', 'practicing', 'for', 'a', 'circus', 'performance', '.']</text:p>
          </table:table-cell>
          <table:table-cell office:value-type="string" calcext:value-type="string">
            <text:p>['DT', 'NN', 'VBP', 'VBG', 'IN',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93" calcext:value-type="float">
            <text:p>693</text:p>
          </table:table-cell>
          <table:table-cell office:value-type="string" calcext:value-type="string">
            <text:p>They are in a second rate circus that plays fairgrounds and is traveling from place to place all the time: a dirty, boring job, even though it requires their high skill and coordination to do a performance.</text:p>
            <text:p/>
          </table:table-cell>
          <table:table-cell office:value-type="string" calcext:value-type="string">
            <text:p>['They', 'are', 'in', 'a', 'second', 'rate', 'circus', 'that', 'plays', 'fairgrounds', 'and', 'is', 'traveling', 'from', 'place', 'to', 'place', 'all', 'the', 'time', ':', 'a', 'dirty', ',', 'boring', 'job', ',', 'even', 'though', 'it', 'requires', 'their', 'high', 'skill', 'and', 'coordination', 'to', 'do', 'a', 'performance', '.']</text:p>
          </table:table-cell>
          <table:table-cell office:value-type="string" calcext:value-type="string">
            <text:p>['PRP', 'VBP', 'IN', 'DT', 'JJ', 'NN', 'NN', 'WDT', 'VBZ', 'NNS', 'CC', 'VBZ', 'VBG', 'IN', 'NN', 'TO', 'VB', 'PDT', 'DT', 'NN', ':', 'DT', 'NN', ',', 'VBG', 'NN', ',', 'RB', 'IN', 'PRP', 'VBZ', 'PRP$', 'JJ', 'NN', 'CC', 'NN', 'TO', 'VB', 'DT',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694" calcext:value-type="float">
            <text:p>694</text:p>
          </table:table-cell>
          <table:table-cell office:value-type="string" calcext:value-type="string">
            <text:p>She is bored with this life and wants to move to a better, more stable circus, he has been with the same circus all his life and wants to stay there, his family are in this circus too and partly own it.</text:p>
            <text:p/>
          </table:table-cell>
          <table:table-cell office:value-type="string" calcext:value-type="string">
            <text:p>['She', 'is', 'bored', 'with', 'this', 'life', 'and', 'wants', 'to', 'move', 'to', 'a', 'better', ',', 'more', 'stable', 'circus', ',', 'he', 'has', 'been', 'with', 'the', 'same', 'circus', 'all', 'his', 'life', 'and', 'wants', 'to', 'stay', 'there', ',', 'his', 'family', 'are', 'in', 'this', 'circus', 'too', 'and', 'partly', 'own', 'it', '.']</text:p>
          </table:table-cell>
          <table:table-cell office:value-type="string" calcext:value-type="string">
            <text:p>['PRP', 'VBZ', 'VBN', 'IN', 'DT', 'NN', 'CC', 'VBZ', 'TO', 'VB', 'TO', 'DT', 'JJR', ',', 'RBR', 'JJ', 'NN', ',', 'PRP', 'VBZ', 'VBN', 'IN', 'DT', 'JJ', 'NN', 'PDT', 'PRP$', 'NN', 'CC', 'VBZ', 'TO', 'VB', 'RB', ',', 'PRP$', 'NN', 'VBP', 'IN', 'DT', 'NN', 'RB', 'CC', 'RB', 'VB', 'PRP',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695" calcext:value-type="float">
            <text:p>695</text:p>
          </table:table-cell>
          <table:table-cell office:value-type="string" calcext:value-type="string">
            <text:p>They are not married but are lovers.</text:p>
            <text:p/>
          </table:table-cell>
          <table:table-cell office:value-type="string" calcext:value-type="string">
            <text:p>['They', 'are', 'not', 'married', 'but', 'are', 'lovers', '.']</text:p>
          </table:table-cell>
          <table:table-cell office:value-type="string" calcext:value-type="string">
            <text:p>['PRP', 'VBP', 'RB', 'VBN', 'CC', 'VBP',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696" calcext:value-type="float">
            <text:p>696</text:p>
          </table:table-cell>
          <table:table-cell office:value-type="string" calcext:value-type="string">
            <text:p>She will leave him and the circus shortly.</text:p>
            <text:p/>
          </table:table-cell>
          <table:table-cell office:value-type="string" calcext:value-type="string">
            <text:p>['She', 'will', 'leave', 'him', 'and', 'the', 'circus', 'shortly', '.']</text:p>
          </table:table-cell>
          <table:table-cell office:value-type="string" calcext:value-type="string">
            <text:p>['PRP', 'MD', 'VB', 'PRP', 'CC', 'DT', 'NN',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97" calcext:value-type="float">
            <text:p>697</text:p>
          </table:table-cell>
          <table:table-cell office:value-type="string" calcext:value-type="string">
            <text:p>Two acrobats are doing a circus act.</text:p>
            <text:p/>
          </table:table-cell>
          <table:table-cell office:value-type="string" calcext:value-type="string">
            <text:p>['Two', 'acrobats', 'are', 'doing', 'a', 'circus', 'act', '.']</text:p>
          </table:table-cell>
          <table:table-cell office:value-type="string" calcext:value-type="string">
            <text:p>['CD', 'NNS', 'VBP', 'VBG',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98" calcext:value-type="float">
            <text:p>698</text:p>
          </table:table-cell>
          <table:table-cell office:value-type="string" calcext:value-type="string">
            <text:p>They studied gymnastics and found paying jobs at the circus.</text:p>
            <text:p/>
          </table:table-cell>
          <table:table-cell office:value-type="string" calcext:value-type="string">
            <text:p>['They', 'studied', 'gymnastics', 'and', 'found', 'paying', 'jobs', 'at', 'the', 'circus', '.']</text:p>
          </table:table-cell>
          <table:table-cell office:value-type="string" calcext:value-type="string">
            <text:p>['PRP', 'VBD', 'NNS', 'CC', 'VBD', 'VBG',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699" calcext:value-type="float">
            <text:p>699</text:p>
          </table:table-cell>
          <table:table-cell office:value-type="string" calcext:value-type="string">
            <text:p>They are concentrating on not making a mistake and falling.</text:p>
            <text:p/>
          </table:table-cell>
          <table:table-cell office:value-type="string" calcext:value-type="string">
            <text:p>['They', 'are', 'concentrating', 'on', 'not', 'making', 'a', 'mistake', 'and', 'falling', '.']</text:p>
          </table:table-cell>
          <table:table-cell office:value-type="string" calcext:value-type="string">
            <text:p>['PRP', 'VBP', 'VBG', 'IN', 'RB', 'VBG', 'DT', 'NN', 'CC', 'VBG',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700" calcext:value-type="float">
            <text:p>700</text:p>
          </table:table-cell>
          <table:table-cell office:value-type="string" calcext:value-type="string">
            <text:p>They have to concentrate very hard.</text:p>
            <text:p/>
          </table:table-cell>
          <table:table-cell office:value-type="string" calcext:value-type="string">
            <text:p>['They', 'have', 'to', 'concentrate', 'very', 'hard', '.']</text:p>
          </table:table-cell>
          <table:table-cell office:value-type="string" calcext:value-type="string">
            <text:p>['PRP', 'VBP', 'TO', 'VB', 'RB',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01" calcext:value-type="float">
            <text:p>701</text:p>
          </table:table-cell>
          <table:table-cell office:value-type="string" calcext:value-type="string">
            <text:p>They want to do a good job and put on a good show.</text:p>
            <text:p/>
          </table:table-cell>
          <table:table-cell office:value-type="string" calcext:value-type="string">
            <text:p>['They', 'want', 'to', 'do', 'a', 'good', 'job', 'and', 'put', 'on', 'a', 'good', 'show', '.']</text:p>
          </table:table-cell>
          <table:table-cell office:value-type="string" calcext:value-type="string">
            <text:p>['PRP', 'VBP', 'TO', 'VB', 'DT', 'JJ', 'NN', 'CC', 'VB', 'IN', 'DT',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702" calcext:value-type="float">
            <text:p>702</text:p>
          </table:table-cell>
          <table:table-cell office:value-type="string" calcext:value-type="string">
            <text:p>They will get through the routine and continue to perform for many years.</text:p>
            <text:p/>
          </table:table-cell>
          <table:table-cell office:value-type="string" calcext:value-type="string">
            <text:p>['They', 'will', 'get', 'through', 'the', 'routine', 'and', 'continue', 'to', 'perform', 'for', 'many', 'years', '.']</text:p>
          </table:table-cell>
          <table:table-cell office:value-type="string" calcext:value-type="string">
            <text:p>['PRP', 'MD', 'VB', 'IN', 'DT', 'JJ', 'CC', 'VB', 'TO', 'VB', 'IN',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03" calcext:value-type="float">
            <text:p>703</text:p>
          </table:table-cell>
          <table:table-cell office:value-type="string" calcext:value-type="string">
            <text:p>Then they will train newcomers.</text:p>
            <text:p/>
          </table:table-cell>
          <table:table-cell office:value-type="string" calcext:value-type="string">
            <text:p>['Then', 'they', 'will', 'train', 'newcomers', '.']</text:p>
          </table:table-cell>
          <table:table-cell office:value-type="string" calcext:value-type="string">
            <text:p>['RB', 'PRP', 'MD', 'VB',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04" calcext:value-type="float">
            <text:p>704</text:p>
          </table:table-cell>
          <table:table-cell office:value-type="string" calcext:value-type="string">
            <text:p>A horse trainer, Mickey, is walking the princess's prize Arabian stallions through a field of flowers.</text:p>
            <text:p/>
          </table:table-cell>
          <table:table-cell office:value-type="string" calcext:value-type="string">
            <text:p>['A', 'horse', 'trainer', ',', 'Mickey', ',', 'is', 'walking', 'the', 'princess', "'s", 'prize', 'Arabian', 'stallions', 'through', 'a', 'field', 'of', 'flowers', '.']</text:p>
          </table:table-cell>
          <table:table-cell office:value-type="string" calcext:value-type="string">
            <text:p>['DT', 'NN', 'NN', ',', 'NNP', ',', 'VBZ', 'VBG', 'DT', 'NN', 'POS', 'NN', 'JJ', 'NNS', 'IN', 'DT', 'NN', 'IN', 'NNS',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705" calcext:value-type="float">
            <text:p>705</text:p>
          </table:table-cell>
          <table:table-cell office:value-type="string" calcext:value-type="string">
            <text:p>The princess has come along in the hopes of convincing Mickey to move to Egypt with her and the horses.</text:p>
            <text:p/>
          </table:table-cell>
          <table:table-cell office:value-type="string" calcext:value-type="string">
            <text:p>['The', 'princess', 'has', 'come', 'along', 'in', 'the', 'hopes', 'of', 'convincing', 'Mickey', 'to', 'move', 'to', 'Egypt', 'with', 'her', 'and', 'the', 'horses', '.']</text:p>
          </table:table-cell>
          <table:table-cell office:value-type="string" calcext:value-type="string">
            <text:p>['DT', 'NN', 'VBZ', 'VBN', 'IN', 'IN', 'DT', 'NNS', 'IN', 'VBG', 'NNP', 'TO', 'VB', 'TO', 'NNP', 'IN', 'PRP$', 'CC', 'DT', 'NNS',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06" calcext:value-type="float">
            <text:p>706</text:p>
          </table:table-cell>
          <table:table-cell office:value-type="string" calcext:value-type="string">
            <text:p>She needs his talents to run a huge stable in her homeland.</text:p>
            <text:p/>
          </table:table-cell>
          <table:table-cell office:value-type="string" calcext:value-type="string">
            <text:p>['She', 'needs', 'his', 'talents', 'to', 'run', 'a', 'huge', 'stable', 'in', 'her', 'homeland', '.']</text:p>
          </table:table-cell>
          <table:table-cell office:value-type="string" calcext:value-type="string">
            <text:p>['PRP', 'VBZ', 'PRP$', 'NNS', 'TO', 'VB', 'DT', 'JJ', 'NN', 'IN', 'PRP$',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table:style-name="ce3" office:value-type="float" office:value="707" calcext:value-type="float">
            <text:p>707</text:p>
          </table:table-cell>
          <table:table-cell table:style-name="ce3" office:value-type="string" calcext:value-type="string">
            <text:p>Mickey, however, is not interested and is trying to convince her to bring the horses to the U.S.A.</text:p>
            <text:p/>
          </table:table-cell>
          <table:table-cell table:style-name="ce3" office:value-type="string" calcext:value-type="string">
            <text:p>['Mickey', ',', 'however', ',', 'is', 'not', 'interested', 'and', 'is', 'trying', 'to', 'convince', 'her', 'to', 'bring', 'the', 'horses', 'to', 'the', 'U.S.A', '.']</text:p>
          </table:table-cell>
          <table:table-cell table:style-name="ce3" office:value-type="string" calcext:value-type="string">
            <text:p>['NNP', ',', 'RB', ',', 'VBZ', 'RB', 'JJ', 'CC', 'VBZ', 'VBG', 'TO', 'VB', 'PRP$', 'TO', 'VB', 'DT', 'NNS', 'TO', 'DT', 'NNP',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08" calcext:value-type="float">
            <text:p>708</text:p>
          </table:table-cell>
          <table:table-cell office:value-type="string" calcext:value-type="string">
            <text:p>They continue back to the stable without reaching an agreement.</text:p>
            <text:p/>
          </table:table-cell>
          <table:table-cell office:value-type="string" calcext:value-type="string">
            <text:p>['They', 'continue', 'back', 'to', 'the', 'stable', 'without', 'reaching', 'an', 'agreement', '.']</text:p>
          </table:table-cell>
          <table:table-cell office:value-type="string" calcext:value-type="string">
            <text:p>['PRP', 'VBP', 'RB', 'TO', 'DT', 'JJ', 'IN', 'VBG',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09" calcext:value-type="float">
            <text:p>709</text:p>
          </table:table-cell>
          <table:table-cell office:value-type="string" calcext:value-type="string">
            <text:p>The border collie has once again located dear old drunken dad.</text:p>
            <text:p/>
          </table:table-cell>
          <table:table-cell office:value-type="string" calcext:value-type="string">
            <text:p>['The', 'border', 'collie', 'has', 'once', 'again', 'located', 'dear', 'old', 'drunken', 'dad', '.']</text:p>
          </table:table-cell>
          <table:table-cell office:value-type="string" calcext:value-type="string">
            <text:p>['DT', 'NN', 'NN', 'VBZ', 'RB', 'RB', 'VBN', 'JJ', 'JJ',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10" calcext:value-type="float">
            <text:p>710</text:p>
          </table:table-cell>
          <table:table-cell office:value-type="string" calcext:value-type="string">
            <text:p>This time he had fallen unconscious in a stable next to a team of horses.</text:p>
            <text:p/>
          </table:table-cell>
          <table:table-cell office:value-type="string" calcext:value-type="string">
            <text:p>['This', 'time', 'he', 'had', 'fallen', 'unconscious', 'in', 'a', 'stable', 'next', 'to', 'a', 'team', 'of', 'horses', '.']</text:p>
          </table:table-cell>
          <table:table-cell office:value-type="string" calcext:value-type="string">
            <text:p>['DT', 'NN', 'PRP', 'VBD', 'VBN', 'JJ', 'IN', 'DT', 'JJ', 'JJ', 'TO', 'DT', 'NN', 'I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11" calcext:value-type="float">
            <text:p>711</text:p>
          </table:table-cell>
          <table:table-cell office:value-type="string" calcext:value-type="string">
            <text:p>During the night he had a vision the horses would lead him to the hidden knowledge of Atlantis.</text:p>
            <text:p/>
          </table:table-cell>
          <table:table-cell office:value-type="string" calcext:value-type="string">
            <text:p>['During', 'the', 'night', 'he', 'had', 'a', 'vision', 'the', 'horses', 'would', 'lead', 'him', 'to', 'the', 'hidden', 'knowledge', 'of', 'Atlantis', '.']</text:p>
          </table:table-cell>
          <table:table-cell office:value-type="string" calcext:value-type="string">
            <text:p>['IN', 'DT', 'NN', 'PRP', 'VBD', 'DT', 'NN', 'DT', 'NNS', 'MD', 'VB', 'PRP', 'TO', 'DT', 'JJ', 'NN',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12" calcext:value-type="float">
            <text:p>712</text:p>
          </table:table-cell>
          <table:table-cell office:value-type="string" calcext:value-type="string">
            <text:p>Meg is trying to persuade Dad to return the horses to the barn which he borrowed them from.</text:p>
            <text:p/>
          </table:table-cell>
          <table:table-cell office:value-type="string" calcext:value-type="string">
            <text:p>['Meg', 'is', 'trying', 'to', 'persuade', 'Dad', 'to', 'return', 'the', 'horses', 'to', 'the', 'barn', 'which', 'he', 'borrowed', 'them', 'from', '.']</text:p>
          </table:table-cell>
          <table:table-cell office:value-type="string" calcext:value-type="string">
            <text:p>['NNP', 'VBZ', 'VBG', 'TO', 'VB', 'NNP', 'TO', 'VB', 'DT', 'NNS', 'TO', 'DT', 'NN', 'WDT', 'PRP', 'VBD', 'PRP', 'I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13" calcext:value-type="float">
            <text:p>713</text:p>
          </table:table-cell>
          <table:table-cell office:value-type="string" calcext:value-type="string">
            <text:p>The sad climax of this story is the collie leaves the farm in disgust for California.</text:p>
            <text:p/>
          </table:table-cell>
          <table:table-cell office:value-type="string" calcext:value-type="string">
            <text:p>['The', 'sad', 'climax', 'of', 'this', 'story', 'is', 'the', 'collie', 'leaves', 'the', 'farm', 'in', 'disgust', 'for', 'California', '.']</text:p>
          </table:table-cell>
          <table:table-cell office:value-type="string" calcext:value-type="string">
            <text:p>['DT', 'JJ', 'NN', 'IN', 'DT', 'NN', 'VBZ', 'DT', 'NN', 'VBZ', 'DT', 'NN', 'IN', 'NN',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14" calcext:value-type="float">
            <text:p>714</text:p>
          </table:table-cell>
          <table:table-cell office:value-type="string" calcext:value-type="string">
            <text:p>Happily the dog becomes a star in the movies and buys a house in Big Sur.</text:p>
            <text:p/>
          </table:table-cell>
          <table:table-cell office:value-type="string" calcext:value-type="string">
            <text:p>['Happily', 'the', 'dog', 'becomes', 'a', 'star', 'in', 'the', 'movies', 'and', 'buys', 'a', 'house', 'in', 'Big', 'Sur', '.']</text:p>
          </table:table-cell>
          <table:table-cell office:value-type="string" calcext:value-type="string">
            <text:p>['RB', 'DT', 'NN', 'VBZ', 'DT', 'NN', 'IN', 'DT', 'NNS', 'CC', 'VBZ', 'DT', 'NN', 'IN', 'NNP', 'NN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15" calcext:value-type="float">
            <text:p>715</text:p>
          </table:table-cell>
          <table:table-cell office:value-type="string" calcext:value-type="string">
            <text:p>Sly has always taken care of the prize horses with great care.</text:p>
            <text:p/>
          </table:table-cell>
          <table:table-cell office:value-type="string" calcext:value-type="string">
            <text:p>['Sly', 'has', 'always', 'taken', 'care', 'of', 'the', 'prize', 'horses', 'with', 'great', 'care', '.']</text:p>
          </table:table-cell>
          <table:table-cell office:value-type="string" calcext:value-type="string">
            <text:p>['NNP', 'VBZ', 'RB', 'VBN', 'NN', 'IN', 'DT', 'NN', 'NNS', 'IN',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716" calcext:value-type="float">
            <text:p>716</text:p>
          </table:table-cell>
          <table:table-cell office:value-type="string" calcext:value-type="string">
            <text:p>He was very proud of his training and grooming.</text:p>
            <text:p/>
          </table:table-cell>
          <table:table-cell office:value-type="string" calcext:value-type="string">
            <text:p>['He', 'was', 'very', 'proud', 'of', 'his', 'training', 'and', 'grooming', '.']</text:p>
          </table:table-cell>
          <table:table-cell office:value-type="string" calcext:value-type="string">
            <text:p>['PRP', 'VBD', 'RB', 'JJ', 'IN', 'PRP$', 'NN', 'CC', 'NN',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717" calcext:value-type="float">
            <text:p>717</text:p>
          </table:table-cell>
          <table:table-cell office:value-type="string" calcext:value-type="string">
            <text:p>Now there is a new owner of the stables, a Mrs. Rancraft.</text:p>
            <text:p/>
          </table:table-cell>
          <table:table-cell office:value-type="string" calcext:value-type="string">
            <text:p>['Now', 'there', 'is', 'a', 'new', 'owner', 'of', 'the', 'stables', ',', 'a', 'Mrs.', 'Rancraft', '.']</text:p>
          </table:table-cell>
          <table:table-cell office:value-type="string" calcext:value-type="string">
            <text:p>['RB', 'EX', 'VBZ', 'DT', 'JJ', 'NN', 'IN', 'DT', 'NNS', ',', 'DT', 'NNP',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18" calcext:value-type="float">
            <text:p>718</text:p>
          </table:table-cell>
          <table:table-cell office:value-type="string" calcext:value-type="string">
            <text:p>Although she is twenty years younger than he, she does appear to have the knowledge and experience to be a fine owner and boss.</text:p>
            <text:p/>
          </table:table-cell>
          <table:table-cell office:value-type="string" calcext:value-type="string">
            <text:p>['Although', 'she', 'is', 'twenty', 'years', 'younger', 'than', 'he', ',', 'she', 'does', 'appear', 'to', 'have', 'the', 'knowledge', 'and', 'experience', 'to', 'be', 'a', 'fine', 'owner', 'and', 'boss', '.']</text:p>
          </table:table-cell>
          <table:table-cell office:value-type="string" calcext:value-type="string">
            <text:p>['IN', 'PRP', 'VBZ', 'JJ', 'NNS', 'JJR', 'IN', 'PRP', ',', 'PRP', 'VBZ', 'VB', 'TO', 'VB', 'DT', 'NN', 'CC', 'NN', 'TO', 'VB', 'DT', 'JJ', 'NN', 'CC',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719" calcext:value-type="float">
            <text:p>719</text:p>
          </table:table-cell>
          <table:table-cell office:value-type="string" calcext:value-type="string">
            <text:p>They both are looking forward to the relationship.</text:p>
            <text:p/>
          </table:table-cell>
          <table:table-cell office:value-type="string" calcext:value-type="string">
            <text:p>['They', 'both', 'are', 'looking', 'forward', 'to', 'the', 'relationship', '.']</text:p>
          </table:table-cell>
          <table:table-cell office:value-type="string" calcext:value-type="string">
            <text:p>['PRP', 'DT', 'VBP', 'VBG', 'RB', 'TO',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20" calcext:value-type="float">
            <text:p>720</text:p>
          </table:table-cell>
          <table:table-cell office:value-type="string" calcext:value-type="string">
            <text:p>Father and daughter are coming back from a walk on their farming estate.</text:p>
            <text:p/>
          </table:table-cell>
          <table:table-cell office:value-type="string" calcext:value-type="string">
            <text:p>['Father', 'and', 'daughter', 'are', 'coming', 'back', 'from', 'a', 'walk', 'on', 'their', 'farming', 'estate', '.']</text:p>
          </table:table-cell>
          <table:table-cell office:value-type="string" calcext:value-type="string">
            <text:p>['NNP', 'CC', 'NN', 'VBP', 'VBG', 'RB', 'IN', 'DT', 'NN', 'IN', 'PRP$',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21" calcext:value-type="float">
            <text:p>721</text:p>
          </table:table-cell>
          <table:table-cell office:value-type="string" calcext:value-type="string">
            <text:p>They are talking about the future of farming, problems, solutions and the efficacy of staying in this business and passing on a tradition to the next generation.</text:p>
            <text:p/>
          </table:table-cell>
          <table:table-cell office:value-type="string" calcext:value-type="string">
            <text:p>['They', 'are', 'talking', 'about', 'the', 'future', 'of', 'farming', ',', 'problems', ',', 'solutions', 'and', 'the', 'efficacy', 'of', 'staying', 'in', 'this', 'business', 'and', 'passing', 'on', 'a', 'tradition', 'to', 'the', 'next', 'generation', '.']</text:p>
          </table:table-cell>
          <table:table-cell office:value-type="string" calcext:value-type="string">
            <text:p>['PRP', 'VBP', 'VBG', 'IN', 'DT', 'NN', 'IN', 'NN', ',', 'NNS', ',', 'NNS', 'CC', 'DT', 'NN', 'IN', 'VBG', 'IN', 'DT', 'NN', 'CC', 'NN', 'IN', 'DT', 'NN', 'TO',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22" calcext:value-type="float">
            <text:p>722</text:p>
          </table:table-cell>
          <table:table-cell office:value-type="string" calcext:value-type="string">
            <text:p>They will keep the business in the family for as long as possible.</text:p>
            <text:p/>
          </table:table-cell>
          <table:table-cell office:value-type="string" calcext:value-type="string">
            <text:p>['They', 'will', 'keep', 'the', 'business', 'in', 'the', 'family', 'for', 'as', 'long', 'as', 'possible', '.']</text:p>
          </table:table-cell>
          <table:table-cell office:value-type="string" calcext:value-type="string">
            <text:p>['PRP', 'MD', 'VB', 'DT', 'NN', 'IN', 'DT', 'NN', 'IN', 'RB', 'RB', 'IN',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23" calcext:value-type="float">
            <text:p>723</text:p>
          </table:table-cell>
          <table:table-cell office:value-type="string" calcext:value-type="string">
            <text:p>The man and the girl from India are taking a walk in the English countryside.</text:p>
            <text:p/>
          </table:table-cell>
          <table:table-cell office:value-type="string" calcext:value-type="string">
            <text:p>['The', 'man', 'and', 'the', 'girl', 'from', 'India', 'are', 'taking', 'a', 'walk', 'in', 'the', 'English', 'countryside', '.']</text:p>
          </table:table-cell>
          <table:table-cell office:value-type="string" calcext:value-type="string">
            <text:p>['DT', 'NN', 'CC', 'DT', 'NN', 'IN', 'NNP', 'VBP', 'VBG', 'DT', 'NN', 'IN', 'DT', 'NNP',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724" calcext:value-type="float">
            <text:p>724</text:p>
          </table:table-cell>
          <table:table-cell office:value-type="string" calcext:value-type="string">
            <text:p>She has moved to England from India after living there all her life.</text:p>
            <text:p/>
          </table:table-cell>
          <table:table-cell office:value-type="string" calcext:value-type="string">
            <text:p>['She', 'has', 'moved', 'to', 'England', 'from', 'India', 'after', 'living', 'there', 'all', 'her', 'life', '.']</text:p>
          </table:table-cell>
          <table:table-cell office:value-type="string" calcext:value-type="string">
            <text:p>['PRP', 'VBZ', 'VBN', 'TO', 'NNP', 'IN', 'NNP', 'IN', 'VBG', 'RB', 'DT',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25" calcext:value-type="float">
            <text:p>725</text:p>
          </table:table-cell>
          <table:table-cell office:value-type="string" calcext:value-type="string">
            <text:p>She married an English man.</text:p>
            <text:p/>
          </table:table-cell>
          <table:table-cell office:value-type="string" calcext:value-type="string">
            <text:p>['She', 'married', 'an', 'English', 'man', '.']</text:p>
          </table:table-cell>
          <table:table-cell office:value-type="string" calcext:value-type="string">
            <text:p>['PRP', 'VBD',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26" calcext:value-type="float">
            <text:p>726</text:p>
          </table:table-cell>
          <table:table-cell office:value-type="string" calcext:value-type="string">
            <text:p>She is having a hard time adjusting to life in England, but he lives nearby and has become her friend.</text:p>
            <text:p/>
          </table:table-cell>
          <table:table-cell office:value-type="string" calcext:value-type="string">
            <text:p>['She', 'is', 'having', 'a', 'hard', 'time', 'adjusting', 'to', 'life', 'in', 'England', ',', 'but', 'he', 'lives', 'nearby', 'and', 'has', 'become', 'her', 'friend', '.']</text:p>
          </table:table-cell>
          <table:table-cell office:value-type="string" calcext:value-type="string">
            <text:p>['PRP', 'VBZ', 'VBG', 'DT', 'JJ', 'NN', 'VBG', 'TO', 'NN', 'IN', 'NNP', ',', 'CC', 'PRP', 'VBZ', 'JJ', 'CC', 'VBZ', 'VBN', 'PRP$',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727" calcext:value-type="float">
            <text:p>727</text:p>
          </table:table-cell>
          <table:table-cell office:value-type="string" calcext:value-type="string">
            <text:p>She likes him and feels comfortable talking to him and learning about the horses, and the way of life in England.</text:p>
            <text:p/>
          </table:table-cell>
          <table:table-cell office:value-type="string" calcext:value-type="string">
            <text:p>['She', 'likes', 'him', 'and', 'feels', 'comfortable', 'talking', 'to', 'him', 'and', 'learning', 'about', 'the', 'horses', ',', 'and', 'the', 'way', 'of', 'life', 'in', 'England', '.']</text:p>
          </table:table-cell>
          <table:table-cell office:value-type="string" calcext:value-type="string">
            <text:p>['PRP', 'VBZ', 'PRP', 'CC', 'NNS', 'JJ', 'VBG', 'TO', 'PRP', 'CC', 'VBG', 'IN', 'DT', 'NNS', ',', 'CC', 'DT', 'NN', 'IN', 'NN', 'IN', 'NNP',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728" calcext:value-type="float">
            <text:p>728</text:p>
          </table:table-cell>
          <table:table-cell office:value-type="string" calcext:value-type="string">
            <text:p>She is thinking of feeding the horses what she has in her hand, but is a little scared.</text:p>
            <text:p/>
          </table:table-cell>
          <table:table-cell office:value-type="string" calcext:value-type="string">
            <text:p>['She', 'is', 'thinking', 'of', 'feeding', 'the', 'horses', 'what', 'she', 'has', 'in', 'her', 'hand', ',', 'but', 'is', 'a', 'little', 'scared', '.']</text:p>
          </table:table-cell>
          <table:table-cell office:value-type="string" calcext:value-type="string">
            <text:p>['PRP', 'VBZ', 'VBG', 'IN', 'VBG', 'DT', 'NNS', 'WP', 'PRP', 'VBZ', 'IN', 'PRP$', 'NN', ',', 'CC', 'VBZ', 'DT', 'JJ',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29" calcext:value-type="float">
            <text:p>729</text:p>
          </table:table-cell>
          <table:table-cell office:value-type="string" calcext:value-type="string">
            <text:p>Eventually she will try to ride the horses and like it, and will adapt more to English ways of life and dress, but still taking pride in her Indian customs and background.</text:p>
            <text:p/>
          </table:table-cell>
          <table:table-cell office:value-type="string" calcext:value-type="string">
            <text:p>['Eventually', 'she', 'will', 'try', 'to', 'ride', 'the', 'horses', 'and', 'like', 'it', ',', 'and', 'will', 'adapt', 'more', 'to', 'English', 'ways', 'of', 'life', 'and', 'dress', ',', 'but', 'still', 'taking', 'pride', 'in', 'her', 'Indian', 'customs', 'and', 'background', '.']</text:p>
          </table:table-cell>
          <table:table-cell office:value-type="string" calcext:value-type="string">
            <text:p>['RB', 'PRP', 'MD', 'VB', 'TO', 'VB', 'DT', 'NNS', 'CC', 'IN', 'PRP', ',', 'CC', 'MD', 'VB', 'JJR', 'TO', 'NNP', 'NNS', 'IN', 'NN', 'CC', 'NN', ',', 'CC', 'RB', 'VBG', 'NN', 'IN', 'PRP$', 'JJ', 'NNS', 'CC',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30" calcext:value-type="float">
            <text:p>730</text:p>
          </table:table-cell>
          <table:table-cell office:value-type="string" calcext:value-type="string">
            <text:p>I observe a ship's captain on the deck of a freighter speaking to a civilian.</text:p>
            <text:p/>
          </table:table-cell>
          <table:table-cell office:value-type="string" calcext:value-type="string">
            <text:p>['I', 'observe', 'a', 'ship', "'s", 'captain', 'on', 'the', 'deck', 'of', 'a', 'freighter', 'speaking', 'to', 'a', 'civilian', '.']</text:p>
          </table:table-cell>
          <table:table-cell office:value-type="string" calcext:value-type="string">
            <text:p>['PRP', 'VBP', 'DT', 'NN', 'POS', 'NN', 'IN', 'DT', 'NN', 'IN', 'DT', 'NN', 'NN', 'TO',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31" calcext:value-type="float">
            <text:p>731</text:p>
          </table:table-cell>
          <table:table-cell office:value-type="string" calcext:value-type="string">
            <text:p>The civilian is a police officer investigating a crime which occurred aboard ship before it docked.</text:p>
            <text:p/>
          </table:table-cell>
          <table:table-cell office:value-type="string" calcext:value-type="string">
            <text:p>['The', 'civilian', 'is', 'a', 'police', 'officer', 'investigating', 'a', 'crime', 'which', 'occurred', 'aboard', 'ship', 'before', 'it', 'docked', '.']</text:p>
          </table:table-cell>
          <table:table-cell office:value-type="string" calcext:value-type="string">
            <text:p>['DT', 'NN', 'VBZ', 'DT', 'JJ', 'NN', 'VBG', 'DT', 'NN', 'WDT', 'VBD', 'IN', 'NN', 'IN', 'PRP', 'VBD',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32" calcext:value-type="float">
            <text:p>732</text:p>
          </table:table-cell>
          <table:table-cell office:value-type="string" calcext:value-type="string">
            <text:p>One of the crewmen was found involved in the cargo hold.</text:p>
            <text:p/>
          </table:table-cell>
          <table:table-cell office:value-type="string" calcext:value-type="string">
            <text:p>['One', 'of', 'the', 'crewmen', 'was', 'found', 'involved', 'in', 'the', 'cargo', 'hold', '.']</text:p>
          </table:table-cell>
          <table:table-cell office:value-type="string" calcext:value-type="string">
            <text:p>['CD', 'IN', 'DT', 'NNS', 'VBD', 'VBN', 'VBN', 'IN',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33" calcext:value-type="float">
            <text:p>733</text:p>
          </table:table-cell>
          <table:table-cell office:value-type="string" calcext:value-type="string">
            <text:p>No one witnessed his death except, perhaps, the murderer.</text:p>
            <text:p/>
          </table:table-cell>
          <table:table-cell office:value-type="string" calcext:value-type="string">
            <text:p>['No', 'one', 'witnessed', 'his', 'death', 'except', ',', 'perhaps', ',', 'the', 'murderer', '.']</text:p>
          </table:table-cell>
          <table:table-cell office:value-type="string" calcext:value-type="string">
            <text:p>['DT', 'NN', 'VBD', 'PRP$', 'NN', 'IN', ',', 'RB', ',',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34" calcext:value-type="float">
            <text:p>734</text:p>
          </table:table-cell>
          <table:table-cell office:value-type="string" calcext:value-type="string">
            <text:p>The ship's captain is arguing with the police inspector that the crewman fell into the hold and died by accident.</text:p>
            <text:p/>
          </table:table-cell>
          <table:table-cell office:value-type="string" calcext:value-type="string">
            <text:p>['The', 'ship', "'s", 'captain', 'is', 'arguing', 'with', 'the', 'police', 'inspector', 'that', 'the', 'crewman', 'fell', 'into', 'the', 'hold', 'and', 'died', 'by', 'accident', '.']</text:p>
          </table:table-cell>
          <table:table-cell office:value-type="string" calcext:value-type="string">
            <text:p>['DT', 'NN', 'POS', 'NN', 'VBZ', 'VBG', 'IN', 'DT', 'NN', 'NN', 'IN', 'DT', 'NN', 'VBD', 'IN', 'DT', 'NN', 'CC', 'VBN', 'IN',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35" calcext:value-type="float">
            <text:p>735</text:p>
          </table:table-cell>
          <table:table-cell office:value-type="string" calcext:value-type="string">
            <text:p>The Police inspector thinks it was a crime.</text:p>
            <text:p/>
          </table:table-cell>
          <table:table-cell office:value-type="string" calcext:value-type="string">
            <text:p>['The', 'Police', 'inspector', 'thinks', 'it', 'was', 'a', 'crime', '.']</text:p>
          </table:table-cell>
          <table:table-cell office:value-type="string" calcext:value-type="string">
            <text:p>['DT', 'NNP', 'NN', 'VBZ', 'PRP', 'VBD',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36" calcext:value-type="float">
            <text:p>736</text:p>
          </table:table-cell>
          <table:table-cell office:value-type="string" calcext:value-type="string">
            <text:p>It appears that the Captain of this battleship is having a serious conversation with a public personality.</text:p>
            <text:p/>
          </table:table-cell>
          <table:table-cell office:value-type="string" calcext:value-type="string">
            <text:p>['It', 'appears', 'that', 'the', 'Captain', 'of', 'this', 'battleship', 'is', 'having', 'a', 'serious', 'conversation', 'with', 'a', 'public', 'personality', '.']</text:p>
          </table:table-cell>
          <table:table-cell office:value-type="string" calcext:value-type="string">
            <text:p>['PRP', 'VBZ', 'IN', 'DT', 'NNP', 'IN', 'DT', 'NN', 'VBZ', 'VBG', 'DT', 'JJ', 'NN',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37" calcext:value-type="float">
            <text:p>737</text:p>
          </table:table-cell>
          <table:table-cell office:value-type="string" calcext:value-type="string">
            <text:p>Perhaps a leader in politics.</text:p>
            <text:p/>
          </table:table-cell>
          <table:table-cell office:value-type="string" calcext:value-type="string">
            <text:p>['Perhaps', 'a', 'leader', 'in', 'politics', '.']</text:p>
          </table:table-cell>
          <table:table-cell office:value-type="string" calcext:value-type="string">
            <text:p>['RB', 'DT', 'NN', 'I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38" calcext:value-type="float">
            <text:p>738</text:p>
          </table:table-cell>
          <table:table-cell office:value-type="string" calcext:value-type="string">
            <text:p>The country has been at war and a serious mission is about to begin.</text:p>
            <text:p/>
          </table:table-cell>
          <table:table-cell office:value-type="string" calcext:value-type="string">
            <text:p>['The', 'country', 'has', 'been', 'at', 'war', 'and', 'a', 'serious', 'mission', 'is', 'about', 'to', 'begin', '.']</text:p>
          </table:table-cell>
          <table:table-cell office:value-type="string" calcext:value-type="string">
            <text:p>['DT', 'NN', 'VBZ', 'VBN', 'IN', 'NN', 'CC', 'DT', 'JJ', 'NN', 'VBZ', 'IN', 'TO',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39" calcext:value-type="float">
            <text:p>739</text:p>
          </table:table-cell>
          <table:table-cell office:value-type="string" calcext:value-type="string">
            <text:p>The captain is explaining the complexities of this mission and how he sees the mission to be accomplished.</text:p>
            <text:p/>
          </table:table-cell>
          <table:table-cell office:value-type="string" calcext:value-type="string">
            <text:p>['The', 'captain', 'is', 'explaining', 'the', 'complexities', 'of', 'this', 'mission', 'and', 'how', 'he', 'sees', 'the', 'mission', 'to', 'be', 'accomplished', '.']</text:p>
          </table:table-cell>
          <table:table-cell office:value-type="string" calcext:value-type="string">
            <text:p>['DT', 'NN', 'VBZ', 'VBG', 'DT', 'NNS', 'IN', 'DT', 'NN', 'CC', 'WRB', 'PRP', 'VBZ', 'DT', 'NN', 'TO', 'VB',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40" calcext:value-type="float">
            <text:p>740</text:p>
          </table:table-cell>
          <table:table-cell office:value-type="string" calcext:value-type="string">
            <text:p>His control in this conversation is needed.</text:p>
            <text:p/>
          </table:table-cell>
          <table:table-cell office:value-type="string" calcext:value-type="string">
            <text:p>['His', 'control', 'in', 'this', 'conversation', 'is', 'needed', '.']</text:p>
          </table:table-cell>
          <table:table-cell office:value-type="string" calcext:value-type="string">
            <text:p>['PRP$', 'NN', 'IN', 'DT', 'NN', 'VBZ',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41" calcext:value-type="float">
            <text:p>741</text:p>
          </table:table-cell>
          <table:table-cell office:value-type="string" calcext:value-type="string">
            <text:p>This is a sea captain speaking to a detective.</text:p>
            <text:p/>
          </table:table-cell>
          <table:table-cell office:value-type="string" calcext:value-type="string">
            <text:p>['This', 'is', 'a', 'sea', 'captain', 'speaking', 'to', 'a', 'detective', '.']</text:p>
          </table:table-cell>
          <table:table-cell office:value-type="string" calcext:value-type="string">
            <text:p>['DT', 'VBZ', 'DT', 'NN', 'NN', 'NN', 'TO',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42" calcext:value-type="float">
            <text:p>742</text:p>
          </table:table-cell>
          <table:table-cell office:value-type="string" calcext:value-type="string">
            <text:p>There has been a theft on his ship.</text:p>
            <text:p/>
          </table:table-cell>
          <table:table-cell office:value-type="string" calcext:value-type="string">
            <text:p>['There', 'has', 'been', 'a', 'theft', 'on', 'his', 'ship', '.']</text:p>
          </table:table-cell>
          <table:table-cell office:value-type="string" calcext:value-type="string">
            <text:p>['EX', 'VBZ', 'VBN', 'DT', 'NN',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43" calcext:value-type="float">
            <text:p>743</text:p>
          </table:table-cell>
          <table:table-cell office:value-type="string" calcext:value-type="string">
            <text:p>The year is 1957.</text:p>
            <text:p/>
          </table:table-cell>
          <table:table-cell office:value-type="string" calcext:value-type="string">
            <text:p>['The', 'year', 'is', '1957', '.']</text:p>
          </table:table-cell>
          <table:table-cell office:value-type="string" calcext:value-type="string">
            <text:p>['DT', 'NN', 'VBZ', 'CD',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44" calcext:value-type="float">
            <text:p>744</text:p>
          </table:table-cell>
          <table:table-cell office:value-type="string" calcext:value-type="string">
            <text:p>The captain is sternly explaining to the detective he must find the thief before they reach port.</text:p>
            <text:p/>
          </table:table-cell>
          <table:table-cell office:value-type="string" calcext:value-type="string">
            <text:p>['The', 'captain', 'is', 'sternly', 'explaining', 'to', 'the', 'detective', 'he', 'must', 'find', 'the', 'thief', 'before', 'they', 'reach', 'port', '.']</text:p>
          </table:table-cell>
          <table:table-cell office:value-type="string" calcext:value-type="string">
            <text:p>['DT', 'NN', 'VBZ', 'RB', 'VBG', 'TO', 'DT', 'NN', 'PRP', 'MD', 'VB', 'DT', 'NN', 'IN', 'PRP', 'VBP',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45" calcext:value-type="float">
            <text:p>745</text:p>
          </table:table-cell>
          <table:table-cell office:value-type="string" calcext:value-type="string">
            <text:p>After much interviewing of passengers and crew the detective deduces that the thief is one of the crew he sets a trap using a diamond ring and the thief springs for it and is caught red-handed.</text:p>
            <text:p/>
          </table:table-cell>
          <table:table-cell office:value-type="string" calcext:value-type="string">
            <text:p>['After', 'much', 'interviewing', 'of', 'passengers', 'and', 'crew', 'the', 'detective', 'deduces', 'that', 'the', 'thief', 'is', 'one', 'of', 'the', 'crew', 'he', 'sets', 'a', 'trap', 'using', 'a', 'diamond', 'ring', 'and', 'the', 'thief', 'springs', 'for', 'it', 'and', 'is', 'caught', 'red-handed', '.']</text:p>
          </table:table-cell>
          <table:table-cell office:value-type="string" calcext:value-type="string">
            <text:p>['IN', 'JJ', 'NN', 'IN', 'NNS', 'CC', 'VBD', 'DT', 'JJ', 'NNS', 'IN', 'DT', 'NN', 'VBZ', 'CD', 'IN', 'DT', 'NN', 'PRP', 'VBZ', 'DT', 'NN', 'VBG', 'DT', 'NN', 'NN', 'CC', 'DT', 'NN', 'NNS', 'IN', 'PRP', 'CC', 'VBZ', 'VBN',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46" calcext:value-type="float">
            <text:p>746</text:p>
          </table:table-cell>
          <table:table-cell office:value-type="string" calcext:value-type="string">
            <text:p>It had been a real long summer.</text:p>
            <text:p/>
          </table:table-cell>
          <table:table-cell office:value-type="string" calcext:value-type="string">
            <text:p>['It', 'had', 'been', 'a', 'real', 'long', 'summer', '.']</text:p>
          </table:table-cell>
          <table:table-cell office:value-type="string" calcext:value-type="string">
            <text:p>['PRP', 'VBD', 'VBN', 'DT', 'JJ',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47" calcext:value-type="float">
            <text:p>747</text:p>
          </table:table-cell>
          <table:table-cell office:value-type="string" calcext:value-type="string">
            <text:p>Captain Haver was more than ready to leave the Vineward for the last roundtrip from Vineyard Haven after the Labor Day weekend.</text:p>
            <text:p/>
          </table:table-cell>
          <table:table-cell office:value-type="string" calcext:value-type="string">
            <text:p>['Captain', 'Haver', 'was', 'more', 'than', 'ready', 'to', 'leave', 'the', 'Vineward', 'for', 'the', 'last', 'roundtrip', 'from', 'Vineyard', 'Haven', 'after', 'the', 'Labor', 'Day', 'weekend', '.']</text:p>
          </table:table-cell>
          <table:table-cell office:value-type="string" calcext:value-type="string">
            <text:p>['NNP', 'NNP', 'VBD', 'JJR', 'IN', 'JJ', 'TO', 'VB', 'DT', 'NNP', 'IN', 'DT', 'JJ', 'NN', 'IN', 'NNP', 'NNP', 'IN', 'DT', 'NNP', 'NN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48" calcext:value-type="float">
            <text:p>748</text:p>
          </table:table-cell>
          <table:table-cell office:value-type="string" calcext:value-type="string">
            <text:p>Then he'd have 2 weeks vacation, first a stop off in Falmouth to pick up his wife and their suitcases, and then a long but enjoyable ride to the coast of Maine.</text:p>
            <text:p/>
          </table:table-cell>
          <table:table-cell office:value-type="string" calcext:value-type="string">
            <text:p>['Then', 'he', "'d", 'have', '2', 'weeks', 'vacation', ',', 'first', 'a', 'stop', 'off', 'in', 'Falmouth', 'to', 'pick', 'up', 'his', 'wife', 'and', 'their', 'suitcases', ',', 'and', 'then', 'a', 'long', 'but', 'enjoyable', 'ride', 'to', 'the', 'coast', 'of', 'Maine', '.']</text:p>
          </table:table-cell>
          <table:table-cell office:value-type="string" calcext:value-type="string">
            <text:p>['RB', 'PRP', 'MD', 'VB', 'CD', 'NNS', 'NN', ',', 'RB', 'DT', 'NN', 'RP', 'IN', 'NNP', 'TO', 'VB', 'RP', 'PRP$', 'NN', 'CC', 'PRP$', 'NNS', ',', 'CC', 'RB', 'DT', 'JJ', 'CC', 'JJ', 'NN', 'TO', 'DT', 'NN',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49" calcext:value-type="float">
            <text:p>749</text:p>
          </table:table-cell>
          <table:table-cell office:value-type="string" calcext:value-type="string">
            <text:p>Only problem was, he couldn't leave yet.</text:p>
            <text:p/>
          </table:table-cell>
          <table:table-cell office:value-type="string" calcext:value-type="string">
            <text:p>['Only', 'problem', 'was', ',', 'he', 'could', "n't", 'leave', 'yet', '.']</text:p>
          </table:table-cell>
          <table:table-cell office:value-type="string" calcext:value-type="string">
            <text:p>['RB', 'NN', 'VBD', ',', 'PRP', 'MD', 'RB', 'VB',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50" calcext:value-type="float">
            <text:p>750</text:p>
          </table:table-cell>
          <table:table-cell office:value-type="string" calcext:value-type="string">
            <text:p>The ferry had loaded real slow.</text:p>
            <text:p/>
          </table:table-cell>
          <table:table-cell office:value-type="string" calcext:value-type="string">
            <text:p>['The', 'ferry', 'had', 'loaded', 'real', 'slow', '.']</text:p>
          </table:table-cell>
          <table:table-cell office:value-type="string" calcext:value-type="string">
            <text:p>['DT', 'NN', 'VBD', 'VBN',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51" calcext:value-type="float">
            <text:p>751</text:p>
          </table:table-cell>
          <table:table-cell office:value-type="string" calcext:value-type="string">
            <text:p>8:30 P.M. and lines of angry New Yorkers waiting in their cars for the last trip today.</text:p>
            <text:p/>
          </table:table-cell>
          <table:table-cell office:value-type="string" calcext:value-type="string">
            <text:p>['8:30', 'P.M.', 'and', 'lines', 'of', 'angry', 'New', 'Yorkers', 'waiting', 'in', 'their', 'cars', 'for', 'the', 'last', 'trip', 'today', '.']</text:p>
          </table:table-cell>
          <table:table-cell office:value-type="string" calcext:value-type="string">
            <text:p>['CD', 'NNP', 'CC', 'NNS', 'IN', 'JJ', 'NNP', 'NNPS', 'VBG', 'IN', 'PRP$', 'NNS', 'IN', 'DT', 'JJ',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52" calcext:value-type="float">
            <text:p>752</text:p>
          </table:table-cell>
          <table:table-cell office:value-type="string" calcext:value-type="string">
            <text:p>He knew only half of them would get on.</text:p>
            <text:p/>
          </table:table-cell>
          <table:table-cell office:value-type="string" calcext:value-type="string">
            <text:p>['He', 'knew', 'only', 'half', 'of', 'them', 'would', 'get', 'on', '.']</text:p>
          </table:table-cell>
          <table:table-cell office:value-type="string" calcext:value-type="string">
            <text:p>['PRP', 'VBD', 'RB', 'NN', 'IN', 'PRP', 'MD', 'VB', 'I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53" calcext:value-type="float">
            <text:p>753</text:p>
          </table:table-cell>
          <table:table-cell office:value-type="string" calcext:value-type="string">
            <text:p>Then it happened.</text:p>
            <text:p/>
          </table:table-cell>
          <table:table-cell office:value-type="string" calcext:value-type="string">
            <text:p>['Then', 'it', 'happened', '.']</text:p>
          </table:table-cell>
          <table:table-cell office:value-type="string" calcext:value-type="string">
            <text:p>['RB', 'PRP', 'VBD',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54" calcext:value-type="float">
            <text:p>754</text:p>
          </table:table-cell>
          <table:table-cell office:value-type="string" calcext:value-type="string">
            <text:p>Someone noticed the gold coin on the deck.</text:p>
            <text:p/>
          </table:table-cell>
          <table:table-cell office:value-type="string" calcext:value-type="string">
            <text:p>['Someone', 'noticed', 'the', 'gold', 'coin', 'on', 'the', 'deck', '.']</text:p>
          </table:table-cell>
          <table:table-cell office:value-type="string" calcext:value-type="string">
            <text:p>['NN', 'VBD', 'DT', 'NN',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55" calcext:value-type="float">
            <text:p>755</text:p>
          </table:table-cell>
          <table:table-cell office:value-type="string" calcext:value-type="string">
            <text:p>Before Haver knew it, the cops, the newspaper and the Mayor were involved.</text:p>
            <text:p/>
          </table:table-cell>
          <table:table-cell office:value-type="string" calcext:value-type="string">
            <text:p>['Before', 'Haver', 'knew', 'it', ',', 'the', 'cops', ',', 'the', 'newspaper', 'and', 'the', 'Mayor', 'were', 'involved', '.']</text:p>
          </table:table-cell>
          <table:table-cell office:value-type="string" calcext:value-type="string">
            <text:p>['IN', 'NNP', 'VBD', 'PRP', ',', 'DT', 'NNS', ',', 'DT', 'NN', 'CC', 'DT', 'NNP', 'VBD',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56" calcext:value-type="float">
            <text:p>756</text:p>
          </table:table-cell>
          <table:table-cell office:value-type="string" calcext:value-type="string">
            <text:p>Mayor Tisbury's bowler was stained through above the band, and sweat was pouring down his cheek.</text:p>
            <text:p/>
          </table:table-cell>
          <table:table-cell office:value-type="string" calcext:value-type="string">
            <text:p>['Mayor', 'Tisbury', "'s", 'bowler', 'was', 'stained', 'through', 'above', 'the', 'band', ',', 'and', 'sweat', 'was', 'pouring', 'down', 'his', 'cheek', '.']</text:p>
          </table:table-cell>
          <table:table-cell office:value-type="string" calcext:value-type="string">
            <text:p>['NNP', 'NNP', 'POS', 'NN', 'VBD', 'VBN', 'IN', 'IN', 'DT', 'NN', ',', 'CC', 'NN', 'VBD', 'VBG', 'RP',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57" calcext:value-type="float">
            <text:p>757</text:p>
          </table:table-cell>
          <table:table-cell office:value-type="string" calcext:value-type="string">
            <text:p>You ain't moving' this ferry no place till we find out whose car contains more of that stolen loot from the Museum, he said gruffly.</text:p>
            <text:p/>
          </table:table-cell>
          <table:table-cell office:value-type="string" calcext:value-type="string">
            <text:p>['You', 'ai', "n't", 'moving', "'", 'this', 'ferry', 'no', 'place', 'till', 'we', 'find', 'out', 'whose', 'car', 'contains', 'more', 'of', 'that', 'stolen', 'loot', 'from', 'the', 'Museum', ',', 'he', 'said', 'gruffly', '.']</text:p>
          </table:table-cell>
          <table:table-cell office:value-type="string" calcext:value-type="string">
            <text:p>['PRP', 'VBP', 'RB', 'VBG', "''", 'DT', 'VBZ', 'DT', 'NN', 'NN', 'PRP', 'VBP', 'RP', 'WP$', 'NN', 'VBZ', 'JJR', 'IN', 'DT', 'VBN', 'NN', 'IN', 'DT', 'NNP', ',', 'PRP', 'VBD',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58" calcext:value-type="float">
            <text:p>758</text:p>
          </table:table-cell>
          <table:table-cell office:value-type="string" calcext:value-type="string">
            <text:p>Haver started to protest, raising his hand to emphasize a point, then dropped it slowly, realizing that it was no use arguing with this guy.</text:p>
            <text:p/>
          </table:table-cell>
          <table:table-cell office:value-type="string" calcext:value-type="string">
            <text:p>['Haver', 'started', 'to', 'protest', ',', 'raising', 'his', 'hand', 'to', 'emphasize', 'a', 'point', ',', 'then', 'dropped', 'it', 'slowly', ',', 'realizing', 'that', 'it', 'was', 'no', 'use', 'arguing', 'with', 'this', 'guy', '.']</text:p>
          </table:table-cell>
          <table:table-cell office:value-type="string" calcext:value-type="string">
            <text:p>['WDT', 'VBD', 'TO', 'VB', ',', 'VBG', 'PRP$', 'NN', 'TO', 'VB', 'DT', 'NN', ',', 'RB', 'VBD', 'PRP', 'RB', ',', 'VBG', 'IN', 'PRP', 'VBD', 'DT', 'NN', 'VBG',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59" calcext:value-type="float">
            <text:p>759</text:p>
          </table:table-cell>
          <table:table-cell office:value-type="string" calcext:value-type="string">
            <text:p>He'd wait, the ferry would wait, his wife would wait, and best of all, Maine would wait.</text:p>
            <text:p/>
          </table:table-cell>
          <table:table-cell office:value-type="string" calcext:value-type="string">
            <text:p>['He', "'d", 'wait', ',', 'the', 'ferry', 'would', 'wait', ',', 'his', 'wife', 'would', 'wait', ',', 'and', 'best', 'of', 'all', ',', 'Maine', 'would', 'wait', '.']</text:p>
          </table:table-cell>
          <table:table-cell office:value-type="string" calcext:value-type="string">
            <text:p>['PRP', 'MD', 'VB', ',', 'DT', 'NN', 'MD', 'VB', ',', 'PRP$', 'NN', 'MD', 'VB', ',', 'CC', 'JJS', 'IN', 'DT', ',', 'NNP', 'MD',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60" calcext:value-type="float">
            <text:p>760</text:p>
          </table:table-cell>
          <table:table-cell office:value-type="string" calcext:value-type="string">
            <text:p>An officer from a ship, that has just arrived at the dock, is approaching a customs official.</text:p>
            <text:p/>
          </table:table-cell>
          <table:table-cell office:value-type="string" calcext:value-type="string">
            <text:p>['An', 'officer', 'from', 'a', 'ship', ',', 'that', 'has', 'just', 'arrived', 'at', 'the', 'dock', ',', 'is', 'approaching', 'a', 'customs', 'official', '.']</text:p>
          </table:table-cell>
          <table:table-cell office:value-type="string" calcext:value-type="string">
            <text:p>['DT', 'NN', 'IN', 'DT', 'NN', ',', 'WDT', 'VBZ', 'RB', 'VBN', 'IN', 'DT', 'NN', ',', 'VBZ', 'VBG', 'DT', 'NNS',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61" calcext:value-type="float">
            <text:p>761</text:p>
          </table:table-cell>
          <table:table-cell office:value-type="string" calcext:value-type="string">
            <text:p>The officer is answering questions from the customs  officer and is annoyed because he is losing time.</text:p>
            <text:p/>
          </table:table-cell>
          <table:table-cell office:value-type="string" calcext:value-type="string">
            <text:p>['The', 'officer', 'is', 'answering', 'questions', 'from', 'the', 'customs', 'officer', 'and', 'is', 'annoyed', 'because', 'he', 'is', 'losing', 'time', '.']</text:p>
          </table:table-cell>
          <table:table-cell office:value-type="string" calcext:value-type="string">
            <text:p>['DT', 'NN', 'VBZ', 'VBG', 'NNS', 'IN', 'DT', 'NNS', 'NN', 'CC', 'VBZ', 'VBN', 'IN', 'PRP', 'VBZ',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62" calcext:value-type="float">
            <text:p>762</text:p>
          </table:table-cell>
          <table:table-cell office:value-type="string" calcext:value-type="string">
            <text:p>Both men know each other and have had problems in the past.</text:p>
            <text:p/>
          </table:table-cell>
          <table:table-cell office:value-type="string" calcext:value-type="string">
            <text:p>['Both', 'men', 'know', 'each', 'other', 'and', 'have', 'had', 'problems', 'in', 'the', 'past', '.']</text:p>
          </table:table-cell>
          <table:table-cell office:value-type="string" calcext:value-type="string">
            <text:p>['DT', 'NNS', 'VBP', 'DT', 'JJ', 'CC', 'VBP', 'VBN',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63" calcext:value-type="float">
            <text:p>763</text:p>
          </table:table-cell>
          <table:table-cell office:value-type="string" calcext:value-type="string">
            <text:p>The ship's crew has not done anything illegal and after some time lost during the inspection, they will unload.</text:p>
            <text:p/>
          </table:table-cell>
          <table:table-cell office:value-type="string" calcext:value-type="string">
            <text:p>['The', 'ship', "'s", 'crew', 'has', 'not', 'done', 'anything', 'illegal', 'and', 'after', 'some', 'time', 'lost', 'during', 'the', 'inspection', ',', 'they', 'will', 'unload', '.']</text:p>
          </table:table-cell>
          <table:table-cell office:value-type="string" calcext:value-type="string">
            <text:p>['DT', 'NN', 'POS', 'NN', 'VBZ', 'RB', 'VBN', 'NN', 'JJ', 'CC', 'IN', 'DT', 'NN', 'VBN', 'IN', 'DT', 'NN', ',', 'PRP', 'MD',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64" calcext:value-type="float">
            <text:p>764</text:p>
          </table:table-cell>
          <table:table-cell office:value-type="string" calcext:value-type="string">
            <text:p>Old photograph advertising Prince shirts.</text:p>
            <text:p/>
          </table:table-cell>
          <table:table-cell office:value-type="string" calcext:value-type="string">
            <text:p>['Old', 'photograph', 'advertising', 'Prince', 'shirts', '.']</text:p>
          </table:table-cell>
          <table:table-cell office:value-type="string" calcext:value-type="string">
            <text:p>['NNP', 'NN', 'NN', 'NNP',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65" calcext:value-type="float">
            <text:p>765</text:p>
          </table:table-cell>
          <table:table-cell office:value-type="string" calcext:value-type="string">
            <text:p>I knew the man before he lost his shape.</text:p>
            <text:p/>
          </table:table-cell>
          <table:table-cell office:value-type="string" calcext:value-type="string">
            <text:p>['I', 'knew', 'the', 'man', 'before', 'he', 'lost', 'his', 'shape', '.']</text:p>
          </table:table-cell>
          <table:table-cell office:value-type="string" calcext:value-type="string">
            <text:p>['PRP', 'VBD', 'DT', 'NN', 'IN', 'PRP', 'VBD',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66" calcext:value-type="float">
            <text:p>766</text:p>
          </table:table-cell>
          <table:table-cell office:value-type="string" calcext:value-type="string">
            <text:p>God, I tried to marry him, but I wasn't rich and attractive enough to him.</text:p>
            <text:p/>
          </table:table-cell>
          <table:table-cell office:value-type="string" calcext:value-type="string">
            <text:p>['God', ',', 'I', 'tried', 'to', 'marry', 'him', ',', 'but', 'I', 'was', "n't", 'rich', 'and', 'attractive', 'enough', 'to', 'him', '.']</text:p>
          </table:table-cell>
          <table:table-cell office:value-type="string" calcext:value-type="string">
            <text:p>['NNP', ',', 'PRP', 'VBD', 'TO', 'VB', 'PRP', ',', 'CC', 'PRP', 'VBD', 'RB', 'JJ', 'CC', 'JJ', 'RB', 'TO', 'P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67" calcext:value-type="float">
            <text:p>767</text:p>
          </table:table-cell>
          <table:table-cell office:value-type="string" calcext:value-type="string">
            <text:p>Now, he lives on Laurel just up from that nice white house with the green shutters.</text:p>
            <text:p/>
          </table:table-cell>
          <table:table-cell office:value-type="string" calcext:value-type="string">
            <text:p>['Now', ',', 'he', 'lives', 'on', 'Laurel', 'just', 'up', 'from', 'that', 'nice', 'white', 'house', 'with', 'the', 'green', 'shutters', '.']</text:p>
          </table:table-cell>
          <table:table-cell office:value-type="string" calcext:value-type="string">
            <text:p>['RB', ',', 'PRP', 'VBZ', 'IN', 'NNP', 'RB', 'RB', 'IN', 'IN', 'JJ', 'JJ', 'NN', 'IN', 'DT',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68" calcext:value-type="float">
            <text:p>768</text:p>
          </table:table-cell>
          <table:table-cell office:value-type="string" calcext:value-type="string">
            <text:p>Bald as an egg, Gladys, and round as one.</text:p>
            <text:p/>
          </table:table-cell>
          <table:table-cell office:value-type="string" calcext:value-type="string">
            <text:p>['Bald', 'as', 'an', 'egg', ',', 'Gladys', ',', 'and', 'round', 'as', 'one', '.']</text:p>
          </table:table-cell>
          <table:table-cell office:value-type="string" calcext:value-type="string">
            <text:p>['NNP', 'IN', 'DT', 'NN', ',', 'NNP', ',', 'CC', 'NN', 'IN', 'CD',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69" calcext:value-type="float">
            <text:p>769</text:p>
          </table:table-cell>
          <table:table-cell office:value-type="string" calcext:value-type="string">
            <text:p>My Victor has not put on a pound since our marriage, but this guy Jack Fartheum really ballooned out.</text:p>
            <text:p/>
          </table:table-cell>
          <table:table-cell office:value-type="string" calcext:value-type="string">
            <text:p>['My', 'Victor', 'has', 'not', 'put', 'on', 'a', 'pound', 'since', 'our', 'marriage', ',', 'but', 'this', 'guy', 'Jack', 'Fartheum', 'really', 'ballooned', 'out', '.']</text:p>
          </table:table-cell>
          <table:table-cell office:value-type="string" calcext:value-type="string">
            <text:p>['PRP$', 'NNP', 'VBZ', 'RB', 'VBN', 'IN', 'DT', 'NN', 'IN', 'PRP$', 'NN', ',', 'CC', 'DT', 'JJ', 'NNP', 'NNP', 'RB', 'VBD', '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70" calcext:value-type="float">
            <text:p>770</text:p>
          </table:table-cell>
          <table:table-cell office:value-type="string" calcext:value-type="string">
            <text:p>He doesn't seem to work, just sits in his back yard playing with a telephone or something.</text:p>
            <text:p/>
          </table:table-cell>
          <table:table-cell office:value-type="string" calcext:value-type="string">
            <text:p>['He', 'does', "n't", 'seem', 'to', 'work', ',', 'just', 'sits', 'in', 'his', 'back', 'yard', 'playing', 'with', 'a', 'telephone', 'or', 'something', '.']</text:p>
          </table:table-cell>
          <table:table-cell office:value-type="string" calcext:value-type="string">
            <text:p>['PRP', 'VBZ', 'RB', 'VB', 'TO', 'VB', ',', 'RB', 'NNS', 'IN', 'PRP$', 'RB', 'RB', 'VBG', 'IN', 'DT', 'NN', 'CC',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71" calcext:value-type="float">
            <text:p>771</text:p>
          </table:table-cell>
          <table:table-cell office:value-type="string" calcext:value-type="string">
            <text:p>I observe a man of about 40 years of age sitting at a drafting table taking a break from work.</text:p>
            <text:p/>
          </table:table-cell>
          <table:table-cell office:value-type="string" calcext:value-type="string">
            <text:p>['I', 'observe', 'a', 'man', 'of', 'about', '40', 'years', 'of', 'age', 'sitting', 'at', 'a', 'drafting', 'table', 'taking', 'a', 'break', 'from', 'work', '.']</text:p>
          </table:table-cell>
          <table:table-cell office:value-type="string" calcext:value-type="string">
            <text:p>['PRP', 'VBP', 'DT', 'NN', 'IN', 'IN', 'CD', 'NNS', 'IN', 'NN', 'VBG', 'IN', 'DT', 'VBG', 'NN', 'VBG', 'DT', 'NN',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72" calcext:value-type="float">
            <text:p>772</text:p>
          </table:table-cell>
          <table:table-cell office:value-type="string" calcext:value-type="string">
            <text:p>He is an architect.</text:p>
            <text:p/>
          </table:table-cell>
          <table:table-cell office:value-type="string" calcext:value-type="string">
            <text:p>['He', 'is', 'an', 'architect', '.']</text:p>
          </table:table-cell>
          <table:table-cell office:value-type="string" calcext:value-type="string">
            <text:p>['PRP',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73" calcext:value-type="float">
            <text:p>773</text:p>
          </table:table-cell>
          <table:table-cell office:value-type="string" calcext:value-type="string">
            <text:p>He is in the middle of a big project for the firm he works for.</text:p>
            <text:p/>
          </table:table-cell>
          <table:table-cell office:value-type="string" calcext:value-type="string">
            <text:p>['He', 'is', 'in', 'the', 'middle', 'of', 'a', 'big', 'project', 'for', 'the', 'firm', 'he', 'works', 'for', '.']</text:p>
          </table:table-cell>
          <table:table-cell office:value-type="string" calcext:value-type="string">
            <text:p>['PRP', 'VBZ', 'IN', 'DT', 'NN', 'IN', 'DT', 'JJ', 'NN', 'IN', 'DT', 'NN', 'PRP', 'VBZ', 'I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74" calcext:value-type="float">
            <text:p>774</text:p>
          </table:table-cell>
          <table:table-cell office:value-type="string" calcext:value-type="string">
            <text:p>He is pleased by the way the job is going and he is pleased at his own work.</text:p>
            <text:p/>
          </table:table-cell>
          <table:table-cell office:value-type="string" calcext:value-type="string">
            <text:p>['He', 'is', 'pleased', 'by', 'the', 'way', 'the', 'job', 'is', 'going', 'and', 'he', 'is', 'pleased', 'at', 'his', 'own', 'work', '.']</text:p>
          </table:table-cell>
          <table:table-cell office:value-type="string" calcext:value-type="string">
            <text:p>['PRP', 'VBZ', 'VBN', 'IN', 'DT', 'NN', 'DT', 'NN', 'VBZ', 'VBG', 'CC', 'PRP', 'VBZ', 'VBN', 'IN', 'PRP$',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775" calcext:value-type="float">
            <text:p>775</text:p>
          </table:table-cell>
          <table:table-cell office:value-type="string" calcext:value-type="string">
            <text:p>He is looking at a photograph of his wife and two children.</text:p>
            <text:p/>
          </table:table-cell>
          <table:table-cell office:value-type="string" calcext:value-type="string">
            <text:p>['He', 'is', 'looking', 'at', 'a', 'photograph', 'of', 'his', 'wife', 'and', 'two', 'children', '.']</text:p>
          </table:table-cell>
          <table:table-cell office:value-type="string" calcext:value-type="string">
            <text:p>['PRP', 'VBZ', 'VBG', 'IN', 'DT', 'NN', 'IN', 'PRP$', 'NN', 'CC', 'CD',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76" calcext:value-type="float">
            <text:p>776</text:p>
          </table:table-cell>
          <table:table-cell office:value-type="string" calcext:value-type="string">
            <text:p>He is thinking to himself what a lucky fellow he is to have such a family and a good job.</text:p>
            <text:p/>
          </table:table-cell>
          <table:table-cell office:value-type="string" calcext:value-type="string">
            <text:p>['He', 'is', 'thinking', 'to', 'himself', 'what', 'a', 'lucky', 'fellow', 'he', 'is', 'to', 'have', 'such', 'a', 'family', 'and', 'a', 'good', 'job', '.']</text:p>
          </table:table-cell>
          <table:table-cell office:value-type="string" calcext:value-type="string">
            <text:p>['PRP', 'VBZ', 'VBG', 'TO', 'PRP', 'WP', 'DT', 'JJ', 'NN', 'PRP', 'VBZ', 'TO', 'VB', 'PDT', 'DT', 'NN', 'CC', 'DT', 'JJ', 'NN', '.']</text:p>
          </table:table-cell>
          <table:table-cell office:value-type="string" calcext:value-type="string">
            <text:p>Pass</text:p>
          </table:table-cell>
          <table:table-cell office:value-type="string" calcext:value-type="string">
            <text:p>no</text:p>
          </table:table-cell>
          <table:table-cell table:number-columns-repeated="2" office:value-type="string" calcext:value-type="string">
            <text:p>yes</text:p>
          </table:table-cell>
          <table:table-cell table:number-columns-repeated="1016"/>
        </table:table-row>
        <table:table-row table:style-name="ro1">
          <table:table-cell office:value-type="float" office:value="777" calcext:value-type="float">
            <text:p>777</text:p>
          </table:table-cell>
          <table:table-cell office:value-type="string" calcext:value-type="string">
            <text:p>He has the look of self satisfaction.</text:p>
            <text:p/>
          </table:table-cell>
          <table:table-cell office:value-type="string" calcext:value-type="string">
            <text:p>['He', 'has', 'the', 'look', 'of', 'self', 'satisfaction', '.']</text:p>
          </table:table-cell>
          <table:table-cell office:value-type="string" calcext:value-type="string">
            <text:p>['PRP', 'VBZ', 'DT', 'NN', 'IN',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78" calcext:value-type="float">
            <text:p>778</text:p>
          </table:table-cell>
          <table:table-cell office:value-type="string" calcext:value-type="string">
            <text:p>He is thinking of the vacation he has planned with the family as soon as the project is over.</text:p>
            <text:p/>
          </table:table-cell>
          <table:table-cell office:value-type="string" calcext:value-type="string">
            <text:p>['He', 'is', 'thinking', 'of', 'the', 'vacation', 'he', 'has', 'planned', 'with', 'the', 'family', 'as', 'soon', 'as', 'the', 'project', 'is', 'over', '.']</text:p>
          </table:table-cell>
          <table:table-cell office:value-type="string" calcext:value-type="string">
            <text:p>['PRP', 'VBZ', 'VBG', 'IN', 'DT', 'NN', 'PRP', 'VBZ', 'VBN', 'IN', 'DT', 'NN', 'RB', 'RB', 'IN', 'DT', 'NN', 'VBZ', 'I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779" calcext:value-type="float">
            <text:p>779</text:p>
          </table:table-cell>
          <table:table-cell office:value-type="string" calcext:value-type="string">
            <text:p>Sometimes during the day when you're removed from a family situation, your mind tends to wander to that family.</text:p>
            <text:p/>
          </table:table-cell>
          <table:table-cell office:value-type="string" calcext:value-type="string">
            <text:p>['Sometimes', 'during', 'the', 'day', 'when', 'you', "'re", 'removed', 'from', 'a', 'family', 'situation', ',', 'your', 'mind', 'tends', 'to', 'wander', 'to', 'that', 'family', '.']</text:p>
          </table:table-cell>
          <table:table-cell office:value-type="string" calcext:value-type="string">
            <text:p>['RB', 'IN', 'DT', 'NN', 'WRB', 'PRP', 'VBP', 'VBN', 'IN', 'DT', 'NN', 'NN', ',', 'PRP$', 'NN', 'VBZ', 'TO', 'VB', 'TO',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80" calcext:value-type="float">
            <text:p>780</text:p>
          </table:table-cell>
          <table:table-cell office:value-type="string" calcext:value-type="string">
            <text:p>When at work, you can be distracted if the concentration isn't there.</text:p>
            <text:p/>
          </table:table-cell>
          <table:table-cell office:value-type="string" calcext:value-type="string">
            <text:p>['When', 'at', 'work', ',', 'you', 'can', 'be', 'distracted', 'if', 'the', 'concentration', 'is', "n't", 'there', '.']</text:p>
          </table:table-cell>
          <table:table-cell office:value-type="string" calcext:value-type="string">
            <text:p>['WRB', 'IN', 'NN', ',', 'PRP', 'MD', 'VB', 'VBN', 'IN', 'DT', 'NN', 'VBZ', 'RB',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81" calcext:value-type="float">
            <text:p>781</text:p>
          </table:table-cell>
          <table:table-cell office:value-type="string" calcext:value-type="string">
            <text:p>At home situations can make you feel happy or they can be seen for what they really are.</text:p>
            <text:p/>
          </table:table-cell>
          <table:table-cell office:value-type="string" calcext:value-type="string">
            <text:p>['At', 'home', 'situations', 'can', 'make', 'you', 'feel', 'happy', 'or', 'they', 'can', 'be', 'seen', 'for', 'what', 'they', 'really', 'are', '.']</text:p>
          </table:table-cell>
          <table:table-cell office:value-type="string" calcext:value-type="string">
            <text:p>['IN', 'NN', 'NNS', 'MD', 'VB', 'PRP', 'VB', 'JJ', 'CC', 'PRP', 'MD', 'VB', 'VBN', 'IN', 'WP', 'PRP', 'RB', 'VB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82" calcext:value-type="float">
            <text:p>782</text:p>
          </table:table-cell>
          <table:table-cell office:value-type="string" calcext:value-type="string">
            <text:p>It is good to be away from ones close to you so you can reflect on them with distance.</text:p>
            <text:p/>
          </table:table-cell>
          <table:table-cell office:value-type="string" calcext:value-type="string">
            <text:p>['It', 'is', 'good', 'to', 'be', 'away', 'from', 'ones', 'close', 'to', 'you', 'so', 'you', 'can', 'reflect', 'on', 'them', 'with', 'distance', '.']</text:p>
          </table:table-cell>
          <table:table-cell office:value-type="string" calcext:value-type="string">
            <text:p>['PRP', 'VBZ', 'JJ', 'TO', 'VB', 'RB', 'IN', 'NNS', 'RB', 'TO', 'PRP', 'IN', 'PRP', 'MD', 'VB', 'IN', 'PRP', 'I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83" calcext:value-type="float">
            <text:p>783</text:p>
          </table:table-cell>
          <table:table-cell office:value-type="string" calcext:value-type="string">
            <text:p>This is a man who is an Architect from the 1940's.</text:p>
            <text:p/>
          </table:table-cell>
          <table:table-cell office:value-type="string" calcext:value-type="string">
            <text:p>['This', 'is', 'a', 'man', 'who', 'is', 'an', 'Architect', 'from', 'the', '1940', "'s", '.']</text:p>
          </table:table-cell>
          <table:table-cell office:value-type="string" calcext:value-type="string">
            <text:p>['DT', 'VBZ', 'DT', 'NN', 'WP', 'VBZ', 'DT', 'NN', 'IN', 'DT', 'CD', 'PO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84" calcext:value-type="float">
            <text:p>784</text:p>
          </table:table-cell>
          <table:table-cell office:value-type="string" calcext:value-type="string">
            <text:p>He has many drawings of a building he has designed.</text:p>
            <text:p/>
          </table:table-cell>
          <table:table-cell office:value-type="string" calcext:value-type="string">
            <text:p>['He', 'has', 'many', 'drawings', 'of', 'a', 'building', 'he', 'has', 'designed', '.']</text:p>
          </table:table-cell>
          <table:table-cell office:value-type="string" calcext:value-type="string">
            <text:p>['PRP', 'VBZ', 'JJ', 'NNS', 'IN', 'DT', 'NN', 'PRP', 'VBZ',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85" calcext:value-type="float">
            <text:p>785</text:p>
          </table:table-cell>
          <table:table-cell office:value-type="string" calcext:value-type="string">
            <text:p>He a spent many  hours on his building But his plans have been rejected by the building committee.</text:p>
            <text:p/>
          </table:table-cell>
          <table:table-cell office:value-type="string" calcext:value-type="string">
            <text:p>['He', 'a', 'spent', 'many', 'hours', 'on', 'his', 'building', 'But', 'his', 'plans', 'have', 'been', 'rejected', 'by', 'the', 'building', 'committee', '.']</text:p>
          </table:table-cell>
          <table:table-cell office:value-type="string" calcext:value-type="string">
            <text:p>['PRP', 'DT', 'JJ', 'JJ', 'NNS', 'IN', 'PRP$', 'NN', 'CC', 'PRP$', 'NNS', 'VBP', 'VBN', 'VBN', 'IN',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86" calcext:value-type="float">
            <text:p>786</text:p>
          </table:table-cell>
          <table:table-cell office:value-type="string" calcext:value-type="string">
            <text:p>He's looking at the picture of his family, and thinking how many more hours he's going to be away from them as he has to redo all the plans to the building specifications again but he will do it and keep his job with the building.</text:p>
            <text:p/>
          </table:table-cell>
          <table:table-cell office:value-type="string" calcext:value-type="string">
            <text:p>['He', "'s", 'looking', 'at', 'the', 'picture', 'of', 'his', 'family', ',', 'and', 'thinking', 'how', 'many', 'more', 'hours', 'he', "'s", 'going', 'to', 'be', 'away', 'from', 'them', 'as', 'he', 'has', 'to', 'redo', 'all', 'the', 'plans', 'to', 'the', 'building', 'specifications', 'again', 'but', 'he', 'will', 'do', 'it', 'and', 'keep', 'his', 'job', 'with', 'the', 'building', '.']</text:p>
          </table:table-cell>
          <table:table-cell office:value-type="string" calcext:value-type="string">
            <text:p>['PRP', 'VBZ', 'VBG', 'IN', 'DT', 'NN', 'IN', 'PRP$', 'NN', ',', 'CC', 'VBG', 'WRB', 'JJ', 'JJR', 'NNS', 'PRP', 'VBZ', 'VBG', 'TO', 'VB', 'RB', 'IN', 'PRP', 'IN', 'PRP', 'VBZ', 'TO', 'VB', 'PDT', 'DT', 'NNS', 'TO', 'DT', 'NN', 'NNS', 'RB', 'CC', 'PRP', 'MD', 'VB', 'PRP', 'CC', 'VB', 'PRP$',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87" calcext:value-type="float">
            <text:p>787</text:p>
          </table:table-cell>
          <table:table-cell office:value-type="string" calcext:value-type="string">
            <text:p>Almost 40 and still pushing a pencil.</text:p>
            <text:p/>
          </table:table-cell>
          <table:table-cell office:value-type="string" calcext:value-type="string">
            <text:p>['Almost', '40', 'and', 'still', 'pushing', 'a', 'pencil', '.']</text:p>
          </table:table-cell>
          <table:table-cell office:value-type="string" calcext:value-type="string">
            <text:p>['RB', 'CD', 'CC', 'RB', 'VBG',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88" calcext:value-type="float">
            <text:p>788</text:p>
          </table:table-cell>
          <table:table-cell office:value-type="string" calcext:value-type="string">
            <text:p>The kids had grown so fast he could hardly believe it.</text:p>
            <text:p/>
          </table:table-cell>
          <table:table-cell office:value-type="string" calcext:value-type="string">
            <text:p>['The', 'kids', 'had', 'grown', 'so', 'fast', 'he', 'could', 'hardly', 'believe', 'it', '.']</text:p>
          </table:table-cell>
          <table:table-cell office:value-type="string" calcext:value-type="string">
            <text:p>['DT', 'NNS', 'VBD', 'VBN', 'RB', 'RB', 'PRP', 'MD', 'RB', 'VB', 'P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89" calcext:value-type="float">
            <text:p>789</text:p>
          </table:table-cell>
          <table:table-cell office:value-type="string" calcext:value-type="string">
            <text:p>The job sucked and the commute was enough to give him an ulcer.</text:p>
            <text:p/>
          </table:table-cell>
          <table:table-cell office:value-type="string" calcext:value-type="string">
            <text:p>['The', 'job', 'sucked', 'and', 'the', 'commute', 'was', 'enough', 'to', 'give', 'him', 'an', 'ulcer', '.']</text:p>
          </table:table-cell>
          <table:table-cell office:value-type="string" calcext:value-type="string">
            <text:p>['DT', 'NN', 'VBD', 'CC', 'DT', 'NN', 'VBD', 'RB', 'TO', 'VB', 'PRP',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90" calcext:value-type="float">
            <text:p>790</text:p>
          </table:table-cell>
          <table:table-cell office:value-type="string" calcext:value-type="string">
            <text:p>Scott looked at the picture of his family again and had to catch his breath when he realized that the photo had been taken almost 15 years ago.</text:p>
            <text:p/>
          </table:table-cell>
          <table:table-cell office:value-type="string" calcext:value-type="string">
            <text:p>['Scott', 'looked', 'at', 'the', 'picture', 'of', 'his', 'family', 'again', 'and', 'had', 'to', 'catch', 'his', 'breath', 'when', 'he', 'realized', 'that', 'the', 'photo', 'had', 'been', 'taken', 'almost', '15', 'years', 'ago', '.']</text:p>
          </table:table-cell>
          <table:table-cell office:value-type="string" calcext:value-type="string">
            <text:p>['NNP', 'VBD', 'IN', 'DT', 'NN', 'IN', 'PRP$', 'NN', 'RB', 'CC', 'VBD', 'TO', 'VB', 'PRP$', 'NN', 'WRB', 'PRP', 'VBD', 'IN', 'DT', 'NN', 'VBD', 'VBN', 'VBN', 'RB', 'CD', 'NNS',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91" calcext:value-type="float">
            <text:p>791</text:p>
          </table:table-cell>
          <table:table-cell office:value-type="string" calcext:value-type="string">
            <text:p>If he didn't make the move soon, he'd be too old to start a new profession, not to mention too scared.</text:p>
            <text:p/>
          </table:table-cell>
          <table:table-cell office:value-type="string" calcext:value-type="string">
            <text:p>['If', 'he', 'did', "n't", 'make', 'the', 'move', 'soon', ',', 'he', "'d", 'be', 'too', 'old', 'to', 'start', 'a', 'new', 'profession', ',', 'not', 'to', 'mention', 'too', 'scared', '.']</text:p>
          </table:table-cell>
          <table:table-cell office:value-type="string" calcext:value-type="string">
            <text:p>['IN', 'PRP', 'VBD', 'RB', 'VB', 'DT', 'NN', 'RB', ',', 'PRP', 'MD', 'VB', 'RB', 'JJ', 'TO', 'VB', 'DT', 'JJ', 'NN', ',', 'RB', 'TO', 'VB', 'RB',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92" calcext:value-type="float">
            <text:p>792</text:p>
          </table:table-cell>
          <table:table-cell office:value-type="string" calcext:value-type="string">
            <text:p>It was settled then!</text:p>
            <text:p/>
          </table:table-cell>
          <table:table-cell office:value-type="string" calcext:value-type="string">
            <text:p>['It', 'was', 'settled', 'then', '!']</text:p>
          </table:table-cell>
          <table:table-cell office:value-type="string" calcext:value-type="string">
            <text:p>['PRP', 'VBD', 'VBN',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93" calcext:value-type="float">
            <text:p>793</text:p>
          </table:table-cell>
          <table:table-cell office:value-type="string" calcext:value-type="string">
            <text:p>He and Michelle had talked it over many times and both agreed it had to be done soon.</text:p>
            <text:p/>
          </table:table-cell>
          <table:table-cell office:value-type="string" calcext:value-type="string">
            <text:p>['He', 'and', 'Michelle', 'had', 'talked', 'it', 'over', 'many', 'times', 'and', 'both', 'agreed', 'it', 'had', 'to', 'be', 'done', 'soon', '.']</text:p>
          </table:table-cell>
          <table:table-cell office:value-type="string" calcext:value-type="string">
            <text:p>['PRP', 'CC', 'NNP', 'VBD', 'VBN', 'PRP', 'IN', 'JJ', 'NNS', 'CC', 'DT', 'VBD', 'PRP', 'VBD', 'TO', 'VB', 'VBN',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94" calcext:value-type="float">
            <text:p>794</text:p>
          </table:table-cell>
          <table:table-cell office:value-type="string" calcext:value-type="string">
            <text:p>As soon as their youngest daughter started college, they would pack up their stuff, sell the house, and move west to Pennsylvania.</text:p>
            <text:p/>
          </table:table-cell>
          <table:table-cell office:value-type="string" calcext:value-type="string">
            <text:p>['As', 'soon', 'as', 'their', 'youngest', 'daughter', 'started', 'college', ',', 'they', 'would', 'pack', 'up', 'their', 'stuff', ',', 'sell', 'the', 'house', ',', 'and', 'move', 'west', 'to', 'Pennsylvania', '.']</text:p>
          </table:table-cell>
          <table:table-cell office:value-type="string" calcext:value-type="string">
            <text:p>['RB', 'RB', 'IN', 'PRP$', 'JJS', 'NN', 'VBD', 'NN', ',', 'PRP', 'MD', 'VB', 'RP', 'PRP$', 'NN', ',', 'VB', 'DT', 'NN', ',', 'CC', 'VB', 'NN', 'TO',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95" calcext:value-type="float">
            <text:p>795</text:p>
          </table:table-cell>
          <table:table-cell office:value-type="string" calcext:value-type="string">
            <text:p>They had managed to save a little money, their oldest daughter was on a free scholarship, and their youngest was on the co-op plan at college.</text:p>
            <text:p/>
          </table:table-cell>
          <table:table-cell office:value-type="string" calcext:value-type="string">
            <text:p>['They', 'had', 'managed', 'to', 'save', 'a', 'little', 'money', ',', 'their', 'oldest', 'daughter', 'was', 'on', 'a', 'free', 'scholarship', ',', 'and', 'their', 'youngest', 'was', 'on', 'the', 'co-op', 'plan', 'at', 'college', '.']</text:p>
          </table:table-cell>
          <table:table-cell office:value-type="string" calcext:value-type="string">
            <text:p>['PRP', 'VBD', 'VBN', 'TO', 'VB', 'DT', 'JJ', 'NN', ',', 'PRP$', 'JJS', 'NN', 'VBD', 'IN', 'DT', 'JJ', 'NN', ',', 'CC', 'PRP$', 'NN', 'VBD', 'IN', 'DT', 'JJ', 'NN',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96" calcext:value-type="float">
            <text:p>796</text:p>
          </table:table-cell>
          <table:table-cell office:value-type="string" calcext:value-type="string">
            <text:p>Pushing motorcycle sales would be tough too, but in a different way, and he was ready for it.</text:p>
            <text:p/>
          </table:table-cell>
          <table:table-cell office:value-type="string" calcext:value-type="string">
            <text:p>['Pushing', 'motorcycle', 'sales', 'would', 'be', 'tough', 'too', ',', 'but', 'in', 'a', 'different', 'way', ',', 'and', 'he', 'was', 'ready', 'for', 'it', '.']</text:p>
          </table:table-cell>
          <table:table-cell office:value-type="string" calcext:value-type="string">
            <text:p>['VBG', 'NN', 'NNS', 'MD', 'VB', 'JJ', 'RB', ',', 'CC', 'IN', 'DT', 'JJ', 'NN', ',', 'CC', 'PRP', 'VBD', 'JJ',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797" calcext:value-type="float">
            <text:p>797</text:p>
          </table:table-cell>
          <table:table-cell office:value-type="string" calcext:value-type="string">
            <text:p>Remember.</text:p>
            <text:p/>
          </table:table-cell>
          <table:table-cell office:value-type="string" calcext:value-type="string">
            <text:p>['Remember', '.']</text:p>
          </table:table-cell>
          <table:table-cell office:value-type="string" calcext:value-type="string">
            <text:p>['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98" calcext:value-type="float">
            <text:p>798</text:p>
          </table:table-cell>
          <table:table-cell office:value-type="string" calcext:value-type="string">
            <text:p>Tell on me how flowers paled our lives, pedaling us in Vermont fields.</text:p>
            <text:p/>
          </table:table-cell>
          <table:table-cell office:value-type="string" calcext:value-type="string">
            <text:p>['Tell', 'on', 'me', 'how', 'flowers', 'paled', 'our', 'lives', ',', 'pedaling', 'us', 'in', 'Vermont', 'fields', '.']</text:p>
          </table:table-cell>
          <table:table-cell office:value-type="string" calcext:value-type="string">
            <text:p>['NN', 'IN', 'PRP', 'WRB', 'NNS', 'VBD', 'PRP$', 'NNS', ',', 'VBG', 'PRP', 'IN', 'NNP',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799" calcext:value-type="float">
            <text:p>799</text:p>
          </table:table-cell>
          <table:table-cell office:value-type="string" calcext:value-type="string">
            <text:p>The itch after the haying, you made me oatmeal baths to soothe the sores.</text:p>
            <text:p/>
          </table:table-cell>
          <table:table-cell office:value-type="string" calcext:value-type="string">
            <text:p>['The', 'itch', 'after', 'the', 'haying', ',', 'you', 'made', 'me', 'oatmeal', 'baths', 'to', 'soothe', 'the', 'sores', '.']</text:p>
          </table:table-cell>
          <table:table-cell office:value-type="string" calcext:value-type="string">
            <text:p>['DT', 'NN', 'IN', 'DT', 'NN', ',', 'PRP', 'VBD', 'PRP', 'JJ', 'NNS', 'TO', 'VB', 'DT', 'NNS',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800" calcext:value-type="float">
            <text:p>800</text:p>
          </table:table-cell>
          <table:table-cell office:value-type="string" calcext:value-type="string">
            <text:p>Let's rob a bank or something, dump yesterday and today for tomorrow.</text:p>
            <text:p/>
          </table:table-cell>
          <table:table-cell office:value-type="string" calcext:value-type="string">
            <text:p>['Let', "'s", 'rob', 'a', 'bank', 'or', 'something', ',', 'dump', 'yesterday', 'and', 'today', 'for', 'tomorrow', '.']</text:p>
          </table:table-cell>
          <table:table-cell office:value-type="string" calcext:value-type="string">
            <text:p>['VB', 'PRP', 'VB', 'DT', 'NN', 'CC', 'NN', ',', 'NN', 'NN', 'CC', 'NN', 'IN',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801" calcext:value-type="float">
            <text:p>801</text:p>
          </table:table-cell>
          <table:table-cell office:value-type="string" calcext:value-type="string">
            <text:p>Remember the yellow floors in the summer house along the Costa Brava, near that single standing pine.</text:p>
            <text:p/>
          </table:table-cell>
          <table:table-cell office:value-type="string" calcext:value-type="string">
            <text:p>['Remember', 'the', 'yellow', 'floors', 'in', 'the', 'summer', 'house', 'along', 'the', 'Costa', 'Brava', ',', 'near', 'that', 'single', 'standing', 'pine', '.']</text:p>
          </table:table-cell>
          <table:table-cell office:value-type="string" calcext:value-type="string">
            <text:p>['VB', 'DT', 'JJ', 'NNS', 'IN', 'DT', 'NN', 'NN', 'IN', 'DT', 'NNP', 'NNP', ',', 'IN', 'DT', 'JJ',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02" calcext:value-type="float">
            <text:p>802</text:p>
          </table:table-cell>
          <table:table-cell office:value-type="string" calcext:value-type="string">
            <text:p>We took turns looking at the floor arched like that old bridge.</text:p>
            <text:p/>
          </table:table-cell>
          <table:table-cell office:value-type="string" calcext:value-type="string">
            <text:p>['We', 'took', 'turns', 'looking', 'at', 'the', 'floor', 'arched', 'like', 'that', 'old', 'bridge', '.']</text:p>
          </table:table-cell>
          <table:table-cell office:value-type="string" calcext:value-type="string">
            <text:p>['PRP', 'VBD', 'RP', 'VBG', 'IN', 'DT', 'NN', 'VBD', 'IN', 'DT', 'JJ',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803" calcext:value-type="float">
            <text:p>803</text:p>
          </table:table-cell>
          <table:table-cell office:value-type="string" calcext:value-type="string">
            <text:p>Row, row, row.</text:p>
            <text:p/>
          </table:table-cell>
          <table:table-cell office:value-type="string" calcext:value-type="string">
            <text:p>['Row', ',', 'row', ',', 'row', '.']</text:p>
          </table:table-cell>
          <table:table-cell office:value-type="string" calcext:value-type="string">
            <text:p>['NNP', ',', 'NN', ',',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04" calcext:value-type="float">
            <text:p>804</text:p>
          </table:table-cell>
          <table:table-cell office:value-type="string" calcext:value-type="string">
            <text:p>Too bad civilization has come to the Charles.</text:p>
            <text:p/>
          </table:table-cell>
          <table:table-cell office:value-type="string" calcext:value-type="string">
            <text:p>['Too', 'bad', 'civilization', 'has', 'come', 'to', 'the', 'Charles', '.']</text:p>
          </table:table-cell>
          <table:table-cell office:value-type="string" calcext:value-type="string">
            <text:p>['RB', 'JJ', 'NN', 'VBZ', 'VBN', 'TO', 'DT',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05" calcext:value-type="float">
            <text:p>805</text:p>
          </table:table-cell>
          <table:table-cell office:value-type="string" calcext:value-type="string">
            <text:p>Even ten years ago we could have walked down by the river and snuck a kiss and bumpadedump or two.</text:p>
            <text:p/>
          </table:table-cell>
          <table:table-cell office:value-type="string" calcext:value-type="string">
            <text:p>['Even', 'ten', 'years', 'ago', 'we', 'could', 'have', 'walked', 'down', 'by', 'the', 'river', 'and', 'snuck', 'a', 'kiss', 'and', 'bumpadedump', 'or', 'two', '.']</text:p>
          </table:table-cell>
          <table:table-cell office:value-type="string" calcext:value-type="string">
            <text:p>['RB', 'CD', 'NNS', 'IN', 'PRP', 'MD', 'VB', 'VBN', 'RP', 'IN', 'DT', 'NN', 'CC', 'VB', 'DT', 'NN', 'CC', 'NN', 'CC', 'CD',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806" calcext:value-type="float">
            <text:p>806</text:p>
          </table:table-cell>
          <table:table-cell office:value-type="string" calcext:value-type="string">
            <text:p>Now, Helene, we almost need a private room in a special.</text:p>
            <text:p/>
          </table:table-cell>
          <table:table-cell office:value-type="string" calcext:value-type="string">
            <text:p>['Now', ',', 'Helene', ',', 'we', 'almost', 'need', 'a', 'private', 'room', 'in', 'a', 'special', '.']</text:p>
          </table:table-cell>
          <table:table-cell office:value-type="string" calcext:value-type="string">
            <text:p>['RB', ',', 'NNP', ',', 'PRP', 'RB', 'VBP', 'DT', 'JJ', 'NN', 'IN', 'DT',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07" calcext:value-type="float">
            <text:p>807</text:p>
          </table:table-cell>
          <table:table-cell office:value-type="string" calcext:value-type="string">
            <text:p>Helene, now wake up.</text:p>
            <text:p/>
          </table:table-cell>
          <table:table-cell office:value-type="string" calcext:value-type="string">
            <text:p>['Helene', ',', 'now', 'wake', 'up', '.']</text:p>
          </table:table-cell>
          <table:table-cell office:value-type="string" calcext:value-type="string">
            <text:p>['NNP', ',', 'RB', 'VBP', '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08" calcext:value-type="float">
            <text:p>808</text:p>
          </table:table-cell>
          <table:table-cell office:value-type="string" calcext:value-type="string">
            <text:p>I know it's cold, but it will be all right.</text:p>
            <text:p/>
          </table:table-cell>
          <table:table-cell office:value-type="string" calcext:value-type="string">
            <text:p>['I', 'know', 'it', "'s", 'cold', ',', 'but', 'it', 'will', 'be', 'all', 'right', '.']</text:p>
          </table:table-cell>
          <table:table-cell office:value-type="string" calcext:value-type="string">
            <text:p>['PRP', 'VBP', 'PRP', 'VBZ', 'JJ', ',', 'CC', 'PRP', 'MD',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809" calcext:value-type="float">
            <text:p>809</text:p>
          </table:table-cell>
          <table:table-cell table:style-name="ce3" office:value-type="string" calcext:value-type="string">
            <text:p>I'll hold you.</text:p>
            <text:p/>
          </table:table-cell>
          <table:table-cell table:style-name="ce3" office:value-type="string" calcext:value-type="string">
            <text:p>['I', "'ll", 'hold', 'you', '.']</text:p>
          </table:table-cell>
          <table:table-cell table:style-name="ce3" office:value-type="string" calcext:value-type="string">
            <text:p>['PRP', 'MD', 'VB', 'PRP', '.']</text:p>
          </table:table-cell>
          <table:table-cell table:style-name="ce4" office:value-type="string" calcext:value-type="string">
            <text:p>Removed</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810" calcext:value-type="float">
            <text:p>810</text:p>
          </table:table-cell>
          <table:table-cell office:value-type="string" calcext:value-type="string">
            <text:p>You have stopped shivering at least.</text:p>
            <text:p/>
          </table:table-cell>
          <table:table-cell office:value-type="string" calcext:value-type="string">
            <text:p>['You', 'have', 'stopped', 'shivering', 'at', 'least', '.']</text:p>
          </table:table-cell>
          <table:table-cell office:value-type="string" calcext:value-type="string">
            <text:p>['PRP', 'VBP', 'VBN', 'VBG', 'IN', 'JJ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11" calcext:value-type="float">
            <text:p>811</text:p>
          </table:table-cell>
          <table:table-cell office:value-type="string" calcext:value-type="string">
            <text:p>Now talk to me a little, just say something.</text:p>
            <text:p/>
          </table:table-cell>
          <table:table-cell office:value-type="string" calcext:value-type="string">
            <text:p>['Now', 'talk', 'to', 'me', 'a', 'little', ',', 'just', 'say', 'something', '.']</text:p>
          </table:table-cell>
          <table:table-cell office:value-type="string" calcext:value-type="string">
            <text:p>['RB', 'NN', 'TO', 'PRP', 'DT', 'JJ', ',', 'RB', 'VB',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12" calcext:value-type="float">
            <text:p>812</text:p>
          </table:table-cell>
          <table:table-cell office:value-type="string" calcext:value-type="string">
            <text:p>The picture shows two graduate students sitting on a bench beside the Charles River.</text:p>
            <text:p/>
          </table:table-cell>
          <table:table-cell office:value-type="string" calcext:value-type="string">
            <text:p>['The', 'picture', 'shows', 'two', 'graduate', 'students', 'sitting', 'on', 'a', 'bench', 'beside', 'the', 'Charles', 'River', '.']</text:p>
          </table:table-cell>
          <table:table-cell office:value-type="string" calcext:value-type="string">
            <text:p>['DT', 'NN', 'VBZ', 'CD', 'NN', 'NNS', 'VBG', 'IN', 'DT', 'NN', 'IN', 'DT', 'NNP',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13" calcext:value-type="float">
            <text:p>813</text:p>
          </table:table-cell>
          <table:table-cell office:value-type="string" calcext:value-type="string">
            <text:p>They are in the same graduate course and have seen each other in class.</text:p>
            <text:p/>
          </table:table-cell>
          <table:table-cell office:value-type="string" calcext:value-type="string">
            <text:p>['They', 'are', 'in', 'the', 'same', 'graduate', 'course', 'and', 'have', 'seen', 'each', 'other', 'in', 'class', '.']</text:p>
          </table:table-cell>
          <table:table-cell office:value-type="string" calcext:value-type="string">
            <text:p>['PRP', 'VBP', 'IN', 'DT', 'JJ', 'NN', 'NN', 'CC', 'VBP', 'VBN', 'DT', 'JJ',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14" calcext:value-type="float">
            <text:p>814</text:p>
          </table:table-cell>
          <table:table-cell office:value-type="string" calcext:value-type="string">
            <text:p>Today, however, they are talking person to person for the first time.</text:p>
            <text:p/>
          </table:table-cell>
          <table:table-cell office:value-type="string" calcext:value-type="string">
            <text:p>['Today', ',', 'however', ',', 'they', 'are', 'talking', 'person', 'to', 'person', 'for', 'the', 'first', 'time', '.']</text:p>
          </table:table-cell>
          <table:table-cell office:value-type="string" calcext:value-type="string">
            <text:p>['NN', ',', 'RB', ',', 'PRP', 'VBP', 'VBG', 'NN', 'TO', 'NN', 'IN', 'DT', 'JJ',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815" calcext:value-type="float">
            <text:p>815</text:p>
          </table:table-cell>
          <table:table-cell office:value-type="string" calcext:value-type="string">
            <text:p>After class he suggested to her that they take a walk together.</text:p>
            <text:p/>
          </table:table-cell>
          <table:table-cell office:value-type="string" calcext:value-type="string">
            <text:p>['After', 'class', 'he', 'suggested', 'to', 'her', 'that', 'they', 'take', 'a', 'walk', 'together', '.']</text:p>
          </table:table-cell>
          <table:table-cell office:value-type="string" calcext:value-type="string">
            <text:p>['IN', 'NN', 'PRP', 'VBD', 'TO', 'PRP$', 'IN', 'PRP', 'VBP', 'DT', 'NN', 'R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816" calcext:value-type="float">
            <text:p>816</text:p>
          </table:table-cell>
          <table:table-cell office:value-type="string" calcext:value-type="string">
            <text:p>She was ready for the invitation.</text:p>
            <text:p/>
          </table:table-cell>
          <table:table-cell office:value-type="string" calcext:value-type="string">
            <text:p>['She', 'was', 'ready', 'for', 'the', 'invitation', '.']</text:p>
          </table:table-cell>
          <table:table-cell office:value-type="string" calcext:value-type="string">
            <text:p>['PRP', 'VBD', 'JJ',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17" calcext:value-type="float">
            <text:p>817</text:p>
          </table:table-cell>
          <table:table-cell office:value-type="string" calcext:value-type="string">
            <text:p>Although this is mid-week he has just asked her if she would have dinner on Friday.</text:p>
            <text:p/>
          </table:table-cell>
          <table:table-cell office:value-type="string" calcext:value-type="string">
            <text:p>['Although', 'this', 'is', 'mid-week', 'he', 'has', 'just', 'asked', 'her', 'if', 'she', 'would', 'have', 'dinner', 'on', 'Friday', '.']</text:p>
          </table:table-cell>
          <table:table-cell office:value-type="string" calcext:value-type="string">
            <text:p>['IN', 'DT', 'VBZ', 'JJ', 'PRP', 'VBZ', 'RB', 'VBN', 'PRP$', 'IN', 'PRP', 'MD', 'VB', 'NN', 'IN', 'NNP',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818" calcext:value-type="float">
            <text:p>818</text:p>
          </table:table-cell>
          <table:table-cell office:value-type="string" calcext:value-type="string">
            <text:p>He suggests his favorite pizza shop.</text:p>
            <text:p/>
          </table:table-cell>
          <table:table-cell office:value-type="string" calcext:value-type="string">
            <text:p>['He', 'suggests', 'his', 'favorite', 'pizza', 'shop', '.']</text:p>
          </table:table-cell>
          <table:table-cell office:value-type="string" calcext:value-type="string">
            <text:p>['PRP', 'VBZ', 'PRP$', 'JJ', 'N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19" calcext:value-type="float">
            <text:p>819</text:p>
          </table:table-cell>
          <table:table-cell office:value-type="string" calcext:value-type="string">
            <text:p>She says o.k.</text:p>
            <text:p/>
          </table:table-cell>
          <table:table-cell office:value-type="string" calcext:value-type="string">
            <text:p>['She', 'says', 'o.k', '.']</text:p>
          </table:table-cell>
          <table:table-cell office:value-type="string" calcext:value-type="string">
            <text:p>['PRP', 'VBZ',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20" calcext:value-type="float">
            <text:p>820</text:p>
          </table:table-cell>
          <table:table-cell office:value-type="string" calcext:value-type="string">
            <text:p>but no anchovies.</text:p>
            <text:p/>
          </table:table-cell>
          <table:table-cell office:value-type="string" calcext:value-type="string">
            <text:p>['but', 'no', 'anchovies', '.']</text:p>
          </table:table-cell>
          <table:table-cell office:value-type="string" calcext:value-type="string">
            <text:p>['CC', 'DT',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21" calcext:value-type="float">
            <text:p>821</text:p>
          </table:table-cell>
          <table:table-cell office:value-type="string" calcext:value-type="string">
            <text:p>They both laugh.</text:p>
            <text:p/>
          </table:table-cell>
          <table:table-cell office:value-type="string" calcext:value-type="string">
            <text:p>['They', 'both', 'laugh', '.']</text:p>
          </table:table-cell>
          <table:table-cell office:value-type="string" calcext:value-type="string">
            <text:p>['PRP', 'DT',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822" calcext:value-type="float">
            <text:p>822</text:p>
          </table:table-cell>
          <table:table-cell office:value-type="string" calcext:value-type="string">
            <text:p>On a warm, sunny day it is nice to escape from the everyday situations and sit alongside the water.</text:p>
            <text:p/>
          </table:table-cell>
          <table:table-cell office:value-type="string" calcext:value-type="string">
            <text:p>['On', 'a', 'warm', ',', 'sunny', 'day', 'it', 'is', 'nice', 'to', 'escape', 'from', 'the', 'everyday', 'situations', 'and', 'sit', 'alongside', 'the', 'water', '.']</text:p>
          </table:table-cell>
          <table:table-cell office:value-type="string" calcext:value-type="string">
            <text:p>['IN', 'DT', 'NN', ',', 'JJ', 'NN', 'PRP', 'VBZ', 'JJ', 'TO', 'VB', 'IN', 'DT', 'JJ', 'NNS', 'CC',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23" calcext:value-type="float">
            <text:p>823</text:p>
          </table:table-cell>
          <table:table-cell office:value-type="string" calcext:value-type="string">
            <text:p>Cambridge and Boston have many areas with benches to sit on while having your lunch.</text:p>
            <text:p/>
          </table:table-cell>
          <table:table-cell office:value-type="string" calcext:value-type="string">
            <text:p>['Cambridge', 'and', 'Boston', 'have', 'many', 'areas', 'with', 'benches', 'to', 'sit', 'on', 'while', 'having', 'your', 'lunch', '.']</text:p>
          </table:table-cell>
          <table:table-cell office:value-type="string" calcext:value-type="string">
            <text:p>['NNP', 'CC', 'NNP', 'VBP', 'JJ', 'NNS', 'IN', 'NNS', 'TO', 'VB', 'IN', 'IN', 'VBG',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24" calcext:value-type="float">
            <text:p>824</text:p>
          </table:table-cell>
          <table:table-cell office:value-type="string" calcext:value-type="string">
            <text:p>I'm reminded of home for the Charles River was in our back yard.</text:p>
            <text:p/>
          </table:table-cell>
          <table:table-cell office:value-type="string" calcext:value-type="string">
            <text:p>['I', "'m", 'reminded', 'of', 'home', 'for', 'the', 'Charles', 'River', 'was', 'in', 'our', 'back', 'yard', '.']</text:p>
          </table:table-cell>
          <table:table-cell office:value-type="string" calcext:value-type="string">
            <text:p>['PRP', 'VBP', 'JJ', 'IN', 'NN', 'IN', 'DT', 'NNP', 'NNP', 'VBD', 'IN', 'PRP$', 'RB',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25" calcext:value-type="float">
            <text:p>825</text:p>
          </table:table-cell>
          <table:table-cell office:value-type="string" calcext:value-type="string">
            <text:p>It is fun being with someone on this bench for the outside air seems to let the words flow easily.</text:p>
            <text:p/>
          </table:table-cell>
          <table:table-cell office:value-type="string" calcext:value-type="string">
            <text:p>['It', 'is', 'fun', 'being', 'with', 'someone', 'on', 'this', 'bench', 'for', 'the', 'outside', 'air', 'seems', 'to', 'let', 'the', 'words', 'flow', 'easily', '.']</text:p>
          </table:table-cell>
          <table:table-cell office:value-type="string" calcext:value-type="string">
            <text:p>['PRP', 'VBZ', 'JJ', 'VBG', 'IN', 'NN', 'IN', 'DT', 'NN', 'IN', 'DT', 'JJ', 'NN', 'VBZ', 'TO', 'VB', 'DT', 'NNS', 'VBP', 'R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826" calcext:value-type="float">
            <text:p>826</text:p>
          </table:table-cell>
          <table:table-cell office:value-type="string" calcext:value-type="string">
            <text:p>There is a man and woman, who went for a walk on a winter's day.</text:p>
            <text:p/>
          </table:table-cell>
          <table:table-cell office:value-type="string" calcext:value-type="string">
            <text:p>['There', 'is', 'a', 'man', 'and', 'woman', ',', 'who', 'went', 'for', 'a', 'walk', 'on', 'a', 'winter', "'s", 'day', '.']</text:p>
          </table:table-cell>
          <table:table-cell office:value-type="string" calcext:value-type="string">
            <text:p>['EX', 'VBZ', 'DT', 'NN', 'CC', 'NN', ',', 'WP', 'VBD', 'IN', 'DT', 'NN', 'IN', 'DT', 'NN', 'POS',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27" calcext:value-type="float">
            <text:p>827</text:p>
          </table:table-cell>
          <table:table-cell office:value-type="string" calcext:value-type="string">
            <text:p>They went to a quiet place with a lovely bridge over a part where it was quiet and free of distractions.</text:p>
            <text:p/>
          </table:table-cell>
          <table:table-cell office:value-type="string" calcext:value-type="string">
            <text:p>['They', 'went', 'to', 'a', 'quiet', 'place', 'with', 'a', 'lovely', 'bridge', 'over', 'a', 'part', 'where', 'it', 'was', 'quiet', 'and', 'free', 'of', 'distractions', '.']</text:p>
          </table:table-cell>
          <table:table-cell office:value-type="string" calcext:value-type="string">
            <text:p>['PRP', 'VBD', 'TO', 'DT', 'JJ', 'NN', 'IN', 'DT', 'JJ', 'NN', 'IN', 'DT', 'NN', 'WRB', 'PRP', 'VBD', 'JJ', 'CC', 'JJ', 'I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28" calcext:value-type="float">
            <text:p>828</text:p>
          </table:table-cell>
          <table:table-cell office:value-type="string" calcext:value-type="string">
            <text:p>They wanted to make plans for a trip to a warm climate.</text:p>
            <text:p/>
          </table:table-cell>
          <table:table-cell office:value-type="string" calcext:value-type="string">
            <text:p>['They', 'wanted', 'to', 'make', 'plans', 'for', 'a', 'trip', 'to', 'a', 'warm', 'climate', '.']</text:p>
          </table:table-cell>
          <table:table-cell office:value-type="string" calcext:value-type="string">
            <text:p>['PRP', 'VBD', 'TO', 'VB', 'NNS', 'IN', 'DT', 'NN', 'TO',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29" calcext:value-type="float">
            <text:p>829</text:p>
          </table:table-cell>
          <table:table-cell office:value-type="string" calcext:value-type="string">
            <text:p>The winter here was pretty but harsh.</text:p>
            <text:p/>
          </table:table-cell>
          <table:table-cell office:value-type="string" calcext:value-type="string">
            <text:p>['The', 'winter', 'here', 'was', 'pretty', 'but', 'harsh', '.']</text:p>
          </table:table-cell>
          <table:table-cell office:value-type="string" calcext:value-type="string">
            <text:p>['DT', 'NN', 'RB', 'VBD', 'RB', 'CC',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30" calcext:value-type="float">
            <text:p>830</text:p>
          </table:table-cell>
          <table:table-cell office:value-type="string" calcext:value-type="string">
            <text:p>The trip would take them to South America where they would work together in the warm climate catching birds to send to the zoos in the States.</text:p>
            <text:p/>
          </table:table-cell>
          <table:table-cell office:value-type="string" calcext:value-type="string">
            <text:p>['The', 'trip', 'would', 'take', 'them', 'to', 'South', 'America', 'where', 'they', 'would', 'work', 'together', 'in', 'the', 'warm', 'climate', 'catching', 'birds', 'to', 'send', 'to', 'the', 'zoos', 'in', 'the', 'States', '.']</text:p>
          </table:table-cell>
          <table:table-cell office:value-type="string" calcext:value-type="string">
            <text:p>['DT', 'NN', 'MD', 'VB', 'PRP', 'TO', 'NNP', 'NNP', 'WRB', 'PRP', 'MD', 'VB', 'RB', 'IN', 'DT', 'JJ', 'NN', 'NN', 'NNS', 'TO', 'VB', 'TO', 'DT', 'NN', 'IN', 'DT', 'NNP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31" calcext:value-type="float">
            <text:p>831</text:p>
          </table:table-cell>
          <table:table-cell office:value-type="string" calcext:value-type="string">
            <text:p>It would be an exciting job.</text:p>
            <text:p/>
          </table:table-cell>
          <table:table-cell office:value-type="string" calcext:value-type="string">
            <text:p>['It', 'would', 'be', 'an', 'exciting', 'job', '.']</text:p>
          </table:table-cell>
          <table:table-cell office:value-type="string" calcext:value-type="string">
            <text:p>['PRP', 'MD', 'VB',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32" calcext:value-type="float">
            <text:p>832</text:p>
          </table:table-cell>
          <table:table-cell office:value-type="string" calcext:value-type="string">
            <text:p>Carol was always unhappy about something.</text:p>
            <text:p/>
          </table:table-cell>
          <table:table-cell office:value-type="string" calcext:value-type="string">
            <text:p>['Carol', 'was', 'always', 'unhappy', 'about', 'something', '.']</text:p>
          </table:table-cell>
          <table:table-cell office:value-type="string" calcext:value-type="string">
            <text:p>['NNP', 'VBD', 'RB', 'JJ', 'I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33" calcext:value-type="float">
            <text:p>833</text:p>
          </table:table-cell>
          <table:table-cell office:value-type="string" calcext:value-type="string">
            <text:p>If it wasn't her job, it was her love life.</text:p>
            <text:p/>
          </table:table-cell>
          <table:table-cell office:value-type="string" calcext:value-type="string">
            <text:p>['If', 'it', 'was', "n't", 'her', 'job', ',', 'it', 'was', 'her', 'love', 'life', '.']</text:p>
          </table:table-cell>
          <table:table-cell office:value-type="string" calcext:value-type="string">
            <text:p>['IN', 'PRP', 'VBD', 'RB', 'PRP$', 'NN', ',', 'PRP', 'VBD', 'PRP', 'JJ',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34" calcext:value-type="float">
            <text:p>834</text:p>
          </table:table-cell>
          <table:table-cell office:value-type="string" calcext:value-type="string">
            <text:p>If those situations were going ok, she'd find something else.</text:p>
            <text:p/>
          </table:table-cell>
          <table:table-cell office:value-type="string" calcext:value-type="string">
            <text:p>['If', 'those', 'situations', 'were', 'going', 'ok', ',', 'she', "'d", 'find', 'something', 'else', '.']</text:p>
          </table:table-cell>
          <table:table-cell office:value-type="string" calcext:value-type="string">
            <text:p>['IN', 'DT', 'NNS', 'VBD', 'VBG', 'NN', ',', 'PRP', 'MD', 'VB', 'NN',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35" calcext:value-type="float">
            <text:p>835</text:p>
          </table:table-cell>
          <table:table-cell office:value-type="string" calcext:value-type="string">
            <text:p>But now she really had something to be unhappy about, and Jack was surprised at how well she was handling it.</text:p>
            <text:p/>
          </table:table-cell>
          <table:table-cell office:value-type="string" calcext:value-type="string">
            <text:p>['But', 'now', 'she', 'really', 'had', 'something', 'to', 'be', 'unhappy', 'about', ',', 'and', 'Jack', 'was', 'surprised', 'at', 'how', 'well', 'she', 'was', 'handling', 'it', '.']</text:p>
          </table:table-cell>
          <table:table-cell office:value-type="string" calcext:value-type="string">
            <text:p>['CC', 'RB', 'PRP', 'RB', 'VBD', 'NN', 'TO', 'VB', 'JJ', 'IN', ',', 'CC', 'NNP', 'VBD', 'VBN', 'IN', 'WRB', 'RB', 'PRP', 'VBD', 'VBG', 'PRP',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836" calcext:value-type="float">
            <text:p>836</text:p>
          </table:table-cell>
          <table:table-cell office:value-type="string" calcext:value-type="string">
            <text:p>December had been cold and dreary and it seemed that winter was far from over.</text:p>
            <text:p/>
          </table:table-cell>
          <table:table-cell office:value-type="string" calcext:value-type="string">
            <text:p>['December', 'had', 'been', 'cold', 'and', 'dreary', 'and', 'it', 'seemed', 'that', 'winter', 'was', 'far', 'from', 'over', '.']</text:p>
          </table:table-cell>
          <table:table-cell office:value-type="string" calcext:value-type="string">
            <text:p>['NNP', 'VBD', 'VBN', 'JJ', 'CC', 'JJ', 'CC', 'PRP', 'VBD', 'IN', 'NN', 'VBD', 'RB', 'IN', 'I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37" calcext:value-type="float">
            <text:p>837</text:p>
          </table:table-cell>
          <table:table-cell office:value-type="string" calcext:value-type="string">
            <text:p>During the holidays, Carol found out that her dad was dying of cancer.</text:p>
            <text:p/>
          </table:table-cell>
          <table:table-cell office:value-type="string" calcext:value-type="string">
            <text:p>['During', 'the', 'holidays', ',', 'Carol', 'found', 'out', 'that', 'her', 'dad', 'was', 'dying', 'of', 'cancer', '.']</text:p>
          </table:table-cell>
          <table:table-cell office:value-type="string" calcext:value-type="string">
            <text:p>['IN', 'DT', 'NNS', ',', 'NNP', 'VBD', 'RP', 'IN', 'PRP$', 'NN', 'VBD', 'VBG', 'I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38" calcext:value-type="float">
            <text:p>838</text:p>
          </table:table-cell>
          <table:table-cell office:value-type="string" calcext:value-type="string">
            <text:p>Ted would have expected that she would fall apart, but instead, she was sitting there on the banks of the Charles on a cold but sunny day in January, telling him about strength, about love, about real feelings.</text:p>
            <text:p/>
          </table:table-cell>
          <table:table-cell office:value-type="string" calcext:value-type="string">
            <text:p>['Ted', 'would', 'have', 'expected', 'that', 'she', 'would', 'fall', 'apart', ',', 'but', 'instead', ',', 'she', 'was', 'sitting', 'there', 'on', 'the', 'banks', 'of', 'the', 'Charles', 'on', 'a', 'cold', 'but', 'sunny', 'day', 'in', 'January', ',', 'telling', 'him', 'about', 'strength', ',', 'about', 'love', ',', 'about', 'real', 'feelings', '.']</text:p>
          </table:table-cell>
          <table:table-cell office:value-type="string" calcext:value-type="string">
            <text:p>['NNP', 'MD', 'VB', 'VBN', 'IN', 'PRP', 'MD', 'VB', 'RB', ',', 'CC', 'RB', ',', 'PRP', 'VBD', 'VBG', 'RB', 'IN', 'DT', 'NNS', 'IN', 'DT', 'NNP', 'IN', 'DT', 'JJ', 'CC', 'JJ', 'NN', 'IN', 'NNP', ',', 'VBG', 'PRP', 'IN', 'NN', ',', 'IN', 'NN', ',', 'RB', 'JJ', 'NNS',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839" calcext:value-type="float">
            <text:p>839</text:p>
          </table:table-cell>
          <table:table-cell office:value-type="string" calcext:value-type="string">
            <text:p>Things that Ted never realized were in her repertoire of thoughts.</text:p>
            <text:p/>
          </table:table-cell>
          <table:table-cell office:value-type="string" calcext:value-type="string">
            <text:p>['Things', 'that', 'Ted', 'never', 'realized', 'were', 'in', 'her', 'repertoire', 'of', 'thoughts', '.']</text:p>
          </table:table-cell>
          <table:table-cell office:value-type="string" calcext:value-type="string">
            <text:p>['NNS', 'WDT', 'NNP', 'RB', 'VBN', 'VBD', 'IN', 'PRP$', 'NN', 'IN',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40" calcext:value-type="float">
            <text:p>840</text:p>
          </table:table-cell>
          <table:table-cell office:value-type="string" calcext:value-type="string">
            <text:p>Maybe it was just that people have more trouble dealing with day to day situations which were harder to assign feelings to than real issues.</text:p>
            <text:p/>
          </table:table-cell>
          <table:table-cell office:value-type="string" calcext:value-type="string">
            <text:p>['Maybe', 'it', 'was', 'just', 'that', 'people', 'have', 'more', 'trouble', 'dealing', 'with', 'day', 'to', 'day', 'situations', 'which', 'were', 'harder', 'to', 'assign', 'feelings', 'to', 'than', 'real', 'issues', '.']</text:p>
          </table:table-cell>
          <table:table-cell office:value-type="string" calcext:value-type="string">
            <text:p>['RB', 'PRP', 'VBD', 'RB', 'IN', 'NNS', 'VBP', 'RBR', 'NN', 'VBG', 'IN', 'NN', 'TO', 'NN', 'NNS', 'WDT', 'VBD', 'JJR', 'TO', 'VB', 'NNS', 'TO', 'IN', 'JJ',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41" calcext:value-type="float">
            <text:p>841</text:p>
          </table:table-cell>
          <table:table-cell office:value-type="string" calcext:value-type="string">
            <text:p>I observe two biomedical chemists working in their laboratory.</text:p>
            <text:p/>
          </table:table-cell>
          <table:table-cell office:value-type="string" calcext:value-type="string">
            <text:p>['I', 'observe', 'two', 'biomedical', 'chemists', 'working', 'in', 'their', 'laboratory', '.']</text:p>
          </table:table-cell>
          <table:table-cell office:value-type="string" calcext:value-type="string">
            <text:p>['PRP', 'VBP', 'CD', 'JJ', 'NNS', 'VBG', 'IN',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42" calcext:value-type="float">
            <text:p>842</text:p>
          </table:table-cell>
          <table:table-cell office:value-type="string" calcext:value-type="string">
            <text:p>Both are tenured professors and have recently decided to work on a research project together.</text:p>
            <text:p/>
          </table:table-cell>
          <table:table-cell office:value-type="string" calcext:value-type="string">
            <text:p>['Both', 'are', 'tenured', 'professors', 'and', 'have', 'recently', 'decided', 'to', 'work', 'on', 'a', 'research', 'project', 'together', '.']</text:p>
          </table:table-cell>
          <table:table-cell office:value-type="string" calcext:value-type="string">
            <text:p>['DT', 'VBP', 'VBN', 'NNS', 'CC', 'VBP', 'RB', 'VBN', 'TO', 'VB', 'IN', 'DT', 'NN', 'NN',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43" calcext:value-type="float">
            <text:p>843</text:p>
          </table:table-cell>
          <table:table-cell office:value-type="string" calcext:value-type="string">
            <text:p>The woman in the foreground is from Paris.</text:p>
            <text:p/>
          </table:table-cell>
          <table:table-cell office:value-type="string" calcext:value-type="string">
            <text:p>['The', 'woman', 'in', 'the', 'foreground', 'is', 'from', 'Paris', '.']</text:p>
          </table:table-cell>
          <table:table-cell office:value-type="string" calcext:value-type="string">
            <text:p>['DT', 'NN', 'IN', 'DT', 'NN', 'VBZ',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44" calcext:value-type="float">
            <text:p>844</text:p>
          </table:table-cell>
          <table:table-cell office:value-type="string" calcext:value-type="string">
            <text:p>She has been in the U.S. for 5 years.</text:p>
            <text:p/>
          </table:table-cell>
          <table:table-cell office:value-type="string" calcext:value-type="string">
            <text:p>['She', 'has', 'been', 'in', 'the', 'U.S.', 'for', '5', 'years', '.']</text:p>
          </table:table-cell>
          <table:table-cell office:value-type="string" calcext:value-type="string">
            <text:p>['PRP', 'VBZ', 'VBN', 'IN', 'DT', 'NNP', 'IN', 'CD',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45" calcext:value-type="float">
            <text:p>845</text:p>
          </table:table-cell>
          <table:table-cell office:value-type="string" calcext:value-type="string">
            <text:p>It was her idea to start the project.</text:p>
            <text:p/>
          </table:table-cell>
          <table:table-cell office:value-type="string" calcext:value-type="string">
            <text:p>['It', 'was', 'her', 'idea', 'to', 'start', 'the', 'project', '.']</text:p>
          </table:table-cell>
          <table:table-cell office:value-type="string" calcext:value-type="string">
            <text:p>['PRP', 'VBD', 'PRP', 'NN', 'TO',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46" calcext:value-type="float">
            <text:p>846</text:p>
          </table:table-cell>
          <table:table-cell office:value-type="string" calcext:value-type="string">
            <text:p>She is very intense in her belief that a certain gene can be identified.</text:p>
            <text:p/>
          </table:table-cell>
          <table:table-cell office:value-type="string" calcext:value-type="string">
            <text:p>['She', 'is', 'very', 'intense', 'in', 'her', 'belief', 'that', 'a', 'certain', 'gene', 'can', 'be', 'identified', '.']</text:p>
          </table:table-cell>
          <table:table-cell office:value-type="string" calcext:value-type="string">
            <text:p>['PRP', 'VBZ', 'RB', 'JJ', 'IN', 'PRP$', 'NN', 'IN', 'DT', 'JJ', 'NN', 'MD', 'VB',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47" calcext:value-type="float">
            <text:p>847</text:p>
          </table:table-cell>
          <table:table-cell office:value-type="string" calcext:value-type="string">
            <text:p>This intensity often gets in the way with the project.</text:p>
            <text:p/>
          </table:table-cell>
          <table:table-cell office:value-type="string" calcext:value-type="string">
            <text:p>['This', 'intensity', 'often', 'gets', 'in', 'the', 'way', 'with', 'the', 'project', '.']</text:p>
          </table:table-cell>
          <table:table-cell office:value-type="string" calcext:value-type="string">
            <text:p>['DT', 'NN', 'RB', 'VBZ', 'IN',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48" calcext:value-type="float">
            <text:p>848</text:p>
          </table:table-cell>
          <table:table-cell office:value-type="string" calcext:value-type="string">
            <text:p>Her partner, a more reflective person, keeps the perspective.</text:p>
            <text:p/>
          </table:table-cell>
          <table:table-cell office:value-type="string" calcext:value-type="string">
            <text:p>['Her', 'partner', ',', 'a', 'more', 'reflective', 'person', ',', 'keeps', 'the', 'perspective', '.']</text:p>
          </table:table-cell>
          <table:table-cell office:value-type="string" calcext:value-type="string">
            <text:p>['PRP$', 'NN', ',', 'DT', 'RBR', 'JJ', 'NN', ',',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49" calcext:value-type="float">
            <text:p>849</text:p>
          </table:table-cell>
          <table:table-cell office:value-type="string" calcext:value-type="string">
            <text:p>Together they make a good team</text:p>
            <text:p/>
          </table:table-cell>
          <table:table-cell office:value-type="string" calcext:value-type="string">
            <text:p>['Together', 'they', 'make', 'a', 'good', 'team']</text:p>
          </table:table-cell>
          <table:table-cell office:value-type="string" calcext:value-type="string">
            <text:p>['RB', 'PRP', 'VBP', 'DT', 'JJ', 'NN']</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850" calcext:value-type="float">
            <text:p>850</text:p>
          </table:table-cell>
          <table:table-cell office:value-type="string" calcext:value-type="string">
            <text:p>There are so many diseases that we're aware of in the world that it is good to know that there are people who have dedicated themselves to science and healing.</text:p>
            <text:p/>
          </table:table-cell>
          <table:table-cell office:value-type="string" calcext:value-type="string">
            <text:p>['There', 'are', 'so', 'many', 'diseases', 'that', 'we', "'re", 'aware', 'of', 'in', 'the', 'world', 'that', 'it', 'is', 'good', 'to', 'know', 'that', 'there', 'are', 'people', 'who', 'have', 'dedicated', 'themselves', 'to', 'science', 'and', 'healing', '.']</text:p>
          </table:table-cell>
          <table:table-cell office:value-type="string" calcext:value-type="string">
            <text:p>['EX', 'VBP', 'RB', 'JJ', 'NNS', 'IN', 'PRP', 'VBP', 'JJ', 'IN', 'IN', 'DT', 'NN', 'IN', 'PRP', 'VBZ', 'JJ', 'TO', 'VB', 'IN', 'EX', 'VBP', 'NNS', 'WP', 'VBP', 'VBN', 'PRP', 'TO', 'VB', 'CC', 'VBG',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51" calcext:value-type="float">
            <text:p>851</text:p>
          </table:table-cell>
          <table:table-cell office:value-type="string" calcext:value-type="string">
            <text:p>Becoming aware of your body and how you treat it is an awareness everyone should have and knowing that there is help for sickness can enable you to not feel as helpless.</text:p>
            <text:p/>
          </table:table-cell>
          <table:table-cell office:value-type="string" calcext:value-type="string">
            <text:p>['Becoming', 'aware', 'of', 'your', 'body', 'and', 'how', 'you', 'treat', 'it', 'is', 'an', 'awareness', 'everyone', 'should', 'have', 'and', 'knowing', 'that', 'there', 'is', 'help', 'for', 'sickness', 'can', 'enable', 'you', 'to', 'not', 'feel', 'as', 'helpless', '.']</text:p>
          </table:table-cell>
          <table:table-cell office:value-type="string" calcext:value-type="string">
            <text:p>['VBG', 'NN', 'IN', 'PRP$', 'NN', 'CC', 'WRB', 'PRP', 'VBP', 'PRP', 'VBZ', 'DT', 'NN', 'NN', 'MD', 'VB', 'CC', 'VBG', 'IN', 'EX', 'VBZ', 'NN', 'IN', 'NN', 'MD', 'VB', 'PRP', 'TO', 'RB', 'VB',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52" calcext:value-type="float">
            <text:p>852</text:p>
          </table:table-cell>
          <table:table-cell office:value-type="string" calcext:value-type="string">
            <text:p>This is a scientist and her assistant there working on a project to cure heartworm in dogs.</text:p>
            <text:p/>
          </table:table-cell>
          <table:table-cell office:value-type="string" calcext:value-type="string">
            <text:p>['This', 'is', 'a', 'scientist', 'and', 'her', 'assistant', 'there', 'working', 'on', 'a', 'project', 'to', 'cure', 'heartworm', 'in', 'dogs', '.']</text:p>
          </table:table-cell>
          <table:table-cell office:value-type="string" calcext:value-type="string">
            <text:p>['DT', 'VBZ', 'DT', 'NN', 'CC', 'PRP$', 'NN', 'EX', 'VBG', 'IN', 'DT', 'NN', 'TO', 'VB', 'NN', 'IN', 'NNS',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853" calcext:value-type="float">
            <text:p>853</text:p>
          </table:table-cell>
          <table:table-cell office:value-type="string" calcext:value-type="string">
            <text:p>They have been working on the project for six years.</text:p>
            <text:p/>
          </table:table-cell>
          <table:table-cell office:value-type="string" calcext:value-type="string">
            <text:p>['They', 'have', 'been', 'working', 'on', 'the', 'project', 'for', 'six', 'years', '.']</text:p>
          </table:table-cell>
          <table:table-cell office:value-type="string" calcext:value-type="string">
            <text:p>['PRP', 'VBP', 'VBN', 'VBG', 'IN', 'DT', 'NN', 'IN', 'CD',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54" calcext:value-type="float">
            <text:p>854</text:p>
          </table:table-cell>
          <table:table-cell office:value-type="string" calcext:value-type="string">
            <text:p>Today would be the day that their work could be called a success.</text:p>
            <text:p/>
          </table:table-cell>
          <table:table-cell office:value-type="string" calcext:value-type="string">
            <text:p>['Today', 'would', 'be', 'the', 'day', 'that', 'their', 'work', 'could', 'be', 'called', 'a', 'success', '.']</text:p>
          </table:table-cell>
          <table:table-cell office:value-type="string" calcext:value-type="string">
            <text:p>['NN', 'MD', 'VB', 'DT', 'NN', 'IN', 'PRP$', 'NN', 'MD', 'VB', 'VBN', 'DT',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855" calcext:value-type="float">
            <text:p>855</text:p>
          </table:table-cell>
          <table:table-cell office:value-type="string" calcext:value-type="string">
            <text:p>The formula has been curing for several days.</text:p>
            <text:p/>
          </table:table-cell>
          <table:table-cell office:value-type="string" calcext:value-type="string">
            <text:p>['The', 'formula', 'has', 'been', 'curing', 'for', 'several', 'days', '.']</text:p>
          </table:table-cell>
          <table:table-cell office:value-type="string" calcext:value-type="string">
            <text:p>['DT', 'NN', 'VBZ', 'VBN', 'VBG', 'IN',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56" calcext:value-type="float">
            <text:p>856</text:p>
          </table:table-cell>
          <table:table-cell office:value-type="string" calcext:value-type="string">
            <text:p>Now the assistant has checked ten of the twenty vials all of them are positive.</text:p>
            <text:p/>
          </table:table-cell>
          <table:table-cell office:value-type="string" calcext:value-type="string">
            <text:p>['Now', 'the', 'assistant', 'has', 'checked', 'ten', 'of', 'the', 'twenty', 'vials', 'all', 'of', 'them', 'are', 'positive', '.']</text:p>
          </table:table-cell>
          <table:table-cell office:value-type="string" calcext:value-type="string">
            <text:p>['RB', 'DT', 'NN', 'VBZ', 'VBN', 'NNS', 'IN', 'DT', 'NN', 'NNS', 'DT', 'IN', 'PRP', 'VBP',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57" calcext:value-type="float">
            <text:p>857</text:p>
          </table:table-cell>
          <table:table-cell office:value-type="string" calcext:value-type="string">
            <text:p>The scientist checks the rest.</text:p>
            <text:p/>
          </table:table-cell>
          <table:table-cell office:value-type="string" calcext:value-type="string">
            <text:p>['The', 'scientist', 'checks', 'the', 'rest', '.']</text:p>
          </table:table-cell>
          <table:table-cell office:value-type="string" calcext:value-type="string">
            <text:p>['DT', 'NN',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58" calcext:value-type="float">
            <text:p>858</text:p>
          </table:table-cell>
          <table:table-cell office:value-type="string" calcext:value-type="string">
            <text:p>They have done it.</text:p>
            <text:p/>
          </table:table-cell>
          <table:table-cell office:value-type="string" calcext:value-type="string">
            <text:p>['They', 'have', 'done', 'it', '.']</text:p>
          </table:table-cell>
          <table:table-cell office:value-type="string" calcext:value-type="string">
            <text:p>['PRP', 'VBP', 'VBN', 'P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59" calcext:value-type="float">
            <text:p>859</text:p>
          </table:table-cell>
          <table:table-cell office:value-type="string" calcext:value-type="string">
            <text:p>Now the project is over they have won.</text:p>
            <text:p/>
          </table:table-cell>
          <table:table-cell office:value-type="string" calcext:value-type="string">
            <text:p>['Now', 'the', 'project', 'is', 'over', 'they', 'have', 'won', '.']</text:p>
          </table:table-cell>
          <table:table-cell office:value-type="string" calcext:value-type="string">
            <text:p>['RB', 'DT', 'NN', 'VBZ', 'IN', 'PRP', 'VBP', 'VB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860" calcext:value-type="float">
            <text:p>860</text:p>
          </table:table-cell>
          <table:table-cell office:value-type="string" calcext:value-type="string">
            <text:p>Meg pipetted the Chrono form carefully into the test tube.</text:p>
            <text:p/>
          </table:table-cell>
          <table:table-cell office:value-type="string" calcext:value-type="string">
            <text:p>['Meg', 'pipetted', 'the', 'Chrono', 'form', 'carefully', 'into', 'the', 'test', 'tube', '.']</text:p>
          </table:table-cell>
          <table:table-cell office:value-type="string" calcext:value-type="string">
            <text:p>['NNP', 'VBD', 'DT', 'NNP', 'NN', 'RB', 'IN',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61" calcext:value-type="float">
            <text:p>861</text:p>
          </table:table-cell>
          <table:table-cell office:value-type="string" calcext:value-type="string">
            <text:p>This extraction was the umpteenth one she had done, but the end was in sight.</text:p>
            <text:p/>
          </table:table-cell>
          <table:table-cell office:value-type="string" calcext:value-type="string">
            <text:p>['This', 'extraction', 'was', 'the', 'umpteenth', 'one', 'she', 'had', 'done', ',', 'but', 'the', 'end', 'was', 'in', 'sight', '.']</text:p>
          </table:table-cell>
          <table:table-cell office:value-type="string" calcext:value-type="string">
            <text:p>['DT', 'NN', 'VBD', 'DT', 'JJ', 'CD', 'PRP', 'VBD', 'VBN', ',', 'CC', 'DT', 'NN', 'VBD',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62" calcext:value-type="float">
            <text:p>862</text:p>
          </table:table-cell>
          <table:table-cell office:value-type="string" calcext:value-type="string">
            <text:p>She would be glad to finish this project; glad because she was getting encouraging results, and glad because she wanted to move onto something else.</text:p>
            <text:p/>
          </table:table-cell>
          <table:table-cell office:value-type="string" calcext:value-type="string">
            <text:p>['She', 'would', 'be', 'glad', 'to', 'finish', 'this', 'project', ';', 'glad', 'because', 'she', 'was', 'getting', 'encouraging', 'results', ',', 'and', 'glad', 'because', 'she', 'wanted', 'to', 'move', 'onto', 'something', 'else', '.']</text:p>
          </table:table-cell>
          <table:table-cell office:value-type="string" calcext:value-type="string">
            <text:p>['PRP', 'MD', 'VB', 'JJ', 'TO', 'VB', 'DT', 'NN', ':', 'NN', 'IN', 'PRP', 'VBD', 'VBG', 'JJ', 'NNS', ',', 'CC', 'NN', 'IN', 'PRP', 'VBD', 'TO', 'VB', 'IN', 'NN',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63" calcext:value-type="float">
            <text:p>863</text:p>
          </table:table-cell>
          <table:table-cell office:value-type="string" calcext:value-type="string">
            <text:p>She was tempted to tell Chris some of the problems she had had during her years in the lab, but she was afraid that if she said too much, Chris would decide that she had taken a bad job, and leave.</text:p>
            <text:p/>
          </table:table-cell>
          <table:table-cell office:value-type="string" calcext:value-type="string">
            <text:p>['She', 'was', 'tempted', 'to', 'tell', 'Chris', 'some', 'of', 'the', 'problems', 'she', 'had', 'had', 'during', 'her', 'years', 'in', 'the', 'lab', ',', 'but', 'she', 'was', 'afraid', 'that', 'if', 'she', 'said', 'too', 'much', ',', 'Chris', 'would', 'decide', 'that', 'she', 'had', 'taken', 'a', 'bad', 'job', ',', 'and', 'leave', '.']</text:p>
          </table:table-cell>
          <table:table-cell office:value-type="string" calcext:value-type="string">
            <text:p>['PRP', 'VBD', 'VBN', 'TO', 'VB', 'NNP', 'DT', 'IN', 'DT', 'NNS', 'PRP', 'VBD', 'VBN', 'IN', 'PRP$', 'NNS', 'IN', 'DT', 'NN', ',', 'CC', 'PRP', 'VBD', 'JJ', 'IN', 'IN', 'PRP', 'VBD', 'RB', 'JJ', ',', 'NNP', 'MD', 'VB', 'IN', 'PRP', 'VBD', 'VBN', 'DT', 'JJ', 'NN', ',', 'CC', 'VB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64" calcext:value-type="float">
            <text:p>864</text:p>
          </table:table-cell>
          <table:table-cell office:value-type="string" calcext:value-type="string">
            <text:p>Then Meg would have to stay longer and train someone else.</text:p>
            <text:p/>
          </table:table-cell>
          <table:table-cell office:value-type="string" calcext:value-type="string">
            <text:p>['Then', 'Meg', 'would', 'have', 'to', 'stay', 'longer', 'and', 'train', 'someone', 'else', '.']</text:p>
          </table:table-cell>
          <table:table-cell office:value-type="string" calcext:value-type="string">
            <text:p>['RB', 'NNP', 'MD', 'VB', 'TO', 'VB', 'JJR', 'CC', 'VB', 'NN',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65" calcext:value-type="float">
            <text:p>865</text:p>
          </table:table-cell>
          <table:table-cell office:value-type="string" calcext:value-type="string">
            <text:p>It was a little selfish, but she felt that she had done her stint, and let Chris encounter her own problems, and deal with them in her own way.</text:p>
            <text:p/>
          </table:table-cell>
          <table:table-cell office:value-type="string" calcext:value-type="string">
            <text:p>['It', 'was', 'a', 'little', 'selfish', ',', 'but', 'she', 'felt', 'that', 'she', 'had', 'done', 'her', 'stint', ',', 'and', 'let', 'Chris', 'encounter', 'her', 'own', 'problems', ',', 'and', 'deal', 'with', 'them', 'in', 'her', 'own', 'way', '.']</text:p>
          </table:table-cell>
          <table:table-cell office:value-type="string" calcext:value-type="string">
            <text:p>['PRP', 'VBD', 'DT', 'JJ', 'JJ', ',', 'CC', 'PRP', 'VBD', 'IN', 'PRP', 'VBD', 'VBN', 'PRP', 'NN', ',', 'CC', 'VB', 'NNP', 'VB', 'PRP$', 'JJ', 'NNS', ',', 'CC', 'NN', 'IN', 'PRP', 'IN', 'PRP$',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66" calcext:value-type="float">
            <text:p>866</text:p>
          </table:table-cell>
          <table:table-cell office:value-type="string" calcext:value-type="string">
            <text:p>A serious woman is working in her lab.</text:p>
            <text:p/>
          </table:table-cell>
          <table:table-cell office:value-type="string" calcext:value-type="string">
            <text:p>['A', 'serious', 'woman', 'is', 'working', 'in', 'her', 'lab', '.']</text:p>
          </table:table-cell>
          <table:table-cell office:value-type="string" calcext:value-type="string">
            <text:p>['DT', 'JJ', 'NN', 'VBZ', 'VBG',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67" calcext:value-type="float">
            <text:p>867</text:p>
          </table:table-cell>
          <table:table-cell office:value-type="string" calcext:value-type="string">
            <text:p>She is thinking about her work or appears to be thinking of her work.</text:p>
            <text:p/>
          </table:table-cell>
          <table:table-cell office:value-type="string" calcext:value-type="string">
            <text:p>['She', 'is', 'thinking', 'about', 'her', 'work', 'or', 'appears', 'to', 'be', 'thinking', 'of', 'her', 'work', '.']</text:p>
          </table:table-cell>
          <table:table-cell office:value-type="string" calcext:value-type="string">
            <text:p>['PRP', 'VBZ', 'VBG', 'IN', 'PRP$', 'NN', 'CC', 'VBZ', 'TO', 'VB', 'VBG', 'IN',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68" calcext:value-type="float">
            <text:p>868</text:p>
          </table:table-cell>
          <table:table-cell office:value-type="string" calcext:value-type="string">
            <text:p>A co-worker (possibly a male) appears to be interested in her and is about to tell her so.</text:p>
            <text:p/>
          </table:table-cell>
          <table:table-cell office:value-type="string" calcext:value-type="string">
            <text:p>['A', 'co-worker', '(', 'possibly', 'a', 'male', ')', 'appears', 'to', 'be', 'interested', 'in', 'her', 'and', 'is', 'about', 'to', 'tell', 'her', 'so', '.']</text:p>
          </table:table-cell>
          <table:table-cell office:value-type="string" calcext:value-type="string">
            <text:p>['DT', 'NN', '(', 'RB', 'DT', 'NN', ')', 'VBZ', 'TO', 'VB', 'JJ', 'IN', 'PRP$', 'CC', 'VBZ', 'RB', 'TO', 'VB', 'PRP$',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69" calcext:value-type="float">
            <text:p>869</text:p>
          </table:table-cell>
          <table:table-cell office:value-type="string" calcext:value-type="string">
            <text:p>Although she will be polite, she will tell this person that although she may like him (or her) she is not interested in a serious relationship with this person.</text:p>
            <text:p/>
          </table:table-cell>
          <table:table-cell office:value-type="string" calcext:value-type="string">
            <text:p>['Although', 'she', 'will', 'be', 'polite', ',', 'she', 'will', 'tell', 'this', 'person', 'that', 'although', 'she', 'may', 'like', 'him', '(', 'or', 'her', ')', 'she', 'is', 'not', 'interested', 'in', 'a', 'serious', 'relationship', 'with', 'this', 'person', '.']</text:p>
          </table:table-cell>
          <table:table-cell office:value-type="string" calcext:value-type="string">
            <text:p>['IN', 'PRP', 'MD', 'VB', 'JJ', ',', 'PRP', 'MD', 'VB', 'DT', 'NN', 'IN', 'IN', 'PRP', 'MD', 'VB', 'PRP', '(', 'CC', 'PRP$', ')', 'PRP', 'VBZ', 'RB', 'JJ', 'IN', 'DT', 'JJ',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70" calcext:value-type="float">
            <text:p>870</text:p>
          </table:table-cell>
          <table:table-cell office:value-type="string" calcext:value-type="string">
            <text:p>She seems to have more interest in the work than in people (individuals).</text:p>
            <text:p/>
          </table:table-cell>
          <table:table-cell office:value-type="string" calcext:value-type="string">
            <text:p>['She', 'seems', 'to', 'have', 'more', 'interest', 'in', 'the', 'work', 'than', 'in', 'people', '(', 'individuals', ')', '.']</text:p>
          </table:table-cell>
          <table:table-cell office:value-type="string" calcext:value-type="string">
            <text:p>['PRP', 'VBZ', 'TO', 'VB', 'JJR', 'NN', 'IN', 'DT', 'NN', 'IN', 'IN', 'NNS', '(', 'NNS', ')',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71" calcext:value-type="float">
            <text:p>871</text:p>
          </table:table-cell>
          <table:table-cell office:value-type="string" calcext:value-type="string">
            <text:p>This is a husband and wife that are circus trapeze performers.</text:p>
            <text:p/>
          </table:table-cell>
          <table:table-cell office:value-type="string" calcext:value-type="string">
            <text:p>['This', 'is', 'a', 'husband', 'and', 'wife', 'that', 'are', 'circus', 'trapeze', 'performers', '.']</text:p>
          </table:table-cell>
          <table:table-cell office:value-type="string" calcext:value-type="string">
            <text:p>['DT', 'VBZ', 'DT', 'NN', 'CC', 'NN', 'WDT', 'VBP', 'JJ',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72" calcext:value-type="float">
            <text:p>872</text:p>
          </table:table-cell>
          <table:table-cell office:value-type="string" calcext:value-type="string">
            <text:p>They started training when they were very young under the husband's father.</text:p>
            <text:p/>
          </table:table-cell>
          <table:table-cell office:value-type="string" calcext:value-type="string">
            <text:p>['They', 'started', 'training', 'when', 'they', 'were', 'very', 'young', 'under', 'the', 'husband', "'s", 'father', '.']</text:p>
          </table:table-cell>
          <table:table-cell office:value-type="string" calcext:value-type="string">
            <text:p>['PRP', 'VBD', 'VBG', 'WRB', 'PRP', 'VBD', 'RB', 'JJ', 'IN', 'DT', 'NN', 'POS',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73" calcext:value-type="float">
            <text:p>873</text:p>
          </table:table-cell>
          <table:table-cell office:value-type="string" calcext:value-type="string">
            <text:p>They have been training and working in a small show for ten or more years.</text:p>
            <text:p/>
          </table:table-cell>
          <table:table-cell office:value-type="string" calcext:value-type="string">
            <text:p>['They', 'have', 'been', 'training', 'and', 'working', 'in', 'a', 'small', 'show', 'for', 'ten', 'or', 'more', 'years', '.']</text:p>
          </table:table-cell>
          <table:table-cell office:value-type="string" calcext:value-type="string">
            <text:p>['PRP', 'VBP', 'VBN', 'VBG', 'CC', 'VBG', 'IN', 'DT', 'JJ', 'NN', 'IN', 'NN', 'CC', 'JJR',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74" calcext:value-type="float">
            <text:p>874</text:p>
          </table:table-cell>
          <table:table-cell office:value-type="string" calcext:value-type="string">
            <text:p>They were very good, but could not get a break.</text:p>
            <text:p/>
          </table:table-cell>
          <table:table-cell office:value-type="string" calcext:value-type="string">
            <text:p>['They', 'were', 'very', 'good', ',', 'but', 'could', 'not', 'get', 'a', 'break', '.']</text:p>
          </table:table-cell>
          <table:table-cell office:value-type="string" calcext:value-type="string">
            <text:p>['PRP', 'VBD', 'RB', 'JJ', ',', 'CC', 'MD', 'RB', 'VB', 'DT',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875" calcext:value-type="float">
            <text:p>875</text:p>
          </table:table-cell>
          <table:table-cell office:value-type="string" calcext:value-type="string">
            <text:p>On this night a manager of a large circus saw them perform, and asked them to work in his circus.</text:p>
            <text:p/>
          </table:table-cell>
          <table:table-cell office:value-type="string" calcext:value-type="string">
            <text:p>['On', 'this', 'night', 'a', 'manager', 'of', 'a', 'large', 'circus', 'saw', 'them', 'perform', ',', 'and', 'asked', 'them', 'to', 'work', 'in', 'his', 'circus', '.']</text:p>
          </table:table-cell>
          <table:table-cell office:value-type="string" calcext:value-type="string">
            <text:p>['IN', 'DT', 'NN', 'DT', 'NN', 'IN', 'DT', 'JJ', 'NN', 'VBD', 'PRP', 'VB', ',', 'CC', 'VBD', 'PRP', 'TO', 'VB',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76" calcext:value-type="float">
            <text:p>876</text:p>
          </table:table-cell>
          <table:table-cell office:value-type="string" calcext:value-type="string">
            <text:p>They would be rewarded for all their hard work after all.</text:p>
            <text:p/>
          </table:table-cell>
          <table:table-cell office:value-type="string" calcext:value-type="string">
            <text:p>['They', 'would', 'be', 'rewarded', 'for', 'all', 'their', 'hard', 'work', 'after', 'all', '.']</text:p>
          </table:table-cell>
          <table:table-cell office:value-type="string" calcext:value-type="string">
            <text:p>['PRP', 'MD', 'VB', 'VBN', 'IN', 'DT', 'PRP$', 'JJ', 'NN', 'IN', 'DT',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77" calcext:value-type="float">
            <text:p>877</text:p>
          </table:table-cell>
          <table:table-cell office:value-type="string" calcext:value-type="string">
            <text:p>This was really it!</text:p>
            <text:p/>
          </table:table-cell>
          <table:table-cell office:value-type="string" calcext:value-type="string">
            <text:p>['This', 'was', 'really', 'it', '!']</text:p>
          </table:table-cell>
          <table:table-cell office:value-type="string" calcext:value-type="string">
            <text:p>['DT', 'VBD', 'RB', 'P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78" calcext:value-type="float">
            <text:p>878</text:p>
          </table:table-cell>
          <table:table-cell office:value-type="string" calcext:value-type="string">
            <text:p>If Lisa had known 2 years ago how she would really fit in with this troupe, she wouldn't have been so nervous.</text:p>
            <text:p/>
          </table:table-cell>
          <table:table-cell office:value-type="string" calcext:value-type="string">
            <text:p>['If', 'Lisa', 'had', 'known', '2', 'years', 'ago', 'how', 'she', 'would', 'really', 'fit', 'in', 'with', 'this', 'troupe', ',', 'she', 'would', "n't", 'have', 'been', 'so', 'nervous', '.']</text:p>
          </table:table-cell>
          <table:table-cell office:value-type="string" calcext:value-type="string">
            <text:p>['IN', 'NNP', 'VBD', 'VBN', 'CD', 'NNS', 'RB', 'WRB', 'PRP', 'MD', 'RB', 'VB', 'IN', 'IN', 'DT', 'NN', ',', 'PRP', 'MD', 'RB', 'VB', 'VBN', 'RB',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79" calcext:value-type="float">
            <text:p>879</text:p>
          </table:table-cell>
          <table:table-cell office:value-type="string" calcext:value-type="string">
            <text:p>She felt really happy and in control of herself.</text:p>
            <text:p/>
          </table:table-cell>
          <table:table-cell office:value-type="string" calcext:value-type="string">
            <text:p>['She', 'felt', 'really', 'happy', 'and', 'in', 'control', 'of', 'herself', '.']</text:p>
          </table:table-cell>
          <table:table-cell office:value-type="string" calcext:value-type="string">
            <text:p>['PRP', 'VBD', 'RB', 'JJ', 'CC', 'IN', 'NN', 'I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80" calcext:value-type="float">
            <text:p>880</text:p>
          </table:table-cell>
          <table:table-cell office:value-type="string" calcext:value-type="string">
            <text:p>Here she was flying 50 feet above the big top floor, attached to nothing, soaring thru the air, but confident to know that her partner would be there at exactly the right second to grab her and take her back to terra firma.</text:p>
            <text:p/>
          </table:table-cell>
          <table:table-cell office:value-type="string" calcext:value-type="string">
            <text:p>['Here', 'she', 'was', 'flying', '50', 'feet', 'above', 'the', 'big', 'top', 'floor', ',', 'attached', 'to', 'nothing', ',', 'soaring', 'thru', 'the', 'air', ',', 'but', 'confident', 'to', 'know', 'that', 'her', 'partner', 'would', 'be', 'there', 'at', 'exactly', 'the', 'right', 'second', 'to', 'grab', 'her', 'and', 'take', 'her', 'back', 'to', 'terra', 'firma', '.']</text:p>
          </table:table-cell>
          <table:table-cell office:value-type="string" calcext:value-type="string">
            <text:p>['RB', 'PRP', 'VBD', 'VBG', 'CD', 'NNS', 'IN', 'DT', 'JJ', 'JJ', 'NN', ',', 'VBN', 'TO', 'NN', ',', 'VBG', 'IN', 'DT', 'NN', ',', 'CC', 'JJ', 'TO', 'VB', 'IN', 'PRP$', 'NN', 'MD', 'VB', 'RB', 'IN', 'RB', 'DT', 'JJ', 'NN', 'TO', 'VB', 'PRP$', 'CC', 'VB', 'PRP$', 'NN', 'TO', 'VB',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81" calcext:value-type="float">
            <text:p>881</text:p>
          </table:table-cell>
          <table:table-cell office:value-type="string" calcext:value-type="string">
            <text:p>It was really a big change from her old self.</text:p>
            <text:p/>
          </table:table-cell>
          <table:table-cell office:value-type="string" calcext:value-type="string">
            <text:p>['It', 'was', 'really', 'a', 'big', 'change', 'from', 'her', 'old', 'self', '.']</text:p>
          </table:table-cell>
          <table:table-cell office:value-type="string" calcext:value-type="string">
            <text:p>['PRP', 'VBD', 'RB', 'DT', 'JJ', 'NN', 'IN', 'PRP$',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82" calcext:value-type="float">
            <text:p>882</text:p>
          </table:table-cell>
          <table:table-cell office:value-type="string" calcext:value-type="string">
            <text:p>She had been afraid to do anything--to change, to think, to move.</text:p>
            <text:p/>
          </table:table-cell>
          <table:table-cell office:value-type="string" calcext:value-type="string">
            <text:p>['She', 'had', 'been', 'afraid', 'to', 'do', 'anything', '--', 'to', 'change', ',', 'to', 'think', ',', 'to', 'move', '.']</text:p>
          </table:table-cell>
          <table:table-cell office:value-type="string" calcext:value-type="string">
            <text:p>['PRP', 'VBD', 'VBN', 'VBN', 'TO', 'VB', 'NN', ':', 'TO', 'VB', ',', 'TO', 'VB', ',', 'TO', 'V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83" calcext:value-type="float">
            <text:p>883</text:p>
          </table:table-cell>
          <table:table-cell office:value-type="string" calcext:value-type="string">
            <text:p>But somehow she had managed to swallow her fears and take the job.</text:p>
            <text:p/>
          </table:table-cell>
          <table:table-cell office:value-type="string" calcext:value-type="string">
            <text:p>['But', 'somehow', 'she', 'had', 'managed', 'to', 'swallow', 'her', 'fears', 'and', 'take', 'the', 'job', '.']</text:p>
          </table:table-cell>
          <table:table-cell office:value-type="string" calcext:value-type="string">
            <text:p>['CC', 'VB', 'PRP', 'VBD', 'VBN', 'TO', 'VB', 'PRP$', 'NNS', 'CC',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84" calcext:value-type="float">
            <text:p>884</text:p>
          </table:table-cell>
          <table:table-cell office:value-type="string" calcext:value-type="string">
            <text:p>It was unstable, it was chancy but boy was it enjoyable.</text:p>
            <text:p/>
          </table:table-cell>
          <table:table-cell office:value-type="string" calcext:value-type="string">
            <text:p>['It', 'was', 'unstable', ',', 'it', 'was', 'chancy', 'but', 'boy', 'was', 'it', 'enjoyable', '.']</text:p>
          </table:table-cell>
          <table:table-cell office:value-type="string" calcext:value-type="string">
            <text:p>['PRP', 'VBD', 'JJ', ',', 'PRP', 'VBD', 'NN', 'CC', 'NN', 'VBD', 'PRP',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85" calcext:value-type="float">
            <text:p>885</text:p>
          </table:table-cell>
          <table:table-cell office:value-type="string" calcext:value-type="string">
            <text:p>She began to think that maybe it was the best thing she had ever done.</text:p>
            <text:p/>
          </table:table-cell>
          <table:table-cell office:value-type="string" calcext:value-type="string">
            <text:p>['She', 'began', 'to', 'think', 'that', 'maybe', 'it', 'was', 'the', 'best', 'thing', 'she', 'had', 'ever', 'done', '.']</text:p>
          </table:table-cell>
          <table:table-cell office:value-type="string" calcext:value-type="string">
            <text:p>['PRP', 'VBD', 'TO', 'VB', 'IN', 'RB', 'PRP', 'VBD', 'DT', 'JJS', 'NN', 'PRP', 'VBD', 'RB', 'VB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86" calcext:value-type="float">
            <text:p>886</text:p>
          </table:table-cell>
          <table:table-cell office:value-type="string" calcext:value-type="string">
            <text:p>She had taken action and in turn, taken control of her life, and even if the job ended suddenly, she would never again be afraid to go on and do something else.</text:p>
            <text:p/>
          </table:table-cell>
          <table:table-cell office:value-type="string" calcext:value-type="string">
            <text:p>['She', 'had', 'taken', 'action', 'and', 'in', 'turn', ',', 'taken', 'control', 'of', 'her', 'life', ',', 'and', 'even', 'if', 'the', 'job', 'ended', 'suddenly', ',', 'she', 'would', 'never', 'again', 'be', 'afraid', 'to', 'go', 'on', 'and', 'do', 'something', 'else', '.']</text:p>
          </table:table-cell>
          <table:table-cell office:value-type="string" calcext:value-type="string">
            <text:p>['PRP', 'VBD', 'VBN', 'NN', 'CC', 'IN', 'NN', ',', 'VBN', 'NN', 'IN', 'PRP$', 'NN', ',', 'CC', 'RB', 'IN', 'DT', 'NN', 'VBD', 'RB', ',', 'PRP', 'MD', 'RB', 'RB', 'VB', 'JJ', 'TO', 'VB', 'IN', 'CC', 'VB', 'NN',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87" calcext:value-type="float">
            <text:p>887</text:p>
          </table:table-cell>
          <table:table-cell office:value-type="string" calcext:value-type="string">
            <text:p>This couple is performing at the circus.</text:p>
            <text:p/>
          </table:table-cell>
          <table:table-cell office:value-type="string" calcext:value-type="string">
            <text:p>['This', 'couple', 'is', 'performing', 'at', 'the', 'circus', '.']</text:p>
          </table:table-cell>
          <table:table-cell office:value-type="string" calcext:value-type="string">
            <text:p>['DT', 'NN', 'VBZ', 'VBG',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88" calcext:value-type="float">
            <text:p>888</text:p>
          </table:table-cell>
          <table:table-cell office:value-type="string" calcext:value-type="string">
            <text:p>They are both well practiced and are confident that they can perform standard acrobatic feats with little difficulty.</text:p>
            <text:p/>
          </table:table-cell>
          <table:table-cell office:value-type="string" calcext:value-type="string">
            <text:p>['They', 'are', 'both', 'well', 'practiced', 'and', 'are', 'confident', 'that', 'they', 'can', 'perform', 'standard', 'acrobatic', 'feats', 'with', 'little', 'difficulty', '.']</text:p>
          </table:table-cell>
          <table:table-cell office:value-type="string" calcext:value-type="string">
            <text:p>['PRP', 'VBP', 'DT', 'RB', 'VBN', 'CC', 'VBP', 'JJ', 'IN', 'PRP', 'MD', 'VB', 'JJ', 'JJ', 'NNS', 'IN', 'JJ', 'NN',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889" calcext:value-type="float">
            <text:p>889</text:p>
          </table:table-cell>
          <table:table-cell office:value-type="string" calcext:value-type="string">
            <text:p>Although they are good and professional, they are not creative, showy, and flashy, which will be needed if they are to go anywhere in life.</text:p>
            <text:p/>
          </table:table-cell>
          <table:table-cell office:value-type="string" calcext:value-type="string">
            <text:p>['Although', 'they', 'are', 'good', 'and', 'professional', ',', 'they', 'are', 'not', 'creative', ',', 'showy', ',', 'and', 'flashy', ',', 'which', 'will', 'be', 'needed', 'if', 'they', 'are', 'to', 'go', 'anywhere', 'in', 'life', '.']</text:p>
          </table:table-cell>
          <table:table-cell office:value-type="string" calcext:value-type="string">
            <text:p>['IN', 'PRP', 'VBP', 'JJ', 'CC', 'JJ', ',', 'PRP', 'VBP', 'RB', 'JJ', ',', 'JJ', ',', 'CC', 'NN', ',', 'WDT', 'MD', 'VB', 'VBN', 'IN', 'PRP', 'VBP', 'TO', 'VB', 'RB', 'IN', 'NN',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890" calcext:value-type="float">
            <text:p>890</text:p>
          </table:table-cell>
          <table:table-cell office:value-type="string" calcext:value-type="string">
            <text:p>Perhaps this will come with time.</text:p>
            <text:p/>
          </table:table-cell>
          <table:table-cell office:value-type="string" calcext:value-type="string">
            <text:p>['Perhaps', 'this', 'will', 'come', 'with', 'time', '.']</text:p>
          </table:table-cell>
          <table:table-cell office:value-type="string" calcext:value-type="string">
            <text:p>['RB', 'DT', 'MD', 'VB', 'I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91" calcext:value-type="float">
            <text:p>891</text:p>
          </table:table-cell>
          <table:table-cell office:value-type="string" calcext:value-type="string">
            <text:p>These trapeze artists are performing in a circus.</text:p>
            <text:p/>
          </table:table-cell>
          <table:table-cell office:value-type="string" calcext:value-type="string">
            <text:p>['These', 'trapeze', 'artists', 'are', 'performing', 'in', 'a', 'circus', '.']</text:p>
          </table:table-cell>
          <table:table-cell office:value-type="string" calcext:value-type="string">
            <text:p>['DT', 'NN', 'NNS', 'VBP', 'VBG',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92" calcext:value-type="float">
            <text:p>892</text:p>
          </table:table-cell>
          <table:table-cell office:value-type="string" calcext:value-type="string">
            <text:p>They are concentrating on their performance.</text:p>
            <text:p/>
          </table:table-cell>
          <table:table-cell office:value-type="string" calcext:value-type="string">
            <text:p>['They', 'are', 'concentrating', 'on', 'their', 'performance', '.']</text:p>
          </table:table-cell>
          <table:table-cell office:value-type="string" calcext:value-type="string">
            <text:p>['PRP', 'VBP', 'VBG', 'IN',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93" calcext:value-type="float">
            <text:p>893</text:p>
          </table:table-cell>
          <table:table-cell office:value-type="string" calcext:value-type="string">
            <text:p>They both want to give a good show and not make any mistakes which in their line of work could be a bit of a problem.</text:p>
            <text:p/>
          </table:table-cell>
          <table:table-cell office:value-type="string" calcext:value-type="string">
            <text:p>['They', 'both', 'want', 'to', 'give', 'a', 'good', 'show', 'and', 'not', 'make', 'any', 'mistakes', 'which', 'in', 'their', 'line', 'of', 'work', 'could', 'be', 'a', 'bit', 'of', 'a', 'problem', '.']</text:p>
          </table:table-cell>
          <table:table-cell office:value-type="string" calcext:value-type="string">
            <text:p>['PRP', 'DT', 'VBP', 'TO', 'VB', 'DT', 'JJ', 'NN', 'CC', 'RB', 'VB', 'DT', 'NNS', 'WDT', 'IN', 'PRP$', 'NN', 'IN', 'NN', 'MD', 'VB', 'DT', 'NN', 'IN', 'DT',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894" calcext:value-type="float">
            <text:p>894</text:p>
          </table:table-cell>
          <table:table-cell office:value-type="string" calcext:value-type="string">
            <text:p>They will give a wonderful performance.</text:p>
            <text:p/>
          </table:table-cell>
          <table:table-cell office:value-type="string" calcext:value-type="string">
            <text:p>['They', 'will', 'give', 'a', 'wonderful', 'performance', '.']</text:p>
          </table:table-cell>
          <table:table-cell office:value-type="string" calcext:value-type="string">
            <text:p>['PRP', 'MD', 'VB', 'DT',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895" calcext:value-type="float">
            <text:p>895</text:p>
          </table:table-cell>
          <table:table-cell office:value-type="string" calcext:value-type="string">
            <text:p>There is a man and a woman doing a trapeze act at a circus.</text:p>
            <text:p/>
          </table:table-cell>
          <table:table-cell office:value-type="string" calcext:value-type="string">
            <text:p>['There', 'is', 'a', 'man', 'and', 'a', 'woman', 'doing', 'a', 'trapeze', 'act', 'at', 'a', 'circus', '.']</text:p>
          </table:table-cell>
          <table:table-cell office:value-type="string" calcext:value-type="string">
            <text:p>['EX', 'VBZ', 'DT', 'NN', 'CC', 'DT', 'NN', 'VBG', 'DT', 'NN',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96" calcext:value-type="float">
            <text:p>896</text:p>
          </table:table-cell>
          <table:table-cell office:value-type="string" calcext:value-type="string">
            <text:p>They are married and have been together as an act for many years.</text:p>
            <text:p/>
          </table:table-cell>
          <table:table-cell office:value-type="string" calcext:value-type="string">
            <text:p>['They', 'are', 'married', 'and', 'have', 'been', 'together', 'as', 'an', 'act', 'for', 'many', 'years', '.']</text:p>
          </table:table-cell>
          <table:table-cell office:value-type="string" calcext:value-type="string">
            <text:p>['PRP', 'VBP', 'VBN', 'CC', 'VBP', 'VBN', 'RB', 'IN', 'DT', 'NN', 'IN',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897" calcext:value-type="float">
            <text:p>897</text:p>
          </table:table-cell>
          <table:table-cell office:value-type="string" calcext:value-type="string">
            <text:p>He is looking at her and thinking how beautiful she is.</text:p>
            <text:p/>
          </table:table-cell>
          <table:table-cell office:value-type="string" calcext:value-type="string">
            <text:p>['He', 'is', 'looking', 'at', 'her', 'and', 'thinking', 'how', 'beautiful', 'she', 'is', '.']</text:p>
          </table:table-cell>
          <table:table-cell office:value-type="string" calcext:value-type="string">
            <text:p>['PRP', 'VBZ', 'VBG', 'IN', 'PRP$', 'CC', 'VBG', 'WRB', 'JJ', 'PRP', 'VBZ',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898" calcext:value-type="float">
            <text:p>898</text:p>
          </table:table-cell>
          <table:table-cell office:value-type="string" calcext:value-type="string">
            <text:p>She is looking at him and thinking how much she trusts him.</text:p>
            <text:p/>
          </table:table-cell>
          <table:table-cell office:value-type="string" calcext:value-type="string">
            <text:p>['She', 'is', 'looking', 'at', 'him', 'and', 'thinking', 'how', 'much', 'she', 'trusts', 'him', '.']</text:p>
          </table:table-cell>
          <table:table-cell office:value-type="string" calcext:value-type="string">
            <text:p>['PRP', 'VBZ', 'VBG', 'IN', 'PRP', 'CC', 'VBG', 'WRB', 'JJ', 'PRP', 'VBZ', 'PRP',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899" calcext:value-type="float">
            <text:p>899</text:p>
          </table:table-cell>
          <table:table-cell office:value-type="string" calcext:value-type="string">
            <text:p>He is so strong and reliable.</text:p>
            <text:p/>
          </table:table-cell>
          <table:table-cell office:value-type="string" calcext:value-type="string">
            <text:p>['He', 'is', 'so', 'strong', 'and', 'reliable', '.']</text:p>
          </table:table-cell>
          <table:table-cell office:value-type="string" calcext:value-type="string">
            <text:p>['PRP', 'VBZ', 'RB', 'JJ', 'CC',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00" calcext:value-type="float">
            <text:p>900</text:p>
          </table:table-cell>
          <table:table-cell office:value-type="string" calcext:value-type="string">
            <text:p>She never fears he will not catch her.</text:p>
            <text:p/>
          </table:table-cell>
          <table:table-cell office:value-type="string" calcext:value-type="string">
            <text:p>['She', 'never', 'fears', 'he', 'will', 'not', 'catch', 'her', '.']</text:p>
          </table:table-cell>
          <table:table-cell office:value-type="string" calcext:value-type="string">
            <text:p>['PRP', 'RB', 'VBZ', 'PRP', 'MD', 'RB', 'VB', 'P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01" calcext:value-type="float">
            <text:p>901</text:p>
          </table:table-cell>
          <table:table-cell office:value-type="string" calcext:value-type="string">
            <text:p>They both think what a good life it is.</text:p>
            <text:p/>
          </table:table-cell>
          <table:table-cell office:value-type="string" calcext:value-type="string">
            <text:p>['They', 'both', 'think', 'what', 'a', 'good', 'life', 'it', 'is', '.']</text:p>
          </table:table-cell>
          <table:table-cell office:value-type="string" calcext:value-type="string">
            <text:p>['PRP', 'DT', 'VBP', 'WP', 'DT', 'JJ', 'NN', 'PRP', 'VBZ',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02" calcext:value-type="float">
            <text:p>902</text:p>
          </table:table-cell>
          <table:table-cell office:value-type="string" calcext:value-type="string">
            <text:p>They have been talking about children and she knows he will have to find another partner if she gets pregnant.</text:p>
            <text:p/>
          </table:table-cell>
          <table:table-cell office:value-type="string" calcext:value-type="string">
            <text:p>['They', 'have', 'been', 'talking', 'about', 'children', 'and', 'she', 'knows', 'he', 'will', 'have', 'to', 'find', 'another', 'partner', 'if', 'she', 'gets', 'pregnant', '.']</text:p>
          </table:table-cell>
          <table:table-cell office:value-type="string" calcext:value-type="string">
            <text:p>['PRP', 'VBP', 'VBN', 'VBG', 'IN', 'NNS', 'CC', 'PRP', 'VBZ', 'PRP', 'MD', 'VB', 'TO', 'VB', 'DT', 'NN', 'IN', 'PRP', 'VBZ',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03" calcext:value-type="float">
            <text:p>903</text:p>
          </table:table-cell>
          <table:table-cell office:value-type="string" calcext:value-type="string">
            <text:p>It is strange to her, but she doesn't worry.</text:p>
            <text:p/>
          </table:table-cell>
          <table:table-cell office:value-type="string" calcext:value-type="string">
            <text:p>['It', 'is', 'strange', 'to', 'her', ',', 'but', 'she', 'does', "n't", 'worry', '.']</text:p>
          </table:table-cell>
          <table:table-cell office:value-type="string" calcext:value-type="string">
            <text:p>['PRP', 'VBZ', 'JJ', 'TO', 'PRP$', ',', 'CC', 'PRP', 'VBZ', 'RB', 'V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04" calcext:value-type="float">
            <text:p>904</text:p>
          </table:table-cell>
          <table:table-cell office:value-type="string" calcext:value-type="string">
            <text:p>She knows he will be just as strong and reliable as a father and husband and they will always be together.</text:p>
            <text:p/>
          </table:table-cell>
          <table:table-cell office:value-type="string" calcext:value-type="string">
            <text:p>['She', 'knows', 'he', 'will', 'be', 'just', 'as', 'strong', 'and', 'reliable', 'as', 'a', 'father', 'and', 'husband', 'and', 'they', 'will', 'always', 'be', 'together', '.']</text:p>
          </table:table-cell>
          <table:table-cell office:value-type="string" calcext:value-type="string">
            <text:p>['PRP', 'VBZ', 'PRP', 'MD', 'VB', 'RB', 'IN', 'JJ', 'CC', 'JJ', 'IN', 'DT', 'NN', 'CC', 'NN', 'CC', 'PRP', 'MD', 'RB', 'VB', 'R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05" calcext:value-type="float">
            <text:p>905</text:p>
          </table:table-cell>
          <table:table-cell office:value-type="string" calcext:value-type="string">
            <text:p>The picture shows a father and daughter together walking across the meadow on the family farm.</text:p>
            <text:p/>
          </table:table-cell>
          <table:table-cell office:value-type="string" calcext:value-type="string">
            <text:p>['The', 'picture', 'shows', 'a', 'father', 'and', 'daughter', 'together', 'walking', 'across', 'the', 'meadow', 'on', 'the', 'family', 'farm', '.']</text:p>
          </table:table-cell>
          <table:table-cell office:value-type="string" calcext:value-type="string">
            <text:p>['DT', 'NN', 'VBZ', 'DT', 'NN', 'CC', 'NN', 'RB', 'VBG', 'IN', 'DT', 'NN', 'IN', 'DT', 'NN',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06" calcext:value-type="float">
            <text:p>906</text:p>
          </table:table-cell>
          <table:table-cell office:value-type="string" calcext:value-type="string">
            <text:p>She has been away for several years following her career in the big city.</text:p>
            <text:p/>
          </table:table-cell>
          <table:table-cell office:value-type="string" calcext:value-type="string">
            <text:p>['She', 'has', 'been', 'away', 'for', 'several', 'years', 'following', 'her', 'career', 'in', 'the', 'big', 'city', '.']</text:p>
          </table:table-cell>
          <table:table-cell office:value-type="string" calcext:value-type="string">
            <text:p>['PRP', 'VBZ', 'VBN', 'RB', 'IN', 'JJ', 'NNS', 'VBG', 'PRP$', 'NN',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07" calcext:value-type="float">
            <text:p>907</text:p>
          </table:table-cell>
          <table:table-cell office:value-type="string" calcext:value-type="string">
            <text:p>She and her husband have been having marital problems for some time.</text:p>
            <text:p/>
          </table:table-cell>
          <table:table-cell office:value-type="string" calcext:value-type="string">
            <text:p>['She', 'and', 'her', 'husband', 'have', 'been', 'having', 'marital', 'problems', 'for', 'some', 'time', '.']</text:p>
          </table:table-cell>
          <table:table-cell office:value-type="string" calcext:value-type="string">
            <text:p>['PRP', 'CC', 'PRP$', 'NN', 'VBP', 'VBN', 'VBG', 'JJ',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08" calcext:value-type="float">
            <text:p>908</text:p>
          </table:table-cell>
          <table:table-cell office:value-type="string" calcext:value-type="string">
            <text:p>Recently they decided to separate.</text:p>
            <text:p/>
          </table:table-cell>
          <table:table-cell office:value-type="string" calcext:value-type="string">
            <text:p>['Recently', 'they', 'decided', 'to', 'separate', '.']</text:p>
          </table:table-cell>
          <table:table-cell office:value-type="string" calcext:value-type="string">
            <text:p>['RB', 'PRP', 'VBD', 'TO', 'V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09" calcext:value-type="float">
            <text:p>909</text:p>
          </table:table-cell>
          <table:table-cell office:value-type="string" calcext:value-type="string">
            <text:p>She tried it alone but needed support.</text:p>
            <text:p/>
          </table:table-cell>
          <table:table-cell office:value-type="string" calcext:value-type="string">
            <text:p>['She', 'tried', 'it', 'alone', 'but', 'needed', 'support', '.']</text:p>
          </table:table-cell>
          <table:table-cell office:value-type="string" calcext:value-type="string">
            <text:p>['PRP', 'VBD', 'PRP', 'RB', 'CC', 'JJ',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10" calcext:value-type="float">
            <text:p>910</text:p>
          </table:table-cell>
          <table:table-cell office:value-type="string" calcext:value-type="string">
            <text:p>She called her father, a widower, and asked if she could come home for a visit.</text:p>
            <text:p/>
          </table:table-cell>
          <table:table-cell office:value-type="string" calcext:value-type="string">
            <text:p>['She', 'called', 'her', 'father', ',', 'a', 'widower', ',', 'and', 'asked', 'if', 'she', 'could', 'come', 'home', 'for', 'a', 'visit', '.']</text:p>
          </table:table-cell>
          <table:table-cell office:value-type="string" calcext:value-type="string">
            <text:p>['PRP', 'VBD', 'PRP', 'NN', ',', 'DT', 'NN', ',', 'CC', 'VBD', 'IN', 'PRP', 'MD', 'VB', 'NN', 'IN', 'DT',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11" calcext:value-type="float">
            <text:p>911</text:p>
          </table:table-cell>
          <table:table-cell office:value-type="string" calcext:value-type="string">
            <text:p>She has been there for about a week and feels very relaxed.</text:p>
            <text:p/>
          </table:table-cell>
          <table:table-cell office:value-type="string" calcext:value-type="string">
            <text:p>['She', 'has', 'been', 'there', 'for', 'about', 'a', 'week', 'and', 'feels', 'very', 'relaxed', '.']</text:p>
          </table:table-cell>
          <table:table-cell office:value-type="string" calcext:value-type="string">
            <text:p>['PRP', 'VBZ', 'VBN', 'RB', 'IN', 'IN', 'DT', 'NN', 'CC', 'NNS', 'RB',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12" calcext:value-type="float">
            <text:p>912</text:p>
          </table:table-cell>
          <table:table-cell office:value-type="string" calcext:value-type="string">
            <text:p>Often talking to her father she feels it isn't so bad and she can face it.</text:p>
            <text:p/>
          </table:table-cell>
          <table:table-cell office:value-type="string" calcext:value-type="string">
            <text:p>['Often', 'talking', 'to', 'her', 'father', 'she', 'feels', 'it', 'is', "n't", 'so', 'bad', 'and', 'she', 'can', 'face', 'it', '.']</text:p>
          </table:table-cell>
          <table:table-cell office:value-type="string" calcext:value-type="string">
            <text:p>['RB', 'VBG', 'TO', 'PRP$', 'NN', 'PRP', 'VBZ', 'PRP', 'VBZ', 'RB', 'RB', 'JJ', 'CC', 'PRP', 'MD', 'VB', 'PRP',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13" calcext:value-type="float">
            <text:p>913</text:p>
          </table:table-cell>
          <table:table-cell office:value-type="string" calcext:value-type="string">
            <text:p>This is an old man and his daughter.</text:p>
            <text:p/>
          </table:table-cell>
          <table:table-cell office:value-type="string" calcext:value-type="string">
            <text:p>['This', 'is', 'an', 'old', 'man', 'and', 'his', 'daughter', '.']</text:p>
          </table:table-cell>
          <table:table-cell office:value-type="string" calcext:value-type="string">
            <text:p>['DT', 'VBZ', 'DT', 'JJ', 'NN', 'CC',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14" calcext:value-type="float">
            <text:p>914</text:p>
          </table:table-cell>
          <table:table-cell office:value-type="string" calcext:value-type="string">
            <text:p>The old man still works his farm in the hills.</text:p>
            <text:p/>
          </table:table-cell>
          <table:table-cell office:value-type="string" calcext:value-type="string">
            <text:p>['The', 'old', 'man', 'still', 'works', 'his', 'farm', 'in', 'the', 'hills', '.']</text:p>
          </table:table-cell>
          <table:table-cell office:value-type="string" calcext:value-type="string">
            <text:p>['DT', 'JJ', 'NN', 'RB', 'VBZ', 'PRP$', 'NN', 'IN', 'DT',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15" calcext:value-type="float">
            <text:p>915</text:p>
          </table:table-cell>
          <table:table-cell office:value-type="string" calcext:value-type="string">
            <text:p>He has horses and sheep.</text:p>
            <text:p/>
          </table:table-cell>
          <table:table-cell office:value-type="string" calcext:value-type="string">
            <text:p>['He', 'has', 'horses', 'and', 'sheep', '.']</text:p>
          </table:table-cell>
          <table:table-cell office:value-type="string" calcext:value-type="string">
            <text:p>['PRP', 'VBZ', 'NNS', 'CC',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16" calcext:value-type="float">
            <text:p>916</text:p>
          </table:table-cell>
          <table:table-cell office:value-type="string" calcext:value-type="string">
            <text:p>He still works the land the old way.</text:p>
            <text:p/>
          </table:table-cell>
          <table:table-cell office:value-type="string" calcext:value-type="string">
            <text:p>['He', 'still', 'works', 'the', 'land', 'the', 'old', 'way', '.']</text:p>
          </table:table-cell>
          <table:table-cell office:value-type="string" calcext:value-type="string">
            <text:p>['PRP', 'RB', 'VBZ', 'DT', 'N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17" calcext:value-type="float">
            <text:p>917</text:p>
          </table:table-cell>
          <table:table-cell office:value-type="string" calcext:value-type="string">
            <text:p>His daughter has come to visit him from the city.</text:p>
            <text:p/>
          </table:table-cell>
          <table:table-cell office:value-type="string" calcext:value-type="string">
            <text:p>['His', 'daughter', 'has', 'come', 'to', 'visit', 'him', 'from', 'the', 'city', '.']</text:p>
          </table:table-cell>
          <table:table-cell office:value-type="string" calcext:value-type="string">
            <text:p>['PRP$', 'NN', 'VBZ', 'VBN', 'TO', 'VB', 'PRP',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18" calcext:value-type="float">
            <text:p>918</text:p>
          </table:table-cell>
          <table:table-cell office:value-type="string" calcext:value-type="string">
            <text:p>She's been gone a long time.</text:p>
            <text:p/>
          </table:table-cell>
          <table:table-cell office:value-type="string" calcext:value-type="string">
            <text:p>['She', "'s", 'been', 'gone', 'a', 'long', 'time', '.']</text:p>
          </table:table-cell>
          <table:table-cell office:value-type="string" calcext:value-type="string">
            <text:p>['PRP', 'VBZ', 'VBN', 'VB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19" calcext:value-type="float">
            <text:p>919</text:p>
          </table:table-cell>
          <table:table-cell office:value-type="string" calcext:value-type="string">
            <text:p>She's come back to the farm to stay.</text:p>
            <text:p/>
          </table:table-cell>
          <table:table-cell office:value-type="string" calcext:value-type="string">
            <text:p>['She', "'s", 'come', 'back', 'to', 'the', 'farm', 'to', 'stay', '.']</text:p>
          </table:table-cell>
          <table:table-cell office:value-type="string" calcext:value-type="string">
            <text:p>['PRP', 'VBZ', 'VBN', 'RB', 'TO', 'DT', 'NN', 'TO',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20" calcext:value-type="float">
            <text:p>920</text:p>
          </table:table-cell>
          <table:table-cell office:value-type="string" calcext:value-type="string">
            <text:p>She's decided the city was not for her.</text:p>
            <text:p/>
          </table:table-cell>
          <table:table-cell office:value-type="string" calcext:value-type="string">
            <text:p>['She', "'s", 'decided', 'the', 'city', 'was', 'not', 'for', 'her', '.']</text:p>
          </table:table-cell>
          <table:table-cell office:value-type="string" calcext:value-type="string">
            <text:p>['PRP', 'VBZ', 'VBD', 'DT', 'NN', 'VBD', 'RB',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21" calcext:value-type="float">
            <text:p>921</text:p>
          </table:table-cell>
          <table:table-cell office:value-type="string" calcext:value-type="string">
            <text:p>She wants to work the land again like her father.</text:p>
            <text:p/>
          </table:table-cell>
          <table:table-cell office:value-type="string" calcext:value-type="string">
            <text:p>['She', 'wants', 'to', 'work', 'the', 'land', 'again', 'like', 'her', 'father', '.']</text:p>
          </table:table-cell>
          <table:table-cell office:value-type="string" calcext:value-type="string">
            <text:p>['PRP', 'VBZ', 'TO', 'VB', 'DT', 'NN', 'RB',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22" calcext:value-type="float">
            <text:p>922</text:p>
          </table:table-cell>
          <table:table-cell office:value-type="string" calcext:value-type="string">
            <text:p>He's happy at first but convinces her to go back to the city.</text:p>
            <text:p/>
          </table:table-cell>
          <table:table-cell office:value-type="string" calcext:value-type="string">
            <text:p>['He', "'s", 'happy', 'at', 'first', 'but', 'convinces', 'her', 'to', 'go', 'back', 'to', 'the', 'city', '.']</text:p>
          </table:table-cell>
          <table:table-cell office:value-type="string" calcext:value-type="string">
            <text:p>['PRP', 'VBZ', 'JJ', 'IN', 'JJ', 'CC', 'VBZ', 'PRP$', 'TO', 'VB', 'RB', 'TO',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23" calcext:value-type="float">
            <text:p>923</text:p>
          </table:table-cell>
          <table:table-cell office:value-type="string" calcext:value-type="string">
            <text:p>The farming is too difficult for her.</text:p>
            <text:p/>
          </table:table-cell>
          <table:table-cell office:value-type="string" calcext:value-type="string">
            <text:p>['The', 'farming', 'is', 'too', 'difficult', 'for', 'her', '.']</text:p>
          </table:table-cell>
          <table:table-cell office:value-type="string" calcext:value-type="string">
            <text:p>['DT', 'NN', 'VBZ', 'RB', 'JJ',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24" calcext:value-type="float">
            <text:p>924</text:p>
          </table:table-cell>
          <table:table-cell office:value-type="string" calcext:value-type="string">
            <text:p>Thistle climbed the hill methodically.</text:p>
            <text:p/>
          </table:table-cell>
          <table:table-cell office:value-type="string" calcext:value-type="string">
            <text:p>['Thistle', 'climbed', 'the', 'hill', 'methodically', '.']</text:p>
          </table:table-cell>
          <table:table-cell office:value-type="string" calcext:value-type="string">
            <text:p>['NNP', 'VBD', 'DT', 'NN',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25" calcext:value-type="float">
            <text:p>925</text:p>
          </table:table-cell>
          <table:table-cell office:value-type="string" calcext:value-type="string">
            <text:p>She had been up and down this hill three times already today.</text:p>
            <text:p/>
          </table:table-cell>
          <table:table-cell office:value-type="string" calcext:value-type="string">
            <text:p>['She', 'had', 'been', 'up', 'and', 'down', 'this', 'hill', 'three', 'times', 'already', 'today', '.']</text:p>
          </table:table-cell>
          <table:table-cell office:value-type="string" calcext:value-type="string">
            <text:p>['PRP', 'VBD', 'VBN', 'RB', 'CC', 'RB', 'DT', 'NN', 'CD', 'NNS', 'RB',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26" calcext:value-type="float">
            <text:p>926</text:p>
          </table:table-cell>
          <table:table-cell office:value-type="string" calcext:value-type="string">
            <text:p>She knew Gus was getting tired, too.</text:p>
            <text:p/>
          </table:table-cell>
          <table:table-cell office:value-type="string" calcext:value-type="string">
            <text:p>['She', 'knew', 'Gus', 'was', 'getting', 'tired', ',', 'too', '.']</text:p>
          </table:table-cell>
          <table:table-cell office:value-type="string" calcext:value-type="string">
            <text:p>['PRP', 'VBD', 'NNP', 'VBD', 'VBG', 'JJ', ',',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27" calcext:value-type="float">
            <text:p>927</text:p>
          </table:table-cell>
          <table:table-cell office:value-type="string" calcext:value-type="string">
            <text:p>She would have preferred to just stand in the field and chew on some clover.</text:p>
            <text:p/>
          </table:table-cell>
          <table:table-cell office:value-type="string" calcext:value-type="string">
            <text:p>['She', 'would', 'have', 'preferred', 'to', 'just', 'stand', 'in', 'the', 'field', 'and', 'chew', 'on', 'some', 'clover', '.']</text:p>
          </table:table-cell>
          <table:table-cell office:value-type="string" calcext:value-type="string">
            <text:p>['PRP', 'MD', 'VB', 'VBN', 'TO', 'RB', 'VB', 'IN', 'DT', 'NN', 'CC',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28" calcext:value-type="float">
            <text:p>928</text:p>
          </table:table-cell>
          <table:table-cell office:value-type="string" calcext:value-type="string">
            <text:p>She also realized that if they had to do much more of this, Gus would be no fun tonight.</text:p>
            <text:p/>
          </table:table-cell>
          <table:table-cell office:value-type="string" calcext:value-type="string">
            <text:p>['She', 'also', 'realized', 'that', 'if', 'they', 'had', 'to', 'do', 'much', 'more', 'of', 'this', ',', 'Gus', 'would', 'be', 'no', 'fun', 'tonight', '.']</text:p>
          </table:table-cell>
          <table:table-cell office:value-type="string" calcext:value-type="string">
            <text:p>['PRP', 'RB', 'VBD', 'IN', 'IN', 'PRP', 'VBD', 'TO', 'VB', 'RB', 'JJR', 'IN', 'DT', ',', 'NNP', 'MD', 'VB',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29" calcext:value-type="float">
            <text:p>929</text:p>
          </table:table-cell>
          <table:table-cell office:value-type="string" calcext:value-type="string">
            <text:p>Why does this jerk have to drag us along on his little walks, anyway?</text:p>
            <text:p/>
          </table:table-cell>
          <table:table-cell office:value-type="string" calcext:value-type="string">
            <text:p>['Why', 'does', 'this', 'jerk', 'have', 'to', 'drag', 'us', 'along', 'on', 'his', 'little', 'walks', ',', 'anyway', '?']</text:p>
          </table:table-cell>
          <table:table-cell office:value-type="string" calcext:value-type="string">
            <text:p>['WRB', 'VBZ', 'DT', 'NN', 'VBP', 'TO', 'VB', 'PRP', 'RP', 'IN', 'PRP$', 'JJ', 'NNS', ',', 'RB',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30" calcext:value-type="float">
            <text:p>930</text:p>
          </table:table-cell>
          <table:table-cell office:value-type="string" calcext:value-type="string">
            <text:p>she thought.</text:p>
            <text:p/>
          </table:table-cell>
          <table:table-cell office:value-type="string" calcext:value-type="string">
            <text:p>['she', 'thought', '.']</text:p>
          </table:table-cell>
          <table:table-cell office:value-type="string" calcext:value-type="string">
            <text:p>['PRP', 'VBD',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31" calcext:value-type="float">
            <text:p>931</text:p>
          </table:table-cell>
          <table:table-cell office:value-type="string" calcext:value-type="string">
            <text:p>He had company this weekend and Thistle knew that that meant tours of the farm, rides, demonstrations of currying (and then of course the city human would try it and that hurt!</text:p>
            <text:p/>
          </table:table-cell>
          <table:table-cell office:value-type="string" calcext:value-type="string">
            <text:p>['He', 'had', 'company', 'this', 'weekend', 'and', 'Thistle', 'knew', 'that', 'that', 'meant', 'tours', 'of', 'the', 'farm', ',', 'rides', ',', 'demonstrations', 'of', 'currying', '(', 'and', 'then', 'of', 'course', 'the', 'city', 'human', 'would', 'try', 'it', 'and', 'that', 'hurt', '!']</text:p>
          </table:table-cell>
          <table:table-cell office:value-type="string" calcext:value-type="string">
            <text:p>['PRP', 'VBD', 'NN', 'DT', 'NN', 'CC', 'NNP', 'VBD', 'IN', 'DT', 'VBD', 'NNS', 'IN', 'DT', 'NN', ',', 'NNS', ',', 'NNS', 'IN', 'NN', '(', 'CC', 'RB', 'IN', 'NN', 'DT', 'NN', 'NN', 'MD', 'VB', 'PRP', 'CC', 'IN',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32" calcext:value-type="float">
            <text:p>932</text:p>
          </table:table-cell>
          <table:table-cell office:value-type="string" calcext:value-type="string">
            <text:p>), and finally they would allowed to have some time to themselves.</text:p>
            <text:p/>
          </table:table-cell>
          <table:table-cell office:value-type="string" calcext:value-type="string">
            <text:p>[')', ',', 'and', 'finally', 'they', 'would', 'allowed', 'to', 'have', 'some', 'time', 'to', 'themselves', '.']</text:p>
          </table:table-cell>
          <table:table-cell office:value-type="string" calcext:value-type="string">
            <text:p>[')', ',', 'CC', 'RB', 'PRP', 'MD', 'VBN', 'TO', 'VB', 'DT', 'NN', 'TO',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33" calcext:value-type="float">
            <text:p>933</text:p>
          </table:table-cell>
          <table:table-cell office:value-type="string" calcext:value-type="string">
            <text:p>The kids were too high spirited and not dependable for these little jaunts thru nature, so Thistle and Gus were it.</text:p>
            <text:p/>
          </table:table-cell>
          <table:table-cell office:value-type="string" calcext:value-type="string">
            <text:p>['The', 'kids', 'were', 'too', 'high', 'spirited', 'and', 'not', 'dependable', 'for', 'these', 'little', 'jaunts', 'thru', 'nature', ',', 'so', 'Thistle', 'and', 'Gus', 'were', 'it', '.']</text:p>
          </table:table-cell>
          <table:table-cell office:value-type="string" calcext:value-type="string">
            <text:p>['DT', 'NNS', 'VBD', 'RB', 'JJ', 'VBN', 'CC', 'RB', 'JJ', 'IN', 'DT', 'JJ', 'NNS', 'JJ', 'NN', ',', 'RB', 'NNP', 'CC', 'NNP', 'VBD',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34" calcext:value-type="float">
            <text:p>934</text:p>
          </table:table-cell>
          <table:table-cell office:value-type="string" calcext:value-type="string">
            <text:p>Oh well, she sighed, We're almost back to the stall and we can relax, but damn I wish he'd stop pulling on that rope!</text:p>
            <text:p/>
          </table:table-cell>
          <table:table-cell office:value-type="string" calcext:value-type="string">
            <text:p>['Oh', 'well', ',', 'she', 'sighed', ',', 'We', "'re", 'almost', 'back', 'to', 'the', 'stall', 'and', 'we', 'can', 'relax', ',', 'but', 'damn', 'I', 'wish', 'he', "'d", 'stop', 'pulling', 'on', 'that', 'rope', '!']</text:p>
          </table:table-cell>
          <table:table-cell office:value-type="string" calcext:value-type="string">
            <text:p>['NNP', 'RB', ',', 'PRP', 'VBD', ',', 'PRP', 'VBP', 'RB', 'RB', 'TO', 'DT', 'NN', 'CC', 'PRP', 'MD', 'VB', ',', 'CC', 'VBP', 'PRP', 'VBP', 'PRP', 'MD', 'VB', 'VBG', 'IN',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35" calcext:value-type="float">
            <text:p>935</text:p>
          </table:table-cell>
          <table:table-cell office:value-type="string" calcext:value-type="string">
            <text:p>A younger woman is interviewing an older man.</text:p>
            <text:p/>
          </table:table-cell>
          <table:table-cell office:value-type="string" calcext:value-type="string">
            <text:p>['A', 'younger', 'woman', 'is', 'interviewing', 'an', 'older', 'man', '.']</text:p>
          </table:table-cell>
          <table:table-cell office:value-type="string" calcext:value-type="string">
            <text:p>['DT', 'JJR', 'NN', 'VBZ', 'VBG', 'DT', 'JJR',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36" calcext:value-type="float">
            <text:p>936</text:p>
          </table:table-cell>
          <table:table-cell office:value-type="string" calcext:value-type="string">
            <text:p>Although he seems to have work horses, I don't think he is a farmer.</text:p>
            <text:p/>
          </table:table-cell>
          <table:table-cell office:value-type="string" calcext:value-type="string">
            <text:p>['Although', 'he', 'seems', 'to', 'have', 'work', 'horses', ',', 'I', 'do', "n't", 'think', 'he', 'is', 'a', 'farmer', '.']</text:p>
          </table:table-cell>
          <table:table-cell office:value-type="string" calcext:value-type="string">
            <text:p>['IN', 'PRP', 'VBZ', 'TO', 'VB', 'NN', 'NNS', ',', 'PRP', 'VBP', 'RB', 'VB', 'PRP',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37" calcext:value-type="float">
            <text:p>937</text:p>
          </table:table-cell>
          <table:table-cell office:value-type="string" calcext:value-type="string">
            <text:p>Perhaps he is a horse breeder.</text:p>
            <text:p/>
          </table:table-cell>
          <table:table-cell office:value-type="string" calcext:value-type="string">
            <text:p>['Perhaps', 'he', 'is', 'a', 'horse', 'breeder', '.']</text:p>
          </table:table-cell>
          <table:table-cell office:value-type="string" calcext:value-type="string">
            <text:p>['RB', 'PRP', 'VBZ',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38" calcext:value-type="float">
            <text:p>938</text:p>
          </table:table-cell>
          <table:table-cell office:value-type="string" calcext:value-type="string">
            <text:p>He appears to have some money.</text:p>
            <text:p/>
          </table:table-cell>
          <table:table-cell office:value-type="string" calcext:value-type="string">
            <text:p>['He', 'appears', 'to', 'have', 'some', 'money', '.']</text:p>
          </table:table-cell>
          <table:table-cell office:value-type="string" calcext:value-type="string">
            <text:p>['PRP', 'VBZ', 'TO',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39" calcext:value-type="float">
            <text:p>939</text:p>
          </table:table-cell>
          <table:table-cell office:value-type="string" calcext:value-type="string">
            <text:p>It looks like it is early morning on a fall day.</text:p>
            <text:p/>
          </table:table-cell>
          <table:table-cell office:value-type="string" calcext:value-type="string">
            <text:p>['It', 'looks', 'like', 'it', 'is', 'early', 'morning', 'on', 'a', 'fall', 'day', '.']</text:p>
          </table:table-cell>
          <table:table-cell office:value-type="string" calcext:value-type="string">
            <text:p>['PRP', 'VBZ', 'IN', 'PRP', 'VBZ', 'JJ', 'NN', 'IN',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40" calcext:value-type="float">
            <text:p>940</text:p>
          </table:table-cell>
          <table:table-cell office:value-type="string" calcext:value-type="string">
            <text:p>He is enjoying the attention he is receiving from the younger woman and although he would like to make an advance, I doubt anything other than thoughts will occur.</text:p>
            <text:p/>
          </table:table-cell>
          <table:table-cell office:value-type="string" calcext:value-type="string">
            <text:p>['He', 'is', 'enjoying', 'the', 'attention', 'he', 'is', 'receiving', 'from', 'the', 'younger', 'woman', 'and', 'although', 'he', 'would', 'like', 'to', 'make', 'an', 'advance', ',', 'I', 'doubt', 'anything', 'other', 'than', 'thoughts', 'will', 'occur', '.']</text:p>
          </table:table-cell>
          <table:table-cell office:value-type="string" calcext:value-type="string">
            <text:p>['PRP', 'VBZ', 'VBG', 'DT', 'NN', 'PRP', 'VBZ', 'VBG', 'IN', 'DT', 'JJR', 'NN', 'CC', 'IN', 'PRP', 'MD', 'VB', 'TO', 'VB', 'DT', 'NN', ',', 'PRP', 'VBP', 'NN', 'JJ', 'IN', 'NNS', 'MD', 'VB',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41" calcext:value-type="float">
            <text:p>941</text:p>
          </table:table-cell>
          <table:table-cell office:value-type="string" calcext:value-type="string">
            <text:p>He seems to be an honest type.</text:p>
            <text:p/>
          </table:table-cell>
          <table:table-cell office:value-type="string" calcext:value-type="string">
            <text:p>['He', 'seems', 'to', 'be', 'an', 'honest', 'type', '.']</text:p>
          </table:table-cell>
          <table:table-cell office:value-type="string" calcext:value-type="string">
            <text:p>['PRP', 'VBZ', 'TO', 'VB',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42" calcext:value-type="float">
            <text:p>942</text:p>
          </table:table-cell>
          <table:table-cell office:value-type="string" calcext:value-type="string">
            <text:p>There are 2 people strolling happily through the rolling countryside.</text:p>
            <text:p/>
          </table:table-cell>
          <table:table-cell office:value-type="string" calcext:value-type="string">
            <text:p>['There', 'are', '2', 'people', 'strolling', 'happily', 'through', 'the', 'rolling', 'countryside', '.']</text:p>
          </table:table-cell>
          <table:table-cell office:value-type="string" calcext:value-type="string">
            <text:p>['EX', 'VBP', 'CD', 'NNS', 'VBG', 'RB', 'IN', 'DT', 'JJ',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43" calcext:value-type="float">
            <text:p>943</text:p>
          </table:table-cell>
          <table:table-cell office:value-type="string" calcext:value-type="string">
            <text:p>The older gentleman is leading two horses as he chats amicably with a younger woman.</text:p>
            <text:p/>
          </table:table-cell>
          <table:table-cell office:value-type="string" calcext:value-type="string">
            <text:p>['The', 'older', 'gentleman', 'is', 'leading', 'two', 'horses', 'as', 'he', 'chats', 'amicably', 'with', 'a', 'younger', 'woman', '.']</text:p>
          </table:table-cell>
          <table:table-cell office:value-type="string" calcext:value-type="string">
            <text:p>['DT', 'JJR', 'NN', 'VBZ', 'VBG', 'CD', 'NNS', 'IN', 'PRP', 'VBZ', 'RB', 'IN', 'DT', 'JJR', 'NN',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44" calcext:value-type="float">
            <text:p>944</text:p>
          </table:table-cell>
          <table:table-cell office:value-type="string" calcext:value-type="string">
            <text:p>The young woman appears to have cut some spring flowering bushes and is carrying them.</text:p>
            <text:p/>
          </table:table-cell>
          <table:table-cell office:value-type="string" calcext:value-type="string">
            <text:p>['The', 'young', 'woman', 'appears', 'to', 'have', 'cut', 'some', 'spring', 'flowering', 'bushes', 'and', 'is', 'carrying', 'them', '.']</text:p>
          </table:table-cell>
          <table:table-cell office:value-type="string" calcext:value-type="string">
            <text:p>['DT', 'JJ', 'NN', 'VBZ', 'TO', 'VB', 'VBN', 'DT', 'NN', 'NN', 'NNS', 'CC', 'VBZ', 'VBG',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45" calcext:value-type="float">
            <text:p>945</text:p>
          </table:table-cell>
          <table:table-cell office:value-type="string" calcext:value-type="string">
            <text:p>They both appear to be enjoying spring and the reawakening of the countryside.</text:p>
            <text:p/>
          </table:table-cell>
          <table:table-cell office:value-type="string" calcext:value-type="string">
            <text:p>['They', 'both', 'appear', 'to', 'be', 'enjoying', 'spring', 'and', 'the', 'reawakening', 'of', 'the', 'countryside', '.']</text:p>
          </table:table-cell>
          <table:table-cell office:value-type="string" calcext:value-type="string">
            <text:p>['PRP', 'DT', 'VBP', 'TO', 'VB', 'VBG', 'NN', 'CC',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46" calcext:value-type="float">
            <text:p>946</text:p>
          </table:table-cell>
          <table:table-cell office:value-type="string" calcext:value-type="string">
            <text:p>Perhaps they're on their way back to the old gentleman's home, where they will have some tea and get further acquainted.</text:p>
            <text:p/>
          </table:table-cell>
          <table:table-cell office:value-type="string" calcext:value-type="string">
            <text:p>['Perhaps', 'they', "'re", 'on', 'their', 'way', 'back', 'to', 'the', 'old', 'gentleman', "'s", 'home', ',', 'where', 'they', 'will', 'have', 'some', 'tea', 'and', 'get', 'further', 'acquainted', '.']</text:p>
          </table:table-cell>
          <table:table-cell office:value-type="string" calcext:value-type="string">
            <text:p>['RB', 'PRP', 'VBP', 'IN', 'PRP$', 'NN', 'RB', 'TO', 'DT', 'JJ', 'NN', 'POS', 'NN', ',', 'WRB', 'PRP', 'MD', 'VB', 'DT', 'NN', 'CC', 'VB', 'RB', 'VB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47" calcext:value-type="float">
            <text:p>947</text:p>
          </table:table-cell>
          <table:table-cell office:value-type="string" calcext:value-type="string">
            <text:p>The woman is a radio news reporter.</text:p>
            <text:p/>
          </table:table-cell>
          <table:table-cell office:value-type="string" calcext:value-type="string">
            <text:p>['The', 'woman', 'is', 'a', 'radio', 'news', 'reporter', '.']</text:p>
          </table:table-cell>
          <table:table-cell office:value-type="string" calcext:value-type="string">
            <text:p>['DT', 'NN', 'VBZ', 'DT', 'JJ',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48" calcext:value-type="float">
            <text:p>948</text:p>
          </table:table-cell>
          <table:table-cell office:value-type="string" calcext:value-type="string">
            <text:p>She is getting a lead on a story.</text:p>
            <text:p/>
          </table:table-cell>
          <table:table-cell office:value-type="string" calcext:value-type="string">
            <text:p>['She', 'is', 'getting', 'a', 'lead', 'on', 'a', 'story', '.']</text:p>
          </table:table-cell>
          <table:table-cell office:value-type="string" calcext:value-type="string">
            <text:p>['PRP', 'VBZ', 'VBG',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49" calcext:value-type="float">
            <text:p>949</text:p>
          </table:table-cell>
          <table:table-cell office:value-type="string" calcext:value-type="string">
            <text:p>She has been going to various meetings around the country for the past year, and she has spoken to many people about issues which concern them.</text:p>
            <text:p/>
          </table:table-cell>
          <table:table-cell office:value-type="string" calcext:value-type="string">
            <text:p>['She', 'has', 'been', 'going', 'to', 'various', 'meetings', 'around', 'the', 'country', 'for', 'the', 'past', 'year', ',', 'and', 'she', 'has', 'spoken', 'to', 'many', 'people', 'about', 'issues', 'which', 'concern', 'them', '.']</text:p>
          </table:table-cell>
          <table:table-cell office:value-type="string" calcext:value-type="string">
            <text:p>['PRP', 'VBZ', 'VBN', 'VBG', 'TO', 'JJ', 'NNS', 'IN', 'DT', 'NN', 'IN', 'DT', 'JJ', 'NN', ',', 'CC', 'PRP', 'VBZ', 'VBN', 'TO', 'JJ', 'NNS', 'IN', 'NNS', 'WDT', 'N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50" calcext:value-type="float">
            <text:p>950</text:p>
          </table:table-cell>
          <table:table-cell office:value-type="string" calcext:value-type="string">
            <text:p>Now, one of them has called her and told her that the Freeholder Board's Director will try to force the Welfare Board Director to resign.</text:p>
            <text:p/>
          </table:table-cell>
          <table:table-cell office:value-type="string" calcext:value-type="string">
            <text:p>['Now', ',', 'one', 'of', 'them', 'has', 'called', 'her', 'and', 'told', 'her', 'that', 'the', 'Freeholder', 'Board', "'s", 'Director', 'will', 'try', 'to', 'force', 'the', 'Welfare', 'Board', 'Director', 'to', 'resign', '.']</text:p>
          </table:table-cell>
          <table:table-cell office:value-type="string" calcext:value-type="string">
            <text:p>['RB', ',', 'CD', 'IN', 'PRP', 'VBZ', 'VBN', 'PRP', 'CC', 'VBD', 'PRP', 'IN', 'DT', 'NNP', 'NNP', 'POS', 'NNP', 'MD', 'VB', 'TO', 'VB', 'DT', 'NNP', 'NNP', 'NNP', 'TO', 'VB',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51" calcext:value-type="float">
            <text:p>951</text:p>
          </table:table-cell>
          <table:table-cell office:value-type="string" calcext:value-type="string">
            <text:p>The reporter will try to get as much information as possible from this source.</text:p>
            <text:p/>
          </table:table-cell>
          <table:table-cell office:value-type="string" calcext:value-type="string">
            <text:p>['The', 'reporter', 'will', 'try', 'to', 'get', 'as', 'much', 'information', 'as', 'possible', 'from', 'this', 'source', '.']</text:p>
          </table:table-cell>
          <table:table-cell office:value-type="string" calcext:value-type="string">
            <text:p>['DT', 'NN', 'MD', 'VB', 'TO', 'VB', 'RB', 'JJ', 'NN', 'IN', 'JJ',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52" calcext:value-type="float">
            <text:p>952</text:p>
          </table:table-cell>
          <table:table-cell office:value-type="string" calcext:value-type="string">
            <text:p>She is excited and a little nervous.</text:p>
            <text:p/>
          </table:table-cell>
          <table:table-cell office:value-type="string" calcext:value-type="string">
            <text:p>['She', 'is', 'excited', 'and', 'a', 'little', 'nervous', '.']</text:p>
          </table:table-cell>
          <table:table-cell office:value-type="string" calcext:value-type="string">
            <text:p>['PRP', 'VBZ', 'VBN', 'CC', 'DT', 'JJ',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53" calcext:value-type="float">
            <text:p>953</text:p>
          </table:table-cell>
          <table:table-cell office:value-type="string" calcext:value-type="string">
            <text:p>She will next call the Freeholder Board Director and the Welfare Director for their sides of the story.</text:p>
            <text:p/>
          </table:table-cell>
          <table:table-cell office:value-type="string" calcext:value-type="string">
            <text:p>['She', 'will', 'next', 'call', 'the', 'Freeholder', 'Board', 'Director', 'and', 'the', 'Welfare', 'Director', 'for', 'their', 'sides', 'of', 'the', 'story', '.']</text:p>
          </table:table-cell>
          <table:table-cell office:value-type="string" calcext:value-type="string">
            <text:p>['PRP', 'MD', 'VB', 'VB', 'DT', 'NNP', 'NNP', 'NNP', 'CC', 'DT', 'NNP', 'NNP', 'IN', 'PRP$',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54" calcext:value-type="float">
            <text:p>954</text:p>
          </table:table-cell>
          <table:table-cell office:value-type="string" calcext:value-type="string">
            <text:p>It would be easier to just go with the story now, but she prides herself on presenting all sides to a story as fairly as she can.</text:p>
            <text:p/>
          </table:table-cell>
          <table:table-cell office:value-type="string" calcext:value-type="string">
            <text:p>['It', 'would', 'be', 'easier', 'to', 'just', 'go', 'with', 'the', 'story', 'now', ',', 'but', 'she', 'prides', 'herself', 'on', 'presenting', 'all', 'sides', 'to', 'a', 'story', 'as', 'fairly', 'as', 'she', 'can', '.']</text:p>
          </table:table-cell>
          <table:table-cell office:value-type="string" calcext:value-type="string">
            <text:p>['PRP', 'MD', 'VB', 'JJR', 'TO', 'RB', 'VB', 'IN', 'DT', 'NN', 'RB', ',', 'CC', 'PRP', 'VBZ', 'PRP', 'IN', 'VBG', 'DT', 'NNS', 'TO', 'DT', 'NN', 'RB', 'RB', 'IN', 'PRP', 'MD',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955" calcext:value-type="float">
            <text:p>955</text:p>
          </table:table-cell>
          <table:table-cell office:value-type="string" calcext:value-type="string">
            <text:p>She's a professor talking on the phone to a publisher or colleague--a student is coming in to ask her help.</text:p>
            <text:p/>
          </table:table-cell>
          <table:table-cell office:value-type="string" calcext:value-type="string">
            <text:p>['She', "'s", 'a', 'professor', 'talking', 'on', 'the', 'phone', 'to', 'a', 'publisher', 'or', 'colleague', '--', 'a', 'student', 'is', 'coming', 'in', 'to', 'ask', 'her', 'help', '.']</text:p>
          </table:table-cell>
          <table:table-cell office:value-type="string" calcext:value-type="string">
            <text:p>['PRP', 'VBZ', 'DT', 'NN', 'VBG', 'IN', 'DT', 'NN', 'TO', 'DT', 'NN', 'CC', 'NN', ':', 'DT', 'NN', 'VBZ', 'VBG', 'IN', 'TO', 'VB',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56" calcext:value-type="float">
            <text:p>956</text:p>
          </table:table-cell>
          <table:table-cell office:value-type="string" calcext:value-type="string">
            <text:p>She's eager to get back to the conversation (about an article she's written) but has duties to see student.</text:p>
            <text:p/>
          </table:table-cell>
          <table:table-cell office:value-type="string" calcext:value-type="string">
            <text:p>['She', "'s", 'eager', 'to', 'get', 'back', 'to', 'the', 'conversation', '(', 'about', 'an', 'article', 'she', "'s", 'written', ')', 'but', 'has', 'duties', 'to', 'see', 'student', '.']</text:p>
          </table:table-cell>
          <table:table-cell office:value-type="string" calcext:value-type="string">
            <text:p>['PRP', 'VBZ', 'JJ', 'TO', 'VB', 'RB', 'TO', 'DT', 'NN', '(', 'IN', 'DT', 'NN', 'PRP', 'VBZ', 'VBN', ')', 'CC', 'VBZ', 'NNS', 'TO', 'VB',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57" calcext:value-type="float">
            <text:p>957</text:p>
          </table:table-cell>
          <table:table-cell office:value-type="string" calcext:value-type="string">
            <text:p>She will say to colleague--can I call you back?</text:p>
            <text:p/>
          </table:table-cell>
          <table:table-cell office:value-type="string" calcext:value-type="string">
            <text:p>['She', 'will', 'say', 'to', 'colleague', '--', 'can', 'I', 'call', 'you', 'back', '?']</text:p>
          </table:table-cell>
          <table:table-cell office:value-type="string" calcext:value-type="string">
            <text:p>['PRP', 'MD', 'VB', 'TO', 'VB', ':', 'MD', 'PRP', 'VB', 'PRP',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58" calcext:value-type="float">
            <text:p>958</text:p>
          </table:table-cell>
          <table:table-cell office:value-type="string" calcext:value-type="string">
            <text:p>If yes--sees student.</text:p>
            <text:p/>
          </table:table-cell>
          <table:table-cell office:value-type="string" calcext:value-type="string">
            <text:p>['If', 'yes', '--', 'sees', 'student', '.']</text:p>
          </table:table-cell>
          <table:table-cell office:value-type="string" calcext:value-type="string">
            <text:p>['IN', 'NNS', ':', 'VBZ',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59" calcext:value-type="float">
            <text:p>959</text:p>
          </table:table-cell>
          <table:table-cell office:value-type="string" calcext:value-type="string">
            <text:p>If no--tells student to come back.</text:p>
            <text:p/>
          </table:table-cell>
          <table:table-cell office:value-type="string" calcext:value-type="string">
            <text:p>['If', 'no', '--', 'tells', 'student', 'to', 'come', 'back', '.']</text:p>
          </table:table-cell>
          <table:table-cell office:value-type="string" calcext:value-type="string">
            <text:p>['IN', 'DT', ':', 'VBZ', 'NN', 'TO', 'VB',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960" calcext:value-type="float">
            <text:p>960</text:p>
          </table:table-cell>
          <table:table-cell table:style-name="ce3" office:value-type="string" calcext:value-type="string">
            <text:p>Exasperation at student more than colleague--also guilt.</text:p>
            <text:p/>
          </table:table-cell>
          <table:table-cell table:style-name="ce3" office:value-type="string" calcext:value-type="string">
            <text:p>['Exasperation', 'at', 'student', 'more', 'than', 'colleague', '--', 'also', 'guilt', '.']</text:p>
          </table:table-cell>
          <table:table-cell table:style-name="ce3" office:value-type="string" calcext:value-type="string">
            <text:p>['NN', 'IN', 'NN', 'JJR', 'IN', 'NN', ':', 'RB',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61" calcext:value-type="float">
            <text:p>961</text:p>
          </table:table-cell>
          <table:table-cell office:value-type="string" calcext:value-type="string">
            <text:p>Wants to be perfectly available teacher, but also wants to be a competent well-regarded researcher.</text:p>
            <text:p/>
          </table:table-cell>
          <table:table-cell office:value-type="string" calcext:value-type="string">
            <text:p>['Wants', 'to', 'be', 'perfectly', 'available', 'teacher', ',', 'but', 'also', 'wants', 'to', 'be', 'a', 'competent', 'well-regarded', 'researcher', '.']</text:p>
          </table:table-cell>
          <table:table-cell office:value-type="string" calcext:value-type="string">
            <text:p>['NNS', 'TO', 'VB', 'RB', 'JJ', 'NN', ',', 'CC', 'RB', 'VBZ', 'TO', 'VB', 'DT', 'JJ',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962" calcext:value-type="float">
            <text:p>962</text:p>
          </table:table-cell>
          <table:table-cell office:value-type="string" calcext:value-type="string">
            <text:p>The academic bind.</text:p>
            <text:p/>
          </table:table-cell>
          <table:table-cell office:value-type="string" calcext:value-type="string">
            <text:p>['The', 'academic', 'bind', '.']</text:p>
          </table:table-cell>
          <table:table-cell office:value-type="string" calcext:value-type="string">
            <text:p>['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63" calcext:value-type="float">
            <text:p>963</text:p>
          </table:table-cell>
          <table:table-cell office:value-type="string" calcext:value-type="string">
            <text:p>She looks resigned and humorous about it.</text:p>
            <text:p/>
          </table:table-cell>
          <table:table-cell office:value-type="string" calcext:value-type="string">
            <text:p>['She', 'looks', 'resigned', 'and', 'humorous', 'about', 'it', '.']</text:p>
          </table:table-cell>
          <table:table-cell office:value-type="string" calcext:value-type="string">
            <text:p>['PRP', 'VBZ', 'VBD', 'CC', 'JJ', 'IN', 'P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64" calcext:value-type="float">
            <text:p>964</text:p>
          </table:table-cell>
          <table:table-cell office:value-type="string" calcext:value-type="string">
            <text:p>This woman is a reporter.</text:p>
            <text:p/>
          </table:table-cell>
          <table:table-cell office:value-type="string" calcext:value-type="string">
            <text:p>['This', 'woman', 'is', 'a', 'reporter', '.']</text:p>
          </table:table-cell>
          <table:table-cell office:value-type="string" calcext:value-type="string">
            <text:p>['DT', 'NN',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65" calcext:value-type="float">
            <text:p>965</text:p>
          </table:table-cell>
          <table:table-cell office:value-type="string" calcext:value-type="string">
            <text:p>She is using her card file of sources to get information on a rapidly breaking story.</text:p>
            <text:p/>
          </table:table-cell>
          <table:table-cell office:value-type="string" calcext:value-type="string">
            <text:p>['She', 'is', 'using', 'her', 'card', 'file', 'of', 'sources', 'to', 'get', 'information', 'on', 'a', 'rapidly', 'breaking', 'story', '.']</text:p>
          </table:table-cell>
          <table:table-cell office:value-type="string" calcext:value-type="string">
            <text:p>['PRP', 'VBZ', 'VBG', 'PRP$', 'NN', 'NN', 'IN', 'NNS', 'TO', 'VB', 'NN', 'IN', 'DT', 'RB', 'VBG',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66" calcext:value-type="float">
            <text:p>966</text:p>
          </table:table-cell>
          <table:table-cell office:value-type="string" calcext:value-type="string">
            <text:p>Someone she did not expect has just entered her office.</text:p>
            <text:p/>
          </table:table-cell>
          <table:table-cell office:value-type="string" calcext:value-type="string">
            <text:p>['Someone', 'she', 'did', 'not', 'expect', 'has', 'just', 'entered', 'her', 'office', '.']</text:p>
          </table:table-cell>
          <table:table-cell office:value-type="string" calcext:value-type="string">
            <text:p>['NN', 'PRP', 'VBD', 'RB', 'VB', 'VBZ', 'RB', 'VBN',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67" calcext:value-type="float">
            <text:p>967</text:p>
          </table:table-cell>
          <table:table-cell office:value-type="string" calcext:value-type="string">
            <text:p>She is pleasantly surprised, and her search for information may take a positive turn.</text:p>
            <text:p/>
          </table:table-cell>
          <table:table-cell office:value-type="string" calcext:value-type="string">
            <text:p>['She', 'is', 'pleasantly', 'surprised', ',', 'and', 'her', 'search', 'for', 'information', 'may', 'take', 'a', 'positive', 'turn', '.']</text:p>
          </table:table-cell>
          <table:table-cell office:value-type="string" calcext:value-type="string">
            <text:p>['PRP', 'VBZ', 'RB', 'VBN', ',', 'CC', 'PRP$', 'NN', 'IN', 'NN', 'MD', 'VB', 'DT',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68" calcext:value-type="float">
            <text:p>968</text:p>
          </table:table-cell>
          <table:table-cell office:value-type="string" calcext:value-type="string">
            <text:p>This is Beth.</text:p>
            <text:p/>
          </table:table-cell>
          <table:table-cell office:value-type="string" calcext:value-type="string">
            <text:p>['This', 'is', 'Beth', '.']</text:p>
          </table:table-cell>
          <table:table-cell office:value-type="string" calcext:value-type="string">
            <text:p>['DT', 'VBZ',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69" calcext:value-type="float">
            <text:p>969</text:p>
          </table:table-cell>
          <table:table-cell office:value-type="string" calcext:value-type="string">
            <text:p>She is working through her rolodex calling acquaintances to ask them to contribute money to a youth organization that she serves as a Board member.</text:p>
            <text:p/>
          </table:table-cell>
          <table:table-cell office:value-type="string" calcext:value-type="string">
            <text:p>['She', 'is', 'working', 'through', 'her', 'rolodex', 'calling', 'acquaintances', 'to', 'ask', 'them', 'to', 'contribute', 'money', 'to', 'a', 'youth', 'organization', 'that', 'she', 'serves', 'as', 'a', 'Board', 'member', '.']</text:p>
          </table:table-cell>
          <table:table-cell office:value-type="string" calcext:value-type="string">
            <text:p>['PRP', 'VBZ', 'VBG', 'IN', 'PRP$', 'NN', 'VBG', 'NNS', 'TO', 'VB', 'PRP', 'TO', 'VB', 'NN', 'TO', 'DT', 'NN', 'NN', 'IN', 'PRP', 'VBZ', 'IN', 'DT', 'NN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70" calcext:value-type="float">
            <text:p>970</text:p>
          </table:table-cell>
          <table:table-cell office:value-type="string" calcext:value-type="string">
            <text:p>Beth wants her friends to contribute, but she feels very reticent about asking them to contribute.</text:p>
            <text:p/>
          </table:table-cell>
          <table:table-cell office:value-type="string" calcext:value-type="string">
            <text:p>['Beth', 'wants', 'her', 'friends', 'to', 'contribute', ',', 'but', 'she', 'feels', 'very', 'reticent', 'about', 'asking', 'them', 'to', 'contribute', '.']</text:p>
          </table:table-cell>
          <table:table-cell office:value-type="string" calcext:value-type="string">
            <text:p>['NNP', 'VBZ', 'PRP$', 'NNS', 'TO', 'VB', ',', 'CC', 'PRP', 'VBZ', 'RB', 'JJ', 'IN', 'VBG', 'PRP', 'TO', 'VB',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table:style-name="ce3" office:value-type="float" office:value="971" calcext:value-type="float">
            <text:p>971</text:p>
          </table:table-cell>
          <table:table-cell table:style-name="ce3" office:value-type="string" calcext:value-type="string">
            <text:p>She is surprised that she is able to make these calls and pleasantly surprised that her friends respond to her request.</text:p>
            <text:p/>
          </table:table-cell>
          <table:table-cell table:style-name="ce3" office:value-type="string" calcext:value-type="string">
            <text:p>['She', 'is', 'surprised', 'that', 'she', 'is', 'able', 'to', 'make', 'these', 'calls', 'and', 'pleasantly', 'surprised', 'that', 'her', 'friends', 'respond', 'to', 'her', 'request', '.']</text:p>
          </table:table-cell>
          <table:table-cell table:style-name="ce3" office:value-type="string" calcext:value-type="string">
            <text:p>['PRP', 'VBZ', 'JJ', 'IN', 'PRP', 'VBZ', 'JJ', 'TO', 'VB', 'DT', 'NNS', 'CC', 'RB', 'VBD', 'IN', 'PRP$', 'NNS', 'NN', 'TO', 'PRP$', 'NN', '.']</text:p>
          </table:table-cell>
          <table:table-cell table:style-name="ce4" office:value-type="string" calcext:value-type="string">
            <text:p>Removed</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72" calcext:value-type="float">
            <text:p>972</text:p>
          </table:table-cell>
          <table:table-cell office:value-type="string" calcext:value-type="string">
            <text:p>Of course, some make excuses, and both of them feel uncomfortable.</text:p>
            <text:p/>
          </table:table-cell>
          <table:table-cell office:value-type="string" calcext:value-type="string">
            <text:p>['Of', 'course', ',', 'some', 'make', 'excuses', ',', 'and', 'both', 'of', 'them', 'feel', 'uncomfortable', '.']</text:p>
          </table:table-cell>
          <table:table-cell office:value-type="string" calcext:value-type="string">
            <text:p>['IN', 'NN', ',', 'DT', 'VBP', 'NNS', ',', 'CC', 'DT', 'IN', 'PRP', 'VBP',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73" calcext:value-type="float">
            <text:p>973</text:p>
          </table:table-cell>
          <table:table-cell office:value-type="string" calcext:value-type="string">
            <text:p>Meanwhile, Beth is also keeping her eyes on the clock because she has a cake baking in the oven, and she has to finish her phone calls, and the baking soon because she also brought work home from the office.</text:p>
            <text:p/>
          </table:table-cell>
          <table:table-cell office:value-type="string" calcext:value-type="string">
            <text:p>['Meanwhile', ',', 'Beth', 'is', 'also', 'keeping', 'her', 'eyes', 'on', 'the', 'clock', 'because', 'she', 'has', 'a', 'cake', 'baking', 'in', 'the', 'oven', ',', 'and', 'she', 'has', 'to', 'finish', 'her', 'phone', 'calls', ',', 'and', 'the', 'baking', 'soon', 'because', 'she', 'also', 'brought', 'work', 'home', 'from', 'the', 'office', '.']</text:p>
          </table:table-cell>
          <table:table-cell office:value-type="string" calcext:value-type="string">
            <text:p>['RB', ',', 'NNP', 'VBZ', 'RB', 'VBG', 'PRP$', 'NNS', 'IN', 'DT', 'NN', 'IN', 'PRP', 'VBZ', 'DT', 'NN', 'NN', 'IN', 'DT', 'NN', ',', 'CC', 'PRP', 'VBZ', 'TO', 'VB', 'PRP$', 'NN', 'NNS', ',', 'CC', 'DT', 'NN', 'RB', 'IN', 'PRP', 'RB', 'VBD', 'NN',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74" calcext:value-type="float">
            <text:p>974</text:p>
          </table:table-cell>
          <table:table-cell office:value-type="string" calcext:value-type="string">
            <text:p>She will make one more call, even though she doesn't have time because she would like to complete this task and put it behind her.</text:p>
            <text:p/>
          </table:table-cell>
          <table:table-cell office:value-type="string" calcext:value-type="string">
            <text:p>['She', 'will', 'make', 'one', 'more', 'call', ',', 'even', 'though', 'she', 'does', "n't", 'have', 'time', 'because', 'she', 'would', 'like', 'to', 'complete', 'this', 'task', 'and', 'put', 'it', 'behind', 'her', '.']</text:p>
          </table:table-cell>
          <table:table-cell office:value-type="string" calcext:value-type="string">
            <text:p>['PRP', 'MD', 'VB', 'CD', 'JJR', 'NN', ',', 'RB', 'IN', 'PRP', 'VBZ', 'RB', 'VB', 'NN', 'IN', 'PRP', 'MD', 'VB', 'TO', 'VB', 'DT', 'NN', 'CC', 'VB', 'PRP',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75" calcext:value-type="float">
            <text:p>975</text:p>
          </table:table-cell>
          <table:table-cell office:value-type="string" calcext:value-type="string">
            <text:p>An office.</text:p>
            <text:p/>
          </table:table-cell>
          <table:table-cell office:value-type="string" calcext:value-type="string">
            <text:p>['An', 'office', '.']</text:p>
          </table:table-cell>
          <table:table-cell office:value-type="string" calcext:value-type="string">
            <text:p>['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76" calcext:value-type="float">
            <text:p>976</text:p>
          </table:table-cell>
          <table:table-cell office:value-type="string" calcext:value-type="string">
            <text:p>She is a secretary trying to reach someone--she is responsible and is trying to stave off some catastrophe.</text:p>
            <text:p/>
          </table:table-cell>
          <table:table-cell office:value-type="string" calcext:value-type="string">
            <text:p>['She', 'is', 'a', 'secretary', 'trying', 'to', 'reach', 'someone', '--', 'she', 'is', 'responsible', 'and', 'is', 'trying', 'to', 'stave', 'off', 'some', 'catastrophe', '.']</text:p>
          </table:table-cell>
          <table:table-cell office:value-type="string" calcext:value-type="string">
            <text:p>['PRP', 'VBZ', 'DT', 'NN', 'VBG', 'TO', 'VB', 'NN', ':', 'PRP', 'VBZ', 'JJ', 'CC', 'VBZ', 'VBG', 'TO', 'VB', 'RP',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77" calcext:value-type="float">
            <text:p>977</text:p>
          </table:table-cell>
          <table:table-cell office:value-type="string" calcext:value-type="string">
            <text:p>(Don't know what) She likes/is loyal to her boss who depends on her to manage details and who takes for granted that things will work smoothly.</text:p>
            <text:p/>
          </table:table-cell>
          <table:table-cell office:value-type="string" calcext:value-type="string">
            <text:p>['(', 'Do', "n't", 'know', 'what', ')', 'She', 'likes/is', 'loyal', 'to', 'her', 'boss', 'who', 'depends', 'on', 'her', 'to', 'manage', 'details', 'and', 'who', 'takes', 'for', 'granted', 'that', 'things', 'will', 'work', 'smoothly', '.']</text:p>
          </table:table-cell>
          <table:table-cell office:value-type="string" calcext:value-type="string">
            <text:p>['(', 'VBP', 'RB', 'VB', 'WP', ')', 'PRP', 'VBZ', 'JJ', 'TO', 'PRP$', 'NN', 'WP', 'VBZ', 'IN', 'PRP', 'TO', 'VB', 'NNS', 'CC', 'WP', 'VBZ', 'IN', 'VBN', 'IN', 'NNS', 'MD', 'VB', 'RB',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78" calcext:value-type="float">
            <text:p>978</text:p>
          </table:table-cell>
          <table:table-cell office:value-type="string" calcext:value-type="string">
            <text:p>She's hassled but like it (though she is tired, especially when does a lot of overtime).</text:p>
            <text:p/>
          </table:table-cell>
          <table:table-cell office:value-type="string" calcext:value-type="string">
            <text:p>['She', "'s", 'hassled', 'but', 'like', 'it', '(', 'though', 'she', 'is', 'tired', ',', 'especially', 'when', 'does', 'a', 'lot', 'of', 'overtime', ')', '.']</text:p>
          </table:table-cell>
          <table:table-cell office:value-type="string" calcext:value-type="string">
            <text:p>['PRP', 'VBZ', 'JJ', 'CC', 'IN', 'PRP', '(', 'IN', 'PRP', 'VBZ', 'JJ', ',', 'RB', 'WRB', 'VBZ', 'DT', 'NN', 'IN', 'NN', ')',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79" calcext:value-type="float">
            <text:p>979</text:p>
          </table:table-cell>
          <table:table-cell office:value-type="string" calcext:value-type="string">
            <text:p>She will find some solution, and he'll never realize at all how hard she works for him.</text:p>
            <text:p/>
          </table:table-cell>
          <table:table-cell office:value-type="string" calcext:value-type="string">
            <text:p>['She', 'will', 'find', 'some', 'solution', ',', 'and', 'he', "'ll", 'never', 'realize', 'at', 'all', 'how', 'hard', 'she', 'works', 'for', 'him', '.']</text:p>
          </table:table-cell>
          <table:table-cell office:value-type="string" calcext:value-type="string">
            <text:p>['PRP', 'MD', 'VB', 'DT', 'NN', ',', 'CC', 'PRP', 'MD', 'RB', 'VB', 'IN', 'DT', 'WRB', 'JJ', 'PRP', 'VBZ',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80" calcext:value-type="float">
            <text:p>980</text:p>
          </table:table-cell>
          <table:table-cell office:value-type="string" calcext:value-type="string">
            <text:p>She is worked for him for a long time, and thinks sometimes about how to make the switch into Management--she is unmarried (lived with a guy, a lot of fun but it didn't work out).</text:p>
            <text:p/>
          </table:table-cell>
          <table:table-cell office:value-type="string" calcext:value-type="string">
            <text:p>['She', 'is', 'worked', 'for', 'him', 'for', 'a', 'long', 'time', ',', 'and', 'thinks', 'sometimes', 'about', 'how', 'to', 'make', 'the', 'switch', 'into', 'Management', '--', 'she', 'is', 'unmarried', '(', 'lived', 'with', 'a', 'guy', ',', 'a', 'lot', 'of', 'fun', 'but', 'it', 'did', "n't", 'work', 'out', ')', '.']</text:p>
          </table:table-cell>
          <table:table-cell office:value-type="string" calcext:value-type="string">
            <text:p>['PRP', 'VBZ', 'VBN', 'IN', 'PRP', 'IN', 'DT', 'JJ', 'NN', ',', 'CC', 'VBZ', 'RB', 'IN', 'WRB', 'TO', 'VB', 'DT', 'NN', 'IN', 'NNP', ':', 'PRP', 'VBZ', 'JJ', '(', 'VBN', 'IN', 'DT', 'NN', ',', 'DT', 'NN', 'IN', 'NN', 'CC', 'PRP', 'VBD', 'RB', 'VB', 'RP', ')',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81" calcext:value-type="float">
            <text:p>981</text:p>
          </table:table-cell>
          <table:table-cell office:value-type="string" calcext:value-type="string">
            <text:p>She still hangs around bars when she has the chance but she's getting too old for that scene.</text:p>
            <text:p/>
          </table:table-cell>
          <table:table-cell office:value-type="string" calcext:value-type="string">
            <text:p>['She', 'still', 'hangs', 'around', 'bars', 'when', 'she', 'has', 'the', 'chance', 'but', 'she', "'s", 'getting', 'too', 'old', 'for', 'that', 'scene', '.']</text:p>
          </table:table-cell>
          <table:table-cell office:value-type="string" calcext:value-type="string">
            <text:p>['PRP', 'RB', 'VBZ', 'RP', 'NNS', 'WRB', 'PRP', 'VBZ', 'DT', 'NN', 'CC', 'PRP', 'VBZ', 'VBG', 'RB', 'JJ',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82" calcext:value-type="float">
            <text:p>982</text:p>
          </table:table-cell>
          <table:table-cell office:value-type="string" calcext:value-type="string">
            <text:p>Her best friend had a baby last week, and she suddenly realized she was getting older.</text:p>
            <text:p/>
          </table:table-cell>
          <table:table-cell office:value-type="string" calcext:value-type="string">
            <text:p>['Her', 'best', 'friend', 'had', 'a', 'baby', 'last', 'week', ',', 'and', 'she', 'suddenly', 'realized', 'she', 'was', 'getting', 'older', '.']</text:p>
          </table:table-cell>
          <table:table-cell office:value-type="string" calcext:value-type="string">
            <text:p>['PRP$', 'JJS', 'NN', 'VBD', 'DT', 'NN', 'JJ', 'NN', ',', 'CC', 'PRP', 'RB', 'VBD', 'PRP', 'VBD', 'VBG', 'JJR',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83" calcext:value-type="float">
            <text:p>983</text:p>
          </table:table-cell>
          <table:table-cell office:value-type="string" calcext:value-type="string">
            <text:p>Susan, the school secretary, has just phoned Mrs. Tait as her son Jason has fallen and broken his ankle.</text:p>
            <text:p/>
          </table:table-cell>
          <table:table-cell office:value-type="string" calcext:value-type="string">
            <text:p>['Susan', ',', 'the', 'school', 'secretary', ',', 'has', 'just', 'phoned', 'Mrs.', 'Tait', 'as', 'her', 'son', 'Jason', 'has', 'fallen', 'and', 'broken', 'his', 'ankle', '.']</text:p>
          </table:table-cell>
          <table:table-cell office:value-type="string" calcext:value-type="string">
            <text:p>['NNP', ',', 'DT', 'NN', 'NN', ',', 'VBZ', 'RB', 'VBN', 'NNP', 'NNP', 'IN', 'PRP$', 'NN', 'NNP', 'VBZ', 'VBN', 'CC', 'VB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84" calcext:value-type="float">
            <text:p>984</text:p>
          </table:table-cell>
          <table:table-cell office:value-type="string" calcext:value-type="string">
            <text:p>He was sliding down the bannisters (forbidden) and slipped and fell.</text:p>
            <text:p/>
          </table:table-cell>
          <table:table-cell office:value-type="string" calcext:value-type="string">
            <text:p>['He', 'was', 'sliding', 'down', 'the', 'bannisters', '(', 'forbidden', ')', 'and', 'slipped', 'and', 'fell', '.']</text:p>
          </table:table-cell>
          <table:table-cell office:value-type="string" calcext:value-type="string">
            <text:p>['PRP', 'VBD', 'VBG', 'RP', 'DT', 'NNS', '(', 'NN', ')', 'CC', 'VBD', 'CC', 'VBD',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85" calcext:value-type="float">
            <text:p>985</text:p>
          </table:table-cell>
          <table:table-cell office:value-type="string" calcext:value-type="string">
            <text:p>He has been taken to hospital by Mr. Robinson and will she please join him there.</text:p>
            <text:p/>
          </table:table-cell>
          <table:table-cell office:value-type="string" calcext:value-type="string">
            <text:p>['He', 'has', 'been', 'taken', 'to', 'hospital', 'by', 'Mr.', 'Robinson', 'and', 'will', 'she', 'please', 'join', 'him', 'there', '.']</text:p>
          </table:table-cell>
          <table:table-cell office:value-type="string" calcext:value-type="string">
            <text:p>['PRP', 'VBZ', 'VBN', 'VBN', 'TO', 'VB', 'IN', 'NNP', 'NNP', 'CC', 'MD', 'PRP', 'VB', 'VB', 'PRP',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986" calcext:value-type="float">
            <text:p>986</text:p>
          </table:table-cell>
          <table:table-cell office:value-type="string" calcext:value-type="string">
            <text:p>Susan is anxious to get through as she has other jobs to do and is also worried lest Mrs. Tait feels the school was negligent.</text:p>
            <text:p/>
          </table:table-cell>
          <table:table-cell office:value-type="string" calcext:value-type="string">
            <text:p>['Susan', 'is', 'anxious', 'to', 'get', 'through', 'as', 'she', 'has', 'other', 'jobs', 'to', 'do', 'and', 'is', 'also', 'worried', 'lest', 'Mrs.', 'Tait', 'feels', 'the', 'school', 'was', 'negligent', '.']</text:p>
          </table:table-cell>
          <table:table-cell office:value-type="string" calcext:value-type="string">
            <text:p>['NNP', 'VBZ', 'JJ', 'TO', 'VB', 'IN', 'IN', 'PRP', 'VBZ', 'JJ', 'NNS', 'TO', 'VB', 'CC', 'VBZ', 'RB', 'JJ', 'JJS', 'NNP', 'NNP', 'VBZ', 'DT', 'NN', 'VBD',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987" calcext:value-type="float">
            <text:p>987</text:p>
          </table:table-cell>
          <table:table-cell table:style-name="ce3" office:value-type="string" calcext:value-type="string">
            <text:p>Mrs. Tait is finally reached, Jason scolded (got away as they say in the NE of England) and off school for 2 weeks.</text:p>
            <text:p/>
          </table:table-cell>
          <table:table-cell table:style-name="ce3" office:value-type="string" calcext:value-type="string">
            <text:p>['Mrs.', 'Tait', 'is', 'finally', 'reached', ',', 'Jason', 'scolded', '(', 'got', 'away', 'as', 'they', 'say', 'in', 'the', 'NE', 'of', 'England', ')', 'and', 'off', 'school', 'for', '2', 'weeks', '.']</text:p>
          </table:table-cell>
          <table:table-cell table:style-name="ce3" office:value-type="string" calcext:value-type="string">
            <text:p>['NNP', 'NNP', 'VBZ', 'RB', 'VBN', ',', 'NNP', 'VBD', '(', 'VB', 'RB', 'IN', 'PRP', 'VBP', 'IN', 'DT', 'NNP', 'IN', 'NNP', ')', 'CC', 'IN', 'NN', 'IN', 'CD', 'NNS',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88" calcext:value-type="float">
            <text:p>988</text:p>
          </table:table-cell>
          <table:table-cell office:value-type="string" calcext:value-type="string">
            <text:p>This woman is an office assistant, she just got to work.</text:p>
            <text:p/>
          </table:table-cell>
          <table:table-cell office:value-type="string" calcext:value-type="string">
            <text:p>['This', 'woman', 'is', 'an', 'office', 'assistant', ',', 'she', 'just', 'got', 'to', 'work', '.']</text:p>
          </table:table-cell>
          <table:table-cell office:value-type="string" calcext:value-type="string">
            <text:p>['DT', 'NN', 'VBZ', 'DT', 'NN', 'NN', ',', 'PRP', 'RB', 'VBD', 'TO',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89" calcext:value-type="float">
            <text:p>989</text:p>
          </table:table-cell>
          <table:table-cell office:value-type="string" calcext:value-type="string">
            <text:p>She is well liked and well respected.</text:p>
            <text:p/>
          </table:table-cell>
          <table:table-cell office:value-type="string" calcext:value-type="string">
            <text:p>['She', 'is', 'well', 'liked', 'and', 'well', 'respected', '.']</text:p>
          </table:table-cell>
          <table:table-cell office:value-type="string" calcext:value-type="string">
            <text:p>['PRP', 'VBZ', 'RB', 'VBN', 'CC', 'RB', 'VBN',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90" calcext:value-type="float">
            <text:p>990</text:p>
          </table:table-cell>
          <table:table-cell office:value-type="string" calcext:value-type="string">
            <text:p>But not everyone likes her, and one of her superiors has called her up to ask her whether she did some piece of work she was supposed to do (which of course was fictitious to begin with.)</text:p>
            <text:p/>
          </table:table-cell>
          <table:table-cell office:value-type="string" calcext:value-type="string">
            <text:p>['But', 'not', 'everyone', 'likes', 'her', ',', 'and', 'one', 'of', 'her', 'superiors', 'has', 'called', 'her', 'up', 'to', 'ask', 'her', 'whether', 'she', 'did', 'some', 'piece', 'of', 'work', 'she', 'was', 'supposed', 'to', 'do', '(', 'which', 'of', 'course', 'was', 'fictitious', 'to', 'begin', 'with', '.', ')']</text:p>
          </table:table-cell>
          <table:table-cell office:value-type="string" calcext:value-type="string">
            <text:p>['CC', 'RB', 'NN', 'VBZ', 'PRP', ',', 'CC', 'CD', 'IN', 'PRP$', 'NNS', 'VBZ', 'VBN', 'PRP$', 'NN', 'TO', 'VB', 'PRP$', 'IN', 'PRP', 'VBD', 'DT', 'NN', 'IN', 'NN', 'PRP', 'VBD', 'VBN', 'TO', 'VB', '(', 'WDT', 'IN', 'NN', 'VBD', 'JJ', 'TO', 'VB', 'IN', '.',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91" calcext:value-type="float">
            <text:p>991</text:p>
          </table:table-cell>
          <table:table-cell office:value-type="string" calcext:value-type="string">
            <text:p>Our woman is doing some fast thinking: this has taken her by surprise.</text:p>
            <text:p/>
          </table:table-cell>
          <table:table-cell office:value-type="string" calcext:value-type="string">
            <text:p>['Our', 'woman', 'is', 'doing', 'some', 'fast', 'thinking', ':', 'this', 'has', 'taken', 'her', 'by', 'surprise', '.']</text:p>
          </table:table-cell>
          <table:table-cell office:value-type="string" calcext:value-type="string">
            <text:p>['PRP$', 'NN', 'VBZ', 'VBG', 'DT', 'JJ', 'NN', ':', 'DT', 'VBZ', 'VBN', 'PRP$',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92" calcext:value-type="float">
            <text:p>992</text:p>
          </table:table-cell>
          <table:table-cell office:value-type="string" calcext:value-type="string">
            <text:p>She has herself covered, and will come out of the brief difficulty all right.</text:p>
            <text:p/>
          </table:table-cell>
          <table:table-cell office:value-type="string" calcext:value-type="string">
            <text:p>['She', 'has', 'herself', 'covered', ',', 'and', 'will', 'come', 'out', 'of', 'the', 'brief', 'difficulty', 'all', 'right', '.']</text:p>
          </table:table-cell>
          <table:table-cell office:value-type="string" calcext:value-type="string">
            <text:p>['PRP', 'VBZ', 'PRP', 'VBN', ',', 'CC', 'MD', 'VB', 'IN', 'IN', 'DT', 'JJ', 'N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93" calcext:value-type="float">
            <text:p>993</text:p>
          </table:table-cell>
          <table:table-cell office:value-type="string" calcext:value-type="string">
            <text:p>A busy working mother is getting a call from her baby sitter.</text:p>
            <text:p/>
          </table:table-cell>
          <table:table-cell office:value-type="string" calcext:value-type="string">
            <text:p>['A', 'busy', 'working', 'mother', 'is', 'getting', 'a', 'call', 'from', 'her', 'baby', 'sitter', '.']</text:p>
          </table:table-cell>
          <table:table-cell office:value-type="string" calcext:value-type="string">
            <text:p>['DT', 'JJ', 'VBG', 'NN', 'VBZ', 'VBG', 'DT', 'NN', 'IN', 'PRP$',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94" calcext:value-type="float">
            <text:p>994</text:p>
          </table:table-cell>
          <table:table-cell office:value-type="string" calcext:value-type="string">
            <text:p>The baby has sniffles and the sitter is concerned.</text:p>
            <text:p/>
          </table:table-cell>
          <table:table-cell office:value-type="string" calcext:value-type="string">
            <text:p>['The', 'baby', 'has', 'sniffles', 'and', 'the', 'sitter', 'is', 'concerned', '.']</text:p>
          </table:table-cell>
          <table:table-cell office:value-type="string" calcext:value-type="string">
            <text:p>['DT', 'NN', 'VBZ', 'NNS', 'CC', 'DT', 'NN', 'VBZ',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95" calcext:value-type="float">
            <text:p>995</text:p>
          </table:table-cell>
          <table:table-cell office:value-type="string" calcext:value-type="string">
            <text:p>The mother is trying to decide whether the baby is sick enough that she has to go home--which would by a problem because she is supposed to go to an important meeting in a few minutes.</text:p>
            <text:p/>
          </table:table-cell>
          <table:table-cell office:value-type="string" calcext:value-type="string">
            <text:p>['The', 'mother', 'is', 'trying', 'to', 'decide', 'whether', 'the', 'baby', 'is', 'sick', 'enough', 'that', 'she', 'has', 'to', 'go', 'home', '--', 'which', 'would', 'by', 'a', 'problem', 'because', 'she', 'is', 'supposed', 'to', 'go', 'to', 'an', 'important', 'meeting', 'in', 'a', 'few', 'minutes', '.']</text:p>
          </table:table-cell>
          <table:table-cell office:value-type="string" calcext:value-type="string">
            <text:p>['DT', 'NN', 'VBZ', 'VBG', 'TO', 'VB', 'IN', 'DT', 'NN', 'VBZ', 'JJ', 'RB', 'IN', 'PRP', 'VBZ', 'TO', 'VB', 'NN', ':', 'WDT', 'MD', 'IN', 'DT', 'NN', 'IN', 'PRP', 'VBZ', 'VBN', 'TO', 'VB', 'TO', 'DT', 'JJ', 'NN', 'IN', 'DT',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96" calcext:value-type="float">
            <text:p>996</text:p>
          </table:table-cell>
          <table:table-cell office:value-type="string" calcext:value-type="string">
            <text:p>After talking to the sitter for a few minutes she decides the baby can wait until she gets home, but she worries all afternoon!</text:p>
            <text:p/>
          </table:table-cell>
          <table:table-cell office:value-type="string" calcext:value-type="string">
            <text:p>['After', 'talking', 'to', 'the', 'sitter', 'for', 'a', 'few', 'minutes', 'she', 'decides', 'the', 'baby', 'can', 'wait', 'until', 'she', 'gets', 'home', ',', 'but', 'she', 'worries', 'all', 'afternoon', '!']</text:p>
          </table:table-cell>
          <table:table-cell office:value-type="string" calcext:value-type="string">
            <text:p>['IN', 'VBG', 'TO', 'DT', 'NN', 'IN', 'DT', 'JJ', 'NNS', 'PRP', 'VBZ', 'DT', 'NN', 'MD', 'VB', 'IN', 'PRP', 'VBZ', 'NN', ',', 'CC', 'PRP',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97" calcext:value-type="float">
            <text:p>997</text:p>
          </table:table-cell>
          <table:table-cell office:value-type="string" calcext:value-type="string">
            <text:p>The woman is involved in a bitter divorce.</text:p>
            <text:p/>
          </table:table-cell>
          <table:table-cell office:value-type="string" calcext:value-type="string">
            <text:p>['The', 'woman', 'is', 'involved', 'in', 'a', 'bitter', 'divorce', '.']</text:p>
          </table:table-cell>
          <table:table-cell office:value-type="string" calcext:value-type="string">
            <text:p>['DT', 'NN', 'VBZ', 'VBN',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998" calcext:value-type="float">
            <text:p>998</text:p>
          </table:table-cell>
          <table:table-cell office:value-type="string" calcext:value-type="string">
            <text:p>She has hired a detective (the man) who is photographing her husband and another woman making love on a secluded beach.</text:p>
            <text:p/>
          </table:table-cell>
          <table:table-cell office:value-type="string" calcext:value-type="string">
            <text:p>['She', 'has', 'hired', 'a', 'detective', '(', 'the', 'man', ')', 'who', 'is', 'photographing', 'her', 'husband', 'and', 'another', 'woman', 'making', 'love', 'on', 'a', 'secluded', 'beach', '.']</text:p>
          </table:table-cell>
          <table:table-cell office:value-type="string" calcext:value-type="string">
            <text:p>['PRP', 'VBZ', 'VBN', 'DT', 'NN', '(', 'DT', 'NN', ')', 'WP', 'VBZ', 'VBG', 'PRP$', 'NN', 'CC', 'DT', 'NN', 'VBG', 'VB', 'IN', 'DT',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99" calcext:value-type="float">
            <text:p>999</text:p>
          </table:table-cell>
          <table:table-cell office:value-type="string" calcext:value-type="string">
            <text:p>The woman was a loving and faithful wife who had no idea her husband was having affairs.</text:p>
            <text:p/>
          </table:table-cell>
          <table:table-cell office:value-type="string" calcext:value-type="string">
            <text:p>['The', 'woman', 'was', 'a', 'loving', 'and', 'faithful', 'wife', 'who', 'had', 'no', 'idea', 'her', 'husband', 'was', 'having', 'affairs', '.']</text:p>
          </table:table-cell>
          <table:table-cell office:value-type="string" calcext:value-type="string">
            <text:p>['DT', 'NN', 'VBD', 'DT', 'NN', 'CC', 'JJ', 'NN', 'WP', 'VBD', 'DT', 'NN', 'PRP$', 'NN', 'VBD', 'VBG', 'NNS',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00" calcext:value-type="float">
            <text:p>1000</text:p>
          </table:table-cell>
          <table:table-cell office:value-type="string" calcext:value-type="string">
            <text:p>Then one day he announced he was leaving her for another woman.</text:p>
            <text:p/>
          </table:table-cell>
          <table:table-cell office:value-type="string" calcext:value-type="string">
            <text:p>['Then', 'one', 'day', 'he', 'announced', 'he', 'was', 'leaving', 'her', 'for', 'another', 'woman', '.']</text:p>
          </table:table-cell>
          <table:table-cell office:value-type="string" calcext:value-type="string">
            <text:p>['RB', 'CD', 'NN', 'PRP', 'VBD', 'PRP', 'VBD', 'VBG', 'PRP$',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01" calcext:value-type="float">
            <text:p>1001</text:p>
          </table:table-cell>
          <table:table-cell office:value-type="string" calcext:value-type="string">
            <text:p>The wife is not seeking revenge, but she is afraid that her husband will not only leave her but take their children and get the money that they have sacrificed and scrimped to save up together.</text:p>
            <text:p/>
          </table:table-cell>
          <table:table-cell office:value-type="string" calcext:value-type="string">
            <text:p>['The', 'wife', 'is', 'not', 'seeking', 'revenge', ',', 'but', 'she', 'is', 'afraid', 'that', 'her', 'husband', 'will', 'not', 'only', 'leave', 'her', 'but', 'take', 'their', 'children', 'and', 'get', 'the', 'money', 'that', 'they', 'have', 'sacrificed', 'and', 'scrimped', 'to', 'save', 'up', 'together', '.']</text:p>
          </table:table-cell>
          <table:table-cell office:value-type="string" calcext:value-type="string">
            <text:p>['DT', 'NN', 'VBZ', 'RB', 'VBG', 'NN', ',', 'CC', 'PRP', 'VBZ', 'JJ', 'IN', 'PRP$', 'NN', 'MD', 'RB', 'RB', 'VBP', 'PRP$', 'CC', 'VB', 'PRP$', 'NNS', 'CC', 'VB', 'DT', 'NN', 'IN', 'PRP', 'VBP', 'VBN', 'CC', 'VBN', 'TO', 'VB', 'RP', 'RB',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02" calcext:value-type="float">
            <text:p>1002</text:p>
          </table:table-cell>
          <table:table-cell office:value-type="string" calcext:value-type="string">
            <text:p>Her attorney has advised this woman to get pictures of the husband's adultery to help her get what she feels she is entitled to in the divorce settlement.</text:p>
            <text:p/>
          </table:table-cell>
          <table:table-cell office:value-type="string" calcext:value-type="string">
            <text:p>['Her', 'attorney', 'has', 'advised', 'this', 'woman', 'to', 'get', 'pictures', 'of', 'the', 'husband', "'s", 'adultery', 'to', 'help', 'her', 'get', 'what', 'she', 'feels', 'she', 'is', 'entitled', 'to', 'in', 'the', 'divorce', 'settlement', '.']</text:p>
          </table:table-cell>
          <table:table-cell office:value-type="string" calcext:value-type="string">
            <text:p>['PRP$', 'NN', 'VBZ', 'VBN', 'DT', 'NN', 'TO', 'VB', 'NNS', 'IN', 'DT', 'NN', 'POS', 'NN', 'TO', 'VB', 'PRP$', 'VB', 'WP', 'PRP', 'VBZ', 'PRP', 'VBZ', 'VBN', 'TO', 'IN', 'DT', 'NN',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03" calcext:value-type="float">
            <text:p>1003</text:p>
          </table:table-cell>
          <table:table-cell office:value-type="string" calcext:value-type="string">
            <text:p>Husband-wife research team, photographing fine specimen of duck decoys at early 20th century-Maine.</text:p>
            <text:p/>
          </table:table-cell>
          <table:table-cell office:value-type="string" calcext:value-type="string">
            <text:p>['Husband-wife', 'research', 'team', ',', 'photographing', 'fine', 'specimen', 'of', 'duck', 'decoys', 'at', 'early', '20th', 'century-Maine', '.']</text:p>
          </table:table-cell>
          <table:table-cell office:value-type="string" calcext:value-type="string">
            <text:p>['NNP', 'NN', 'NN', ',', 'VBG', 'JJ', 'NNS', 'IN', 'NN', 'NNS', 'IN', 'JJ', 'CD', 'NN',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004" calcext:value-type="float">
            <text:p>1004</text:p>
          </table:table-cell>
          <table:table-cell office:value-type="string" calcext:value-type="string">
            <text:p>The book will have his pictures and her words.</text:p>
            <text:p/>
          </table:table-cell>
          <table:table-cell office:value-type="string" calcext:value-type="string">
            <text:p>['The', 'book', 'will', 'have', 'his', 'pictures', 'and', 'her', 'words', '.']</text:p>
          </table:table-cell>
          <table:table-cell office:value-type="string" calcext:value-type="string">
            <text:p>['DT', 'NN', 'MD', 'VB', 'PRP$', 'NNS', 'CC', 'PRP$',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05" calcext:value-type="float">
            <text:p>1005</text:p>
          </table:table-cell>
          <table:table-cell office:value-type="string" calcext:value-type="string">
            <text:p>His name will go first, (if hers is there at all.)</text:p>
            <text:p/>
          </table:table-cell>
          <table:table-cell office:value-type="string" calcext:value-type="string">
            <text:p>['His', 'name', 'will', 'go', 'first', ',', '(', 'if', 'hers', 'is', 'there', 'at', 'all', '.', ')']</text:p>
          </table:table-cell>
          <table:table-cell office:value-type="string" calcext:value-type="string">
            <text:p>['PRP$', 'NN', 'MD', 'VB', 'RB', ',', '(', 'IN', 'NNS', 'VBZ', 'RB', 'IN', 'DT', '.',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06" calcext:value-type="float">
            <text:p>1006</text:p>
          </table:table-cell>
          <table:table-cell office:value-type="string" calcext:value-type="string">
            <text:p>Fullsame acknowledgements to her in introduction.</text:p>
            <text:p/>
          </table:table-cell>
          <table:table-cell office:value-type="string" calcext:value-type="string">
            <text:p>['Fullsame', 'acknowledgements', 'to', 'her', 'in', 'introduction', '.']</text:p>
          </table:table-cell>
          <table:table-cell office:value-type="string" calcext:value-type="string">
            <text:p>['NN', 'NNS', 'TO', 'PRP$', 'I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07" calcext:value-type="float">
            <text:p>1007</text:p>
          </table:table-cell>
          <table:table-cell office:value-type="string" calcext:value-type="string">
            <text:p>She writes poetry on the side, finally gets published on her own.</text:p>
            <text:p/>
          </table:table-cell>
          <table:table-cell office:value-type="string" calcext:value-type="string">
            <text:p>['She', 'writes', 'poetry', 'on', 'the', 'side', ',', 'finally', 'gets', 'published', 'on', 'her', 'own', '.']</text:p>
          </table:table-cell>
          <table:table-cell office:value-type="string" calcext:value-type="string">
            <text:p>['PRP', 'VBZ', 'NN', 'IN', 'DT', 'NN', ',', 'RB', 'VBZ', 'VBN', 'IN', 'PRP$', 'JJ',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008" calcext:value-type="float">
            <text:p>1008</text:p>
          </table:table-cell>
          <table:table-cell office:value-type="string" calcext:value-type="string">
            <text:p>The marriage may or may not survive this assertion of her own voice.</text:p>
            <text:p/>
          </table:table-cell>
          <table:table-cell office:value-type="string" calcext:value-type="string">
            <text:p>['The', 'marriage', 'may', 'or', 'may', 'not', 'survive', 'this', 'assertion', 'of', 'her', 'own', 'voice', '.']</text:p>
          </table:table-cell>
          <table:table-cell office:value-type="string" calcext:value-type="string">
            <text:p>['DT', 'NN', 'MD', 'CC', 'MD', 'RB', 'VB', 'DT', 'NN', 'IN', 'PRP$',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09" calcext:value-type="float">
            <text:p>1009</text:p>
          </table:table-cell>
          <table:table-cell office:value-type="string" calcext:value-type="string">
            <text:p>This is a husband and wife who have just entered retirement from high-prestige careers.</text:p>
            <text:p/>
          </table:table-cell>
          <table:table-cell office:value-type="string" calcext:value-type="string">
            <text:p>['This', 'is', 'a', 'husband', 'and', 'wife', 'who', 'have', 'just', 'entered', 'retirement', 'from', 'high-prestige', 'careers', '.']</text:p>
          </table:table-cell>
          <table:table-cell office:value-type="string" calcext:value-type="string">
            <text:p>['DT', 'VBZ', 'DT', 'NN', 'CC', 'NN', 'WP', 'VBP', 'RB', 'VBN', 'NN', 'IN', 'JJ', 'NNS',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10" calcext:value-type="float">
            <text:p>1010</text:p>
          </table:table-cell>
          <table:table-cell office:value-type="string" calcext:value-type="string">
            <text:p>They are vacationing in Maine.</text:p>
            <text:p/>
          </table:table-cell>
          <table:table-cell office:value-type="string" calcext:value-type="string">
            <text:p>['They', 'are', 'vacationing', 'in', 'Maine', '.']</text:p>
          </table:table-cell>
          <table:table-cell office:value-type="string" calcext:value-type="string">
            <text:p>['PRP', 'VBP', 'VBG', 'IN',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11" calcext:value-type="float">
            <text:p>1011</text:p>
          </table:table-cell>
          <table:table-cell office:value-type="string" calcext:value-type="string">
            <text:p>They are birdwatchers/ nature lovers and have just spotted an interesting bird or mammal and are about to take a successful photo.</text:p>
            <text:p/>
          </table:table-cell>
          <table:table-cell office:value-type="string" calcext:value-type="string">
            <text:p>['They', 'are', 'birdwatchers/', 'nature', 'lovers', 'and', 'have', 'just', 'spotted', 'an', 'interesting', 'bird', 'or', 'mammal', 'and', 'are', 'about', 'to', 'take', 'a', 'successful', 'photo', '.']</text:p>
          </table:table-cell>
          <table:table-cell office:value-type="string" calcext:value-type="string">
            <text:p>['PRP', 'VBP', 'JJ', 'NN', 'NNS', 'CC', 'VB', 'RB', 'VBN', 'DT', 'JJ', 'NN', 'CC', 'NN', 'CC', 'VBP', 'IN', 'TO', 'VB', 'DT',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012" calcext:value-type="float">
            <text:p>1012</text:p>
          </table:table-cell>
          <table:table-cell office:value-type="string" calcext:value-type="string">
            <text:p>This couple are attractive, middle-aged, married, maybe on a second marriage, and on an outing doing their favorite thing: photographing wildlife.</text:p>
            <text:p/>
          </table:table-cell>
          <table:table-cell office:value-type="string" calcext:value-type="string">
            <text:p>['This', 'couple', 'are', 'attractive', ',', 'middle-aged', ',', 'married', ',', 'maybe', 'on', 'a', 'second', 'marriage', ',', 'and', 'on', 'an', 'outing', 'doing', 'their', 'favorite', 'thing', ':', 'photographing', 'wildlife', '.']</text:p>
          </table:table-cell>
          <table:table-cell office:value-type="string" calcext:value-type="string">
            <text:p>['DT', 'NN', 'VBP', 'JJ', ',', 'JJ', ',', 'JJ', ',', 'RB', 'IN', 'DT', 'JJ', 'NN', ',', 'CC', 'IN', 'DT', 'VBG', 'VBG', 'PRP$', 'JJ', 'NN', ':', 'JJ',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13" calcext:value-type="float">
            <text:p>1013</text:p>
          </table:table-cell>
          <table:table-cell office:value-type="string" calcext:value-type="string">
            <text:p>They are both professional people but this is Saturday, and they have taken a drive to the shore, in Maine or North Carolina perhaps, to look for the nesting birds they found the previous weekend.</text:p>
            <text:p/>
          </table:table-cell>
          <table:table-cell office:value-type="string" calcext:value-type="string">
            <text:p>['They', 'are', 'both', 'professional', 'people', 'but', 'this', 'is', 'Saturday', ',', 'and', 'they', 'have', 'taken', 'a', 'drive', 'to', 'the', 'shore', ',', 'in', 'Maine', 'or', 'North', 'Carolina', 'perhaps', ',', 'to', 'look', 'for', 'the', 'nesting', 'birds', 'they', 'found', 'the', 'previous', 'weekend', '.']</text:p>
          </table:table-cell>
          <table:table-cell office:value-type="string" calcext:value-type="string">
            <text:p>['PRP', 'VBP', 'DT', 'JJ', 'NNS', 'CC', 'DT', 'VBZ', 'NNP', ',', 'CC', 'PRP', 'VBP', 'VBN', 'DT', 'NN', 'TO', 'DT', 'NN', ',', 'IN', 'NNP', 'CC', 'NNP', 'NNP', 'RB', ',', 'TO', 'VB', 'IN', 'DT', 'NN', 'NNS', 'PRP', 'VBD',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14" calcext:value-type="float">
            <text:p>1014</text:p>
          </table:table-cell>
          <table:table-cell office:value-type="string" calcext:value-type="string">
            <text:p>It is cool--spring in Maine, or winter in North Carolina.</text:p>
            <text:p/>
          </table:table-cell>
          <table:table-cell office:value-type="string" calcext:value-type="string">
            <text:p>['It', 'is', 'cool', '--', 'spring', 'in', 'Maine', ',', 'or', 'winter', 'in', 'North', 'Carolina', '.']</text:p>
          </table:table-cell>
          <table:table-cell office:value-type="string" calcext:value-type="string">
            <text:p>['PRP', 'VBZ', 'JJ', ':', 'NN', 'IN', 'NNP', ',', 'CC', 'NN', 'IN', 'NNP',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15" calcext:value-type="float">
            <text:p>1015</text:p>
          </table:table-cell>
          <table:table-cell office:value-type="string" calcext:value-type="string">
            <text:p>Just before this shot they were walking together through the tall grass near the ocean and talking together about the week that just ended, very happily.</text:p>
            <text:p/>
          </table:table-cell>
          <table:table-cell office:value-type="string" calcext:value-type="string">
            <text:p>['Just', 'before', 'this', 'shot', 'they', 'were', 'walking', 'together', 'through', 'the', 'tall', 'grass', 'near', 'the', 'ocean', 'and', 'talking', 'together', 'about', 'the', 'week', 'that', 'just', 'ended', ',', 'very', 'happily', '.']</text:p>
          </table:table-cell>
          <table:table-cell office:value-type="string" calcext:value-type="string">
            <text:p>['RB', 'IN', 'DT', 'NN', 'PRP', 'VBD', 'VBG', 'RB', 'IN', 'DT', 'JJ', 'NN', 'IN', 'DT', 'NN', 'CC', 'VBG', 'RB', 'IN', 'DT', 'NN', 'WDT', 'RB', 'VBN', ',', 'RB', 'R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16" calcext:value-type="float">
            <text:p>1016</text:p>
          </table:table-cell>
          <table:table-cell office:value-type="string" calcext:value-type="string">
            <text:p>He listened to her, and she listened to him.</text:p>
            <text:p/>
          </table:table-cell>
          <table:table-cell office:value-type="string" calcext:value-type="string">
            <text:p>['He', 'listened', 'to', 'her', ',', 'and', 'she', 'listened', 'to', 'him', '.']</text:p>
          </table:table-cell>
          <table:table-cell office:value-type="string" calcext:value-type="string">
            <text:p>['PRP', 'VBD', 'TO', 'PRP$', ',', 'CC', 'PRP', 'VBD', 'TO', 'P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17" calcext:value-type="float">
            <text:p>1017</text:p>
          </table:table-cell>
          <table:table-cell office:value-type="string" calcext:value-type="string">
            <text:p>They spotted a waterfowl's nest, stopped and got the camera ready.</text:p>
            <text:p/>
          </table:table-cell>
          <table:table-cell office:value-type="string" calcext:value-type="string">
            <text:p>['They', 'spotted', 'a', 'waterfowl', "'s", 'nest', ',', 'stopped', 'and', 'got', 'the', 'camera', 'ready', '.']</text:p>
          </table:table-cell>
          <table:table-cell office:value-type="string" calcext:value-type="string">
            <text:p>['PRP', 'VBD', 'DT', 'NN', 'POS', 'JJS', ',', 'VBD', 'CC', 'VBD',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18" calcext:value-type="float">
            <text:p>1018</text:p>
          </table:table-cell>
          <table:table-cell office:value-type="string" calcext:value-type="string">
            <text:p>Just as he was getting the lens adjusted, the parent bird returned to the nest and was getting ready to sit on the eggs.</text:p>
            <text:p/>
          </table:table-cell>
          <table:table-cell office:value-type="string" calcext:value-type="string">
            <text:p>['Just', 'as', 'he', 'was', 'getting', 'the', 'lens', 'adjusted', ',', 'the', 'parent', 'bird', 'returned', 'to', 'the', 'nest', 'and', 'was', 'getting', 'ready', 'to', 'sit', 'on', 'the', 'eggs', '.']</text:p>
          </table:table-cell>
          <table:table-cell office:value-type="string" calcext:value-type="string">
            <text:p>['RB', 'IN', 'PRP', 'VBD', 'VBG', 'DT', 'NNS', 'VBN', ',', 'DT', 'NN', 'NN', 'VBD', 'TO', 'DT', 'JJS', 'CC', 'VBD', 'VBG', 'JJ', 'TO', 'VB', 'IN', 'DT',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19" calcext:value-type="float">
            <text:p>1019</text:p>
          </table:table-cell>
          <table:table-cell office:value-type="string" calcext:value-type="string">
            <text:p>That is what the woman is pointing at, and she has just said Oh, look!</text:p>
            <text:p/>
          </table:table-cell>
          <table:table-cell office:value-type="string" calcext:value-type="string">
            <text:p>['That', 'is', 'what', 'the', 'woman', 'is', 'pointing', 'at', ',', 'and', 'she', 'has', 'just', 'said', 'Oh', ',', 'look', '!']</text:p>
          </table:table-cell>
          <table:table-cell office:value-type="string" calcext:value-type="string">
            <text:p>['DT', 'VBZ', 'WP', 'DT', 'NN', 'VBZ', 'VBG', 'IN', ',', 'CC', 'PRP', 'VBZ', 'RB', 'VBD', 'UH', ',',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20" calcext:value-type="float">
            <text:p>1020</text:p>
          </table:table-cell>
          <table:table-cell office:value-type="string" calcext:value-type="string">
            <text:p>After he takes the picture, they will discuss the kind of bird it was, whether it was the male or the female, how soon the eggs will hatch, etc.</text:p>
            <text:p/>
          </table:table-cell>
          <table:table-cell office:value-type="string" calcext:value-type="string">
            <text:p>['After', 'he', 'takes', 'the', 'picture', ',', 'they', 'will', 'discuss', 'the', 'kind', 'of', 'bird', 'it', 'was', ',', 'whether', 'it', 'was', 'the', 'male', 'or', 'the', 'female', ',', 'how', 'soon', 'the', 'eggs', 'will', 'hatch', ',', 'etc', '.']</text:p>
          </table:table-cell>
          <table:table-cell office:value-type="string" calcext:value-type="string">
            <text:p>['IN', 'PRP', 'VBZ', 'DT', 'NN', ',', 'PRP', 'MD', 'VB', 'DT', 'NN', 'IN', 'NN', 'PRP', 'VBD', ',', 'IN', 'PRP', 'VBD', 'DT', 'NN', 'CC', 'DT', 'NN', ',', 'WRB', 'RB', 'DT', 'NNS', 'MD', 'VB', ',', 'FW',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21" calcext:value-type="float">
            <text:p>1021</text:p>
          </table:table-cell>
          <table:table-cell office:value-type="string" calcext:value-type="string">
            <text:p>Then they will continue their stroll, go down to the beach below, sit for a while, still talking happily, and finally return to their car and go home for lunch.</text:p>
            <text:p/>
          </table:table-cell>
          <table:table-cell office:value-type="string" calcext:value-type="string">
            <text:p>['Then', 'they', 'will', 'continue', 'their', 'stroll', ',', 'go', 'down', 'to', 'the', 'beach', 'below', ',', 'sit', 'for', 'a', 'while', ',', 'still', 'talking', 'happily', ',', 'and', 'finally', 'return', 'to', 'their', 'car', 'and', 'go', 'home', 'for', 'lunch', '.']</text:p>
          </table:table-cell>
          <table:table-cell office:value-type="string" calcext:value-type="string">
            <text:p>['RB', 'PRP', 'MD', 'VB', 'PRP$', 'NN', ',', 'VB', 'RB', 'TO', 'DT', 'NN', 'IN', ',', 'NN', 'IN', 'DT', 'NN', ',', 'RB', 'VBG', 'RB', ',', 'CC', 'RB', 'VB', 'TO', 'PRP$', 'NN', 'CC', 'VB', 'NN', 'IN',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22" calcext:value-type="float">
            <text:p>1022</text:p>
          </table:table-cell>
          <table:table-cell office:value-type="string" calcext:value-type="string">
            <text:p>There's a bird down the hill.</text:p>
            <text:p/>
          </table:table-cell>
          <table:table-cell office:value-type="string" calcext:value-type="string">
            <text:p>['There', "'s", 'a', 'bird', 'down', 'the', 'hill', '.']</text:p>
          </table:table-cell>
          <table:table-cell office:value-type="string" calcext:value-type="string">
            <text:p>['EX', 'VBZ', 'DT', 'NN', 'RP',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23" calcext:value-type="float">
            <text:p>1023</text:p>
          </table:table-cell>
          <table:table-cell office:value-type="string" calcext:value-type="string">
            <text:p>They are avid bird watchers and they go to the sanctuary for a weekend every year this season.</text:p>
            <text:p/>
          </table:table-cell>
          <table:table-cell office:value-type="string" calcext:value-type="string">
            <text:p>['They', 'are', 'avid', 'bird', 'watchers', 'and', 'they', 'go', 'to', 'the', 'sanctuary', 'for', 'a', 'weekend', 'every', 'year', 'this', 'season', '.']</text:p>
          </table:table-cell>
          <table:table-cell office:value-type="string" calcext:value-type="string">
            <text:p>['PRP', 'VBP', 'JJ', 'NN', 'NNS', 'CC', 'PRP', 'VBP', 'TO', 'DT', 'NN', 'IN', 'DT', 'NN', 'DT', 'N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24" calcext:value-type="float">
            <text:p>1024</text:p>
          </table:table-cell>
          <table:table-cell office:value-type="string" calcext:value-type="string">
            <text:p>They are married now more than 25y, and their marriage has weathered a lot but now they are good companions to each other (sex had been better, but it matters less).</text:p>
            <text:p/>
          </table:table-cell>
          <table:table-cell office:value-type="string" calcext:value-type="string">
            <text:p>['They', 'are', 'married', 'now', 'more', 'than', '25y', ',', 'and', 'their', 'marriage', 'has', 'weathered', 'a', 'lot', 'but', 'now', 'they', 'are', 'good', 'companions', 'to', 'each', 'other', '(', 'sex', 'had', 'been', 'better', ',', 'but', 'it', 'matters', 'less', ')', '.']</text:p>
          </table:table-cell>
          <table:table-cell office:value-type="string" calcext:value-type="string">
            <text:p>['PRP', 'VBP', 'VBN', 'RB', 'JJR', 'IN', 'CD', ',', 'CC', 'PRP$', 'NN', 'VBZ', 'VBN', 'DT', 'NN', 'CC', 'RB', 'PRP', 'VBP', 'JJ', 'NNS', 'TO', 'DT', 'JJ', '(', 'NN', 'VBD', 'VBN', 'RB', ',', 'CC', 'PRP', 'VBZ', 'RBR', ')',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25" calcext:value-type="float">
            <text:p>1025</text:p>
          </table:table-cell>
          <table:table-cell office:value-type="string" calcext:value-type="string">
            <text:p>Their kids have begun to have children, but their daughter with the grandkids lives far away so for now they are in a freedom zone: Their own parents dead, the dog gone a long time ago.</text:p>
            <text:p/>
          </table:table-cell>
          <table:table-cell office:value-type="string" calcext:value-type="string">
            <text:p>['Their', 'kids', 'have', 'begun', 'to', 'have', 'children', ',', 'but', 'their', 'daughter', 'with', 'the', 'grandkids', 'lives', 'far', 'away', 'so', 'for', 'now', 'they', 'are', 'in', 'a', 'freedom', 'zone', ':', 'Their', 'own', 'parents', 'dead', ',', 'the', 'dog', 'gone', 'a', 'long', 'time', 'ago', '.']</text:p>
          </table:table-cell>
          <table:table-cell office:value-type="string" calcext:value-type="string">
            <text:p>['PRP$', 'NNS', 'VBP', 'VBN', 'TO', 'VB', 'NNS', ',', 'CC', 'PRP$', 'NN', 'IN', 'DT', 'NNS', 'VBZ', 'RB', 'RB', 'IN', 'IN', 'RB', 'PRP', 'VBP', 'IN', 'DT', 'NN', 'NN', ':', 'PRP$', 'JJ', 'NNS', 'JJ', ',', 'DT', 'NN', 'VBN', 'DT', 'JJ', 'NN',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26" calcext:value-type="float">
            <text:p>1026</text:p>
          </table:table-cell>
          <table:table-cell office:value-type="string" calcext:value-type="string">
            <text:p>Free to look at birds and enjoy each other on a sunny fall afternoon.</text:p>
            <text:p/>
          </table:table-cell>
          <table:table-cell office:value-type="string" calcext:value-type="string">
            <text:p>['Free', 'to', 'look', 'at', 'birds', 'and', 'enjoy', 'each', 'other', 'on', 'a', 'sunny', 'fall', 'afternoon', '.']</text:p>
          </table:table-cell>
          <table:table-cell office:value-type="string" calcext:value-type="string">
            <text:p>['JJ', 'TO', 'VB', 'IN', 'NNS', 'CC', 'VB', 'DT', 'JJ', 'IN', 'DT', 'JJ', 'NN',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27" calcext:value-type="float">
            <text:p>1027</text:p>
          </table:table-cell>
          <table:table-cell office:value-type="string" calcext:value-type="string">
            <text:p>Mr. Adams is a photographer on a Sunday paper and has heard of a rare spring flowering gentian that's blooming in the dales in March.</text:p>
            <text:p/>
          </table:table-cell>
          <table:table-cell office:value-type="string" calcext:value-type="string">
            <text:p>['Mr.', 'Adams', 'is', 'a', 'photographer', 'on', 'a', 'Sunday', 'paper', 'and', 'has', 'heard', 'of', 'a', 'rare', 'spring', 'flowering', 'gentian', 'that', "'s", 'blooming', 'in', 'the', 'dales', 'in', 'March', '.']</text:p>
          </table:table-cell>
          <table:table-cell office:value-type="string" calcext:value-type="string">
            <text:p>['NNP', 'NNP', 'VBZ', 'DT', 'NN', 'IN', 'DT', 'NNP', 'NN', 'CC', 'VBZ', 'VBN', 'IN', 'DT', 'JJ', 'NN', 'VBG', 'JJ', 'WDT', 'VBZ', 'VBG', 'IN', 'DT', 'NNS',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28" calcext:value-type="float">
            <text:p>1028</text:p>
          </table:table-cell>
          <table:table-cell office:value-type="string" calcext:value-type="string">
            <text:p>He has come to photograph it and Miss Perrin the local warden of the nature reserves showing him the plant.</text:p>
            <text:p/>
          </table:table-cell>
          <table:table-cell office:value-type="string" calcext:value-type="string">
            <text:p>['He', 'has', 'come', 'to', 'photograph', 'it', 'and', 'Miss', 'Perrin', 'the', 'local', 'warden', 'of', 'the', 'nature', 'reserves', 'showing', 'him', 'the', 'plant', '.']</text:p>
          </table:table-cell>
          <table:table-cell office:value-type="string" calcext:value-type="string">
            <text:p>['PRP', 'VBZ', 'VBN', 'TO', 'VB', 'PRP', 'CC', 'NNP', 'NNP', 'DT', 'JJ', 'NN', 'IN', 'DT', 'NN', 'NNS', 'VBG', 'PRP',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29" calcext:value-type="float">
            <text:p>1029</text:p>
          </table:table-cell>
          <table:table-cell office:value-type="string" calcext:value-type="string">
            <text:p>He prepares a short one page spread on different habitats weekly in the color supplement magazine and had written Miss Perrin, who had suggest March and the gentian for her locale.</text:p>
            <text:p/>
          </table:table-cell>
          <table:table-cell office:value-type="string" calcext:value-type="string">
            <text:p>['He', 'prepares', 'a', 'short', 'one', 'page', 'spread', 'on', 'different', 'habitats', 'weekly', 'in', 'the', 'color', 'supplement', 'magazine', 'and', 'had', 'written', 'Miss', 'Perrin', ',', 'who', 'had', 'suggest', 'March', 'and', 'the', 'gentian', 'for', 'her', 'locale', '.']</text:p>
          </table:table-cell>
          <table:table-cell office:value-type="string" calcext:value-type="string">
            <text:p>['PRP', 'VBZ', 'DT', 'JJ', 'CD', 'NN', 'NN', 'IN', 'JJ', 'NNS', 'VBP', 'IN', 'DT', 'NN', 'NN', 'NN', 'CC', 'VBD', 'VBN', 'NNP', 'NNP', ',', 'WP', 'VBD', 'VBN', 'NNP', 'CC', 'DT', 'NN',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30" calcext:value-type="float">
            <text:p>1030</text:p>
          </table:table-cell>
          <table:table-cell office:value-type="string" calcext:value-type="string">
            <text:p>After a few more shots they will adjourn to a local pub for lunch and drink and general habitat conversation.</text:p>
            <text:p/>
          </table:table-cell>
          <table:table-cell office:value-type="string" calcext:value-type="string">
            <text:p>['After', 'a', 'few', 'more', 'shots', 'they', 'will', 'adjourn', 'to', 'a', 'local', 'pub', 'for', 'lunch', 'and', 'drink', 'and', 'general', 'habitat', 'conversation', '.']</text:p>
          </table:table-cell>
          <table:table-cell office:value-type="string" calcext:value-type="string">
            <text:p>['IN', 'DT', 'JJ', 'JJR', 'NNS', 'PRP', 'MD', 'VB', 'TO', 'DT', 'JJ', 'NN', 'IN', 'NN', 'CC', 'NN', 'CC', 'JJ', 'NN',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31" calcext:value-type="float">
            <text:p>1031</text:p>
          </table:table-cell>
          <table:table-cell office:value-type="string" calcext:value-type="string">
            <text:p>Both are keen on wild life.</text:p>
            <text:p/>
          </table:table-cell>
          <table:table-cell office:value-type="string" calcext:value-type="string">
            <text:p>['Both', 'are', 'keen', 'on', 'wild', 'life', '.']</text:p>
          </table:table-cell>
          <table:table-cell office:value-type="string" calcext:value-type="string">
            <text:p>['DT', 'VBP', 'JJ', 'IN', 'JJ',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32" calcext:value-type="float">
            <text:p>1032</text:p>
          </table:table-cell>
          <table:table-cell office:value-type="string" calcext:value-type="string">
            <text:p>Two married retirees in Nantucket.</text:p>
            <text:p/>
          </table:table-cell>
          <table:table-cell office:value-type="string" calcext:value-type="string">
            <text:p>['Two', 'married', 'retirees', 'in', 'Nantucket', '.']</text:p>
          </table:table-cell>
          <table:table-cell office:value-type="string" calcext:value-type="string">
            <text:p>['CD', 'JJ', 'NNS', 'IN',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33" calcext:value-type="float">
            <text:p>1033</text:p>
          </table:table-cell>
          <table:table-cell office:value-type="string" calcext:value-type="string">
            <text:p>They are birders, they have come out after breakfast in May to see what birds have nested on the high places above their (very expensive house).</text:p>
            <text:p/>
          </table:table-cell>
          <table:table-cell office:value-type="string" calcext:value-type="string">
            <text:p>['They', 'are', 'birders', ',', 'they', 'have', 'come', 'out', 'after', 'breakfast', 'in', 'May', 'to', 'see', 'what', 'birds', 'have', 'nested', 'on', 'the', 'high', 'places', 'above', 'their', '(', 'very', 'expensive', 'house', ')', '.']</text:p>
          </table:table-cell>
          <table:table-cell office:value-type="string" calcext:value-type="string">
            <text:p>['PRP', 'VBP', 'NNS', ',', 'PRP', 'VBP', 'VBN', 'RP', 'IN', 'NN', 'IN', 'NNP', 'TO', 'VB', 'WP', 'NNS', 'VBP', 'VBN', 'IN', 'DT', 'JJ', 'NNS', 'IN', 'PRP$', '(', 'RB', 'JJ', 'NN', ')',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34" calcext:value-type="float">
            <text:p>1034</text:p>
          </table:table-cell>
          <table:table-cell office:value-type="string" calcext:value-type="string">
            <text:p>They both enjoy their hobby and are having a great time.</text:p>
            <text:p/>
          </table:table-cell>
          <table:table-cell office:value-type="string" calcext:value-type="string">
            <text:p>['They', 'both', 'enjoy', 'their', 'hobby', 'and', 'are', 'having', 'a', 'great', 'time', '.']</text:p>
          </table:table-cell>
          <table:table-cell office:value-type="string" calcext:value-type="string">
            <text:p>['PRP', 'DT', 'VBP', 'PRP$', 'NN', 'CC', 'VBP', 'VBG',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35" calcext:value-type="float">
            <text:p>1035</text:p>
          </table:table-cell>
          <table:table-cell office:value-type="string" calcext:value-type="string">
            <text:p>She is pointing out some small detail in the scene he is photographing: Be sure to get the edge of the nest over their to the left.</text:p>
            <text:p/>
          </table:table-cell>
          <table:table-cell office:value-type="string" calcext:value-type="string">
            <text:p>['She', 'is', 'pointing', 'out', 'some', 'small', 'detail', 'in', 'the', 'scene', 'he', 'is', 'photographing', ':', 'Be', 'sure', 'to', 'get', 'the', 'edge', 'of', 'the', 'nest', 'over', 'their', 'to', 'the', 'left', '.']</text:p>
          </table:table-cell>
          <table:table-cell office:value-type="string" calcext:value-type="string">
            <text:p>['PRP', 'VBZ', 'VBG', 'RP', 'DT', 'JJ', 'NN', 'IN', 'DT', 'NN', 'PRP', 'VBZ', 'VBG', ':', 'VB', 'JJ', 'TO', 'VB', 'DT', 'NN', 'IN', 'DT', 'JJS', 'IN', 'PRP$', 'TO',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36" calcext:value-type="float">
            <text:p>1036</text:p>
          </table:table-cell>
          <table:table-cell office:value-type="string" calcext:value-type="string">
            <text:p>He doesn't regard this as back-seat driving.</text:p>
            <text:p/>
          </table:table-cell>
          <table:table-cell office:value-type="string" calcext:value-type="string">
            <text:p>['He', 'does', "n't", 'regard', 'this', 'as', 'back-seat', 'driving', '.']</text:p>
          </table:table-cell>
          <table:table-cell office:value-type="string" calcext:value-type="string">
            <text:p>['PRP', 'VBZ', 'RB', 'VB', 'DT', 'IN', 'JJ',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37" calcext:value-type="float">
            <text:p>1037</text:p>
          </table:table-cell>
          <table:table-cell office:value-type="string" calcext:value-type="string">
            <text:p>They make a good team.</text:p>
            <text:p/>
          </table:table-cell>
          <table:table-cell office:value-type="string" calcext:value-type="string">
            <text:p>['They', 'make', 'a', 'good', 'team', '.']</text:p>
          </table:table-cell>
          <table:table-cell office:value-type="string" calcext:value-type="string">
            <text:p>['PRP', 'VBP', 'DT',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038" calcext:value-type="float">
            <text:p>1038</text:p>
          </table:table-cell>
          <table:table-cell office:value-type="string" calcext:value-type="string">
            <text:p>They will take the picture and then take a bunch more before they go home for hot chocolate at 10:00.</text:p>
            <text:p/>
          </table:table-cell>
          <table:table-cell office:value-type="string" calcext:value-type="string">
            <text:p>['They', 'will', 'take', 'the', 'picture', 'and', 'then', 'take', 'a', 'bunch', 'more', 'before', 'they', 'go', 'home', 'for', 'hot', 'chocolate', 'at', '10:00', '.']</text:p>
          </table:table-cell>
          <table:table-cell office:value-type="string" calcext:value-type="string">
            <text:p>['PRP', 'MD', 'VB', 'DT', 'NN', 'CC', 'RB', 'VB', 'DT', 'NN', 'JJR', 'IN', 'PRP', 'VBP', 'NN', 'IN', 'JJ', 'NN', 'IN', 'CD',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39" calcext:value-type="float">
            <text:p>1039</text:p>
          </table:table-cell>
          <table:table-cell office:value-type="string" calcext:value-type="string">
            <text:p>This is a courtroom.</text:p>
            <text:p/>
          </table:table-cell>
          <table:table-cell office:value-type="string" calcext:value-type="string">
            <text:p>['This', 'is', 'a', 'courtroom', '.']</text:p>
          </table:table-cell>
          <table:table-cell office:value-type="string" calcext:value-type="string">
            <text:p>['DT',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40" calcext:value-type="float">
            <text:p>1040</text:p>
          </table:table-cell>
          <table:table-cell office:value-type="string" calcext:value-type="string">
            <text:p>The man and woman at the left are attorneys for the man at the right.</text:p>
            <text:p/>
          </table:table-cell>
          <table:table-cell office:value-type="string" calcext:value-type="string">
            <text:p>['The', 'man', 'and', 'woman', 'at', 'the', 'left', 'are', 'attorneys', 'for', 'the', 'man', 'at', 'the', 'right', '.']</text:p>
          </table:table-cell>
          <table:table-cell office:value-type="string" calcext:value-type="string">
            <text:p>['DT', 'NN', 'CC', 'NN', 'IN', 'DT', 'NN', 'VBP', 'NNS', 'IN',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41" calcext:value-type="float">
            <text:p>1041</text:p>
          </table:table-cell>
          <table:table-cell office:value-type="string" calcext:value-type="string">
            <text:p>The man is a prominent citizen who has been accused of embezzling money from the bank at which he works.</text:p>
            <text:p/>
          </table:table-cell>
          <table:table-cell office:value-type="string" calcext:value-type="string">
            <text:p>['The', 'man', 'is', 'a', 'prominent', 'citizen', 'who', 'has', 'been', 'accused', 'of', 'embezzling', 'money', 'from', 'the', 'bank', 'at', 'which', 'he', 'works', '.']</text:p>
          </table:table-cell>
          <table:table-cell office:value-type="string" calcext:value-type="string">
            <text:p>['DT', 'NN', 'VBZ', 'DT', 'JJ', 'NN', 'WP', 'VBZ', 'VBN', 'VBN', 'IN', 'VBG', 'NN', 'IN', 'DT', 'NN', 'IN', 'WDT', 'PRP', 'VBZ',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42" calcext:value-type="float">
            <text:p>1042</text:p>
          </table:table-cell>
          <table:table-cell office:value-type="string" calcext:value-type="string">
            <text:p>The lawyers feel the man is guilty, but the female attorney plans to try for a light sentence.</text:p>
            <text:p/>
          </table:table-cell>
          <table:table-cell office:value-type="string" calcext:value-type="string">
            <text:p>['The', 'lawyers', 'feel', 'the', 'man', 'is', 'guilty', ',', 'but', 'the', 'female', 'attorney', 'plans', 'to', 'try', 'for', 'a', 'light', 'sentence', '.']</text:p>
          </table:table-cell>
          <table:table-cell office:value-type="string" calcext:value-type="string">
            <text:p>['DT', 'NNS', 'VBP', 'DT', 'NN', 'VBZ', 'JJ', ',', 'CC', 'DT', 'JJ', 'NN', 'NNS', 'TO', 'VB', 'IN', 'DT',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43" calcext:value-type="float">
            <text:p>1043</text:p>
          </table:table-cell>
          <table:table-cell office:value-type="string" calcext:value-type="string">
            <text:p>She is going to point out that the $40,000 embezzled was a relatively small sum which was used for (what she feels were) silly projects such as adding a deck to the man's house.</text:p>
            <text:p/>
          </table:table-cell>
          <table:table-cell office:value-type="string" calcext:value-type="string">
            <text:p>['She', 'is', 'going', 'to', 'point', 'out', 'that', 'the', '$', '40,000', 'embezzled', 'was', 'a', 'relatively', 'small', 'sum', 'which', 'was', 'used', 'for', '(', 'what', 'she', 'feels', 'were', ')', 'silly', 'projects', 'such', 'as', 'adding', 'a', 'deck', 'to', 'the', 'man', "'s", 'house', '.']</text:p>
          </table:table-cell>
          <table:table-cell office:value-type="string" calcext:value-type="string">
            <text:p>['PRP', 'VBZ', 'VBG', 'TO', 'VB', 'RP', 'IN', 'DT', '$', 'CD', 'VBN', 'VBD', 'DT', 'RB', 'JJ', 'NN', 'WDT', 'VBD', 'VBN', 'IN', '(', 'WP', 'PRP', 'VBZ', 'VBD', ')', 'RB', 'NNS', 'JJ', 'IN', 'VBG', 'DT', 'NN', 'TO', 'DT', 'NN', 'POS',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44" calcext:value-type="float">
            <text:p>1044</text:p>
          </table:table-cell>
          <table:table-cell office:value-type="string" calcext:value-type="string">
            <text:p>She will call a number of character witnesses and argue that the man is really no threat to anyone.</text:p>
            <text:p/>
          </table:table-cell>
          <table:table-cell office:value-type="string" calcext:value-type="string">
            <text:p>['She', 'will', 'call', 'a', 'number', 'of', 'character', 'witnesses', 'and', 'argue', 'that', 'the', 'man', 'is', 'really', 'no', 'threat', 'to', 'anyone', '.']</text:p>
          </table:table-cell>
          <table:table-cell office:value-type="string" calcext:value-type="string">
            <text:p>['PRP', 'MD', 'VB', 'DT', 'NN', 'IN', 'NN', 'NNS', 'CC', 'NN', 'IN', 'DT', 'NN', 'VBZ', 'RB', 'DT', 'NN', 'TO',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45" calcext:value-type="float">
            <text:p>1045</text:p>
          </table:table-cell>
          <table:table-cell office:value-type="string" calcext:value-type="string">
            <text:p>The other attorney has the records from the bank, and he will ask bank employees to testify to the man's 20 previous clean years of employment.</text:p>
            <text:p/>
          </table:table-cell>
          <table:table-cell office:value-type="string" calcext:value-type="string">
            <text:p>['The', 'other', 'attorney', 'has', 'the', 'records', 'from', 'the', 'bank', ',', 'and', 'he', 'will', 'ask', 'bank', 'employees', 'to', 'testify', 'to', 'the', 'man', "'s", '20', 'previous', 'clean', 'years', 'of', 'employment', '.']</text:p>
          </table:table-cell>
          <table:table-cell office:value-type="string" calcext:value-type="string">
            <text:p>['DT', 'JJ', 'NN', 'VBZ', 'DT', 'NNS', 'IN', 'DT', 'NN', ',', 'CC', 'PRP', 'MD', 'VB', 'NN', 'NNS', 'TO', 'VB', 'TO', 'DT', 'NN', 'POS', 'CD', 'JJ', 'JJ', 'NNS',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46" calcext:value-type="float">
            <text:p>1046</text:p>
          </table:table-cell>
          <table:table-cell office:value-type="string" calcext:value-type="string">
            <text:p>The defendant now realizes what a foolish and devastating mistake he has made.</text:p>
            <text:p/>
          </table:table-cell>
          <table:table-cell office:value-type="string" calcext:value-type="string">
            <text:p>['The', 'defendant', 'now', 'realizes', 'what', 'a', 'foolish', 'and', 'devastating', 'mistake', 'he', 'has', 'made', '.']</text:p>
          </table:table-cell>
          <table:table-cell office:value-type="string" calcext:value-type="string">
            <text:p>['DT', 'NN', 'RB', 'VBZ', 'WP', 'DT', 'JJ', 'CC', 'VBG', 'NN', 'PRP', 'VBZ',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47" calcext:value-type="float">
            <text:p>1047</text:p>
          </table:table-cell>
          <table:table-cell office:value-type="string" calcext:value-type="string">
            <text:p>This looks like a U.N. meeting, say a discussion of human rights in El Salvador.</text:p>
            <text:p/>
          </table:table-cell>
          <table:table-cell office:value-type="string" calcext:value-type="string">
            <text:p>['This', 'looks', 'like', 'a', 'U.N.', 'meeting', ',', 'say', 'a', 'discussion', 'of', 'human', 'rights', 'in', 'El', 'Salvador', '.']</text:p>
          </table:table-cell>
          <table:table-cell office:value-type="string" calcext:value-type="string">
            <text:p>['DT', 'VBZ', 'IN', 'DT', 'NNP', 'NN', ',', 'VBP', 'DT', 'NN', 'IN', 'JJ', 'NNS', 'IN', 'NNP',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48" calcext:value-type="float">
            <text:p>1048</text:p>
          </table:table-cell>
          <table:table-cell office:value-type="string" calcext:value-type="string">
            <text:p>The woman is trying to prove she's as serious and experienced as the guys.</text:p>
            <text:p/>
          </table:table-cell>
          <table:table-cell office:value-type="string" calcext:value-type="string">
            <text:p>['The', 'woman', 'is', 'trying', 'to', 'prove', 'she', "'s", 'as', 'serious', 'and', 'experienced', 'as', 'the', 'guys', '.']</text:p>
          </table:table-cell>
          <table:table-cell office:value-type="string" calcext:value-type="string">
            <text:p>['DT', 'NN', 'VBZ', 'VBG', 'TO', 'VB', 'PRP', 'VBZ', 'RB', 'JJ', 'CC', 'VBD', 'IN', 'DT', 'NNS',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049" calcext:value-type="float">
            <text:p>1049</text:p>
          </table:table-cell>
          <table:table-cell office:value-type="string" calcext:value-type="string">
            <text:p>(She's not only female but she's younger.)</text:p>
            <text:p/>
          </table:table-cell>
          <table:table-cell office:value-type="string" calcext:value-type="string">
            <text:p>['(', 'She', "'s", 'not', 'only', 'female', 'but', 'she', "'s", 'younger', '.', ')']</text:p>
          </table:table-cell>
          <table:table-cell office:value-type="string" calcext:value-type="string">
            <text:p>['(', 'PRP', 'VBZ', 'RB', 'RB', 'JJ', 'CC', 'PRP', 'VBZ', 'JJR', '.',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1050" calcext:value-type="float">
            <text:p>1050</text:p>
          </table:table-cell>
          <table:table-cell table:style-name="ce3" office:value-type="string" calcext:value-type="string">
            <text:p>Their views will prevail but she will get credit for being an up and coming diplomat--great future--well argued points.</text:p>
            <text:p/>
          </table:table-cell>
          <table:table-cell table:style-name="ce3" office:value-type="string" calcext:value-type="string">
            <text:p>['Their', 'views', 'will', 'prevail', 'but', 'she', 'will', 'get', 'credit', 'for', 'being', 'an', 'up', 'and', 'coming', 'diplomat', '--', 'great', 'future', '--', 'well', 'argued', 'points', '.']</text:p>
          </table:table-cell>
          <table:table-cell table:style-name="ce3" office:value-type="string" calcext:value-type="string">
            <text:p>['PRP$', 'NNS', 'MD', 'VB', 'CC', 'PRP', 'MD', 'VB', 'NN', 'IN', 'VBG', 'DT', 'RB', 'CC', 'JJ', 'NN', ':', 'JJ', 'NN', ':', 'RB', 'IN', 'NNS', '.']</text:p>
          </table:table-cell>
          <table:table-cell table:style-name="ce4" office:value-type="string" calcext:value-type="string">
            <text:p>Removed</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table:style-name="ce3" office:value-type="float" office:value="1051" calcext:value-type="float">
            <text:p>1051</text:p>
          </table:table-cell>
          <table:table-cell table:style-name="ce3" office:value-type="string" calcext:value-type="string">
            <text:p>Unfortunately she's American--has to argue that El Salvador gov't.</text:p>
            <text:p/>
          </table:table-cell>
          <table:table-cell table:style-name="ce3" office:value-type="string" calcext:value-type="string">
            <text:p>['Unfortunately', 'she', "'s", 'American', '--', 'has', 'to', 'argue', 'that', 'El', 'Salvador', "gov't", '.']</text:p>
          </table:table-cell>
          <table:table-cell table:style-name="ce3" office:value-type="string" calcext:value-type="string">
            <text:p>['RB', 'PRP', 'VBZ', 'JJ', ':', 'VBZ', 'TO', 'VB', 'IN', 'NNP', 'NNP',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52" calcext:value-type="float">
            <text:p>1052</text:p>
          </table:table-cell>
          <table:table-cell office:value-type="string" calcext:value-type="string">
            <text:p>is terrific even though she knows about all the cover-ups like the murder of the priests.</text:p>
            <text:p/>
          </table:table-cell>
          <table:table-cell office:value-type="string" calcext:value-type="string">
            <text:p>['is', 'terrific', 'even', 'though', 'she', 'knows', 'about', 'all', 'the', 'cover-ups', 'like', 'the', 'murder', 'of', 'the', 'priests', '.']</text:p>
          </table:table-cell>
          <table:table-cell office:value-type="string" calcext:value-type="string">
            <text:p>['VBZ', 'JJ', 'RB', 'IN', 'PRP', 'VBZ', 'IN', 'PDT', 'DT', 'NNS', 'IN', 'DT', 'NN', 'IN', 'DT', 'NNS',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53" calcext:value-type="float">
            <text:p>1053</text:p>
          </table:table-cell>
          <table:table-cell office:value-type="string" calcext:value-type="string">
            <text:p>She rationalizes this because she's a careerist.</text:p>
            <text:p/>
          </table:table-cell>
          <table:table-cell office:value-type="string" calcext:value-type="string">
            <text:p>['She', 'rationalizes', 'this', 'because', 'she', "'s", 'a', 'careerist', '.']</text:p>
          </table:table-cell>
          <table:table-cell office:value-type="string" calcext:value-type="string">
            <text:p>['PRP', 'VBZ', 'DT', 'IN', 'PRP',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54" calcext:value-type="float">
            <text:p>1054</text:p>
          </table:table-cell>
          <table:table-cell office:value-type="string" calcext:value-type="string">
            <text:p>A Jeanne Fitzpatrick in the making.</text:p>
            <text:p/>
          </table:table-cell>
          <table:table-cell office:value-type="string" calcext:value-type="string">
            <text:p>['A', 'Jeanne', 'Fitzpatrick', 'in', 'the', 'making', '.']</text:p>
          </table:table-cell>
          <table:table-cell office:value-type="string" calcext:value-type="string">
            <text:p>['DT', 'NNP', 'NNP',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55" calcext:value-type="float">
            <text:p>1055</text:p>
          </table:table-cell>
          <table:table-cell office:value-type="string" calcext:value-type="string">
            <text:p>These people are at a government hearing.</text:p>
            <text:p/>
          </table:table-cell>
          <table:table-cell office:value-type="string" calcext:value-type="string">
            <text:p>['These', 'people', 'are', 'at', 'a', 'government', 'hearing', '.']</text:p>
          </table:table-cell>
          <table:table-cell office:value-type="string" calcext:value-type="string">
            <text:p>['DT', 'NNS', 'VBP', 'IN',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56" calcext:value-type="float">
            <text:p>1056</text:p>
          </table:table-cell>
          <table:table-cell office:value-type="string" calcext:value-type="string">
            <text:p>They are the people conducting the hearing.</text:p>
            <text:p/>
          </table:table-cell>
          <table:table-cell office:value-type="string" calcext:value-type="string">
            <text:p>['They', 'are', 'the', 'people', 'conducting', 'the', 'hearing', '.']</text:p>
          </table:table-cell>
          <table:table-cell office:value-type="string" calcext:value-type="string">
            <text:p>['PRP', 'VBP', 'DT', 'NNS', 'VBG',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57" calcext:value-type="float">
            <text:p>1057</text:p>
          </table:table-cell>
          <table:table-cell office:value-type="string" calcext:value-type="string">
            <text:p>One of the witnesses has just said something that brought a strong response from the man on the right side of the picture.</text:p>
            <text:p/>
          </table:table-cell>
          <table:table-cell office:value-type="string" calcext:value-type="string">
            <text:p>['One', 'of', 'the', 'witnesses', 'has', 'just', 'said', 'something', 'that', 'brought', 'a', 'strong', 'response', 'from', 'the', 'man', 'on', 'the', 'right', 'side', 'of', 'the', 'picture', '.']</text:p>
          </table:table-cell>
          <table:table-cell office:value-type="string" calcext:value-type="string">
            <text:p>['CD', 'IN', 'DT', 'NNS', 'VBZ', 'RB', 'VBD', 'NN', 'WDT', 'VBD', 'DT', 'JJ', 'NN', 'IN', 'DT', 'NN', 'IN', 'DT', 'JJ', 'NN', 'IN',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58" calcext:value-type="float">
            <text:p>1058</text:p>
          </table:table-cell>
          <table:table-cell office:value-type="string" calcext:value-type="string">
            <text:p>His statement is received with serious attention by the others at the table.</text:p>
            <text:p/>
          </table:table-cell>
          <table:table-cell office:value-type="string" calcext:value-type="string">
            <text:p>['His', 'statement', 'is', 'received', 'with', 'serious', 'attention', 'by', 'the', 'others', 'at', 'the', 'table', '.']</text:p>
          </table:table-cell>
          <table:table-cell office:value-type="string" calcext:value-type="string">
            <text:p>['PRP$', 'NN', 'VBZ', 'VBN', 'IN', 'JJ', 'NN', 'IN', 'DT', 'NNS', 'IN',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59" calcext:value-type="float">
            <text:p>1059</text:p>
          </table:table-cell>
          <table:table-cell office:value-type="string" calcext:value-type="string">
            <text:p>The woman seems to be chairman--she is getting ready to support and add to the statement being put forth.</text:p>
            <text:p/>
          </table:table-cell>
          <table:table-cell office:value-type="string" calcext:value-type="string">
            <text:p>['The', 'woman', 'seems', 'to', 'be', 'chairman', '--', 'she', 'is', 'getting', 'ready', 'to', 'support', 'and', 'add', 'to', 'the', 'statement', 'being', 'put', 'forth', '.']</text:p>
          </table:table-cell>
          <table:table-cell office:value-type="string" calcext:value-type="string">
            <text:p>['DT', 'NN', 'VBZ', 'TO', 'VB', 'NN', ':', 'PRP', 'VBZ', 'VBG', 'JJ', 'TO', 'VB', 'CC', 'VB', 'TO', 'DT', 'NN', 'VBG', 'VBN',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60" calcext:value-type="float">
            <text:p>1060</text:p>
          </table:table-cell>
          <table:table-cell office:value-type="string" calcext:value-type="string">
            <text:p>This is a high-powered board or committee meeting, perhaps even governmental.</text:p>
            <text:p/>
          </table:table-cell>
          <table:table-cell office:value-type="string" calcext:value-type="string">
            <text:p>['This', 'is', 'a', 'high-powered', 'board', 'or', 'committee', 'meeting', ',', 'perhaps', 'even', 'governmental', '.']</text:p>
          </table:table-cell>
          <table:table-cell office:value-type="string" calcext:value-type="string">
            <text:p>['DT', 'VBZ', 'DT', 'JJ', 'NN', 'CC', 'NN', 'NN', ',', 'RB', 'RB',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61" calcext:value-type="float">
            <text:p>1061</text:p>
          </table:table-cell>
          <table:table-cell office:value-type="string" calcext:value-type="string">
            <text:p>The woman is very bright and professionally competent, but her opinions are being ignored by the men (in the vast majority) at the meeting.</text:p>
            <text:p/>
          </table:table-cell>
          <table:table-cell office:value-type="string" calcext:value-type="string">
            <text:p>['The', 'woman', 'is', 'very', 'bright', 'and', 'professionally', 'competent', ',', 'but', 'her', 'opinions', 'are', 'being', 'ignored', 'by', 'the', 'men', '(', 'in', 'the', 'vast', 'majority', ')', 'at', 'the', 'meeting', '.']</text:p>
          </table:table-cell>
          <table:table-cell office:value-type="string" calcext:value-type="string">
            <text:p>['DT', 'NN', 'VBZ', 'RB', 'JJ', 'CC', 'RB', 'JJ', ',', 'CC', 'PRP$', 'NNS', 'VBP', 'VBG', 'VBN', 'IN', 'DT', 'NNS', '(', 'IN', 'DT', 'JJ', 'NN', ')', 'IN', 'DT',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table:style-name="ce3" office:value-type="float" office:value="1062" calcext:value-type="float">
            <text:p>1062</text:p>
          </table:table-cell>
          <table:table-cell table:style-name="ce3" office:value-type="string" calcext:value-type="string">
            <text:p>Her expression reveals how annoyed she is.</text:p>
            <text:p/>
          </table:table-cell>
          <table:table-cell table:style-name="ce3" office:value-type="string" calcext:value-type="string">
            <text:p>['Her', 'expression', 'reveals', 'how', 'annoyed', 'she', 'is', '.']</text:p>
          </table:table-cell>
          <table:table-cell table:style-name="ce3" office:value-type="string" calcext:value-type="string">
            <text:p>['PRP$', 'NN', 'VBZ', 'WRB', 'JJ', 'PRP', 'VBZ',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63" calcext:value-type="float">
            <text:p>1063</text:p>
          </table:table-cell>
          <table:table-cell office:value-type="string" calcext:value-type="string">
            <text:p>But the men will not change.</text:p>
            <text:p/>
          </table:table-cell>
          <table:table-cell office:value-type="string" calcext:value-type="string">
            <text:p>['But', 'the', 'men', 'will', 'not', 'change', '.']</text:p>
          </table:table-cell>
          <table:table-cell office:value-type="string" calcext:value-type="string">
            <text:p>['CC', 'DT', 'NNS', 'MD', 'RB', 'V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64" calcext:value-type="float">
            <text:p>1064</text:p>
          </table:table-cell>
          <table:table-cell office:value-type="string" calcext:value-type="string">
            <text:p>This is a meeting of a political group-representatives from different countries in some kind of international social organization discussing policy.</text:p>
            <text:p/>
          </table:table-cell>
          <table:table-cell office:value-type="string" calcext:value-type="string">
            <text:p>['This', 'is', 'a', 'meeting', 'of', 'a', 'political', 'group-representatives', 'from', 'different', 'countries', 'in', 'some', 'kind', 'of', 'international', 'social', 'organization', 'discussing', 'policy', '.']</text:p>
          </table:table-cell>
          <table:table-cell office:value-type="string" calcext:value-type="string">
            <text:p>['DT', 'VBZ', 'DT', 'NN', 'IN', 'DT', 'JJ', 'NNS', 'IN', 'JJ', 'NNS', 'IN', 'DT', 'NN', 'IN', 'JJ', 'JJ', 'NN',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65" calcext:value-type="float">
            <text:p>1065</text:p>
          </table:table-cell>
          <table:table-cell office:value-type="string" calcext:value-type="string">
            <text:p>There are quite a lot of other people in the room, but the woman here is the only woman present.</text:p>
            <text:p/>
          </table:table-cell>
          <table:table-cell office:value-type="string" calcext:value-type="string">
            <text:p>['There', 'are', 'quite', 'a', 'lot', 'of', 'other', 'people', 'in', 'the', 'room', ',', 'but', 'the', 'woman', 'here', 'is', 'the', 'only', 'woman', 'present', '.']</text:p>
          </table:table-cell>
          <table:table-cell office:value-type="string" calcext:value-type="string">
            <text:p>['EX', 'VBP', 'RB', 'DT', 'NN', 'IN', 'JJ', 'NNS', 'IN', 'DT', 'NN', ',', 'CC', 'DT', 'NN', 'RB', 'VBZ', 'DT', 'JJ',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66" calcext:value-type="float">
            <text:p>1066</text:p>
          </table:table-cell>
          <table:table-cell office:value-type="string" calcext:value-type="string">
            <text:p>This fact alone makes her stand out.</text:p>
            <text:p/>
          </table:table-cell>
          <table:table-cell office:value-type="string" calcext:value-type="string">
            <text:p>['This', 'fact', 'alone', 'makes', 'her', 'stand', 'out', '.']</text:p>
          </table:table-cell>
          <table:table-cell office:value-type="string" calcext:value-type="string">
            <text:p>['DT', 'NN', 'RB', 'VBZ', 'PRP', 'VB', '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67" calcext:value-type="float">
            <text:p>1067</text:p>
          </table:table-cell>
          <table:table-cell office:value-type="string" calcext:value-type="string">
            <text:p>The three people here came to the meeting with three different ideas.</text:p>
            <text:p/>
          </table:table-cell>
          <table:table-cell office:value-type="string" calcext:value-type="string">
            <text:p>['The', 'three', 'people', 'here', 'came', 'to', 'the', 'meeting', 'with', 'three', 'different', 'ideas', '.']</text:p>
          </table:table-cell>
          <table:table-cell office:value-type="string" calcext:value-type="string">
            <text:p>['DT', 'CD', 'NNS', 'RB', 'VBD', 'TO', 'DT', 'NN', 'IN', 'CD',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68" calcext:value-type="float">
            <text:p>1068</text:p>
          </table:table-cell>
          <table:table-cell office:value-type="string" calcext:value-type="string">
            <text:p>So far, neither the woman nor the man on her right (the younger man) has had a chance to speak.</text:p>
            <text:p/>
          </table:table-cell>
          <table:table-cell office:value-type="string" calcext:value-type="string">
            <text:p>['So', 'far', ',', 'neither', 'the', 'woman', 'nor', 'the', 'man', 'on', 'her', 'right', '(', 'the', 'younger', 'man', ')', 'has', 'had', 'a', 'chance', 'to', 'speak', '.']</text:p>
          </table:table-cell>
          <table:table-cell office:value-type="string" calcext:value-type="string">
            <text:p>['RB', 'RB', ',', 'CC', 'DT', 'NN', 'CC', 'DT', 'NN', 'IN', 'PRP$', 'NN', '(', 'DT', 'JJR', 'NN', ')', 'VBZ', 'VBN', 'DT', 'NN', 'TO',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69" calcext:value-type="float">
            <text:p>1069</text:p>
          </table:table-cell>
          <table:table-cell office:value-type="string" calcext:value-type="string">
            <text:p>The man is listening intently to the other man, the one who is speaking, because he disagrees with him.</text:p>
            <text:p/>
          </table:table-cell>
          <table:table-cell office:value-type="string" calcext:value-type="string">
            <text:p>['The', 'man', 'is', 'listening', 'intently', 'to', 'the', 'other', 'man', ',', 'the', 'one', 'who', 'is', 'speaking', ',', 'because', 'he', 'disagrees', 'with', 'him', '.']</text:p>
          </table:table-cell>
          <table:table-cell office:value-type="string" calcext:value-type="string">
            <text:p>['DT', 'NN', 'VBZ', 'VBG', 'RB', 'TO', 'DT', 'JJ', 'NN', ',', 'DT', 'NN', 'WP', 'VBZ', 'VBG', ',', 'IN', 'PRP', 'VBZ',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70" calcext:value-type="float">
            <text:p>1070</text:p>
          </table:table-cell>
          <table:table-cell office:value-type="string" calcext:value-type="string">
            <text:p>That is only natural, since the one who is speaking is taking a very violent position on something to do with a central issue--population control, abortion, famine.</text:p>
            <text:p/>
          </table:table-cell>
          <table:table-cell office:value-type="string" calcext:value-type="string">
            <text:p>['That', 'is', 'only', 'natural', ',', 'since', 'the', 'one', 'who', 'is', 'speaking', 'is', 'taking', 'a', 'very', 'violent', 'position', 'on', 'something', 'to', 'do', 'with', 'a', 'central', 'issue', '--', 'population', 'control', ',', 'abortion', ',', 'famine', '.']</text:p>
          </table:table-cell>
          <table:table-cell office:value-type="string" calcext:value-type="string">
            <text:p>['DT', 'VBZ', 'RB', 'JJ', ',', 'IN', 'DT', 'NN', 'WP', 'VBZ', 'VBG', 'VBZ', 'VBG', 'DT', 'RB', 'JJ', 'NN', 'IN', 'NN', 'TO', 'VB', 'IN', 'DT', 'JJ', 'NN', ':', 'NN', 'NN', ',', 'NN', ',',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71" calcext:value-type="float">
            <text:p>1071</text:p>
          </table:table-cell>
          <table:table-cell office:value-type="string" calcext:value-type="string">
            <text:p>After he finishes there will be a general hue and cry, all within the bounds of politeness, however, and the younger man will speak out strongly against the first speaker's positions.</text:p>
            <text:p/>
          </table:table-cell>
          <table:table-cell office:value-type="string" calcext:value-type="string">
            <text:p>['After', 'he', 'finishes', 'there', 'will', 'be', 'a', 'general', 'hue', 'and', 'cry', ',', 'all', 'within', 'the', 'bounds', 'of', 'politeness', ',', 'however', ',', 'and', 'the', 'younger', 'man', 'will', 'speak', 'out', 'strongly', 'against', 'the', 'first', 'speaker', "'s", 'positions', '.']</text:p>
          </table:table-cell>
          <table:table-cell office:value-type="string" calcext:value-type="string">
            <text:p>['IN', 'PRP', 'VBZ', 'EX', 'MD', 'VB', 'DT', 'JJ', 'NN', 'CC', 'NN', ',', 'DT', 'IN', 'DT', 'NNS', 'IN', 'NN', ',', 'RB', ',', 'CC', 'DT', 'JJR', 'NN', 'MD', 'VB', 'RP', 'RB', 'IN', 'DT', 'JJ', 'NN', 'POS', 'NNS',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72" calcext:value-type="float">
            <text:p>1072</text:p>
          </table:table-cell>
          <table:table-cell office:value-type="string" calcext:value-type="string">
            <text:p>Before the meeting is over the woman will have read a prepared speech which will be very well received and which all the newspapers will quote tomorrow.</text:p>
            <text:p/>
          </table:table-cell>
          <table:table-cell office:value-type="string" calcext:value-type="string">
            <text:p>['Before', 'the', 'meeting', 'is', 'over', 'the', 'woman', 'will', 'have', 'read', 'a', 'prepared', 'speech', 'which', 'will', 'be', 'very', 'well', 'received', 'and', 'which', 'all', 'the', 'newspapers', 'will', 'quote', 'tomorrow', '.']</text:p>
          </table:table-cell>
          <table:table-cell office:value-type="string" calcext:value-type="string">
            <text:p>['IN', 'DT', 'NN', 'VBZ', 'IN', 'DT', 'NN', 'MD', 'VB', 'VBN', 'DT', 'JJ', 'NN', 'WDT', 'MD', 'VB', 'RB', 'RB', 'VBN', 'CC', 'WDT', 'PDT', 'DT', 'NNS', 'MD', 'VB', 'NN',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073" calcext:value-type="float">
            <text:p>1073</text:p>
          </table:table-cell>
          <table:table-cell office:value-type="string" calcext:value-type="string">
            <text:p>She will be seen on all the television news reports as well.</text:p>
            <text:p/>
          </table:table-cell>
          <table:table-cell office:value-type="string" calcext:value-type="string">
            <text:p>['She', 'will', 'be', 'seen', 'on', 'all', 'the', 'television', 'news', 'reports', 'as', 'well', '.']</text:p>
          </table:table-cell>
          <table:table-cell office:value-type="string" calcext:value-type="string">
            <text:p>['PRP', 'MD', 'VB', 'VBN', 'IN', 'PDT', 'DT', 'NN', 'NN', 'NNS', 'IN', 'RB',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74" calcext:value-type="float">
            <text:p>1074</text:p>
          </table:table-cell>
          <table:table-cell office:value-type="string" calcext:value-type="string">
            <text:p>As usual, the committee will have made very little progress in its deliberations.</text:p>
            <text:p/>
          </table:table-cell>
          <table:table-cell office:value-type="string" calcext:value-type="string">
            <text:p>['As', 'usual', ',', 'the', 'committee', 'will', 'have', 'made', 'very', 'little', 'progress', 'in', 'its', 'deliberations', '.']</text:p>
          </table:table-cell>
          <table:table-cell office:value-type="string" calcext:value-type="string">
            <text:p>['IN', 'JJ', ',', 'DT', 'NN', 'MD', 'VB', 'VBN', 'RB', 'JJ', 'NN', 'IN', 'PRP$',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75" calcext:value-type="float">
            <text:p>1075</text:p>
          </table:table-cell>
          <table:table-cell office:value-type="string" calcext:value-type="string">
            <text:p>The Soviet Union is splitting apart.</text:p>
            <text:p/>
          </table:table-cell>
          <table:table-cell office:value-type="string" calcext:value-type="string">
            <text:p>['The', 'Soviet', 'Union', 'is', 'splitting', 'apart', '.']</text:p>
          </table:table-cell>
          <table:table-cell office:value-type="string" calcext:value-type="string">
            <text:p>['DT', 'NNP', 'NNP', 'VBZ', 'VBG',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76" calcext:value-type="float">
            <text:p>1076</text:p>
          </table:table-cell>
          <table:table-cell office:value-type="string" calcext:value-type="string">
            <text:p>Despite all the diplomatic and economic measures and military threat, the Baltic States have persisted in their claim for independence.</text:p>
            <text:p/>
          </table:table-cell>
          <table:table-cell office:value-type="string" calcext:value-type="string">
            <text:p>['Despite', 'all', 'the', 'diplomatic', 'and', 'economic', 'measures', 'and', 'military', 'threat', ',', 'the', 'Baltic', 'States', 'have', 'persisted', 'in', 'their', 'claim', 'for', 'independence', '.']</text:p>
          </table:table-cell>
          <table:table-cell office:value-type="string" calcext:value-type="string">
            <text:p>['IN', 'PDT', 'DT', 'JJ', 'CC', 'JJ', 'NNS', 'CC', 'JJ', 'NN', ',', 'DT', 'NNP', 'NNPS', 'VBP', 'VBN', 'IN', 'PRP$', 'NN', 'IN',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77" calcext:value-type="float">
            <text:p>1077</text:p>
          </table:table-cell>
          <table:table-cell office:value-type="string" calcext:value-type="string">
            <text:p>At least, the Kremlin agrees to come to the conference table to negotiate independence.</text:p>
            <text:p/>
          </table:table-cell>
          <table:table-cell office:value-type="string" calcext:value-type="string">
            <text:p>['At', 'least', ',', 'the', 'Kremlin', 'agrees', 'to', 'come', 'to', 'the', 'conference', 'table', 'to', 'negotiate', 'independence', '.']</text:p>
          </table:table-cell>
          <table:table-cell office:value-type="string" calcext:value-type="string">
            <text:p>['IN', 'JJS', ',', 'DT', 'NNP', 'VBZ', 'TO', 'VB', 'TO', 'DT', 'NN', 'NN', 'TO', 'VB',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78" calcext:value-type="float">
            <text:p>1078</text:p>
          </table:table-cell>
          <table:table-cell office:value-type="string" calcext:value-type="string">
            <text:p>These three are negotiators on the Soviet side.</text:p>
            <text:p/>
          </table:table-cell>
          <table:table-cell office:value-type="string" calcext:value-type="string">
            <text:p>['These', 'three', 'are', 'negotiators', 'on', 'the', 'Soviet', 'side', '.']</text:p>
          </table:table-cell>
          <table:table-cell office:value-type="string" calcext:value-type="string">
            <text:p>['DT', 'CD', 'VBP', 'NNS',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79" calcext:value-type="float">
            <text:p>1079</text:p>
          </table:table-cell>
          <table:table-cell office:value-type="string" calcext:value-type="string">
            <text:p>The bald fellow is the spokesman.</text:p>
            <text:p/>
          </table:table-cell>
          <table:table-cell office:value-type="string" calcext:value-type="string">
            <text:p>['The', 'bald', 'fellow', 'is', 'the', 'spokesman', '.']</text:p>
          </table:table-cell>
          <table:table-cell office:value-type="string" calcext:value-type="string">
            <text:p>['DT', 'NN', 'NN',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80" calcext:value-type="float">
            <text:p>1080</text:p>
          </table:table-cell>
          <table:table-cell office:value-type="string" calcext:value-type="string">
            <text:p>The woman says little, but she is reporting back to the foreign ministry on the state of the negotiations.</text:p>
            <text:p/>
          </table:table-cell>
          <table:table-cell office:value-type="string" calcext:value-type="string">
            <text:p>['The', 'woman', 'says', 'little', ',', 'but', 'she', 'is', 'reporting', 'back', 'to', 'the', 'foreign', 'ministry', 'on', 'the', 'state', 'of', 'the', 'negotiations', '.']</text:p>
          </table:table-cell>
          <table:table-cell office:value-type="string" calcext:value-type="string">
            <text:p>['DT', 'NN', 'VBZ', 'JJ', ',', 'CC', 'PRP', 'VBZ', 'VBG', 'RB', 'TO', 'DT', 'JJ', 'NN', 'IN', 'DT', 'NN', 'IN', 'DT',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81" calcext:value-type="float">
            <text:p>1081</text:p>
          </table:table-cell>
          <table:table-cell office:value-type="string" calcext:value-type="string">
            <text:p>The third person is an interpreter.</text:p>
            <text:p/>
          </table:table-cell>
          <table:table-cell office:value-type="string" calcext:value-type="string">
            <text:p>['The', 'third', 'person', 'is', 'an', 'interpreter', '.']</text:p>
          </table:table-cell>
          <table:table-cell office:value-type="string" calcext:value-type="string">
            <text:p>['DT', 'JJ', 'NN',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82" calcext:value-type="float">
            <text:p>1082</text:p>
          </table:table-cell>
          <table:table-cell office:value-type="string" calcext:value-type="string">
            <text:p>They all know that the conference will end in independence for the Baltic States, but they all three know that they must appear to resist so that the military back home will believe they have stood up for union principles.</text:p>
            <text:p/>
          </table:table-cell>
          <table:table-cell office:value-type="string" calcext:value-type="string">
            <text:p>['They', 'all', 'know', 'that', 'the', 'conference', 'will', 'end', 'in', 'independence', 'for', 'the', 'Baltic', 'States', ',', 'but', 'they', 'all', 'three', 'know', 'that', 'they', 'must', 'appear', 'to', 'resist', 'so', 'that', 'the', 'military', 'back', 'home', 'will', 'believe', 'they', 'have', 'stood', 'up', 'for', 'union', 'principles', '.']</text:p>
          </table:table-cell>
          <table:table-cell office:value-type="string" calcext:value-type="string">
            <text:p>['PRP', 'DT', 'VBP', 'IN', 'DT', 'NN', 'MD', 'VB', 'IN', 'NN', 'IN', 'DT', 'NNP', 'NNPS', ',', 'CC', 'PRP', 'DT', 'CD', 'VBP', 'IN', 'PRP', 'MD', 'VB', 'TO', 'VB', 'RB', 'IN', 'DT', 'JJ', 'NN', 'NN', 'MD', 'VB', 'PRP', 'VBP', 'VBN', 'RP', 'IN', 'NN', 'NNS',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83" calcext:value-type="float">
            <text:p>1083</text:p>
          </table:table-cell>
          <table:table-cell office:value-type="string" calcext:value-type="string">
            <text:p>The bald guy makes a threatening as the woman watches grimly to make sure that the proper threat is conveyed.</text:p>
            <text:p/>
          </table:table-cell>
          <table:table-cell office:value-type="string" calcext:value-type="string">
            <text:p>['The', 'bald', 'guy', 'makes', 'a', 'threatening', 'as', 'the', 'woman', 'watches', 'grimly', 'to', 'make', 'sure', 'that', 'the', 'proper', 'threat', 'is', 'conveyed', '.']</text:p>
          </table:table-cell>
          <table:table-cell office:value-type="string" calcext:value-type="string">
            <text:p>['DT', 'NN', 'NN', 'VBZ', 'DT', 'NN', 'IN', 'DT', 'NN', 'VBZ', 'RB', 'TO', 'VB', 'JJ', 'IN', 'DT', 'JJ', 'NN', 'VBZ', 'VB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84" calcext:value-type="float">
            <text:p>1084</text:p>
          </table:table-cell>
          <table:table-cell office:value-type="string" calcext:value-type="string">
            <text:p>They are all three tense because they know they are acting out false positions.</text:p>
            <text:p/>
          </table:table-cell>
          <table:table-cell office:value-type="string" calcext:value-type="string">
            <text:p>['They', 'are', 'all', 'three', 'tense', 'because', 'they', 'know', 'they', 'are', 'acting', 'out', 'false', 'positions', '.']</text:p>
          </table:table-cell>
          <table:table-cell office:value-type="string" calcext:value-type="string">
            <text:p>['PRP', 'VBP', 'DT', 'CD', 'NNS', 'IN', 'PRP', 'VBP', 'PRP', 'VBP', 'VBG', 'RP', 'JJ',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085" calcext:value-type="float">
            <text:p>1085</text:p>
          </table:table-cell>
          <table:table-cell office:value-type="string" calcext:value-type="string">
            <text:p>A banker (S&amp;L) is testifying in front of a senate committee with his two lawyers.</text:p>
            <text:p/>
          </table:table-cell>
          <table:table-cell office:value-type="string" calcext:value-type="string">
            <text:p>['A', 'banker', '(', 'S', '&amp;', 'L', ')', 'is', 'testifying', 'in', 'front', 'of', 'a', 'senate', 'committee', 'with', 'his', 'two', 'lawyers', '.']</text:p>
          </table:table-cell>
          <table:table-cell office:value-type="string" calcext:value-type="string">
            <text:p>['DT', 'NN', '(', 'NNP', 'CC', 'NNP', ')', 'VBZ', 'VBG', 'IN', 'NN', 'IN', 'DT', 'JJ', 'NN', 'IN', 'PRP$', 'CD',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1086" calcext:value-type="float">
            <text:p>1086</text:p>
          </table:table-cell>
          <table:table-cell table:style-name="ce3" office:value-type="string" calcext:value-type="string">
            <text:p>His bank has had numerous fraudulent transactions uncovered so he is worried and so are his lawyers.</text:p>
            <text:p/>
          </table:table-cell>
          <table:table-cell table:style-name="ce3" office:value-type="string" calcext:value-type="string">
            <text:p>['His', 'bank', 'has', 'had', 'numerous', 'fraudulent', 'transactions', 'uncovered', 'so', 'he', 'is', 'worried', 'and', 'so', 'are', 'his', 'lawyers', '.']</text:p>
          </table:table-cell>
          <table:table-cell table:style-name="ce3" office:value-type="string" calcext:value-type="string">
            <text:p>['PRP$', 'NN', 'VBZ', 'VBN', 'JJ', 'JJ', 'NNS', 'VBD', 'RB', 'PRP', 'VBZ', 'JJ', 'CC', 'RB', 'VBP', 'PRP$', 'NNS',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3" office:value-type="float" office:value="1087" calcext:value-type="float">
            <text:p>1087</text:p>
          </table:table-cell>
          <table:table-cell table:style-name="ce3" office:value-type="string" calcext:value-type="string">
            <text:p>Eventually he is convicted and sent to prison.</text:p>
            <text:p/>
          </table:table-cell>
          <table:table-cell table:style-name="ce3" office:value-type="string" calcext:value-type="string">
            <text:p>['Eventually', 'he', 'is', 'convicted', 'and', 'sent', 'to', 'prison', '.']</text:p>
          </table:table-cell>
          <table:table-cell table:style-name="ce3" office:value-type="string" calcext:value-type="string">
            <text:p>['RB', 'PRP', 'VBZ', 'VBN', 'CC', 'VBN', 'TO',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88" calcext:value-type="float">
            <text:p>1088</text:p>
          </table:table-cell>
          <table:table-cell office:value-type="string" calcext:value-type="string">
            <text:p>This is a happy story about a husband and wife who have learned to share the work involved in running their household.</text:p>
            <text:p/>
          </table:table-cell>
          <table:table-cell office:value-type="string" calcext:value-type="string">
            <text:p>['This', 'is', 'a', 'happy', 'story', 'about', 'a', 'husband', 'and', 'wife', 'who', 'have', 'learned', 'to', 'share', 'the', 'work', 'involved', 'in', 'running', 'their', 'household', '.']</text:p>
          </table:table-cell>
          <table:table-cell office:value-type="string" calcext:value-type="string">
            <text:p>['DT', 'VBZ', 'DT', 'JJ', 'NN', 'IN', 'DT', 'NN', 'CC', 'NN', 'WP', 'VBP', 'VBN', 'TO', 'NN', 'DT', 'NN', 'VBN', 'IN', 'VBG', 'PRP$',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89" calcext:value-type="float">
            <text:p>1089</text:p>
          </table:table-cell>
          <table:table-cell office:value-type="string" calcext:value-type="string">
            <text:p>Both were fortunate to have been allowed an unusual amount of independence as teenagers.</text:p>
            <text:p/>
          </table:table-cell>
          <table:table-cell office:value-type="string" calcext:value-type="string">
            <text:p>['Both', 'were', 'fortunate', 'to', 'have', 'been', 'allowed', 'an', 'unusual', 'amount', 'of', 'independence', 'as', 'teenagers', '.']</text:p>
          </table:table-cell>
          <table:table-cell office:value-type="string" calcext:value-type="string">
            <text:p>['DT', 'VBD', 'NN', 'TO', 'VB', 'VBN', 'VBN', 'DT', 'JJ', 'NN', 'IN', 'NN', 'I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90" calcext:value-type="float">
            <text:p>1090</text:p>
          </table:table-cell>
          <table:table-cell office:value-type="string" calcext:value-type="string">
            <text:p>Their parents let them make decisions, and in fact trusted them, to a great extent, to run their own lives.</text:p>
            <text:p/>
          </table:table-cell>
          <table:table-cell office:value-type="string" calcext:value-type="string">
            <text:p>['Their', 'parents', 'let', 'them', 'make', 'decisions', ',', 'and', 'in', 'fact', 'trusted', 'them', ',', 'to', 'a', 'great', 'extent', ',', 'to', 'run', 'their', 'own', 'lives', '.']</text:p>
          </table:table-cell>
          <table:table-cell office:value-type="string" calcext:value-type="string">
            <text:p>['PRP$', 'NNS', 'VB', 'PRP', 'VB', 'NNS', ',', 'CC', 'IN', 'NN', 'VBD', 'PRP', ',', 'TO', 'DT', 'JJ', 'NN', ',', 'TO', 'VB', 'PRP$',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91" calcext:value-type="float">
            <text:p>1091</text:p>
          </table:table-cell>
          <table:table-cell office:value-type="string" calcext:value-type="string">
            <text:p>Of course, that was partly because each of these people had quite a strong, optimistic and responsible nature to begin with.</text:p>
            <text:p/>
          </table:table-cell>
          <table:table-cell office:value-type="string" calcext:value-type="string">
            <text:p>['Of', 'course', ',', 'that', 'was', 'partly', 'because', 'each', 'of', 'these', 'people', 'had', 'quite', 'a', 'strong', ',', 'optimistic', 'and', 'responsible', 'nature', 'to', 'begin', 'with', '.']</text:p>
          </table:table-cell>
          <table:table-cell office:value-type="string" calcext:value-type="string">
            <text:p>['IN', 'NN', ',', 'WDT', 'VBD', 'RB', 'IN', 'DT', 'IN', 'DT', 'NNS', 'VBD', 'RB', 'DT', 'JJ', ',', 'JJ', 'CC', 'JJ', 'NN', 'TO', 'VB', 'I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92" calcext:value-type="float">
            <text:p>1092</text:p>
          </table:table-cell>
          <table:table-cell office:value-type="string" calcext:value-type="string">
            <text:p>When this couple started dating, neither had much money, and they spent a lot of their time in everyday pursuits.</text:p>
            <text:p/>
          </table:table-cell>
          <table:table-cell office:value-type="string" calcext:value-type="string">
            <text:p>['When', 'this', 'couple', 'started', 'dating', ',', 'neither', 'had', 'much', 'money', ',', 'and', 'they', 'spent', 'a', 'lot', 'of', 'their', 'time', 'in', 'everyday', 'pursuits', '.']</text:p>
          </table:table-cell>
          <table:table-cell office:value-type="string" calcext:value-type="string">
            <text:p>['WRB', 'DT', 'NN', 'VBD', 'VBG', ',', 'CC', 'VBD', 'JJ', 'NN', ',', 'CC', 'PRP', 'VBD', 'DT', 'NN', 'IN', 'PRP$', 'NN', 'IN', 'JJ', 'NNS',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93" calcext:value-type="float">
            <text:p>1093</text:p>
          </table:table-cell>
          <table:table-cell office:value-type="string" calcext:value-type="string">
            <text:p>The husband had said early in their relationship, I want us to do everything together, although in fact, he often did the laundry or the marketing all on his own if she had something more pressing to do.</text:p>
            <text:p/>
          </table:table-cell>
          <table:table-cell office:value-type="string" calcext:value-type="string">
            <text:p>['The', 'husband', 'had', 'said', 'early', 'in', 'their', 'relationship', ',', 'I', 'want', 'us', 'to', 'do', 'everything', 'together', ',', 'although', 'in', 'fact', ',', 'he', 'often', 'did', 'the', 'laundry', 'or', 'the', 'marketing', 'all', 'on', 'his', 'own', 'if', 'she', 'had', 'something', 'more', 'pressing', 'to', 'do', '.']</text:p>
          </table:table-cell>
          <table:table-cell office:value-type="string" calcext:value-type="string">
            <text:p>['DT', 'NN', 'VBD', 'VBD', 'RB', 'IN', 'PRP$', 'NN', ',', 'PRP', 'VBP', 'PRP', 'TO', 'VB', 'NN', 'RB', ',', 'IN', 'IN', 'NN', ',', 'PRP', 'RB', 'VBD', 'DT', 'NN', 'CC', 'DT', 'VBG', 'DT', 'IN', 'PRP$', 'JJ', 'IN', 'PRP', 'VBD', 'NN', 'RBR', 'NN', 'TO', 'V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94" calcext:value-type="float">
            <text:p>1094</text:p>
          </table:table-cell>
          <table:table-cell office:value-type="string" calcext:value-type="string">
            <text:p>She had said early on, I can really do all of it myself; I'm quite capable; but it's much more fun doing it with you.</text:p>
            <text:p/>
          </table:table-cell>
          <table:table-cell office:value-type="string" calcext:value-type="string">
            <text:p>['She', 'had', 'said', 'early', 'on', ',', 'I', 'can', 'really', 'do', 'all', 'of', 'it', 'myself', ';', 'I', "'m", 'quite', 'capable', ';', 'but', 'it', "'s", 'much', 'more', 'fun', 'doing', 'it', 'with', 'you', '.']</text:p>
          </table:table-cell>
          <table:table-cell office:value-type="string" calcext:value-type="string">
            <text:p>['PRP', 'VBD', 'VBD', 'JJ', 'IN', ',', 'PRP', 'MD', 'RB', 'VB', 'DT', 'IN', 'PRP', 'PRP', ':', 'PRP', 'VBP', 'RB', 'JJ', ':', 'CC', 'PRP', 'VBZ', 'RB', 'JJR', 'JJ', 'VBG', 'PRP', 'IN', 'PRP',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95" calcext:value-type="float">
            <text:p>1095</text:p>
          </table:table-cell>
          <table:table-cell office:value-type="string" calcext:value-type="string">
            <text:p>They feel happy and good about their relationship.</text:p>
            <text:p/>
          </table:table-cell>
          <table:table-cell office:value-type="string" calcext:value-type="string">
            <text:p>['They', 'feel', 'happy', 'and', 'good', 'about', 'their', 'relationship', '.']</text:p>
          </table:table-cell>
          <table:table-cell office:value-type="string" calcext:value-type="string">
            <text:p>['PRP', 'VBP', 'JJ', 'CC', 'JJ', 'IN', 'PRP$', 'NN',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96" calcext:value-type="float">
            <text:p>1096</text:p>
          </table:table-cell>
          <table:table-cell office:value-type="string" calcext:value-type="string">
            <text:p>They plan to continue working hard at being together and sharing their burdens.</text:p>
            <text:p/>
          </table:table-cell>
          <table:table-cell office:value-type="string" calcext:value-type="string">
            <text:p>['They', 'plan', 'to', 'continue', 'working', 'hard', 'at', 'being', 'together', 'and', 'sharing', 'their', 'burdens', '.']</text:p>
          </table:table-cell>
          <table:table-cell office:value-type="string" calcext:value-type="string">
            <text:p>['PRP', 'VBP', 'TO', 'VB', 'VBG', 'RB', 'IN', 'VBG', 'RB', 'CC', 'VBG', 'PRP$', 'NNS',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97" calcext:value-type="float">
            <text:p>1097</text:p>
          </table:table-cell>
          <table:table-cell office:value-type="string" calcext:value-type="string">
            <text:p>(Is the man blind or just sunglasses?)</text:p>
            <text:p/>
          </table:table-cell>
          <table:table-cell office:value-type="string" calcext:value-type="string">
            <text:p>['(', 'Is', 'the', 'man', 'blind', 'or', 'just', 'sunglasses', '?', ')']</text:p>
          </table:table-cell>
          <table:table-cell office:value-type="string" calcext:value-type="string">
            <text:p>['(', 'VBZ', 'DT', 'NN', 'NN', 'CC', 'RB', 'NNS', '.',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098" calcext:value-type="float">
            <text:p>1098</text:p>
          </table:table-cell>
          <table:table-cell office:value-type="string" calcext:value-type="string">
            <text:p>A girl @ 16 years old is helping her father on Sunday afternoon in October rake leaves.</text:p>
            <text:p/>
          </table:table-cell>
          <table:table-cell office:value-type="string" calcext:value-type="string">
            <text:p>['A', 'girl', '@', '16', 'years', 'old', 'is', 'helping', 'her', 'father', 'on', 'Sunday', 'afternoon', 'in', 'October', 'rake', 'leaves', '.']</text:p>
          </table:table-cell>
          <table:table-cell office:value-type="string" calcext:value-type="string">
            <text:p>['DT', 'NN', 'VBZ', 'CD', 'NNS', 'JJ', 'VBZ', 'VBG', 'PRP$', 'NN', 'IN', 'NNP', 'NN', 'IN', 'NNP', 'VBP', 'NNS',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99" calcext:value-type="float">
            <text:p>1099</text:p>
          </table:table-cell>
          <table:table-cell office:value-type="string" calcext:value-type="string">
            <text:p>She's happy to be there--she doesn't want to be with her friends at that moment.</text:p>
            <text:p/>
          </table:table-cell>
          <table:table-cell office:value-type="string" calcext:value-type="string">
            <text:p>['She', "'s", 'happy', 'to', 'be', 'there', '--', 'she', 'does', "n't", 'want', 'to', 'be', 'with', 'her', 'friends', 'at', 'that', 'moment', '.']</text:p>
          </table:table-cell>
          <table:table-cell office:value-type="string" calcext:value-type="string">
            <text:p>['PRP', 'VBZ', 'JJ', 'TO', 'VB', 'RB', ':', 'PRP', 'VBZ', 'RB', 'VB', 'TO', 'VB', 'IN', 'PRP', 'NNS', 'IN', 'DT',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00" calcext:value-type="float">
            <text:p>1100</text:p>
          </table:table-cell>
          <table:table-cell office:value-type="string" calcext:value-type="string">
            <text:p>She likes her times with him.</text:p>
            <text:p/>
          </table:table-cell>
          <table:table-cell office:value-type="string" calcext:value-type="string">
            <text:p>['She', 'likes', 'her', 'times', 'with', 'him', '.']</text:p>
          </table:table-cell>
          <table:table-cell office:value-type="string" calcext:value-type="string">
            <text:p>['PRP', 'VBZ', 'PRP$', 'NNS', 'IN', 'PRP',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01" calcext:value-type="float">
            <text:p>1101</text:p>
          </table:table-cell>
          <table:table-cell office:value-type="string" calcext:value-type="string">
            <text:p>She wonders what college will be like away from home and whether her parents will miss her too much.</text:p>
            <text:p/>
          </table:table-cell>
          <table:table-cell office:value-type="string" calcext:value-type="string">
            <text:p>['She', 'wonders', 'what', 'college', 'will', 'be', 'like', 'away', 'from', 'home', 'and', 'whether', 'her', 'parents', 'will', 'miss', 'her', 'too', 'much', '.']</text:p>
          </table:table-cell>
          <table:table-cell office:value-type="string" calcext:value-type="string">
            <text:p>['PRP', 'VBZ', 'WP', 'NN', 'MD', 'VB', 'IN', 'RB', 'IN', 'NN', 'CC', 'IN', 'PRP$', 'NNS', 'MD', 'VB', 'PRP$', 'RB', 'JJ',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02" calcext:value-type="float">
            <text:p>1102</text:p>
          </table:table-cell>
          <table:table-cell office:value-type="string" calcext:value-type="string">
            <text:p>(She's an only child.)</text:p>
            <text:p/>
          </table:table-cell>
          <table:table-cell office:value-type="string" calcext:value-type="string">
            <text:p>['(', 'She', "'s", 'an', 'only', 'child', '.', ')']</text:p>
          </table:table-cell>
          <table:table-cell office:value-type="string" calcext:value-type="string">
            <text:p>['(', 'PRP', 'VBZ', 'DT', 'JJ', 'NN', '.',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03" calcext:value-type="float">
            <text:p>1103</text:p>
          </table:table-cell>
          <table:table-cell office:value-type="string" calcext:value-type="string">
            <text:p>Will Mum help Dad with the leaves?</text:p>
            <text:p/>
          </table:table-cell>
          <table:table-cell office:value-type="string" calcext:value-type="string">
            <text:p>['Will', 'Mum', 'help', 'Dad', 'with', 'the', 'leaves', '?']</text:p>
          </table:table-cell>
          <table:table-cell office:value-type="string" calcext:value-type="string">
            <text:p>['MD', 'NNP', 'VB', 'NNP', 'IN', 'DT',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04" calcext:value-type="float">
            <text:p>1104</text:p>
          </table:table-cell>
          <table:table-cell office:value-type="string" calcext:value-type="string">
            <text:p>She's used to being close with her parents and doesn't mind the company of adults, particularly his company.</text:p>
            <text:p/>
          </table:table-cell>
          <table:table-cell office:value-type="string" calcext:value-type="string">
            <text:p>['She', "'s", 'used', 'to', 'being', 'close', 'with', 'her', 'parents', 'and', 'does', "n't", 'mind', 'the', 'company', 'of', 'adults', ',', 'particularly', 'his', 'company', '.']</text:p>
          </table:table-cell>
          <table:table-cell office:value-type="string" calcext:value-type="string">
            <text:p>['PRP', 'VBZ', 'VBN', 'TO', 'VBG', 'JJ', 'IN', 'PRP$', 'NNS', 'CC', 'VBZ', 'RB', 'VB', 'DT', 'NN', 'IN', 'NNS', ',', 'RB', 'PRP$',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05" calcext:value-type="float">
            <text:p>1105</text:p>
          </table:table-cell>
          <table:table-cell office:value-type="string" calcext:value-type="string">
            <text:p>In college she meets other quiet contemplative people like herself and marries a sweet kind fellow like Dad.</text:p>
            <text:p/>
          </table:table-cell>
          <table:table-cell office:value-type="string" calcext:value-type="string">
            <text:p>['In', 'college', 'she', 'meets', 'other', 'quiet', 'contemplative', 'people', 'like', 'herself', 'and', 'marries', 'a', 'sweet', 'kind', 'fellow', 'like', 'Dad', '.']</text:p>
          </table:table-cell>
          <table:table-cell office:value-type="string" calcext:value-type="string">
            <text:p>['IN', 'NN', 'PRP', 'VBZ', 'JJ', 'JJ', 'JJ', 'NNS', 'IN', 'PRP', 'CC', 'VBZ', 'DT', 'JJ', 'NN', 'NN', 'IN', 'NNP',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06" calcext:value-type="float">
            <text:p>1106</text:p>
          </table:table-cell>
          <table:table-cell office:value-type="string" calcext:value-type="string">
            <text:p>Father and daughter are doing yard work.</text:p>
            <text:p/>
          </table:table-cell>
          <table:table-cell office:value-type="string" calcext:value-type="string">
            <text:p>['Father', 'and', 'daughter', 'are', 'doing', 'yard', 'work', '.']</text:p>
          </table:table-cell>
          <table:table-cell office:value-type="string" calcext:value-type="string">
            <text:p>['NNP', 'CC', 'NN', 'VBP', 'VBG', 'JJ',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07" calcext:value-type="float">
            <text:p>1107</text:p>
          </table:table-cell>
          <table:table-cell office:value-type="string" calcext:value-type="string">
            <text:p>Actually she has her own home, but she has come to visit and is helping with the chores.</text:p>
            <text:p/>
          </table:table-cell>
          <table:table-cell office:value-type="string" calcext:value-type="string">
            <text:p>['Actually', 'she', 'has', 'her', 'own', 'home', ',', 'but', 'she', 'has', 'come', 'to', 'visit', 'and', 'is', 'helping', 'with', 'the', 'chores', '.']</text:p>
          </table:table-cell>
          <table:table-cell office:value-type="string" calcext:value-type="string">
            <text:p>['RB', 'PRP', 'VBZ', 'PRP$', 'JJ', 'NN', ',', 'CC', 'PRP', 'VBZ', 'VBN', 'TO', 'VB', 'CC', 'VBZ', 'VBG', 'IN', 'DT', 'NNS',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08" calcext:value-type="float">
            <text:p>1108</text:p>
          </table:table-cell>
          <table:table-cell office:value-type="string" calcext:value-type="string">
            <text:p>It is a good way to visit, since cooperating and casual chatter can lay a groundwork of good feeling in their relationship.</text:p>
            <text:p/>
          </table:table-cell>
          <table:table-cell office:value-type="string" calcext:value-type="string">
            <text:p>['It', 'is', 'a', 'good', 'way', 'to', 'visit', ',', 'since', 'cooperating', 'and', 'casual', 'chatter', 'can', 'lay', 'a', 'groundwork', 'of', 'good', 'feeling', 'in', 'their', 'relationship', '.']</text:p>
          </table:table-cell>
          <table:table-cell office:value-type="string" calcext:value-type="string">
            <text:p>['PRP', 'VBZ', 'DT', 'JJ', 'NN', 'TO', 'VB', ',', 'IN', 'VBG', 'CC', 'JJ', 'NN', 'MD', 'VB', 'DT', 'NN', 'IN', 'JJ', 'NN', 'IN', 'PRP$',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09" calcext:value-type="float">
            <text:p>1109</text:p>
          </table:table-cell>
          <table:table-cell office:value-type="string" calcext:value-type="string">
            <text:p>She visits fairly often so they are comfortable doing these chores during that time.</text:p>
            <text:p/>
          </table:table-cell>
          <table:table-cell office:value-type="string" calcext:value-type="string">
            <text:p>['She', 'visits', 'fairly', 'often', 'so', 'they', 'are', 'comfortable', 'doing', 'these', 'chores', 'during', 'that', 'time', '.']</text:p>
          </table:table-cell>
          <table:table-cell office:value-type="string" calcext:value-type="string">
            <text:p>['PRP', 'VBZ', 'RB', 'RB', 'IN', 'PRP', 'VBP', 'JJ', 'VBG', 'DT', 'NNS', 'IN', 'DT',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10" calcext:value-type="float">
            <text:p>1110</text:p>
          </table:table-cell>
          <table:table-cell office:value-type="string" calcext:value-type="string">
            <text:p>This young woman and her father are doing a common summer task: raking the grass clippings.</text:p>
            <text:p/>
          </table:table-cell>
          <table:table-cell office:value-type="string" calcext:value-type="string">
            <text:p>['This', 'young', 'woman', 'and', 'her', 'father', 'are', 'doing', 'a', 'common', 'summer', 'task', ':', 'raking', 'the', 'grass', 'clippings', '.']</text:p>
          </table:table-cell>
          <table:table-cell office:value-type="string" calcext:value-type="string">
            <text:p>['DT', 'JJ', 'NN', 'CC', 'PRP$', 'NN', 'VBP', 'VBG', 'DT', 'JJ', 'NN', 'NN', ':', 'VBG', 'DT', 'N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11" calcext:value-type="float">
            <text:p>1111</text:p>
          </table:table-cell>
          <table:table-cell office:value-type="string" calcext:value-type="string">
            <text:p>The only nice thing about it is that they are doing it together.</text:p>
            <text:p/>
          </table:table-cell>
          <table:table-cell office:value-type="string" calcext:value-type="string">
            <text:p>['The', 'only', 'nice', 'thing', 'about', 'it', 'is', 'that', 'they', 'are', 'doing', 'it', 'together', '.']</text:p>
          </table:table-cell>
          <table:table-cell office:value-type="string" calcext:value-type="string">
            <text:p>['DT', 'JJ', 'JJ', 'NN', 'IN', 'PRP', 'VBZ', 'IN', 'PRP', 'VBP', 'VBG', 'PRP', 'R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12" calcext:value-type="float">
            <text:p>1112</text:p>
          </table:table-cell>
          <table:table-cell office:value-type="string" calcext:value-type="string">
            <text:p>It is probably a weekend day, and they have often done the job together before.</text:p>
            <text:p/>
          </table:table-cell>
          <table:table-cell office:value-type="string" calcext:value-type="string">
            <text:p>['It', 'is', 'probably', 'a', 'weekend', 'day', ',', 'and', 'they', 'have', 'often', 'done', 'the', 'job', 'together', 'before', '.']</text:p>
          </table:table-cell>
          <table:table-cell office:value-type="string" calcext:value-type="string">
            <text:p>['PRP', 'VBZ', 'RB', 'DT', 'NN', 'NN', ',', 'CC', 'PRP', 'VBP', 'RB', 'VBN', 'DT', 'NN', 'RB',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13" calcext:value-type="float">
            <text:p>1113</text:p>
          </table:table-cell>
          <table:table-cell office:value-type="string" calcext:value-type="string">
            <text:p>Just before, the father had mowed the lawn and the daughter had trimmed around the bushes and weeded the flower beds.</text:p>
            <text:p/>
          </table:table-cell>
          <table:table-cell office:value-type="string" calcext:value-type="string">
            <text:p>['Just', 'before', ',', 'the', 'father', 'had', 'mowed', 'the', 'lawn', 'and', 'the', 'daughter', 'had', 'trimmed', 'around', 'the', 'bushes', 'and', 'weeded', 'the', 'flower', 'beds', '.']</text:p>
          </table:table-cell>
          <table:table-cell office:value-type="string" calcext:value-type="string">
            <text:p>['RB', 'RB', ',', 'DT', 'NN', 'VBD', 'VBN', 'DT', 'NN', 'CC', 'DT', 'NN', 'VBD', 'VBN', 'IN', 'DT', 'NNS', 'CC', 'VBD', 'DT', 'N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14" calcext:value-type="float">
            <text:p>1114</text:p>
          </table:table-cell>
          <table:table-cell office:value-type="string" calcext:value-type="string">
            <text:p>After he mowed, she raked the grass into piles, and when he was done mowing he got the bags and they starting putting the clippings in the bags.</text:p>
            <text:p/>
          </table:table-cell>
          <table:table-cell office:value-type="string" calcext:value-type="string">
            <text:p>['After', 'he', 'mowed', ',', 'she', 'raked', 'the', 'grass', 'into', 'piles', ',', 'and', 'when', 'he', 'was', 'done', 'mowing', 'he', 'got', 'the', 'bags', 'and', 'they', 'starting', 'putting', 'the', 'clippings', 'in', 'the', 'bags', '.']</text:p>
          </table:table-cell>
          <table:table-cell office:value-type="string" calcext:value-type="string">
            <text:p>['IN', 'PRP', 'VBD', ',', 'PRP', 'VBD', 'DT', 'NN', 'IN', 'NNS', ',', 'CC', 'WRB', 'PRP', 'VBD', 'VBN', 'NN', 'PRP', 'VBD', 'DT', 'NNS', 'CC', 'PRP', 'VBG', 'VBG', 'DT', 'NNS', 'IN', 'DT',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15" calcext:value-type="float">
            <text:p>1115</text:p>
          </table:table-cell>
          <table:table-cell office:value-type="string" calcext:value-type="string">
            <text:p>They couldn't talk much while the mower was on, but when the mowing was over they talked a lot about the family and her school.</text:p>
            <text:p/>
          </table:table-cell>
          <table:table-cell office:value-type="string" calcext:value-type="string">
            <text:p>['They', 'could', "n't", 'talk', 'much', 'while', 'the', 'mower', 'was', 'on', ',', 'but', 'when', 'the', 'mowing', 'was', 'over', 'they', 'talked', 'a', 'lot', 'about', 'the', 'family', 'and', 'her', 'school', '.']</text:p>
          </table:table-cell>
          <table:table-cell office:value-type="string" calcext:value-type="string">
            <text:p>['PRP', 'MD', 'RB', 'VB', 'RB', 'IN', 'DT', 'NN', 'VBD', 'IN', ',', 'CC', 'WRB', 'DT', 'NN', 'VBD', 'IN', 'PRP', 'VBD', 'DT', 'NN', 'IN', 'DT', 'NN', 'CC', 'PRP$',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16" calcext:value-type="float">
            <text:p>1116</text:p>
          </table:table-cell>
          <table:table-cell office:value-type="string" calcext:value-type="string">
            <text:p>He told her something he was proud of that he did at work and she told him she was glad for him.</text:p>
            <text:p/>
          </table:table-cell>
          <table:table-cell office:value-type="string" calcext:value-type="string">
            <text:p>['He', 'told', 'her', 'something', 'he', 'was', 'proud', 'of', 'that', 'he', 'did', 'at', 'work', 'and', 'she', 'told', 'him', 'she', 'was', 'glad', 'for', 'him', '.']</text:p>
          </table:table-cell>
          <table:table-cell office:value-type="string" calcext:value-type="string">
            <text:p>['PRP', 'VBD', 'PRP', 'NN', 'PRP', 'VBD', 'NN', 'IN', 'IN', 'PRP', 'VBD', 'IN', 'NN', 'CC', 'PRP', 'VBD', 'PRP', 'PRP', 'VBD', 'JJ', 'IN', 'PRP', '.']</text:p>
          </table:table-cell>
          <table:table-cell table:style-name="ce4" office:value-type="string" calcext:value-type="string">
            <text:p>Removed</text:p>
          </table:table-cell>
          <table:table-cell office:value-type="string" calcext:value-type="string">
            <text:p>no</text:p>
          </table:table-cell>
          <table:table-cell table:number-columns-repeated="2" office:value-type="string" calcext:value-type="string">
            <text:p>yes</text:p>
          </table:table-cell>
          <table:table-cell table:number-columns-repeated="1016"/>
        </table:table-row>
        <table:table-row table:style-name="ro1">
          <table:table-cell office:value-type="float" office:value="1117" calcext:value-type="float">
            <text:p>1117</text:p>
          </table:table-cell>
          <table:table-cell office:value-type="string" calcext:value-type="string">
            <text:p>She told him about the fun she was having in her classes in college and he was pleased.</text:p>
            <text:p/>
          </table:table-cell>
          <table:table-cell office:value-type="string" calcext:value-type="string">
            <text:p>['She', 'told', 'him', 'about', 'the', 'fun', 'she', 'was', 'having', 'in', 'her', 'classes', 'in', 'college', 'and', 'he', 'was', 'pleased', '.']</text:p>
          </table:table-cell>
          <table:table-cell office:value-type="string" calcext:value-type="string">
            <text:p>['PRP', 'VBD', 'PRP', 'IN', 'DT', 'NN', 'PRP', 'VBD', 'VBG', 'IN', 'PRP$', 'NNS', 'IN', 'NN', 'CC', 'PRP', 'VBD',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18" calcext:value-type="float">
            <text:p>1118</text:p>
          </table:table-cell>
          <table:table-cell office:value-type="string" calcext:value-type="string">
            <text:p>Both father and daughter are happy and feel at peace with the world; all is going well, for both of them and for their family.</text:p>
            <text:p/>
          </table:table-cell>
          <table:table-cell office:value-type="string" calcext:value-type="string">
            <text:p>['Both', 'father', 'and', 'daughter', 'are', 'happy', 'and', 'feel', 'at', 'peace', 'with', 'the', 'world', ';', 'all', 'is', 'going', 'well', ',', 'for', 'both', 'of', 'them', 'and', 'for', 'their', 'family', '.']</text:p>
          </table:table-cell>
          <table:table-cell office:value-type="string" calcext:value-type="string">
            <text:p>['DT', 'NN', 'CC', 'NN', 'VBP', 'JJ', 'CC', 'VB', 'IN', 'NN', 'IN', 'DT', 'NN', ':', 'DT', 'VBZ', 'VBG', 'RB', ',', 'IN', 'DT', 'IN', 'PRP', 'CC',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19" calcext:value-type="float">
            <text:p>1119</text:p>
          </table:table-cell>
          <table:table-cell office:value-type="string" calcext:value-type="string">
            <text:p>When they finish the lawn they will look it over together, he will put his arm around her waist, and they will go inside for a drink of lemonade.</text:p>
            <text:p/>
          </table:table-cell>
          <table:table-cell office:value-type="string" calcext:value-type="string">
            <text:p>['When', 'they', 'finish', 'the', 'lawn', 'they', 'will', 'look', 'it', 'over', 'together', ',', 'he', 'will', 'put', 'his', 'arm', 'around', 'her', 'waist', ',', 'and', 'they', 'will', 'go', 'inside', 'for', 'a', 'drink', 'of', 'lemonade', '.']</text:p>
          </table:table-cell>
          <table:table-cell office:value-type="string" calcext:value-type="string">
            <text:p>['WRB', 'PRP', 'VBP', 'DT', 'NN', 'PRP', 'MD', 'VB', 'PRP', 'IN', 'RB', ',', 'PRP', 'MD', 'VB', 'PRP$', 'NN', 'IN', 'PRP$', 'NN', ',', 'CC', 'PRP', 'MD', 'VB', 'RB', 'IN', 'DT', 'NN', 'IN',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20" calcext:value-type="float">
            <text:p>1120</text:p>
          </table:table-cell>
          <table:table-cell office:value-type="string" calcext:value-type="string">
            <text:p>common summer task: raking the grass clippings.</text:p>
            <text:p/>
          </table:table-cell>
          <table:table-cell office:value-type="string" calcext:value-type="string">
            <text:p>['common', 'summer', 'task', ':', 'raking', 'the', 'grass', 'clippings', '.']</text:p>
          </table:table-cell>
          <table:table-cell office:value-type="string" calcext:value-type="string">
            <text:p>['JJ', 'NN', 'NN', ':', 'VBG', 'DT', 'N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21" calcext:value-type="float">
            <text:p>1121</text:p>
          </table:table-cell>
          <table:table-cell office:value-type="string" calcext:value-type="string">
            <text:p>The only nice thing about it is that they are doing it together.</text:p>
            <text:p/>
          </table:table-cell>
          <table:table-cell office:value-type="string" calcext:value-type="string">
            <text:p>['The', 'only', 'nice', 'thing', 'about', 'it', 'is', 'that', 'they', 'are', 'doing', 'it', 'together', '.']</text:p>
          </table:table-cell>
          <table:table-cell office:value-type="string" calcext:value-type="string">
            <text:p>['DT', 'JJ', 'JJ', 'NN', 'IN', 'PRP', 'VBZ', 'IN', 'PRP', 'VBP', 'VBG', 'PRP',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22" calcext:value-type="float">
            <text:p>1122</text:p>
          </table:table-cell>
          <table:table-cell office:value-type="string" calcext:value-type="string">
            <text:p>It is probably a weekend day, and they have often done the job together before.</text:p>
            <text:p/>
          </table:table-cell>
          <table:table-cell office:value-type="string" calcext:value-type="string">
            <text:p>['It', 'is', 'probably', 'a', 'weekend', 'day', ',', 'and', 'they', 'have', 'often', 'done', 'the', 'job', 'together', 'before', '.']</text:p>
          </table:table-cell>
          <table:table-cell office:value-type="string" calcext:value-type="string">
            <text:p>['PRP', 'VBZ', 'RB', 'DT', 'NN', 'NN', ',', 'CC', 'PRP', 'VBP', 'RB', 'VBN', 'DT', 'NN', 'RB',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23" calcext:value-type="float">
            <text:p>1123</text:p>
          </table:table-cell>
          <table:table-cell office:value-type="string" calcext:value-type="string">
            <text:p>Just before, the father had mowed the lawn and the daughter had trimmed around the bushes and weeded the flower beds.</text:p>
            <text:p/>
          </table:table-cell>
          <table:table-cell office:value-type="string" calcext:value-type="string">
            <text:p>['Just', 'before', ',', 'the', 'father', 'had', 'mowed', 'the', 'lawn', 'and', 'the', 'daughter', 'had', 'trimmed', 'around', 'the', 'bushes', 'and', 'weeded', 'the', 'flower', 'beds', '.']</text:p>
          </table:table-cell>
          <table:table-cell office:value-type="string" calcext:value-type="string">
            <text:p>['RB', 'RB', ',', 'DT', 'NN', 'VBD', 'VBN', 'DT', 'NN', 'CC', 'DT', 'NN', 'VBD', 'VBN', 'IN', 'DT', 'NNS', 'CC', 'VBD', 'DT', 'N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24" calcext:value-type="float">
            <text:p>1124</text:p>
          </table:table-cell>
          <table:table-cell office:value-type="string" calcext:value-type="string">
            <text:p>After he mowed, she raked the grass into piles, and when he was done mowing he got the bags and they starting putting the clippings in the bags.</text:p>
            <text:p/>
          </table:table-cell>
          <table:table-cell office:value-type="string" calcext:value-type="string">
            <text:p>['After', 'he', 'mowed', ',', 'she', 'raked', 'the', 'grass', 'into', 'piles', ',', 'and', 'when', 'he', 'was', 'done', 'mowing', 'he', 'got', 'the', 'bags', 'and', 'they', 'starting', 'putting', 'the', 'clippings', 'in', 'the', 'bags', '.']</text:p>
          </table:table-cell>
          <table:table-cell office:value-type="string" calcext:value-type="string">
            <text:p>['IN', 'PRP', 'VBD', ',', 'PRP', 'VBD', 'DT', 'NN', 'IN', 'NNS', ',', 'CC', 'WRB', 'PRP', 'VBD', 'VBN', 'NN', 'PRP', 'VBD', 'DT', 'NNS', 'CC', 'PRP', 'VBG', 'VBG', 'DT', 'NNS', 'IN', 'DT',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25" calcext:value-type="float">
            <text:p>1125</text:p>
          </table:table-cell>
          <table:table-cell office:value-type="string" calcext:value-type="string">
            <text:p>They couldn't talk much while the mower was on, but when the mowing was over they talked a lot about the family and her school.</text:p>
            <text:p/>
          </table:table-cell>
          <table:table-cell office:value-type="string" calcext:value-type="string">
            <text:p>['They', 'could', "n't", 'talk', 'much', 'while', 'the', 'mower', 'was', 'on', ',', 'but', 'when', 'the', 'mowing', 'was', 'over', 'they', 'talked', 'a', 'lot', 'about', 'the', 'family', 'and', 'her', 'school', '.']</text:p>
          </table:table-cell>
          <table:table-cell office:value-type="string" calcext:value-type="string">
            <text:p>['PRP', 'MD', 'RB', 'VB', 'RB', 'IN', 'DT', 'NN', 'VBD', 'IN', ',', 'CC', 'WRB', 'DT', 'NN', 'VBD', 'IN', 'PRP', 'VBD', 'DT', 'NN', 'IN', 'DT', 'NN', 'CC',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26" calcext:value-type="float">
            <text:p>1126</text:p>
          </table:table-cell>
          <table:table-cell office:value-type="string" calcext:value-type="string">
            <text:p>He told her something he was proud of that he did at work and she told him she was glad for him.</text:p>
            <text:p/>
          </table:table-cell>
          <table:table-cell office:value-type="string" calcext:value-type="string">
            <text:p>['He', 'told', 'her', 'something', 'he', 'was', 'proud', 'of', 'that', 'he', 'did', 'at', 'work', 'and', 'she', 'told', 'him', 'she', 'was', 'glad', 'for', 'him', '.']</text:p>
          </table:table-cell>
          <table:table-cell office:value-type="string" calcext:value-type="string">
            <text:p>['PRP', 'VBD', 'PRP', 'NN', 'PRP', 'VBD', 'NN', 'IN', 'IN', 'PRP', 'VBD', 'IN', 'NN', 'CC', 'PRP', 'VBD', 'PRP', 'PRP', 'VBD', 'JJ', 'IN', 'P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27" calcext:value-type="float">
            <text:p>1127</text:p>
          </table:table-cell>
          <table:table-cell office:value-type="string" calcext:value-type="string">
            <text:p>She told him about the fun she was having in her classes in college and he was pleased.</text:p>
            <text:p/>
          </table:table-cell>
          <table:table-cell office:value-type="string" calcext:value-type="string">
            <text:p>['She', 'told', 'him', 'about', 'the', 'fun', 'she', 'was', 'having', 'in', 'her', 'classes', 'in', 'college', 'and', 'he', 'was', 'pleased', '.']</text:p>
          </table:table-cell>
          <table:table-cell office:value-type="string" calcext:value-type="string">
            <text:p>['PRP', 'VBD', 'PRP', 'IN', 'DT', 'NN', 'PRP', 'VBD', 'VBG', 'IN', 'PRP$', 'NNS', 'IN', 'NN', 'CC', 'PRP', 'VBD',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28" calcext:value-type="float">
            <text:p>1128</text:p>
          </table:table-cell>
          <table:table-cell office:value-type="string" calcext:value-type="string">
            <text:p>Both father and daughter are happy and feel at peace with the world; all is going well, for both of them and for their family.</text:p>
            <text:p/>
          </table:table-cell>
          <table:table-cell office:value-type="string" calcext:value-type="string">
            <text:p>['Both', 'father', 'and', 'daughter', 'are', 'happy', 'and', 'feel', 'at', 'peace', 'with', 'the', 'world', ';', 'all', 'is', 'going', 'well', ',', 'for', 'both', 'of', 'them', 'and', 'for', 'their', 'family', '.']</text:p>
          </table:table-cell>
          <table:table-cell office:value-type="string" calcext:value-type="string">
            <text:p>['DT', 'NN', 'CC', 'NN', 'VBP', 'JJ', 'CC', 'VB', 'IN', 'NN', 'IN', 'DT', 'NN', ':', 'DT', 'VBZ', 'VBG', 'RB', ',', 'IN', 'DT', 'IN', 'PRP', 'CC',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29" calcext:value-type="float">
            <text:p>1129</text:p>
          </table:table-cell>
          <table:table-cell office:value-type="string" calcext:value-type="string">
            <text:p>When they finish the lawn they will look it over together, he will put his arm around her waist, and they will go inside for a drink of lemonade.</text:p>
            <text:p/>
          </table:table-cell>
          <table:table-cell office:value-type="string" calcext:value-type="string">
            <text:p>['When', 'they', 'finish', 'the', 'lawn', 'they', 'will', 'look', 'it', 'over', 'together', ',', 'he', 'will', 'put', 'his', 'arm', 'around', 'her', 'waist', ',', 'and', 'they', 'will', 'go', 'inside', 'for', 'a', 'drink', 'of', 'lemonade', '.']</text:p>
          </table:table-cell>
          <table:table-cell office:value-type="string" calcext:value-type="string">
            <text:p>['WRB', 'PRP', 'VBP', 'DT', 'NN', 'PRP', 'MD', 'VB', 'PRP', 'IN', 'RB', ',', 'PRP', 'MD', 'VB', 'PRP$', 'NN', 'IN', 'PRP$', 'NN', ',', 'CC', 'PRP', 'MD', 'VB', 'RB', 'IN', 'DT', 'NN',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30" calcext:value-type="float">
            <text:p>1130</text:p>
          </table:table-cell>
          <table:table-cell office:value-type="string" calcext:value-type="string">
            <text:p>Linda, aged 16, and her father are raking the leaves that have fallen from the oak trees in their backyard.</text:p>
            <text:p/>
          </table:table-cell>
          <table:table-cell office:value-type="string" calcext:value-type="string">
            <text:p>['Linda', ',', 'aged', '16', ',', 'and', 'her', 'father', 'are', 'raking', 'the', 'leaves', 'that', 'have', 'fallen', 'from', 'the', 'oak', 'trees', 'in', 'their', 'backyard', '.']</text:p>
          </table:table-cell>
          <table:table-cell office:value-type="string" calcext:value-type="string">
            <text:p>['NNP', ',', 'VBD', 'CD', ',', 'CC', 'PRP$', 'NN', 'VBP', 'VBG', 'DT', 'NNS', 'WDT', 'VBP', 'VBN', 'IN', 'DT', 'NN', 'NNS',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31" calcext:value-type="float">
            <text:p>1131</text:p>
          </table:table-cell>
          <table:table-cell office:value-type="string" calcext:value-type="string">
            <text:p>They are both on their best behavior.</text:p>
            <text:p/>
          </table:table-cell>
          <table:table-cell office:value-type="string" calcext:value-type="string">
            <text:p>['They', 'are', 'both', 'on', 'their', 'best', 'behavior', '.']</text:p>
          </table:table-cell>
          <table:table-cell office:value-type="string" calcext:value-type="string">
            <text:p>['PRP', 'VBP', 'DT', 'IN', 'PRP$', 'JJS',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32" calcext:value-type="float">
            <text:p>1132</text:p>
          </table:table-cell>
          <table:table-cell office:value-type="string" calcext:value-type="string">
            <text:p>She resents doing this chore, which she believes could be done by the handyman who works for her family during the week.</text:p>
            <text:p/>
          </table:table-cell>
          <table:table-cell office:value-type="string" calcext:value-type="string">
            <text:p>['She', 'resents', 'doing', 'this', 'chore', ',', 'which', 'she', 'believes', 'could', 'be', 'done', 'by', 'the', 'handyman', 'who', 'works', 'for', 'her', 'family', 'during', 'the', 'week', '.']</text:p>
          </table:table-cell>
          <table:table-cell office:value-type="string" calcext:value-type="string">
            <text:p>['PRP', 'VBZ', 'VBG', 'DT', 'NN', ',', 'WDT', 'PRP', 'VBZ', 'MD', 'VB', 'VBN', 'IN', 'DT', 'NN', 'WP', 'VBZ', 'IN', 'PRP$',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33" calcext:value-type="float">
            <text:p>1133</text:p>
          </table:table-cell>
          <table:table-cell office:value-type="string" calcext:value-type="string">
            <text:p>She knows this is not necessary work.</text:p>
            <text:p/>
          </table:table-cell>
          <table:table-cell office:value-type="string" calcext:value-type="string">
            <text:p>['She', 'knows', 'this', 'is', 'not', 'necessary', 'work', '.']</text:p>
          </table:table-cell>
          <table:table-cell office:value-type="string" calcext:value-type="string">
            <text:p>['PRP', 'VBZ', 'DT', 'VBZ', 'RB', 'JJ',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34" calcext:value-type="float">
            <text:p>1134</text:p>
          </table:table-cell>
          <table:table-cell office:value-type="string" calcext:value-type="string">
            <text:p>She has been asked to do this work to prove a point--that she should contribute to her family's welfare.</text:p>
            <text:p/>
          </table:table-cell>
          <table:table-cell office:value-type="string" calcext:value-type="string">
            <text:p>['She', 'has', 'been', 'asked', 'to', 'do', 'this', 'work', 'to', 'prove', 'a', 'point', '--', 'that', 'she', 'should', 'contribute', 'to', 'her', 'family', "'s", 'welfare', '.']</text:p>
          </table:table-cell>
          <table:table-cell office:value-type="string" calcext:value-type="string">
            <text:p>['PRP', 'VBZ', 'VBN', 'VBN', 'TO', 'VB', 'DT', 'NN', 'TO', 'VB', 'DT', 'NN', ':', 'IN', 'PRP', 'MD', 'VB', 'TO', 'PRP$', 'NN', 'POS',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35" calcext:value-type="float">
            <text:p>1135</text:p>
          </table:table-cell>
          <table:table-cell office:value-type="string" calcext:value-type="string">
            <text:p>Her father believes in this sort of thing, thinks it important that his daughter grows up with a sense of responsibility, that they understand work.</text:p>
            <text:p/>
          </table:table-cell>
          <table:table-cell office:value-type="string" calcext:value-type="string">
            <text:p>['Her', 'father', 'believes', 'in', 'this', 'sort', 'of', 'thing', ',', 'thinks', 'it', 'important', 'that', 'his', 'daughter', 'grows', 'up', 'with', 'a', 'sense', 'of', 'responsibility', ',', 'that', 'they', 'understand', 'work', '.']</text:p>
          </table:table-cell>
          <table:table-cell office:value-type="string" calcext:value-type="string">
            <text:p>['PRP$', 'NN', 'VBZ', 'IN', 'DT', 'NN', 'IN', 'NN', ',', 'VBZ', 'PRP', 'JJ', 'IN', 'PRP$', 'NN', 'VBZ', 'RP', 'IN', 'DT', 'NN', 'IN', 'NN', ',', 'IN', 'PRP', 'VB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36" calcext:value-type="float">
            <text:p>1136</text:p>
          </table:table-cell>
          <table:table-cell office:value-type="string" calcext:value-type="string">
            <text:p>This is difficult to convey when he can in fact give them everything they need in a material way.</text:p>
            <text:p/>
          </table:table-cell>
          <table:table-cell office:value-type="string" calcext:value-type="string">
            <text:p>['This', 'is', 'difficult', 'to', 'convey', 'when', 'he', 'can', 'in', 'fact', 'give', 'them', 'everything', 'they', 'need', 'in', 'a', 'material', 'way', '.']</text:p>
          </table:table-cell>
          <table:table-cell office:value-type="string" calcext:value-type="string">
            <text:p>['DT', 'VBZ', 'JJ', 'TO', 'VB', 'WRB', 'PRP', 'MD', 'IN', 'NN', 'VB', 'PRP', 'NN', 'PRP', 'VBP',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37" calcext:value-type="float">
            <text:p>1137</text:p>
          </table:table-cell>
          <table:table-cell office:value-type="string" calcext:value-type="string">
            <text:p>Many a time, they have argued over just such an assignment, both wanting their own way, both resisting on it.</text:p>
            <text:p/>
          </table:table-cell>
          <table:table-cell office:value-type="string" calcext:value-type="string">
            <text:p>['Many', 'a', 'time', ',', 'they', 'have', 'argued', 'over', 'just', 'such', 'an', 'assignment', ',', 'both', 'wanting', 'their', 'own', 'way', ',', 'both', 'resisting', 'on', 'it', '.']</text:p>
          </table:table-cell>
          <table:table-cell office:value-type="string" calcext:value-type="string">
            <text:p>['JJ', 'DT', 'NN', ',', 'PRP', 'VBP', 'VBN', 'RP', 'RB', 'PDT', 'DT', 'NN', ',', 'DT', 'VBG', 'PRP$', 'JJ', 'NN', ',', 'DT', 'VBG', 'IN', 'PRP',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38" calcext:value-type="float">
            <text:p>1138</text:p>
          </table:table-cell>
          <table:table-cell office:value-type="string" calcext:value-type="string">
            <text:p>This time, mother has prevailed on both to take advantage of a crisp fall today to work outside together.</text:p>
            <text:p/>
          </table:table-cell>
          <table:table-cell office:value-type="string" calcext:value-type="string">
            <text:p>['This', 'time', ',', 'mother', 'has', 'prevailed', 'on', 'both', 'to', 'take', 'advantage', 'of', 'a', 'crisp', 'fall', 'today', 'to', 'work', 'outside', 'together', '.']</text:p>
          </table:table-cell>
          <table:table-cell office:value-type="string" calcext:value-type="string">
            <text:p>['DT', 'NN', ',', 'NN', 'VBZ', 'VBN', 'IN', 'DT', 'TO', 'VB', 'NN', 'IN', 'DT', 'NN', 'NN', 'NN', 'TO', 'VB', 'RB', 'RB',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39" calcext:value-type="float">
            <text:p>1139</text:p>
          </table:table-cell>
          <table:table-cell office:value-type="string" calcext:value-type="string">
            <text:p>They are awkwardly having a conversation about Linda's plans to go away to college.</text:p>
            <text:p/>
          </table:table-cell>
          <table:table-cell office:value-type="string" calcext:value-type="string">
            <text:p>['They', 'are', 'awkwardly', 'having', 'a', 'conversation', 'about', 'Linda', "'s", 'plans', 'to', 'go', 'away', 'to', 'college', '.']</text:p>
          </table:table-cell>
          <table:table-cell office:value-type="string" calcext:value-type="string">
            <text:p>['PRP', 'VBP', 'RB', 'VBG', 'DT', 'NN', 'IN', 'NNP', 'POS', 'NNS', 'TO', 'VB', 'RB', 'TO',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1140" calcext:value-type="float">
            <text:p>1140</text:p>
          </table:table-cell>
          <table:table-cell table:style-name="ce3" office:value-type="string" calcext:value-type="string">
            <text:p>Father, who has given in to his wife's persuasion that his daughter should go away is asking what she plans to major in.</text:p>
            <text:p/>
          </table:table-cell>
          <table:table-cell table:style-name="ce3" office:value-type="string" calcext:value-type="string">
            <text:p>['Father', ',', 'who', 'has', 'given', 'in', 'to', 'his', 'wife', "'s", 'persuasion', 'that', 'his', 'daughter', 'should', 'go', 'away', 'is', 'asking', 'what', 'she', 'plans', 'to', 'major', 'in', '.']</text:p>
          </table:table-cell>
          <table:table-cell table:style-name="ce3" office:value-type="string" calcext:value-type="string">
            <text:p>['NNP', ',', 'WP', 'VBZ', 'VBN', 'IN', 'TO', 'PRP$', 'NN', 'POS', 'NN', 'IN', 'PRP$', 'NN', 'MD', 'VB', 'RP', 'VBZ', 'VBG', 'WP', 'PRP', 'VBZ', 'TO', 'JJ', 'I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41" calcext:value-type="float">
            <text:p>1141</text:p>
          </table:table-cell>
          <table:table-cell office:value-type="string" calcext:value-type="string">
            <text:p>Cooperating cleaning up the yard.</text:p>
            <text:p/>
          </table:table-cell>
          <table:table-cell office:value-type="string" calcext:value-type="string">
            <text:p>['Cooperating', 'cleaning', 'up', 'the', 'yard', '.']</text:p>
          </table:table-cell>
          <table:table-cell office:value-type="string" calcext:value-type="string">
            <text:p>['VBG', 'VBG', 'RP',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42" calcext:value-type="float">
            <text:p>1142</text:p>
          </table:table-cell>
          <table:table-cell office:value-type="string" calcext:value-type="string">
            <text:p>The young 2nd wife.</text:p>
            <text:p/>
          </table:table-cell>
          <table:table-cell office:value-type="string" calcext:value-type="string">
            <text:p>['The', 'young', '2nd', 'wife', '.']</text:p>
          </table:table-cell>
          <table:table-cell office:value-type="string" calcext:value-type="string">
            <text:p>['DT', 'JJ', 'CD',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43" calcext:value-type="float">
            <text:p>1143</text:p>
          </table:table-cell>
          <table:table-cell office:value-type="string" calcext:value-type="string">
            <text:p>They are taking it easy after his episode of chest pain last week, but the sunshine was nice, and it seemed a simple enough job.</text:p>
            <text:p/>
          </table:table-cell>
          <table:table-cell office:value-type="string" calcext:value-type="string">
            <text:p>['They', 'are', 'taking', 'it', 'easy', 'after', 'his', 'episode', 'of', 'chest', 'pain', 'last', 'week', ',', 'but', 'the', 'sunshine', 'was', 'nice', ',', 'and', 'it', 'seemed', 'a', 'simple', 'enough', 'job', '.']</text:p>
          </table:table-cell>
          <table:table-cell office:value-type="string" calcext:value-type="string">
            <text:p>['PRP', 'VBP', 'VBG', 'PRP', 'JJ', 'IN', 'PRP$', 'NN', 'IN', 'NN', 'NN', 'JJ', 'NN', ',', 'CC', 'DT', 'NN', 'VBD', 'JJ', ',', 'CC', 'PRP', 'VBD', 'DT', 'JJ',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44" calcext:value-type="float">
            <text:p>1144</text:p>
          </table:table-cell>
          <table:table-cell office:value-type="string" calcext:value-type="string">
            <text:p>She's a potter.</text:p>
            <text:p/>
          </table:table-cell>
          <table:table-cell office:value-type="string" calcext:value-type="string">
            <text:p>['She', "'s", 'a', 'potter', '.']</text:p>
          </table:table-cell>
          <table:table-cell office:value-type="string" calcext:value-type="string">
            <text:p>['PRP',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45" calcext:value-type="float">
            <text:p>1145</text:p>
          </table:table-cell>
          <table:table-cell office:value-type="string" calcext:value-type="string">
            <text:p>She does her work in the house.</text:p>
            <text:p/>
          </table:table-cell>
          <table:table-cell office:value-type="string" calcext:value-type="string">
            <text:p>['She', 'does', 'her', 'work', 'in', 'the', 'house', '.']</text:p>
          </table:table-cell>
          <table:table-cell office:value-type="string" calcext:value-type="string">
            <text:p>['PRP', 'VBZ', 'PRP$',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46" calcext:value-type="float">
            <text:p>1146</text:p>
          </table:table-cell>
          <table:table-cell office:value-type="string" calcext:value-type="string">
            <text:p>He was/is a government employee.</text:p>
            <text:p/>
          </table:table-cell>
          <table:table-cell office:value-type="string" calcext:value-type="string">
            <text:p>['He', 'was/is', 'a', 'government', 'employee', '.']</text:p>
          </table:table-cell>
          <table:table-cell office:value-type="string" calcext:value-type="string">
            <text:p>['PRP', 'VBD',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47" calcext:value-type="float">
            <text:p>1147</text:p>
          </table:table-cell>
          <table:table-cell office:value-type="string" calcext:value-type="string">
            <text:p>High up.</text:p>
            <text:p/>
          </table:table-cell>
          <table:table-cell office:value-type="string" calcext:value-type="string">
            <text:p>['High', 'up', '.']</text:p>
          </table:table-cell>
          <table:table-cell office:value-type="string" calcext:value-type="string">
            <text:p>['JJ', '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48" calcext:value-type="float">
            <text:p>1148</text:p>
          </table:table-cell>
          <table:table-cell office:value-type="string" calcext:value-type="string">
            <text:p>GS 13,14 or some such.</text:p>
            <text:p/>
          </table:table-cell>
          <table:table-cell office:value-type="string" calcext:value-type="string">
            <text:p>['GS', '13,14', 'or', 'some', 'such', '.']</text:p>
          </table:table-cell>
          <table:table-cell office:value-type="string" calcext:value-type="string">
            <text:p>['NNP', 'CD', 'CC', 'DT',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49" calcext:value-type="float">
            <text:p>1149</text:p>
          </table:table-cell>
          <table:table-cell office:value-type="string" calcext:value-type="string">
            <text:p>He ran some program.</text:p>
            <text:p/>
          </table:table-cell>
          <table:table-cell office:value-type="string" calcext:value-type="string">
            <text:p>['He', 'ran', 'some', 'program', '.']</text:p>
          </table:table-cell>
          <table:table-cell office:value-type="string" calcext:value-type="string">
            <text:p>['PRP', 'VBD',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50" calcext:value-type="float">
            <text:p>1150</text:p>
          </table:table-cell>
          <table:table-cell office:value-type="string" calcext:value-type="string">
            <text:p>She's his gift as far as he's concerned.</text:p>
            <text:p/>
          </table:table-cell>
          <table:table-cell office:value-type="string" calcext:value-type="string">
            <text:p>['She', "'s", 'his', 'gift', 'as', 'far', 'as', 'he', "'s", 'concerned', '.']</text:p>
          </table:table-cell>
          <table:table-cell office:value-type="string" calcext:value-type="string">
            <text:p>['PRP', 'VBZ', 'PRP$', 'NN', 'RB', 'RB', 'IN', 'PRP', 'VBZ', 'VBN',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51" calcext:value-type="float">
            <text:p>1151</text:p>
          </table:table-cell>
          <table:table-cell office:value-type="string" calcext:value-type="string">
            <text:p>Gentle, young, funny, creative, alive.</text:p>
            <text:p/>
          </table:table-cell>
          <table:table-cell office:value-type="string" calcext:value-type="string">
            <text:p>['Gentle', ',', 'young', ',', 'funny', ',', 'creative', ',', 'alive', '.']</text:p>
          </table:table-cell>
          <table:table-cell office:value-type="string" calcext:value-type="string">
            <text:p>['NNP', ',', 'JJ', ',', 'JJ', ',', 'JJ', ',',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52" calcext:value-type="float">
            <text:p>1152</text:p>
          </table:table-cell>
          <table:table-cell office:value-type="string" calcext:value-type="string">
            <text:p>He worries of course about keeping her.</text:p>
            <text:p/>
          </table:table-cell>
          <table:table-cell office:value-type="string" calcext:value-type="string">
            <text:p>['He', 'worries', 'of', 'course', 'about', 'keeping', 'her', '.']</text:p>
          </table:table-cell>
          <table:table-cell office:value-type="string" calcext:value-type="string">
            <text:p>['PRP', 'VBZ', 'IN', 'NN', 'IN', 'VBG', 'PRP$',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53" calcext:value-type="float">
            <text:p>1153</text:p>
          </table:table-cell>
          <table:table-cell office:value-type="string" calcext:value-type="string">
            <text:p>He tells himself all that stuff about life being transient and seize the day but nonetheless there is a sad tension as he gazes at her through the corner of his eye, because he knows he can't keep her forever.</text:p>
            <text:p/>
          </table:table-cell>
          <table:table-cell office:value-type="string" calcext:value-type="string">
            <text:p>['He', 'tells', 'himself', 'all', 'that', 'stuff', 'about', 'life', 'being', 'transient', 'and', 'seize', 'the', 'day', 'but', 'nonetheless', 'there', 'is', 'a', 'sad', 'tension', 'as', 'he', 'gazes', 'at', 'her', 'through', 'the', 'corner', 'of', 'his', 'eye', ',', 'because', 'he', 'knows', 'he', 'ca', "n't", 'keep', 'her', 'forever', '.']</text:p>
          </table:table-cell>
          <table:table-cell office:value-type="string" calcext:value-type="string">
            <text:p>['PRP', 'VBZ', 'PRP', 'PDT', 'IN', 'NN', 'IN', 'NN', 'VBG', 'JJ', 'CC', 'VB', 'DT', 'NN', 'CC', 'RB', 'EX', 'VBZ', 'DT', 'JJ', 'NN', 'IN', 'PRP', 'VBZ', 'IN', 'PRP$', 'IN', 'DT', 'NN', 'IN', 'PRP$', 'NN', ',', 'IN', 'PRP', 'VBZ', 'PRP', 'MD', 'RB', 'VB', 'PRP$',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54" calcext:value-type="float">
            <text:p>1154</text:p>
          </table:table-cell>
          <table:table-cell office:value-type="string" calcext:value-type="string">
            <text:p>My husband has just mowed the lawn at my sister's place in Vermont.</text:p>
            <text:p/>
          </table:table-cell>
          <table:table-cell office:value-type="string" calcext:value-type="string">
            <text:p>['My', 'husband', 'has', 'just', 'mowed', 'the', 'lawn', 'at', 'my', 'sister', "'s", 'place', 'in', 'Vermont', '.']</text:p>
          </table:table-cell>
          <table:table-cell office:value-type="string" calcext:value-type="string">
            <text:p>['PRP$', 'NN', 'VBZ', 'RB', 'VBN', 'DT', 'NN', 'IN', 'PRP$', 'NN', 'POS', 'NN',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55" calcext:value-type="float">
            <text:p>1155</text:p>
          </table:table-cell>
          <table:table-cell office:value-type="string" calcext:value-type="string">
            <text:p>I am raking up the grass cuttings which we shall collect and deposit on the compost heap.</text:p>
            <text:p/>
          </table:table-cell>
          <table:table-cell office:value-type="string" calcext:value-type="string">
            <text:p>['I', 'am', 'raking', 'up', 'the', 'grass', 'cuttings', 'which', 'we', 'shall', 'collect', 'and', 'deposit', 'on', 'the', 'compost', 'heap', '.']</text:p>
          </table:table-cell>
          <table:table-cell office:value-type="string" calcext:value-type="string">
            <text:p>['PRP', 'VBP', 'VBG', 'RP', 'DT', 'NN', 'NNS', 'WDT', 'PRP', 'MD', 'VB', 'CC', 'VB', 'IN',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56" calcext:value-type="float">
            <text:p>1156</text:p>
          </table:table-cell>
          <table:table-cell office:value-type="string" calcext:value-type="string">
            <text:p>This is in the future as it looks like October time and we don't get to the coast except in August, and we'll have to wait until we retire for this picture to be true, but I've long hair however I don't think my husband will go bald, so maybe it's my brother who is balding.</text:p>
            <text:p/>
          </table:table-cell>
          <table:table-cell office:value-type="string" calcext:value-type="string">
            <text:p>['This', 'is', 'in', 'the', 'future', 'as', 'it', 'looks', 'like', 'October', 'time', 'and', 'we', 'do', "n't", 'get', 'to', 'the', 'coast', 'except', 'in', 'August', ',', 'and', 'we', "'ll", 'have', 'to', 'wait', 'until', 'we', 'retire', 'for', 'this', 'picture', 'to', 'be', 'true', ',', 'but', 'I', "'ve", 'long', 'hair', 'however', 'I', 'do', "n't", 'think', 'my', 'husband', 'will', 'go', 'bald', ',', 'so', 'maybe', 'it', "'s", 'my', 'brother', 'who', 'is', 'balding', '.']</text:p>
          </table:table-cell>
          <table:table-cell office:value-type="string" calcext:value-type="string">
            <text:p>['DT', 'VBZ', 'IN', 'DT', 'NN', 'IN', 'PRP', 'VBZ', 'IN', 'NNP', 'NN', 'CC', 'PRP', 'VBP', 'RB', 'VB', 'TO', 'DT', 'NN', 'IN', 'IN', 'NNP', ',', 'CC', 'PRP', 'MD', 'VB', 'TO', 'VB', 'IN', 'PRP', 'VBP', 'IN', 'DT', 'NN', 'TO', 'VB', 'JJ', ',', 'CC', 'PRP', 'VBP', 'RB', 'JJ', 'RB', 'PRP', 'VBP', 'RB', 'VB', 'PRP$', 'NN', 'MD', 'VB', 'RB', ',', 'IN', 'RB', 'PRP', 'VBZ', 'PRP$', 'NN', 'WP', 'VBZ', 'VBG',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57" calcext:value-type="float">
            <text:p>1157</text:p>
          </table:table-cell>
          <table:table-cell office:value-type="string" calcext:value-type="string">
            <text:p>A nice calm picture of any family set up with people who love each other and care for the environment.</text:p>
            <text:p/>
          </table:table-cell>
          <table:table-cell office:value-type="string" calcext:value-type="string">
            <text:p>['A', 'nice', 'calm', 'picture', 'of', 'any', 'family', 'set', 'up', 'with', 'people', 'who', 'love', 'each', 'other', 'and', 'care', 'for', 'the', 'environment', '.']</text:p>
          </table:table-cell>
          <table:table-cell office:value-type="string" calcext:value-type="string">
            <text:p>['DT', 'JJ', 'JJ', 'NN', 'IN', 'DT', 'NN', 'VBN', 'RP', 'IN', 'NNS', 'WP', 'VBP', 'DT', 'JJ', 'CC', 'NN', 'IN', 'DT',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58" calcext:value-type="float">
            <text:p>1158</text:p>
          </table:table-cell>
          <table:table-cell office:value-type="string" calcext:value-type="string">
            <text:p>Father and daughter on autumn afternoon, raking leaves.</text:p>
            <text:p/>
          </table:table-cell>
          <table:table-cell office:value-type="string" calcext:value-type="string">
            <text:p>['Father', 'and', 'daughter', 'on', 'autumn', 'afternoon', ',', 'raking', 'leaves', '.']</text:p>
          </table:table-cell>
          <table:table-cell office:value-type="string" calcext:value-type="string">
            <text:p>['NNP', 'CC', 'NN', 'IN', 'NN', 'NN', ',', 'VBG',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59" calcext:value-type="float">
            <text:p>1159</text:p>
          </table:table-cell>
          <table:table-cell office:value-type="string" calcext:value-type="string">
            <text:p>They usually have trouble talking to each other (he's reticent and awkward, she's fifteen and hasn't much use for parents in general.</text:p>
            <text:p/>
          </table:table-cell>
          <table:table-cell office:value-type="string" calcext:value-type="string">
            <text:p>['They', 'usually', 'have', 'trouble', 'talking', 'to', 'each', 'other', '(', 'he', "'s", 'reticent', 'and', 'awkward', ',', 'she', "'s", 'fifteen', 'and', 'has', "n't", 'much', 'use', 'for', 'parents', 'in', 'general', '.']</text:p>
          </table:table-cell>
          <table:table-cell office:value-type="string" calcext:value-type="string">
            <text:p>['PRP', 'RB', 'VBP', 'NN', 'VBG', 'TO', 'DT', 'JJ', '(', 'PRP', 'VBZ', 'NN', 'CC', 'NN', ',', 'PRP', 'VBZ', 'JJ', 'CC', 'VBZ', 'RB', 'JJ', 'NN', 'IN', 'NNS', 'IN',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60" calcext:value-type="float">
            <text:p>1160</text:p>
          </table:table-cell>
          <table:table-cell office:value-type="string" calcext:value-type="string">
            <text:p>But when they focus on something outside, like this activity, they do much better.</text:p>
            <text:p/>
          </table:table-cell>
          <table:table-cell office:value-type="string" calcext:value-type="string">
            <text:p>['But', 'when', 'they', 'focus', 'on', 'something', 'outside', ',', 'like', 'this', 'activity', ',', 'they', 'do', 'much', 'better', '.']</text:p>
          </table:table-cell>
          <table:table-cell office:value-type="string" calcext:value-type="string">
            <text:p>['CC', 'WRB', 'PRP', 'VBP', 'IN', 'NN', 'JJ', ',', 'IN', 'DT', 'NN', ',', 'PRP', 'VBP', 'RB', 'RBR',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161" calcext:value-type="float">
            <text:p>1161</text:p>
          </table:table-cell>
          <table:table-cell office:value-type="string" calcext:value-type="string">
            <text:p>Today they are talking about what to get for wife/mother for her upcoming birthday--she's been low and menopausal for a few months.</text:p>
            <text:p/>
          </table:table-cell>
          <table:table-cell office:value-type="string" calcext:value-type="string">
            <text:p>['Today', 'they', 'are', 'talking', 'about', 'what', 'to', 'get', 'for', 'wife/mother', 'for', 'her', 'upcoming', 'birthday', '--', 'she', "'s", 'been', 'low', 'and', 'menopausal', 'for', 'a', 'few', 'months', '.']</text:p>
          </table:table-cell>
          <table:table-cell office:value-type="string" calcext:value-type="string">
            <text:p>['NN', 'PRP', 'VBP', 'VBG', 'IN', 'WP', 'TO', 'VB', 'IN', 'NN', 'IN', 'PRP$', 'JJ', 'NN', ':', 'PRP', 'VBZ', 'VBN', 'JJ', 'CC', 'NN', 'IN', 'DT',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62" calcext:value-type="float">
            <text:p>1162</text:p>
          </table:table-cell>
          <table:table-cell office:value-type="string" calcext:value-type="string">
            <text:p>Both father and daughter feel good about the situation though they feel bad for mom.</text:p>
            <text:p/>
          </table:table-cell>
          <table:table-cell office:value-type="string" calcext:value-type="string">
            <text:p>['Both', 'father', 'and', 'daughter', 'feel', 'good', 'about', 'the', 'situation', 'though', 'they', 'feel', 'bad', 'for', 'mom', '.']</text:p>
          </table:table-cell>
          <table:table-cell office:value-type="string" calcext:value-type="string">
            <text:p>['DT', 'NN', 'CC', 'NN', 'VB', 'JJ', 'IN', 'DT', 'NN', 'IN', 'PRP', 'VBP', 'JJ', 'IN',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163" calcext:value-type="float">
            <text:p>1163</text:p>
          </table:table-cell>
          <table:table-cell office:value-type="string" calcext:value-type="string">
            <text:p>They're going to think up just the right present.</text:p>
            <text:p/>
          </table:table-cell>
          <table:table-cell office:value-type="string" calcext:value-type="string">
            <text:p>['They', "'re", 'going', 'to', 'think', 'up', 'just', 'the', 'right', 'present', '.']</text:p>
          </table:table-cell>
          <table:table-cell office:value-type="string" calcext:value-type="string">
            <text:p>['PRP', 'VBP', 'VBG', 'TO', 'VB', 'RP', 'RB', 'DT',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164" calcext:value-type="float">
            <text:p>1164</text:p>
          </table:table-cell>
          <table:table-cell office:value-type="string" calcext:value-type="string">
            <text:p>Two people are having a conversation.</text:p>
            <text:p/>
          </table:table-cell>
          <table:table-cell office:value-type="string" calcext:value-type="string">
            <text:p>['Two', 'people', 'are', 'having', 'a', 'conversation', '.']</text:p>
          </table:table-cell>
          <table:table-cell office:value-type="string" calcext:value-type="string">
            <text:p>['CD', 'NNS', 'VBP', 'VBG',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65" calcext:value-type="float">
            <text:p>1165</text:p>
          </table:table-cell>
          <table:table-cell office:value-type="string" calcext:value-type="string">
            <text:p>One is the boat captain, the other is a passenger.</text:p>
            <text:p/>
          </table:table-cell>
          <table:table-cell office:value-type="string" calcext:value-type="string">
            <text:p>['One', 'is', 'the', 'boat', 'captain', ',', 'the', 'other', 'is', 'a', 'passenger', '.']</text:p>
          </table:table-cell>
          <table:table-cell office:value-type="string" calcext:value-type="string">
            <text:p>['CD', 'VBZ', 'DT', 'NN', 'NN', ',', 'DT', 'JJ',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66" calcext:value-type="float">
            <text:p>1166</text:p>
          </table:table-cell>
          <table:table-cell office:value-type="string" calcext:value-type="string">
            <text:p>The passenger booked a cruise.</text:p>
            <text:p/>
          </table:table-cell>
          <table:table-cell office:value-type="string" calcext:value-type="string">
            <text:p>['The', 'passenger', 'booked', 'a', 'cruise', '.']</text:p>
          </table:table-cell>
          <table:table-cell office:value-type="string" calcext:value-type="string">
            <text:p>['DT', 'NN', 'VBD',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67" calcext:value-type="float">
            <text:p>1167</text:p>
          </table:table-cell>
          <table:table-cell office:value-type="string" calcext:value-type="string">
            <text:p>The captain is telling the passenger all about his ship.</text:p>
            <text:p/>
          </table:table-cell>
          <table:table-cell office:value-type="string" calcext:value-type="string">
            <text:p>['The', 'captain', 'is', 'telling', 'the', 'passenger', 'all', 'about', 'his', 'ship', '.']</text:p>
          </table:table-cell>
          <table:table-cell office:value-type="string" calcext:value-type="string">
            <text:p>['DT', 'NN', 'VBZ', 'VBG', 'DT', 'NN', 'DT',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68" calcext:value-type="float">
            <text:p>1168</text:p>
          </table:table-cell>
          <table:table-cell office:value-type="string" calcext:value-type="string">
            <text:p>He thinks the passenger wants information about the ship itself.</text:p>
            <text:p/>
          </table:table-cell>
          <table:table-cell office:value-type="string" calcext:value-type="string">
            <text:p>['He', 'thinks', 'the', 'passenger', 'wants', 'information', 'about', 'the', 'ship', 'itself', '.']</text:p>
          </table:table-cell>
          <table:table-cell office:value-type="string" calcext:value-type="string">
            <text:p>['PRP', 'VBZ', 'DT', 'NN', 'VBZ', 'NN', 'IN', 'DT', 'N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69" calcext:value-type="float">
            <text:p>1169</text:p>
          </table:table-cell>
          <table:table-cell office:value-type="string" calcext:value-type="string">
            <text:p>The passenger wants information about the ship's speed, route, safety, etc.</text:p>
            <text:p/>
          </table:table-cell>
          <table:table-cell office:value-type="string" calcext:value-type="string">
            <text:p>['The', 'passenger', 'wants', 'information', 'about', 'the', 'ship', "'s", 'speed', ',', 'route', ',', 'safety', ',', 'etc', '.']</text:p>
          </table:table-cell>
          <table:table-cell office:value-type="string" calcext:value-type="string">
            <text:p>['DT', 'NN', 'VBZ', 'NN', 'IN', 'DT', 'NN', 'POS', 'NN', ',', 'NN', ',', 'NN', ',', 'FW',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70" calcext:value-type="float">
            <text:p>1170</text:p>
          </table:table-cell>
          <table:table-cell office:value-type="string" calcext:value-type="string">
            <text:p>They will take the cruise and have a good time.</text:p>
            <text:p/>
          </table:table-cell>
          <table:table-cell office:value-type="string" calcext:value-type="string">
            <text:p>['They', 'will', 'take', 'the', 'cruise', 'and', 'have', 'a', 'good', 'time', '.']</text:p>
          </table:table-cell>
          <table:table-cell office:value-type="string" calcext:value-type="string">
            <text:p>['PRP', 'MD', 'VB', 'DT', 'NN', 'CC', 'VB',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71" calcext:value-type="float">
            <text:p>1171</text:p>
          </table:table-cell>
          <table:table-cell office:value-type="string" calcext:value-type="string">
            <text:p>The weather will probably be good and the passenger will eat well, look around at all ports of call, and sunbathe a lot.</text:p>
            <text:p/>
          </table:table-cell>
          <table:table-cell office:value-type="string" calcext:value-type="string">
            <text:p>['The', 'weather', 'will', 'probably', 'be', 'good', 'and', 'the', 'passenger', 'will', 'eat', 'well', ',', 'look', 'around', 'at', 'all', 'ports', 'of', 'call', ',', 'and', 'sunbathe', 'a', 'lot', '.']</text:p>
          </table:table-cell>
          <table:table-cell office:value-type="string" calcext:value-type="string">
            <text:p>['DT', 'NN', 'MD', 'RB', 'VB', 'JJ', 'CC', 'DT', 'NN', 'MD', 'VB', 'RB', ',', 'VB', 'RP', 'IN', 'DT', 'NNS', 'IN', 'NN', ',', 'CC',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72" calcext:value-type="float">
            <text:p>1172</text:p>
          </table:table-cell>
          <table:table-cell office:value-type="string" calcext:value-type="string">
            <text:p>He will have a nice vacation and arrive back home.</text:p>
            <text:p/>
          </table:table-cell>
          <table:table-cell office:value-type="string" calcext:value-type="string">
            <text:p>['He', 'will', 'have', 'a', 'nice', 'vacation', 'and', 'arrive', 'back', 'home', '.']</text:p>
          </table:table-cell>
          <table:table-cell office:value-type="string" calcext:value-type="string">
            <text:p>['PRP', 'MD', 'VB', 'DT', 'JJ', 'NN', 'CC', 'JJ', 'RB',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73" calcext:value-type="float">
            <text:p>1173</text:p>
          </table:table-cell>
          <table:table-cell office:value-type="string" calcext:value-type="string">
            <text:p>Satisfied.</text:p>
            <text:p/>
          </table:table-cell>
          <table:table-cell office:value-type="string" calcext:value-type="string">
            <text:p>['Satisfied', '.']</text:p>
          </table:table-cell>
          <table:table-cell office:value-type="string" calcext:value-type="string">
            <text:p>['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74" calcext:value-type="float">
            <text:p>1174</text:p>
          </table:table-cell>
          <table:table-cell office:value-type="string" calcext:value-type="string">
            <text:p>Two men are engaged in a Serious Conversation.</text:p>
            <text:p/>
          </table:table-cell>
          <table:table-cell office:value-type="string" calcext:value-type="string">
            <text:p>['Two', 'men', 'are', 'engaged', 'in', 'a', 'Serious', 'Conversation', '.']</text:p>
          </table:table-cell>
          <table:table-cell office:value-type="string" calcext:value-type="string">
            <text:p>['CD', 'NNS', 'VBP', 'VBN',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75" calcext:value-type="float">
            <text:p>1175</text:p>
          </table:table-cell>
          <table:table-cell office:value-type="string" calcext:value-type="string">
            <text:p>One is the Captain of a Luxury liner about to set sail.</text:p>
            <text:p/>
          </table:table-cell>
          <table:table-cell office:value-type="string" calcext:value-type="string">
            <text:p>['One', 'is', 'the', 'Captain', 'of', 'a', 'Luxury', 'liner', 'about', 'to', 'set', 'sail', '.']</text:p>
          </table:table-cell>
          <table:table-cell office:value-type="string" calcext:value-type="string">
            <text:p>['CD', 'VBZ', 'DT', 'NNP', 'IN', 'DT', 'NNP', 'NN', 'IN', 'TO', 'VB',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76" calcext:value-type="float">
            <text:p>1176</text:p>
          </table:table-cell>
          <table:table-cell office:value-type="string" calcext:value-type="string">
            <text:p>The other, a private detective, who has just told the captain the ship must be detained.</text:p>
            <text:p/>
          </table:table-cell>
          <table:table-cell office:value-type="string" calcext:value-type="string">
            <text:p>['The', 'other', ',', 'a', 'private', 'detective', ',', 'who', 'has', 'just', 'told', 'the', 'captain', 'the', 'ship', 'must', 'be', 'detained', '.']</text:p>
          </table:table-cell>
          <table:table-cell office:value-type="string" calcext:value-type="string">
            <text:p>['DT', 'JJ', ',', 'DT', 'JJ', 'NN', ',', 'WP', 'VBZ', 'RB', 'VBN', 'DT', 'NN', 'DT', 'NN', 'MD', 'VB', 'VB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77" calcext:value-type="float">
            <text:p>1177</text:p>
          </table:table-cell>
          <table:table-cell office:value-type="string" calcext:value-type="string">
            <text:p>It is feared that an illegal passenger is on board, a passenger wanted very much by the police.</text:p>
            <text:p/>
          </table:table-cell>
          <table:table-cell office:value-type="string" calcext:value-type="string">
            <text:p>['It', 'is', 'feared', 'that', 'an', 'illegal', 'passenger', 'is', 'on', 'board', ',', 'a', 'passenger', 'wanted', 'very', 'much', 'by', 'the', 'police', '.']</text:p>
          </table:table-cell>
          <table:table-cell office:value-type="string" calcext:value-type="string">
            <text:p>['PRP', 'VBZ', 'VBN', 'IN', 'DT', 'JJ', 'NN', 'VBZ', 'IN', 'NN', ',', 'DT', 'NN', 'VBD', 'RB', 'JJ',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78" calcext:value-type="float">
            <text:p>1178</text:p>
          </table:table-cell>
          <table:table-cell office:value-type="string" calcext:value-type="string">
            <text:p>The Captain is skeptical, and wants definite proof that there is such a dangerous person.</text:p>
            <text:p/>
          </table:table-cell>
          <table:table-cell office:value-type="string" calcext:value-type="string">
            <text:p>['The', 'Captain', 'is', 'skeptical', ',', 'and', 'wants', 'definite', 'proof', 'that', 'there', 'is', 'such', 'a', 'dangerous', 'person', '.']</text:p>
          </table:table-cell>
          <table:table-cell office:value-type="string" calcext:value-type="string">
            <text:p>['DT', 'NNP', 'VBZ', 'JJ', ',', 'CC', 'VBZ', 'JJ', 'NN', 'IN', 'EX', 'VBZ', 'JJ',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79" calcext:value-type="float">
            <text:p>1179</text:p>
          </table:table-cell>
          <table:table-cell office:value-type="string" calcext:value-type="string">
            <text:p>The proof given by the detective is not enough for the Captain to delay departure.</text:p>
            <text:p/>
          </table:table-cell>
          <table:table-cell office:value-type="string" calcext:value-type="string">
            <text:p>['The', 'proof', 'given', 'by', 'the', 'detective', 'is', 'not', 'enough', 'for', 'the', 'Captain', 'to', 'delay', 'departure', '.']</text:p>
          </table:table-cell>
          <table:table-cell office:value-type="string" calcext:value-type="string">
            <text:p>['DT', 'NN', 'VBN', 'IN', 'DT', 'NN', 'VBZ', 'RB', 'RB', 'IN', 'DT', 'NNP', 'TO', 'VB',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1180" calcext:value-type="float">
            <text:p>1180</text:p>
          </table:table-cell>
          <table:table-cell table:style-name="ce3" office:value-type="string" calcext:value-type="string">
            <text:p>The Luxury liner sails, along with the Cat burglar who had been sought after.</text:p>
            <text:p/>
          </table:table-cell>
          <table:table-cell table:style-name="ce3" office:value-type="string" calcext:value-type="string">
            <text:p>['The', 'Luxury', 'liner', 'sails', ',', 'along', 'with', 'the', 'Cat', 'burglar', 'who', 'had', 'been', 'sought', 'after', '.']</text:p>
          </table:table-cell>
          <table:table-cell table:style-name="ce3" office:value-type="string" calcext:value-type="string">
            <text:p>['DT', 'NNP', 'NN', 'NNS', ',', 'IN', 'IN', 'DT', 'NNP', 'NN', 'WP', 'VBD', 'VBN', 'VBN', 'I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81" calcext:value-type="float">
            <text:p>1181</text:p>
          </table:table-cell>
          <table:table-cell office:value-type="string" calcext:value-type="string">
            <text:p>The captain and one of his passengers are talking about a problem the passengers having with his cabin.</text:p>
            <text:p/>
          </table:table-cell>
          <table:table-cell office:value-type="string" calcext:value-type="string">
            <text:p>['The', 'captain', 'and', 'one', 'of', 'his', 'passengers', 'are', 'talking', 'about', 'a', 'problem', 'the', 'passengers', 'having', 'with', 'his', 'cabin', '.']</text:p>
          </table:table-cell>
          <table:table-cell office:value-type="string" calcext:value-type="string">
            <text:p>['DT', 'NN', 'CC', 'CD', 'IN', 'PRP$', 'NNS', 'VBP', 'VBG', 'IN', 'DT', 'NN', 'DT', 'NNS', 'VBG',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82" calcext:value-type="float">
            <text:p>1182</text:p>
          </table:table-cell>
          <table:table-cell office:value-type="string" calcext:value-type="string">
            <text:p>The water is leaking in his porthole.</text:p>
            <text:p/>
          </table:table-cell>
          <table:table-cell office:value-type="string" calcext:value-type="string">
            <text:p>['The', 'water', 'is', 'leaking', 'in', 'his', 'porthole', '.']</text:p>
          </table:table-cell>
          <table:table-cell office:value-type="string" calcext:value-type="string">
            <text:p>['DT', 'NN', 'VBZ', 'VBG',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83" calcext:value-type="float">
            <text:p>1183</text:p>
          </table:table-cell>
          <table:table-cell office:value-type="string" calcext:value-type="string">
            <text:p>The captain explains, that this happens at times and he will see its taken care of immediately.</text:p>
            <text:p/>
          </table:table-cell>
          <table:table-cell office:value-type="string" calcext:value-type="string">
            <text:p>['The', 'captain', 'explains', ',', 'that', 'this', 'happens', 'at', 'times', 'and', 'he', 'will', 'see', 'its', 'taken', 'care', 'of', 'immediately', '.']</text:p>
          </table:table-cell>
          <table:table-cell office:value-type="string" calcext:value-type="string">
            <text:p>['DT', 'NN', 'VBZ', ',', 'IN', 'DT', 'VBZ', 'IN', 'NNS', 'CC', 'PRP', 'MD', 'VB', 'PRP$', 'VBN', 'NN', 'IN',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84" calcext:value-type="float">
            <text:p>1184</text:p>
          </table:table-cell>
          <table:table-cell office:value-type="string" calcext:value-type="string">
            <text:p>Mr. Smith, the passenger, says all right, goes back to the cabin and waits for someone to come.</text:p>
            <text:p/>
          </table:table-cell>
          <table:table-cell office:value-type="string" calcext:value-type="string">
            <text:p>['Mr.', 'Smith', ',', 'the', 'passenger', ',', 'says', 'all', 'right', ',', 'goes', 'back', 'to', 'the', 'cabin', 'and', 'waits', 'for', 'someone', 'to', 'come', '.']</text:p>
          </table:table-cell>
          <table:table-cell office:value-type="string" calcext:value-type="string">
            <text:p>['NNP', 'NNP', ',', 'DT', 'NN', ',', 'VBZ', 'RB', 'JJ', ',', 'VBZ', 'RB', 'TO', 'DT', 'NN', 'CC', 'NNS', 'IN', 'NN', 'TO',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85" calcext:value-type="float">
            <text:p>1185</text:p>
          </table:table-cell>
          <table:table-cell office:value-type="string" calcext:value-type="string">
            <text:p>After a short wait, a man comes and fixes the porthole.</text:p>
            <text:p/>
          </table:table-cell>
          <table:table-cell office:value-type="string" calcext:value-type="string">
            <text:p>['After', 'a', 'short', 'wait', ',', 'a', 'man', 'comes', 'and', 'fixes', 'the', 'porthole', '.']</text:p>
          </table:table-cell>
          <table:table-cell office:value-type="string" calcext:value-type="string">
            <text:p>['IN', 'DT', 'JJ', 'NN', ',', 'DT', 'NN', 'VBZ', 'CC', 'VBZ',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86" calcext:value-type="float">
            <text:p>1186</text:p>
          </table:table-cell>
          <table:table-cell office:value-type="string" calcext:value-type="string">
            <text:p>As Mr. Smith trip continues he is pleased to find no more water coming in.</text:p>
            <text:p/>
          </table:table-cell>
          <table:table-cell office:value-type="string" calcext:value-type="string">
            <text:p>['As', 'Mr.', 'Smith', 'trip', 'continues', 'he', 'is', 'pleased', 'to', 'find', 'no', 'more', 'water', 'coming', 'in', '.']</text:p>
          </table:table-cell>
          <table:table-cell office:value-type="string" calcext:value-type="string">
            <text:p>['IN', 'NNP', 'NNP', 'NN', 'VBZ', 'PRP', 'VBZ', 'JJ', 'TO', 'VB', 'DT', 'RBR', 'NN', 'VBG', 'I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87" calcext:value-type="float">
            <text:p>1187</text:p>
          </table:table-cell>
          <table:table-cell office:value-type="string" calcext:value-type="string">
            <text:p>It's 1952.</text:p>
            <text:p/>
          </table:table-cell>
          <table:table-cell office:value-type="string" calcext:value-type="string">
            <text:p>['It', "'s", '1952', '.']</text:p>
          </table:table-cell>
          <table:table-cell office:value-type="string" calcext:value-type="string">
            <text:p>['PRP', 'VBZ', 'CD',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88" calcext:value-type="float">
            <text:p>1188</text:p>
          </table:table-cell>
          <table:table-cell office:value-type="string" calcext:value-type="string">
            <text:p>The Captain of the cruise liner is smuggling drugs hidden in antique figurines from the South China Seas.</text:p>
            <text:p/>
          </table:table-cell>
          <table:table-cell office:value-type="string" calcext:value-type="string">
            <text:p>['The', 'Captain', 'of', 'the', 'cruise', 'liner', 'is', 'smuggling', 'drugs', 'hidden', 'in', 'antique', 'figurines', 'from', 'the', 'South', 'China', 'Seas', '.']</text:p>
          </table:table-cell>
          <table:table-cell office:value-type="string" calcext:value-type="string">
            <text:p>['DT', 'NNP', 'IN', 'DT', 'NN', 'NN', 'VBZ', 'VBG', 'NNS', 'VBN', 'IN', 'JJ', 'NNS', 'IN', 'DT', 'NNP', 'NNP',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89" calcext:value-type="float">
            <text:p>1189</text:p>
          </table:table-cell>
          <table:table-cell office:value-type="string" calcext:value-type="string">
            <text:p>Sort of a Maltese Falcon scenario.</text:p>
            <text:p/>
          </table:table-cell>
          <table:table-cell office:value-type="string" calcext:value-type="string">
            <text:p>['Sort', 'of', 'a', 'Maltese', 'Falcon', 'scenario', '.']</text:p>
          </table:table-cell>
          <table:table-cell office:value-type="string" calcext:value-type="string">
            <text:p>['NN', 'IN', 'DT', 'JJ', 'NN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90" calcext:value-type="float">
            <text:p>1190</text:p>
          </table:table-cell>
          <table:table-cell office:value-type="string" calcext:value-type="string">
            <text:p>Captain is trying to make a deal with the man in the hat who is an undercover agent unbeknownst to the Captain, although he knows that someone is on his tail and he is in a hot spot.</text:p>
            <text:p/>
          </table:table-cell>
          <table:table-cell office:value-type="string" calcext:value-type="string">
            <text:p>['Captain', 'is', 'trying', 'to', 'make', 'a', 'deal', 'with', 'the', 'man', 'in', 'the', 'hat', 'who', 'is', 'an', 'undercover', 'agent', 'unbeknownst', 'to', 'the', 'Captain', ',', 'although', 'he', 'knows', 'that', 'someone', 'is', 'on', 'his', 'tail', 'and', 'he', 'is', 'in', 'a', 'hot', 'spot', '.']</text:p>
          </table:table-cell>
          <table:table-cell office:value-type="string" calcext:value-type="string">
            <text:p>['NN', 'VBZ', 'VBG', 'TO', 'VB', 'DT', 'NN', 'IN', 'DT', 'NN', 'IN', 'DT', 'NN', 'WP', 'VBZ', 'DT', 'JJ', 'NN', 'NN', 'TO', 'DT', 'NNP', ',', 'IN', 'PRP', 'VBZ', 'IN', 'NN', 'VBZ', 'IN', 'PRP$', 'NN', 'CC', 'PRP', 'VBZ', 'IN', 'DT',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91" calcext:value-type="float">
            <text:p>1191</text:p>
          </table:table-cell>
          <table:table-cell office:value-type="string" calcext:value-type="string">
            <text:p>He's trying to get out of it and walking right into it.</text:p>
            <text:p/>
          </table:table-cell>
          <table:table-cell office:value-type="string" calcext:value-type="string">
            <text:p>['He', "'s", 'trying', 'to', 'get', 'out', 'of', 'it', 'and', 'walking', 'right', 'into', 'it', '.']</text:p>
          </table:table-cell>
          <table:table-cell office:value-type="string" calcext:value-type="string">
            <text:p>['PRP', 'VBZ', 'VBG', 'TO', 'VB', 'IN', 'IN', 'PRP', 'CC', 'VBG', 'RB', 'IN', 'P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92" calcext:value-type="float">
            <text:p>1192</text:p>
          </table:table-cell>
          <table:table-cell office:value-type="string" calcext:value-type="string">
            <text:p>The man in the hat is just listening.</text:p>
            <text:p/>
          </table:table-cell>
          <table:table-cell office:value-type="string" calcext:value-type="string">
            <text:p>['The', 'man', 'in', 'the', 'hat', 'is', 'just', 'listening', '.']</text:p>
          </table:table-cell>
          <table:table-cell office:value-type="string" calcext:value-type="string">
            <text:p>['DT', 'NN', 'IN', 'DT', 'NN', 'VBZ', 'RB', 'VBG',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1193" calcext:value-type="float">
            <text:p>1193</text:p>
          </table:table-cell>
          <table:table-cell table:style-name="ce3" office:value-type="string" calcext:value-type="string">
            <text:p>Eventually the Captain will be caught.</text:p>
            <text:p/>
          </table:table-cell>
          <table:table-cell table:style-name="ce3" office:value-type="string" calcext:value-type="string">
            <text:p>['Eventually', 'the', 'Captain', 'will', 'be', 'caught', '.']</text:p>
          </table:table-cell>
          <table:table-cell table:style-name="ce3" office:value-type="string" calcext:value-type="string">
            <text:p>['RB', 'DT', 'NNP', 'MD', 'VB', 'VB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94" calcext:value-type="float">
            <text:p>1194</text:p>
          </table:table-cell>
          <table:table-cell office:value-type="string" calcext:value-type="string">
            <text:p>He will cook his own goose.</text:p>
            <text:p/>
          </table:table-cell>
          <table:table-cell office:value-type="string" calcext:value-type="string">
            <text:p>['He', 'will', 'cook', 'his', 'own', 'goose', '.']</text:p>
          </table:table-cell>
          <table:table-cell office:value-type="string" calcext:value-type="string">
            <text:p>['PRP', 'MD', 'VB', 'PRP$', 'JJ',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95" calcext:value-type="float">
            <text:p>1195</text:p>
          </table:table-cell>
          <table:table-cell office:value-type="string" calcext:value-type="string">
            <text:p>Now, listen Bill.</text:p>
            <text:p/>
          </table:table-cell>
          <table:table-cell office:value-type="string" calcext:value-type="string">
            <text:p>['Now', ',', 'listen', 'Bill', '.']</text:p>
          </table:table-cell>
          <table:table-cell office:value-type="string" calcext:value-type="string">
            <text:p>['RB', ',', 'JJ',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196" calcext:value-type="float">
            <text:p>1196</text:p>
          </table:table-cell>
          <table:table-cell office:value-type="string" calcext:value-type="string">
            <text:p>We found the cashmere sweaters in this little shop in Sydney.</text:p>
            <text:p/>
          </table:table-cell>
          <table:table-cell office:value-type="string" calcext:value-type="string">
            <text:p>['We', 'found', 'the', 'cashmere', 'sweaters', 'in', 'this', 'little', 'shop', 'in', 'Sydney', '.']</text:p>
          </table:table-cell>
          <table:table-cell office:value-type="string" calcext:value-type="string">
            <text:p>['PRP', 'VBD', 'DT', 'JJ', 'NNS', 'IN', 'DT', 'JJ', 'NN',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97" calcext:value-type="float">
            <text:p>1197</text:p>
          </table:table-cell>
          <table:table-cell office:value-type="string" calcext:value-type="string">
            <text:p>This little Kangaroo Lady actually taught me a new knit and purl stitch, two loops over and three under produces an iris pattern.</text:p>
            <text:p/>
          </table:table-cell>
          <table:table-cell office:value-type="string" calcext:value-type="string">
            <text:p>['This', 'little', 'Kangaroo', 'Lady', 'actually', 'taught', 'me', 'a', 'new', 'knit', 'and', 'purl', 'stitch', ',', 'two', 'loops', 'over', 'and', 'three', 'under', 'produces', 'an', 'iris', 'pattern', '.']</text:p>
          </table:table-cell>
          <table:table-cell office:value-type="string" calcext:value-type="string">
            <text:p>['DT', 'JJ', 'NNP', 'NNP', 'RB', 'VBD', 'PRP', 'DT', 'JJ', 'NN', 'CC', 'NN', 'NN', ',', 'CD', 'NNS', 'IN', 'CC', 'CD', 'IN', 'NNS',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98" calcext:value-type="float">
            <text:p>1198</text:p>
          </table:table-cell>
          <table:table-cell office:value-type="string" calcext:value-type="string">
            <text:p>Very pretty in ivory and purple with a green background.</text:p>
            <text:p/>
          </table:table-cell>
          <table:table-cell office:value-type="string" calcext:value-type="string">
            <text:p>['Very', 'pretty', 'in', 'ivory', 'and', 'purple', 'with', 'a', 'green', 'background', '.']</text:p>
          </table:table-cell>
          <table:table-cell office:value-type="string" calcext:value-type="string">
            <text:p>['RB', 'RB', 'IN', 'NN', 'CC', 'NN',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199" calcext:value-type="float">
            <text:p>1199</text:p>
          </table:table-cell>
          <table:table-cell office:value-type="string" calcext:value-type="string">
            <text:p>But what hope do we have of getting the diamonds in?</text:p>
            <text:p/>
          </table:table-cell>
          <table:table-cell office:value-type="string" calcext:value-type="string">
            <text:p>['But', 'what', 'hope', 'do', 'we', 'have', 'of', 'getting', 'the', 'diamonds', 'in', '?']</text:p>
          </table:table-cell>
          <table:table-cell office:value-type="string" calcext:value-type="string">
            <text:p>['CC', 'WP', 'VBP', 'VBP', 'PRP', 'VB', 'IN', 'VBG', 'DT', 'NNS', 'I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00" calcext:value-type="float">
            <text:p>1200</text:p>
          </table:table-cell>
          <table:table-cell office:value-type="string" calcext:value-type="string">
            <text:p>Oh, see the rhinestones on the little, wide armhole vest, just wash the glitter off.</text:p>
            <text:p/>
          </table:table-cell>
          <table:table-cell office:value-type="string" calcext:value-type="string">
            <text:p>['Oh', ',', 'see', 'the', 'rhinestones', 'on', 'the', 'little', ',', 'wide', 'armhole', 'vest', ',', 'just', 'wash', 'the', 'glitter', 'off', '.']</text:p>
          </table:table-cell>
          <table:table-cell office:value-type="string" calcext:value-type="string">
            <text:p>['UH', ',', 'VBP', 'DT', 'NNS', 'IN', 'DT', 'JJ', ',', 'JJ', 'NN', 'NN', ',', 'RB', 'VB', 'DT', 'NN', '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01" calcext:value-type="float">
            <text:p>1201</text:p>
          </table:table-cell>
          <table:table-cell office:value-type="string" calcext:value-type="string">
            <text:p>A few more are in my knitting-needles and I really found the perfect place.</text:p>
            <text:p/>
          </table:table-cell>
          <table:table-cell office:value-type="string" calcext:value-type="string">
            <text:p>['A', 'few', 'more', 'are', 'in', 'my', 'knitting-needles', 'and', 'I', 'really', 'found', 'the', 'perfect', 'place', '.']</text:p>
          </table:table-cell>
          <table:table-cell office:value-type="string" calcext:value-type="string">
            <text:p>['DT', 'JJ', 'JJR', 'VBP', 'IN', 'PRP$', 'NNS', 'CC', 'PRP', 'RB', 'VBD', 'DT',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02" calcext:value-type="float">
            <text:p>1202</text:p>
          </table:table-cell>
          <table:table-cell office:value-type="string" calcext:value-type="string">
            <text:p>Use them as hem weights.</text:p>
            <text:p/>
          </table:table-cell>
          <table:table-cell office:value-type="string" calcext:value-type="string">
            <text:p>['Use', 'them', 'as', 'hem', 'weights', '.']</text:p>
          </table:table-cell>
          <table:table-cell office:value-type="string" calcext:value-type="string">
            <text:p>['VB', 'PRP', 'IN', 'NN',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03" calcext:value-type="float">
            <text:p>1203</text:p>
          </table:table-cell>
          <table:table-cell office:value-type="string" calcext:value-type="string">
            <text:p>Well, then we should have enough to go home to England forever.</text:p>
            <text:p/>
          </table:table-cell>
          <table:table-cell office:value-type="string" calcext:value-type="string">
            <text:p>['Well', ',', 'then', 'we', 'should', 'have', 'enough', 'to', 'go', 'home', 'to', 'England', 'forever', '.']</text:p>
          </table:table-cell>
          <table:table-cell office:value-type="string" calcext:value-type="string">
            <text:p>['RB', ',', 'RB', 'PRP', 'MD', 'VB', 'NN', 'TO', 'VB', 'NN', 'TO', 'NNP',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04" calcext:value-type="float">
            <text:p>1204</text:p>
          </table:table-cell>
          <table:table-cell office:value-type="string" calcext:value-type="string">
            <text:p>Not forever, just until we know no one is chasing us.</text:p>
            <text:p/>
          </table:table-cell>
          <table:table-cell office:value-type="string" calcext:value-type="string">
            <text:p>['Not', 'forever', ',', 'just', 'until', 'we', 'know', 'no', 'one', 'is', 'chasing', 'us', '.']</text:p>
          </table:table-cell>
          <table:table-cell office:value-type="string" calcext:value-type="string">
            <text:p>['RB', 'RB', ',', 'RB', 'IN', 'PRP', 'VBP', 'DT', 'NN', 'VBZ', 'VBG',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05" calcext:value-type="float">
            <text:p>1205</text:p>
          </table:table-cell>
          <table:table-cell office:value-type="string" calcext:value-type="string">
            <text:p>This man is a architect for a large company who is having thoughts about leaving the company and opening his own architectural firm, to design homes, building, for his own clients, rather than buildings, complexes for his company.</text:p>
            <text:p/>
          </table:table-cell>
          <table:table-cell office:value-type="string" calcext:value-type="string">
            <text:p>['This', 'man', 'is', 'a', 'architect', 'for', 'a', 'large', 'company', 'who', 'is', 'having', 'thoughts', 'about', 'leaving', 'the', 'company', 'and', 'opening', 'his', 'own', 'architectural', 'firm', ',', 'to', 'design', 'homes', ',', 'building', ',', 'for', 'his', 'own', 'clients', ',', 'rather', 'than', 'buildings', ',', 'complexes', 'for', 'his', 'company', '.']</text:p>
          </table:table-cell>
          <table:table-cell office:value-type="string" calcext:value-type="string">
            <text:p>['DT', 'NN', 'VBZ', 'DT', 'NN', 'IN', 'DT', 'JJ', 'NN', 'WP', 'VBZ', 'VBG', 'NNS', 'IN', 'VBG', 'DT', 'NN', 'CC', 'VBG', 'PRP$', 'JJ', 'JJ', 'NN', ',', 'TO', 'VB', 'NNS', ',', 'NN', ',', 'IN', 'PRP$', 'JJ', 'NNS', ',', 'RB', 'IN', 'NNS', ',', 'NNS',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06" calcext:value-type="float">
            <text:p>1206</text:p>
          </table:table-cell>
          <table:table-cell office:value-type="string" calcext:value-type="string">
            <text:p>He is thinking of the security that his present company gives him financially and security wise, and for his family, but he thinks what would really make him happier at work and at home is being his own boss.</text:p>
            <text:p/>
          </table:table-cell>
          <table:table-cell office:value-type="string" calcext:value-type="string">
            <text:p>['He', 'is', 'thinking', 'of', 'the', 'security', 'that', 'his', 'present', 'company', 'gives', 'him', 'financially', 'and', 'security', 'wise', ',', 'and', 'for', 'his', 'family', ',', 'but', 'he', 'thinks', 'what', 'would', 'really', 'make', 'him', 'happier', 'at', 'work', 'and', 'at', 'home', 'is', 'being', 'his', 'own', 'boss', '.']</text:p>
          </table:table-cell>
          <table:table-cell office:value-type="string" calcext:value-type="string">
            <text:p>['PRP', 'VBZ', 'VBG', 'IN', 'DT', 'NN', 'IN', 'PRP$', 'JJ', 'NN', 'VBZ', 'PRP', 'RB', 'CC', 'NN', 'NN', ',', 'CC', 'IN', 'PRP$', 'NN', ',', 'CC', 'PRP', 'VBZ', 'WP', 'MD', 'RB', 'VB', 'PRP', 'JJR', 'IN', 'NN', 'CC', 'IN', 'NN', 'VBZ', 'VBG', 'PRP$',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07" calcext:value-type="float">
            <text:p>1207</text:p>
          </table:table-cell>
          <table:table-cell office:value-type="string" calcext:value-type="string">
            <text:p>He wants to do what's best for him and his family.</text:p>
            <text:p/>
          </table:table-cell>
          <table:table-cell office:value-type="string" calcext:value-type="string">
            <text:p>['He', 'wants', 'to', 'do', 'what', "'s", 'best', 'for', 'him', 'and', 'his', 'family', '.']</text:p>
          </table:table-cell>
          <table:table-cell office:value-type="string" calcext:value-type="string">
            <text:p>['PRP', 'VBZ', 'TO', 'VB', 'WP', 'VBZ', 'JJS', 'IN', 'PRP', 'CC', 'PRP$', 'NN',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08" calcext:value-type="float">
            <text:p>1208</text:p>
          </table:table-cell>
          <table:table-cell office:value-type="string" calcext:value-type="string">
            <text:p>What he now will do is tell his wife, and make plans to gradually go on his own, doing a few independent jobs on his own, and then when his own business is doing better, will leave his present company.</text:p>
            <text:p/>
          </table:table-cell>
          <table:table-cell office:value-type="string" calcext:value-type="string">
            <text:p>['What', 'he', 'now', 'will', 'do', 'is', 'tell', 'his', 'wife', ',', 'and', 'make', 'plans', 'to', 'gradually', 'go', 'on', 'his', 'own', ',', 'doing', 'a', 'few', 'independent', 'jobs', 'on', 'his', 'own', ',', 'and', 'then', 'when', 'his', 'own', 'business', 'is', 'doing', 'better', ',', 'will', 'leave', 'his', 'present', 'company', '.']</text:p>
          </table:table-cell>
          <table:table-cell office:value-type="string" calcext:value-type="string">
            <text:p>['WP', 'PRP', 'RB', 'MD', 'VB', 'VBZ', 'VB', 'PRP$', 'NN', ',', 'CC', 'VB', 'NNS', 'TO', 'RB', 'VB', 'IN', 'PRP$', 'JJ', ',', 'VBG', 'DT', 'JJ', 'JJ', 'NNS', 'IN', 'PRP$', 'JJ', ',', 'CC', 'RB', 'WRB', 'PRP$', 'JJ', 'NN', 'VBZ', 'VBG', 'JJR', ',', 'MD', 'VB', 'PRP$',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09" calcext:value-type="float">
            <text:p>1209</text:p>
          </table:table-cell>
          <table:table-cell office:value-type="string" calcext:value-type="string">
            <text:p>This man is a draftsman of some sort and he is at work.</text:p>
            <text:p/>
          </table:table-cell>
          <table:table-cell office:value-type="string" calcext:value-type="string">
            <text:p>['This', 'man', 'is', 'a', 'draftsman', 'of', 'some', 'sort', 'and', 'he', 'is', 'at', 'work', '.']</text:p>
          </table:table-cell>
          <table:table-cell office:value-type="string" calcext:value-type="string">
            <text:p>['DT', 'NN', 'VBZ', 'DT', 'NN', 'IN', 'DT', 'NN', 'CC', 'PRP', 'VBZ',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10" calcext:value-type="float">
            <text:p>1210</text:p>
          </table:table-cell>
          <table:table-cell office:value-type="string" calcext:value-type="string">
            <text:p>He prepared for this job by going to school-college-- for many years.</text:p>
            <text:p/>
          </table:table-cell>
          <table:table-cell office:value-type="string" calcext:value-type="string">
            <text:p>['He', 'prepared', 'for', 'this', 'job', 'by', 'going', 'to', 'school-college', '--', 'for', 'many', 'years', '.']</text:p>
          </table:table-cell>
          <table:table-cell office:value-type="string" calcext:value-type="string">
            <text:p>['PRP', 'VBD', 'IN', 'DT', 'NN', 'IN', 'VBG', 'TO', 'VB', ':', 'IN',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11" calcext:value-type="float">
            <text:p>1211</text:p>
          </table:table-cell>
          <table:table-cell office:value-type="string" calcext:value-type="string">
            <text:p>He likes his work.</text:p>
            <text:p/>
          </table:table-cell>
          <table:table-cell office:value-type="string" calcext:value-type="string">
            <text:p>['He', 'likes', 'his', 'work', '.']</text:p>
          </table:table-cell>
          <table:table-cell office:value-type="string" calcext:value-type="string">
            <text:p>['PRP', 'VBZ',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12" calcext:value-type="float">
            <text:p>1212</text:p>
          </table:table-cell>
          <table:table-cell office:value-type="string" calcext:value-type="string">
            <text:p>The picture on his desk is his family, whom he loves.</text:p>
            <text:p/>
          </table:table-cell>
          <table:table-cell office:value-type="string" calcext:value-type="string">
            <text:p>['The', 'picture', 'on', 'his', 'desk', 'is', 'his', 'family', ',', 'whom', 'he', 'loves', '.']</text:p>
          </table:table-cell>
          <table:table-cell office:value-type="string" calcext:value-type="string">
            <text:p>['DT', 'NN', 'IN', 'PRP$', 'NN', 'VBZ', 'PRP$', 'NN', ',', 'WP', 'PRP', 'VBZ',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213" calcext:value-type="float">
            <text:p>1213</text:p>
          </table:table-cell>
          <table:table-cell office:value-type="string" calcext:value-type="string">
            <text:p>He is anticipating going home when work is done to his loving family.</text:p>
            <text:p/>
          </table:table-cell>
          <table:table-cell office:value-type="string" calcext:value-type="string">
            <text:p>['He', 'is', 'anticipating', 'going', 'home', 'when', 'work', 'is', 'done', 'to', 'his', 'loving', 'family', '.']</text:p>
          </table:table-cell>
          <table:table-cell office:value-type="string" calcext:value-type="string">
            <text:p>['PRP', 'VBZ', 'VBG', 'VBG', 'NN', 'WRB', 'NN', 'VBZ', 'VBN', 'TO', 'PRP$', 'VBG', 'NN',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214" calcext:value-type="float">
            <text:p>1214</text:p>
          </table:table-cell>
          <table:table-cell office:value-type="string" calcext:value-type="string">
            <text:p>He wants to get his work done soon.</text:p>
            <text:p/>
          </table:table-cell>
          <table:table-cell office:value-type="string" calcext:value-type="string">
            <text:p>['He', 'wants', 'to', 'get', 'his', 'work', 'done', 'soon', '.']</text:p>
          </table:table-cell>
          <table:table-cell office:value-type="string" calcext:value-type="string">
            <text:p>['PRP', 'VBZ', 'TO', 'VB', 'PRP$', 'NN', 'VBN',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15" calcext:value-type="float">
            <text:p>1215</text:p>
          </table:table-cell>
          <table:table-cell office:value-type="string" calcext:value-type="string">
            <text:p>He will finish his work and go home for dinner.</text:p>
            <text:p/>
          </table:table-cell>
          <table:table-cell office:value-type="string" calcext:value-type="string">
            <text:p>['He', 'will', 'finish', 'his', 'work', 'and', 'go', 'home', 'for', 'dinner', '.']</text:p>
          </table:table-cell>
          <table:table-cell office:value-type="string" calcext:value-type="string">
            <text:p>['PRP', 'MD', 'VB', 'PRP$', 'NN', 'CC', 'VB', 'NN', 'I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16" calcext:value-type="float">
            <text:p>1216</text:p>
          </table:table-cell>
          <table:table-cell office:value-type="string" calcext:value-type="string">
            <text:p>After a nice evening with his family, he will be back at work tomorrow, doing the best job he can on his drafting.</text:p>
            <text:p/>
          </table:table-cell>
          <table:table-cell office:value-type="string" calcext:value-type="string">
            <text:p>['After', 'a', 'nice', 'evening', 'with', 'his', 'family', ',', 'he', 'will', 'be', 'back', 'at', 'work', 'tomorrow', ',', 'doing', 'the', 'best', 'job', 'he', 'can', 'on', 'his', 'drafting', '.']</text:p>
          </table:table-cell>
          <table:table-cell office:value-type="string" calcext:value-type="string">
            <text:p>['IN', 'DT', 'JJ', 'NN', 'IN', 'PRP$', 'NN', ',', 'PRP', 'MD', 'VB', 'RB', 'IN', 'NN', 'NN', ',', 'VBG', 'DT', 'JJS', 'NN', 'PRP', 'MD', 'IN', 'PRP$', 'NN', '.']</text:p>
          </table:table-cell>
          <table:table-cell office:value-type="string" calcext:value-type="string">
            <text:p>Pass</text:p>
          </table:table-cell>
          <table:table-cell office:value-type="string" calcext:value-type="string">
            <text:p>no</text:p>
          </table:table-cell>
          <table:table-cell table:number-columns-repeated="2" office:value-type="string" calcext:value-type="string">
            <text:p>yes</text:p>
          </table:table-cell>
          <table:table-cell table:number-columns-repeated="1016"/>
        </table:table-row>
        <table:table-row table:style-name="ro1">
          <table:table-cell office:value-type="float" office:value="1217" calcext:value-type="float">
            <text:p>1217</text:p>
          </table:table-cell>
          <table:table-cell office:value-type="string" calcext:value-type="string">
            <text:p>A man deep in thought, being torn by a decision he must make.</text:p>
            <text:p/>
          </table:table-cell>
          <table:table-cell office:value-type="string" calcext:value-type="string">
            <text:p>['A', 'man', 'deep', 'in', 'thought', ',', 'being', 'torn', 'by', 'a', 'decision', 'he', 'must', 'make', '.']</text:p>
          </table:table-cell>
          <table:table-cell office:value-type="string" calcext:value-type="string">
            <text:p>['DT', 'NN', 'NN', 'IN', 'NN', ',', 'VBG', 'VBN', 'IN', 'DT', 'NN', 'PRP', 'MD',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18" calcext:value-type="float">
            <text:p>1218</text:p>
          </table:table-cell>
          <table:table-cell office:value-type="string" calcext:value-type="string">
            <text:p>He is an industrial architect working on plans to build a Nuclear Plant in his home town.</text:p>
            <text:p/>
          </table:table-cell>
          <table:table-cell office:value-type="string" calcext:value-type="string">
            <text:p>['He', 'is', 'an', 'industrial', 'architect', 'working', 'on', 'plans', 'to', 'build', 'a', 'Nuclear', 'Plant', 'in', 'his', 'home', 'town', '.']</text:p>
          </table:table-cell>
          <table:table-cell office:value-type="string" calcext:value-type="string">
            <text:p>['PRP', 'VBZ', 'DT', 'JJ', 'NN', 'VBG', 'IN', 'NNS', 'TO', 'VB', 'DT', 'NNP', 'NNP', 'IN', 'PRP$',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19" calcext:value-type="float">
            <text:p>1219</text:p>
          </table:table-cell>
          <table:table-cell office:value-type="string" calcext:value-type="string">
            <text:p>It is a small town with good family people.</text:p>
            <text:p/>
          </table:table-cell>
          <table:table-cell office:value-type="string" calcext:value-type="string">
            <text:p>['It', 'is', 'a', 'small', 'town', 'with', 'good', 'family', 'people', '.']</text:p>
          </table:table-cell>
          <table:table-cell office:value-type="string" calcext:value-type="string">
            <text:p>['PRP', 'VBZ', 'DT', 'JJ', 'NN', 'IN', 'JJ', 'N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20" calcext:value-type="float">
            <text:p>1220</text:p>
          </table:table-cell>
          <table:table-cell office:value-type="string" calcext:value-type="string">
            <text:p>People who need jobs which the plant would provide.</text:p>
            <text:p/>
          </table:table-cell>
          <table:table-cell office:value-type="string" calcext:value-type="string">
            <text:p>['People', 'who', 'need', 'jobs', 'which', 'the', 'plant', 'would', 'provide', '.']</text:p>
          </table:table-cell>
          <table:table-cell office:value-type="string" calcext:value-type="string">
            <text:p>['NNS', 'WP', 'VBP', 'NNS', 'WDT', 'DT', 'NN', 'MD',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21" calcext:value-type="float">
            <text:p>1221</text:p>
          </table:table-cell>
          <table:table-cell office:value-type="string" calcext:value-type="string">
            <text:p>The company planning to build the plant, he feels, is not a reliable one, and has made mistakes in the past.</text:p>
            <text:p/>
          </table:table-cell>
          <table:table-cell office:value-type="string" calcext:value-type="string">
            <text:p>['The', 'company', 'planning', 'to', 'build', 'the', 'plant', ',', 'he', 'feels', ',', 'is', 'not', 'a', 'reliable', 'one', ',', 'and', 'has', 'made', 'mistakes', 'in', 'the', 'past', '.']</text:p>
          </table:table-cell>
          <table:table-cell office:value-type="string" calcext:value-type="string">
            <text:p>['DT', 'NN', 'NN', 'TO', 'VB', 'DT', 'NN', ',', 'PRP', 'VBZ', ',', 'VBZ', 'RB', 'DT', 'JJ', 'CD', ',', 'CC', 'VBZ', 'VBN',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22" calcext:value-type="float">
            <text:p>1222</text:p>
          </table:table-cell>
          <table:table-cell office:value-type="string" calcext:value-type="string">
            <text:p>But the townspeople need jobs, and feel this is the best thing.</text:p>
            <text:p/>
          </table:table-cell>
          <table:table-cell office:value-type="string" calcext:value-type="string">
            <text:p>['But', 'the', 'townspeople', 'need', 'jobs', ',', 'and', 'feel', 'this', 'is', 'the', 'best', 'thing', '.']</text:p>
          </table:table-cell>
          <table:table-cell office:value-type="string" calcext:value-type="string">
            <text:p>['CC', 'DT', 'JJ', 'NN', 'NNS', ',', 'CC', 'VB', 'DT', 'VBZ', 'DT', 'JJS',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23" calcext:value-type="float">
            <text:p>1223</text:p>
          </table:table-cell>
          <table:table-cell office:value-type="string" calcext:value-type="string">
            <text:p>This architect will decide that although the plant will provide work for his fellow townsmen, it is far too dangerous to complete the plans and put his family in danger.</text:p>
            <text:p/>
          </table:table-cell>
          <table:table-cell office:value-type="string" calcext:value-type="string">
            <text:p>['This', 'architect', 'will', 'decide', 'that', 'although', 'the', 'plant', 'will', 'provide', 'work', 'for', 'his', 'fellow', 'townsmen', ',', 'it', 'is', 'far', 'too', 'dangerous', 'to', 'complete', 'the', 'plans', 'and', 'put', 'his', 'family', 'in', 'danger', '.']</text:p>
          </table:table-cell>
          <table:table-cell office:value-type="string" calcext:value-type="string">
            <text:p>['DT', 'NN', 'MD', 'VB', 'IN', 'IN', 'DT', 'NN', 'MD', 'VB', 'NN', 'IN', 'PRP$', 'JJ', 'NNS', ',', 'PRP', 'VBZ', 'RB', 'RB', 'JJ', 'TO', 'VB', 'DT', 'NNS', 'CC', 'VB', 'PRP$', 'NN',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24" calcext:value-type="float">
            <text:p>1224</text:p>
          </table:table-cell>
          <table:table-cell office:value-type="string" calcext:value-type="string">
            <text:p>Mr. Jones, an architect is going to surprise his family by building them a new house.</text:p>
            <text:p/>
          </table:table-cell>
          <table:table-cell office:value-type="string" calcext:value-type="string">
            <text:p>['Mr.', 'Jones', ',', 'an', 'architect', 'is', 'going', 'to', 'surprise', 'his', 'family', 'by', 'building', 'them', 'a', 'new', 'house', '.']</text:p>
          </table:table-cell>
          <table:table-cell office:value-type="string" calcext:value-type="string">
            <text:p>['NNP', 'NNP', ',', 'DT', 'NN', 'VBZ', 'VBG', 'TO', 'VB', 'PRP$', 'NN', 'IN', 'VBG', 'PRP', 'DT',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25" calcext:value-type="float">
            <text:p>1225</text:p>
          </table:table-cell>
          <table:table-cell office:value-type="string" calcext:value-type="string">
            <text:p>As he gazes at their picture he tries to picture in his mind the kind of house they would really love.</text:p>
            <text:p/>
          </table:table-cell>
          <table:table-cell office:value-type="string" calcext:value-type="string">
            <text:p>['As', 'he', 'gazes', 'at', 'their', 'picture', 'he', 'tries', 'to', 'picture', 'in', 'his', 'mind', 'the', 'kind', 'of', 'house', 'they', 'would', 'really', 'love', '.']</text:p>
          </table:table-cell>
          <table:table-cell office:value-type="string" calcext:value-type="string">
            <text:p>['IN', 'PRP', 'VBZ', 'IN', 'PRP$', 'NN', 'PRP', 'VBZ', 'TO', 'VB', 'IN', 'PRP$', 'NN', 'DT', 'NN', 'IN', 'NN', 'PRP', 'MD', 'RB',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26" calcext:value-type="float">
            <text:p>1226</text:p>
          </table:table-cell>
          <table:table-cell office:value-type="string" calcext:value-type="string">
            <text:p>As the house come to mind he quickly sketches it down.</text:p>
            <text:p/>
          </table:table-cell>
          <table:table-cell office:value-type="string" calcext:value-type="string">
            <text:p>['As', 'the', 'house', 'come', 'to', 'mind', 'he', 'quickly', 'sketches', 'it', 'down', '.']</text:p>
          </table:table-cell>
          <table:table-cell office:value-type="string" calcext:value-type="string">
            <text:p>['IN', 'DT', 'NN', 'VBN', 'TO', 'VB', 'PRP', 'RB', 'VBZ', 'PRP', '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27" calcext:value-type="float">
            <text:p>1227</text:p>
          </table:table-cell>
          <table:table-cell office:value-type="string" calcext:value-type="string">
            <text:p>That night he takes it home and tells his wife, next week we begin a new house.</text:p>
            <text:p/>
          </table:table-cell>
          <table:table-cell office:value-type="string" calcext:value-type="string">
            <text:p>['That', 'night', 'he', 'takes', 'it', 'home', 'and', 'tells', 'his', 'wife', ',', 'next', 'week', 'we', 'begin', 'a', 'new', 'house', '.']</text:p>
          </table:table-cell>
          <table:table-cell office:value-type="string" calcext:value-type="string">
            <text:p>['DT', 'NN', 'PRP', 'VBZ', 'PRP', 'NN', 'CC', 'VBZ', 'PRP$', 'NN', ',', 'JJ', 'NN', 'PRP', 'VBP',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1228" calcext:value-type="float">
            <text:p>1228</text:p>
          </table:table-cell>
          <table:table-cell table:style-name="ce3" office:value-type="string" calcext:value-type="string">
            <text:p>His wife is very excited, but anxious, so much to do, how will we get it all done.</text:p>
            <text:p/>
          </table:table-cell>
          <table:table-cell table:style-name="ce3" office:value-type="string" calcext:value-type="string">
            <text:p>['His', 'wife', 'is', 'very', 'excited', ',', 'but', 'anxious', ',', 'so', 'much', 'to', 'do', ',', 'how', 'will', 'we', 'get', 'it', 'all', 'done', '.']</text:p>
          </table:table-cell>
          <table:table-cell table:style-name="ce3" office:value-type="string" calcext:value-type="string">
            <text:p>['PRP$', 'NN', 'VBZ', 'RB', 'JJ', ',', 'CC', 'JJ', ',', 'RB', 'JJ', 'TO', 'VB', ',', 'WRB', 'MD', 'PRP', 'VB', 'PRP', 'DT', 'VB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29" calcext:value-type="float">
            <text:p>1229</text:p>
          </table:table-cell>
          <table:table-cell office:value-type="string" calcext:value-type="string">
            <text:p>Her husband exclaims, don't worry everything will work out.</text:p>
            <text:p/>
          </table:table-cell>
          <table:table-cell office:value-type="string" calcext:value-type="string">
            <text:p>['Her', 'husband', 'exclaims', ',', 'do', "n't", 'worry', 'everything', 'will', 'work', 'out', '.']</text:p>
          </table:table-cell>
          <table:table-cell office:value-type="string" calcext:value-type="string">
            <text:p>['PRP$', 'NN', 'NNS', ',', 'VBP', 'RB', 'VB', 'NN', 'MD', 'VB', 'R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30" calcext:value-type="float">
            <text:p>1230</text:p>
          </table:table-cell>
          <table:table-cell office:value-type="string" calcext:value-type="string">
            <text:p>1938 movie.</text:p>
            <text:p/>
          </table:table-cell>
          <table:table-cell office:value-type="string" calcext:value-type="string">
            <text:p>['1938', 'movie', '.']</text:p>
          </table:table-cell>
          <table:table-cell office:value-type="string" calcext:value-type="string">
            <text:p>['CD',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31" calcext:value-type="float">
            <text:p>1231</text:p>
          </table:table-cell>
          <table:table-cell office:value-type="string" calcext:value-type="string">
            <text:p>This man is an architect whose business is in trouble.</text:p>
            <text:p/>
          </table:table-cell>
          <table:table-cell office:value-type="string" calcext:value-type="string">
            <text:p>['This', 'man', 'is', 'an', 'architect', 'whose', 'business', 'is', 'in', 'trouble', '.']</text:p>
          </table:table-cell>
          <table:table-cell office:value-type="string" calcext:value-type="string">
            <text:p>['DT', 'NN', 'VBZ', 'DT', 'NN', 'WP$', 'NN', 'VBZ',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1232" calcext:value-type="float">
            <text:p>1232</text:p>
          </table:table-cell>
          <table:table-cell table:style-name="ce3" office:value-type="string" calcext:value-type="string">
            <text:p>Someone from his past has emerged and is trying to blackmail him.</text:p>
            <text:p/>
          </table:table-cell>
          <table:table-cell table:style-name="ce3" office:value-type="string" calcext:value-type="string">
            <text:p>['Someone', 'from', 'his', 'past', 'has', 'emerged', 'and', 'is', 'trying', 'to', 'blackmail', 'him', '.']</text:p>
          </table:table-cell>
          <table:table-cell table:style-name="ce3" office:value-type="string" calcext:value-type="string">
            <text:p>['NN', 'IN', 'PRP$', 'NN', 'VBZ', 'VBN', 'CC', 'VBZ', 'VBG', 'TO', 'VB', 'PRP',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33" calcext:value-type="float">
            <text:p>1233</text:p>
          </table:table-cell>
          <table:table-cell office:value-type="string" calcext:value-type="string">
            <text:p>Not wanting to threaten the happy new life with wife and kiddies he has established since breaking free and changing his ways, he is now facing the torturous decision of whether or not to do something dishonest (embezzle money) to keep the blackmailer quiet.</text:p>
            <text:p/>
          </table:table-cell>
          <table:table-cell office:value-type="string" calcext:value-type="string">
            <text:p>['Not', 'wanting', 'to', 'threaten', 'the', 'happy', 'new', 'life', 'with', 'wife', 'and', 'kiddies', 'he', 'has', 'established', 'since', 'breaking', 'free', 'and', 'changing', 'his', 'ways', ',', 'he', 'is', 'now', 'facing', 'the', 'torturous', 'decision', 'of', 'whether', 'or', 'not', 'to', 'do', 'something', 'dishonest', '(', 'embezzle', 'money', ')', 'to', 'keep', 'the', 'blackmailer', 'quiet', '.']</text:p>
          </table:table-cell>
          <table:table-cell office:value-type="string" calcext:value-type="string">
            <text:p>['RB', 'VBG', 'TO', 'VB', 'DT', 'JJ', 'JJ', 'NN', 'IN', 'NN', 'CC', 'NNS', 'PRP', 'VBZ', 'VBN', 'IN', 'VBG', 'JJ', 'CC', 'VBG', 'PRP$', 'NNS', ',', 'PRP', 'VBZ', 'RB', 'VBG', 'DT', 'JJ', 'NN', 'IN', 'IN', 'CC', 'RB', 'TO', 'VB', 'NN', 'VB', '(', 'VB', 'NN', ')', 'TO', 'VB', 'DT', 'NN',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234" calcext:value-type="float">
            <text:p>1234</text:p>
          </table:table-cell>
          <table:table-cell office:value-type="string" calcext:value-type="string">
            <text:p>He is torn.</text:p>
            <text:p/>
          </table:table-cell>
          <table:table-cell office:value-type="string" calcext:value-type="string">
            <text:p>['He', 'is', 'torn', '.']</text:p>
          </table:table-cell>
          <table:table-cell office:value-type="string" calcext:value-type="string">
            <text:p>['PRP', 'VBZ',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35" calcext:value-type="float">
            <text:p>1235</text:p>
          </table:table-cell>
          <table:table-cell office:value-type="string" calcext:value-type="string">
            <text:p>He tries to cover it up but eventually his wife suspects something is wrong, gets it out of him, they take it on together and all works out in the end.</text:p>
            <text:p/>
          </table:table-cell>
          <table:table-cell office:value-type="string" calcext:value-type="string">
            <text:p>['He', 'tries', 'to', 'cover', 'it', 'up', 'but', 'eventually', 'his', 'wife', 'suspects', 'something', 'is', 'wrong', ',', 'gets', 'it', 'out', 'of', 'him', ',', 'they', 'take', 'it', 'on', 'together', 'and', 'all', 'works', 'out', 'in', 'the', 'end', '.']</text:p>
          </table:table-cell>
          <table:table-cell office:value-type="string" calcext:value-type="string">
            <text:p>['PRP', 'VBZ', 'TO', 'VB', 'PRP', 'RP', 'CC', 'RB', 'PRP$', 'NN', 'NNS', 'NN', 'VBZ', 'JJ', ',', 'VBZ', 'PRP', 'IN', 'IN', 'PRP', ',', 'PRP', 'VBP', 'PRP', 'IN', 'RB', 'CC', 'DT', 'VBZ', 'RP', 'IN', 'DT', 'NN',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236" calcext:value-type="float">
            <text:p>1236</text:p>
          </table:table-cell>
          <table:table-cell office:value-type="string" calcext:value-type="string">
            <text:p>(I feel a bit cynical about this ending--I like the idea, but it sounds a bit smarmy, like a 1938 movie, perhaps!)</text:p>
            <text:p/>
          </table:table-cell>
          <table:table-cell office:value-type="string" calcext:value-type="string">
            <text:p>['(', 'I', 'feel', 'a', 'bit', 'cynical', 'about', 'this', 'ending', '--', 'I', 'like', 'the', 'idea', ',', 'but', 'it', 'sounds', 'a', 'bit', 'smarmy', ',', 'like', 'a', '1938', 'movie', ',', 'perhaps', '!', ')']</text:p>
          </table:table-cell>
          <table:table-cell office:value-type="string" calcext:value-type="string">
            <text:p>['(', 'PRP', 'VBP', 'DT', 'NN', 'JJ', 'IN', 'DT', 'VBG', ':', 'PRP', 'VBP', 'DT', 'NN', ',', 'CC', 'PRP', 'VBZ', 'DT', 'NN', 'JJ', ',', 'IN', 'DT', 'CD', 'NN', ',', 'RB', '.',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37" calcext:value-type="float">
            <text:p>1237</text:p>
          </table:table-cell>
          <table:table-cell office:value-type="string" calcext:value-type="string">
            <text:p>This is a couple that works together in an office in Cambridge.</text:p>
            <text:p/>
          </table:table-cell>
          <table:table-cell office:value-type="string" calcext:value-type="string">
            <text:p>['This', 'is', 'a', 'couple', 'that', 'works', 'together', 'in', 'an', 'office', 'in', 'Cambridge', '.']</text:p>
          </table:table-cell>
          <table:table-cell office:value-type="string" calcext:value-type="string">
            <text:p>['DT', 'VBZ', 'DT', 'NN', 'WDT', 'VBZ', 'RB', 'IN', 'DT', 'NN', 'IN',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38" calcext:value-type="float">
            <text:p>1238</text:p>
          </table:table-cell>
          <table:table-cell office:value-type="string" calcext:value-type="string">
            <text:p>He likes her very much, but he is kind of the office nerd, someone that everyone gets along with, but who everyone kind of feels sorry for or thinks is a bother sometime.</text:p>
            <text:p/>
          </table:table-cell>
          <table:table-cell office:value-type="string" calcext:value-type="string">
            <text:p>['He', 'likes', 'her', 'very', 'much', ',', 'but', 'he', 'is', 'kind', 'of', 'the', 'office', 'nerd', ',', 'someone', 'that', 'everyone', 'gets', 'along', 'with', ',', 'but', 'who', 'everyone', 'kind', 'of', 'feels', 'sorry', 'for', 'or', 'thinks', 'is', 'a', 'bother', 'sometime', '.']</text:p>
          </table:table-cell>
          <table:table-cell office:value-type="string" calcext:value-type="string">
            <text:p>['PRP', 'VBZ', 'PRP', 'RB', 'JJ', ',', 'CC', 'PRP', 'VBZ', 'NN', 'IN', 'DT', 'NN', 'NN', ',', 'NN', 'WDT', 'NN', 'VBZ', 'RB', 'IN', ',', 'CC', 'WP', 'NN', 'NN', 'IN', 'NNS', 'VBP', 'IN', 'CC', 'NNS', 'VBZ', 'DT', 'NN', 'R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239" calcext:value-type="float">
            <text:p>1239</text:p>
          </table:table-cell>
          <table:table-cell office:value-type="string" calcext:value-type="string">
            <text:p>She has gone out for a walk in the early spring, during her lunch hour, to get some fresh air and exercise.</text:p>
            <text:p/>
          </table:table-cell>
          <table:table-cell office:value-type="string" calcext:value-type="string">
            <text:p>['She', 'has', 'gone', 'out', 'for', 'a', 'walk', 'in', 'the', 'early', 'spring', ',', 'during', 'her', 'lunch', 'hour', ',', 'to', 'get', 'some', 'fresh', 'air', 'and', 'exercise', '.']</text:p>
          </table:table-cell>
          <table:table-cell office:value-type="string" calcext:value-type="string">
            <text:p>['PRP', 'VBZ', 'VBN', 'RP', 'IN', 'DT', 'NN', 'IN', 'DT', 'JJ', 'NN', ',', 'IN', 'PRP$', 'JJ', 'NN', ',', 'TO', 'VB', 'DT', 'JJ', 'NN', 'CC',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40" calcext:value-type="float">
            <text:p>1240</text:p>
          </table:table-cell>
          <table:table-cell office:value-type="string" calcext:value-type="string">
            <text:p>He went out also, and followed her, to have a chance to talk away from the office.</text:p>
            <text:p/>
          </table:table-cell>
          <table:table-cell office:value-type="string" calcext:value-type="string">
            <text:p>['He', 'went', 'out', 'also', ',', 'and', 'followed', 'her', ',', 'to', 'have', 'a', 'chance', 'to', 'talk', 'away', 'from', 'the', 'office', '.']</text:p>
          </table:table-cell>
          <table:table-cell office:value-type="string" calcext:value-type="string">
            <text:p>['PRP', 'VBD', 'RP', 'RB', ',', 'CC', 'VBD', 'PRP', ',', 'TO', 'VB', 'DT', 'NN', 'TO', 'VB', 'RB',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41" calcext:value-type="float">
            <text:p>1241</text:p>
          </table:table-cell>
          <table:table-cell office:value-type="string" calcext:value-type="string">
            <text:p>She is looking off in the distance, thinking that she would like to change jobs, move up, and yet he is going on and on about his more immediate hopes and plans for his life.</text:p>
            <text:p/>
          </table:table-cell>
          <table:table-cell office:value-type="string" calcext:value-type="string">
            <text:p>['She', 'is', 'looking', 'off', 'in', 'the', 'distance', ',', 'thinking', 'that', 'she', 'would', 'like', 'to', 'change', 'jobs', ',', 'move', 'up', ',', 'and', 'yet', 'he', 'is', 'going', 'on', 'and', 'on', 'about', 'his', 'more', 'immediate', 'hopes', 'and', 'plans', 'for', 'his', 'life', '.']</text:p>
          </table:table-cell>
          <table:table-cell office:value-type="string" calcext:value-type="string">
            <text:p>['PRP', 'VBZ', 'VBG', 'RP', 'IN', 'DT', 'NN', ',', 'VBG', 'IN', 'PRP', 'MD', 'VB', 'TO', 'VB', 'NNS', ',', 'VBP', 'RB', ',', 'CC', 'RB', 'PRP', 'VBZ', 'VBG', 'IN', 'CC', 'IN', 'IN', 'PRP$', 'JJR', 'JJ', 'NNS', 'CC', 'NNS', 'IN', 'PRP$',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42" calcext:value-type="float">
            <text:p>1242</text:p>
          </table:table-cell>
          <table:table-cell office:value-type="string" calcext:value-type="string">
            <text:p>He will stay working there for a long time.</text:p>
            <text:p/>
          </table:table-cell>
          <table:table-cell office:value-type="string" calcext:value-type="string">
            <text:p>['He', 'will', 'stay', 'working', 'there', 'for', 'a', 'long', 'time', '.']</text:p>
          </table:table-cell>
          <table:table-cell office:value-type="string" calcext:value-type="string">
            <text:p>['PRP', 'MD', 'VB', 'VBG', 'RB',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43" calcext:value-type="float">
            <text:p>1243</text:p>
          </table:table-cell>
          <table:table-cell office:value-type="string" calcext:value-type="string">
            <text:p>She'll probably leave for another job in a year or so.</text:p>
            <text:p/>
          </table:table-cell>
          <table:table-cell office:value-type="string" calcext:value-type="string">
            <text:p>['She', "'ll", 'probably', 'leave', 'for', 'another', 'job', 'in', 'a', 'year', 'or', 'so', '.']</text:p>
          </table:table-cell>
          <table:table-cell office:value-type="string" calcext:value-type="string">
            <text:p>['PRP', 'MD', 'RB', 'VB', 'IN', 'DT', 'NN', 'IN', 'DT', 'NN', 'CC',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44" calcext:value-type="float">
            <text:p>1244</text:p>
          </table:table-cell>
          <table:table-cell office:value-type="string" calcext:value-type="string">
            <text:p>Two people in a park.</text:p>
            <text:p/>
          </table:table-cell>
          <table:table-cell office:value-type="string" calcext:value-type="string">
            <text:p>['Two', 'people', 'in', 'a', 'park', '.']</text:p>
          </table:table-cell>
          <table:table-cell office:value-type="string" calcext:value-type="string">
            <text:p>['CD',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45" calcext:value-type="float">
            <text:p>1245</text:p>
          </table:table-cell>
          <table:table-cell office:value-type="string" calcext:value-type="string">
            <text:p>They are a young couple-probably not married.</text:p>
            <text:p/>
          </table:table-cell>
          <table:table-cell office:value-type="string" calcext:value-type="string">
            <text:p>['They', 'are', 'a', 'young', 'couple-probably', 'not', 'married', '.']</text:p>
          </table:table-cell>
          <table:table-cell office:value-type="string" calcext:value-type="string">
            <text:p>['PRP', 'VBP', 'DT', 'JJ', 'RB', 'RB',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46" calcext:value-type="float">
            <text:p>1246</text:p>
          </table:table-cell>
          <table:table-cell office:value-type="string" calcext:value-type="string">
            <text:p>They have been going together for a while and enjoy being together and discussing things they have in common and their goals in life.</text:p>
            <text:p/>
          </table:table-cell>
          <table:table-cell office:value-type="string" calcext:value-type="string">
            <text:p>['They', 'have', 'been', 'going', 'together', 'for', 'a', 'while', 'and', 'enjoy', 'being', 'together', 'and', 'discussing', 'things', 'they', 'have', 'in', 'common', 'and', 'their', 'goals', 'in', 'life', '.']</text:p>
          </table:table-cell>
          <table:table-cell office:value-type="string" calcext:value-type="string">
            <text:p>['PRP', 'VBP', 'VBN', 'VBG', 'RB', 'IN', 'DT', 'NN', 'CC', 'VB', 'VBG', 'RB', 'CC', 'VBG', 'NNS', 'PRP', 'VBP', 'IN', 'JJ', 'CC', 'PRP$', 'NNS', 'IN',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247" calcext:value-type="float">
            <text:p>1247</text:p>
          </table:table-cell>
          <table:table-cell office:value-type="string" calcext:value-type="string">
            <text:p>They want to get to know each other better.</text:p>
            <text:p/>
          </table:table-cell>
          <table:table-cell office:value-type="string" calcext:value-type="string">
            <text:p>['They', 'want', 'to', 'get', 'to', 'know', 'each', 'other', 'better', '.']</text:p>
          </table:table-cell>
          <table:table-cell office:value-type="string" calcext:value-type="string">
            <text:p>['PRP', 'VBP', 'TO', 'VB', 'TO', 'VB', 'DT', 'JJ', 'JJR',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248" calcext:value-type="float">
            <text:p>1248</text:p>
          </table:table-cell>
          <table:table-cell office:value-type="string" calcext:value-type="string">
            <text:p>Each of them wants to know the plans and dreams of the other.</text:p>
            <text:p/>
          </table:table-cell>
          <table:table-cell office:value-type="string" calcext:value-type="string">
            <text:p>['Each', 'of', 'them', 'wants', 'to', 'know', 'the', 'plans', 'and', 'dreams', 'of', 'the', 'other', '.']</text:p>
          </table:table-cell>
          <table:table-cell office:value-type="string" calcext:value-type="string">
            <text:p>['DT', 'IN', 'PRP', 'VBZ', 'TO', 'VB', 'DT', 'NNS', 'CC', 'NNS', 'IN', 'DT', 'JJ',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249" calcext:value-type="float">
            <text:p>1249</text:p>
          </table:table-cell>
          <table:table-cell office:value-type="string" calcext:value-type="string">
            <text:p>They will probably get married sometime in the future; they both seem too young now.</text:p>
            <text:p/>
          </table:table-cell>
          <table:table-cell office:value-type="string" calcext:value-type="string">
            <text:p>['They', 'will', 'probably', 'get', 'married', 'sometime', 'in', 'the', 'future', ';', 'they', 'both', 'seem', 'too', 'young', 'now', '.']</text:p>
          </table:table-cell>
          <table:table-cell office:value-type="string" calcext:value-type="string">
            <text:p>['PRP', 'MD', 'RB', 'VB', 'JJ', 'RB', 'IN', 'DT', 'NN', ':', 'PRP', 'DT', 'VBP', 'RB', 'JJ', 'RB', '.']</text:p>
          </table:table-cell>
          <table:table-cell office:value-type="string" calcext:value-type="string">
            <text:p>Pass</text:p>
          </table:table-cell>
          <table:table-cell office:value-type="string" calcext:value-type="string">
            <text:p>they both seem too young now.</text:p>
          </table:table-cell>
          <table:table-cell table:number-columns-repeated="2" office:value-type="string" calcext:value-type="string">
            <text:p>no</text:p>
          </table:table-cell>
          <table:table-cell office:value-type="string" calcext:value-type="string">
            <text:p>yes</text:p>
          </table:table-cell>
          <table:table-cell table:number-columns-repeated="1015"/>
        </table:table-row>
        <table:table-row table:style-name="ro1">
          <table:table-cell office:value-type="float" office:value="1250" calcext:value-type="float">
            <text:p>1250</text:p>
          </table:table-cell>
          <table:table-cell office:value-type="string" calcext:value-type="string">
            <text:p>They will finish schooling and get jobs and find a place to live.</text:p>
            <text:p/>
          </table:table-cell>
          <table:table-cell office:value-type="string" calcext:value-type="string">
            <text:p>['They', 'will', 'finish', 'schooling', 'and', 'get', 'jobs', 'and', 'find', 'a', 'place', 'to', 'live', '.']</text:p>
          </table:table-cell>
          <table:table-cell office:value-type="string" calcext:value-type="string">
            <text:p>['PRP', 'MD', 'VB', 'NN', 'CC', 'VB', 'NNS', 'CC', 'VB', 'DT', 'NN', 'TO',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51" calcext:value-type="float">
            <text:p>1251</text:p>
          </table:table-cell>
          <table:table-cell office:value-type="string" calcext:value-type="string">
            <text:p>Two people sitting together, perhaps at lunch time break.</text:p>
            <text:p/>
          </table:table-cell>
          <table:table-cell office:value-type="string" calcext:value-type="string">
            <text:p>['Two', 'people', 'sitting', 'together', ',', 'perhaps', 'at', 'lunch', 'time', 'break', '.']</text:p>
          </table:table-cell>
          <table:table-cell office:value-type="string" calcext:value-type="string">
            <text:p>['CD', 'NNS', 'VBG', 'RB', ',', 'RB', 'IN', 'JJ', 'N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52" calcext:value-type="float">
            <text:p>1252</text:p>
          </table:table-cell>
          <table:table-cell office:value-type="string" calcext:value-type="string">
            <text:p>They seem to know each other, and enjoy each others company.</text:p>
            <text:p/>
          </table:table-cell>
          <table:table-cell office:value-type="string" calcext:value-type="string">
            <text:p>['They', 'seem', 'to', 'know', 'each', 'other', ',', 'and', 'enjoy', 'each', 'others', 'company', '.']</text:p>
          </table:table-cell>
          <table:table-cell office:value-type="string" calcext:value-type="string">
            <text:p>['PRP', 'VBP', 'TO', 'VB', 'DT', 'JJ', ',', 'CC', 'VB', 'DT', 'NNS',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253" calcext:value-type="float">
            <text:p>1253</text:p>
          </table:table-cell>
          <table:table-cell office:value-type="string" calcext:value-type="string">
            <text:p>The both work for the same company, and have taken a walk after lunch.</text:p>
            <text:p/>
          </table:table-cell>
          <table:table-cell office:value-type="string" calcext:value-type="string">
            <text:p>['The', 'both', 'work', 'for', 'the', 'same', 'company', ',', 'and', 'have', 'taken', 'a', 'walk', 'after', 'lunch', '.']</text:p>
          </table:table-cell>
          <table:table-cell office:value-type="string" calcext:value-type="string">
            <text:p>['DT', 'DT', 'NN', 'IN', 'DT', 'JJ', 'NN', ',', 'CC', 'VBP', 'VBN', 'DT', 'NN',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54" calcext:value-type="float">
            <text:p>1254</text:p>
          </table:table-cell>
          <table:table-cell office:value-type="string" calcext:value-type="string">
            <text:p>Now they are sitting, more likely discussing some work related matter.</text:p>
            <text:p/>
          </table:table-cell>
          <table:table-cell office:value-type="string" calcext:value-type="string">
            <text:p>['Now', 'they', 'are', 'sitting', ',', 'more', 'likely', 'discussing', 'some', 'work', 'related', 'matter', '.']</text:p>
          </table:table-cell>
          <table:table-cell office:value-type="string" calcext:value-type="string">
            <text:p>['RB', 'PRP', 'VBP', 'VBG', ',', 'RBR', 'JJ', 'VBG', 'DT', 'NN',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55" calcext:value-type="float">
            <text:p>1255</text:p>
          </table:table-cell>
          <table:table-cell office:value-type="string" calcext:value-type="string">
            <text:p>Janet asked her husband Fred to meet her on the river.</text:p>
            <text:p/>
          </table:table-cell>
          <table:table-cell office:value-type="string" calcext:value-type="string">
            <text:p>['Janet', 'asked', 'her', 'husband', 'Fred', 'to', 'meet', 'her', 'on', 'the', 'river', '.']</text:p>
          </table:table-cell>
          <table:table-cell office:value-type="string" calcext:value-type="string">
            <text:p>['NNP', 'VBD', 'PRP$', 'NN', 'NNP', 'TO', 'VB', 'PRP',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56" calcext:value-type="float">
            <text:p>1256</text:p>
          </table:table-cell>
          <table:table-cell office:value-type="string" calcext:value-type="string">
            <text:p>She was so excited.</text:p>
            <text:p/>
          </table:table-cell>
          <table:table-cell office:value-type="string" calcext:value-type="string">
            <text:p>['She', 'was', 'so', 'excited', '.']</text:p>
          </table:table-cell>
          <table:table-cell office:value-type="string" calcext:value-type="string">
            <text:p>['PRP', 'VBD', 'RB',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57" calcext:value-type="float">
            <text:p>1257</text:p>
          </table:table-cell>
          <table:table-cell office:value-type="string" calcext:value-type="string">
            <text:p>How long they had waited for this to happen.</text:p>
            <text:p/>
          </table:table-cell>
          <table:table-cell office:value-type="string" calcext:value-type="string">
            <text:p>['How', 'long', 'they', 'had', 'waited', 'for', 'this', 'to', 'happen', '.']</text:p>
          </table:table-cell>
          <table:table-cell office:value-type="string" calcext:value-type="string">
            <text:p>['WRB', 'JJ', 'PRP', 'VBD', 'VBN', 'IN', 'DT', 'TO', 'V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58" calcext:value-type="float">
            <text:p>1258</text:p>
          </table:table-cell>
          <table:table-cell office:value-type="string" calcext:value-type="string">
            <text:p>Fred appeared and she rushed to him, tears in her eyes.</text:p>
            <text:p/>
          </table:table-cell>
          <table:table-cell office:value-type="string" calcext:value-type="string">
            <text:p>['Fred', 'appeared', 'and', 'she', 'rushed', 'to', 'him', ',', 'tears', 'in', 'her', 'eyes', '.']</text:p>
          </table:table-cell>
          <table:table-cell office:value-type="string" calcext:value-type="string">
            <text:p>['VBN', 'VBD', 'CC', 'PRP', 'VBD', 'TO', 'PRP', ',', 'NNS', 'IN', 'PRP$',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59" calcext:value-type="float">
            <text:p>1259</text:p>
          </table:table-cell>
          <table:table-cell office:value-type="string" calcext:value-type="string">
            <text:p>Fred, she said, we're going to have a baby.</text:p>
            <text:p/>
          </table:table-cell>
          <table:table-cell office:value-type="string" calcext:value-type="string">
            <text:p>['Fred', ',', 'she', 'said', ',', 'we', "'re", 'going', 'to', 'have', 'a', 'baby', '.']</text:p>
          </table:table-cell>
          <table:table-cell office:value-type="string" calcext:value-type="string">
            <text:p>['NNP', ',', 'PRP', 'VBD', ',', 'PRP', 'VBP', 'VBG', 'TO',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1260" calcext:value-type="float">
            <text:p>1260</text:p>
          </table:table-cell>
          <table:table-cell table:style-name="ce3" office:value-type="string" calcext:value-type="string">
            <text:p>Fred was struck, speechless.</text:p>
            <text:p/>
          </table:table-cell>
          <table:table-cell table:style-name="ce3" office:value-type="string" calcext:value-type="string">
            <text:p>['Fred', 'was', 'struck', ',', 'speechless', '.']</text:p>
          </table:table-cell>
          <table:table-cell table:style-name="ce3" office:value-type="string" calcext:value-type="string">
            <text:p>['NNP', 'VBD', 'VBN', ',', 'NN',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61" calcext:value-type="float">
            <text:p>1261</text:p>
          </table:table-cell>
          <table:table-cell office:value-type="string" calcext:value-type="string">
            <text:p>He thought it would never happen.</text:p>
            <text:p/>
          </table:table-cell>
          <table:table-cell office:value-type="string" calcext:value-type="string">
            <text:p>['He', 'thought', 'it', 'would', 'never', 'happen', '.']</text:p>
          </table:table-cell>
          <table:table-cell office:value-type="string" calcext:value-type="string">
            <text:p>['PRP', 'VBD', 'PRP', 'MD', 'RB', 'V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62" calcext:value-type="float">
            <text:p>1262</text:p>
          </table:table-cell>
          <table:table-cell office:value-type="string" calcext:value-type="string">
            <text:p>As he took her hand they sat on the bench.</text:p>
            <text:p/>
          </table:table-cell>
          <table:table-cell office:value-type="string" calcext:value-type="string">
            <text:p>['As', 'he', 'took', 'her', 'hand', 'they', 'sat', 'on', 'the', 'bench', '.']</text:p>
          </table:table-cell>
          <table:table-cell office:value-type="string" calcext:value-type="string">
            <text:p>['IN', 'PRP', 'VBD', 'PRP$', 'NN', 'PRP', 'VBD', 'IN', 'DT',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263" calcext:value-type="float">
            <text:p>1263</text:p>
          </table:table-cell>
          <table:table-cell office:value-type="string" calcext:value-type="string">
            <text:p>Fred was beaming from ear to ear.</text:p>
            <text:p/>
          </table:table-cell>
          <table:table-cell office:value-type="string" calcext:value-type="string">
            <text:p>['Fred', 'was', 'beaming', 'from', 'ear', 'to', 'ear', '.']</text:p>
          </table:table-cell>
          <table:table-cell office:value-type="string" calcext:value-type="string">
            <text:p>['NNP', 'VBD', 'VBG', 'IN', 'NN', 'TO', 'V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64" calcext:value-type="float">
            <text:p>1264</text:p>
          </table:table-cell>
          <table:table-cell office:value-type="string" calcext:value-type="string">
            <text:p>This is the best news, what we've both waited for so long.</text:p>
            <text:p/>
          </table:table-cell>
          <table:table-cell office:value-type="string" calcext:value-type="string">
            <text:p>['This', 'is', 'the', 'best', 'news', ',', 'what', 'we', "'ve", 'both', 'waited', 'for', 'so', 'long', '.']</text:p>
          </table:table-cell>
          <table:table-cell office:value-type="string" calcext:value-type="string">
            <text:p>['DT', 'VBZ', 'DT', 'JJS', 'NN', ',', 'WP', 'PRP', 'VBP', 'DT', 'VBD', 'IN', 'RB',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65" calcext:value-type="float">
            <text:p>1265</text:p>
          </table:table-cell>
          <table:table-cell office:value-type="string" calcext:value-type="string">
            <text:p>I love you, Janet.</text:p>
            <text:p/>
          </table:table-cell>
          <table:table-cell office:value-type="string" calcext:value-type="string">
            <text:p>['I', 'love', 'you', ',', 'Janet', '.']</text:p>
          </table:table-cell>
          <table:table-cell office:value-type="string" calcext:value-type="string">
            <text:p>['PRP', 'VBP', 'PRP', ',', 'NNP',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266" calcext:value-type="float">
            <text:p>1266</text:p>
          </table:table-cell>
          <table:table-cell office:value-type="string" calcext:value-type="string">
            <text:p>I love you, Fred.</text:p>
            <text:p/>
          </table:table-cell>
          <table:table-cell office:value-type="string" calcext:value-type="string">
            <text:p>['I', 'love', 'you', ',', 'Fred', '.']</text:p>
          </table:table-cell>
          <table:table-cell office:value-type="string" calcext:value-type="string">
            <text:p>['PRP', 'VBP', 'PRP', ',', 'NNP',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267" calcext:value-type="float">
            <text:p>1267</text:p>
          </table:table-cell>
          <table:table-cell office:value-type="string" calcext:value-type="string">
            <text:p>By the Charles River, Harvard law student with a Radcliffe Art History major.</text:p>
            <text:p/>
          </table:table-cell>
          <table:table-cell office:value-type="string" calcext:value-type="string">
            <text:p>['By', 'the', 'Charles', 'River', ',', 'Harvard', 'law', 'student', 'with', 'a', 'Radcliffe', 'Art', 'History', 'major', '.']</text:p>
          </table:table-cell>
          <table:table-cell office:value-type="string" calcext:value-type="string">
            <text:p>['IN', 'DT', 'NNP', 'NNP', ',', 'NNP', 'NN', 'NN', 'IN', 'DT', 'NNP', 'NNP', 'NNP',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1268" calcext:value-type="float">
            <text:p>1268</text:p>
          </table:table-cell>
          <table:table-cell table:style-name="ce3" office:value-type="string" calcext:value-type="string">
            <text:p>He is entranced by her beauty, brains and eccentric behavior, though fearful that her questionable background might not be acceptable to his stuffy blue-blood family, in fact to himself.</text:p>
            <text:p/>
          </table:table-cell>
          <table:table-cell table:style-name="ce3" office:value-type="string" calcext:value-type="string">
            <text:p>['He', 'is', 'entranced', 'by', 'her', 'beauty', ',', 'brains', 'and', 'eccentric', 'behavior', ',', 'though', 'fearful', 'that', 'her', 'questionable', 'background', 'might', 'not', 'be', 'acceptable', 'to', 'his', 'stuffy', 'blue-blood', 'family', ',', 'in', 'fact', 'to', 'himself', '.']</text:p>
          </table:table-cell>
          <table:table-cell table:style-name="ce3" office:value-type="string" calcext:value-type="string">
            <text:p>['PRP', 'VBZ', 'VBN', 'IN', 'PRP$', 'NN', ',', 'NNS', 'CC', 'JJ', 'NN', ',', 'RB', 'JJ', 'IN', 'PRP$', 'JJ', 'NN', 'MD', 'RB', 'VB', 'JJ', 'TO', 'PRP$', 'JJ', 'JJ', 'NN', ',', 'IN', 'NN', 'TO', 'PRP',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69" calcext:value-type="float">
            <text:p>1269</text:p>
          </table:table-cell>
          <table:table-cell office:value-type="string" calcext:value-type="string">
            <text:p>He is snotty and repressed.</text:p>
            <text:p/>
          </table:table-cell>
          <table:table-cell office:value-type="string" calcext:value-type="string">
            <text:p>['He', 'is', 'snotty', 'and', 'repressed', '.']</text:p>
          </table:table-cell>
          <table:table-cell office:value-type="string" calcext:value-type="string">
            <text:p>['PRP', 'VBZ', 'JJ', 'CC', 'VBD',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70" calcext:value-type="float">
            <text:p>1270</text:p>
          </table:table-cell>
          <table:table-cell office:value-type="string" calcext:value-type="string">
            <text:p>She is attracted and impressed but essentially frustrated that he always acts like a stick-in-the-mud.</text:p>
            <text:p/>
          </table:table-cell>
          <table:table-cell office:value-type="string" calcext:value-type="string">
            <text:p>['She', 'is', 'attracted', 'and', 'impressed', 'but', 'essentially', 'frustrated', 'that', 'he', 'always', 'acts', 'like', 'a', 'stick-in-the-mud', '.']</text:p>
          </table:table-cell>
          <table:table-cell office:value-type="string" calcext:value-type="string">
            <text:p>['PRP', 'VBZ', 'JJ', 'CC', 'JJ', 'CC', 'RB', 'VBD', 'IN', 'PRP', 'RB', 'VBZ', 'IN', 'DT',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71" calcext:value-type="float">
            <text:p>1271</text:p>
          </table:table-cell>
          <table:table-cell office:value-type="string" calcext:value-type="string">
            <text:p>They are together for a couple of years but as she grows in herself she finally has the presence of self and mind (unlike myself) to realize that it will never work and goes on to marry an equally eccentric physicist from MIT.</text:p>
            <text:p/>
          </table:table-cell>
          <table:table-cell office:value-type="string" calcext:value-type="string">
            <text:p>['They', 'are', 'together', 'for', 'a', 'couple', 'of', 'years', 'but', 'as', 'she', 'grows', 'in', 'herself', 'she', 'finally', 'has', 'the', 'presence', 'of', 'self', 'and', 'mind', '(', 'unlike', 'myself', ')', 'to', 'realize', 'that', 'it', 'will', 'never', 'work', 'and', 'goes', 'on', 'to', 'marry', 'an', 'equally', 'eccentric', 'physicist', 'from', 'MIT', '.']</text:p>
          </table:table-cell>
          <table:table-cell office:value-type="string" calcext:value-type="string">
            <text:p>['PRP', 'VBP', 'RB', 'IN', 'DT', 'NN', 'IN', 'NNS', 'CC', 'IN', 'PRP', 'VBZ', 'IN', 'PRP', 'PRP', 'RB', 'VBZ', 'DT', 'NN', 'IN', 'NN', 'CC', 'NN', '(', 'IN', 'PRP', ')', 'TO', 'VB', 'IN', 'PRP', 'MD', 'RB', 'VB', 'CC', 'VBZ', 'IN', 'TO', 'VB', 'DT', 'RB', 'JJ', 'NN', 'IN', 'NNP',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272" calcext:value-type="float">
            <text:p>1272</text:p>
          </table:table-cell>
          <table:table-cell office:value-type="string" calcext:value-type="string">
            <text:p>There are two research scientists who work in a lab doing medical research.</text:p>
            <text:p/>
          </table:table-cell>
          <table:table-cell office:value-type="string" calcext:value-type="string">
            <text:p>['There', 'are', 'two', 'research', 'scientists', 'who', 'work', 'in', 'a', 'lab', 'doing', 'medical', 'research', '.']</text:p>
          </table:table-cell>
          <table:table-cell office:value-type="string" calcext:value-type="string">
            <text:p>['EX', 'VBP', 'CD', 'NN', 'NNS', 'WP', 'VBP', 'IN', 'DT', 'NN', 'VBG',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73" calcext:value-type="float">
            <text:p>1273</text:p>
          </table:table-cell>
          <table:table-cell office:value-type="string" calcext:value-type="string">
            <text:p>The woman on the left is the head of the program, and usually gets the publicity when any progress or results happen.</text:p>
            <text:p/>
          </table:table-cell>
          <table:table-cell office:value-type="string" calcext:value-type="string">
            <text:p>['The', 'woman', 'on', 'the', 'left', 'is', 'the', 'head', 'of', 'the', 'program', ',', 'and', 'usually', 'gets', 'the', 'publicity', 'when', 'any', 'progress', 'or', 'results', 'happen', '.']</text:p>
          </table:table-cell>
          <table:table-cell office:value-type="string" calcext:value-type="string">
            <text:p>['DT', 'NN', 'IN', 'DT', 'NN', 'VBZ', 'DT', 'NN', 'IN', 'DT', 'NN', ',', 'CC', 'RB', 'VBZ', 'DT', 'NN', 'WRB', 'DT', 'NN', 'CC', 'NNS', 'VBP',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74" calcext:value-type="float">
            <text:p>1274</text:p>
          </table:table-cell>
          <table:table-cell office:value-type="string" calcext:value-type="string">
            <text:p>The woman on the right does most of the background, hard, routine work, and doesn't get much credit for the work done.</text:p>
            <text:p/>
          </table:table-cell>
          <table:table-cell office:value-type="string" calcext:value-type="string">
            <text:p>['The', 'woman', 'on', 'the', 'right', 'does', 'most', 'of', 'the', 'background', ',', 'hard', ',', 'routine', 'work', ',', 'and', 'does', "n't", 'get', 'much', 'credit', 'for', 'the', 'work', 'done', '.']</text:p>
          </table:table-cell>
          <table:table-cell office:value-type="string" calcext:value-type="string">
            <text:p>['DT', 'NN', 'IN', 'DT', 'NN', 'VBZ', 'RBS', 'IN', 'DT', 'NN', ',', 'RB', ',', 'JJ', 'NN', ',', 'CC', 'VBZ', 'RB', 'VB', 'JJ', 'NN', 'IN', 'DT', 'NN',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75" calcext:value-type="float">
            <text:p>1275</text:p>
          </table:table-cell>
          <table:table-cell office:value-type="string" calcext:value-type="string">
            <text:p>The woman on the left is the boss, and is somewhat autocratic--work is work, you do it and you get paid for it.</text:p>
            <text:p/>
          </table:table-cell>
          <table:table-cell office:value-type="string" calcext:value-type="string">
            <text:p>['The', 'woman', 'on', 'the', 'left', 'is', 'the', 'boss', ',', 'and', 'is', 'somewhat', 'autocratic', '--', 'work', 'is', 'work', ',', 'you', 'do', 'it', 'and', 'you', 'get', 'paid', 'for', 'it', '.']</text:p>
          </table:table-cell>
          <table:table-cell office:value-type="string" calcext:value-type="string">
            <text:p>['DT', 'NN', 'IN', 'DT', 'NN', 'VBZ', 'DT', 'NN', ',', 'CC', 'VBZ', 'RB', 'JJ', ':', 'NN', 'VBZ', 'NN', ',', 'PRP', 'VBP', 'PRP', 'CC', 'PRP', 'VBP', 'VBN',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76" calcext:value-type="float">
            <text:p>1276</text:p>
          </table:table-cell>
          <table:table-cell office:value-type="string" calcext:value-type="string">
            <text:p>The right side woman is rather shy and unassertive, but proud of her work and accomplishments.</text:p>
            <text:p/>
          </table:table-cell>
          <table:table-cell office:value-type="string" calcext:value-type="string">
            <text:p>['The', 'right', 'side', 'woman', 'is', 'rather', 'shy', 'and', 'unassertive', ',', 'but', 'proud', 'of', 'her', 'work', 'and', 'accomplishments', '.']</text:p>
          </table:table-cell>
          <table:table-cell office:value-type="string" calcext:value-type="string">
            <text:p>['DT', 'JJ', 'NN', 'NN', 'VBZ', 'RB', 'JJ', 'CC', 'JJ', ',', 'CC', 'NN', 'IN', 'PRP$', 'NN', 'CC', 'NNS',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77" calcext:value-type="float">
            <text:p>1277</text:p>
          </table:table-cell>
          <table:table-cell office:value-type="string" calcext:value-type="string">
            <text:p>She is going to ask her boss for a raise, because she knows she is good at her job.</text:p>
            <text:p/>
          </table:table-cell>
          <table:table-cell office:value-type="string" calcext:value-type="string">
            <text:p>['She', 'is', 'going', 'to', 'ask', 'her', 'boss', 'for', 'a', 'raise', ',', 'because', 'she', 'knows', 'she', 'is', 'good', 'at', 'her', 'job', '.']</text:p>
          </table:table-cell>
          <table:table-cell office:value-type="string" calcext:value-type="string">
            <text:p>['PRP', 'VBZ', 'VBG', 'TO', 'VB', 'PRP$', 'NN', 'IN', 'DT', 'NN', ',', 'IN', 'PRP', 'VBZ', 'PRP', 'VBZ', 'JJ', 'IN', 'PRP$',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78" calcext:value-type="float">
            <text:p>1278</text:p>
          </table:table-cell>
          <table:table-cell office:value-type="string" calcext:value-type="string">
            <text:p>The boss will give her a raise, because she knows the other woman is the backbone of the program.</text:p>
            <text:p/>
          </table:table-cell>
          <table:table-cell office:value-type="string" calcext:value-type="string">
            <text:p>['The', 'boss', 'will', 'give', 'her', 'a', 'raise', ',', 'because', 'she', 'knows', 'the', 'other', 'woman', 'is', 'the', 'backbone', 'of', 'the', 'program', '.']</text:p>
          </table:table-cell>
          <table:table-cell office:value-type="string" calcext:value-type="string">
            <text:p>['DT', 'NN', 'MD', 'VB', 'PRP', 'DT', 'NN', ',', 'IN', 'PRP', 'VBZ', 'DT', 'JJ', 'NN', 'VBZ', 'DT', 'NN',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79" calcext:value-type="float">
            <text:p>1279</text:p>
          </table:table-cell>
          <table:table-cell office:value-type="string" calcext:value-type="string">
            <text:p>Two women are working in a lab.</text:p>
            <text:p/>
          </table:table-cell>
          <table:table-cell office:value-type="string" calcext:value-type="string">
            <text:p>['Two', 'women', 'are', 'working', 'in', 'a', 'lab', '.']</text:p>
          </table:table-cell>
          <table:table-cell office:value-type="string" calcext:value-type="string">
            <text:p>['CD', 'NNS', 'VBP', 'VBG',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80" calcext:value-type="float">
            <text:p>1280</text:p>
          </table:table-cell>
          <table:table-cell office:value-type="string" calcext:value-type="string">
            <text:p>They are both researchers.</text:p>
            <text:p/>
          </table:table-cell>
          <table:table-cell office:value-type="string" calcext:value-type="string">
            <text:p>['They', 'are', 'both', 'researchers', '.']</text:p>
          </table:table-cell>
          <table:table-cell office:value-type="string" calcext:value-type="string">
            <text:p>['PRP', 'VBP', 'DT',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281" calcext:value-type="float">
            <text:p>1281</text:p>
          </table:table-cell>
          <table:table-cell office:value-type="string" calcext:value-type="string">
            <text:p>They have studied and done research for a long time on this project and are thinking it would be nice to have a breakthrough and get good results.</text:p>
            <text:p/>
          </table:table-cell>
          <table:table-cell office:value-type="string" calcext:value-type="string">
            <text:p>['They', 'have', 'studied', 'and', 'done', 'research', 'for', 'a', 'long', 'time', 'on', 'this', 'project', 'and', 'are', 'thinking', 'it', 'would', 'be', 'nice', 'to', 'have', 'a', 'breakthrough', 'and', 'get', 'good', 'results', '.']</text:p>
          </table:table-cell>
          <table:table-cell office:value-type="string" calcext:value-type="string">
            <text:p>['PRP', 'VBP', 'VBN', 'CC', 'VBN', 'NN', 'IN', 'DT', 'JJ', 'NN', 'IN', 'DT', 'NN', 'CC', 'VBP', 'VBG', 'PRP', 'MD', 'VB', 'JJ', 'TO', 'VB', 'DT', 'NN', 'CC', 'VB', 'JJ', 'NNS',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82" calcext:value-type="float">
            <text:p>1282</text:p>
          </table:table-cell>
          <table:table-cell office:value-type="string" calcext:value-type="string">
            <text:p>They want the research to go well and be productive.</text:p>
            <text:p/>
          </table:table-cell>
          <table:table-cell office:value-type="string" calcext:value-type="string">
            <text:p>['They', 'want', 'the', 'research', 'to', 'go', 'well', 'and', 'be', 'productive', '.']</text:p>
          </table:table-cell>
          <table:table-cell office:value-type="string" calcext:value-type="string">
            <text:p>['PRP', 'VBP', 'DT', 'NN', 'TO', 'VB', 'RB', 'CC', 'VB', 'JJ',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83" calcext:value-type="float">
            <text:p>1283</text:p>
          </table:table-cell>
          <table:table-cell office:value-type="string" calcext:value-type="string">
            <text:p>They want to make a contribution to science.</text:p>
            <text:p/>
          </table:table-cell>
          <table:table-cell office:value-type="string" calcext:value-type="string">
            <text:p>['They', 'want', 'to', 'make', 'a', 'contribution', 'to', 'science', '.']</text:p>
          </table:table-cell>
          <table:table-cell office:value-type="string" calcext:value-type="string">
            <text:p>['PRP', 'VBP', 'TO', 'VB', 'DT', 'NN', 'TO',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84" calcext:value-type="float">
            <text:p>1284</text:p>
          </table:table-cell>
          <table:table-cell office:value-type="string" calcext:value-type="string">
            <text:p>They will get results, which will get them a step closer to a solution to the problem.</text:p>
            <text:p/>
          </table:table-cell>
          <table:table-cell office:value-type="string" calcext:value-type="string">
            <text:p>['They', 'will', 'get', 'results', ',', 'which', 'will', 'get', 'them', 'a', 'step', 'closer', 'to', 'a', 'solution', 'to', 'the', 'problem', '.']</text:p>
          </table:table-cell>
          <table:table-cell office:value-type="string" calcext:value-type="string">
            <text:p>['PRP', 'MD', 'VB', 'NNS', ',', 'WDT', 'MD', 'VB', 'PRP', 'DT', 'NN', 'RB', 'TO', 'DT', 'NN', 'TO',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85" calcext:value-type="float">
            <text:p>1285</text:p>
          </table:table-cell>
          <table:table-cell office:value-type="string" calcext:value-type="string">
            <text:p>They will continue doing research, searching for the truth in small pieces.</text:p>
            <text:p/>
          </table:table-cell>
          <table:table-cell office:value-type="string" calcext:value-type="string">
            <text:p>['They', 'will', 'continue', 'doing', 'research', ',', 'searching', 'for', 'the', 'truth', 'in', 'small', 'pieces', '.']</text:p>
          </table:table-cell>
          <table:table-cell office:value-type="string" calcext:value-type="string">
            <text:p>['PRP', 'MD', 'VB', 'VBG', 'NN', ',', 'VBG', 'IN', 'DT', 'NN', 'IN',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86" calcext:value-type="float">
            <text:p>1286</text:p>
          </table:table-cell>
          <table:table-cell office:value-type="string" calcext:value-type="string">
            <text:p>Two women in a laboratory.</text:p>
            <text:p/>
          </table:table-cell>
          <table:table-cell office:value-type="string" calcext:value-type="string">
            <text:p>['Two', 'women', 'in', 'a', 'laboratory', '.']</text:p>
          </table:table-cell>
          <table:table-cell office:value-type="string" calcext:value-type="string">
            <text:p>['CD',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87" calcext:value-type="float">
            <text:p>1287</text:p>
          </table:table-cell>
          <table:table-cell office:value-type="string" calcext:value-type="string">
            <text:p>Both seem to have knowledge and authority: The older one in the background is probably the Professor, and the other the Student.</text:p>
            <text:p/>
          </table:table-cell>
          <table:table-cell office:value-type="string" calcext:value-type="string">
            <text:p>['Both', 'seem', 'to', 'have', 'knowledge', 'and', 'authority', ':', 'The', 'older', 'one', 'in', 'the', 'background', 'is', 'probably', 'the', 'Professor', ',', 'and', 'the', 'other', 'the', 'Student', '.']</text:p>
          </table:table-cell>
          <table:table-cell office:value-type="string" calcext:value-type="string">
            <text:p>['DT', 'VBP', 'TO', 'VB', 'NN', 'CC', 'NN', ':', 'DT', 'JJR', 'CD', 'IN', 'DT', 'NN', 'VBZ', 'RB', 'DT', 'NNP', ',', 'CC', 'DT', 'JJ', 'DT',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88" calcext:value-type="float">
            <text:p>1288</text:p>
          </table:table-cell>
          <table:table-cell office:value-type="string" calcext:value-type="string">
            <text:p>The student is a mother and wife gone back to school to become a doctor.</text:p>
            <text:p/>
          </table:table-cell>
          <table:table-cell office:value-type="string" calcext:value-type="string">
            <text:p>['The', 'student', 'is', 'a', 'mother', 'and', 'wife', 'gone', 'back', 'to', 'school', 'to', 'become', 'a', 'doctor', '.']</text:p>
          </table:table-cell>
          <table:table-cell office:value-type="string" calcext:value-type="string">
            <text:p>['DT', 'NN', 'VBZ', 'DT', 'NN', 'CC', 'NN', 'VBN', 'RB', 'TO', 'NN', 'TO',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89" calcext:value-type="float">
            <text:p>1289</text:p>
          </table:table-cell>
          <table:table-cell office:value-type="string" calcext:value-type="string">
            <text:p>The professor feels this student has good potential, and observes her carefully.</text:p>
            <text:p/>
          </table:table-cell>
          <table:table-cell office:value-type="string" calcext:value-type="string">
            <text:p>['The', 'professor', 'feels', 'this', 'student', 'has', 'good', 'potential', ',', 'and', 'observes', 'her', 'carefully', '.']</text:p>
          </table:table-cell>
          <table:table-cell office:value-type="string" calcext:value-type="string">
            <text:p>['DT', 'NN', 'VBZ', 'DT', 'NN', 'VBZ', 'JJ', 'NN', ',', 'CC', 'VBZ', 'PRP$', 'NN',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90" calcext:value-type="float">
            <text:p>1290</text:p>
          </table:table-cell>
          <table:table-cell office:value-type="string" calcext:value-type="string">
            <text:p>The professor wants this woman to succeed and will give her every chance she can, for she too is a wife and mother.</text:p>
            <text:p/>
          </table:table-cell>
          <table:table-cell office:value-type="string" calcext:value-type="string">
            <text:p>['The', 'professor', 'wants', 'this', 'woman', 'to', 'succeed', 'and', 'will', 'give', 'her', 'every', 'chance', 'she', 'can', ',', 'for', 'she', 'too', 'is', 'a', 'wife', 'and', 'mother', '.']</text:p>
          </table:table-cell>
          <table:table-cell office:value-type="string" calcext:value-type="string">
            <text:p>['DT', 'NN', 'VBZ', 'DT', 'NN', 'TO', 'VB', 'CC', 'MD', 'VB', 'PRP$', 'DT', 'NN', 'PRP', 'MD', ',', 'IN', 'PRP', 'RB', 'VBZ', 'DT', 'NN', 'CC',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yes</text:p>
          </table:table-cell>
          <table:table-cell table:number-columns-repeated="1016"/>
        </table:table-row>
        <table:table-row table:style-name="ro1">
          <table:table-cell office:value-type="float" office:value="1291" calcext:value-type="float">
            <text:p>1291</text:p>
          </table:table-cell>
          <table:table-cell office:value-type="string" calcext:value-type="string">
            <text:p>They had been trying for days, months, years to find a cure for the deadly disease.</text:p>
            <text:p/>
          </table:table-cell>
          <table:table-cell office:value-type="string" calcext:value-type="string">
            <text:p>['They', 'had', 'been', 'trying', 'for', 'days', ',', 'months', ',', 'years', 'to', 'find', 'a', 'cure', 'for', 'the', 'deadly', 'disease', '.']</text:p>
          </table:table-cell>
          <table:table-cell office:value-type="string" calcext:value-type="string">
            <text:p>['PRP', 'VBD', 'VBN', 'VBG', 'IN', 'NNS', ',', 'NNS', ',', 'NNS', 'TO', 'VB', 'DT', 'NN', 'IN', 'DT', 'JJ',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92" calcext:value-type="float">
            <text:p>1292</text:p>
          </table:table-cell>
          <table:table-cell office:value-type="string" calcext:value-type="string">
            <text:p>Finally they were on the threshold of something.</text:p>
            <text:p/>
          </table:table-cell>
          <table:table-cell office:value-type="string" calcext:value-type="string">
            <text:p>['Finally', 'they', 'were', 'on', 'the', 'threshold', 'of', 'something', '.']</text:p>
          </table:table-cell>
          <table:table-cell office:value-type="string" calcext:value-type="string">
            <text:p>['RB', 'PRP', 'VBD', 'IN', 'DT', 'NN', 'I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93" calcext:value-type="float">
            <text:p>1293</text:p>
          </table:table-cell>
          <table:table-cell office:value-type="string" calcext:value-type="string">
            <text:p>As they stood and watched the chemicals mix, their breaths were held in anticipation.</text:p>
            <text:p/>
          </table:table-cell>
          <table:table-cell office:value-type="string" calcext:value-type="string">
            <text:p>['As', 'they', 'stood', 'and', 'watched', 'the', 'chemicals', 'mix', ',', 'their', 'breaths', 'were', 'held', 'in', 'anticipation', '.']</text:p>
          </table:table-cell>
          <table:table-cell office:value-type="string" calcext:value-type="string">
            <text:p>['IN', 'PRP', 'VBD', 'CC', 'VBD', 'DT', 'NNS', 'VBP', ',', 'PRP$', 'NNS', 'VBD', 'VBN', 'I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1294" calcext:value-type="float">
            <text:p>1294</text:p>
          </table:table-cell>
          <table:table-cell table:style-name="ce3" office:value-type="string" calcext:value-type="string">
            <text:p>If this worked many people would be saved finally from AIDS.</text:p>
            <text:p/>
          </table:table-cell>
          <table:table-cell table:style-name="ce3" office:value-type="string" calcext:value-type="string">
            <text:p>['If', 'this', 'worked', 'many', 'people', 'would', 'be', 'saved', 'finally', 'from', 'AIDS', '.']</text:p>
          </table:table-cell>
          <table:table-cell table:style-name="ce3" office:value-type="string" calcext:value-type="string">
            <text:p>['IN', 'DT', 'VBD', 'JJ', 'NNS', 'MD', 'VB', 'VBN', 'RB', 'IN', 'NNP',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95" calcext:value-type="float">
            <text:p>1295</text:p>
          </table:table-cell>
          <table:table-cell office:value-type="string" calcext:value-type="string">
            <text:p>As she dropped the specimen into the test tube, what they had dreamed of for so long happened.</text:p>
            <text:p/>
          </table:table-cell>
          <table:table-cell office:value-type="string" calcext:value-type="string">
            <text:p>['As', 'she', 'dropped', 'the', 'specimen', 'into', 'the', 'test', 'tube', ',', 'what', 'they', 'had', 'dreamed', 'of', 'for', 'so', 'long', 'happened', '.']</text:p>
          </table:table-cell>
          <table:table-cell office:value-type="string" calcext:value-type="string">
            <text:p>['IN', 'PRP', 'VBD', 'DT', 'NNS', 'IN', 'DT', 'NN', 'NN', ',', 'WP', 'PRP', 'VBD', 'VBN', 'IN', 'IN', 'RB', 'RB', 'VB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96" calcext:value-type="float">
            <text:p>1296</text:p>
          </table:table-cell>
          <table:table-cell office:value-type="string" calcext:value-type="string">
            <text:p>It worked, as they looked at each other their eyes were full of tears and excitement.</text:p>
            <text:p/>
          </table:table-cell>
          <table:table-cell office:value-type="string" calcext:value-type="string">
            <text:p>['It', 'worked', ',', 'as', 'they', 'looked', 'at', 'each', 'other', 'their', 'eyes', 'were', 'full', 'of', 'tears', 'and', 'excitement', '.']</text:p>
          </table:table-cell>
          <table:table-cell office:value-type="string" calcext:value-type="string">
            <text:p>['PRP', 'VBD', ',', 'IN', 'PRP', 'VBD', 'IN', 'DT', 'JJ', 'PRP$', 'NNS', 'VBD', 'JJ', 'IN', 'NNS', 'CC',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297" calcext:value-type="float">
            <text:p>1297</text:p>
          </table:table-cell>
          <table:table-cell office:value-type="string" calcext:value-type="string">
            <text:p>They had finally won.</text:p>
            <text:p/>
          </table:table-cell>
          <table:table-cell office:value-type="string" calcext:value-type="string">
            <text:p>['They', 'had', 'finally', 'won', '.']</text:p>
          </table:table-cell>
          <table:table-cell office:value-type="string" calcext:value-type="string">
            <text:p>['PRP', 'VBD', 'RB', 'VBN',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98" calcext:value-type="float">
            <text:p>1298</text:p>
          </table:table-cell>
          <table:table-cell office:value-type="string" calcext:value-type="string">
            <text:p>A Nobel-prize winning scientist (with test-tube) and her considerably less-talented assistant who has always been jealous of her.</text:p>
            <text:p/>
          </table:table-cell>
          <table:table-cell office:value-type="string" calcext:value-type="string">
            <text:p>['A', 'Nobel-prize', 'winning', 'scientist', '(', 'with', 'test-tube', ')', 'and', 'her', 'considerably', 'less-talented', 'assistant', 'who', 'has', 'always', 'been', 'jealous', 'of', 'her', '.']</text:p>
          </table:table-cell>
          <table:table-cell office:value-type="string" calcext:value-type="string">
            <text:p>['DT', 'JJ', 'NN', 'NN', '(', 'IN', 'NN', ')', 'CC', 'PRP$', 'RB', 'JJ', 'NN', 'WP', 'VBZ', 'RB', 'VBN', 'JJ', 'IN', 'PRP',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99" calcext:value-type="float">
            <text:p>1299</text:p>
          </table:table-cell>
          <table:table-cell office:value-type="string" calcext:value-type="string">
            <text:p>In working on a cure for AIDS they have inadvertently discovered (or think they have) an antidote for advanced adolescent narcissism in men (guess who I'm angry at today).</text:p>
            <text:p/>
          </table:table-cell>
          <table:table-cell office:value-type="string" calcext:value-type="string">
            <text:p>['In', 'working', 'on', 'a', 'cure', 'for', 'AIDS', 'they', 'have', 'inadvertently', 'discovered', '(', 'or', 'think', 'they', 'have', ')', 'an', 'antidote', 'for', 'advanced', 'adolescent', 'narcissism', 'in', 'men', '(', 'guess', 'who', 'I', "'m", 'angry', 'at', 'today', ')', '.']</text:p>
          </table:table-cell>
          <table:table-cell office:value-type="string" calcext:value-type="string">
            <text:p>['IN', 'VBG', 'IN', 'DT', 'NN', 'IN', 'NNP', 'PRP', 'VBP', 'RB', 'VBN', '(', 'CC', 'VBP', 'PRP', 'VBP', ')', 'DT', 'NN', 'IN', 'JJ', 'JJ', 'NN', 'IN', 'NNS', '(', 'NN', 'WP', 'PRP', 'VBP', 'JJ', 'IN', 'NN', ')',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300" calcext:value-type="float">
            <text:p>1300</text:p>
          </table:table-cell>
          <table:table-cell office:value-type="string" calcext:value-type="string">
            <text:p>The assistant realizes that this could be a staggering breakthrough for mankind, stopping wars, death, destruction, pollution of the environment, unjust imbalance of wealth etc., but her personal grudge against her boss perverts her perspective and she is plotting to sabotage the experiments so that they never will be known to modern science.</text:p>
            <text:p/>
          </table:table-cell>
          <table:table-cell office:value-type="string" calcext:value-type="string">
            <text:p>['The', 'assistant', 'realizes', 'that', 'this', 'could', 'be', 'a', 'staggering', 'breakthrough', 'for', 'mankind', ',', 'stopping', 'wars', ',', 'death', ',', 'destruction', ',', 'pollution', 'of', 'the', 'environment', ',', 'unjust', 'imbalance', 'of', 'wealth', 'etc.', ',', 'but', 'her', 'personal', 'grudge', 'against', 'her', 'boss', 'perverts', 'her', 'perspective', 'and', 'she', 'is', 'plotting', 'to', 'sabotage', 'the', 'experiments', 'so', 'that', 'they', 'never', 'will', 'be', 'known', 'to', 'modern', 'science', '.']</text:p>
          </table:table-cell>
          <table:table-cell office:value-type="string" calcext:value-type="string">
            <text:p>['DT', 'NN', 'VBZ', 'IN', 'DT', 'MD', 'VB', 'DT', 'JJ', 'NN', 'IN', 'NN', ',', 'VBG', 'NNS', ',', 'NN', ',', 'NN', ',', 'NN', 'IN', 'DT', 'NN', ',', 'JJ', 'NN', 'IN', 'NN', 'NN', ',', 'CC', 'PRP$', 'JJ', 'NN', 'IN', 'PRP$', 'NN', 'VBZ', 'PRP$', 'NN', 'CC', 'PRP', 'VBZ', 'VBG', 'TO', 'VB', 'DT', 'NNS', 'IN', 'IN', 'PRP', 'RB', 'MD', 'VB', 'VBN', 'TO', 'JJ', 'NN',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301" calcext:value-type="float">
            <text:p>1301</text:p>
          </table:table-cell>
          <table:table-cell office:value-type="string" calcext:value-type="string">
            <text:p>Her boss catches her in the lab one night trying to alter the results, understands what is going on, stops her, fires her, but not before explaining that, in fact the antidote only worked on brain cells up to the age of sixteen thereby only replicating a natural life process, and was therefore useless.</text:p>
            <text:p/>
          </table:table-cell>
          <table:table-cell office:value-type="string" calcext:value-type="string">
            <text:p>['Her', 'boss', 'catches', 'her', 'in', 'the', 'lab', 'one', 'night', 'trying', 'to', 'alter', 'the', 'results', ',', 'understands', 'what', 'is', 'going', 'on', ',', 'stops', 'her', ',', 'fires', 'her', ',', 'but', 'not', 'before', 'explaining', 'that', ',', 'in', 'fact', 'the', 'antidote', 'only', 'worked', 'on', 'brain', 'cells', 'up', 'to', 'the', 'age', 'of', 'sixteen', 'thereby', 'only', 'replicating', 'a', 'natural', 'life', 'process', ',', 'and', 'was', 'therefore', 'useless', '.']</text:p>
          </table:table-cell>
          <table:table-cell office:value-type="string" calcext:value-type="string">
            <text:p>['PRP$', 'NN', 'VBZ', 'PRP$', 'IN', 'DT', 'NN', 'CD', 'NN', 'VBG', 'TO', 'VB', 'DT', 'NNS', ',', 'VBZ', 'WP', 'VBZ', 'VBG', 'IN', ',', 'VBZ', 'PRP', ',', 'VBZ', 'PRP', ',', 'CC', 'RB', 'IN', 'VBG', 'DT', ',', 'IN', 'NN', 'DT', 'NN', 'RB', 'VBD', 'IN', 'NN', 'NNS', 'RB', 'TO', 'DT', 'NN', 'IN', 'JJ', 'NN', 'RB', 'VBG', 'DT', 'JJ', 'NN', 'NN', ',', 'CC', 'VBD', 'RB', 'JJ',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02" calcext:value-type="float">
            <text:p>1302</text:p>
          </table:table-cell>
          <table:table-cell office:value-type="string" calcext:value-type="string">
            <text:p>A young trapeze artist, who has always dreamed of being the star of the show, now has her chance.</text:p>
            <text:p/>
          </table:table-cell>
          <table:table-cell office:value-type="string" calcext:value-type="string">
            <text:p>['A', 'young', 'trapeze', 'artist', ',', 'who', 'has', 'always', 'dreamed', 'of', 'being', 'the', 'star', 'of', 'the', 'show', ',', 'now', 'has', 'her', 'chance', '.']</text:p>
          </table:table-cell>
          <table:table-cell office:value-type="string" calcext:value-type="string">
            <text:p>['DT', 'JJ', 'NN', 'NN', ',', 'WP', 'VBZ', 'RB', 'VBN', 'IN', 'VBG', 'DT', 'NN', 'IN', 'DT', 'NN', ',', 'RB', 'VBZ', 'PRP$', 'NN',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303" calcext:value-type="float">
            <text:p>1303</text:p>
          </table:table-cell>
          <table:table-cell office:value-type="string" calcext:value-type="string">
            <text:p>The real star of the show had quit the circus that day, over a contract dispute.</text:p>
            <text:p/>
          </table:table-cell>
          <table:table-cell office:value-type="string" calcext:value-type="string">
            <text:p>['The', 'real', 'star', 'of', 'the', 'show', 'had', 'quit', 'the', 'circus', 'that', 'day', ',', 'over', 'a', 'contract', 'dispute', '.']</text:p>
          </table:table-cell>
          <table:table-cell office:value-type="string" calcext:value-type="string">
            <text:p>['DT', 'JJ', 'NN', 'IN', 'DT', 'NN', 'VBD', 'VBN', 'DT', 'NN', 'DT', 'NN', ',', 'IN', 'DT', 'NN',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04" calcext:value-type="float">
            <text:p>1304</text:p>
          </table:table-cell>
          <table:table-cell office:value-type="string" calcext:value-type="string">
            <text:p>Now this young girl will have her chance to prove to them all, even the young man she is working with, and admires greatly that she is good!</text:p>
            <text:p/>
          </table:table-cell>
          <table:table-cell office:value-type="string" calcext:value-type="string">
            <text:p>['Now', 'this', 'young', 'girl', 'will', 'have', 'her', 'chance', 'to', 'prove', 'to', 'them', 'all', ',', 'even', 'the', 'young', 'man', 'she', 'is', 'working', 'with', ',', 'and', 'admires', 'greatly', 'that', 'she', 'is', 'good', '!']</text:p>
          </table:table-cell>
          <table:table-cell office:value-type="string" calcext:value-type="string">
            <text:p>['RB', 'DT', 'JJ', 'NN', 'MD', 'VB', 'PRP$', 'NN', 'TO', 'VB', 'TO', 'PRP', 'DT', ',', 'RB', 'DT', 'JJ', 'NN', 'PRP', 'VBZ', 'VBG', 'IN', ',', 'CC', 'VBZ', 'RB', 'IN', 'PRP', 'VBZ', 'JJ',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305" calcext:value-type="float">
            <text:p>1305</text:p>
          </table:table-cell>
          <table:table-cell office:value-type="string" calcext:value-type="string">
            <text:p>She is unsure at first, but does prove to be a star after all!</text:p>
            <text:p/>
          </table:table-cell>
          <table:table-cell office:value-type="string" calcext:value-type="string">
            <text:p>['She', 'is', 'unsure', 'at', 'first', ',', 'but', 'does', 'prove', 'to', 'be', 'a', 'star', 'after', 'all', '!']</text:p>
          </table:table-cell>
          <table:table-cell office:value-type="string" calcext:value-type="string">
            <text:p>['PRP', 'VBZ', 'JJ', 'IN', 'JJ', ',', 'CC', 'VBZ', 'VB', 'TO', 'VB', 'DT', 'NN', 'IN', 'DT',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306" calcext:value-type="float">
            <text:p>1306</text:p>
          </table:table-cell>
          <table:table-cell office:value-type="string" calcext:value-type="string">
            <text:p>As the trapeze swung her higher and higher, Faye realized she could never leave the circus.</text:p>
            <text:p/>
          </table:table-cell>
          <table:table-cell office:value-type="string" calcext:value-type="string">
            <text:p>['As', 'the', 'trapeze', 'swung', 'her', 'higher', 'and', 'higher', ',', 'Faye', 'realized', 'she', 'could', 'never', 'leave', 'the', 'circus', '.']</text:p>
          </table:table-cell>
          <table:table-cell office:value-type="string" calcext:value-type="string">
            <text:p>['IN', 'DT', 'NN', 'VBD', 'PRP$', 'JJR', 'CC', 'JJR', ',', 'NNP', 'VBD', 'PRP', 'MD', 'RB', 'VB',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table:style-name="ce3" office:value-type="float" office:value="1307" calcext:value-type="float">
            <text:p>1307</text:p>
          </table:table-cell>
          <table:table-cell table:style-name="ce3" office:value-type="string" calcext:value-type="string">
            <text:p>Chris had been after her for months to go.</text:p>
            <text:p/>
          </table:table-cell>
          <table:table-cell table:style-name="ce3" office:value-type="string" calcext:value-type="string">
            <text:p>['Chris', 'had', 'been', 'after', 'her', 'for', 'months', 'to', 'go', '.']</text:p>
          </table:table-cell>
          <table:table-cell table:style-name="ce3" office:value-type="string" calcext:value-type="string">
            <text:p>['NNP', 'VBD', 'VBN', 'IN', 'PRP$', 'IN', 'NNS', 'TO', 'VB',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08" calcext:value-type="float">
            <text:p>1308</text:p>
          </table:table-cell>
          <table:table-cell office:value-type="string" calcext:value-type="string">
            <text:p>She had almost relented.</text:p>
            <text:p/>
          </table:table-cell>
          <table:table-cell office:value-type="string" calcext:value-type="string">
            <text:p>['She', 'had', 'almost', 'relented', '.']</text:p>
          </table:table-cell>
          <table:table-cell office:value-type="string" calcext:value-type="string">
            <text:p>['PRP', 'VBD', 'RB', 'VB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09" calcext:value-type="float">
            <text:p>1309</text:p>
          </table:table-cell>
          <table:table-cell office:value-type="string" calcext:value-type="string">
            <text:p>But, now has she swung back and forth ready to swing a double somersault--Daniel, her catcher, waiting.</text:p>
            <text:p/>
          </table:table-cell>
          <table:table-cell office:value-type="string" calcext:value-type="string">
            <text:p>['But', ',', 'now', 'has', 'she', 'swung', 'back', 'and', 'forth', 'ready', 'to', 'swing', 'a', 'double', 'somersault', '--', 'Daniel', ',', 'her', 'catcher', ',', 'waiting', '.']</text:p>
          </table:table-cell>
          <table:table-cell office:value-type="string" calcext:value-type="string">
            <text:p>['CC', ',', 'RB', 'VBZ', 'PRP', 'VBD', 'RB', 'CC', 'RB', 'JJ', 'TO', 'VBG', 'DT', 'JJ', 'NN', ':', 'NNP', ',', 'PRP$', 'NN', ',', 'VBG',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10" calcext:value-type="float">
            <text:p>1310</text:p>
          </table:table-cell>
          <table:table-cell office:value-type="string" calcext:value-type="string">
            <text:p>She knew Chris would have to love her life if he really loved her.</text:p>
            <text:p/>
          </table:table-cell>
          <table:table-cell office:value-type="string" calcext:value-type="string">
            <text:p>['She', 'knew', 'Chris', 'would', 'have', 'to', 'love', 'her', 'life', 'if', 'he', 'really', 'loved', 'her', '.']</text:p>
          </table:table-cell>
          <table:table-cell office:value-type="string" calcext:value-type="string">
            <text:p>['PRP', 'VBD', 'NNP', 'MD', 'VB', 'TO', 'VB', 'PRP$', 'NN', 'IN', 'PRP', 'RB', 'VBD', 'PRP',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311" calcext:value-type="float">
            <text:p>1311</text:p>
          </table:table-cell>
          <table:table-cell office:value-type="string" calcext:value-type="string">
            <text:p>The last performance of stunning trapeze artiste, well-known for her skill, body and hair.</text:p>
            <text:p/>
          </table:table-cell>
          <table:table-cell office:value-type="string" calcext:value-type="string">
            <text:p>['The', 'last', 'performance', 'of', 'stunning', 'trapeze', 'artiste', ',', 'well-known', 'for', 'her', 'skill', ',', 'body', 'and', 'hair', '.']</text:p>
          </table:table-cell>
          <table:table-cell office:value-type="string" calcext:value-type="string">
            <text:p>['DT', 'JJ', 'NN', 'IN', 'VBG', 'NN', 'NN', ',', 'JJ', 'IN', 'PRP$', 'NN', ',', 'NN', 'CC', 'NN', '.']</text:p>
          </table:table-cell>
          <table:table-cell office:value-type="string" calcext:value-type="string">
            <text:p>Pass</text:p>
          </table:table-cell>
          <table:table-cell table:style-name="ce5" office:value-type="string" calcext:value-type="string">
            <text:p>yes</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312" calcext:value-type="float">
            <text:p>1312</text:p>
          </table:table-cell>
          <table:table-cell office:value-type="string" calcext:value-type="string">
            <text:p>An orphan, found and brought up by a circus family has decided to run away from the circus go to Paris and find her roots.</text:p>
            <text:p/>
          </table:table-cell>
          <table:table-cell office:value-type="string" calcext:value-type="string">
            <text:p>['An', 'orphan', ',', 'found', 'and', 'brought', 'up', 'by', 'a', 'circus', 'family', 'has', 'decided', 'to', 'run', 'away', 'from', 'the', 'circus', 'go', 'to', 'Paris', 'and', 'find', 'her', 'roots', '.']</text:p>
          </table:table-cell>
          <table:table-cell office:value-type="string" calcext:value-type="string">
            <text:p>['DT', 'NN', ',', 'VBN', 'CC', 'VBN', 'RP', 'IN', 'DT', 'NN', 'NN', 'VBZ', 'VBN', 'TO', 'VB', 'RB', 'IN', 'DT', 'NN', 'VBP', 'TO', 'NNP', 'CC', 'VB', 'PRP$', 'NNS',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13" calcext:value-type="float">
            <text:p>1313</text:p>
          </table:table-cell>
          <table:table-cell office:value-type="string" calcext:value-type="string">
            <text:p>She gets work as a fashion model, where her face is seen and recognized by her mother's sister who contacts her, tells her  parents were killed in the war shortly after she had wandered away from them during a shelling attack.</text:p>
            <text:p/>
          </table:table-cell>
          <table:table-cell office:value-type="string" calcext:value-type="string">
            <text:p>['She', 'gets', 'work', 'as', 'a', 'fashion', 'model', ',', 'where', 'her', 'face', 'is', 'seen', 'and', 'recognized', 'by', 'her', 'mother', "'s", 'sister', 'who', 'contacts', 'her', ',', 'tells', 'her', 'parents', 'were', 'killed', 'in', 'the', 'war', 'shortly', 'after', 'she', 'had', 'wandered', 'away', 'from', 'them', 'during', 'a', 'shelling', 'attack', '.']</text:p>
          </table:table-cell>
          <table:table-cell office:value-type="string" calcext:value-type="string">
            <text:p>['PRP', 'VBZ', 'NN', 'IN', 'DT', 'NN', 'NN', ',', 'WRB', 'PRP$', 'NN', 'VBZ', 'VBN', 'CC', 'VBN', 'IN', 'PRP$', 'NN', 'POS', 'NN', 'WP', 'VBZ', 'PRP$', ',', 'VBZ', 'PRP$', 'NNS', 'VBD', 'VBN', 'IN', 'DT', 'NN', 'RB', 'IN', 'PRP', 'VBD', 'VBN', 'RB', 'IN', 'PRP', 'IN', 'DT', 'JJ',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14" calcext:value-type="float">
            <text:p>1314</text:p>
          </table:table-cell>
          <table:table-cell office:value-type="string" calcext:value-type="string">
            <text:p>She quits modelling (after having made a lot of money) finding it shallow and boring.</text:p>
            <text:p/>
          </table:table-cell>
          <table:table-cell office:value-type="string" calcext:value-type="string">
            <text:p>['She', 'quits', 'modelling', '(', 'after', 'having', 'made', 'a', 'lot', 'of', 'money', ')', 'finding', 'it', 'shallow', 'and', 'boring', '.']</text:p>
          </table:table-cell>
          <table:table-cell office:value-type="string" calcext:value-type="string">
            <text:p>['PRP', 'VBZ', 'VBG', '(', 'IN', 'VBG', 'VBN', 'DT', 'NN', 'IN', 'NN', ')', 'VBG', 'PRP', 'JJ', 'CC',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15" calcext:value-type="float">
            <text:p>1315</text:p>
          </table:table-cell>
          <table:table-cell office:value-type="string" calcext:value-type="string">
            <text:p>Thrilled to be reunited with what remains of her family she settles near them in Paris and pursues a writing career.</text:p>
            <text:p/>
          </table:table-cell>
          <table:table-cell office:value-type="string" calcext:value-type="string">
            <text:p>['Thrilled', 'to', 'be', 'reunited', 'with', 'what', 'remains', 'of', 'her', 'family', 'she', 'settles', 'near', 'them', 'in', 'Paris', 'and', 'pursues', 'a', 'writing', 'career', '.']</text:p>
          </table:table-cell>
          <table:table-cell office:value-type="string" calcext:value-type="string">
            <text:p>['VBN', 'TO', 'VB', 'VBN', 'IN', 'WP', 'VBZ', 'IN', 'PRP$', 'NN', 'PRP', 'VBZ', 'IN', 'PRP', 'IN', 'NNP', 'CC', 'VBZ', 'DT', 'VBG', 'NN',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316" calcext:value-type="float">
            <text:p>1316</text:p>
          </table:table-cell>
          <table:table-cell office:value-type="string" calcext:value-type="string">
            <text:p>Supple gypsy spinners swinging from town to town, summer fair to winter carnival.</text:p>
            <text:p/>
          </table:table-cell>
          <table:table-cell office:value-type="string" calcext:value-type="string">
            <text:p>['Supple', 'gypsy', 'spinners', 'swinging', 'from', 'town', 'to', 'town', ',', 'summer', 'fair', 'to', 'winter', 'carnival', '.']</text:p>
          </table:table-cell>
          <table:table-cell office:value-type="string" calcext:value-type="string">
            <text:p>['NNP', 'NN', 'NNS', 'VBG', 'IN', 'NN', 'TO', 'NN', ',', 'NN', 'NN', 'TO', 'N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17" calcext:value-type="float">
            <text:p>1317</text:p>
          </table:table-cell>
          <table:table-cell office:value-type="string" calcext:value-type="string">
            <text:p>Spinning upward and around, sometimes on trapezes tied to telephone poles while comrades sell cotton candy.</text:p>
            <text:p/>
          </table:table-cell>
          <table:table-cell office:value-type="string" calcext:value-type="string">
            <text:p>['Spinning', 'upward', 'and', 'around', ',', 'sometimes', 'on', 'trapezes', 'tied', 'to', 'telephone', 'poles', 'while', 'comrades', 'sell', 'cotton', 'candy', '.']</text:p>
          </table:table-cell>
          <table:table-cell office:value-type="string" calcext:value-type="string">
            <text:p>['VBG', 'JJ', 'CC', 'RB', ',', 'RB', 'IN', 'NNS', 'VBN', 'TO', 'NN', 'NNS', 'IN', 'NNS', 'VBP', 'N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18" calcext:value-type="float">
            <text:p>1318</text:p>
          </table:table-cell>
          <table:table-cell office:value-type="string" calcext:value-type="string">
            <text:p>Cokes, and caramel candy.</text:p>
            <text:p/>
          </table:table-cell>
          <table:table-cell office:value-type="string" calcext:value-type="string">
            <text:p>['Cokes', ',', 'and', 'caramel', 'candy', '.']</text:p>
          </table:table-cell>
          <table:table-cell office:value-type="string" calcext:value-type="string">
            <text:p>['NNS', ',', 'CC', 'N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19" calcext:value-type="float">
            <text:p>1319</text:p>
          </table:table-cell>
          <table:table-cell office:value-type="string" calcext:value-type="string">
            <text:p>No place to call home; no chance to return.</text:p>
            <text:p/>
          </table:table-cell>
          <table:table-cell office:value-type="string" calcext:value-type="string">
            <text:p>['No', 'place', 'to', 'call', 'home', ';', 'no', 'chance', 'to', 'return', '.']</text:p>
          </table:table-cell>
          <table:table-cell office:value-type="string" calcext:value-type="string">
            <text:p>['DT', 'NN', 'TO', 'VB', 'NN', ':', 'DT', 'NN', 'TO', 'VB', '.']</text:p>
          </table:table-cell>
          <table:table-cell office:value-type="string" calcext:value-type="string">
            <text:p>Pass</text:p>
          </table:table-cell>
          <table:table-cell office:value-type="string" calcext:value-type="string">
            <text:p>no chance to return.</text:p>
          </table:table-cell>
          <table:table-cell table:number-columns-repeated="3" office:value-type="string" calcext:value-type="string">
            <text:p>no</text:p>
          </table:table-cell>
          <table:table-cell table:number-columns-repeated="1015"/>
        </table:table-row>
        <table:table-row table:style-name="ro1">
          <table:table-cell table:style-name="ce3" office:value-type="float" office:value="1320" calcext:value-type="float">
            <text:p>1320</text:p>
          </table:table-cell>
          <table:table-cell table:style-name="ce3" office:value-type="string" calcext:value-type="string">
            <text:p>To small towns near Budapest, Kracow, and Sofia from where they were driven by guns and tanks crashing down on their dreams.</text:p>
            <text:p/>
          </table:table-cell>
          <table:table-cell table:style-name="ce3" office:value-type="string" calcext:value-type="string">
            <text:p>['To', 'small', 'towns', 'near', 'Budapest', ',', 'Kracow', ',', 'and', 'Sofia', 'from', 'where', 'they', 'were', 'driven', 'by', 'guns', 'and', 'tanks', 'crashing', 'down', 'on', 'their', 'dreams', '.']</text:p>
          </table:table-cell>
          <table:table-cell table:style-name="ce3" office:value-type="string" calcext:value-type="string">
            <text:p>['TO', 'JJ', 'NNS', 'IN', 'NNP', ',', 'NNP', ',', 'CC', 'NNP', 'IN', 'WRB', 'PRP', 'VBD', 'VBN', 'IN', 'NNS', 'CC', 'NNS', 'VBG', 'RP', 'IN', 'PRP$', 'NNS', '.']</text:p>
          </table:table-cell>
          <table:table-cell table:style-name="ce4" office:value-type="string" calcext:value-type="string">
            <text:p>Removed</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21" calcext:value-type="float">
            <text:p>1321</text:p>
          </table:table-cell>
          <table:table-cell office:value-type="string" calcext:value-type="string">
            <text:p>She was a doctor, and he wrote short stories about bow ties and high heels.</text:p>
            <text:p/>
          </table:table-cell>
          <table:table-cell office:value-type="string" calcext:value-type="string">
            <text:p>['She', 'was', 'a', 'doctor', ',', 'and', 'he', 'wrote', 'short', 'stories', 'about', 'bow', 'ties', 'and', 'high', 'heels', '.']</text:p>
          </table:table-cell>
          <table:table-cell office:value-type="string" calcext:value-type="string">
            <text:p>['PRP', 'VBD', 'DT', 'NN', ',', 'CC', 'PRP', 'VBD', 'JJ', 'NNS', 'IN', 'NN', 'NNS', 'CC',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22" calcext:value-type="float">
            <text:p>1322</text:p>
          </table:table-cell>
          <table:table-cell office:value-type="string" calcext:value-type="string">
            <text:p>She liked Tokaiazii, with onions and cheese on cafe chairs talking to girl friends, flirting with every man.</text:p>
            <text:p/>
          </table:table-cell>
          <table:table-cell office:value-type="string" calcext:value-type="string">
            <text:p>['She', 'liked', 'Tokaiazii', ',', 'with', 'onions', 'and', 'cheese', 'on', 'cafe', 'chairs', 'talking', 'to', 'girl', 'friends', ',', 'flirting', 'with', 'every', 'man', '.']</text:p>
          </table:table-cell>
          <table:table-cell office:value-type="string" calcext:value-type="string">
            <text:p>['PRP', 'VBD', 'NNP', ',', 'IN', 'NNS', 'CC', 'NN', 'IN', 'JJ', 'NNS', 'VBG', 'TO', 'VB', 'NNS', ',', 'VBG', 'IN', 'DT',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323" calcext:value-type="float">
            <text:p>1323</text:p>
          </table:table-cell>
          <table:table-cell office:value-type="string" calcext:value-type="string">
            <text:p>She likes Rochester with its broken down center.</text:p>
            <text:p/>
          </table:table-cell>
          <table:table-cell office:value-type="string" calcext:value-type="string">
            <text:p>['She', 'likes', 'Rochester', 'with', 'its', 'broken', 'down', 'center', '.']</text:p>
          </table:table-cell>
          <table:table-cell office:value-type="string" calcext:value-type="string">
            <text:p>['PRP', 'VBZ', 'NNP', 'IN', 'PRP$', 'NNS', '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24" calcext:value-type="float">
            <text:p>1324</text:p>
          </table:table-cell>
          <table:table-cell office:value-type="string" calcext:value-type="string">
            <text:p>It feels like home.</text:p>
            <text:p/>
          </table:table-cell>
          <table:table-cell office:value-type="string" calcext:value-type="string">
            <text:p>['It', 'feels', 'like', 'home', '.']</text:p>
          </table:table-cell>
          <table:table-cell office:value-type="string" calcext:value-type="string">
            <text:p>['PRP', 'VBZ', 'IN',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25" calcext:value-type="float">
            <text:p>1325</text:p>
          </table:table-cell>
          <table:table-cell office:value-type="string" calcext:value-type="string">
            <text:p>He likes Miami; sun and women unlike home.</text:p>
            <text:p/>
          </table:table-cell>
          <table:table-cell office:value-type="string" calcext:value-type="string">
            <text:p>['He', 'likes', 'Miami', ';', 'sun', 'and', 'women', 'unlike', 'home', '.']</text:p>
          </table:table-cell>
          <table:table-cell office:value-type="string" calcext:value-type="string">
            <text:p>['PRP', 'VBZ', 'NNP', ':', 'NN', 'CC', 'NNS', 'IN', 'NN', '.']</text:p>
          </table:table-cell>
          <table:table-cell table:style-name="ce4" office:value-type="string" calcext:value-type="string">
            <text:p>Removed</text:p>
          </table:table-cell>
          <table:table-cell office:value-type="string" calcext:value-type="string">
            <text:p>sun and women unlike home.</text:p>
          </table:table-cell>
          <table:table-cell table:number-columns-repeated="3" office:value-type="string" calcext:value-type="string">
            <text:p>no</text:p>
          </table:table-cell>
          <table:table-cell table:number-columns-repeated="1015"/>
        </table:table-row>
        <table:table-row table:style-name="ro1">
          <table:table-cell office:value-type="float" office:value="1326" calcext:value-type="float">
            <text:p>1326</text:p>
          </table:table-cell>
          <table:table-cell office:value-type="string" calcext:value-type="string">
            <text:p>These two trapeze artists have been working together for about 6 months.</text:p>
            <text:p/>
          </table:table-cell>
          <table:table-cell office:value-type="string" calcext:value-type="string">
            <text:p>['These', 'two', 'trapeze', 'artists', 'have', 'been', 'working', 'together', 'for', 'about', '6', 'months', '.']</text:p>
          </table:table-cell>
          <table:table-cell office:value-type="string" calcext:value-type="string">
            <text:p>['DT', 'CD', 'NN', 'NNS', 'VBP', 'VBN', 'VBG', 'RB', 'IN', 'RB', 'CD',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27" calcext:value-type="float">
            <text:p>1327</text:p>
          </table:table-cell>
          <table:table-cell office:value-type="string" calcext:value-type="string">
            <text:p>He had been working at the circus for about a year when she came along.</text:p>
            <text:p/>
          </table:table-cell>
          <table:table-cell office:value-type="string" calcext:value-type="string">
            <text:p>['He', 'had', 'been', 'working', 'at', 'the', 'circus', 'for', 'about', 'a', 'year', 'when', 'she', 'came', 'along', '.']</text:p>
          </table:table-cell>
          <table:table-cell office:value-type="string" calcext:value-type="string">
            <text:p>['PRP', 'VBD', 'VBN', 'VBG', 'IN', 'DT', 'NN', 'IN', 'IN', 'DT', 'NN', 'WRB', 'PRP', 'VBD',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28" calcext:value-type="float">
            <text:p>1328</text:p>
          </table:table-cell>
          <table:table-cell office:value-type="string" calcext:value-type="string">
            <text:p>He needed a new partner so he asked if she was interested.</text:p>
            <text:p/>
          </table:table-cell>
          <table:table-cell office:value-type="string" calcext:value-type="string">
            <text:p>['He', 'needed', 'a', 'new', 'partner', 'so', 'he', 'asked', 'if', 'she', 'was', 'interested', '.']</text:p>
          </table:table-cell>
          <table:table-cell office:value-type="string" calcext:value-type="string">
            <text:p>['PRP', 'VBD', 'DT', 'JJ', 'NN', 'IN', 'PRP', 'VBD', 'IN', 'PRP', 'VBD',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29" calcext:value-type="float">
            <text:p>1329</text:p>
          </table:table-cell>
          <table:table-cell office:value-type="string" calcext:value-type="string">
            <text:p>Together they have been rehearsing the new act.</text:p>
            <text:p/>
          </table:table-cell>
          <table:table-cell office:value-type="string" calcext:value-type="string">
            <text:p>['Together', 'they', 'have', 'been', 'rehearsing', 'the', 'new', 'act', '.']</text:p>
          </table:table-cell>
          <table:table-cell office:value-type="string" calcext:value-type="string">
            <text:p>['RB', 'PRP', 'VBP', 'VBN', 'VBG',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30" calcext:value-type="float">
            <text:p>1330</text:p>
          </table:table-cell>
          <table:table-cell office:value-type="string" calcext:value-type="string">
            <text:p>It has taken a lot of time to get it right.</text:p>
            <text:p/>
          </table:table-cell>
          <table:table-cell office:value-type="string" calcext:value-type="string">
            <text:p>['It', 'has', 'taken', 'a', 'lot', 'of', 'time', 'to', 'get', 'it', 'right', '.']</text:p>
          </table:table-cell>
          <table:table-cell office:value-type="string" calcext:value-type="string">
            <text:p>['PRP', 'VBZ', 'VBN', 'DT', 'NN', 'IN', 'NN', 'TO', 'VB', 'PRP', 'RB', '.']</text:p>
          </table:table-cell>
          <table:table-cell office:value-type="string" calcext:value-type="string">
            <text:p>Pas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331" calcext:value-type="float">
            <text:p>1331</text:p>
          </table:table-cell>
          <table:table-cell office:value-type="string" calcext:value-type="string">
            <text:p>Finally they feel they are acting as one.</text:p>
            <text:p/>
          </table:table-cell>
          <table:table-cell office:value-type="string" calcext:value-type="string">
            <text:p>['Finally', 'they', 'feel', 'they', 'are', 'acting', 'as', 'one', '.']</text:p>
          </table:table-cell>
          <table:table-cell office:value-type="string" calcext:value-type="string">
            <text:p>['RB', 'PRP', 'VBP', 'PRP', 'VBP', 'VBG', 'IN', 'CD',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32" calcext:value-type="float">
            <text:p>1332</text:p>
          </table:table-cell>
          <table:table-cell office:value-type="string" calcext:value-type="string">
            <text:p>Tonight they are performing in public for the first time.</text:p>
            <text:p/>
          </table:table-cell>
          <table:table-cell office:value-type="string" calcext:value-type="string">
            <text:p>['Tonight', 'they', 'are', 'performing', 'in', 'public', 'for', 'the', 'first', 'time', '.']</text:p>
          </table:table-cell>
          <table:table-cell office:value-type="string" calcext:value-type="string">
            <text:p>['NN', 'PRP', 'VBP', 'VBG', 'IN', 'NN',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33" calcext:value-type="float">
            <text:p>1333</text:p>
          </table:table-cell>
          <table:table-cell office:value-type="string" calcext:value-type="string">
            <text:p>They have just completed a double spin and the crowd is applauding.</text:p>
            <text:p/>
          </table:table-cell>
          <table:table-cell office:value-type="string" calcext:value-type="string">
            <text:p>['They', 'have', 'just', 'completed', 'a', 'double', 'spin', 'and', 'the', 'crowd', 'is', 'applauding', '.']</text:p>
          </table:table-cell>
          <table:table-cell office:value-type="string" calcext:value-type="string">
            <text:p>['PRP', 'VBP', 'RB', 'VBN', 'DT', 'JJ', 'NN', 'CC', 'DT', 'NN', 'VBZ', 'VBG',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34" calcext:value-type="float">
            <text:p>1334</text:p>
          </table:table-cell>
          <table:table-cell office:value-type="string" calcext:value-type="string">
            <text:p>This is what they have been waiting for.</text:p>
            <text:p/>
          </table:table-cell>
          <table:table-cell office:value-type="string" calcext:value-type="string">
            <text:p>['This', 'is', 'what', 'they', 'have', 'been', 'waiting', 'for', '.']</text:p>
          </table:table-cell>
          <table:table-cell office:value-type="string" calcext:value-type="string">
            <text:p>['DT', 'VBZ', 'WP', 'PRP', 'VBP', 'VBN', 'VBG', 'I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35" calcext:value-type="float">
            <text:p>1335</text:p>
          </table:table-cell>
          <table:table-cell office:value-type="string" calcext:value-type="string">
            <text:p>A man and woman are walking through a meadow with their horses.</text:p>
            <text:p/>
          </table:table-cell>
          <table:table-cell office:value-type="string" calcext:value-type="string">
            <text:p>['A', 'man', 'and', 'woman', 'are', 'walking', 'through', 'a', 'meadow', 'with', 'their', 'horses', '.']</text:p>
          </table:table-cell>
          <table:table-cell office:value-type="string" calcext:value-type="string">
            <text:p>['DT', 'NN', 'CC', 'NN', 'VBP', 'VBG', 'IN', 'DT', 'NN', 'IN', 'PRP$',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36" calcext:value-type="float">
            <text:p>1336</text:p>
          </table:table-cell>
          <table:table-cell office:value-type="string" calcext:value-type="string">
            <text:p>The man takes care of the horses all the time.</text:p>
            <text:p/>
          </table:table-cell>
          <table:table-cell office:value-type="string" calcext:value-type="string">
            <text:p>['The', 'man', 'takes', 'care', 'of', 'the', 'horses', 'all', 'the', 'time', '.']</text:p>
          </table:table-cell>
          <table:table-cell office:value-type="string" calcext:value-type="string">
            <text:p>['DT', 'NN', 'VBZ', 'NN', 'IN', 'DT', 'NNS', 'PDT',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37" calcext:value-type="float">
            <text:p>1337</text:p>
          </table:table-cell>
          <table:table-cell office:value-type="string" calcext:value-type="string">
            <text:p>The woman comes to visit regularly.</text:p>
            <text:p/>
          </table:table-cell>
          <table:table-cell office:value-type="string" calcext:value-type="string">
            <text:p>['The', 'woman', 'comes', 'to', 'visit', 'regularly', '.']</text:p>
          </table:table-cell>
          <table:table-cell office:value-type="string" calcext:value-type="string">
            <text:p>['DT', 'NN', 'VBZ', 'TO', 'VB',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38" calcext:value-type="float">
            <text:p>1338</text:p>
          </table:table-cell>
          <table:table-cell office:value-type="string" calcext:value-type="string">
            <text:p>She likes horses and riding, but has to live in the city, where she works.</text:p>
            <text:p/>
          </table:table-cell>
          <table:table-cell office:value-type="string" calcext:value-type="string">
            <text:p>['She', 'likes', 'horses', 'and', 'riding', ',', 'but', 'has', 'to', 'live', 'in', 'the', 'city', ',', 'where', 'she', 'works', '.']</text:p>
          </table:table-cell>
          <table:table-cell office:value-type="string" calcext:value-type="string">
            <text:p>['PRP', 'VBZ', 'NNS', 'CC', 'NN', ',', 'CC', 'VBZ', 'TO', 'VB', 'IN', 'DT', 'NN', ',', 'WRB', 'PRP', 'VBZ',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39" calcext:value-type="float">
            <text:p>1339</text:p>
          </table:table-cell>
          <table:table-cell office:value-type="string" calcext:value-type="string">
            <text:p>The man is telling her facts about horses.</text:p>
            <text:p/>
          </table:table-cell>
          <table:table-cell office:value-type="string" calcext:value-type="string">
            <text:p>['The', 'man', 'is', 'telling', 'her', 'facts', 'about', 'horses', '.']</text:p>
          </table:table-cell>
          <table:table-cell office:value-type="string" calcext:value-type="string">
            <text:p>['DT', 'NN', 'VBZ', 'VBG', 'PRP$', 'NNS', 'I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40" calcext:value-type="float">
            <text:p>1340</text:p>
          </table:table-cell>
          <table:table-cell office:value-type="string" calcext:value-type="string">
            <text:p>She wants to know how her horse is doing and information about horses in general.</text:p>
            <text:p/>
          </table:table-cell>
          <table:table-cell office:value-type="string" calcext:value-type="string">
            <text:p>['She', 'wants', 'to', 'know', 'how', 'her', 'horse', 'is', 'doing', 'and', 'information', 'about', 'horses', 'in', 'general', '.']</text:p>
          </table:table-cell>
          <table:table-cell office:value-type="string" calcext:value-type="string">
            <text:p>['PRP', 'VBZ', 'TO', 'VB', 'WRB', 'PRP$', 'NN', 'VBZ', 'VBG', 'CC', 'NN', 'IN', 'NNS', 'IN',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41" calcext:value-type="float">
            <text:p>1341</text:p>
          </table:table-cell>
          <table:table-cell office:value-type="string" calcext:value-type="string">
            <text:p>The man enjoys talking about horses.</text:p>
            <text:p/>
          </table:table-cell>
          <table:table-cell office:value-type="string" calcext:value-type="string">
            <text:p>['The', 'man', 'enjoys', 'talking', 'about', 'horses', '.']</text:p>
          </table:table-cell>
          <table:table-cell office:value-type="string" calcext:value-type="string">
            <text:p>['DT', 'NN', 'VBZ', 'VBG', 'IN',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42" calcext:value-type="float">
            <text:p>1342</text:p>
          </table:table-cell>
          <table:table-cell office:value-type="string" calcext:value-type="string">
            <text:p>It is a beautiful day to be outside.</text:p>
            <text:p/>
          </table:table-cell>
          <table:table-cell office:value-type="string" calcext:value-type="string">
            <text:p>['It', 'is', 'a', 'beautiful', 'day', 'to', 'be', 'outside', '.']</text:p>
          </table:table-cell>
          <table:table-cell office:value-type="string" calcext:value-type="string">
            <text:p>['PRP', 'VBZ', 'DT', 'JJ', 'NN', 'TO', 'VB',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43" calcext:value-type="float">
            <text:p>1343</text:p>
          </table:table-cell>
          <table:table-cell office:value-type="string" calcext:value-type="string">
            <text:p>The woman and her dog will have a nice day and go back to the city, but they will be back next week.</text:p>
            <text:p/>
          </table:table-cell>
          <table:table-cell office:value-type="string" calcext:value-type="string">
            <text:p>['The', 'woman', 'and', 'her', 'dog', 'will', 'have', 'a', 'nice', 'day', 'and', 'go', 'back', 'to', 'the', 'city', ',', 'but', 'they', 'will', 'be', 'back', 'next', 'week', '.']</text:p>
          </table:table-cell>
          <table:table-cell office:value-type="string" calcext:value-type="string">
            <text:p>['DT', 'NN', 'CC', 'PRP$', 'NN', 'MD', 'VB', 'DT', 'JJ', 'NN', 'CC', 'VB', 'RB', 'TO', 'DT', 'NN', ',', 'CC', 'PRP', 'MD', 'VB', 'RB',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44" calcext:value-type="float">
            <text:p>1344</text:p>
          </table:table-cell>
          <table:table-cell office:value-type="string" calcext:value-type="string">
            <text:p>The man will come for the horses and feed them.</text:p>
            <text:p/>
          </table:table-cell>
          <table:table-cell office:value-type="string" calcext:value-type="string">
            <text:p>['The', 'man', 'will', 'come', 'for', 'the', 'horses', 'and', 'feed', 'them', '.']</text:p>
          </table:table-cell>
          <table:table-cell office:value-type="string" calcext:value-type="string">
            <text:p>['DT', 'NN', 'MD', 'VB', 'IN', 'DT', 'NNS', 'CC', 'VB',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45" calcext:value-type="float">
            <text:p>1345</text:p>
          </table:table-cell>
          <table:table-cell office:value-type="string" calcext:value-type="string">
            <text:p>I have never seen such beautiful country as Ireland.</text:p>
            <text:p/>
          </table:table-cell>
          <table:table-cell office:value-type="string" calcext:value-type="string">
            <text:p>['I', 'have', 'never', 'seen', 'such', 'beautiful', 'country', 'as', 'Ireland', '.']</text:p>
          </table:table-cell>
          <table:table-cell office:value-type="string" calcext:value-type="string">
            <text:p>['PRP', 'VBP', 'RB', 'VBN', 'JJ', 'JJ', 'NN', 'IN',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46" calcext:value-type="float">
            <text:p>1346</text:p>
          </table:table-cell>
          <table:table-cell office:value-type="string" calcext:value-type="string">
            <text:p>It took my breath away.</text:p>
            <text:p/>
          </table:table-cell>
          <table:table-cell office:value-type="string" calcext:value-type="string">
            <text:p>['It', 'took', 'my', 'breath', 'away', '.']</text:p>
          </table:table-cell>
          <table:table-cell office:value-type="string" calcext:value-type="string">
            <text:p>['PRP', 'VBD', 'PRP$', 'NN',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47" calcext:value-type="float">
            <text:p>1347</text:p>
          </table:table-cell>
          <table:table-cell office:value-type="string" calcext:value-type="string">
            <text:p>The rolling green hills, even the rain couldn't dampen my spirits.</text:p>
            <text:p/>
          </table:table-cell>
          <table:table-cell office:value-type="string" calcext:value-type="string">
            <text:p>['The', 'rolling', 'green', 'hills', ',', 'even', 'the', 'rain', 'could', "n't", 'dampen', 'my', 'spirits', '.']</text:p>
          </table:table-cell>
          <table:table-cell office:value-type="string" calcext:value-type="string">
            <text:p>['DT', 'VBG', 'JJ', 'NNS', ',', 'RB', 'DT', 'NN', 'MD', 'RB', 'VB', 'PRP$',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48" calcext:value-type="float">
            <text:p>1348</text:p>
          </table:table-cell>
          <table:table-cell office:value-type="string" calcext:value-type="string">
            <text:p>Then I met a man who worked on a large farm.</text:p>
            <text:p/>
          </table:table-cell>
          <table:table-cell office:value-type="string" calcext:value-type="string">
            <text:p>['Then', 'I', 'met', 'a', 'man', 'who', 'worked', 'on', 'a', 'large', 'farm', '.']</text:p>
          </table:table-cell>
          <table:table-cell office:value-type="string" calcext:value-type="string">
            <text:p>['RB', 'PRP', 'VBD', 'DT', 'NN', 'WP', 'VBD',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49" calcext:value-type="float">
            <text:p>1349</text:p>
          </table:table-cell>
          <table:table-cell office:value-type="string" calcext:value-type="string">
            <text:p>He loved animals, especially horses.</text:p>
            <text:p/>
          </table:table-cell>
          <table:table-cell office:value-type="string" calcext:value-type="string">
            <text:p>['He', 'loved', 'animals', ',', 'especially', 'horses', '.']</text:p>
          </table:table-cell>
          <table:table-cell office:value-type="string" calcext:value-type="string">
            <text:p>['PRP', 'VBD', 'NNS', ',', 'RB',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50" calcext:value-type="float">
            <text:p>1350</text:p>
          </table:table-cell>
          <table:table-cell office:value-type="string" calcext:value-type="string">
            <text:p>The two draft horses he had with him were superb.</text:p>
            <text:p/>
          </table:table-cell>
          <table:table-cell office:value-type="string" calcext:value-type="string">
            <text:p>['The', 'two', 'draft', 'horses', 'he', 'had', 'with', 'him', 'were', 'superb', '.']</text:p>
          </table:table-cell>
          <table:table-cell office:value-type="string" calcext:value-type="string">
            <text:p>['DT', 'CD', 'NN', 'NNS', 'PRP', 'VBD', 'IN', 'PRP', 'VBD', 'NN', '.']</text:p>
          </table:table-cell>
          <table:table-cell table:style-name="ce4" office:value-type="string" calcext:value-type="string">
            <text:p>Remov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351" calcext:value-type="float">
            <text:p>1351</text:p>
          </table:table-cell>
          <table:table-cell office:value-type="string" calcext:value-type="string">
            <text:p>I asked him to tell me some stories of this country of his.</text:p>
            <text:p/>
          </table:table-cell>
          <table:table-cell office:value-type="string" calcext:value-type="string">
            <text:p>['I', 'asked', 'him', 'to', 'tell', 'me', 'some', 'stories', 'of', 'this', 'country', 'of', 'his', '.']</text:p>
          </table:table-cell>
          <table:table-cell office:value-type="string" calcext:value-type="string">
            <text:p>['PRP', 'VBD', 'PRP', 'TO', 'VB', 'PRP', 'DT', 'NNS', 'IN', 'DT', 'NN', 'IN', 'PR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52" calcext:value-type="float">
            <text:p>1352</text:p>
          </table:table-cell>
          <table:table-cell office:value-type="string" calcext:value-type="string">
            <text:p>I'm sure he had many.</text:p>
            <text:p/>
          </table:table-cell>
          <table:table-cell office:value-type="string" calcext:value-type="string">
            <text:p>['I', "'m", 'sure', 'he', 'had', 'many', '.']</text:p>
          </table:table-cell>
          <table:table-cell office:value-type="string" calcext:value-type="string">
            <text:p>['PRP', 'VBP', 'JJ', 'PRP', 'VBD', 'JJ',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53" calcext:value-type="float">
            <text:p>1353</text:p>
          </table:table-cell>
          <table:table-cell office:value-type="string" calcext:value-type="string">
            <text:p>As we walked along a mountain trail he told me of his childhood, and how he came to love his country and these animals so well.</text:p>
            <text:p/>
          </table:table-cell>
          <table:table-cell office:value-type="string" calcext:value-type="string">
            <text:p>['As', 'we', 'walked', 'along', 'a', 'mountain', 'trail', 'he', 'told', 'me', 'of', 'his', 'childhood', ',', 'and', 'how', 'he', 'came', 'to', 'love', 'his', 'country', 'and', 'these', 'animals', 'so', 'well', '.']</text:p>
          </table:table-cell>
          <table:table-cell office:value-type="string" calcext:value-type="string">
            <text:p>['IN', 'PRP', 'VBD', 'RP', 'DT', 'NN', 'NN', 'PRP', 'VBD', 'PRP', 'IN', 'PRP$', 'NN', ',', 'CC', 'WRB', 'PRP', 'VBD', 'TO', 'VB', 'PRP$', 'NN', 'CC', 'DT', 'NNS', 'RB', 'R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354" calcext:value-type="float">
            <text:p>1354</text:p>
          </table:table-cell>
          <table:table-cell office:value-type="string" calcext:value-type="string">
            <text:p>I left Ireland a little freer and more hopeful knowing life could be so fulfilling.</text:p>
            <text:p/>
          </table:table-cell>
          <table:table-cell office:value-type="string" calcext:value-type="string">
            <text:p>['I', 'left', 'Ireland', 'a', 'little', 'freer', 'and', 'more', 'hopeful', 'knowing', 'life', 'could', 'be', 'so', 'fulfilling', '.']</text:p>
          </table:table-cell>
          <table:table-cell office:value-type="string" calcext:value-type="string">
            <text:p>['PRP', 'VBD', 'NNP', 'DT', 'JJ', 'NN', 'CC', 'RBR', 'JJ', 'VBG', 'NN', 'MD', 'VB', 'RB', 'JJ',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55" calcext:value-type="float">
            <text:p>1355</text:p>
          </table:table-cell>
          <table:table-cell office:value-type="string" calcext:value-type="string">
            <text:p>A woman on a vacation, away from her hectic work schedule and city life, has taken a walk into a nearby field to pick wildflowers for her room.</text:p>
            <text:p/>
          </table:table-cell>
          <table:table-cell office:value-type="string" calcext:value-type="string">
            <text:p>['A', 'woman', 'on', 'a', 'vacation', ',', 'away', 'from', 'her', 'hectic', 'work', 'schedule', 'and', 'city', 'life', ',', 'has', 'taken', 'a', 'walk', 'into', 'a', 'nearby', 'field', 'to', 'pick', 'wildflowers', 'for', 'her', 'room', '.']</text:p>
          </table:table-cell>
          <table:table-cell office:value-type="string" calcext:value-type="string">
            <text:p>['DT', 'NN', 'IN', 'DT', 'NN', ',', 'RB', 'IN', 'PRP$', 'JJ', 'NN', 'NN', 'CC', 'NN', 'NN', ',', 'VBZ', 'VBN', 'DT', 'NN', 'IN', 'DT', 'JJ', 'NN', 'TO', 'VB', 'NNS',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56" calcext:value-type="float">
            <text:p>1356</text:p>
          </table:table-cell>
          <table:table-cell office:value-type="string" calcext:value-type="string">
            <text:p>She meets a kind old' Gentlemen, his dog, and two beautiful horses.</text:p>
            <text:p/>
          </table:table-cell>
          <table:table-cell office:value-type="string" calcext:value-type="string">
            <text:p>['She', 'meets', 'a', 'kind', 'old', "'", 'Gentlemen', ',', 'his', 'dog', ',', 'and', 'two', 'beautiful', 'horses', '.']</text:p>
          </table:table-cell>
          <table:table-cell office:value-type="string" calcext:value-type="string">
            <text:p>['PRP', 'VBZ', 'DT', 'NN', 'JJ', 'POS', 'NNP', ',', 'PRP$', 'NN', ',', 'CC', 'CD', 'JJ',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57" calcext:value-type="float">
            <text:p>1357</text:p>
          </table:table-cell>
          <table:table-cell office:value-type="string" calcext:value-type="string">
            <text:p>They talk and walk together for a while.</text:p>
            <text:p/>
          </table:table-cell>
          <table:table-cell office:value-type="string" calcext:value-type="string">
            <text:p>['They', 'talk', 'and', 'walk', 'together', 'for', 'a', 'while', '.']</text:p>
          </table:table-cell>
          <table:table-cell office:value-type="string" calcext:value-type="string">
            <text:p>['PRP', 'VBP', 'CC', 'VBP', 'RB', 'IN', 'DT',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358" calcext:value-type="float">
            <text:p>1358</text:p>
          </table:table-cell>
          <table:table-cell office:value-type="string" calcext:value-type="string">
            <text:p>The little old' man after hearing her story of why she is there, explaining that everyone needs a break, or rest from their work.</text:p>
            <text:p/>
          </table:table-cell>
          <table:table-cell office:value-type="string" calcext:value-type="string">
            <text:p>['The', 'little', 'old', "'", 'man', 'after', 'hearing', 'her', 'story', 'of', 'why', 'she', 'is', 'there', ',', 'explaining', 'that', 'everyone', 'needs', 'a', 'break', ',', 'or', 'rest', 'from', 'their', 'work', '.']</text:p>
          </table:table-cell>
          <table:table-cell office:value-type="string" calcext:value-type="string">
            <text:p>['DT', 'JJ', 'JJ', 'POS', 'NN', 'IN', 'VBG', 'PRP$', 'NN', 'IN', 'WRB', 'PRP', 'VBZ', 'RB', ',', 'VBG', 'IN', 'NN', 'VBZ', 'DT', 'NN', ',', 'CC', 'NN', 'IN', 'PRP$',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59" calcext:value-type="float">
            <text:p>1359</text:p>
          </table:table-cell>
          <table:table-cell office:value-type="string" calcext:value-type="string">
            <text:p>Just like his beautiful animals need to be let loose each day to wander the fields.</text:p>
            <text:p/>
          </table:table-cell>
          <table:table-cell office:value-type="string" calcext:value-type="string">
            <text:p>['Just', 'like', 'his', 'beautiful', 'animals', 'need', 'to', 'be', 'let', 'loose', 'each', 'day', 'to', 'wander', 'the', 'fields', '.']</text:p>
          </table:table-cell>
          <table:table-cell office:value-type="string" calcext:value-type="string">
            <text:p>['RB', 'IN', 'PRP$', 'JJ', 'NNS', 'VBP', 'TO', 'VB', 'VBN', 'JJ', 'DT', 'NN', 'TO', 'VB', 'DT',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60" calcext:value-type="float">
            <text:p>1360</text:p>
          </table:table-cell>
          <table:table-cell office:value-type="string" calcext:value-type="string">
            <text:p>By virtue of a time travel box, an Indian Maharani from the 17th century travels forward and is dropped into a field in turn-of-the-century Northern England.</text:p>
            <text:p/>
          </table:table-cell>
          <table:table-cell office:value-type="string" calcext:value-type="string">
            <text:p>['By', 'virtue', 'of', 'a', 'time', 'travel', 'box', ',', 'an', 'Indian', 'Maharani', 'from', 'the', '17th', 'century', 'travels', 'forward', 'and', 'is', 'dropped', 'into', 'a', 'field', 'in', 'turn-of-the-century', 'Northern', 'England', '.']</text:p>
          </table:table-cell>
          <table:table-cell office:value-type="string" calcext:value-type="string">
            <text:p>['IN', 'NN', 'IN', 'DT', 'NN', 'NN', 'NN', ',', 'DT', 'JJ', 'NNP', 'IN', 'DT', 'JJ', 'NN', 'NNS', 'RB', 'CC', 'VBZ', 'VBN', 'IN', 'DT', 'NN', 'IN', 'JJ', 'NNP', 'NNP',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61" calcext:value-type="float">
            <text:p>1361</text:p>
          </table:table-cell>
          <table:table-cell office:value-type="string" calcext:value-type="string">
            <text:p>Totally confused, she wanders over the fields till she runs into a local farmer whose wife has recently died.</text:p>
            <text:p/>
          </table:table-cell>
          <table:table-cell office:value-type="string" calcext:value-type="string">
            <text:p>['Totally', 'confused', ',', 'she', 'wanders', 'over', 'the', 'fields', 'till', 'she', 'runs', 'into', 'a', 'local', 'farmer', 'whose', 'wife', 'has', 'recently', 'died', '.']</text:p>
          </table:table-cell>
          <table:table-cell office:value-type="string" calcext:value-type="string">
            <text:p>['RB', 'JJ', ',', 'PRP', 'VBZ', 'IN', 'DT', 'NNS', 'IN', 'PRP', 'VBZ', 'IN', 'DT', 'JJ', 'NN', 'WP$', 'NN', 'VBZ', 'RB', 'VB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62" calcext:value-type="float">
            <text:p>1362</text:p>
          </table:table-cell>
          <table:table-cell office:value-type="string" calcext:value-type="string">
            <text:p>He is delighted to find a beautiful, exotic, cultured young woman wandering helpless on his land.</text:p>
            <text:p/>
          </table:table-cell>
          <table:table-cell office:value-type="string" calcext:value-type="string">
            <text:p>['He', 'is', 'delighted', 'to', 'find', 'a', 'beautiful', ',', 'exotic', ',', 'cultured', 'young', 'woman', 'wandering', 'helpless', 'on', 'his', 'land', '.']</text:p>
          </table:table-cell>
          <table:table-cell office:value-type="string" calcext:value-type="string">
            <text:p>['PRP', 'VBZ', 'VBN', 'TO', 'VB', 'DT', 'JJ', ',', 'JJ', ',', 'JJ', 'JJ', 'NN', 'VBG', 'NN', 'IN', 'PRP$', 'NN', '.']</text:p>
          </table:table-cell>
          <table:table-cell office:value-type="string" calcext:value-type="string">
            <text:p>Pass</text:p>
          </table:table-cell>
          <table:table-cell table:style-name="ce5"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63" calcext:value-type="float">
            <text:p>1363</text:p>
          </table:table-cell>
          <table:table-cell office:value-type="string" calcext:value-type="string">
            <text:p>He offers her a place to stay in exchange for help around the house (about which she knows nothing having had servants all her life).</text:p>
            <text:p/>
          </table:table-cell>
          <table:table-cell office:value-type="string" calcext:value-type="string">
            <text:p>['He', 'offers', 'her', 'a', 'place', 'to', 'stay', 'in', 'exchange', 'for', 'help', 'around', 'the', 'house', '(', 'about', 'which', 'she', 'knows', 'nothing', 'having', 'had', 'servants', 'all', 'her', 'life', ')', '.']</text:p>
          </table:table-cell>
          <table:table-cell office:value-type="string" calcext:value-type="string">
            <text:p>['PRP', 'VBZ', 'PRP', 'DT', 'NN', 'TO', 'VB', 'IN', 'NN', 'IN', 'NN', 'IN', 'DT', 'NN', '(', 'IN', 'WDT', 'PRP', 'VBZ', 'NN', 'VBG', 'VBD', 'NNS', 'DT', 'PRP$', 'NN', ')',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64" calcext:value-type="float">
            <text:p>1364</text:p>
          </table:table-cell>
          <table:table-cell office:value-type="string" calcext:value-type="string">
            <text:p>She is a bit put off at first but grows to be fond of him as they try to break the language barrier.</text:p>
            <text:p/>
          </table:table-cell>
          <table:table-cell office:value-type="string" calcext:value-type="string">
            <text:p>['She', 'is', 'a', 'bit', 'put', 'off', 'at', 'first', 'but', 'grows', 'to', 'be', 'fond', 'of', 'him', 'as', 'they', 'try', 'to', 'break', 'the', 'language', 'barrier', '.']</text:p>
          </table:table-cell>
          <table:table-cell office:value-type="string" calcext:value-type="string">
            <text:p>['PRP', 'VBZ', 'DT', 'NN', 'VBD', 'RP', 'IN', 'JJ', 'CC', 'VBZ', 'TO', 'VB', 'NN', 'IN', 'PRP', 'IN', 'PRP', 'VBP', 'TO', 'VB', 'DT', 'NN',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365" calcext:value-type="float">
            <text:p>1365</text:p>
          </table:table-cell>
          <table:table-cell office:value-type="string" calcext:value-type="string">
            <text:p>They become great friends and she even begins to like country life, though missing the luxury and amenities of the Indian court.</text:p>
            <text:p/>
          </table:table-cell>
          <table:table-cell office:value-type="string" calcext:value-type="string">
            <text:p>['They', 'become', 'great', 'friends', 'and', 'she', 'even', 'begins', 'to', 'like', 'country', 'life', ',', 'though', 'missing', 'the', 'luxury', 'and', 'amenities', 'of', 'the', 'Indian', 'court', '.']</text:p>
          </table:table-cell>
          <table:table-cell office:value-type="string" calcext:value-type="string">
            <text:p>['PRP', 'VBP', 'JJ', 'NNS', 'CC', 'PRP', 'RB', 'VBZ', 'TO', 'VB', 'NN', 'NN', ',', 'IN', 'VBG', 'DT', 'NN', 'CC', 'NNS', 'IN', 'DT', 'JJ', 'NN',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366" calcext:value-type="float">
            <text:p>1366</text:p>
          </table:table-cell>
          <table:table-cell office:value-type="string" calcext:value-type="string">
            <text:p>She is endowed with psychic powers and realizes she can send them both back to India for a little visit.</text:p>
            <text:p/>
          </table:table-cell>
          <table:table-cell office:value-type="string" calcext:value-type="string">
            <text:p>['She', 'is', 'endowed', 'with', 'psychic', 'powers', 'and', 'realizes', 'she', 'can', 'send', 'them', 'both', 'back', 'to', 'India', 'for', 'a', 'little', 'visit', '.']</text:p>
          </table:table-cell>
          <table:table-cell office:value-type="string" calcext:value-type="string">
            <text:p>['PRP', 'VBZ', 'VBN', 'IN', 'JJ', 'NNS', 'CC', 'VBZ', 'PRP', 'MD', 'VB', 'PRP', 'DT', 'RB', 'TO', 'NNP', 'IN', 'DT', 'JJ',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67" calcext:value-type="float">
            <text:p>1367</text:p>
          </table:table-cell>
          <table:table-cell office:value-type="string" calcext:value-type="string">
            <text:p>He thinks this is swell and off they go.</text:p>
            <text:p/>
          </table:table-cell>
          <table:table-cell office:value-type="string" calcext:value-type="string">
            <text:p>['He', 'thinks', 'this', 'is', 'swell', 'and', 'off', 'they', 'go', '.']</text:p>
          </table:table-cell>
          <table:table-cell office:value-type="string" calcext:value-type="string">
            <text:p>['PRP', 'VBZ', 'DT', 'VBZ', 'JJ', 'CC', 'IN', 'PRP', 'VB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68" calcext:value-type="float">
            <text:p>1368</text:p>
          </table:table-cell>
          <table:table-cell office:value-type="string" calcext:value-type="string">
            <text:p>He loves the Indian court but after a while misses his horses and the countryside and knows he's getting old and his death is coming.</text:p>
            <text:p/>
          </table:table-cell>
          <table:table-cell office:value-type="string" calcext:value-type="string">
            <text:p>['He', 'loves', 'the', 'Indian', 'court', 'but', 'after', 'a', 'while', 'misses', 'his', 'horses', 'and', 'the', 'countryside', 'and', 'knows', 'he', "'s", 'getting', 'old', 'and', 'his', 'death', 'is', 'coming', '.']</text:p>
          </table:table-cell>
          <table:table-cell office:value-type="string" calcext:value-type="string">
            <text:p>['PRP', 'VBZ', 'DT', 'JJ', 'NN', 'CC', 'IN', 'DT', 'NN', 'VBZ', 'PRP$', 'NNS', 'CC', 'DT', 'NN', 'CC', 'VBZ', 'PRP', 'VBZ', 'VBG', 'JJ', 'CC', 'PRP$', 'NN', 'VBZ', 'VBG',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69" calcext:value-type="float">
            <text:p>1369</text:p>
          </table:table-cell>
          <table:table-cell office:value-type="string" calcext:value-type="string">
            <text:p>She sends him back but comes to visit occasionally.</text:p>
            <text:p/>
          </table:table-cell>
          <table:table-cell office:value-type="string" calcext:value-type="string">
            <text:p>['She', 'sends', 'him', 'back', 'but', 'comes', 'to', 'visit', 'occasionally', '.']</text:p>
          </table:table-cell>
          <table:table-cell office:value-type="string" calcext:value-type="string">
            <text:p>['PRP', 'VBZ', 'PRP', 'RB', 'CC', 'VBZ', 'TO', 'VB', 'RB',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370" calcext:value-type="float">
            <text:p>1370</text:p>
          </table:table-cell>
          <table:table-cell office:value-type="string" calcext:value-type="string">
            <text:p>When he dies she takes his dog back to India.</text:p>
            <text:p/>
          </table:table-cell>
          <table:table-cell office:value-type="string" calcext:value-type="string">
            <text:p>['When', 'he', 'dies', 'she', 'takes', 'his', 'dog', 'back', 'to', 'India', '.']</text:p>
          </table:table-cell>
          <table:table-cell office:value-type="string" calcext:value-type="string">
            <text:p>['WRB', 'PRP', 'VBZ', 'PRP', 'VBZ', 'PRP$', 'NN', 'RB', 'TO', 'NNP',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71" calcext:value-type="float">
            <text:p>1371</text:p>
          </table:table-cell>
          <table:table-cell office:value-type="string" calcext:value-type="string">
            <text:p>Father and daughter, home for a week, walking and talking with the horses across the meadow where she used to play.</text:p>
            <text:p/>
          </table:table-cell>
          <table:table-cell office:value-type="string" calcext:value-type="string">
            <text:p>['Father', 'and', 'daughter', ',', 'home', 'for', 'a', 'week', ',', 'walking', 'and', 'talking', 'with', 'the', 'horses', 'across', 'the', 'meadow', 'where', 'she', 'used', 'to', 'play', '.']</text:p>
          </table:table-cell>
          <table:table-cell office:value-type="string" calcext:value-type="string">
            <text:p>['NNP', 'CC', 'NN', ',', 'NN', 'IN', 'DT', 'NN', ',', 'NN', 'CC', 'VBG', 'IN', 'DT', 'NNS', 'IN', 'DT', 'NN', 'WRB', 'PRP', 'VBD', 'TO', 'VB', '.']</text:p>
          </table:table-cell>
          <table:table-cell office:value-type="string" calcext:value-type="string">
            <text:p>Pass</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372" calcext:value-type="float">
            <text:p>1372</text:p>
          </table:table-cell>
          <table:table-cell office:value-type="string" calcext:value-type="string">
            <text:p>He wants her to stay, but she has a home, a husband, children and his parents in the city.</text:p>
            <text:p/>
          </table:table-cell>
          <table:table-cell office:value-type="string" calcext:value-type="string">
            <text:p>['He', 'wants', 'her', 'to', 'stay', ',', 'but', 'she', 'has', 'a', 'home', ',', 'a', 'husband', ',', 'children', 'and', 'his', 'parents', 'in', 'the', 'city', '.']</text:p>
          </table:table-cell>
          <table:table-cell office:value-type="string" calcext:value-type="string">
            <text:p>['PRP', 'VBZ', 'PRP$', 'TO', 'VB', ',', 'CC', 'PRP', 'VBZ', 'DT', 'NN', ',', 'DT', 'NN', ',', 'NNS', 'CC', 'PRP$', 'NNS', 'IN', 'DT', 'NN',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73" calcext:value-type="float">
            <text:p>1373</text:p>
          </table:table-cell>
          <table:table-cell office:value-type="string" calcext:value-type="string">
            <text:p>Yes, she misses the grape harvest with all the pickers.</text:p>
            <text:p/>
          </table:table-cell>
          <table:table-cell office:value-type="string" calcext:value-type="string">
            <text:p>['Yes', ',', 'she', 'misses', 'the', 'grape', 'harvest', 'with', 'all', 'the', 'pickers', '.']</text:p>
          </table:table-cell>
          <table:table-cell office:value-type="string" calcext:value-type="string">
            <text:p>['UH', ',', 'PRP', 'VBZ', 'DT', 'NN', 'NN', 'IN', 'PDT', 'DT', 'NNS',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74" calcext:value-type="float">
            <text:p>1374</text:p>
          </table:table-cell>
          <table:table-cell office:value-type="string" calcext:value-type="string">
            <text:p>And she remembers her first kiss at the side of the maple tree that is gone now.</text:p>
            <text:p/>
          </table:table-cell>
          <table:table-cell office:value-type="string" calcext:value-type="string">
            <text:p>['And', 'she', 'remembers', 'her', 'first', 'kiss', 'at', 'the', 'side', 'of', 'the', 'maple', 'tree', 'that', 'is', 'gone', 'now', '.']</text:p>
          </table:table-cell>
          <table:table-cell office:value-type="string" calcext:value-type="string">
            <text:p>['CC', 'PRP', 'VBZ', 'PRP$', 'JJ', 'NN', 'IN', 'DT', 'NN', 'IN', 'DT', 'NN', 'NN', 'WDT', 'VBZ', 'VBN', 'RB', '.']</text:p>
          </table:table-cell>
          <table:table-cell office:value-type="string" calcext:value-type="string">
            <text:p>Pass</text:p>
          </table:table-cell>
          <table:table-cell table:number-columns-repeated="3" office:value-type="string" calcext:value-type="string">
            <text:p>no</text:p>
          </table:table-cell>
          <table:table-cell table:number-columns-repeated="1016"/>
        </table:table-row>
        <table:table-row table:style-name="ro1">
          <table:table-cell office:value-type="float" office:value="1375" calcext:value-type="float">
            <text:p>1375</text:p>
          </table:table-cell>
          <table:table-cell office:value-type="string" calcext:value-type="string">
            <text:p>Father's dog and Clydesdales never change, though.</text:p>
            <text:p/>
          </table:table-cell>
          <table:table-cell office:value-type="string" calcext:value-type="string">
            <text:p>['Father', "'s", 'dog', 'and', 'Clydesdales', 'never', 'change', ',', 'though', '.']</text:p>
          </table:table-cell>
          <table:table-cell office:value-type="string" calcext:value-type="string">
            <text:p>['NNP', 'POS', 'NN', 'CC', 'NNP', 'RB', 'NN', ',',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76" calcext:value-type="float">
            <text:p>1376</text:p>
          </table:table-cell>
          <table:table-cell office:value-type="string" calcext:value-type="string">
            <text:p>He wants her home.</text:p>
            <text:p/>
          </table:table-cell>
          <table:table-cell office:value-type="string" calcext:value-type="string">
            <text:p>['He', 'wants', 'her', 'home', '.']</text:p>
          </table:table-cell>
          <table:table-cell office:value-type="string" calcext:value-type="string">
            <text:p>['PRP', 'VBZ', 'PRP$', 'NN',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77" calcext:value-type="float">
            <text:p>1377</text:p>
          </table:table-cell>
          <table:table-cell office:value-type="string" calcext:value-type="string">
            <text:p>He wants her to bring the children more often.</text:p>
            <text:p/>
          </table:table-cell>
          <table:table-cell office:value-type="string" calcext:value-type="string">
            <text:p>['He', 'wants', 'her', 'to', 'bring', 'the', 'children', 'more', 'often', '.']</text:p>
          </table:table-cell>
          <table:table-cell office:value-type="string" calcext:value-type="string">
            <text:p>['PRP', 'VBZ', 'PRP$', 'TO', 'VB', 'DT', 'NNS', 'RBR', 'RB',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78" calcext:value-type="float">
            <text:p>1378</text:p>
          </table:table-cell>
          <table:table-cell office:value-type="string" calcext:value-type="string">
            <text:p>They should know horses.</text:p>
            <text:p/>
          </table:table-cell>
          <table:table-cell office:value-type="string" calcext:value-type="string">
            <text:p>['They', 'should', 'know', 'horses', '.']</text:p>
          </table:table-cell>
          <table:table-cell office:value-type="string" calcext:value-type="string">
            <text:p>['PRP', 'MD', 'VB', 'NNS',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79" calcext:value-type="float">
            <text:p>1379</text:p>
          </table:table-cell>
          <table:table-cell office:value-type="string" calcext:value-type="string">
            <text:p>She can't talk to him anymore, never could.</text:p>
            <text:p/>
          </table:table-cell>
          <table:table-cell office:value-type="string" calcext:value-type="string">
            <text:p>['She', 'ca', "n't", 'talk', 'to', 'him', 'anymore', ',', 'never', 'could', '.']</text:p>
          </table:table-cell>
          <table:table-cell office:value-type="string" calcext:value-type="string">
            <text:p>['PRP', 'MD', 'RB', 'VB', 'TO', 'PRP', 'RB', ',', 'RB', 'MD', '.']</text:p>
          </table:table-cell>
          <table:table-cell table:style-name="ce4" office:value-type="string" calcext:value-type="string">
            <text:p>Removed</text:p>
          </table:table-cell>
          <table:table-cell table:number-columns-repeated="3" office:value-type="string" calcext:value-type="string">
            <text:p>no</text:p>
          </table:table-cell>
          <table:table-cell table:number-columns-repeated="1016"/>
        </table:table-row>
        <table:table-row table:style-name="ro1">
          <table:table-cell office:value-type="float" office:value="1380" calcext:value-type="float">
            <text:p>1380</text:p>
          </table:table-cell>
          <table:table-cell office:value-type="string" calcext:value-type="string">
            <text:p>Fathers are sweet to hug, but they know so little of life.</text:p>
          </table:table-cell>
          <table:table-cell office:value-type="string" calcext:value-type="string">
            <text:p>['Fathers', 'are', 'sweet', 'to', 'hug', ',', 'but', 'they', 'know', 'so', 'little', 'of', 'life', '.']</text:p>
          </table:table-cell>
          <table:table-cell office:value-type="string" calcext:value-type="string">
            <text:p>['NNS', 'VBP', 'JJ', 'TO', 'VB', ',', 'CC', 'PRP', 'VBP', 'RB', 'JJ', 'IN', 'NN', '.']</text:p>
          </table:table-cell>
          <table:table-cell table:style-name="ce4" office:value-type="string" calcext:value-type="string">
            <text:p>Removed</text:p>
          </table:table-cell>
          <table:table-cell table:number-columns-repeated="2" office:value-type="string" calcext:value-type="string">
            <text:p>no</text:p>
          </table:table-cell>
          <table:table-cell office:value-type="string" calcext:value-type="string">
            <text:p>yes</text:p>
          </table:table-cell>
          <table:table-cell table:number-columns-repeated="1016"/>
        </table:table-row>
        <table:table-row table:style-name="ro1" table:number-rows-repeated="104719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18T10:16:43.742528036</dc:date>
    <meta:editing-duration>PT8M55S</meta:editing-duration>
    <meta:editing-cycles>1</meta:editing-cycles>
    <meta:document-statistic meta:table-count="1" meta:cell-count="11069" meta:object-count="0"/>
    <meta:generator>LibreOffice/6.0.3.2$Linux_X86_64 LibreOffice_project/00m0$Build-2</meta:generator>
  </office:meta>
</office:document-meta>
</file>